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&quot;Google Sans&quot;, Roboto, sans-serif" svg:font-family="'&quot;Google Sans&quot;, Roboto, sans-serif'"/>
    <style:font-face style:name="Arial" svg:font-family="Arial"/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3.21pt"/>
    </style:style>
    <style:style style:name="co2" style:family="table-column">
      <style:table-column-properties fo:break-before="auto" style:column-width="60.35pt"/>
    </style:style>
    <style:style style:name="co3" style:family="table-column">
      <style:table-column-properties fo:break-before="auto" style:column-width="119.06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85.6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119.85pt"/>
    </style:style>
    <style:style style:name="co9" style:family="table-column">
      <style:table-column-properties fo:break-before="auto" style:column-width="61.91pt"/>
    </style:style>
    <style:style style:name="co10" style:family="table-column">
      <style:table-column-properties fo:break-before="auto" style:column-width="75.4pt"/>
    </style:style>
    <style:style style:name="co11" style:family="table-column">
      <style:table-column-properties fo:break-before="auto" style:column-width="72.26pt"/>
    </style:style>
    <style:style style:name="co12" style:family="table-column">
      <style:table-column-properties fo:break-before="auto" style:column-width="86.51pt"/>
    </style:style>
    <style:style style:name="co13" style:family="table-column">
      <style:table-column-properties fo:break-before="auto" style:column-width="67.44pt"/>
    </style:style>
    <style:style style:name="co14" style:family="table-column">
      <style:table-column-properties fo:break-before="auto" style:column-width="111.91pt"/>
    </style:style>
    <style:style style:name="co15" style:family="table-column">
      <style:table-column-properties fo:break-before="auto" style:column-width="151.65pt"/>
    </style:style>
    <style:style style:name="co16" style:family="table-column">
      <style:table-column-properties fo:break-before="auto" style:column-width="88.16pt"/>
    </style:style>
    <style:style style:name="co17" style:family="table-column">
      <style:table-column-properties fo:break-before="auto" style:column-width="87.31pt"/>
    </style:style>
    <style:style style:name="co18" style:family="table-column">
      <style:table-column-properties fo:break-before="auto" style:column-width="137.31pt"/>
    </style:style>
    <style:style style:name="co19" style:family="table-column">
      <style:table-column-properties fo:break-before="auto" style:column-width="164.3pt"/>
    </style:style>
    <style:style style:name="co20" style:family="table-column">
      <style:table-column-properties fo:break-before="auto" style:column-width="110.35pt"/>
    </style:style>
    <style:style style:name="co21" style:family="table-column">
      <style:table-column-properties fo:break-before="auto" style:column-width="211.1pt"/>
    </style:style>
    <style:style style:name="co22" style:family="table-column">
      <style:table-column-properties fo:break-before="auto" style:column-width="142.84pt"/>
    </style:style>
    <style:style style:name="co23" style:family="table-column">
      <style:table-column-properties fo:break-before="auto" style:column-width="168.29pt"/>
    </style:style>
    <style:style style:name="co24" style:family="table-column">
      <style:table-column-properties fo:break-before="auto" style:column-width="121.44pt"/>
    </style:style>
    <style:style style:name="co25" style:family="table-column">
      <style:table-column-properties fo:break-before="auto" style:column-width="113.5pt"/>
    </style:style>
    <style:style style:name="co26" style:family="table-column">
      <style:table-column-properties fo:break-before="auto" style:column-width="135.69pt"/>
    </style:style>
    <style:style style:name="co27" style:family="table-column">
      <style:table-column-properties fo:break-before="auto" style:column-width="100.01pt"/>
    </style:style>
    <style:style style:name="co28" style:family="table-column">
      <style:table-column-properties fo:break-before="auto" style:column-width="128.55pt"/>
    </style:style>
    <style:style style:name="co29" style:family="table-column">
      <style:table-column-properties fo:break-before="auto" style:column-width="139.66pt"/>
    </style:style>
    <style:style style:name="co30" style:family="table-column">
      <style:table-column-properties fo:break-before="auto" style:column-width="103.21pt"/>
    </style:style>
    <style:style style:name="co31" style:family="table-column">
      <style:table-column-properties fo:break-before="auto" style:column-width="100.74pt"/>
    </style:style>
    <style:style style:name="co32" style:family="table-column">
      <style:table-column-properties fo:break-before="auto" style:column-width="84.95pt"/>
    </style:style>
    <style:style style:name="co33" style:family="table-column">
      <style:table-column-properties fo:break-before="auto" style:column-width="91.3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21.7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4.26pt" fo:break-before="auto" style:use-optimal-row-height="false"/>
    </style:style>
    <style:style style:name="ro6" style:family="table-row">
      <style:table-row-properties style:row-height="31.49pt" fo:break-before="auto" style:use-optimal-row-height="false"/>
    </style:style>
    <style:style style:name="ro7" style:family="table-row">
      <style:table-row-properties style:row-height="30.76pt" fo:break-before="auto" style:use-optimal-row-height="false"/>
    </style:style>
    <style:style style:name="ta1" style:family="table" style:master-page-name="PageStyle_5f_Datos">
      <style:table-properties table:display="true" style:writing-mode="lr-tb"/>
    </style:style>
    <style:style style:name="ta2" style:family="table" style:master-page-name="PageStyle_5f_LXL">
      <style:table-properties table:display="true" style:writing-mode="lr-tb"/>
    </style:style>
    <style:style style:name="ta3" style:family="table" style:master-page-name="PageStyle_5f_CostosLXL">
      <style:table-properties table:display="true" style:writing-mode="lr-tb"/>
    </style:style>
    <style:style style:name="ta4" style:family="table" style:master-page-name="PageStyle_5f_EOQ">
      <style:table-properties table:display="true" style:writing-mode="lr-tb"/>
    </style:style>
    <style:style style:name="ta5" style:family="table" style:master-page-name="PageStyle_5f_LTC">
      <style:table-properties table:display="true" style:writing-mode="lr-tb"/>
    </style:style>
    <style:style style:name="ta6" style:family="table" style:master-page-name="PageStyle_5f_LUC">
      <style:table-properties table:display="true" style:writing-mode="lr-tb"/>
    </style:style>
    <style:style style:name="ta7" style:family="table" style:master-page-name="PageStyle_5f_Comparacio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>
      <style:table-cell-properties fo:background-color="#d9e1f2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d9e1f2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b4c6e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b4c6e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fo:background-color="#b4c6e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8ea9db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92d05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fo:background-color="#8ea9d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d9e1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8ea9d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ackground-color="#8ea9db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ackground-color="#d9e1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8ea9d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00ff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9pt" fo:font-style="normal" fo:text-shadow="none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9pt" fo:font-style="normal" fo:text-shadow="none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ce35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40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42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6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8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c27ba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b4c6e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ackground-color="#8ea9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#a9d0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b4a7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ackground-color="#e0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8ea9d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b4a7d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2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2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f6b26b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f7964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ff00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6d9ee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f7964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86dc4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86dc4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a9d08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93c47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ea99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ff00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6d9ee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f7964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86dc4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a9d08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93c47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ea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125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100">
      <style:table-cell-properties fo:border-bottom="0.74pt solid #000000" fo:background-color="#ff00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125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125">
      <style:table-cell-properties fo:border-bottom="0.74pt solid #000000" fo:background-color="#6d9ee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125">
      <style:table-cell-properties fo:border-bottom="0.74pt solid #000000" fo:background-color="#f7964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125">
      <style:table-cell-properties fo:border-bottom="0.74pt solid #000000" fo:background-color="#86dc4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125">
      <style:table-cell-properties fo:background-color="#86dc4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125">
      <style:table-cell-properties fo:border-bottom="0.74pt solid #000000" fo:background-color="#a9d08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125">
      <style:table-cell-properties fo:border-bottom="0.74pt solid #000000" fo:background-color="#93c47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125">
      <style:table-cell-properties fo:border-bottom="0.74pt solid #000000" fo:background-color="#8e7cc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125">
      <style:table-cell-properties fo:border-bottom="0.74pt solid #000000" fo:background-color="#ea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127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2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9pt" fo:font-style="normal" fo:text-shadow="none" style:text-underline-style="none" fo:font-weight="normal" style:font-size-asian="9pt" style:font-style-asian="normal" style:font-weight-asian="normal" style:font-name-complex="&quot;Google Sans&quot;" style:font-size-complex="9pt" style:font-style-complex="normal" style:font-weight-complex="normal"/>
    </style:style>
    <style:style style:name="ce1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1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2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127">
      <style:table-cell-properties fo:background-color="#ff00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127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125">
      <style:table-cell-properties fo:background-color="#ff00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bdd7e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50" style:family="table-cell" style:parent-style-name="Default">
      <style:table-cell-properties fo:background-color="#a9d08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>
      <style:table-cell-properties fo:border-bottom="0.74pt solid #000000" fo:background-color="#a9d08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4" style:family="table-cell" style:parent-style-name="Default" style:data-style-name="N126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126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 style:data-style-name="N127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127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8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74pt" svg:stroke-color="#000000" draw:stroke-linejoin="miter" draw:fill="none" draw:textarea-vertical-align="top" draw:auto-grow-height="false" fo:min-height="0pt" fo:min-width="0pt" fo:padding-top="3.54pt" fo:padding-bottom="3.54pt" fo:padding-left="7.09pt" fo:padding-right="7.09pt" fo:wrap-option="wrap"/>
    </style:style>
    <style:style style:name="gr2" style:family="graphic">
      <style:graphic-properties draw:stroke="none" svg:stroke-width="0pt" draw:fill="gradient" draw:fill-gradient-name="Gradient_20_2" draw:textarea-horizontal-align="center" draw:textarea-vertical-align="top" draw:auto-grow-height="false" draw:fit-to-size="false" style:shrink-to-fit="false" fo:min-height="0pt" fo:min-width="0pt" fo:padding-top="3.6pt" fo:padding-bottom="3.6pt" fo:padding-left="7.2pt" fo:padding-right="7.2pt" fo:wrap-option="wrap" draw:shadow="visible" draw:shadow-offset-x="0pt" draw:shadow-offset-y="1.5pt" draw:shadow-color="#000000" draw:shadow-opacity="63%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pt" fo:margin-right="0pt" fo:margin-top="0pt" fo:margin-bottom="0pt" fo:line-height="100%" fo:text-align="center" fo:text-indent="0pt" style:writing-mode="lr-tb">
        <style:tab-stops>
          <style:tab-stop style:position="0pt"/>
        </style:tab-stops>
      </style:paragraph-properties>
    </style:style>
    <style:style style:name="P3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T1" style:family="text">
      <style:text-properties fo:font-variant="normal" fo:text-transform="none" fo:color="#f8cbad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Calibri" style:font-size-asian="32pt" style:font-style-asian="normal" style:font-weight-asian="bold" style:font-name-complex="Calibri" style:font-size-complex="32pt" style:font-style-complex="normal" style:font-weight-complex="bold"/>
    </style:style>
    <style:style style:name="T2" style:family="text">
      <style:text-properties fo:font-variant="normal" fo:text-transform="none" fo:color="#f8cbad" style:text-line-through-style="none" style:text-line-through-type="none" style:text-position="0% 100%" style:font-name="Calibri" fo:font-size="54pt" fo:letter-spacing="normal" fo:font-style="normal" style:text-underline-style="none" fo:font-weight="bold" style:font-name-asian="Calibri" style:font-size-asian="54pt" style:font-style-asian="normal" style:font-weight-asian="bold" style:font-name-complex="Calibri" style:font-size-complex="54pt" style:font-style-complex="normal" style:font-weight-complex="bold"/>
    </style:style>
    <style:style style:name="T3" style:family="text">
      <style:text-properties fo:font-variant="normal" fo:text-transform="none" fo:color="#f8cbad" style:text-line-through-style="none" style:text-line-through-type="none" style:text-position="0% 100%" fo:font-family="'Times New Roman'" fo:font-size="54pt" fo:letter-spacing="normal" fo:font-style="normal" style:text-underline-style="none" fo:font-weight="normal" style:font-family-asian="'Times New Roman'" style:font-size-asian="54pt" style:font-style-asian="normal" style:font-weight-asian="normal" style:font-family-complex="'Times New Roman'" style:font-size-complex="54pt" style:font-style-complex="normal" style:font-weight-complex="normal"/>
    </style:style>
    <style:style style:name="T4" style:family="text">
      <style:text-properties style:font-name="&quot;Google Sans&quot;, Roboto, sans-serif" fo:color="#1f1f1f" style:font-style-asian="normal" style:font-weight-complex="normal" style:font-weight-asian="normal" style:font-size-complex="9pt" style:font-size-asian="9pt" style:font-name-complex="&quot;Google Sans&quot;, Roboto, sans-serif" fo:text-shadow="none" style:text-position="0% 100%" style:text-outline="false" fo:font-style="normal" style:text-line-through-type="none" style:text-underline-style="none" style:text-underline-color="font-color" fo:font-weight="normal" fo:font-size="9pt" style:font-style-complex="normal"/>
    </style:style>
    <style:style style:name="T5" style:family="text">
      <style:text-properties style:font-name="&quot;Google Sans&quot;, Roboto, sans-serif" fo:color="#1f1f1f" style:font-style-asian="normal" style:font-name-complex="&quot;Google Sans&quot;, Roboto, sans-serif" fo:text-shadow="none" style:text-position="0% 100%" style:text-outline="false" fo:font-style="normal" style:text-line-through-type="none" style:text-underline-style="none" style:text-underline-color="font-color" style:font-style-complex="normal" fo:font-size="12pt" fo:font-weight="bold" style:font-size-asian="12pt" style:font-size-complex="12pt" style:font-weight-asian="bold" style:font-weight-complex="bold"/>
    </style:style>
    <style:style style:name="T6" style:family="text">
      <style:text-properties style:font-name="Calibri, sans-serif" style:font-style-complex="normal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7" style:family="text">
      <style:text-properties style:font-name="Calibri, sans-serif" style:font-style-complex="normal" style:font-style-asian="normal" style:text-position="0% 100%" fo:text-shadow="none" style:text-outline="false" fo:font-style="normal" style:text-line-through-type="none" style:text-underline-style="none" style:text-underline-color="font-color" fo:color="#000000" fo:font-size="14pt" fo:font-weight="bold" style:font-size-asian="14pt" style:font-size-complex="14pt" style:font-weight-asian="bold" style:font-weight-complex="bold"/>
    </style:style>
    <style:style style:name="T8" style:family="text">
      <style:text-properties style:font-name="Calibri, sans-serif" style:font-style-complex="normal" style:font-style-asian="normal" style:text-position="0% 100%" fo:text-shadow="none" style:text-outline="false" fo:font-style="normal" style:text-line-through-type="none" style:text-underline-style="none" style:text-underline-color="font-color" fo:color="#000000" fo:font-size="12pt" fo:font-weight="bold" style:font-size-asian="12pt" style:font-size-complex="12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o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11" table:default-cell-style-name="Default"/>
        <table:table-column table:style-name="co7" table:number-columns-repeated="998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 table:number-columns-spanned="8" table:number-rows-spanned="1">
            <text:p>1. PROGRAMA MAESTRO DE PRODUCCIÓN</text:p>
          </table:table-cell>
          <table:covered-table-cell table:number-columns-repeated="7"/>
          <table:table-cell table:style-name="ce2" office:value-type="string" calcext:value-type="string" table:number-columns-spanned="6" table:number-rows-spanned="1">
            <text:p>3. REGISTRO DE INVENTARIOS</text:p>
          </table:table-cell>
          <table:covered-table-cell table:number-columns-repeated="5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1" table:number-columns-repeated="2"/>
          <table:table-cell table:style-name="ce5" office:value-type="string" calcext:value-type="string" table:number-columns-spanned="6" table:number-rows-spanned="1">
            <text:p>Periodo</text:p>
          </table:table-cell>
          <table:covered-table-cell table:number-columns-repeated="4" table:style-name="ce9"/>
          <table:covered-table-cell table:style-name="ce13"/>
          <table:table-cell table:style-name="ce1"/>
          <table:table-cell table:style-name="ce14" office:value-type="string" calcext:value-type="string" table:number-columns-spanned="1" table:number-rows-spanned="2">
            <text:p>Elemento</text:p>
          </table:table-cell>
          <table:table-cell table:style-name="ce14" office:value-type="string" calcext:value-type="string" table:number-columns-spanned="1" table:number-rows-spanned="2">
            <text:p>Stock de Seguridad</text:p>
          </table:table-cell>
          <table:table-cell table:style-name="ce14" office:value-type="string" calcext:value-type="string" table:number-columns-spanned="1" table:number-rows-spanned="2">
            <text:p>Disponibilidad</text:p>
          </table:table-cell>
          <table:table-cell table:style-name="ce14" office:value-type="string" calcext:value-type="string">
            <text:p>Pedidos</text:p>
          </table:table-cell>
          <table:table-cell table:style-name="ce14" office:value-type="string" calcext:value-type="string" table:number-columns-spanned="1" table:number-rows-spanned="2">
            <text:p>Periodo a recibir</text:p>
          </table:table-cell>
          <table:table-cell table:style-name="ce14" office:value-type="string" calcext:value-type="string" table:number-columns-spanned="1" table:number-rows-spanned="2">
            <text:p>Tiemp de Suministro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Product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"/>
          <table:covered-table-cell table:number-columns-repeated="3" table:style-name="ce11"/>
          <table:table-cell table:style-name="ce14" office:value-type="string" calcext:value-type="string">
            <text:p>pendiente</text:p>
          </table:table-cell>
          <table:covered-table-cell table:number-columns-repeated="2" table:style-name="ce11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Perchero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200" calcext:value-type="float">
            <text:p>200</text:p>
          </table:table-cell>
          <table:table-cell table:style-name="ce1"/>
          <table:table-cell table:style-name="ce6" office:value-type="string" calcext:value-type="string">
            <text:p>Perchero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style-name="ce6" office:value-type="string" calcext:value-type="string">
            <text:p><text:s/>(en el periodo 5)</text:p>
          </table:table-cell>
          <table:table-cell table:style-name="ce17" office:value-type="float" office:value="2" calcext:value-type="float">
            <text:p>2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Percha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style-name="ce1"/>
          <table:table-cell table:style-name="ce6" office:value-type="string" calcext:value-type="string">
            <text:p>Bas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6" office:value-type="string" calcext:value-type="string">
            <text:p>Tronco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 table:number-columns-spanned="8" table:number-rows-spanned="1">
            <text:p>2. LISTA DE MATERIALES (BOM)</text:p>
          </table:table-cell>
          <table:covered-table-cell table:number-columns-repeated="7"/>
          <table:table-cell table:style-name="ce6" office:value-type="string" calcext:value-type="string">
            <text:p>Percha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35" calcext:value-type="float">
            <text:p>35</text:p>
          </table:table-cell>
          <table:table-cell table:style-name="ce6" office:value-type="string" calcext:value-type="string">
            <text:p><text:s/>(en el periodo 5)</text:p>
          </table:table-cell>
          <table:table-cell table:style-name="ce17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6" office:value-type="string" calcext:value-type="string">
            <text:p>Goma antideslizant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table:number-columns-repeated="5"/>
          <table:table-cell table:style-name="ce12" office:value-type="string" calcext:value-type="string" table:number-columns-spanned="1" table:number-rows-spanned="2">
            <text:p>Perchero</text:p>
          </table:table-cell>
          <table:table-cell table:style-name="ce1" table:number-columns-repeated="3"/>
          <table:table-cell table:style-name="ce6" office:value-type="string" calcext:value-type="string">
            <text:p>Pi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table:number-columns-repeated="5"/>
          <table:covered-table-cell table:style-name="ce11"/>
          <table:table-cell table:style-name="ce1" table:number-columns-repeated="3"/>
          <table:table-cell table:style-name="ce6" office:value-type="string" calcext:value-type="string">
            <text:p>Soport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table:number-columns-repeated="5"/>
          <table:table-cell table:style-name="ce1">
            <draw:g table:end-cell-address="Datos.F16" table:end-x="30.73pt" table:end-y="2.98pt" draw:z-index="0" draw:name="Shape 2">
              <draw:custom-shape draw:name="Shape 3" draw:style-name="gr1" draw:text-style-name="P1" svg:width="2.98pt" svg:height="46.46pt" svg:x="27.75pt" svg:y="1.5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" table:number-columns-repeated="3"/>
          <table:table-cell table:style-name="ce6" office:value-type="string" calcext:value-type="string">
            <text:p>Colgador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6"/>
          <table:table-cell table:style-name="ce17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">
            <draw:g table:end-cell-address="Datos.H14" table:end-x="15.82pt" table:end-y="9.72pt" draw:z-index="1" draw:name="Shape 2">
              <draw:custom-shape draw:name="Shape 4" draw:style-name="gr1" draw:text-style-name="P1" svg:width="229.46pt" svg:height="2.98pt" svg:x="27.75pt" svg:y="6.75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  <draw:g table:end-cell-address="Datos.D15" table:end-x="29.23pt" table:end-y="14.97pt" draw:z-index="3" draw:name="Shape 2">
              <draw:custom-shape draw:name="Shape 5" draw:style-name="gr1" draw:text-style-name="P1" svg:width="2.98pt" svg:height="21.71pt" svg:x="26.25pt" svg:y="8.25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" table:number-columns-repeated="3"/>
          <table:table-cell table:style-name="ce1">
            <draw:g table:end-cell-address="Datos.H15" table:end-x="29.99pt" table:end-y="14.97pt" draw:z-index="2" draw:name="Shape 2">
              <draw:custom-shape draw:name="Shape 5" draw:style-name="gr1" draw:text-style-name="P1" svg:width="2.98pt" svg:height="21.71pt" svg:x="27.01pt" svg:y="8.25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15" office:value-type="string" calcext:value-type="string" table:number-columns-spanned="2" table:number-rows-spanned="1">
            <text:p>Costo de Emitir </text:p>
          </table:table-cell>
          <table:covered-table-cell table:style-name="ce13"/>
          <table:table-cell table:style-name="ce1"/>
          <table:table-cell table:style-name="ce16" office:value-type="currency" office:currency="USD" office:value="2500" calcext:value-type="currency">
            <text:p>$2,500.00 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1" table:number-columns-repeated="3"/>
          <table:table-cell table:style-name="ce10" office:value-type="string" calcext:value-type="string" table:number-columns-spanned="1" table:number-rows-spanned="2">
            <text:p>Base</text:p>
          </table:table-cell>
          <table:table-cell table:style-name="ce1"/>
          <table:table-cell table:style-name="ce12" office:value-type="string" calcext:value-type="string" table:number-columns-spanned="1" table:number-rows-spanned="2">
            <text:p>Tronco</text:p>
          </table:table-cell>
          <table:table-cell table:style-name="ce1"/>
          <table:table-cell table:style-name="ce12" office:value-type="string" calcext:value-type="string" table:number-columns-spanned="1" table:number-rows-spanned="2">
            <text:p>Percha (4)</text:p>
          </table:table-cell>
          <table:table-cell table:style-name="ce1"/>
          <table:table-cell table:style-name="ce15" office:value-type="string" calcext:value-type="string" table:number-columns-spanned="3" table:number-rows-spanned="1">
            <text:p>Costo de mantener por unidad </text:p>
          </table:table-cell>
          <table:covered-table-cell table:style-name="ce9"/>
          <table:covered-table-cell table:style-name="ce13"/>
          <table:table-cell table:style-name="ce16" office:value-type="currency" office:currency="USD" office:value="1" calcext:value-type="currency">
            <text:p>$1.00 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 table:number-columns-repeated="3"/>
          <table:covered-table-cell table:style-name="ce11"/>
          <table:table-cell table:style-name="ce1"/>
          <table:covered-table-cell table:style-name="ce11"/>
          <table:table-cell table:style-name="ce1"/>
          <table:covered-table-cell table:style-name="ce11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">
            <draw:g table:end-cell-address="Datos.D19" table:end-x="31.46pt" table:end-y="3.69pt" draw:z-index="11" draw:name="Shape 2">
              <draw:custom-shape draw:name="Shape 13" draw:style-name="gr1" draw:text-style-name="P1" svg:width="2.98pt" svg:height="17.97pt" svg:x="28.49pt" svg:y="0.74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" table:number-columns-repeated="2"/>
          <table:table-cell table:style-name="ce1">
            <draw:g table:end-cell-address="Datos.I19" table:end-x="23.27pt" table:end-y="2.18pt" draw:z-index="7" draw:name="Shape 2">
              <draw:custom-shape draw:name="Shape 9" draw:style-name="gr1" draw:text-style-name="P1" svg:width="113.98pt" svg:height="3.71pt" svg:x="29.99pt" svg:y="13.49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">
            <draw:g table:end-cell-address="Datos.H18" table:end-x="32.23pt" table:end-y="14.23pt" draw:z-index="10" draw:name="Shape 2">
              <draw:custom-shape draw:name="Shape 12" draw:style-name="gr1" draw:text-style-name="P1" svg:width="2.98pt" svg:height="12.73pt" svg:x="29.25pt" svg:y="1.5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1">
            <draw:g table:end-cell-address="Datos.E19" table:end-x="29.25pt" table:end-y="2.98pt" draw:z-index="4" draw:name="Shape 2">
              <draw:custom-shape draw:name="Shape 6" draw:style-name="gr1" draw:text-style-name="P1" svg:width="111.71pt" svg:height="2.98pt" svg:x="38.24pt" svg:y="0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  <draw:g table:end-cell-address="Datos.C20" table:end-x="40.45pt" table:end-y="3.71pt" draw:z-index="6" draw:name="Shape 2">
              <draw:custom-shape draw:name="Shape 8" draw:style-name="gr1" draw:text-style-name="P1" svg:width="2.98pt" svg:height="18.71pt" svg:x="37.45pt" svg:y="0pt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style-name="ce1"/>
          <table:table-cell table:style-name="ce1">
            <draw:g table:end-cell-address="Datos.E20" table:end-x="36.74pt" table:end-y="2.24pt" draw:z-index="5" draw:name="Shape 2">
              <draw:custom-shape draw:name="Shape 7" draw:style-name="gr1" draw:text-style-name="P1" svg:width="2.98pt" svg:height="15.73pt" svg:x="33.76pt" svg:y="1.5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"/>
          <table:table-cell table:style-name="ce1">
            <draw:g table:end-cell-address="Datos.G20" table:end-x="32.23pt" table:end-y="2.21pt" draw:z-index="9" draw:name="Shape 2">
              <draw:custom-shape draw:name="Shape 11" draw:style-name="gr1" draw:text-style-name="P1" svg:width="2.98pt" svg:height="16.47pt" svg:x="29.25pt" svg:y="0.74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"/>
          <table:table-cell table:style-name="ce1">
            <draw:g table:end-cell-address="Datos.I20" table:end-x="32.23pt" table:end-y="1.47pt" draw:z-index="8" draw:name="Shape 2">
              <draw:custom-shape draw:name="Shape 10" draw:style-name="gr1" draw:text-style-name="P1" svg:width="2.98pt" svg:height="15.73pt" svg:x="29.25pt" svg:y="0.74pt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7" office:value-type="string" calcext:value-type="string">
            <text:p>Goma </text:p>
          </table:table-cell>
          <table:table-cell table:style-name="ce1"/>
          <table:table-cell table:style-name="ce12" office:value-type="string" calcext:value-type="string" table:number-columns-spanned="1" table:number-rows-spanned="2">
            <text:p>Pie</text:p>
          </table:table-cell>
          <table:table-cell table:style-name="ce1"/>
          <table:table-cell table:style-name="ce12" office:value-type="string" calcext:value-type="string" table:number-columns-spanned="1" table:number-rows-spanned="2">
            <text:p>Soporte</text:p>
          </table:table-cell>
          <table:table-cell table:style-name="ce1"/>
          <table:table-cell table:style-name="ce12" office:value-type="string" calcext:value-type="string" table:number-columns-spanned="1" table:number-rows-spanned="2">
            <text:p>Colgador (2)</text:p>
          </table:table-cell>
          <table:table-cell table:style-name="ce1" table:number-columns-repeated="17"/>
          <table:table-cell table:number-columns-repeated="998"/>
        </table:table-row>
        <table:table-row table:style-name="ro3">
          <table:table-cell table:style-name="ce1" table:number-columns-repeated="2"/>
          <table:table-cell table:style-name="ce8" office:value-type="string" calcext:value-type="string">
            <text:p>antideslizante</text:p>
          </table:table-cell>
          <table:table-cell table:style-name="ce1"/>
          <table:covered-table-cell table:style-name="ce11"/>
          <table:table-cell table:style-name="ce1"/>
          <table:covered-table-cell table:style-name="ce11"/>
          <table:table-cell table:style-name="ce1"/>
          <table:covered-table-cell table:style-name="ce11"/>
          <table:table-cell table:style-name="ce1" table:number-columns-repeated="17"/>
          <table:table-cell table:number-columns-repeated="998"/>
        </table:table-row>
        <table:table-row table:style-name="ro4">
          <table:table-cell table:style-name="ce1" table:number-columns-repeated="26"/>
          <table:table-cell table:number-columns-repeated="998"/>
        </table:table-row>
        <table:table-row table:style-name="ro4" table:number-rows-repeated="978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XL" table:style-name="ta2">
        <table:table-column table:style-name="co8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6" table:number-columns-repeated="15" table:default-cell-style-name="Default"/>
        <table:table-column table:style-name="co7" table:number-columns-repeated="998" table:default-cell-style-name="Default"/>
        <table:table-row table:style-name="ro1">
          <table:table-cell table:style-name="ce18" office:value-type="string" calcext:value-type="string">
            <text:p>Perchero</text:p>
          </table:table-cell>
          <table:table-cell table:style-name="ce22" office:value-type="string" calcext:value-type="string" table:number-columns-spanned="10" table:number-rows-spanned="1">
            <text:p>Periodos</text:p>
          </table:table-cell>
          <table:covered-table-cell table:number-columns-repeated="8" table:style-name="ce9"/>
          <table:covered-table-cell table:style-name="ce13"/>
          <table:table-cell table:style-name="ce1" table:number-columns-repeated="15"/>
          <table:table-cell table:number-columns-repeated="998"/>
        </table:table-row>
        <table:table-row-group>
          <table:table-row table:style-name="ro1">
            <table:table-cell table:style-name="ce19"/>
            <table:table-cell table:style-name="ce22" office:value-type="float" office:value="1" calcext:value-type="float">
              <text:p>1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22" office:value-type="float" office:value="7" calcext:value-type="float">
              <text:p>7</text:p>
            </table:table-cell>
            <table:table-cell table:style-name="ce22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1">
              <draw:custom-shape table:end-cell-address="LXL.Q8" table:end-x="46.01pt" table:end-y="2.21pt" draw:z-index="0" draw:name="Shape 14" draw:style-name="gr2" draw:text-style-name="P3" svg:width="260.99pt" svg:height="81.72pt" svg:x="27.01pt" svg:y="10.49pt">
                <text:p text:style-name="P2"><text:span text:style-name="T1">Explosión de necesidades</text:span></text:p>
      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      <draw:equation draw:name="f0" draw:formula="logwidth"/>
                  <draw:equation draw:name="f1" draw:formula="logheight"/>
                </draw:enhanced-geometry>
              </draw:custom-shape>
            </table:table-cell>
            <table:table-cell table:style-name="ce1" table:number-columns-repeated="14"/>
            <table:table-cell table:number-columns-repeated="998"/>
          </table:table-row>
          <table:table-row table:style-name="ro1">
            <table:table-cell table:style-name="ce19" office:value-type="string" calcext:value-type="string">
              <text:p>N. Bruta</text:p>
            </table:table-cell>
            <table:table-cell table:style-name="ce23" table:number-columns-repeated="4"/>
            <table:table-cell table:style-name="ce23" table:formula="of:=+[$Datos.$C$6]" office:value-type="float" office:value="200" calcext:value-type="float">
              <text:p>200</text:p>
            </table:table-cell>
            <table:table-cell table:style-name="ce23" table:formula="of:=+[$Datos.$D$6]" office:value-type="float" office:value="250" calcext:value-type="float">
              <text:p>250</text:p>
            </table:table-cell>
            <table:table-cell table:style-name="ce23" table:formula="of:=+[$Datos.$E$6]" office:value-type="float" office:value="225" calcext:value-type="float">
              <text:p>225</text:p>
            </table:table-cell>
            <table:table-cell table:style-name="ce23" table:formula="of:=+[$Datos.$F$6]" office:value-type="float" office:value="200" calcext:value-type="float">
              <text:p>200</text:p>
            </table:table-cell>
            <table:table-cell table:style-name="ce23" table:formula="of:=+[$Datos.$G$6]" office:value-type="float" office:value="150" calcext:value-type="float">
              <text:p>150</text:p>
            </table:table-cell>
            <table:table-cell table:style-name="ce23" table:formula="of:=+[$Datos.$H$6]" office:value-type="float" office:value="200" calcext:value-type="float">
              <text:p>200</text:p>
            </table:table-cell>
            <table:table-cell table:style-name="ce1" table:number-columns-repeated="15"/>
            <table:table-cell table:number-columns-repeated="998"/>
          </table:table-row>
          <table:table-row table:style-name="ro1">
            <table:table-cell table:style-name="ce19" office:value-type="string" calcext:value-type="string">
              <text:p>Pedido Pendiente</text:p>
            </table:table-cell>
            <table:table-cell table:style-name="ce23" table:number-columns-repeated="4"/>
            <table:table-cell table:style-name="ce23" table:formula="of:=+[$Datos.M6]" office:value-type="float" office:value="100" calcext:value-type="float">
              <text:p>100</text:p>
            </table:table-cell>
            <table:table-cell table:style-name="ce23" table:number-columns-repeated="5"/>
            <table:table-cell table:style-name="ce1" table:number-columns-repeated="15"/>
            <table:table-cell table:number-columns-repeated="998"/>
          </table:table-row>
          <table:table-row table:style-name="ro1">
            <table:table-cell table:style-name="ce19" office:value-type="string" calcext:value-type="string">
              <text:p>Disponibilidad</text:p>
            </table:table-cell>
            <table:table-cell table:style-name="ce23" table:formula="of:=+[$Datos.L6]" office:value-type="float" office:value="100" calcext:value-type="float">
              <text:p>100</text:p>
            </table:table-cell>
            <table:table-cell table:style-name="ce23" table:formula="of:=+[.B5]" office:value-type="float" office:value="100" calcext:value-type="float">
              <text:p>100</text:p>
            </table:table-cell>
            <table:table-cell table:style-name="ce23" table:formula="of:=+[.C5]" office:value-type="float" office:value="100" calcext:value-type="float">
              <text:p>100</text:p>
            </table:table-cell>
            <table:table-cell table:style-name="ce23" table:formula="of:=+[.D5]" office:value-type="float" office:value="100" calcext:value-type="float">
              <text:p>100</text:p>
            </table:table-cell>
            <table:table-cell table:style-name="ce23" table:formula="of:=+[$Datos.$K$6]" office:value-type="float" office:value="50" calcext:value-type="float">
              <text:p>50</text:p>
            </table:table-cell>
            <table:table-cell table:style-name="ce23" table:formula="of:=+[$Datos.$K$6]" office:value-type="float" office:value="50" calcext:value-type="float">
              <text:p>50</text:p>
            </table:table-cell>
            <table:table-cell table:style-name="ce23" table:formula="of:=+[$Datos.$K$6]" office:value-type="float" office:value="50" calcext:value-type="float">
              <text:p>50</text:p>
            </table:table-cell>
            <table:table-cell table:style-name="ce23" table:formula="of:=+[$Datos.$K$6]" office:value-type="float" office:value="50" calcext:value-type="float">
              <text:p>50</text:p>
            </table:table-cell>
            <table:table-cell table:style-name="ce23" table:formula="of:=+[$Datos.$K$6]" office:value-type="float" office:value="50" calcext:value-type="float">
              <text:p>50</text:p>
            </table:table-cell>
            <table:table-cell table:style-name="ce23" table:formula="of:=+[$Datos.$K$6]" office:value-type="float" office:value="50" calcext:value-type="float">
              <text:p>50</text:p>
            </table:table-cell>
            <table:table-cell table:style-name="ce1" table:number-columns-repeated="15"/>
            <table:table-cell table:number-columns-repeated="998"/>
          </table:table-row>
          <table:table-row table:style-name="ro1">
            <table:table-cell table:style-name="ce19" office:value-type="string" calcext:value-type="string">
              <text:p>N. Neta</text:p>
            </table:table-cell>
            <table:table-cell table:style-name="ce23" table:number-columns-repeated="4"/>
            <table:table-cell table:style-name="ce23" table:formula="of:=+[.F3]-([$Datos.L6]-[$Datos.K6])-[$LXL.F4]" office:value-type="float" office:value="50" calcext:value-type="float">
              <text:p>50</text:p>
            </table:table-cell>
            <table:table-cell table:style-name="ce23" table:formula="of:=+[.G3]-([.F5]-[$Datos.K6])-[$LXL.G4]" office:value-type="float" office:value="250" calcext:value-type="float">
              <text:p>250</text:p>
            </table:table-cell>
            <table:table-cell table:style-name="ce23" table:formula="of:=+[.H3]-([.G5]-[$Datos.K6])-[$LXL.H4]" office:value-type="float" office:value="225" calcext:value-type="float">
              <text:p>225</text:p>
            </table:table-cell>
            <table:table-cell table:style-name="ce23" table:formula="of:=[.I3]-([.H5]-[$Datos.K6])-[$LXL.I4]" office:value-type="float" office:value="200" calcext:value-type="float">
              <text:p>200</text:p>
            </table:table-cell>
            <table:table-cell table:style-name="ce23" table:formula="of:=+[.J3]-([.I5]-[$Datos.K6])-[$LXL.J4]" office:value-type="float" office:value="150" calcext:value-type="float">
              <text:p>150</text:p>
            </table:table-cell>
            <table:table-cell table:style-name="ce23" table:formula="of:=+[.K3]-([.J5]-[$Datos.K6])-[$LXL.K4]" office:value-type="float" office:value="200" calcext:value-type="float">
              <text:p>200</text:p>
            </table:table-cell>
            <table:table-cell table:style-name="ce1" table:number-columns-repeated="15"/>
            <table:table-cell table:number-columns-repeated="998"/>
          </table:table-row>
          <table:table-row table:style-name="ro1">
            <table:table-cell table:style-name="ce19" office:value-type="string" calcext:value-type="string">
              <text:p>Pedido Planificado</text:p>
            </table:table-cell>
            <table:table-cell table:style-name="ce23" table:number-columns-repeated="2"/>
            <table:table-cell table:style-name="ce23" table:formula="of:=+[.F6]" office:value-type="float" office:value="50" calcext:value-type="float">
              <text:p>50</text:p>
            </table:table-cell>
            <table:table-cell table:style-name="ce23" table:formula="of:=+[.G6]" office:value-type="float" office:value="250" calcext:value-type="float">
              <text:p>250</text:p>
            </table:table-cell>
            <table:table-cell table:style-name="ce23" table:formula="of:=+[.H6]" office:value-type="float" office:value="225" calcext:value-type="float">
              <text:p>225</text:p>
            </table:table-cell>
            <table:table-cell table:style-name="ce23" table:formula="of:=+[.I6]" office:value-type="float" office:value="200" calcext:value-type="float">
              <text:p>200</text:p>
            </table:table-cell>
            <table:table-cell table:style-name="ce23" table:formula="of:=+[.J6]" office:value-type="float" office:value="150" calcext:value-type="float">
              <text:p>150</text:p>
            </table:table-cell>
            <table:table-cell table:style-name="ce23" table:formula="of:=+[.K6]" office:value-type="float" office:value="200" calcext:value-type="float">
              <text:p>200</text:p>
            </table:table-cell>
            <table:table-cell table:style-name="ce23" table:number-columns-repeated="2"/>
            <table:table-cell table:style-name="ce1" table:number-columns-repeated="15"/>
            <table:table-cell table:number-columns-repeated="998"/>
          </table:table-row>
        </table:table-row-group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8" office:value-type="string" calcext:value-type="string">
            <text:p>Base</text:p>
          </table:table-cell>
          <table:table-cell table:style-name="ce22" office:value-type="string" calcext:value-type="string" table:number-columns-spanned="10" table:number-rows-spanned="1">
            <text:p>Periodos</text:p>
          </table:table-cell>
          <table:covered-table-cell table:number-columns-repeated="8" table:style-name="ce9"/>
          <table:covered-table-cell table:style-name="ce13"/>
          <table:table-cell table:style-name="ce1" table:number-columns-repeated="15"/>
          <table:table-cell table:number-columns-repeated="998"/>
        </table:table-row>
        <table:table-row-group>
          <table:table-row table:style-name="ro1">
            <table:table-cell table:style-name="ce19"/>
            <table:table-cell table:style-name="ce22" office:value-type="float" office:value="1" calcext:value-type="float">
              <text:p>1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22" office:value-type="float" office:value="7" calcext:value-type="float">
              <text:p>7</text:p>
            </table:table-cell>
            <table:table-cell table:style-name="ce22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1" table:number-columns-repeated="15"/>
            <table:table-cell table:number-columns-repeated="998"/>
          </table:table-row>
          <table:table-row table:style-name="ro1">
            <table:table-cell table:style-name="ce19" office:value-type="string" calcext:value-type="string">
              <text:p>N. Bruta</text:p>
            </table:table-cell>
            <table:table-cell table:style-name="ce23" table:number-columns-repeated="2"/>
            <table:table-cell table:style-name="ce23" table:formula="of:=+[.D7]*1" office:value-type="float" office:value="50" calcext:value-type="float">
              <text:p>50</text:p>
            </table:table-cell>
            <table:table-cell table:style-name="ce23" table:formula="of:=+[.E7]*1" office:value-type="float" office:value="250" calcext:value-type="float">
              <text:p>250</text:p>
            </table:table-cell>
            <table:table-cell table:style-name="ce23" table:formula="of:=+[.F7]*1" office:value-type="float" office:value="225" calcext:value-type="float">
              <text:p>225</text:p>
            </table:table-cell>
            <table:table-cell table:style-name="ce23" table:formula="of:=+[.G7]*1" office:value-type="float" office:value="200" calcext:value-type="float">
              <text:p>200</text:p>
            </table:table-cell>
            <table:table-cell table:style-name="ce23" table:formula="of:=+[.H7]*1" office:value-type="float" office:value="150" calcext:value-type="float">
              <text:p>150</text:p>
            </table:table-cell>
            <table:table-cell table:style-name="ce23" table:formula="of:=+[.I7]*1" office:value-type="float" office:value="200" calcext:value-type="float">
              <text:p>200</text:p>
            </table:table-cell>
            <table:table-cell table:style-name="ce23" table:number-columns-repeated="2"/>
            <table:table-cell table:style-name="ce1" table:number-columns-repeated="15"/>
            <table:table-cell table:number-columns-repeated="998"/>
          </table:table-row>
          <table:table-row table:style-name="ro1">
            <table:table-cell table:style-name="ce19" office:value-type="string" calcext:value-type="string">
              <text:p>Pedido Pendiente</text:p>
            </table:table-cell>
            <table:table-cell table:style-name="ce23" table:number-columns-repeated="10"/>
            <table:table-cell table:style-name="ce1" table:number-columns-repeated="15"/>
            <table:table-cell table:number-columns-repeated="998"/>
          </table:table-row>
          <table:table-row table:style-name="ro1">
            <table:table-cell table:style-name="ce19" office:value-type="string" calcext:value-type="string">
              <text:p>Disponibilidad</text:p>
            </table:table-cell>
            <table:table-cell table:style-name="ce23" table:formula="of:=[$Datos.$L7]" office:value-type="float" office:value="20" calcext:value-type="float">
              <text:p>20</text:p>
            </table:table-cell>
            <table:table-cell table:style-name="ce23" table:formula="of:=[$Datos.$L7]" office:value-type="float" office:value="20" calcext:value-type="float">
              <text:p>20</text:p>
            </table:table-cell>
            <table:table-cell table:style-name="ce23" table:formula="of:=+[$Datos.$K$7]" office:value-type="float" office:value="10" calcext:value-type="float">
              <text:p>10</text:p>
            </table:table-cell>
            <table:table-cell table:style-name="ce23" table:formula="of:=+[$Datos.$K$7]" office:value-type="float" office:value="10" calcext:value-type="float">
              <text:p>10</text:p>
            </table:table-cell>
            <table:table-cell table:style-name="ce23" table:formula="of:=+[$Datos.$K$7]" office:value-type="float" office:value="10" calcext:value-type="float">
              <text:p>10</text:p>
            </table:table-cell>
            <table:table-cell table:style-name="ce23" table:formula="of:=+[$Datos.$K$7]" office:value-type="float" office:value="10" calcext:value-type="float">
              <text:p>10</text:p>
            </table:table-cell>
            <table:table-cell table:style-name="ce23" table:formula="of:=+[$Datos.$K$7]" office:value-type="float" office:value="10" calcext:value-type="float">
              <text:p>10</text:p>
            </table:table-cell>
            <table:table-cell table:style-name="ce23" table:formula="of:=+[$Datos.$K$7]" office:value-type="float" office:value="10" calcext:value-type="float">
              <text:p>10</text:p>
            </table:table-cell>
            <table:table-cell table:style-name="ce23" table:formula="of:=+[$Datos.$K$7]" office:value-type="float" office:value="10" calcext:value-type="float">
              <text:p>10</text:p>
            </table:table-cell>
            <table:table-cell table:style-name="ce23" table:formula="of:=+[$Datos.$K$7]" office:value-type="float" office:value="10" calcext:value-type="float">
              <text:p>10</text:p>
            </table:table-cell>
            <table:table-cell table:style-name="ce1" table:number-columns-repeated="15"/>
            <table:table-cell table:number-columns-repeated="998"/>
          </table:table-row>
          <table:table-row table:style-name="ro1">
            <table:table-cell table:style-name="ce19" office:value-type="string" calcext:value-type="string">
              <text:p>N. Neta</text:p>
            </table:table-cell>
            <table:table-cell table:style-name="ce23" table:number-columns-repeated="2"/>
            <table:table-cell table:style-name="ce23" table:formula="of:=+([.D13]-([.C15]-[$Datos.$K$7])-[$LXL.D14])" office:value-type="float" office:value="40" calcext:value-type="float">
              <text:p>40</text:p>
            </table:table-cell>
            <table:table-cell table:style-name="ce23" table:formula="of:=+([.E13]-([.D15]-[$Datos.$K$7])-[$LXL.E14])" office:value-type="float" office:value="250" calcext:value-type="float">
              <text:p>250</text:p>
            </table:table-cell>
            <table:table-cell table:style-name="ce23" table:formula="of:=+([.F13]-([.E15]-[$Datos.$K$7])-[$LXL.F14])" office:value-type="float" office:value="225" calcext:value-type="float">
              <text:p>225</text:p>
            </table:table-cell>
            <table:table-cell table:style-name="ce23" table:formula="of:=+([.G13]-([.F15]-[$Datos.$K$7])-[$LXL.G14])" office:value-type="float" office:value="200" calcext:value-type="float">
              <text:p>200</text:p>
            </table:table-cell>
            <table:table-cell table:style-name="ce23" table:formula="of:=+([.H13]-([.G15]-[$Datos.$K$7])-[$LXL.H14])" office:value-type="float" office:value="150" calcext:value-type="float">
              <text:p>150</text:p>
            </table:table-cell>
            <table:table-cell table:style-name="ce23" table:formula="of:=+([.I13]-([.H15]-[$Datos.$K$7])-[$LXL.I14])" office:value-type="float" office:value="200" calcext:value-type="float">
              <text:p>200</text:p>
            </table:table-cell>
            <table:table-cell table:style-name="ce23" table:number-columns-repeated="2"/>
            <table:table-cell table:style-name="ce1" table:number-columns-repeated="15"/>
            <table:table-cell table:number-columns-repeated="998"/>
          </table:table-row>
          <table:table-row table:style-name="ro1">
            <table:table-cell table:style-name="ce19" office:value-type="string" calcext:value-type="string">
              <text:p>Pedido Planificado</text:p>
            </table:table-cell>
            <table:table-cell table:style-name="ce23"/>
            <table:table-cell table:style-name="ce23" table:formula="of:=+[.D16]" office:value-type="float" office:value="40" calcext:value-type="float">
              <text:p>40</text:p>
            </table:table-cell>
            <table:table-cell table:style-name="ce23" table:formula="of:=+[.E16]" office:value-type="float" office:value="250" calcext:value-type="float">
              <text:p>250</text:p>
            </table:table-cell>
            <table:table-cell table:style-name="ce23" table:formula="of:=+[.F16]" office:value-type="float" office:value="225" calcext:value-type="float">
              <text:p>225</text:p>
            </table:table-cell>
            <table:table-cell table:style-name="ce23" table:formula="of:=+[.G16]" office:value-type="float" office:value="200" calcext:value-type="float">
              <text:p>200</text:p>
            </table:table-cell>
            <table:table-cell table:style-name="ce23" table:formula="of:=+[.H16]" office:value-type="float" office:value="150" calcext:value-type="float">
              <text:p>150</text:p>
            </table:table-cell>
            <table:table-cell table:style-name="ce23" table:formula="of:=+[.I16]" office:value-type="float" office:value="200" calcext:value-type="float">
              <text:p>200</text:p>
            </table:table-cell>
            <table:table-cell table:style-name="ce23" table:number-columns-repeated="3"/>
            <table:table-cell table:style-name="ce1" table:number-columns-repeated="15"/>
            <table:table-cell table:number-columns-repeated="998"/>
          </table:table-row>
        </table:table-row-group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4">
          <table:table-cell table:style-name="ce18" office:value-type="string" calcext:value-type="string">
            <text:p>Tronco</text:p>
          </table:table-cell>
          <table:table-cell table:style-name="ce22" office:value-type="string" calcext:value-type="string" table:number-columns-spanned="10" table:number-rows-spanned="1">
            <text:p>Periodos</text:p>
          </table:table-cell>
          <table:covered-table-cell table:number-columns-repeated="8" table:style-name="ce9"/>
          <table:covered-table-cell table:style-name="ce13"/>
          <table:table-cell table:style-name="ce1" table:number-columns-repeated="15"/>
          <table:table-cell table:number-columns-repeated="998"/>
        </table:table-row>
        <table:table-row-group>
          <table:table-row table:style-name="ro4">
            <table:table-cell table:style-name="ce19"/>
            <table:table-cell table:style-name="ce22" office:value-type="float" office:value="1" calcext:value-type="float">
              <text:p>1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22" office:value-type="float" office:value="7" calcext:value-type="float">
              <text:p>7</text:p>
            </table:table-cell>
            <table:table-cell table:style-name="ce22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N. Bruta</text:p>
            </table:table-cell>
            <table:table-cell table:style-name="ce23" table:number-columns-repeated="2"/>
            <table:table-cell table:style-name="ce23" table:formula="of:=+[.D7]" office:value-type="float" office:value="50" calcext:value-type="float">
              <text:p>50</text:p>
            </table:table-cell>
            <table:table-cell table:style-name="ce23" table:formula="of:=+[.E7]" office:value-type="float" office:value="250" calcext:value-type="float">
              <text:p>250</text:p>
            </table:table-cell>
            <table:table-cell table:style-name="ce23" table:formula="of:=+[.F7]" office:value-type="float" office:value="225" calcext:value-type="float">
              <text:p>225</text:p>
            </table:table-cell>
            <table:table-cell table:style-name="ce23" table:formula="of:=+[.G7]" office:value-type="float" office:value="200" calcext:value-type="float">
              <text:p>200</text:p>
            </table:table-cell>
            <table:table-cell table:style-name="ce23" table:formula="of:=+[.H7]" office:value-type="float" office:value="150" calcext:value-type="float">
              <text:p>150</text:p>
            </table:table-cell>
            <table:table-cell table:style-name="ce23" table:formula="of:=+[.I7]" office:value-type="float" office:value="200" calcext:value-type="float">
              <text:p>200</text:p>
            </table:table-cell>
            <table:table-cell table:style-name="ce23" table:number-columns-repeated="2"/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Pedido Pendiente</text:p>
            </table:table-cell>
            <table:table-cell table:style-name="ce23" table:number-columns-repeated="10"/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Disponibilidad</text:p>
            </table:table-cell>
            <table:table-cell table:style-name="ce23" table:formula="of:=+([$Datos.$L$8])" office:value-type="float" office:value="20" calcext:value-type="float">
              <text:p>20</text:p>
            </table:table-cell>
            <table:table-cell table:style-name="ce23" table:formula="of:=+([$Datos.$L$8])" office:value-type="float" office:value="20" calcext:value-type="float">
              <text:p>20</text:p>
            </table:table-cell>
            <table:table-cell table:style-name="ce23" table:formula="of:=+[$Datos.$K$8]" office:value-type="float" office:value="10" calcext:value-type="float">
              <text:p>10</text:p>
            </table:table-cell>
            <table:table-cell table:style-name="ce23" table:formula="of:=+[$Datos.$K$8]" office:value-type="float" office:value="10" calcext:value-type="float">
              <text:p>10</text:p>
            </table:table-cell>
            <table:table-cell table:style-name="ce23" table:formula="of:=+[$Datos.$K$8]" office:value-type="float" office:value="10" calcext:value-type="float">
              <text:p>10</text:p>
            </table:table-cell>
            <table:table-cell table:style-name="ce23" table:formula="of:=+[$Datos.$K$8]" office:value-type="float" office:value="10" calcext:value-type="float">
              <text:p>10</text:p>
            </table:table-cell>
            <table:table-cell table:style-name="ce23" table:formula="of:=+[$Datos.$K$8]" office:value-type="float" office:value="10" calcext:value-type="float">
              <text:p>10</text:p>
            </table:table-cell>
            <table:table-cell table:style-name="ce23" table:formula="of:=+[$Datos.$K$8]" office:value-type="float" office:value="10" calcext:value-type="float">
              <text:p>10</text:p>
            </table:table-cell>
            <table:table-cell table:style-name="ce23" table:formula="of:=+[$Datos.$K$8]" office:value-type="float" office:value="10" calcext:value-type="float">
              <text:p>10</text:p>
            </table:table-cell>
            <table:table-cell table:style-name="ce23" table:formula="of:=+[$Datos.$K$8]" office:value-type="float" office:value="10" calcext:value-type="float">
              <text:p>10</text:p>
            </table:table-cell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N. Neta</text:p>
            </table:table-cell>
            <table:table-cell table:style-name="ce23" table:number-columns-repeated="2"/>
            <table:table-cell table:style-name="ce23" table:formula="of:=[.D23]-([.C25]-[$Datos.$K$8])-[$LXL.D24]" office:value-type="float" office:value="40" calcext:value-type="float">
              <text:p>40</text:p>
            </table:table-cell>
            <table:table-cell table:style-name="ce23" table:formula="of:=[.E23]-([.D25]-[$Datos.$K$8])-[$LXL.E24]" office:value-type="float" office:value="250" calcext:value-type="float">
              <text:p>250</text:p>
            </table:table-cell>
            <table:table-cell table:style-name="ce23" table:formula="of:=[.F23]-([.E25]-[$Datos.$K$8])-[$LXL.F24]" office:value-type="float" office:value="225" calcext:value-type="float">
              <text:p>225</text:p>
            </table:table-cell>
            <table:table-cell table:style-name="ce23" table:formula="of:=[.G23]-([.F25]-[$Datos.$K$8])-[$LXL.G24]" office:value-type="float" office:value="200" calcext:value-type="float">
              <text:p>200</text:p>
            </table:table-cell>
            <table:table-cell table:style-name="ce23" table:formula="of:=[.H23]-([.G25]-[$Datos.$K$8])-[$LXL.H24]" office:value-type="float" office:value="150" calcext:value-type="float">
              <text:p>150</text:p>
            </table:table-cell>
            <table:table-cell table:style-name="ce23" table:formula="of:=[.I23]-([.H25]-[$Datos.$K$8])-[$LXL.I24]" office:value-type="float" office:value="200" calcext:value-type="float">
              <text:p>200</text:p>
            </table:table-cell>
            <table:table-cell table:style-name="ce23" table:number-columns-repeated="2"/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Pedido Planificado</text:p>
            </table:table-cell>
            <table:table-cell table:style-name="ce23"/>
            <table:table-cell table:style-name="ce23" table:formula="of:=[.D26]" office:value-type="float" office:value="40" calcext:value-type="float">
              <text:p>40</text:p>
            </table:table-cell>
            <table:table-cell table:style-name="ce23" table:formula="of:=[.E26]" office:value-type="float" office:value="250" calcext:value-type="float">
              <text:p>250</text:p>
            </table:table-cell>
            <table:table-cell table:style-name="ce23" table:formula="of:=[.F26]" office:value-type="float" office:value="225" calcext:value-type="float">
              <text:p>225</text:p>
            </table:table-cell>
            <table:table-cell table:style-name="ce23" table:formula="of:=[.G26]" office:value-type="float" office:value="200" calcext:value-type="float">
              <text:p>200</text:p>
            </table:table-cell>
            <table:table-cell table:style-name="ce23" table:formula="of:=[.H26]" office:value-type="float" office:value="150" calcext:value-type="float">
              <text:p>150</text:p>
            </table:table-cell>
            <table:table-cell table:style-name="ce23" table:formula="of:=[.I26]" office:value-type="float" office:value="200" calcext:value-type="float">
              <text:p>200</text:p>
            </table:table-cell>
            <table:table-cell table:style-name="ce23" table:number-columns-repeated="3"/>
            <table:table-cell table:style-name="ce1" table:number-columns-repeated="15"/>
            <table:table-cell table:number-columns-repeated="998"/>
          </table:table-row>
        </table:table-row-group>
        <table:table-row table:style-name="ro4" table:number-rows-repeated="3">
          <table:table-cell table:style-name="ce1" table:number-columns-repeated="26"/>
          <table:table-cell table:number-columns-repeated="998"/>
        </table:table-row>
        <table:table-row table:style-name="ro4">
          <table:table-cell table:style-name="ce18" office:value-type="string" calcext:value-type="string">
            <text:p>Percha</text:p>
          </table:table-cell>
          <table:table-cell table:style-name="ce22" office:value-type="string" calcext:value-type="string" table:number-columns-spanned="10" table:number-rows-spanned="1">
            <text:p>Periodos</text:p>
          </table:table-cell>
          <table:covered-table-cell table:number-columns-repeated="8" table:style-name="ce9"/>
          <table:covered-table-cell table:style-name="ce13"/>
          <table:table-cell table:style-name="ce1" table:number-columns-repeated="15"/>
          <table:table-cell table:number-columns-repeated="998"/>
        </table:table-row>
        <table:table-row-group>
          <table:table-row table:style-name="ro4">
            <table:table-cell table:style-name="ce19"/>
            <table:table-cell table:style-name="ce22" office:value-type="float" office:value="1" calcext:value-type="float">
              <text:p>1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22" office:value-type="float" office:value="7" calcext:value-type="float">
              <text:p>7</text:p>
            </table:table-cell>
            <table:table-cell table:style-name="ce22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N. Bruta</text:p>
            </table:table-cell>
            <table:table-cell table:style-name="ce23" table:number-columns-repeated="2"/>
            <table:table-cell table:style-name="ce23" table:formula="of:=[.D7]*4" office:value-type="float" office:value="200" calcext:value-type="float">
              <text:p>200</text:p>
            </table:table-cell>
            <table:table-cell table:style-name="ce23" table:formula="of:=[.E7]*4" office:value-type="float" office:value="1000" calcext:value-type="float">
              <text:p>1000</text:p>
            </table:table-cell>
            <table:table-cell table:style-name="ce23" table:formula="of:=([.F7]*4)+[$Datos.C$7]" office:value-type="float" office:value="950" calcext:value-type="float">
              <text:p>950</text:p>
            </table:table-cell>
            <table:table-cell table:style-name="ce23" table:formula="of:=([.G7]*4)+[$Datos.D$7]" office:value-type="float" office:value="860" calcext:value-type="float">
              <text:p>860</text:p>
            </table:table-cell>
            <table:table-cell table:style-name="ce23" table:formula="of:=([.H7]*4)+[$Datos.E$7]" office:value-type="float" office:value="660" calcext:value-type="float">
              <text:p>660</text:p>
            </table:table-cell>
            <table:table-cell table:style-name="ce23" table:formula="of:=([.I7]*4)+[$Datos.F$7]" office:value-type="float" office:value="850" calcext:value-type="float">
              <text:p>850</text:p>
            </table:table-cell>
            <table:table-cell table:style-name="ce23" table:formula="of:=([.J7]*4)+[$Datos.G$7]" office:value-type="float" office:value="40" calcext:value-type="float">
              <text:p>40</text:p>
            </table:table-cell>
            <table:table-cell table:style-name="ce23" table:formula="of:=([.K7]*4)+[$Datos.H$7]" office:value-type="float" office:value="50" calcext:value-type="float">
              <text:p>50</text:p>
            </table:table-cell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Pedido Pendiente</text:p>
            </table:table-cell>
            <table:table-cell table:style-name="ce23" table:number-columns-repeated="4"/>
            <table:table-cell table:style-name="ce23" table:formula="of:=+[$Datos.M9]" office:value-type="float" office:value="35" calcext:value-type="float">
              <text:p>35</text:p>
            </table:table-cell>
            <table:table-cell table:style-name="ce23" table:number-columns-repeated="5"/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Disponibilidad</text:p>
            </table:table-cell>
            <table:table-cell table:style-name="ce23" table:formula="of:=([$Datos.$L9])" office:value-type="float" office:value="50" calcext:value-type="float">
              <text:p>50</text:p>
            </table:table-cell>
            <table:table-cell table:style-name="ce23" table:formula="of:=([$Datos.$L9])" office:value-type="float" office:value="50" calcext:value-type="float">
              <text:p>50</text:p>
            </table:table-cell>
            <table:table-cell table:style-name="ce23" table:formula="of:=[$Datos.$K9]" office:value-type="float" office:value="20" calcext:value-type="float">
              <text:p>20</text:p>
            </table:table-cell>
            <table:table-cell table:style-name="ce23" table:formula="of:=[$Datos.$K9]" office:value-type="float" office:value="20" calcext:value-type="float">
              <text:p>20</text:p>
            </table:table-cell>
            <table:table-cell table:style-name="ce23" table:formula="of:=[$Datos.$K9]" office:value-type="float" office:value="20" calcext:value-type="float">
              <text:p>20</text:p>
            </table:table-cell>
            <table:table-cell table:style-name="ce23" table:formula="of:=[$Datos.$K9]" office:value-type="float" office:value="20" calcext:value-type="float">
              <text:p>20</text:p>
            </table:table-cell>
            <table:table-cell table:style-name="ce23" table:formula="of:=[$Datos.$K9]" office:value-type="float" office:value="20" calcext:value-type="float">
              <text:p>20</text:p>
            </table:table-cell>
            <table:table-cell table:style-name="ce23" table:formula="of:=[$Datos.$K9]" office:value-type="float" office:value="20" calcext:value-type="float">
              <text:p>20</text:p>
            </table:table-cell>
            <table:table-cell table:style-name="ce23" table:formula="of:=[$Datos.$K9]" office:value-type="float" office:value="20" calcext:value-type="float">
              <text:p>20</text:p>
            </table:table-cell>
            <table:table-cell table:style-name="ce23" table:formula="of:=[$Datos.$K9]" office:value-type="float" office:value="20" calcext:value-type="float">
              <text:p>20</text:p>
            </table:table-cell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N. Neta</text:p>
            </table:table-cell>
            <table:table-cell table:style-name="ce23" table:number-columns-repeated="2"/>
            <table:table-cell table:style-name="ce23" table:formula="of:=[.D33]-([.C35]-[$Datos.$K9])-[$LXL.D34]" office:value-type="float" office:value="170" calcext:value-type="float">
              <text:p>170</text:p>
            </table:table-cell>
            <table:table-cell table:style-name="ce23" table:formula="of:=[.E33]-([.D35]-[$Datos.$K9])-[$LXL.E34]" office:value-type="float" office:value="1000" calcext:value-type="float">
              <text:p>1000</text:p>
            </table:table-cell>
            <table:table-cell table:style-name="ce23" table:formula="of:=[.F33]-([.E35]-[$Datos.$K9])-[$LXL.F34]" office:value-type="float" office:value="915" calcext:value-type="float">
              <text:p>915</text:p>
            </table:table-cell>
            <table:table-cell table:style-name="ce23" table:formula="of:=[.G33]-([.F35]-[$Datos.$K9])-[$LXL.G34]" office:value-type="float" office:value="860" calcext:value-type="float">
              <text:p>860</text:p>
            </table:table-cell>
            <table:table-cell table:style-name="ce23" table:formula="of:=[.H33]-([.G35]-[$Datos.$K9])-[$LXL.H34]" office:value-type="float" office:value="660" calcext:value-type="float">
              <text:p>660</text:p>
            </table:table-cell>
            <table:table-cell table:style-name="ce23" table:formula="of:=[.I33]-([.H35]-[$Datos.$K9])-[$LXL.I34]" office:value-type="float" office:value="850" calcext:value-type="float">
              <text:p>850</text:p>
            </table:table-cell>
            <table:table-cell table:style-name="ce23" table:formula="of:=[.J33]-([.I35]-[$Datos.$K9])-[$LXL.J34]" office:value-type="float" office:value="40" calcext:value-type="float">
              <text:p>40</text:p>
            </table:table-cell>
            <table:table-cell table:style-name="ce23" table:formula="of:=[.K33]-([.J35]-[$Datos.$K9])-[$LXL.K34]" office:value-type="float" office:value="50" calcext:value-type="float">
              <text:p>50</text:p>
            </table:table-cell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Pedido Planificado</text:p>
            </table:table-cell>
            <table:table-cell table:style-name="ce23"/>
            <table:table-cell table:style-name="ce23" table:formula="of:=[.D36]" office:value-type="float" office:value="170" calcext:value-type="float">
              <text:p>170</text:p>
            </table:table-cell>
            <table:table-cell table:style-name="ce23" table:formula="of:=[.E36]" office:value-type="float" office:value="1000" calcext:value-type="float">
              <text:p>1000</text:p>
            </table:table-cell>
            <table:table-cell table:style-name="ce23" table:formula="of:=[.F36]" office:value-type="float" office:value="915" calcext:value-type="float">
              <text:p>915</text:p>
            </table:table-cell>
            <table:table-cell table:style-name="ce23" table:formula="of:=[.G36]" office:value-type="float" office:value="860" calcext:value-type="float">
              <text:p>860</text:p>
            </table:table-cell>
            <table:table-cell table:style-name="ce23" table:formula="of:=[.H36]" office:value-type="float" office:value="660" calcext:value-type="float">
              <text:p>660</text:p>
            </table:table-cell>
            <table:table-cell table:style-name="ce23" table:formula="of:=[.I36]" office:value-type="float" office:value="850" calcext:value-type="float">
              <text:p>850</text:p>
            </table:table-cell>
            <table:table-cell table:style-name="ce23" table:formula="of:=[.J36]" office:value-type="float" office:value="40" calcext:value-type="float">
              <text:p>40</text:p>
            </table:table-cell>
            <table:table-cell table:style-name="ce23" table:formula="of:=[.K36]" office:value-type="float" office:value="50" calcext:value-type="float">
              <text:p>50</text:p>
            </table:table-cell>
            <table:table-cell table:style-name="ce23"/>
            <table:table-cell table:style-name="ce1" table:number-columns-repeated="15"/>
            <table:table-cell table:number-columns-repeated="998"/>
          </table:table-row>
        </table:table-row-group>
        <table:table-row table:style-name="ro4" table:number-rows-repeated="3">
          <table:table-cell table:style-name="ce1" table:number-columns-repeated="26"/>
          <table:table-cell table:number-columns-repeated="998"/>
        </table:table-row>
        <table:table-row table:style-name="ro4">
          <table:table-cell table:style-name="ce20" office:value-type="string" calcext:value-type="string">
            <text:p>Goma Antideslizante</text:p>
          </table:table-cell>
          <table:table-cell table:style-name="ce22" office:value-type="string" calcext:value-type="string" table:number-columns-spanned="10" table:number-rows-spanned="1">
            <text:p>Periodos</text:p>
          </table:table-cell>
          <table:covered-table-cell table:number-columns-repeated="8" table:style-name="ce9"/>
          <table:covered-table-cell table:style-name="ce13"/>
          <table:table-cell table:style-name="ce1" table:number-columns-repeated="15"/>
          <table:table-cell table:number-columns-repeated="998"/>
        </table:table-row>
        <table:table-row-group>
          <table:table-row table:style-name="ro4">
            <table:table-cell table:style-name="ce19"/>
            <table:table-cell table:style-name="ce22" office:value-type="float" office:value="1" calcext:value-type="float">
              <text:p>1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22" office:value-type="float" office:value="7" calcext:value-type="float">
              <text:p>7</text:p>
            </table:table-cell>
            <table:table-cell table:style-name="ce22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N. Bruta</text:p>
            </table:table-cell>
            <table:table-cell table:style-name="ce23"/>
            <table:table-cell table:style-name="ce23" table:formula="of:=[.C17]" office:value-type="float" office:value="40" calcext:value-type="float">
              <text:p>40</text:p>
            </table:table-cell>
            <table:table-cell table:style-name="ce23" table:formula="of:=[.D17]" office:value-type="float" office:value="250" calcext:value-type="float">
              <text:p>250</text:p>
            </table:table-cell>
            <table:table-cell table:style-name="ce23" table:formula="of:=[.E17]" office:value-type="float" office:value="225" calcext:value-type="float">
              <text:p>225</text:p>
            </table:table-cell>
            <table:table-cell table:style-name="ce23" table:formula="of:=[.F17]" office:value-type="float" office:value="200" calcext:value-type="float">
              <text:p>200</text:p>
            </table:table-cell>
            <table:table-cell table:style-name="ce23" table:formula="of:=[.G17]" office:value-type="float" office:value="150" calcext:value-type="float">
              <text:p>150</text:p>
            </table:table-cell>
            <table:table-cell table:style-name="ce23" table:formula="of:=[.H17]" office:value-type="float" office:value="200" calcext:value-type="float">
              <text:p>200</text:p>
            </table:table-cell>
            <table:table-cell table:style-name="ce23" table:number-columns-repeated="3"/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Pedido Pendiente</text:p>
            </table:table-cell>
            <table:table-cell table:style-name="ce23" table:number-columns-repeated="10"/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Disponibilidad</text:p>
            </table:table-cell>
            <table:table-cell table:style-name="ce23" table:formula="of:=[$Datos.L10]" office:value-type="float" office:value="20" calcext:value-type="float">
              <text:p>20</text:p>
            </table:table-cell>
            <table:table-cell table:style-name="ce23" table:formula="of:=[$Datos.$K10]" office:value-type="float" office:value="10" calcext:value-type="float">
              <text:p>10</text:p>
            </table:table-cell>
            <table:table-cell table:style-name="ce23" table:formula="of:=[$Datos.$K10]" office:value-type="float" office:value="10" calcext:value-type="float">
              <text:p>10</text:p>
            </table:table-cell>
            <table:table-cell table:style-name="ce23" table:formula="of:=[$Datos.$K10]" office:value-type="float" office:value="10" calcext:value-type="float">
              <text:p>10</text:p>
            </table:table-cell>
            <table:table-cell table:style-name="ce23" table:formula="of:=[$Datos.$K10]" office:value-type="float" office:value="10" calcext:value-type="float">
              <text:p>10</text:p>
            </table:table-cell>
            <table:table-cell table:style-name="ce23" table:formula="of:=[$Datos.$K10]" office:value-type="float" office:value="10" calcext:value-type="float">
              <text:p>10</text:p>
            </table:table-cell>
            <table:table-cell table:style-name="ce23" table:formula="of:=[$Datos.$K10]" office:value-type="float" office:value="10" calcext:value-type="float">
              <text:p>10</text:p>
            </table:table-cell>
            <table:table-cell table:style-name="ce23" table:formula="of:=[$Datos.$K10]" office:value-type="float" office:value="10" calcext:value-type="float">
              <text:p>10</text:p>
            </table:table-cell>
            <table:table-cell table:style-name="ce23" table:formula="of:=[$Datos.$K10]" office:value-type="float" office:value="10" calcext:value-type="float">
              <text:p>10</text:p>
            </table:table-cell>
            <table:table-cell table:style-name="ce23" table:formula="of:=[$Datos.$K10]" office:value-type="float" office:value="10" calcext:value-type="float">
              <text:p>10</text:p>
            </table:table-cell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N. Neta</text:p>
            </table:table-cell>
            <table:table-cell table:style-name="ce23"/>
            <table:table-cell table:style-name="ce23" table:formula="of:=[.C43]-([.B45]-[$Datos.$K10])-[$LXL.C44]" office:value-type="float" office:value="30" calcext:value-type="float">
              <text:p>30</text:p>
            </table:table-cell>
            <table:table-cell table:style-name="ce23" table:formula="of:=[.D43]-([.C45]-[$Datos.$K10])-[$LXL.D44]" office:value-type="float" office:value="250" calcext:value-type="float">
              <text:p>250</text:p>
            </table:table-cell>
            <table:table-cell table:style-name="ce23" table:formula="of:=[.E43]-([.D45]-[$Datos.$K10])-[$LXL.E44]" office:value-type="float" office:value="225" calcext:value-type="float">
              <text:p>225</text:p>
            </table:table-cell>
            <table:table-cell table:style-name="ce23" table:formula="of:=[.F43]-([.E45]-[$Datos.$K10])-[$LXL.F44]" office:value-type="float" office:value="200" calcext:value-type="float">
              <text:p>200</text:p>
            </table:table-cell>
            <table:table-cell table:style-name="ce23" table:formula="of:=[.G43]-([.F45]-[$Datos.$K10])-[$LXL.G44]" office:value-type="float" office:value="150" calcext:value-type="float">
              <text:p>150</text:p>
            </table:table-cell>
            <table:table-cell table:style-name="ce23" table:formula="of:=[.H43]-([.G45]-[$Datos.$K10])-[$LXL.H44]" office:value-type="float" office:value="200" calcext:value-type="float">
              <text:p>200</text:p>
            </table:table-cell>
            <table:table-cell table:style-name="ce23" table:number-columns-repeated="3"/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Pedido Planificado</text:p>
            </table:table-cell>
            <table:table-cell table:style-name="ce23" table:formula="of:=[.C46]" office:value-type="float" office:value="30" calcext:value-type="float">
              <text:p>30</text:p>
            </table:table-cell>
            <table:table-cell table:style-name="ce23" table:formula="of:=[.D46]" office:value-type="float" office:value="250" calcext:value-type="float">
              <text:p>250</text:p>
            </table:table-cell>
            <table:table-cell table:style-name="ce23" table:formula="of:=[.E46]" office:value-type="float" office:value="225" calcext:value-type="float">
              <text:p>225</text:p>
            </table:table-cell>
            <table:table-cell table:style-name="ce23" table:formula="of:=[.F46]" office:value-type="float" office:value="200" calcext:value-type="float">
              <text:p>200</text:p>
            </table:table-cell>
            <table:table-cell table:style-name="ce23" table:formula="of:=[.G46]" office:value-type="float" office:value="150" calcext:value-type="float">
              <text:p>150</text:p>
            </table:table-cell>
            <table:table-cell table:style-name="ce23" table:formula="of:=[.H46]" office:value-type="float" office:value="200" calcext:value-type="float">
              <text:p>200</text:p>
            </table:table-cell>
            <table:table-cell table:style-name="ce23" table:number-columns-repeated="4"/>
            <table:table-cell table:style-name="ce1" table:number-columns-repeated="15"/>
            <table:table-cell table:number-columns-repeated="998"/>
          </table:table-row>
        </table:table-row-group>
        <table:table-row table:style-name="ro4" table:number-rows-repeated="3">
          <table:table-cell table:style-name="ce1" table:number-columns-repeated="26"/>
          <table:table-cell table:number-columns-repeated="998"/>
        </table:table-row>
        <table:table-row table:style-name="ro4">
          <table:table-cell table:style-name="ce18" office:value-type="string" calcext:value-type="string">
            <text:p>Pie</text:p>
          </table:table-cell>
          <table:table-cell table:style-name="ce22" office:value-type="string" calcext:value-type="string" table:number-columns-spanned="10" table:number-rows-spanned="1">
            <text:p>Periodos</text:p>
          </table:table-cell>
          <table:covered-table-cell table:number-columns-repeated="8" table:style-name="ce9"/>
          <table:covered-table-cell table:style-name="ce13"/>
          <table:table-cell table:style-name="ce1" table:number-columns-repeated="15"/>
          <table:table-cell table:number-columns-repeated="998"/>
        </table:table-row>
        <table:table-row-group>
          <table:table-row table:style-name="ro4">
            <table:table-cell table:style-name="ce19"/>
            <table:table-cell table:style-name="ce22" office:value-type="float" office:value="1" calcext:value-type="float">
              <text:p>1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22" office:value-type="float" office:value="7" calcext:value-type="float">
              <text:p>7</text:p>
            </table:table-cell>
            <table:table-cell table:style-name="ce22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N. Bruta</text:p>
            </table:table-cell>
            <table:table-cell table:style-name="ce23"/>
            <table:table-cell table:style-name="ce23" table:formula="of:=[.C17]" office:value-type="float" office:value="40" calcext:value-type="float">
              <text:p>40</text:p>
            </table:table-cell>
            <table:table-cell table:style-name="ce23" table:formula="of:=[.D17]" office:value-type="float" office:value="250" calcext:value-type="float">
              <text:p>250</text:p>
            </table:table-cell>
            <table:table-cell table:style-name="ce23" table:formula="of:=[.E17]" office:value-type="float" office:value="225" calcext:value-type="float">
              <text:p>225</text:p>
            </table:table-cell>
            <table:table-cell table:style-name="ce23" table:formula="of:=[.F17]" office:value-type="float" office:value="200" calcext:value-type="float">
              <text:p>200</text:p>
            </table:table-cell>
            <table:table-cell table:style-name="ce23" table:formula="of:=[.G17]" office:value-type="float" office:value="150" calcext:value-type="float">
              <text:p>150</text:p>
            </table:table-cell>
            <table:table-cell table:style-name="ce23" table:formula="of:=[.H17]" office:value-type="float" office:value="200" calcext:value-type="float">
              <text:p>200</text:p>
            </table:table-cell>
            <table:table-cell table:style-name="ce23" table:number-columns-repeated="3"/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Pedido Pendiente</text:p>
            </table:table-cell>
            <table:table-cell table:style-name="ce23" table:number-columns-repeated="10"/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Disponibilidad</text:p>
            </table:table-cell>
            <table:table-cell table:style-name="ce23" table:formula="of:=[$Datos.L11]" office:value-type="float" office:value="20" calcext:value-type="float">
              <text:p>20</text:p>
            </table:table-cell>
            <table:table-cell table:style-name="ce23" table:formula="of:=[$Datos.$K10]" office:value-type="float" office:value="10" calcext:value-type="float">
              <text:p>10</text:p>
            </table:table-cell>
            <table:table-cell table:style-name="ce23" table:formula="of:=[$Datos.$K10]" office:value-type="float" office:value="10" calcext:value-type="float">
              <text:p>10</text:p>
            </table:table-cell>
            <table:table-cell table:style-name="ce23" table:formula="of:=[$Datos.$K10]" office:value-type="float" office:value="10" calcext:value-type="float">
              <text:p>10</text:p>
            </table:table-cell>
            <table:table-cell table:style-name="ce23" table:formula="of:=[$Datos.$K10]" office:value-type="float" office:value="10" calcext:value-type="float">
              <text:p>10</text:p>
            </table:table-cell>
            <table:table-cell table:style-name="ce23" table:formula="of:=[$Datos.$K10]" office:value-type="float" office:value="10" calcext:value-type="float">
              <text:p>10</text:p>
            </table:table-cell>
            <table:table-cell table:style-name="ce23" table:formula="of:=[$Datos.$K10]" office:value-type="float" office:value="10" calcext:value-type="float">
              <text:p>10</text:p>
            </table:table-cell>
            <table:table-cell table:style-name="ce23" table:formula="of:=[$Datos.$K10]" office:value-type="float" office:value="10" calcext:value-type="float">
              <text:p>10</text:p>
            </table:table-cell>
            <table:table-cell table:style-name="ce23" table:formula="of:=[$Datos.$K10]" office:value-type="float" office:value="10" calcext:value-type="float">
              <text:p>10</text:p>
            </table:table-cell>
            <table:table-cell table:style-name="ce23" table:formula="of:=[$Datos.$K10]" office:value-type="float" office:value="10" calcext:value-type="float">
              <text:p>10</text:p>
            </table:table-cell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N. Neta</text:p>
            </table:table-cell>
            <table:table-cell table:style-name="ce23"/>
            <table:table-cell table:style-name="ce23" table:formula="of:=+[.C53]-([.B55]-[$Datos.$K$11])-[$LXL.C54]" office:value-type="float" office:value="30" calcext:value-type="float">
              <text:p>30</text:p>
            </table:table-cell>
            <table:table-cell table:style-name="ce23" table:formula="of:=+[.D53]-([.C55]-[$Datos.$K$11])-[$LXL.D54]" office:value-type="float" office:value="250" calcext:value-type="float">
              <text:p>250</text:p>
            </table:table-cell>
            <table:table-cell table:style-name="ce23" table:formula="of:=+[.E53]-([.D55]-[$Datos.$K$11])-[$LXL.E54]" office:value-type="float" office:value="225" calcext:value-type="float">
              <text:p>225</text:p>
            </table:table-cell>
            <table:table-cell table:style-name="ce23" table:formula="of:=+[.F53]-([.E55]-[$Datos.$K$11])-[$LXL.F54]" office:value-type="float" office:value="200" calcext:value-type="float">
              <text:p>200</text:p>
            </table:table-cell>
            <table:table-cell table:style-name="ce23" table:formula="of:=+[.G53]-([.F55]-[$Datos.$K$11])-[$LXL.G54]" office:value-type="float" office:value="150" calcext:value-type="float">
              <text:p>150</text:p>
            </table:table-cell>
            <table:table-cell table:style-name="ce23" table:formula="of:=+[.H53]-([.G55]-[$Datos.$K$11])-[$LXL.H54]" office:value-type="float" office:value="200" calcext:value-type="float">
              <text:p>200</text:p>
            </table:table-cell>
            <table:table-cell table:style-name="ce23" table:number-columns-repeated="3"/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Pedido Planificado</text:p>
            </table:table-cell>
            <table:table-cell table:style-name="ce23" table:formula="of:=[.C56]" office:value-type="float" office:value="30" calcext:value-type="float">
              <text:p>30</text:p>
            </table:table-cell>
            <table:table-cell table:style-name="ce23" table:formula="of:=[.D56]" office:value-type="float" office:value="250" calcext:value-type="float">
              <text:p>250</text:p>
            </table:table-cell>
            <table:table-cell table:style-name="ce23" table:formula="of:=[.E56]" office:value-type="float" office:value="225" calcext:value-type="float">
              <text:p>225</text:p>
            </table:table-cell>
            <table:table-cell table:style-name="ce23" table:formula="of:=[.F56]" office:value-type="float" office:value="200" calcext:value-type="float">
              <text:p>200</text:p>
            </table:table-cell>
            <table:table-cell table:style-name="ce23" table:formula="of:=[.G56]" office:value-type="float" office:value="150" calcext:value-type="float">
              <text:p>150</text:p>
            </table:table-cell>
            <table:table-cell table:style-name="ce23" table:formula="of:=[.H56]" office:value-type="float" office:value="200" calcext:value-type="float">
              <text:p>200</text:p>
            </table:table-cell>
            <table:table-cell table:style-name="ce23" table:number-columns-repeated="4"/>
            <table:table-cell table:style-name="ce1" table:number-columns-repeated="15"/>
            <table:table-cell table:number-columns-repeated="998"/>
          </table:table-row>
        </table:table-row-group>
        <table:table-row table:style-name="ro4" table:number-rows-repeated="3">
          <table:table-cell table:style-name="ce1" table:number-columns-repeated="26"/>
          <table:table-cell table:number-columns-repeated="998"/>
        </table:table-row>
        <table:table-row table:style-name="ro4">
          <table:table-cell table:style-name="ce18" office:value-type="string" calcext:value-type="string">
            <text:p>Soporte</text:p>
          </table:table-cell>
          <table:table-cell table:style-name="ce22" office:value-type="string" calcext:value-type="string" table:number-columns-spanned="10" table:number-rows-spanned="1">
            <text:p>Periodos</text:p>
          </table:table-cell>
          <table:covered-table-cell table:number-columns-repeated="8" table:style-name="ce9"/>
          <table:covered-table-cell table:style-name="ce13"/>
          <table:table-cell table:style-name="ce1" table:number-columns-repeated="15"/>
          <table:table-cell table:number-columns-repeated="998"/>
        </table:table-row>
        <table:table-row-group>
          <table:table-row table:style-name="ro4">
            <table:table-cell table:style-name="ce19"/>
            <table:table-cell table:style-name="ce22" office:value-type="float" office:value="1" calcext:value-type="float">
              <text:p>1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22" office:value-type="float" office:value="7" calcext:value-type="float">
              <text:p>7</text:p>
            </table:table-cell>
            <table:table-cell table:style-name="ce22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N. Bruta</text:p>
            </table:table-cell>
            <table:table-cell table:style-name="ce23"/>
            <table:table-cell table:style-name="ce23" table:formula="of:=[.C37]" office:value-type="float" office:value="170" calcext:value-type="float">
              <text:p>170</text:p>
            </table:table-cell>
            <table:table-cell table:style-name="ce23" table:formula="of:=[.D37]" office:value-type="float" office:value="1000" calcext:value-type="float">
              <text:p>1000</text:p>
            </table:table-cell>
            <table:table-cell table:style-name="ce23" table:formula="of:=[.E37]" office:value-type="float" office:value="915" calcext:value-type="float">
              <text:p>915</text:p>
            </table:table-cell>
            <table:table-cell table:style-name="ce23" table:formula="of:=[.F37]" office:value-type="float" office:value="860" calcext:value-type="float">
              <text:p>860</text:p>
            </table:table-cell>
            <table:table-cell table:style-name="ce23" table:formula="of:=[.G37]" office:value-type="float" office:value="660" calcext:value-type="float">
              <text:p>660</text:p>
            </table:table-cell>
            <table:table-cell table:style-name="ce23" table:formula="of:=[.H37]" office:value-type="float" office:value="850" calcext:value-type="float">
              <text:p>850</text:p>
            </table:table-cell>
            <table:table-cell table:style-name="ce23" table:formula="of:=[.I37]" office:value-type="float" office:value="40" calcext:value-type="float">
              <text:p>40</text:p>
            </table:table-cell>
            <table:table-cell table:style-name="ce23" table:formula="of:=[.J37]" office:value-type="float" office:value="50" calcext:value-type="float">
              <text:p>50</text:p>
            </table:table-cell>
            <table:table-cell table:style-name="ce23"/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Pedido Pendiente</text:p>
            </table:table-cell>
            <table:table-cell table:style-name="ce23" table:number-columns-repeated="10"/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Disponibilidad</text:p>
            </table:table-cell>
            <table:table-cell table:style-name="ce23" table:formula="of:=[$Datos.L12]" office:value-type="float" office:value="20" calcext:value-type="float">
              <text:p>20</text:p>
            </table:table-cell>
            <table:table-cell table:style-name="ce23" table:formula="of:=[$Datos.$K$12]" office:value-type="float" office:value="10" calcext:value-type="float">
              <text:p>10</text:p>
            </table:table-cell>
            <table:table-cell table:style-name="ce23" table:formula="of:=[$Datos.$K$12]" office:value-type="float" office:value="10" calcext:value-type="float">
              <text:p>10</text:p>
            </table:table-cell>
            <table:table-cell table:style-name="ce23" table:formula="of:=[$Datos.$K$12]" office:value-type="float" office:value="10" calcext:value-type="float">
              <text:p>10</text:p>
            </table:table-cell>
            <table:table-cell table:style-name="ce23" table:formula="of:=[$Datos.$K$12]" office:value-type="float" office:value="10" calcext:value-type="float">
              <text:p>10</text:p>
            </table:table-cell>
            <table:table-cell table:style-name="ce23" table:formula="of:=[$Datos.$K$12]" office:value-type="float" office:value="10" calcext:value-type="float">
              <text:p>10</text:p>
            </table:table-cell>
            <table:table-cell table:style-name="ce23" table:formula="of:=[$Datos.$K$12]" office:value-type="float" office:value="10" calcext:value-type="float">
              <text:p>10</text:p>
            </table:table-cell>
            <table:table-cell table:style-name="ce23" table:formula="of:=[$Datos.$K$12]" office:value-type="float" office:value="10" calcext:value-type="float">
              <text:p>10</text:p>
            </table:table-cell>
            <table:table-cell table:style-name="ce23" table:formula="of:=[$Datos.$K$12]" office:value-type="float" office:value="10" calcext:value-type="float">
              <text:p>10</text:p>
            </table:table-cell>
            <table:table-cell table:style-name="ce23" table:formula="of:=[$Datos.$K$12]" office:value-type="float" office:value="10" calcext:value-type="float">
              <text:p>10</text:p>
            </table:table-cell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N. Neta</text:p>
            </table:table-cell>
            <table:table-cell table:style-name="ce23"/>
            <table:table-cell table:style-name="ce23" table:formula="of:=+[.C63]-([.B65]-[$Datos.$K$12])-[$LXL.C64]" office:value-type="float" office:value="160" calcext:value-type="float">
              <text:p>160</text:p>
            </table:table-cell>
            <table:table-cell table:style-name="ce23" table:formula="of:=+[.D63]-([.C65]-[$Datos.$K$12])-[$LXL.D64]" office:value-type="float" office:value="1000" calcext:value-type="float">
              <text:p>1000</text:p>
            </table:table-cell>
            <table:table-cell table:style-name="ce23" table:formula="of:=+[.E63]-([.D65]-[$Datos.$K$12])-[$LXL.E64]" office:value-type="float" office:value="915" calcext:value-type="float">
              <text:p>915</text:p>
            </table:table-cell>
            <table:table-cell table:style-name="ce23" table:formula="of:=+[.F63]-([.E65]-[$Datos.$K$12])-[$LXL.F64]" office:value-type="float" office:value="860" calcext:value-type="float">
              <text:p>860</text:p>
            </table:table-cell>
            <table:table-cell table:style-name="ce23" table:formula="of:=+[.G63]-([.F65]-[$Datos.$K$12])-[$LXL.G64]" office:value-type="float" office:value="660" calcext:value-type="float">
              <text:p>660</text:p>
            </table:table-cell>
            <table:table-cell table:style-name="ce23" table:formula="of:=+[.H63]-([.G65]-[$Datos.$K$12])-[$LXL.H64]" office:value-type="float" office:value="850" calcext:value-type="float">
              <text:p>850</text:p>
            </table:table-cell>
            <table:table-cell table:style-name="ce23" table:formula="of:=+[.I63]-([.H65]-[$Datos.$K$12])-[$LXL.I64]" office:value-type="float" office:value="40" calcext:value-type="float">
              <text:p>40</text:p>
            </table:table-cell>
            <table:table-cell table:style-name="ce23" table:formula="of:=+[.J63]-([.I65]-[$Datos.$K$12])-[$LXL.J64]" office:value-type="float" office:value="50" calcext:value-type="float">
              <text:p>50</text:p>
            </table:table-cell>
            <table:table-cell table:style-name="ce23"/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Pedido Planificado</text:p>
            </table:table-cell>
            <table:table-cell table:style-name="ce23" table:formula="of:=+[.C66]" office:value-type="float" office:value="160" calcext:value-type="float">
              <text:p>160</text:p>
            </table:table-cell>
            <table:table-cell table:style-name="ce23" table:formula="of:=+[.D66]" office:value-type="float" office:value="1000" calcext:value-type="float">
              <text:p>1000</text:p>
            </table:table-cell>
            <table:table-cell table:style-name="ce23" table:formula="of:=+[.E66]" office:value-type="float" office:value="915" calcext:value-type="float">
              <text:p>915</text:p>
            </table:table-cell>
            <table:table-cell table:style-name="ce23" table:formula="of:=+[.F66]" office:value-type="float" office:value="860" calcext:value-type="float">
              <text:p>860</text:p>
            </table:table-cell>
            <table:table-cell table:style-name="ce23" table:formula="of:=+[.G66]" office:value-type="float" office:value="660" calcext:value-type="float">
              <text:p>660</text:p>
            </table:table-cell>
            <table:table-cell table:style-name="ce23" table:formula="of:=+[.H66]" office:value-type="float" office:value="850" calcext:value-type="float">
              <text:p>850</text:p>
            </table:table-cell>
            <table:table-cell table:style-name="ce23" table:formula="of:=+[.I66]" office:value-type="float" office:value="40" calcext:value-type="float">
              <text:p>40</text:p>
            </table:table-cell>
            <table:table-cell table:style-name="ce23" table:formula="of:=+[.J66]" office:value-type="float" office:value="50" calcext:value-type="float">
              <text:p>50</text:p>
            </table:table-cell>
            <table:table-cell table:style-name="ce23" table:number-columns-repeated="2"/>
            <table:table-cell table:style-name="ce1" table:number-columns-repeated="15"/>
            <table:table-cell table:number-columns-repeated="998"/>
          </table:table-row>
        </table:table-row-group>
        <table:table-row table:style-name="ro4" table:number-rows-repeated="3">
          <table:table-cell table:style-name="ce1" table:number-columns-repeated="26"/>
          <table:table-cell table:number-columns-repeated="998"/>
        </table:table-row>
        <table:table-row table:style-name="ro4">
          <table:table-cell table:style-name="ce18" office:value-type="string" calcext:value-type="string">
            <text:p>Colgador</text:p>
          </table:table-cell>
          <table:table-cell table:style-name="ce22" office:value-type="string" calcext:value-type="string" table:number-columns-spanned="10" table:number-rows-spanned="1">
            <text:p>Periodos</text:p>
          </table:table-cell>
          <table:covered-table-cell table:number-columns-repeated="8" table:style-name="ce9"/>
          <table:covered-table-cell table:style-name="ce13"/>
          <table:table-cell table:style-name="ce1" table:number-columns-repeated="15"/>
          <table:table-cell table:number-columns-repeated="998"/>
        </table:table-row>
        <table:table-row-group>
          <table:table-row table:style-name="ro4">
            <table:table-cell table:style-name="ce19"/>
            <table:table-cell table:style-name="ce22" office:value-type="float" office:value="1" calcext:value-type="float">
              <text:p>1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22" office:value-type="float" office:value="7" calcext:value-type="float">
              <text:p>7</text:p>
            </table:table-cell>
            <table:table-cell table:style-name="ce22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N. Bruta</text:p>
            </table:table-cell>
            <table:table-cell table:style-name="ce23"/>
            <table:table-cell table:style-name="ce23" table:formula="of:=+[.C37]*2" office:value-type="float" office:value="340" calcext:value-type="float">
              <text:p>340</text:p>
            </table:table-cell>
            <table:table-cell table:style-name="ce23" table:formula="of:=+[.D37]*2" office:value-type="float" office:value="2000" calcext:value-type="float">
              <text:p>2000</text:p>
            </table:table-cell>
            <table:table-cell table:style-name="ce23" table:formula="of:=+[.E37]*2" office:value-type="float" office:value="1830" calcext:value-type="float">
              <text:p>1830</text:p>
            </table:table-cell>
            <table:table-cell table:style-name="ce23" table:formula="of:=+[.F37]*2" office:value-type="float" office:value="1720" calcext:value-type="float">
              <text:p>1720</text:p>
            </table:table-cell>
            <table:table-cell table:style-name="ce23" table:formula="of:=+[.G37]*2" office:value-type="float" office:value="1320" calcext:value-type="float">
              <text:p>1320</text:p>
            </table:table-cell>
            <table:table-cell table:style-name="ce23" table:formula="of:=+[.H37]*2" office:value-type="float" office:value="1700" calcext:value-type="float">
              <text:p>1700</text:p>
            </table:table-cell>
            <table:table-cell table:style-name="ce23" table:formula="of:=+[.I37]*2" office:value-type="float" office:value="80" calcext:value-type="float">
              <text:p>80</text:p>
            </table:table-cell>
            <table:table-cell table:style-name="ce23" table:formula="of:=+[.J37]*2" office:value-type="float" office:value="100" calcext:value-type="float">
              <text:p>100</text:p>
            </table:table-cell>
            <table:table-cell table:style-name="ce23"/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Pedido Pendiente</text:p>
            </table:table-cell>
            <table:table-cell table:style-name="ce23" table:number-columns-repeated="10"/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Disponibilidad</text:p>
            </table:table-cell>
            <table:table-cell table:style-name="ce23" table:formula="of:=+[$Datos.L13]" office:value-type="float" office:value="20" calcext:value-type="float">
              <text:p>20</text:p>
            </table:table-cell>
            <table:table-cell table:style-name="ce23" table:formula="of:=+[$Datos.$K$13]" office:value-type="float" office:value="10" calcext:value-type="float">
              <text:p>10</text:p>
            </table:table-cell>
            <table:table-cell table:style-name="ce23" table:formula="of:=+[$Datos.$K$13]" office:value-type="float" office:value="10" calcext:value-type="float">
              <text:p>10</text:p>
            </table:table-cell>
            <table:table-cell table:style-name="ce23" table:formula="of:=+[$Datos.$K$13]" office:value-type="float" office:value="10" calcext:value-type="float">
              <text:p>10</text:p>
            </table:table-cell>
            <table:table-cell table:style-name="ce23" table:formula="of:=+[$Datos.$K$13]" office:value-type="float" office:value="10" calcext:value-type="float">
              <text:p>10</text:p>
            </table:table-cell>
            <table:table-cell table:style-name="ce23" table:formula="of:=+[$Datos.$K$13]" office:value-type="float" office:value="10" calcext:value-type="float">
              <text:p>10</text:p>
            </table:table-cell>
            <table:table-cell table:style-name="ce23" table:formula="of:=+[$Datos.$K$13]" office:value-type="float" office:value="10" calcext:value-type="float">
              <text:p>10</text:p>
            </table:table-cell>
            <table:table-cell table:style-name="ce23" table:formula="of:=+[$Datos.$K$13]" office:value-type="float" office:value="10" calcext:value-type="float">
              <text:p>10</text:p>
            </table:table-cell>
            <table:table-cell table:style-name="ce23" table:formula="of:=+[$Datos.$K$13]" office:value-type="float" office:value="10" calcext:value-type="float">
              <text:p>10</text:p>
            </table:table-cell>
            <table:table-cell table:style-name="ce23" table:formula="of:=+[$Datos.$K$13]" office:value-type="float" office:value="10" calcext:value-type="float">
              <text:p>10</text:p>
            </table:table-cell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N. Neta</text:p>
            </table:table-cell>
            <table:table-cell table:style-name="ce23"/>
            <table:table-cell table:style-name="ce23" table:formula="of:=+[.C73]-([.B75]-[$Datos.$K$13])-[$LXL.C74]" office:value-type="float" office:value="330" calcext:value-type="float">
              <text:p>330</text:p>
            </table:table-cell>
            <table:table-cell table:style-name="ce23" table:formula="of:=+[.D73]-([.C75]-[$Datos.$K$13])-[$LXL.D74]" office:value-type="float" office:value="2000" calcext:value-type="float">
              <text:p>2000</text:p>
            </table:table-cell>
            <table:table-cell table:style-name="ce23" table:formula="of:=+[.E73]-([.D75]-[$Datos.$K$13])-[$LXL.E74]" office:value-type="float" office:value="1830" calcext:value-type="float">
              <text:p>1830</text:p>
            </table:table-cell>
            <table:table-cell table:style-name="ce23" table:formula="of:=+[.F73]-([.E75]-[$Datos.$K$13])-[$LXL.F74]" office:value-type="float" office:value="1720" calcext:value-type="float">
              <text:p>1720</text:p>
            </table:table-cell>
            <table:table-cell table:style-name="ce23" table:formula="of:=+[.G73]-([.F75]-[$Datos.$K$13])-[$LXL.G74]" office:value-type="float" office:value="1320" calcext:value-type="float">
              <text:p>1320</text:p>
            </table:table-cell>
            <table:table-cell table:style-name="ce23" table:formula="of:=+[.H73]-([.G75]-[$Datos.$K$13])-[$LXL.H74]" office:value-type="float" office:value="1700" calcext:value-type="float">
              <text:p>1700</text:p>
            </table:table-cell>
            <table:table-cell table:style-name="ce23" table:formula="of:=+[.I73]-([.H75]-[$Datos.$K$13])-[$LXL.I74]" office:value-type="float" office:value="80" calcext:value-type="float">
              <text:p>80</text:p>
            </table:table-cell>
            <table:table-cell table:style-name="ce23" table:formula="of:=+[.J73]-([.I75]-[$Datos.$K$13])-[$LXL.J74]" office:value-type="float" office:value="100" calcext:value-type="float">
              <text:p>100</text:p>
            </table:table-cell>
            <table:table-cell table:style-name="ce23"/>
            <table:table-cell table:style-name="ce1" table:number-columns-repeated="15"/>
            <table:table-cell table:number-columns-repeated="998"/>
          </table:table-row>
          <table:table-row table:style-name="ro4">
            <table:table-cell table:style-name="ce19" office:value-type="string" calcext:value-type="string">
              <text:p>Pedido Planificado</text:p>
            </table:table-cell>
            <table:table-cell table:style-name="ce23" table:formula="of:=+[.C76]" office:value-type="float" office:value="330" calcext:value-type="float">
              <text:p>330</text:p>
            </table:table-cell>
            <table:table-cell table:style-name="ce23" table:formula="of:=+[.D76]" office:value-type="float" office:value="2000" calcext:value-type="float">
              <text:p>2000</text:p>
            </table:table-cell>
            <table:table-cell table:style-name="ce23" table:formula="of:=+[.E76]" office:value-type="float" office:value="1830" calcext:value-type="float">
              <text:p>1830</text:p>
            </table:table-cell>
            <table:table-cell table:style-name="ce23" table:formula="of:=+[.F76]" office:value-type="float" office:value="1720" calcext:value-type="float">
              <text:p>1720</text:p>
            </table:table-cell>
            <table:table-cell table:style-name="ce23" table:formula="of:=+[.G76]" office:value-type="float" office:value="1320" calcext:value-type="float">
              <text:p>1320</text:p>
            </table:table-cell>
            <table:table-cell table:style-name="ce23" table:formula="of:=+[.H76]" office:value-type="float" office:value="1700" calcext:value-type="float">
              <text:p>1700</text:p>
            </table:table-cell>
            <table:table-cell table:style-name="ce23" table:formula="of:=+[.I76]" office:value-type="float" office:value="80" calcext:value-type="float">
              <text:p>80</text:p>
            </table:table-cell>
            <table:table-cell table:style-name="ce23" table:formula="of:=+[.J76]" office:value-type="float" office:value="100" calcext:value-type="float">
              <text:p>100</text:p>
            </table:table-cell>
            <table:table-cell table:style-name="ce23" table:number-columns-repeated="2"/>
            <table:table-cell table:style-name="ce1" table:number-columns-repeated="15"/>
            <table:table-cell table:number-columns-repeated="998"/>
          </table:table-row>
        </table:table-row-group>
        <table:table-row table:style-name="ro4" table:number-rows-repeated="3">
          <table:table-cell table:style-name="ce1" table:number-columns-repeated="26"/>
          <table:table-cell table:number-columns-repeated="998"/>
        </table:table-row>
        <table:table-row table:style-name="ro4">
          <table:table-cell table:style-name="ce21" office:value-type="string" calcext:value-type="string" table:number-columns-spanned="11" table:number-rows-spanned="1">
            <text:p>Pedidos a proveedores</text:p>
          </table:table-cell>
          <table:covered-table-cell table:number-columns-repeated="9" table:style-name="ce9"/>
          <table:covered-table-cell table:style-name="ce13"/>
          <table:table-cell table:style-name="ce1" table:number-columns-repeated="15"/>
          <table:table-cell table:number-columns-repeated="998"/>
        </table:table-row>
        <table:table-row table:style-name="ro4">
          <table:table-cell table:style-name="ce20" office:value-type="string" calcext:value-type="string">
            <text:p>Productos</text:p>
          </table:table-cell>
          <table:table-cell table:style-name="ce22" office:value-type="string" calcext:value-type="string" table:number-columns-spanned="10" table:number-rows-spanned="1">
            <text:p>Periodos</text:p>
          </table:table-cell>
          <table:covered-table-cell table:number-columns-repeated="8" table:style-name="ce9"/>
          <table:covered-table-cell table:style-name="ce13"/>
          <table:table-cell table:style-name="ce1" table:number-columns-repeated="15"/>
          <table:table-cell table:number-columns-repeated="998"/>
        </table:table-row>
        <table:table-row table:style-name="ro4">
          <table:table-cell table:style-name="ce19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1" table:number-columns-repeated="15"/>
          <table:table-cell table:number-columns-repeated="998"/>
        </table:table-row>
        <table:table-row table:style-name="ro4">
          <table:table-cell table:style-name="ce19" office:value-type="string" calcext:value-type="string">
            <text:p>Perchero</text:p>
          </table:table-cell>
          <table:table-cell table:style-name="ce23" table:number-columns-repeated="2"/>
          <table:table-cell table:style-name="ce23" table:formula="of:=+[.D7]" office:value-type="float" office:value="50" calcext:value-type="float">
            <text:p>50</text:p>
          </table:table-cell>
          <table:table-cell table:style-name="ce23" table:formula="of:=+[.E7]" office:value-type="float" office:value="250" calcext:value-type="float">
            <text:p>250</text:p>
          </table:table-cell>
          <table:table-cell table:style-name="ce23" table:formula="of:=+[.F7]" office:value-type="float" office:value="225" calcext:value-type="float">
            <text:p>225</text:p>
          </table:table-cell>
          <table:table-cell table:style-name="ce23" table:formula="of:=+[.G7]" office:value-type="float" office:value="200" calcext:value-type="float">
            <text:p>200</text:p>
          </table:table-cell>
          <table:table-cell table:style-name="ce23" table:formula="of:=+[.H7]" office:value-type="float" office:value="150" calcext:value-type="float">
            <text:p>150</text:p>
          </table:table-cell>
          <table:table-cell table:style-name="ce23" table:formula="of:=+[.I7]" office:value-type="float" office:value="200" calcext:value-type="float">
            <text:p>200</text:p>
          </table:table-cell>
          <table:table-cell table:style-name="ce23" table:number-columns-repeated="2"/>
          <table:table-cell table:style-name="ce1" table:number-columns-repeated="15"/>
          <table:table-cell table:number-columns-repeated="998"/>
        </table:table-row>
        <table:table-row table:style-name="ro4">
          <table:table-cell table:style-name="ce19" office:value-type="string" calcext:value-type="string">
            <text:p>Base</text:p>
          </table:table-cell>
          <table:table-cell table:style-name="ce23"/>
          <table:table-cell table:style-name="ce23" table:formula="of:=+[.C17]" office:value-type="float" office:value="40" calcext:value-type="float">
            <text:p>40</text:p>
          </table:table-cell>
          <table:table-cell table:style-name="ce23" table:formula="of:=+[.D17]" office:value-type="float" office:value="250" calcext:value-type="float">
            <text:p>250</text:p>
          </table:table-cell>
          <table:table-cell table:style-name="ce23" table:formula="of:=+[.E17]" office:value-type="float" office:value="225" calcext:value-type="float">
            <text:p>225</text:p>
          </table:table-cell>
          <table:table-cell table:style-name="ce23" table:formula="of:=+[.F17]" office:value-type="float" office:value="200" calcext:value-type="float">
            <text:p>200</text:p>
          </table:table-cell>
          <table:table-cell table:style-name="ce23" table:formula="of:=+[.G17]" office:value-type="float" office:value="150" calcext:value-type="float">
            <text:p>150</text:p>
          </table:table-cell>
          <table:table-cell table:style-name="ce23" table:formula="of:=+[.H17]" office:value-type="float" office:value="200" calcext:value-type="float">
            <text:p>200</text:p>
          </table:table-cell>
          <table:table-cell table:style-name="ce23" table:number-columns-repeated="3"/>
          <table:table-cell table:style-name="ce1" table:number-columns-repeated="15"/>
          <table:table-cell table:number-columns-repeated="998"/>
        </table:table-row>
        <table:table-row table:style-name="ro4">
          <table:table-cell table:style-name="ce19" office:value-type="string" calcext:value-type="string">
            <text:p>Tronco</text:p>
          </table:table-cell>
          <table:table-cell table:style-name="ce23"/>
          <table:table-cell table:style-name="ce23" table:formula="of:=+[.C27]" office:value-type="float" office:value="40" calcext:value-type="float">
            <text:p>40</text:p>
          </table:table-cell>
          <table:table-cell table:style-name="ce23" table:formula="of:=+[.D27]" office:value-type="float" office:value="250" calcext:value-type="float">
            <text:p>250</text:p>
          </table:table-cell>
          <table:table-cell table:style-name="ce23" table:formula="of:=+[.E27]" office:value-type="float" office:value="225" calcext:value-type="float">
            <text:p>225</text:p>
          </table:table-cell>
          <table:table-cell table:style-name="ce23" table:formula="of:=+[.F27]" office:value-type="float" office:value="200" calcext:value-type="float">
            <text:p>200</text:p>
          </table:table-cell>
          <table:table-cell table:style-name="ce23" table:formula="of:=+[.G27]" office:value-type="float" office:value="150" calcext:value-type="float">
            <text:p>150</text:p>
          </table:table-cell>
          <table:table-cell table:style-name="ce23" table:formula="of:=+[.H27]" office:value-type="float" office:value="200" calcext:value-type="float">
            <text:p>200</text:p>
          </table:table-cell>
          <table:table-cell table:style-name="ce23" table:number-columns-repeated="3"/>
          <table:table-cell table:style-name="ce1" table:number-columns-repeated="15"/>
          <table:table-cell table:number-columns-repeated="998"/>
        </table:table-row>
        <table:table-row table:style-name="ro4">
          <table:table-cell table:style-name="ce19" office:value-type="string" calcext:value-type="string">
            <text:p>Percha</text:p>
          </table:table-cell>
          <table:table-cell table:style-name="ce23"/>
          <table:table-cell table:style-name="ce23" table:formula="of:=+[.C37]" office:value-type="float" office:value="170" calcext:value-type="float">
            <text:p>170</text:p>
          </table:table-cell>
          <table:table-cell table:style-name="ce23" table:formula="of:=+[.D37]" office:value-type="float" office:value="1000" calcext:value-type="float">
            <text:p>1000</text:p>
          </table:table-cell>
          <table:table-cell table:style-name="ce23" table:formula="of:=+[.E37]" office:value-type="float" office:value="915" calcext:value-type="float">
            <text:p>915</text:p>
          </table:table-cell>
          <table:table-cell table:style-name="ce23" table:formula="of:=+[.F37]" office:value-type="float" office:value="860" calcext:value-type="float">
            <text:p>860</text:p>
          </table:table-cell>
          <table:table-cell table:style-name="ce23" table:formula="of:=+[.G37]" office:value-type="float" office:value="660" calcext:value-type="float">
            <text:p>660</text:p>
          </table:table-cell>
          <table:table-cell table:style-name="ce23" table:formula="of:=+[.H37]" office:value-type="float" office:value="850" calcext:value-type="float">
            <text:p>850</text:p>
          </table:table-cell>
          <table:table-cell table:style-name="ce23" table:formula="of:=+[.I37]" office:value-type="float" office:value="40" calcext:value-type="float">
            <text:p>40</text:p>
          </table:table-cell>
          <table:table-cell table:style-name="ce23" table:formula="of:=+[.J37]" office:value-type="float" office:value="50" calcext:value-type="float">
            <text:p>50</text:p>
          </table:table-cell>
          <table:table-cell table:style-name="ce23"/>
          <table:table-cell table:style-name="ce1" table:number-columns-repeated="15"/>
          <table:table-cell table:number-columns-repeated="998"/>
        </table:table-row>
        <table:table-row table:style-name="ro4">
          <table:table-cell table:style-name="ce19" office:value-type="string" calcext:value-type="string">
            <text:p>Goma antideslizante</text:p>
          </table:table-cell>
          <table:table-cell table:style-name="ce23" table:formula="of:=+[.B47]" office:value-type="float" office:value="30" calcext:value-type="float">
            <text:p>30</text:p>
          </table:table-cell>
          <table:table-cell table:style-name="ce23" table:formula="of:=+[.C47]" office:value-type="float" office:value="250" calcext:value-type="float">
            <text:p>250</text:p>
          </table:table-cell>
          <table:table-cell table:style-name="ce23" table:formula="of:=+[.D47]" office:value-type="float" office:value="225" calcext:value-type="float">
            <text:p>225</text:p>
          </table:table-cell>
          <table:table-cell table:style-name="ce23" table:formula="of:=+[.E47]" office:value-type="float" office:value="200" calcext:value-type="float">
            <text:p>200</text:p>
          </table:table-cell>
          <table:table-cell table:style-name="ce23" table:formula="of:=+[.F47]" office:value-type="float" office:value="150" calcext:value-type="float">
            <text:p>150</text:p>
          </table:table-cell>
          <table:table-cell table:style-name="ce23" table:formula="of:=+[.G47]" office:value-type="float" office:value="200" calcext:value-type="float">
            <text:p>200</text:p>
          </table:table-cell>
          <table:table-cell table:style-name="ce23" table:number-columns-repeated="4"/>
          <table:table-cell table:style-name="ce1" table:number-columns-repeated="15"/>
          <table:table-cell table:number-columns-repeated="998"/>
        </table:table-row>
        <table:table-row table:style-name="ro4">
          <table:table-cell table:style-name="ce19" office:value-type="string" calcext:value-type="string">
            <text:p>Pie</text:p>
          </table:table-cell>
          <table:table-cell table:style-name="ce24" table:formula="of:=+[.B57]" office:value-type="float" office:value="30" calcext:value-type="float">
            <text:p>30</text:p>
          </table:table-cell>
          <table:table-cell table:style-name="ce24" table:formula="of:=+[.C57]" office:value-type="float" office:value="250" calcext:value-type="float">
            <text:p>250</text:p>
          </table:table-cell>
          <table:table-cell table:style-name="ce24" table:formula="of:=+[.D57]" office:value-type="float" office:value="225" calcext:value-type="float">
            <text:p>225</text:p>
          </table:table-cell>
          <table:table-cell table:style-name="ce24" table:formula="of:=+[.E57]" office:value-type="float" office:value="200" calcext:value-type="float">
            <text:p>200</text:p>
          </table:table-cell>
          <table:table-cell table:style-name="ce24" table:formula="of:=+[.F57]" office:value-type="float" office:value="150" calcext:value-type="float">
            <text:p>150</text:p>
          </table:table-cell>
          <table:table-cell table:style-name="ce24" table:formula="of:=+[.G57]" office:value-type="float" office:value="200" calcext:value-type="float">
            <text:p>200</text:p>
          </table:table-cell>
          <table:table-cell table:style-name="ce24" table:number-columns-repeated="4"/>
          <table:table-cell table:style-name="ce1" table:number-columns-repeated="15"/>
          <table:table-cell table:number-columns-repeated="998"/>
        </table:table-row>
        <table:table-row table:style-name="ro4">
          <table:table-cell table:style-name="ce19" office:value-type="string" calcext:value-type="string">
            <text:p>Soporte</text:p>
          </table:table-cell>
          <table:table-cell table:style-name="ce24" table:formula="of:=+[.B67]" office:value-type="float" office:value="160" calcext:value-type="float">
            <text:p>160</text:p>
          </table:table-cell>
          <table:table-cell table:style-name="ce24" table:formula="of:=+[.C67]" office:value-type="float" office:value="1000" calcext:value-type="float">
            <text:p>1000</text:p>
          </table:table-cell>
          <table:table-cell table:style-name="ce24" table:formula="of:=+[.D67]" office:value-type="float" office:value="915" calcext:value-type="float">
            <text:p>915</text:p>
          </table:table-cell>
          <table:table-cell table:style-name="ce24" table:formula="of:=+[.E67]" office:value-type="float" office:value="860" calcext:value-type="float">
            <text:p>860</text:p>
          </table:table-cell>
          <table:table-cell table:style-name="ce24" table:formula="of:=+[.F67]" office:value-type="float" office:value="660" calcext:value-type="float">
            <text:p>660</text:p>
          </table:table-cell>
          <table:table-cell table:style-name="ce24" table:formula="of:=+[.G67]" office:value-type="float" office:value="850" calcext:value-type="float">
            <text:p>850</text:p>
          </table:table-cell>
          <table:table-cell table:style-name="ce24" table:formula="of:=+[.H67]" office:value-type="float" office:value="40" calcext:value-type="float">
            <text:p>40</text:p>
          </table:table-cell>
          <table:table-cell table:style-name="ce24" table:formula="of:=+[.I67]" office:value-type="float" office:value="50" calcext:value-type="float">
            <text:p>50</text:p>
          </table:table-cell>
          <table:table-cell table:style-name="ce24" table:number-columns-repeated="2"/>
          <table:table-cell table:style-name="ce1" table:number-columns-repeated="15"/>
          <table:table-cell table:number-columns-repeated="998"/>
        </table:table-row>
        <table:table-row table:style-name="ro4">
          <table:table-cell table:style-name="ce19" office:value-type="string" calcext:value-type="string">
            <text:p>Colgador</text:p>
          </table:table-cell>
          <table:table-cell table:style-name="ce24" table:formula="of:=+[.B77]" office:value-type="float" office:value="330" calcext:value-type="float">
            <text:p>330</text:p>
          </table:table-cell>
          <table:table-cell table:style-name="ce24" table:formula="of:=+[.C77]" office:value-type="float" office:value="2000" calcext:value-type="float">
            <text:p>2000</text:p>
          </table:table-cell>
          <table:table-cell table:style-name="ce24" table:formula="of:=+[.D77]" office:value-type="float" office:value="1830" calcext:value-type="float">
            <text:p>1830</text:p>
          </table:table-cell>
          <table:table-cell table:style-name="ce24" table:formula="of:=+[.E77]" office:value-type="float" office:value="1720" calcext:value-type="float">
            <text:p>1720</text:p>
          </table:table-cell>
          <table:table-cell table:style-name="ce24" table:formula="of:=+[.F77]" office:value-type="float" office:value="1320" calcext:value-type="float">
            <text:p>1320</text:p>
          </table:table-cell>
          <table:table-cell table:style-name="ce24" table:formula="of:=+[.G77]" office:value-type="float" office:value="1700" calcext:value-type="float">
            <text:p>1700</text:p>
          </table:table-cell>
          <table:table-cell table:style-name="ce24" table:formula="of:=+[.H77]" office:value-type="float" office:value="80" calcext:value-type="float">
            <text:p>80</text:p>
          </table:table-cell>
          <table:table-cell table:style-name="ce24" table:formula="of:=+[.I77]" office:value-type="float" office:value="100" calcext:value-type="float">
            <text:p>100</text:p>
          </table:table-cell>
          <table:table-cell table:style-name="ce24" table:number-columns-repeated="2"/>
          <table:table-cell table:style-name="ce1" table:number-columns-repeated="15"/>
          <table:table-cell table:number-columns-repeated="998"/>
        </table:table-row>
        <table:table-row table:style-name="ro4" table:number-rows-repeated="909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tosLXL" table:style-name="ta3"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5">
          <table:table-cell table:style-name="ce1" table:number-columns-repeated="9"/>
          <table:table-cell table:style-name="ce1">
            <draw:custom-shape table:end-cell-address="CostosLXL.Q30" table:end-x="20.47pt" table:end-y="5.22pt" draw:z-index="0" draw:name="Shape 15" draw:style-name="gr2" draw:text-style-name="P3" svg:width="368.99pt" svg:height="92.21pt" svg:x="2.24pt" svg:y="3.74pt">
              <text:p text:style-name="P2"><text:span text:style-name="T2">Método</text:span><text:span text:style-name="T3"> </text:span><text:span text:style-name="T2">LxL</text:span></text:p>
    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style-name="ce1" table:number-columns-repeated="16"/>
          <table:table-cell table:number-columns-repeated="998"/>
        </table:table-row>
        <table:table-row table:style-name="ro6">
          <table:table-cell table:style-name="ce25" office:value-type="string" calcext:value-type="string">
            <text:p>Perchero</text:p>
          </table:table-cell>
          <table:table-cell table:style-name="ce27" office:value-type="string" calcext:value-type="string">
            <text:p>PERIODO</text:p>
          </table:table-cell>
          <table:table-cell table:style-name="ce27" office:value-type="string" calcext:value-type="string">
            <text:p>NEC. NETAS</text:p>
          </table:table-cell>
          <table:table-cell table:style-name="ce27" office:value-type="string" calcext:value-type="string">
            <text:p>PEDIDOS PLANIFIADOS</text:p>
          </table:table-cell>
          <table:table-cell table:style-name="ce27" office:value-type="string" calcext:value-type="string">
            <text:p>INVENTARIO FINAL (DISPON)</text:p>
          </table:table-cell>
          <table:table-cell table:style-name="ce27" office:value-type="string" calcext:value-type="string">
            <text:p>COSTO DE MTTO</text:p>
          </table:table-cell>
          <table:table-cell table:style-name="ce27" office:value-type="string" calcext:value-type="string">
            <text:p>COSTO DE EMISION</text:p>
          </table:table-cell>
          <table:table-cell table:style-name="ce27" office:value-type="string" calcext:value-type="string">
            <text:p>COSTO TOTAL</text:p>
          </table:table-cell>
          <table:table-cell table:style-name="ce1" table:number-columns-repeated="18"/>
          <table:table-cell table:number-columns-repeated="998"/>
        </table:table-row>
        <table:table-row-group table:display="false">
          <table:table-row table:style-name="ro1" table:visibility="collapse">
            <table:table-cell table:style-name="ce1"/>
            <table:table-cell table:style-name="ce28" office:value-type="float" office:value="1" calcext:value-type="float">
              <text:p>1</text:p>
            </table:table-cell>
            <table:table-cell table:style-name="ce28" table:formula="of:=+[$LXL.B6]" office:value-type="float" office:value="0" calcext:value-type="float">
              <text:p>0</text:p>
            </table:table-cell>
            <table:table-cell table:style-name="ce28" table:formula="of:=[$LXL.B7]" office:value-type="float" office:value="0" calcext:value-type="float">
              <text:p>0</text:p>
            </table:table-cell>
            <table:table-cell table:style-name="ce28" table:formula="of:=[$LXL.B5]" office:value-type="float" office:value="100" calcext:value-type="float">
              <text:p>100</text:p>
            </table:table-cell>
            <table:table-cell table:style-name="ce30" table:formula="of:=[.E3]*[$Datos.$M$16]" office:value-type="float" office:value="100" calcext:value-type="float">
              <text:p><text:s/>$100.00 </text:p>
            </table:table-cell>
            <table:table-cell table:style-name="ce30" table:formula="of:=IFERROR(+[$Datos.$M$15]*([$CostosLXL.D3]/[$CostosLXL.D3]);0)" office:value-type="float" office:value="0" calcext:value-type="float">
              <text:p><text:s/>$-00 </text:p>
            </table:table-cell>
            <table:table-cell table:style-name="ce30" table:formula="of:=[.F3]+[.G3]" office:value-type="float" office:value="100" calcext:value-type="float">
              <text:p><text:s/>$10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1" table:visibility="collapse">
            <table:table-cell table:style-name="ce1"/>
            <table:table-cell table:style-name="ce28" office:value-type="float" office:value="2" calcext:value-type="float">
              <text:p>2</text:p>
            </table:table-cell>
            <table:table-cell table:style-name="ce28" table:formula="of:=+[$LXL.C6]" office:value-type="float" office:value="0" calcext:value-type="float">
              <text:p>0</text:p>
            </table:table-cell>
            <table:table-cell table:style-name="ce28" table:formula="of:=[$LXL.C7]" office:value-type="float" office:value="0" calcext:value-type="float">
              <text:p>0</text:p>
            </table:table-cell>
            <table:table-cell table:style-name="ce28" table:formula="of:=[$LXL.C5]" office:value-type="float" office:value="100" calcext:value-type="float">
              <text:p>100</text:p>
            </table:table-cell>
            <table:table-cell table:style-name="ce30" table:formula="of:=[.E4]*[$Datos.$M$16]" office:value-type="float" office:value="100" calcext:value-type="float">
              <text:p><text:s/>$100.00 </text:p>
            </table:table-cell>
            <table:table-cell table:style-name="ce30" table:formula="of:=IFERROR(+[$Datos.$M$15]*([$CostosLXL.D4]/[$CostosLXL.D4]);0)" office:value-type="float" office:value="0" calcext:value-type="float">
              <text:p><text:s/>$-00 </text:p>
            </table:table-cell>
            <table:table-cell table:style-name="ce30" table:formula="of:=[.F4]+[.G4]" office:value-type="float" office:value="100" calcext:value-type="float">
              <text:p><text:s/>$10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1" table:visibility="collapse">
            <table:table-cell table:style-name="ce1"/>
            <table:table-cell table:style-name="ce28" office:value-type="float" office:value="3" calcext:value-type="float">
              <text:p>3</text:p>
            </table:table-cell>
            <table:table-cell table:style-name="ce28" table:formula="of:=+[$LXL.D6]" office:value-type="float" office:value="0" calcext:value-type="float">
              <text:p>0</text:p>
            </table:table-cell>
            <table:table-cell table:style-name="ce28" table:formula="of:=[$LXL.D7]" office:value-type="float" office:value="50" calcext:value-type="float">
              <text:p>50</text:p>
            </table:table-cell>
            <table:table-cell table:style-name="ce28" table:formula="of:=[$LXL.D5]" office:value-type="float" office:value="100" calcext:value-type="float">
              <text:p>100</text:p>
            </table:table-cell>
            <table:table-cell table:style-name="ce30" table:formula="of:=[.E5]*[$Datos.$M$16]" office:value-type="float" office:value="100" calcext:value-type="float">
              <text:p><text:s/>$100.00 </text:p>
            </table:table-cell>
            <table:table-cell table:style-name="ce30" table:formula="of:=IFERROR(+[$Datos.$M$15]*([$CostosLXL.D5]/[$CostosLXL.D5]);0)" office:value-type="float" office:value="2500" calcext:value-type="float">
              <text:p><text:s/>$2,500.00 </text:p>
            </table:table-cell>
            <table:table-cell table:style-name="ce30" table:formula="of:=[.F5]+[.G5]" office:value-type="float" office:value="2600" calcext:value-type="float">
              <text:p><text:s/>$2,60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1" table:visibility="collapse">
            <table:table-cell table:style-name="ce1"/>
            <table:table-cell table:style-name="ce28" office:value-type="float" office:value="4" calcext:value-type="float">
              <text:p>4</text:p>
            </table:table-cell>
            <table:table-cell table:style-name="ce28" table:formula="of:=+[$LXL.E6]" office:value-type="float" office:value="0" calcext:value-type="float">
              <text:p>0</text:p>
            </table:table-cell>
            <table:table-cell table:style-name="ce28" table:formula="of:=[$LXL.E7]" office:value-type="float" office:value="250" calcext:value-type="float">
              <text:p>250</text:p>
            </table:table-cell>
            <table:table-cell table:style-name="ce28" table:formula="of:=[$LXL.E5]" office:value-type="float" office:value="100" calcext:value-type="float">
              <text:p>100</text:p>
            </table:table-cell>
            <table:table-cell table:style-name="ce30" table:formula="of:=[.E6]*[$Datos.$M$16]" office:value-type="float" office:value="100" calcext:value-type="float">
              <text:p><text:s/>$100.00 </text:p>
            </table:table-cell>
            <table:table-cell table:style-name="ce30" table:formula="of:=IFERROR(+[$Datos.$M$15]*([$CostosLXL.D6]/[$CostosLXL.D6]);0)" office:value-type="float" office:value="2500" calcext:value-type="float">
              <text:p><text:s/>$2,500.00 </text:p>
            </table:table-cell>
            <table:table-cell table:style-name="ce30" table:formula="of:=[.F6]+[.G6]" office:value-type="float" office:value="2600" calcext:value-type="float">
              <text:p><text:s/>$2,60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1" table:visibility="collapse">
            <table:table-cell table:style-name="ce1"/>
            <table:table-cell table:style-name="ce28" office:value-type="float" office:value="5" calcext:value-type="float">
              <text:p>5</text:p>
            </table:table-cell>
            <table:table-cell table:style-name="ce28" table:formula="of:=+[$LXL.F6]" office:value-type="float" office:value="50" calcext:value-type="float">
              <text:p>50</text:p>
            </table:table-cell>
            <table:table-cell table:style-name="ce28" table:formula="of:=[$LXL.F7]" office:value-type="float" office:value="225" calcext:value-type="float">
              <text:p>225</text:p>
            </table:table-cell>
            <table:table-cell table:style-name="ce28" table:formula="of:=[$LXL.F5]" office:value-type="float" office:value="50" calcext:value-type="float">
              <text:p>50</text:p>
            </table:table-cell>
            <table:table-cell table:style-name="ce30" table:formula="of:=[.E7]*[$Datos.$M$16]" office:value-type="float" office:value="50" calcext:value-type="float">
              <text:p><text:s/>$50.00 </text:p>
            </table:table-cell>
            <table:table-cell table:style-name="ce30" table:formula="of:=IFERROR(+[$Datos.$M$15]*([$CostosLXL.D7]/[$CostosLXL.D7]);0)" office:value-type="float" office:value="2500" calcext:value-type="float">
              <text:p><text:s/>$2,500.00 </text:p>
            </table:table-cell>
            <table:table-cell table:style-name="ce30" table:formula="of:=[.F7]+[.G7]" office:value-type="float" office:value="2550" calcext:value-type="float">
              <text:p><text:s/>$2,55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1" table:visibility="collapse">
            <table:table-cell table:style-name="ce1"/>
            <table:table-cell table:style-name="ce28" office:value-type="float" office:value="6" calcext:value-type="float">
              <text:p>6</text:p>
            </table:table-cell>
            <table:table-cell table:style-name="ce28" table:formula="of:=+[$LXL.G6]" office:value-type="float" office:value="250" calcext:value-type="float">
              <text:p>250</text:p>
            </table:table-cell>
            <table:table-cell table:style-name="ce28" table:formula="of:=[$LXL.G7]" office:value-type="float" office:value="200" calcext:value-type="float">
              <text:p>200</text:p>
            </table:table-cell>
            <table:table-cell table:style-name="ce28" table:formula="of:=[$LXL.G5]" office:value-type="float" office:value="50" calcext:value-type="float">
              <text:p>50</text:p>
            </table:table-cell>
            <table:table-cell table:style-name="ce30" table:formula="of:=[.E8]*[$Datos.$M$16]" office:value-type="float" office:value="50" calcext:value-type="float">
              <text:p><text:s/>$50.00 </text:p>
            </table:table-cell>
            <table:table-cell table:style-name="ce30" table:formula="of:=IFERROR(+[$Datos.$M$15]*([$CostosLXL.D8]/[$CostosLXL.D8]);0)" office:value-type="float" office:value="2500" calcext:value-type="float">
              <text:p><text:s/>$2,500.00 </text:p>
            </table:table-cell>
            <table:table-cell table:style-name="ce30" table:formula="of:=[.F8]+[.G8]" office:value-type="float" office:value="2550" calcext:value-type="float">
              <text:p><text:s/>$2,55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1" table:visibility="collapse">
            <table:table-cell table:style-name="ce1"/>
            <table:table-cell table:style-name="ce28" office:value-type="float" office:value="7" calcext:value-type="float">
              <text:p>7</text:p>
            </table:table-cell>
            <table:table-cell table:style-name="ce28" table:formula="of:=+[$LXL.H6]" office:value-type="float" office:value="225" calcext:value-type="float">
              <text:p>225</text:p>
            </table:table-cell>
            <table:table-cell table:style-name="ce28" table:formula="of:=[$LXL.H7]" office:value-type="float" office:value="150" calcext:value-type="float">
              <text:p>150</text:p>
            </table:table-cell>
            <table:table-cell table:style-name="ce28" table:formula="of:=[$LXL.H5]" office:value-type="float" office:value="50" calcext:value-type="float">
              <text:p>50</text:p>
            </table:table-cell>
            <table:table-cell table:style-name="ce30" table:formula="of:=[.E9]*[$Datos.$M$16]" office:value-type="float" office:value="50" calcext:value-type="float">
              <text:p><text:s/>$50.00 </text:p>
            </table:table-cell>
            <table:table-cell table:style-name="ce30" table:formula="of:=IFERROR(+[$Datos.$M$15]*([$CostosLXL.D9]/[$CostosLXL.D9]);0)" office:value-type="float" office:value="2500" calcext:value-type="float">
              <text:p><text:s/>$2,500.00 </text:p>
            </table:table-cell>
            <table:table-cell table:style-name="ce30" table:formula="of:=[.F9]+[.G9]" office:value-type="float" office:value="2550" calcext:value-type="float">
              <text:p><text:s/>$2,55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1" table:visibility="collapse">
            <table:table-cell table:style-name="ce1"/>
            <table:table-cell table:style-name="ce28" office:value-type="float" office:value="8" calcext:value-type="float">
              <text:p>8</text:p>
            </table:table-cell>
            <table:table-cell table:style-name="ce28" table:formula="of:=+[$LXL.I6]" office:value-type="float" office:value="200" calcext:value-type="float">
              <text:p>200</text:p>
            </table:table-cell>
            <table:table-cell table:style-name="ce28" table:formula="of:=[$LXL.I7]" office:value-type="float" office:value="200" calcext:value-type="float">
              <text:p>200</text:p>
            </table:table-cell>
            <table:table-cell table:style-name="ce28" table:formula="of:=[$LXL.I5]" office:value-type="float" office:value="50" calcext:value-type="float">
              <text:p>50</text:p>
            </table:table-cell>
            <table:table-cell table:style-name="ce30" table:formula="of:=[.E10]*[$Datos.$M$16]" office:value-type="float" office:value="50" calcext:value-type="float">
              <text:p><text:s/>$50.00 </text:p>
            </table:table-cell>
            <table:table-cell table:style-name="ce30" table:formula="of:=IFERROR(+[$Datos.$M$15]*([$CostosLXL.D10]/[$CostosLXL.D10]);0)" office:value-type="float" office:value="2500" calcext:value-type="float">
              <text:p><text:s/>$2,500.00 </text:p>
            </table:table-cell>
            <table:table-cell table:style-name="ce30" table:formula="of:=[.F10]+[.G10]" office:value-type="float" office:value="2550" calcext:value-type="float">
              <text:p><text:s/>$2,55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1" table:visibility="collapse">
            <table:table-cell table:style-name="ce1"/>
            <table:table-cell table:style-name="ce28" office:value-type="float" office:value="9" calcext:value-type="float">
              <text:p>9</text:p>
            </table:table-cell>
            <table:table-cell table:style-name="ce28" table:formula="of:=+[$LXL.J6]" office:value-type="float" office:value="150" calcext:value-type="float">
              <text:p>150</text:p>
            </table:table-cell>
            <table:table-cell table:style-name="ce28" table:formula="of:=[$LXL.J7]" office:value-type="float" office:value="0" calcext:value-type="float">
              <text:p>0</text:p>
            </table:table-cell>
            <table:table-cell table:style-name="ce28" table:formula="of:=[$LXL.J5]" office:value-type="float" office:value="50" calcext:value-type="float">
              <text:p>50</text:p>
            </table:table-cell>
            <table:table-cell table:style-name="ce30" table:formula="of:=[.E11]*[$Datos.$M$16]" office:value-type="float" office:value="50" calcext:value-type="float">
              <text:p><text:s/>$50.00 </text:p>
            </table:table-cell>
            <table:table-cell table:style-name="ce30" table:formula="of:=IFERROR(+[$Datos.$M$15]*([$CostosLXL.D11]/[$CostosLXL.D11]);0)" office:value-type="float" office:value="0" calcext:value-type="float">
              <text:p><text:s/>$-00 </text:p>
            </table:table-cell>
            <table:table-cell table:style-name="ce30" table:formula="of:=[.F11]+[.G11]" office:value-type="float" office:value="50" calcext:value-type="float">
              <text:p><text:s/>$5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1" table:visibility="collapse">
            <table:table-cell table:style-name="ce1"/>
            <table:table-cell table:style-name="ce28" office:value-type="float" office:value="10" calcext:value-type="float">
              <text:p>10</text:p>
            </table:table-cell>
            <table:table-cell table:style-name="ce28" table:formula="of:=+[$LXL.K6]" office:value-type="float" office:value="200" calcext:value-type="float">
              <text:p>200</text:p>
            </table:table-cell>
            <table:table-cell table:style-name="ce28" table:formula="of:=[$LXL.K7]" office:value-type="float" office:value="0" calcext:value-type="float">
              <text:p>0</text:p>
            </table:table-cell>
            <table:table-cell table:style-name="ce28" table:formula="of:=[$LXL.K5]" office:value-type="float" office:value="50" calcext:value-type="float">
              <text:p>50</text:p>
            </table:table-cell>
            <table:table-cell table:style-name="ce30" table:formula="of:=[.E12]*[$Datos.$M$16]" office:value-type="float" office:value="50" calcext:value-type="float">
              <text:p><text:s/>$50.00 </text:p>
            </table:table-cell>
            <table:table-cell table:style-name="ce30" table:formula="of:=IFERROR(+[$Datos.$M$15]*([$CostosLXL.D12]/[$CostosLXL.D12]);0)" office:value-type="float" office:value="0" calcext:value-type="float">
              <text:p><text:s/>$-00 </text:p>
            </table:table-cell>
            <table:table-cell table:style-name="ce30" table:formula="of:=[.F12]+[.G12]" office:value-type="float" office:value="50" calcext:value-type="float">
              <text:p><text:s/>$5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1" table:visibility="collapse">
            <table:table-cell table:style-name="ce1" table:number-columns-repeated="26"/>
            <table:table-cell table:number-columns-repeated="998"/>
          </table:table-row>
          <table:table-row table:style-name="ro1" table:visibility="collapse">
            <table:table-cell table:style-name="ce1" table:number-columns-repeated="4"/>
            <table:table-cell table:style-name="ce29" office:value-type="string" calcext:value-type="string">
              <text:p>Total</text:p>
            </table:table-cell>
            <table:table-cell table:style-name="ce31" table:formula="of:=SUM([.F3:.F12])" office:value-type="float" office:value="700" calcext:value-type="float">
              <text:p><text:s/>$700.00 </text:p>
            </table:table-cell>
            <table:table-cell table:style-name="ce31" table:formula="of:=SUM([.G3:.G12])" office:value-type="float" office:value="15000" calcext:value-type="float">
              <text:p><text:s/>$15,000.00 </text:p>
            </table:table-cell>
            <table:table-cell table:style-name="ce31" table:formula="of:=SUM([.H3:.H12])" office:value-type="float" office:value="15700" calcext:value-type="float">
              <text:p><text:s/>$15,700.00 </text:p>
            </table:table-cell>
            <table:table-cell table:style-name="ce1" table:number-columns-repeated="18"/>
            <table:table-cell table:number-columns-repeated="998"/>
          </table:table-row>
        </table:table-row-group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5" office:value-type="string" calcext:value-type="string">
            <text:p>Base</text:p>
          </table:table-cell>
          <table:table-cell table:style-name="ce27" office:value-type="string" calcext:value-type="string">
            <text:p>PERIODO</text:p>
          </table:table-cell>
          <table:table-cell table:style-name="ce27" office:value-type="string" calcext:value-type="string">
            <text:p>NEC. NETAS</text:p>
          </table:table-cell>
          <table:table-cell table:style-name="ce27" office:value-type="string" calcext:value-type="string">
            <text:p>PEDIDOS PLANIFIADOS</text:p>
          </table:table-cell>
          <table:table-cell table:style-name="ce27" office:value-type="string" calcext:value-type="string">
            <text:p>INVENTARIO FINAL (DISPON)</text:p>
          </table:table-cell>
          <table:table-cell table:style-name="ce27" office:value-type="string" calcext:value-type="string">
            <text:p>COSTO DE MTTO</text:p>
          </table:table-cell>
          <table:table-cell table:style-name="ce27" office:value-type="string" calcext:value-type="string">
            <text:p>COSTO DE EMISION</text:p>
          </table:table-cell>
          <table:table-cell table:style-name="ce27" office:value-type="string" calcext:value-type="string">
            <text:p>COSTO TOTAL</text:p>
          </table:table-cell>
          <table:table-cell table:style-name="ce1" table:number-columns-repeated="18"/>
          <table:table-cell table:number-columns-repeated="998"/>
        </table:table-row>
        <table:table-row-group table:display="false">
          <table:table-row table:style-name="ro1" table:visibility="collapse">
            <table:table-cell table:style-name="ce1"/>
            <table:table-cell table:style-name="ce28" office:value-type="float" office:value="1" calcext:value-type="float">
              <text:p>1</text:p>
            </table:table-cell>
            <table:table-cell table:style-name="ce28" table:formula="of:=+[$LXL.B16]" office:value-type="float" office:value="0" calcext:value-type="float">
              <text:p>0</text:p>
            </table:table-cell>
            <table:table-cell table:style-name="ce28" table:formula="of:=+[$LXL.B17]" office:value-type="float" office:value="0" calcext:value-type="float">
              <text:p>0</text:p>
            </table:table-cell>
            <table:table-cell table:style-name="ce28" table:formula="of:=+[$LXL.B15]" office:value-type="float" office:value="20" calcext:value-type="float">
              <text:p>20</text:p>
            </table:table-cell>
            <table:table-cell table:style-name="ce30" table:formula="of:=+[.E18]*[$Datos.$M$16]" office:value-type="float" office:value="20" calcext:value-type="float">
              <text:p><text:s/>$20.00 </text:p>
            </table:table-cell>
            <table:table-cell table:style-name="ce30" table:formula="of:=IFERROR([$Datos.$M$15]*([$CostosLXL.D18]/[$CostosLXL.D18]);0)" office:value-type="float" office:value="0" calcext:value-type="float">
              <text:p><text:s/>$-00 </text:p>
            </table:table-cell>
            <table:table-cell table:style-name="ce30" table:formula="of:=[.F18]+[.G18]" office:value-type="float" office:value="20" calcext:value-type="float">
              <text:p><text:s/>$2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1" table:visibility="collapse">
            <table:table-cell table:style-name="ce1"/>
            <table:table-cell table:style-name="ce28" office:value-type="float" office:value="2" calcext:value-type="float">
              <text:p>2</text:p>
            </table:table-cell>
            <table:table-cell table:style-name="ce28" table:formula="of:=+[$LXL.C16]" office:value-type="float" office:value="0" calcext:value-type="float">
              <text:p>0</text:p>
            </table:table-cell>
            <table:table-cell table:style-name="ce28" table:formula="of:=+[$LXL.C17]" office:value-type="float" office:value="40" calcext:value-type="float">
              <text:p>40</text:p>
            </table:table-cell>
            <table:table-cell table:style-name="ce28" table:formula="of:=+[$LXL.C15]" office:value-type="float" office:value="20" calcext:value-type="float">
              <text:p>20</text:p>
            </table:table-cell>
            <table:table-cell table:style-name="ce30" table:formula="of:=+[.E19]*[$Datos.$M$16]" office:value-type="float" office:value="20" calcext:value-type="float">
              <text:p><text:s/>$20.00 </text:p>
            </table:table-cell>
            <table:table-cell table:style-name="ce30" table:formula="of:=IFERROR([$Datos.$M$15]*([$CostosLXL.D19]/[$CostosLXL.D19]);0)" office:value-type="float" office:value="2500" calcext:value-type="float">
              <text:p><text:s/>$2,500.00 </text:p>
            </table:table-cell>
            <table:table-cell table:style-name="ce30" table:formula="of:=[.F19]+[.G19]" office:value-type="float" office:value="2520" calcext:value-type="float">
              <text:p><text:s/>$2,52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1" table:visibility="collapse">
            <table:table-cell table:style-name="ce1"/>
            <table:table-cell table:style-name="ce28" office:value-type="float" office:value="3" calcext:value-type="float">
              <text:p>3</text:p>
            </table:table-cell>
            <table:table-cell table:style-name="ce28" table:formula="of:=+[$LXL.D16]" office:value-type="float" office:value="40" calcext:value-type="float">
              <text:p>40</text:p>
            </table:table-cell>
            <table:table-cell table:style-name="ce28" table:formula="of:=+[$LXL.D17]" office:value-type="float" office:value="250" calcext:value-type="float">
              <text:p>250</text:p>
            </table:table-cell>
            <table:table-cell table:style-name="ce28" table:formula="of:=+[$LXL.D15]" office:value-type="float" office:value="10" calcext:value-type="float">
              <text:p>10</text:p>
            </table:table-cell>
            <table:table-cell table:style-name="ce30" table:formula="of:=+[.E20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20]/[$CostosLXL.D20]);0)" office:value-type="float" office:value="2500" calcext:value-type="float">
              <text:p><text:s/>$2,500.00 </text:p>
            </table:table-cell>
            <table:table-cell table:style-name="ce30" table:formula="of:=[.F20]+[.G20]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4" calcext:value-type="float">
              <text:p>4</text:p>
            </table:table-cell>
            <table:table-cell table:style-name="ce28" table:formula="of:=+[$LXL.E16]" office:value-type="float" office:value="250" calcext:value-type="float">
              <text:p>250</text:p>
            </table:table-cell>
            <table:table-cell table:style-name="ce28" table:formula="of:=+[$LXL.E17]" office:value-type="float" office:value="225" calcext:value-type="float">
              <text:p>225</text:p>
            </table:table-cell>
            <table:table-cell table:style-name="ce28" table:formula="of:=+[$LXL.E15]" office:value-type="float" office:value="10" calcext:value-type="float">
              <text:p>10</text:p>
            </table:table-cell>
            <table:table-cell table:style-name="ce30" table:formula="of:=+[.E21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21]/[$CostosLXL.D21]);0)" office:value-type="float" office:value="2500" calcext:value-type="float">
              <text:p><text:s/>$2,500.00 </text:p>
            </table:table-cell>
            <table:table-cell table:style-name="ce30" table:formula="of:=[.F21]+[.G21]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5" calcext:value-type="float">
              <text:p>5</text:p>
            </table:table-cell>
            <table:table-cell table:style-name="ce28" table:formula="of:=+[$LXL.F16]" office:value-type="float" office:value="225" calcext:value-type="float">
              <text:p>225</text:p>
            </table:table-cell>
            <table:table-cell table:style-name="ce28" table:formula="of:=+[$LXL.F17]" office:value-type="float" office:value="200" calcext:value-type="float">
              <text:p>200</text:p>
            </table:table-cell>
            <table:table-cell table:style-name="ce28" table:formula="of:=+[$LXL.F15]" office:value-type="float" office:value="10" calcext:value-type="float">
              <text:p>10</text:p>
            </table:table-cell>
            <table:table-cell table:style-name="ce30" table:formula="of:=+[.E22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22]/[$CostosLXL.D22]);0)" office:value-type="float" office:value="2500" calcext:value-type="float">
              <text:p><text:s/>$2,500.00 </text:p>
            </table:table-cell>
            <table:table-cell table:style-name="ce30" table:formula="of:=[.F22]+[.G22]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6" calcext:value-type="float">
              <text:p>6</text:p>
            </table:table-cell>
            <table:table-cell table:style-name="ce28" table:formula="of:=+[$LXL.G16]" office:value-type="float" office:value="200" calcext:value-type="float">
              <text:p>200</text:p>
            </table:table-cell>
            <table:table-cell table:style-name="ce28" table:formula="of:=+[$LXL.G17]" office:value-type="float" office:value="150" calcext:value-type="float">
              <text:p>150</text:p>
            </table:table-cell>
            <table:table-cell table:style-name="ce28" table:formula="of:=+[$LXL.G15]" office:value-type="float" office:value="10" calcext:value-type="float">
              <text:p>10</text:p>
            </table:table-cell>
            <table:table-cell table:style-name="ce30" table:formula="of:=+[.E23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23]/[$CostosLXL.D23]);0)" office:value-type="float" office:value="2500" calcext:value-type="float">
              <text:p><text:s/>$2,500.00 </text:p>
            </table:table-cell>
            <table:table-cell table:style-name="ce30" table:formula="of:=[.F23]+[.G23]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7" calcext:value-type="float">
              <text:p>7</text:p>
            </table:table-cell>
            <table:table-cell table:style-name="ce28" table:formula="of:=+[$LXL.H16]" office:value-type="float" office:value="150" calcext:value-type="float">
              <text:p>150</text:p>
            </table:table-cell>
            <table:table-cell table:style-name="ce28" table:formula="of:=+[$LXL.H17]" office:value-type="float" office:value="200" calcext:value-type="float">
              <text:p>200</text:p>
            </table:table-cell>
            <table:table-cell table:style-name="ce28" table:formula="of:=+[$LXL.H15]" office:value-type="float" office:value="10" calcext:value-type="float">
              <text:p>10</text:p>
            </table:table-cell>
            <table:table-cell table:style-name="ce30" table:formula="of:=+[.E24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24]/[$CostosLXL.D24]);0)" office:value-type="float" office:value="2500" calcext:value-type="float">
              <text:p><text:s/>$2,500.00 </text:p>
            </table:table-cell>
            <table:table-cell table:style-name="ce30" table:formula="of:=[.F24]+[.G24]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8" calcext:value-type="float">
              <text:p>8</text:p>
            </table:table-cell>
            <table:table-cell table:style-name="ce28" table:formula="of:=+[$LXL.I16]" office:value-type="float" office:value="200" calcext:value-type="float">
              <text:p>200</text:p>
            </table:table-cell>
            <table:table-cell table:style-name="ce28" table:formula="of:=+[$LXL.I17]" office:value-type="float" office:value="0" calcext:value-type="float">
              <text:p>0</text:p>
            </table:table-cell>
            <table:table-cell table:style-name="ce28" table:formula="of:=+[$LXL.I15]" office:value-type="float" office:value="10" calcext:value-type="float">
              <text:p>10</text:p>
            </table:table-cell>
            <table:table-cell table:style-name="ce30" table:formula="of:=+[.E25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25]/[$CostosLXL.D25]);0)" office:value-type="float" office:value="0" calcext:value-type="float">
              <text:p><text:s/>$-00 </text:p>
            </table:table-cell>
            <table:table-cell table:style-name="ce30" table:formula="of:=[.F25]+[.G25]" office:value-type="float" office:value="10" calcext:value-type="float">
              <text:p><text:s/>$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9" calcext:value-type="float">
              <text:p>9</text:p>
            </table:table-cell>
            <table:table-cell table:style-name="ce28" table:formula="of:=+[$LXL.J16]" office:value-type="float" office:value="0" calcext:value-type="float">
              <text:p>0</text:p>
            </table:table-cell>
            <table:table-cell table:style-name="ce28" table:formula="of:=+[$LXL.J17]" office:value-type="float" office:value="0" calcext:value-type="float">
              <text:p>0</text:p>
            </table:table-cell>
            <table:table-cell table:style-name="ce28" table:formula="of:=+[$LXL.J15]" office:value-type="float" office:value="10" calcext:value-type="float">
              <text:p>10</text:p>
            </table:table-cell>
            <table:table-cell table:style-name="ce30" table:formula="of:=+[.E26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26]/[$CostosLXL.D26]);0)" office:value-type="float" office:value="0" calcext:value-type="float">
              <text:p><text:s/>$-00 </text:p>
            </table:table-cell>
            <table:table-cell table:style-name="ce30" table:formula="of:=[.F26]+[.G26]" office:value-type="float" office:value="10" calcext:value-type="float">
              <text:p><text:s/>$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10" calcext:value-type="float">
              <text:p>10</text:p>
            </table:table-cell>
            <table:table-cell table:style-name="ce28" table:formula="of:=+[$LXL.K16]" office:value-type="float" office:value="0" calcext:value-type="float">
              <text:p>0</text:p>
            </table:table-cell>
            <table:table-cell table:style-name="ce28" table:formula="of:=+[$LXL.K17]" office:value-type="float" office:value="0" calcext:value-type="float">
              <text:p>0</text:p>
            </table:table-cell>
            <table:table-cell table:style-name="ce28" table:formula="of:=+[$LXL.K15]" office:value-type="float" office:value="10" calcext:value-type="float">
              <text:p>10</text:p>
            </table:table-cell>
            <table:table-cell table:style-name="ce30" table:formula="of:=+[.E27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27]/[$CostosLXL.D27]);0)" office:value-type="float" office:value="0" calcext:value-type="float">
              <text:p><text:s/>$-00 </text:p>
            </table:table-cell>
            <table:table-cell table:style-name="ce30" table:formula="of:=[.F27]+[.G27]" office:value-type="float" office:value="10" calcext:value-type="float">
              <text:p><text:s/>$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 table:number-columns-repeated="26"/>
            <table:table-cell table:number-columns-repeated="998"/>
          </table:table-row>
          <table:table-row table:style-name="ro4" table:visibility="collapse">
            <table:table-cell table:style-name="ce1" table:number-columns-repeated="4"/>
            <table:table-cell table:style-name="ce29" office:value-type="string" calcext:value-type="string">
              <text:p>Total</text:p>
            </table:table-cell>
            <table:table-cell table:style-name="ce31" table:formula="of:=SUM([.F18:.F27])" office:value-type="float" office:value="120" calcext:value-type="float">
              <text:p><text:s/>$120.00 </text:p>
            </table:table-cell>
            <table:table-cell table:style-name="ce31" table:formula="of:=SUM([.G18:.G27])" office:value-type="float" office:value="15000" calcext:value-type="float">
              <text:p><text:s/>$15,000.00 </text:p>
            </table:table-cell>
            <table:table-cell table:style-name="ce31" table:formula="of:=SUM([.H18:.H27])" office:value-type="float" office:value="15120" calcext:value-type="float">
              <text:p><text:s/>$15,120.00 </text:p>
            </table:table-cell>
            <table:table-cell table:style-name="ce1" table:number-columns-repeated="18"/>
            <table:table-cell table:number-columns-repeated="998"/>
          </table:table-row>
        </table:table-row-group>
        <table:table-row table:style-name="ro4">
          <table:table-cell table:style-name="ce1" table:number-columns-repeated="26"/>
          <table:table-cell table:number-columns-repeated="998"/>
        </table:table-row>
        <table:table-row table:style-name="ro4">
          <table:table-cell table:style-name="ce1" table:number-columns-repeated="9"/>
          <table:table-cell table:style-name="ce32"/>
          <table:table-cell table:style-name="ce1" table:number-columns-repeated="16"/>
          <table:table-cell table:number-columns-repeated="998"/>
        </table:table-row>
        <table:table-row table:style-name="ro4">
          <table:table-cell table:style-name="ce25" office:value-type="string" calcext:value-type="string">
            <text:p>Tronco</text:p>
          </table:table-cell>
          <table:table-cell table:style-name="ce27" office:value-type="string" calcext:value-type="string">
            <text:p>PERIODO</text:p>
          </table:table-cell>
          <table:table-cell table:style-name="ce27" office:value-type="string" calcext:value-type="string">
            <text:p>NEC. NETAS</text:p>
          </table:table-cell>
          <table:table-cell table:style-name="ce27" office:value-type="string" calcext:value-type="string">
            <text:p>PEDIDOS PLANIFIADOS</text:p>
          </table:table-cell>
          <table:table-cell table:style-name="ce27" office:value-type="string" calcext:value-type="string">
            <text:p>INVENTARIO FINAL (DISPON)</text:p>
          </table:table-cell>
          <table:table-cell table:style-name="ce27" office:value-type="string" calcext:value-type="string">
            <text:p>COSTO DE MTTO</text:p>
          </table:table-cell>
          <table:table-cell table:style-name="ce27" office:value-type="string" calcext:value-type="string">
            <text:p>COSTO DE EMISION</text:p>
          </table:table-cell>
          <table:table-cell table:style-name="ce27" office:value-type="string" calcext:value-type="string">
            <text:p>COSTO TOTAL</text:p>
          </table:table-cell>
          <table:table-cell table:style-name="ce1" table:number-columns-repeated="18"/>
          <table:table-cell table:number-columns-repeated="998"/>
        </table:table-row>
        <table:table-row-group table:display="false">
          <table:table-row table:style-name="ro4" table:visibility="collapse">
            <table:table-cell table:style-name="ce1"/>
            <table:table-cell table:style-name="ce28" office:value-type="float" office:value="1" calcext:value-type="float">
              <text:p>1</text:p>
            </table:table-cell>
            <table:table-cell table:style-name="ce28" table:formula="of:=+[$LXL.B26]" office:value-type="float" office:value="0" calcext:value-type="float">
              <text:p>0</text:p>
            </table:table-cell>
            <table:table-cell table:style-name="ce28" table:formula="of:=+[$LXL.B27]" office:value-type="float" office:value="0" calcext:value-type="float">
              <text:p>0</text:p>
            </table:table-cell>
            <table:table-cell table:style-name="ce28" table:formula="of:=+[$LXL.B25]" office:value-type="float" office:value="20" calcext:value-type="float">
              <text:p>20</text:p>
            </table:table-cell>
            <table:table-cell table:style-name="ce30" table:formula="of:=[.E33]*[$Datos.$M$16]" office:value-type="float" office:value="20" calcext:value-type="float">
              <text:p><text:s/>$20.00 </text:p>
            </table:table-cell>
            <table:table-cell table:style-name="ce30" table:formula="of:=IFERROR([$Datos.$M$15]*([$CostosLXL.D33]/[$CostosLXL.D33]);0)" office:value-type="float" office:value="0" calcext:value-type="float">
              <text:p><text:s/>$-00 </text:p>
            </table:table-cell>
            <table:table-cell table:style-name="ce30" table:formula="of:=[.F33]+[.G33]" office:value-type="float" office:value="20" calcext:value-type="float">
              <text:p><text:s/>$2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2" calcext:value-type="float">
              <text:p>2</text:p>
            </table:table-cell>
            <table:table-cell table:style-name="ce28" table:formula="of:=+[$LXL.C26]" office:value-type="float" office:value="0" calcext:value-type="float">
              <text:p>0</text:p>
            </table:table-cell>
            <table:table-cell table:style-name="ce28" table:formula="of:=+[$LXL.C27]" office:value-type="float" office:value="40" calcext:value-type="float">
              <text:p>40</text:p>
            </table:table-cell>
            <table:table-cell table:style-name="ce28" table:formula="of:=+[$LXL.C25]" office:value-type="float" office:value="20" calcext:value-type="float">
              <text:p>20</text:p>
            </table:table-cell>
            <table:table-cell table:style-name="ce30" table:formula="of:=[.E34]*[$Datos.$M$16]" office:value-type="float" office:value="20" calcext:value-type="float">
              <text:p><text:s/>$20.00 </text:p>
            </table:table-cell>
            <table:table-cell table:style-name="ce30" table:formula="of:=IFERROR([$Datos.$M$15]*([$CostosLXL.D34]/[$CostosLXL.D34]);0)" office:value-type="float" office:value="2500" calcext:value-type="float">
              <text:p><text:s/>$2,500.00 </text:p>
            </table:table-cell>
            <table:table-cell table:style-name="ce30" table:formula="of:=[.F34]+[.G34]" office:value-type="float" office:value="2520" calcext:value-type="float">
              <text:p><text:s/>$2,52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3" calcext:value-type="float">
              <text:p>3</text:p>
            </table:table-cell>
            <table:table-cell table:style-name="ce28" table:formula="of:=+[$LXL.D26]" office:value-type="float" office:value="40" calcext:value-type="float">
              <text:p>40</text:p>
            </table:table-cell>
            <table:table-cell table:style-name="ce28" table:formula="of:=+[$LXL.D27]" office:value-type="float" office:value="250" calcext:value-type="float">
              <text:p>250</text:p>
            </table:table-cell>
            <table:table-cell table:style-name="ce28" table:formula="of:=+[$LXL.D25]" office:value-type="float" office:value="10" calcext:value-type="float">
              <text:p>10</text:p>
            </table:table-cell>
            <table:table-cell table:style-name="ce30" table:formula="of:=[.E35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35]/[$CostosLXL.D35]);0)" office:value-type="float" office:value="2500" calcext:value-type="float">
              <text:p><text:s/>$2,500.00 </text:p>
            </table:table-cell>
            <table:table-cell table:style-name="ce30" table:formula="of:=[.F35]+[.G35]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4" calcext:value-type="float">
              <text:p>4</text:p>
            </table:table-cell>
            <table:table-cell table:style-name="ce28" table:formula="of:=+[$LXL.E26]" office:value-type="float" office:value="250" calcext:value-type="float">
              <text:p>250</text:p>
            </table:table-cell>
            <table:table-cell table:style-name="ce28" table:formula="of:=+[$LXL.E27]" office:value-type="float" office:value="225" calcext:value-type="float">
              <text:p>225</text:p>
            </table:table-cell>
            <table:table-cell table:style-name="ce28" table:formula="of:=+[$LXL.E25]" office:value-type="float" office:value="10" calcext:value-type="float">
              <text:p>10</text:p>
            </table:table-cell>
            <table:table-cell table:style-name="ce30" table:formula="of:=[.E36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36]/[$CostosLXL.D36]);0)" office:value-type="float" office:value="2500" calcext:value-type="float">
              <text:p><text:s/>$2,500.00 </text:p>
            </table:table-cell>
            <table:table-cell table:style-name="ce30" table:formula="of:=[.F36]+[.G36]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5" calcext:value-type="float">
              <text:p>5</text:p>
            </table:table-cell>
            <table:table-cell table:style-name="ce28" table:formula="of:=+[$LXL.F26]" office:value-type="float" office:value="225" calcext:value-type="float">
              <text:p>225</text:p>
            </table:table-cell>
            <table:table-cell table:style-name="ce28" table:formula="of:=+[$LXL.F27]" office:value-type="float" office:value="200" calcext:value-type="float">
              <text:p>200</text:p>
            </table:table-cell>
            <table:table-cell table:style-name="ce28" table:formula="of:=+[$LXL.F25]" office:value-type="float" office:value="10" calcext:value-type="float">
              <text:p>10</text:p>
            </table:table-cell>
            <table:table-cell table:style-name="ce30" table:formula="of:=[.E37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37]/[$CostosLXL.D37]);0)" office:value-type="float" office:value="2500" calcext:value-type="float">
              <text:p><text:s/>$2,500.00 </text:p>
            </table:table-cell>
            <table:table-cell table:style-name="ce30" table:formula="of:=[.F37]+[.G37]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6" calcext:value-type="float">
              <text:p>6</text:p>
            </table:table-cell>
            <table:table-cell table:style-name="ce28" table:formula="of:=+[$LXL.G26]" office:value-type="float" office:value="200" calcext:value-type="float">
              <text:p>200</text:p>
            </table:table-cell>
            <table:table-cell table:style-name="ce28" table:formula="of:=+[$LXL.G27]" office:value-type="float" office:value="150" calcext:value-type="float">
              <text:p>150</text:p>
            </table:table-cell>
            <table:table-cell table:style-name="ce28" table:formula="of:=+[$LXL.G25]" office:value-type="float" office:value="10" calcext:value-type="float">
              <text:p>10</text:p>
            </table:table-cell>
            <table:table-cell table:style-name="ce30" table:formula="of:=[.E38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38]/[$CostosLXL.D38]);0)" office:value-type="float" office:value="2500" calcext:value-type="float">
              <text:p><text:s/>$2,500.00 </text:p>
            </table:table-cell>
            <table:table-cell table:style-name="ce30" table:formula="of:=[.F38]+[.G38]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7" calcext:value-type="float">
              <text:p>7</text:p>
            </table:table-cell>
            <table:table-cell table:style-name="ce28" table:formula="of:=+[$LXL.H26]" office:value-type="float" office:value="150" calcext:value-type="float">
              <text:p>150</text:p>
            </table:table-cell>
            <table:table-cell table:style-name="ce28" table:formula="of:=+[$LXL.H27]" office:value-type="float" office:value="200" calcext:value-type="float">
              <text:p>200</text:p>
            </table:table-cell>
            <table:table-cell table:style-name="ce28" table:formula="of:=+[$LXL.H25]" office:value-type="float" office:value="10" calcext:value-type="float">
              <text:p>10</text:p>
            </table:table-cell>
            <table:table-cell table:style-name="ce30" table:formula="of:=[.E39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39]/[$CostosLXL.D39]);0)" office:value-type="float" office:value="2500" calcext:value-type="float">
              <text:p><text:s/>$2,500.00 </text:p>
            </table:table-cell>
            <table:table-cell table:style-name="ce30" table:formula="of:=[.F39]+[.G39]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8" calcext:value-type="float">
              <text:p>8</text:p>
            </table:table-cell>
            <table:table-cell table:style-name="ce28" table:formula="of:=+[$LXL.I26]" office:value-type="float" office:value="200" calcext:value-type="float">
              <text:p>200</text:p>
            </table:table-cell>
            <table:table-cell table:style-name="ce28" table:formula="of:=+[$LXL.I27]" office:value-type="float" office:value="0" calcext:value-type="float">
              <text:p>0</text:p>
            </table:table-cell>
            <table:table-cell table:style-name="ce28" table:formula="of:=+[$LXL.I25]" office:value-type="float" office:value="10" calcext:value-type="float">
              <text:p>10</text:p>
            </table:table-cell>
            <table:table-cell table:style-name="ce30" table:formula="of:=[.E40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40]/[$CostosLXL.D40]);0)" office:value-type="float" office:value="0" calcext:value-type="float">
              <text:p><text:s/>$-00 </text:p>
            </table:table-cell>
            <table:table-cell table:style-name="ce30" table:formula="of:=[.F40]+[.G40]" office:value-type="float" office:value="10" calcext:value-type="float">
              <text:p><text:s/>$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9" calcext:value-type="float">
              <text:p>9</text:p>
            </table:table-cell>
            <table:table-cell table:style-name="ce28" table:formula="of:=+[$LXL.J26]" office:value-type="float" office:value="0" calcext:value-type="float">
              <text:p>0</text:p>
            </table:table-cell>
            <table:table-cell table:style-name="ce28" table:formula="of:=+[$LXL.J27]" office:value-type="float" office:value="0" calcext:value-type="float">
              <text:p>0</text:p>
            </table:table-cell>
            <table:table-cell table:style-name="ce28" table:formula="of:=+[$LXL.J25]" office:value-type="float" office:value="10" calcext:value-type="float">
              <text:p>10</text:p>
            </table:table-cell>
            <table:table-cell table:style-name="ce30" table:formula="of:=[.E41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41]/[$CostosLXL.D41]);0)" office:value-type="float" office:value="0" calcext:value-type="float">
              <text:p><text:s/>$-00 </text:p>
            </table:table-cell>
            <table:table-cell table:style-name="ce30" table:formula="of:=[.F41]+[.G41]" office:value-type="float" office:value="10" calcext:value-type="float">
              <text:p><text:s/>$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10" calcext:value-type="float">
              <text:p>10</text:p>
            </table:table-cell>
            <table:table-cell table:style-name="ce28" table:formula="of:=+[$LXL.K26]" office:value-type="float" office:value="0" calcext:value-type="float">
              <text:p>0</text:p>
            </table:table-cell>
            <table:table-cell table:style-name="ce28" table:formula="of:=+[$LXL.K27]" office:value-type="float" office:value="0" calcext:value-type="float">
              <text:p>0</text:p>
            </table:table-cell>
            <table:table-cell table:style-name="ce28" table:formula="of:=+[$LXL.K25]" office:value-type="float" office:value="10" calcext:value-type="float">
              <text:p>10</text:p>
            </table:table-cell>
            <table:table-cell table:style-name="ce30" table:formula="of:=[.E42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42]/[$CostosLXL.D42]);0)" office:value-type="float" office:value="0" calcext:value-type="float">
              <text:p><text:s/>$-00 </text:p>
            </table:table-cell>
            <table:table-cell table:style-name="ce30" table:formula="of:=[.F42]+[.G42]" office:value-type="float" office:value="10" calcext:value-type="float">
              <text:p><text:s/>$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 table:number-columns-repeated="26"/>
            <table:table-cell table:number-columns-repeated="998"/>
          </table:table-row>
          <table:table-row table:style-name="ro4" table:visibility="collapse">
            <table:table-cell table:style-name="ce1" table:number-columns-repeated="4"/>
            <table:table-cell table:style-name="ce29" office:value-type="string" calcext:value-type="string">
              <text:p>Total</text:p>
            </table:table-cell>
            <table:table-cell table:style-name="ce31" table:formula="of:=SUM([.F33:.F42])" office:value-type="float" office:value="120" calcext:value-type="float">
              <text:p><text:s/>$120.00 </text:p>
            </table:table-cell>
            <table:table-cell table:style-name="ce31" table:formula="of:=SUM([.G33:.G42])" office:value-type="float" office:value="15000" calcext:value-type="float">
              <text:p><text:s/>$15,000.00 </text:p>
            </table:table-cell>
            <table:table-cell table:style-name="ce31" table:formula="of:=SUM([.H33:.H42])" office:value-type="float" office:value="15120" calcext:value-type="float">
              <text:p><text:s/>$15,120.00 </text:p>
            </table:table-cell>
            <table:table-cell table:style-name="ce1" table:number-columns-repeated="18"/>
            <table:table-cell table:number-columns-repeated="998"/>
          </table:table-row>
        </table:table-row-group>
        <table:table-row table:style-name="ro4" table:number-rows-repeated="2">
          <table:table-cell table:style-name="ce1" table:number-columns-repeated="26"/>
          <table:table-cell table:number-columns-repeated="998"/>
        </table:table-row>
        <table:table-row table:style-name="ro4">
          <table:table-cell table:style-name="ce25" office:value-type="string" calcext:value-type="string">
            <text:p>Percha</text:p>
          </table:table-cell>
          <table:table-cell table:style-name="ce27" office:value-type="string" calcext:value-type="string">
            <text:p>PERIODO</text:p>
          </table:table-cell>
          <table:table-cell table:style-name="ce27" office:value-type="string" calcext:value-type="string">
            <text:p>NEC. NETAS</text:p>
          </table:table-cell>
          <table:table-cell table:style-name="ce27" office:value-type="string" calcext:value-type="string">
            <text:p>PEDIDOS PLANIFIADOS</text:p>
          </table:table-cell>
          <table:table-cell table:style-name="ce27" office:value-type="string" calcext:value-type="string">
            <text:p>INVENTARIO FINAL (DISPON)</text:p>
          </table:table-cell>
          <table:table-cell table:style-name="ce27" office:value-type="string" calcext:value-type="string">
            <text:p>COSTO DE MTTO</text:p>
          </table:table-cell>
          <table:table-cell table:style-name="ce27" office:value-type="string" calcext:value-type="string">
            <text:p>COSTO DE EMISION</text:p>
          </table:table-cell>
          <table:table-cell table:style-name="ce27" office:value-type="string" calcext:value-type="string">
            <text:p>COSTO TOTAL</text:p>
          </table:table-cell>
          <table:table-cell table:style-name="ce1" table:number-columns-repeated="18"/>
          <table:table-cell table:number-columns-repeated="998"/>
        </table:table-row>
        <table:table-row-group table:display="false">
          <table:table-row table:style-name="ro4" table:visibility="collapse">
            <table:table-cell table:style-name="ce1"/>
            <table:table-cell table:style-name="ce28" office:value-type="float" office:value="1" calcext:value-type="float">
              <text:p>1</text:p>
            </table:table-cell>
            <table:table-cell table:style-name="ce28" table:formula="of:=[$LXL.B36]" office:value-type="float" office:value="0" calcext:value-type="float">
              <text:p>0</text:p>
            </table:table-cell>
            <table:table-cell table:style-name="ce28" table:formula="of:=[$LXL.B37]" office:value-type="float" office:value="0" calcext:value-type="float">
              <text:p>0</text:p>
            </table:table-cell>
            <table:table-cell table:style-name="ce28" table:formula="of:=[$LXL.B35]" office:value-type="float" office:value="50" calcext:value-type="float">
              <text:p>50</text:p>
            </table:table-cell>
            <table:table-cell table:style-name="ce30" table:formula="of:=[.E48]*[$Datos.$M$16]" office:value-type="float" office:value="50" calcext:value-type="float">
              <text:p><text:s/>$50.00 </text:p>
            </table:table-cell>
            <table:table-cell table:style-name="ce30" table:formula="of:=IFERROR([$Datos.$M$15]*([$CostosLXL.D48]/[$CostosLXL.D48]);0)" office:value-type="float" office:value="0" calcext:value-type="float">
              <text:p><text:s/>$-00 </text:p>
            </table:table-cell>
            <table:table-cell table:style-name="ce30" table:formula="of:=[.F48]+[.G48]" office:value-type="float" office:value="50" calcext:value-type="float">
              <text:p><text:s/>$5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2" calcext:value-type="float">
              <text:p>2</text:p>
            </table:table-cell>
            <table:table-cell table:style-name="ce28" table:formula="of:=[$LXL.C36]" office:value-type="float" office:value="0" calcext:value-type="float">
              <text:p>0</text:p>
            </table:table-cell>
            <table:table-cell table:style-name="ce28" table:formula="of:=[$LXL.C37]" office:value-type="float" office:value="170" calcext:value-type="float">
              <text:p>170</text:p>
            </table:table-cell>
            <table:table-cell table:style-name="ce28" table:formula="of:=[$LXL.C35]" office:value-type="float" office:value="50" calcext:value-type="float">
              <text:p>50</text:p>
            </table:table-cell>
            <table:table-cell table:style-name="ce30" table:formula="of:=[.E49]*[$Datos.$M$16]" office:value-type="float" office:value="50" calcext:value-type="float">
              <text:p><text:s/>$50.00 </text:p>
            </table:table-cell>
            <table:table-cell table:style-name="ce30" table:formula="of:=IFERROR([$Datos.$M$15]*([$CostosLXL.D49]/[$CostosLXL.D49]);0)" office:value-type="float" office:value="2500" calcext:value-type="float">
              <text:p><text:s/>$2,500.00 </text:p>
            </table:table-cell>
            <table:table-cell table:style-name="ce30" table:formula="of:=[.F49]+[.G49]" office:value-type="float" office:value="2550" calcext:value-type="float">
              <text:p><text:s/>$2,55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3" calcext:value-type="float">
              <text:p>3</text:p>
            </table:table-cell>
            <table:table-cell table:style-name="ce28" table:formula="of:=[$LXL.D36]" office:value-type="float" office:value="170" calcext:value-type="float">
              <text:p>170</text:p>
            </table:table-cell>
            <table:table-cell table:style-name="ce28" table:formula="of:=[$LXL.D37]" office:value-type="float" office:value="1000" calcext:value-type="float">
              <text:p>1000</text:p>
            </table:table-cell>
            <table:table-cell table:style-name="ce28" table:formula="of:=[$LXL.D35]" office:value-type="float" office:value="20" calcext:value-type="float">
              <text:p>20</text:p>
            </table:table-cell>
            <table:table-cell table:style-name="ce30" table:formula="of:=[.E50]*[$Datos.$M$16]" office:value-type="float" office:value="20" calcext:value-type="float">
              <text:p><text:s/>$20.00 </text:p>
            </table:table-cell>
            <table:table-cell table:style-name="ce30" table:formula="of:=IFERROR([$Datos.$M$15]*([$CostosLXL.D50]/[$CostosLXL.D50]);0)" office:value-type="float" office:value="2500" calcext:value-type="float">
              <text:p><text:s/>$2,500.00 </text:p>
            </table:table-cell>
            <table:table-cell table:style-name="ce30" table:formula="of:=[.F50]+[.G50]" office:value-type="float" office:value="2520" calcext:value-type="float">
              <text:p><text:s/>$2,52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4" calcext:value-type="float">
              <text:p>4</text:p>
            </table:table-cell>
            <table:table-cell table:style-name="ce28" table:formula="of:=[$LXL.E36]" office:value-type="float" office:value="1000" calcext:value-type="float">
              <text:p>1000</text:p>
            </table:table-cell>
            <table:table-cell table:style-name="ce28" table:formula="of:=[$LXL.E37]" office:value-type="float" office:value="915" calcext:value-type="float">
              <text:p>915</text:p>
            </table:table-cell>
            <table:table-cell table:style-name="ce28" table:formula="of:=[$LXL.E35]" office:value-type="float" office:value="20" calcext:value-type="float">
              <text:p>20</text:p>
            </table:table-cell>
            <table:table-cell table:style-name="ce30" table:formula="of:=[.E51]*[$Datos.$M$16]" office:value-type="float" office:value="20" calcext:value-type="float">
              <text:p><text:s/>$20.00 </text:p>
            </table:table-cell>
            <table:table-cell table:style-name="ce30" table:formula="of:=IFERROR([$Datos.$M$15]*([$CostosLXL.D51]/[$CostosLXL.D51]);0)" office:value-type="float" office:value="2500" calcext:value-type="float">
              <text:p><text:s/>$2,500.00 </text:p>
            </table:table-cell>
            <table:table-cell table:style-name="ce30" table:formula="of:=[.F51]+[.G51]" office:value-type="float" office:value="2520" calcext:value-type="float">
              <text:p><text:s/>$2,52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5" calcext:value-type="float">
              <text:p>5</text:p>
            </table:table-cell>
            <table:table-cell table:style-name="ce28" table:formula="of:=[$LXL.F36]" office:value-type="float" office:value="915" calcext:value-type="float">
              <text:p>915</text:p>
            </table:table-cell>
            <table:table-cell table:style-name="ce28" table:formula="of:=[$LXL.F37]" office:value-type="float" office:value="860" calcext:value-type="float">
              <text:p>860</text:p>
            </table:table-cell>
            <table:table-cell table:style-name="ce28" table:formula="of:=[$LXL.F35]" office:value-type="float" office:value="20" calcext:value-type="float">
              <text:p>20</text:p>
            </table:table-cell>
            <table:table-cell table:style-name="ce30" table:formula="of:=[.E52]*[$Datos.$M$16]" office:value-type="float" office:value="20" calcext:value-type="float">
              <text:p><text:s/>$20.00 </text:p>
            </table:table-cell>
            <table:table-cell table:style-name="ce30" table:formula="of:=IFERROR([$Datos.$M$15]*([$CostosLXL.D52]/[$CostosLXL.D52]);0)" office:value-type="float" office:value="2500" calcext:value-type="float">
              <text:p><text:s/>$2,500.00 </text:p>
            </table:table-cell>
            <table:table-cell table:style-name="ce30" table:formula="of:=[.F52]+[.G52]" office:value-type="float" office:value="2520" calcext:value-type="float">
              <text:p><text:s/>$2,52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6" calcext:value-type="float">
              <text:p>6</text:p>
            </table:table-cell>
            <table:table-cell table:style-name="ce28" table:formula="of:=[$LXL.G36]" office:value-type="float" office:value="860" calcext:value-type="float">
              <text:p>860</text:p>
            </table:table-cell>
            <table:table-cell table:style-name="ce28" table:formula="of:=[$LXL.G37]" office:value-type="float" office:value="660" calcext:value-type="float">
              <text:p>660</text:p>
            </table:table-cell>
            <table:table-cell table:style-name="ce28" table:formula="of:=[$LXL.G35]" office:value-type="float" office:value="20" calcext:value-type="float">
              <text:p>20</text:p>
            </table:table-cell>
            <table:table-cell table:style-name="ce30" table:formula="of:=[.E53]*[$Datos.$M$16]" office:value-type="float" office:value="20" calcext:value-type="float">
              <text:p><text:s/>$20.00 </text:p>
            </table:table-cell>
            <table:table-cell table:style-name="ce30" table:formula="of:=IFERROR([$Datos.$M$15]*([$CostosLXL.D53]/[$CostosLXL.D53]);0)" office:value-type="float" office:value="2500" calcext:value-type="float">
              <text:p><text:s/>$2,500.00 </text:p>
            </table:table-cell>
            <table:table-cell table:style-name="ce30" table:formula="of:=[.F53]+[.G53]" office:value-type="float" office:value="2520" calcext:value-type="float">
              <text:p><text:s/>$2,52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7" calcext:value-type="float">
              <text:p>7</text:p>
            </table:table-cell>
            <table:table-cell table:style-name="ce28" table:formula="of:=[$LXL.H36]" office:value-type="float" office:value="660" calcext:value-type="float">
              <text:p>660</text:p>
            </table:table-cell>
            <table:table-cell table:style-name="ce28" table:formula="of:=[$LXL.H37]" office:value-type="float" office:value="850" calcext:value-type="float">
              <text:p>850</text:p>
            </table:table-cell>
            <table:table-cell table:style-name="ce28" table:formula="of:=[$LXL.H35]" office:value-type="float" office:value="20" calcext:value-type="float">
              <text:p>20</text:p>
            </table:table-cell>
            <table:table-cell table:style-name="ce30" table:formula="of:=[.E54]*[$Datos.$M$16]" office:value-type="float" office:value="20" calcext:value-type="float">
              <text:p><text:s/>$20.00 </text:p>
            </table:table-cell>
            <table:table-cell table:style-name="ce30" table:formula="of:=IFERROR([$Datos.$M$15]*([$CostosLXL.D54]/[$CostosLXL.D54]);0)" office:value-type="float" office:value="2500" calcext:value-type="float">
              <text:p><text:s/>$2,500.00 </text:p>
            </table:table-cell>
            <table:table-cell table:style-name="ce30" table:formula="of:=[.F54]+[.G54]" office:value-type="float" office:value="2520" calcext:value-type="float">
              <text:p><text:s/>$2,52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8" calcext:value-type="float">
              <text:p>8</text:p>
            </table:table-cell>
            <table:table-cell table:style-name="ce28" table:formula="of:=[$LXL.I36]" office:value-type="float" office:value="850" calcext:value-type="float">
              <text:p>850</text:p>
            </table:table-cell>
            <table:table-cell table:style-name="ce28" table:formula="of:=[$LXL.I37]" office:value-type="float" office:value="40" calcext:value-type="float">
              <text:p>40</text:p>
            </table:table-cell>
            <table:table-cell table:style-name="ce28" table:formula="of:=[$LXL.I35]" office:value-type="float" office:value="20" calcext:value-type="float">
              <text:p>20</text:p>
            </table:table-cell>
            <table:table-cell table:style-name="ce30" table:formula="of:=[.E55]*[$Datos.$M$16]" office:value-type="float" office:value="20" calcext:value-type="float">
              <text:p><text:s/>$20.00 </text:p>
            </table:table-cell>
            <table:table-cell table:style-name="ce30" table:formula="of:=IFERROR([$Datos.$M$15]*([$CostosLXL.D55]/[$CostosLXL.D55]);0)" office:value-type="float" office:value="2500" calcext:value-type="float">
              <text:p><text:s/>$2,500.00 </text:p>
            </table:table-cell>
            <table:table-cell table:style-name="ce30" table:formula="of:=[.F55]+[.G55]" office:value-type="float" office:value="2520" calcext:value-type="float">
              <text:p><text:s/>$2,52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9" calcext:value-type="float">
              <text:p>9</text:p>
            </table:table-cell>
            <table:table-cell table:style-name="ce28" table:formula="of:=[$LXL.J36]" office:value-type="float" office:value="40" calcext:value-type="float">
              <text:p>40</text:p>
            </table:table-cell>
            <table:table-cell table:style-name="ce28" table:formula="of:=[$LXL.J37]" office:value-type="float" office:value="50" calcext:value-type="float">
              <text:p>50</text:p>
            </table:table-cell>
            <table:table-cell table:style-name="ce28" table:formula="of:=[$LXL.J35]" office:value-type="float" office:value="20" calcext:value-type="float">
              <text:p>20</text:p>
            </table:table-cell>
            <table:table-cell table:style-name="ce30" table:formula="of:=[.E56]*[$Datos.$M$16]" office:value-type="float" office:value="20" calcext:value-type="float">
              <text:p><text:s/>$20.00 </text:p>
            </table:table-cell>
            <table:table-cell table:style-name="ce30" table:formula="of:=IFERROR([$Datos.$M$15]*([$CostosLXL.D56]/[$CostosLXL.D56]);0)" office:value-type="float" office:value="2500" calcext:value-type="float">
              <text:p><text:s/>$2,500.00 </text:p>
            </table:table-cell>
            <table:table-cell table:style-name="ce30" table:formula="of:=[.F56]+[.G56]" office:value-type="float" office:value="2520" calcext:value-type="float">
              <text:p><text:s/>$2,52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10" calcext:value-type="float">
              <text:p>10</text:p>
            </table:table-cell>
            <table:table-cell table:style-name="ce28" table:formula="of:=[$LXL.K36]" office:value-type="float" office:value="50" calcext:value-type="float">
              <text:p>50</text:p>
            </table:table-cell>
            <table:table-cell table:style-name="ce28" table:formula="of:=[$LXL.K37]" office:value-type="float" office:value="0" calcext:value-type="float">
              <text:p>0</text:p>
            </table:table-cell>
            <table:table-cell table:style-name="ce28" table:formula="of:=[$LXL.K35]" office:value-type="float" office:value="20" calcext:value-type="float">
              <text:p>20</text:p>
            </table:table-cell>
            <table:table-cell table:style-name="ce30" table:formula="of:=[.E57]*[$Datos.$M$16]" office:value-type="float" office:value="20" calcext:value-type="float">
              <text:p><text:s/>$20.00 </text:p>
            </table:table-cell>
            <table:table-cell table:style-name="ce30" table:formula="of:=IFERROR([$Datos.$M$15]*([$CostosLXL.D57]/[$CostosLXL.D57]);0)" office:value-type="float" office:value="0" calcext:value-type="float">
              <text:p><text:s/>$-00 </text:p>
            </table:table-cell>
            <table:table-cell table:style-name="ce30" table:formula="of:=[.F57]+[.G57]" office:value-type="float" office:value="20" calcext:value-type="float">
              <text:p><text:s/>$2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 table:number-columns-repeated="26"/>
            <table:table-cell table:number-columns-repeated="998"/>
          </table:table-row>
          <table:table-row table:style-name="ro4" table:visibility="collapse">
            <table:table-cell table:style-name="ce1" table:number-columns-repeated="4"/>
            <table:table-cell table:style-name="ce29" office:value-type="string" calcext:value-type="string">
              <text:p>Total</text:p>
            </table:table-cell>
            <table:table-cell table:style-name="ce31" table:formula="of:=SUM([.F48:.F57])" office:value-type="float" office:value="260" calcext:value-type="float">
              <text:p><text:s/>$260.00 </text:p>
            </table:table-cell>
            <table:table-cell table:style-name="ce31" table:formula="of:=SUM([.G48:.G57])" office:value-type="float" office:value="20000" calcext:value-type="float">
              <text:p><text:s/>$20,000.00 </text:p>
            </table:table-cell>
            <table:table-cell table:style-name="ce31" table:formula="of:=SUM([.H48:.H57])" office:value-type="float" office:value="20260" calcext:value-type="float">
              <text:p><text:s/>$20,260.00 </text:p>
            </table:table-cell>
            <table:table-cell table:style-name="ce1" table:number-columns-repeated="18"/>
            <table:table-cell table:number-columns-repeated="998"/>
          </table:table-row>
        </table:table-row-group>
        <table:table-row table:style-name="ro4" table:number-rows-repeated="2">
          <table:table-cell table:style-name="ce1" table:number-columns-repeated="26"/>
          <table:table-cell table:number-columns-repeated="998"/>
        </table:table-row>
        <table:table-row table:style-name="ro7">
          <table:table-cell table:style-name="ce26" office:value-type="string" calcext:value-type="string">
            <text:p>Goma Antideslizante</text:p>
          </table:table-cell>
          <table:table-cell table:style-name="ce27" office:value-type="string" calcext:value-type="string">
            <text:p>PERIODO</text:p>
          </table:table-cell>
          <table:table-cell table:style-name="ce27" office:value-type="string" calcext:value-type="string">
            <text:p>NEC. NETAS</text:p>
          </table:table-cell>
          <table:table-cell table:style-name="ce27" office:value-type="string" calcext:value-type="string">
            <text:p>PEDIDOS PLANIFIADOS</text:p>
          </table:table-cell>
          <table:table-cell table:style-name="ce27" office:value-type="string" calcext:value-type="string">
            <text:p>INVENTARIO FINAL (DISPON)</text:p>
          </table:table-cell>
          <table:table-cell table:style-name="ce27" office:value-type="string" calcext:value-type="string">
            <text:p>COSTO DE MTTO</text:p>
          </table:table-cell>
          <table:table-cell table:style-name="ce27" office:value-type="string" calcext:value-type="string">
            <text:p>COSTO DE EMISION</text:p>
          </table:table-cell>
          <table:table-cell table:style-name="ce27" office:value-type="string" calcext:value-type="string">
            <text:p>COSTO TOTAL</text:p>
          </table:table-cell>
          <table:table-cell table:style-name="ce1" table:number-columns-repeated="18"/>
          <table:table-cell table:number-columns-repeated="998"/>
        </table:table-row>
        <table:table-row-group table:display="false">
          <table:table-row table:style-name="ro4" table:visibility="collapse">
            <table:table-cell table:style-name="ce1"/>
            <table:table-cell table:style-name="ce28" office:value-type="float" office:value="1" calcext:value-type="float">
              <text:p>1</text:p>
            </table:table-cell>
            <table:table-cell table:style-name="ce28" table:formula="of:=[$LXL.B46]" office:value-type="float" office:value="0" calcext:value-type="float">
              <text:p>0</text:p>
            </table:table-cell>
            <table:table-cell table:style-name="ce28" table:formula="of:=[$LXL.B47]" office:value-type="float" office:value="30" calcext:value-type="float">
              <text:p>30</text:p>
            </table:table-cell>
            <table:table-cell table:style-name="ce28" table:formula="of:=[$LXL.B45]" office:value-type="float" office:value="20" calcext:value-type="float">
              <text:p>20</text:p>
            </table:table-cell>
            <table:table-cell table:style-name="ce30" table:formula="of:=[.E63]*[$Datos.$M$16]" office:value-type="float" office:value="20" calcext:value-type="float">
              <text:p><text:s/>$20.00 </text:p>
            </table:table-cell>
            <table:table-cell table:style-name="ce30" table:formula="of:=IFERROR([$Datos.$M$15]*([$CostosLXL.D63]/[$CostosLXL.D63]);0)" office:value-type="float" office:value="2500" calcext:value-type="float">
              <text:p><text:s/>$2,500.00 </text:p>
            </table:table-cell>
            <table:table-cell table:style-name="ce30" table:formula="of:=[.F63]+[.G63]" office:value-type="float" office:value="2520" calcext:value-type="float">
              <text:p><text:s/>$2,52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2" calcext:value-type="float">
              <text:p>2</text:p>
            </table:table-cell>
            <table:table-cell table:style-name="ce28" table:formula="of:=[$LXL.C46]" office:value-type="float" office:value="30" calcext:value-type="float">
              <text:p>30</text:p>
            </table:table-cell>
            <table:table-cell table:style-name="ce28" table:formula="of:=[$LXL.C47]" office:value-type="float" office:value="250" calcext:value-type="float">
              <text:p>250</text:p>
            </table:table-cell>
            <table:table-cell table:style-name="ce28" table:formula="of:=[$LXL.C45]" office:value-type="float" office:value="10" calcext:value-type="float">
              <text:p>10</text:p>
            </table:table-cell>
            <table:table-cell table:style-name="ce30" table:formula="of:=[.E64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64]/[$CostosLXL.D64]);0)" office:value-type="float" office:value="2500" calcext:value-type="float">
              <text:p><text:s/>$2,500.00 </text:p>
            </table:table-cell>
            <table:table-cell table:style-name="ce30" table:formula="of:=[.F64]+[.G64]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3" calcext:value-type="float">
              <text:p>3</text:p>
            </table:table-cell>
            <table:table-cell table:style-name="ce28" table:formula="of:=[$LXL.D46]" office:value-type="float" office:value="250" calcext:value-type="float">
              <text:p>250</text:p>
            </table:table-cell>
            <table:table-cell table:style-name="ce28" table:formula="of:=[$LXL.D47]" office:value-type="float" office:value="225" calcext:value-type="float">
              <text:p>225</text:p>
            </table:table-cell>
            <table:table-cell table:style-name="ce28" table:formula="of:=[$LXL.D45]" office:value-type="float" office:value="10" calcext:value-type="float">
              <text:p>10</text:p>
            </table:table-cell>
            <table:table-cell table:style-name="ce30" table:formula="of:=[.E65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65]/[$CostosLXL.D65]);0)" office:value-type="float" office:value="2500" calcext:value-type="float">
              <text:p><text:s/>$2,500.00 </text:p>
            </table:table-cell>
            <table:table-cell table:style-name="ce30" table:formula="of:=[.F65]+[.G65]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4" calcext:value-type="float">
              <text:p>4</text:p>
            </table:table-cell>
            <table:table-cell table:style-name="ce28" table:formula="of:=[$LXL.E46]" office:value-type="float" office:value="225" calcext:value-type="float">
              <text:p>225</text:p>
            </table:table-cell>
            <table:table-cell table:style-name="ce28" table:formula="of:=[$LXL.E47]" office:value-type="float" office:value="200" calcext:value-type="float">
              <text:p>200</text:p>
            </table:table-cell>
            <table:table-cell table:style-name="ce28" table:formula="of:=[$LXL.F45]" office:value-type="float" office:value="10" calcext:value-type="float">
              <text:p>10</text:p>
            </table:table-cell>
            <table:table-cell table:style-name="ce30" table:formula="of:=[.E66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66]/[$CostosLXL.D66]);0)" office:value-type="float" office:value="2500" calcext:value-type="float">
              <text:p><text:s/>$2,500.00 </text:p>
            </table:table-cell>
            <table:table-cell table:style-name="ce30" table:formula="of:=[.F66]+[.G66]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5" calcext:value-type="float">
              <text:p>5</text:p>
            </table:table-cell>
            <table:table-cell table:style-name="ce28" table:formula="of:=[$LXL.F46]" office:value-type="float" office:value="200" calcext:value-type="float">
              <text:p>200</text:p>
            </table:table-cell>
            <table:table-cell table:style-name="ce28" table:formula="of:=[$LXL.F47]" office:value-type="float" office:value="150" calcext:value-type="float">
              <text:p>150</text:p>
            </table:table-cell>
            <table:table-cell table:style-name="ce28" table:formula="of:=[$LXL.G45]" office:value-type="float" office:value="10" calcext:value-type="float">
              <text:p>10</text:p>
            </table:table-cell>
            <table:table-cell table:style-name="ce30" table:formula="of:=[.E67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67]/[$CostosLXL.D67]);0)" office:value-type="float" office:value="2500" calcext:value-type="float">
              <text:p><text:s/>$2,500.00 </text:p>
            </table:table-cell>
            <table:table-cell table:style-name="ce30" table:formula="of:=[.F67]+[.G67]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6" calcext:value-type="float">
              <text:p>6</text:p>
            </table:table-cell>
            <table:table-cell table:style-name="ce28" table:formula="of:=[$LXL.G46]" office:value-type="float" office:value="150" calcext:value-type="float">
              <text:p>150</text:p>
            </table:table-cell>
            <table:table-cell table:style-name="ce28" table:formula="of:=[$LXL.G47]" office:value-type="float" office:value="200" calcext:value-type="float">
              <text:p>200</text:p>
            </table:table-cell>
            <table:table-cell table:style-name="ce28" table:formula="of:=[$LXL.G45]" office:value-type="float" office:value="10" calcext:value-type="float">
              <text:p>10</text:p>
            </table:table-cell>
            <table:table-cell table:style-name="ce30" table:formula="of:=[.E68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68]/[$CostosLXL.D68]);0)" office:value-type="float" office:value="2500" calcext:value-type="float">
              <text:p><text:s/>$2,500.00 </text:p>
            </table:table-cell>
            <table:table-cell table:style-name="ce30" table:formula="of:=[.F68]+[.G68]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7" calcext:value-type="float">
              <text:p>7</text:p>
            </table:table-cell>
            <table:table-cell table:style-name="ce28" table:formula="of:=[$LXL.H46]" office:value-type="float" office:value="200" calcext:value-type="float">
              <text:p>200</text:p>
            </table:table-cell>
            <table:table-cell table:style-name="ce28" table:formula="of:=[$LXL.H47]" office:value-type="float" office:value="0" calcext:value-type="float">
              <text:p>0</text:p>
            </table:table-cell>
            <table:table-cell table:style-name="ce28" table:formula="of:=[$LXL.H45]" office:value-type="float" office:value="10" calcext:value-type="float">
              <text:p>10</text:p>
            </table:table-cell>
            <table:table-cell table:style-name="ce30" table:formula="of:=[.E69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69]/[$CostosLXL.D69]);0)" office:value-type="float" office:value="0" calcext:value-type="float">
              <text:p><text:s/>$-00 </text:p>
            </table:table-cell>
            <table:table-cell table:style-name="ce30" table:formula="of:=[.F69]+[.G69]" office:value-type="float" office:value="10" calcext:value-type="float">
              <text:p><text:s/>$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8" calcext:value-type="float">
              <text:p>8</text:p>
            </table:table-cell>
            <table:table-cell table:style-name="ce28" table:formula="of:=[$LXL.I46]" office:value-type="float" office:value="0" calcext:value-type="float">
              <text:p>0</text:p>
            </table:table-cell>
            <table:table-cell table:style-name="ce28" table:formula="of:=[$LXL.I47]" office:value-type="float" office:value="0" calcext:value-type="float">
              <text:p>0</text:p>
            </table:table-cell>
            <table:table-cell table:style-name="ce28" table:formula="of:=[$LXL.I45]" office:value-type="float" office:value="10" calcext:value-type="float">
              <text:p>10</text:p>
            </table:table-cell>
            <table:table-cell table:style-name="ce30" table:formula="of:=[.E70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70]/[$CostosLXL.D70]);0)" office:value-type="float" office:value="0" calcext:value-type="float">
              <text:p><text:s/>$-00 </text:p>
            </table:table-cell>
            <table:table-cell table:style-name="ce30" table:formula="of:=[.F70]+[.G70]" office:value-type="float" office:value="10" calcext:value-type="float">
              <text:p><text:s/>$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9" calcext:value-type="float">
              <text:p>9</text:p>
            </table:table-cell>
            <table:table-cell table:style-name="ce28" table:formula="of:=[$LXL.J46]" office:value-type="float" office:value="0" calcext:value-type="float">
              <text:p>0</text:p>
            </table:table-cell>
            <table:table-cell table:style-name="ce28" table:formula="of:=[$LXL.J47]" office:value-type="float" office:value="0" calcext:value-type="float">
              <text:p>0</text:p>
            </table:table-cell>
            <table:table-cell table:style-name="ce28" table:formula="of:=[$LXL.J45]" office:value-type="float" office:value="10" calcext:value-type="float">
              <text:p>10</text:p>
            </table:table-cell>
            <table:table-cell table:style-name="ce30" table:formula="of:=[.E71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71]/[$CostosLXL.D71]);0)" office:value-type="float" office:value="0" calcext:value-type="float">
              <text:p><text:s/>$-00 </text:p>
            </table:table-cell>
            <table:table-cell table:style-name="ce30" table:formula="of:=[.F71]+[.G71]" office:value-type="float" office:value="10" calcext:value-type="float">
              <text:p><text:s/>$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10" calcext:value-type="float">
              <text:p>10</text:p>
            </table:table-cell>
            <table:table-cell table:style-name="ce28" table:formula="of:=[$LXL.K46]" office:value-type="float" office:value="0" calcext:value-type="float">
              <text:p>0</text:p>
            </table:table-cell>
            <table:table-cell table:style-name="ce28" table:formula="of:=[$LXL.K47]" office:value-type="float" office:value="0" calcext:value-type="float">
              <text:p>0</text:p>
            </table:table-cell>
            <table:table-cell table:style-name="ce28" table:formula="of:=[$LXL.K45]" office:value-type="float" office:value="10" calcext:value-type="float">
              <text:p>10</text:p>
            </table:table-cell>
            <table:table-cell table:style-name="ce30" table:formula="of:=[.E72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72]/[$CostosLXL.D72]);0)" office:value-type="float" office:value="0" calcext:value-type="float">
              <text:p><text:s/>$-00 </text:p>
            </table:table-cell>
            <table:table-cell table:style-name="ce30" table:formula="of:=[.F72]+[.G72]" office:value-type="float" office:value="10" calcext:value-type="float">
              <text:p><text:s/>$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 table:number-columns-repeated="26"/>
            <table:table-cell table:number-columns-repeated="998"/>
          </table:table-row>
          <table:table-row table:style-name="ro4" table:visibility="collapse">
            <table:table-cell table:style-name="ce1" table:number-columns-repeated="4"/>
            <table:table-cell table:style-name="ce29" office:value-type="string" calcext:value-type="string">
              <text:p>Total</text:p>
            </table:table-cell>
            <table:table-cell table:style-name="ce31" table:formula="of:=SUM([.F63:.F72])" office:value-type="float" office:value="110" calcext:value-type="float">
              <text:p><text:s/>$110.00 </text:p>
            </table:table-cell>
            <table:table-cell table:style-name="ce31" table:formula="of:=SUM([.G63:.G72])" office:value-type="float" office:value="15000" calcext:value-type="float">
              <text:p><text:s/>$15,000.00 </text:p>
            </table:table-cell>
            <table:table-cell table:style-name="ce31" table:formula="of:=SUM([.H63:.H72])" office:value-type="float" office:value="15110" calcext:value-type="float">
              <text:p><text:s/>$15,110.00 </text:p>
            </table:table-cell>
            <table:table-cell table:style-name="ce1" table:number-columns-repeated="18"/>
            <table:table-cell table:number-columns-repeated="998"/>
          </table:table-row>
        </table:table-row-group>
        <table:table-row table:style-name="ro4" table:number-rows-repeated="2">
          <table:table-cell table:style-name="ce1" table:number-columns-repeated="26"/>
          <table:table-cell table:number-columns-repeated="998"/>
        </table:table-row>
        <table:table-row table:style-name="ro4">
          <table:table-cell table:style-name="ce25" office:value-type="string" calcext:value-type="string">
            <text:p>Pie</text:p>
          </table:table-cell>
          <table:table-cell table:style-name="ce27" office:value-type="string" calcext:value-type="string">
            <text:p>PERIODO</text:p>
          </table:table-cell>
          <table:table-cell table:style-name="ce27" office:value-type="string" calcext:value-type="string">
            <text:p>NEC. NETAS</text:p>
          </table:table-cell>
          <table:table-cell table:style-name="ce27" office:value-type="string" calcext:value-type="string">
            <text:p>PEDIDOS PLANIFIADOS</text:p>
          </table:table-cell>
          <table:table-cell table:style-name="ce27" office:value-type="string" calcext:value-type="string">
            <text:p>INVENTARIO FINAL (DISPON)</text:p>
          </table:table-cell>
          <table:table-cell table:style-name="ce27" office:value-type="string" calcext:value-type="string">
            <text:p>COSTO DE MTTO</text:p>
          </table:table-cell>
          <table:table-cell table:style-name="ce27" office:value-type="string" calcext:value-type="string">
            <text:p>COSTO DE EMISION</text:p>
          </table:table-cell>
          <table:table-cell table:style-name="ce27" office:value-type="string" calcext:value-type="string">
            <text:p>COSTO TOTAL</text:p>
          </table:table-cell>
          <table:table-cell table:style-name="ce1" table:number-columns-repeated="18"/>
          <table:table-cell table:number-columns-repeated="998"/>
        </table:table-row>
        <table:table-row-group table:display="false">
          <table:table-row table:style-name="ro4" table:visibility="collapse">
            <table:table-cell table:style-name="ce1"/>
            <table:table-cell table:style-name="ce28" office:value-type="float" office:value="1" calcext:value-type="float">
              <text:p>1</text:p>
            </table:table-cell>
            <table:table-cell table:style-name="ce28" table:formula="of:=[$LXL.B56]" office:value-type="float" office:value="0" calcext:value-type="float">
              <text:p>0</text:p>
            </table:table-cell>
            <table:table-cell table:style-name="ce28" table:formula="of:=[$LXL.B57]" office:value-type="float" office:value="30" calcext:value-type="float">
              <text:p>30</text:p>
            </table:table-cell>
            <table:table-cell table:style-name="ce28" table:formula="of:=[$LXL.B55]" office:value-type="float" office:value="20" calcext:value-type="float">
              <text:p>20</text:p>
            </table:table-cell>
            <table:table-cell table:style-name="ce30" table:formula="of:=[.E78]*[$Datos.$M$16]" office:value-type="float" office:value="20" calcext:value-type="float">
              <text:p><text:s/>$20.00 </text:p>
            </table:table-cell>
            <table:table-cell table:style-name="ce30" table:formula="of:=IFERROR([$Datos.$M$15]*([$CostosLXL.D78]/[$CostosLXL.D78]);0)" office:value-type="float" office:value="2500" calcext:value-type="float">
              <text:p><text:s/>$2,500.00 </text:p>
            </table:table-cell>
            <table:table-cell table:style-name="ce30" table:formula="of:=[.F78]+[.G78]" office:value-type="float" office:value="2520" calcext:value-type="float">
              <text:p><text:s/>$2,52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2" calcext:value-type="float">
              <text:p>2</text:p>
            </table:table-cell>
            <table:table-cell table:style-name="ce28" table:formula="of:=[$LXL.C56]" office:value-type="float" office:value="30" calcext:value-type="float">
              <text:p>30</text:p>
            </table:table-cell>
            <table:table-cell table:style-name="ce28" table:formula="of:=[$LXL.C57]" office:value-type="float" office:value="250" calcext:value-type="float">
              <text:p>250</text:p>
            </table:table-cell>
            <table:table-cell table:style-name="ce28" table:formula="of:=[$LXL.C55]" office:value-type="float" office:value="10" calcext:value-type="float">
              <text:p>10</text:p>
            </table:table-cell>
            <table:table-cell table:style-name="ce30" table:formula="of:=[.E79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79]/[$CostosLXL.D79]);0)" office:value-type="float" office:value="2500" calcext:value-type="float">
              <text:p><text:s/>$2,500.00 </text:p>
            </table:table-cell>
            <table:table-cell table:style-name="ce30" table:formula="of:=[.F79]+[.G79]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3" calcext:value-type="float">
              <text:p>3</text:p>
            </table:table-cell>
            <table:table-cell table:style-name="ce28" table:formula="of:=[$LXL.D56]" office:value-type="float" office:value="250" calcext:value-type="float">
              <text:p>250</text:p>
            </table:table-cell>
            <table:table-cell table:style-name="ce28" table:formula="of:=[$LXL.D57]" office:value-type="float" office:value="225" calcext:value-type="float">
              <text:p>225</text:p>
            </table:table-cell>
            <table:table-cell table:style-name="ce28" table:formula="of:=[$LXL.D55]" office:value-type="float" office:value="10" calcext:value-type="float">
              <text:p>10</text:p>
            </table:table-cell>
            <table:table-cell table:style-name="ce30" table:formula="of:=[.E80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80]/[$CostosLXL.D80]);0)" office:value-type="float" office:value="2500" calcext:value-type="float">
              <text:p><text:s/>$2,500.00 </text:p>
            </table:table-cell>
            <table:table-cell table:style-name="ce30" table:formula="of:=[.F80]+[.G80]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4" calcext:value-type="float">
              <text:p>4</text:p>
            </table:table-cell>
            <table:table-cell table:style-name="ce28" table:formula="of:=[$LXL.E56]" office:value-type="float" office:value="225" calcext:value-type="float">
              <text:p>225</text:p>
            </table:table-cell>
            <table:table-cell table:style-name="ce28" table:formula="of:=[$LXL.E57]" office:value-type="float" office:value="200" calcext:value-type="float">
              <text:p>200</text:p>
            </table:table-cell>
            <table:table-cell table:style-name="ce28" table:formula="of:=[$LXL.E55]" office:value-type="float" office:value="10" calcext:value-type="float">
              <text:p>10</text:p>
            </table:table-cell>
            <table:table-cell table:style-name="ce30" table:formula="of:=[.E81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81]/[$CostosLXL.D81]);0)" office:value-type="float" office:value="2500" calcext:value-type="float">
              <text:p><text:s/>$2,500.00 </text:p>
            </table:table-cell>
            <table:table-cell table:style-name="ce30" table:formula="of:=[.F81]+[.G81]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5" calcext:value-type="float">
              <text:p>5</text:p>
            </table:table-cell>
            <table:table-cell table:style-name="ce28" table:formula="of:=[$LXL.F56]" office:value-type="float" office:value="200" calcext:value-type="float">
              <text:p>200</text:p>
            </table:table-cell>
            <table:table-cell table:style-name="ce28" table:formula="of:=[$LXL.F57]" office:value-type="float" office:value="150" calcext:value-type="float">
              <text:p>150</text:p>
            </table:table-cell>
            <table:table-cell table:style-name="ce28" table:formula="of:=[$LXL.F55]" office:value-type="float" office:value="10" calcext:value-type="float">
              <text:p>10</text:p>
            </table:table-cell>
            <table:table-cell table:style-name="ce30" table:formula="of:=[.E82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82]/[$CostosLXL.D82]);0)" office:value-type="float" office:value="2500" calcext:value-type="float">
              <text:p><text:s/>$2,500.00 </text:p>
            </table:table-cell>
            <table:table-cell table:style-name="ce30" table:formula="of:=[.F82]+[.G82]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6" calcext:value-type="float">
              <text:p>6</text:p>
            </table:table-cell>
            <table:table-cell table:style-name="ce28" table:formula="of:=[$LXL.G56]" office:value-type="float" office:value="150" calcext:value-type="float">
              <text:p>150</text:p>
            </table:table-cell>
            <table:table-cell table:style-name="ce28" table:formula="of:=[$LXL.G57]" office:value-type="float" office:value="200" calcext:value-type="float">
              <text:p>200</text:p>
            </table:table-cell>
            <table:table-cell table:style-name="ce28" table:formula="of:=[$LXL.G55]" office:value-type="float" office:value="10" calcext:value-type="float">
              <text:p>10</text:p>
            </table:table-cell>
            <table:table-cell table:style-name="ce30" table:formula="of:=[.E83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83]/[$CostosLXL.D83]);0)" office:value-type="float" office:value="2500" calcext:value-type="float">
              <text:p><text:s/>$2,500.00 </text:p>
            </table:table-cell>
            <table:table-cell table:style-name="ce30" table:formula="of:=[.F83]+[.G83]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7" calcext:value-type="float">
              <text:p>7</text:p>
            </table:table-cell>
            <table:table-cell table:style-name="ce28" table:formula="of:=[$LXL.H56]" office:value-type="float" office:value="200" calcext:value-type="float">
              <text:p>200</text:p>
            </table:table-cell>
            <table:table-cell table:style-name="ce28" table:formula="of:=[$LXL.H57]" office:value-type="float" office:value="0" calcext:value-type="float">
              <text:p>0</text:p>
            </table:table-cell>
            <table:table-cell table:style-name="ce28" table:formula="of:=[$LXL.H55]" office:value-type="float" office:value="10" calcext:value-type="float">
              <text:p>10</text:p>
            </table:table-cell>
            <table:table-cell table:style-name="ce30" table:formula="of:=[.E84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84]/[$CostosLXL.D84]);0)" office:value-type="float" office:value="0" calcext:value-type="float">
              <text:p><text:s/>$-00 </text:p>
            </table:table-cell>
            <table:table-cell table:style-name="ce30" table:formula="of:=[.F84]+[.G84]" office:value-type="float" office:value="10" calcext:value-type="float">
              <text:p><text:s/>$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8" calcext:value-type="float">
              <text:p>8</text:p>
            </table:table-cell>
            <table:table-cell table:style-name="ce28" table:formula="of:=[$LXL.I56]" office:value-type="float" office:value="0" calcext:value-type="float">
              <text:p>0</text:p>
            </table:table-cell>
            <table:table-cell table:style-name="ce28" table:formula="of:=[$LXL.I57]" office:value-type="float" office:value="0" calcext:value-type="float">
              <text:p>0</text:p>
            </table:table-cell>
            <table:table-cell table:style-name="ce28" table:formula="of:=[$LXL.I55]" office:value-type="float" office:value="10" calcext:value-type="float">
              <text:p>10</text:p>
            </table:table-cell>
            <table:table-cell table:style-name="ce30" table:formula="of:=[.E85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85]/[$CostosLXL.D85]);0)" office:value-type="float" office:value="0" calcext:value-type="float">
              <text:p><text:s/>$-00 </text:p>
            </table:table-cell>
            <table:table-cell table:style-name="ce30" table:formula="of:=[.F85]+[.G85]" office:value-type="float" office:value="10" calcext:value-type="float">
              <text:p><text:s/>$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9" calcext:value-type="float">
              <text:p>9</text:p>
            </table:table-cell>
            <table:table-cell table:style-name="ce28" table:formula="of:=[$LXL.J56]" office:value-type="float" office:value="0" calcext:value-type="float">
              <text:p>0</text:p>
            </table:table-cell>
            <table:table-cell table:style-name="ce28" table:formula="of:=[$LXL.J57]" office:value-type="float" office:value="0" calcext:value-type="float">
              <text:p>0</text:p>
            </table:table-cell>
            <table:table-cell table:style-name="ce28" table:formula="of:=[$LXL.J55]" office:value-type="float" office:value="10" calcext:value-type="float">
              <text:p>10</text:p>
            </table:table-cell>
            <table:table-cell table:style-name="ce30" table:formula="of:=[.E86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86]/[$CostosLXL.D86]);0)" office:value-type="float" office:value="0" calcext:value-type="float">
              <text:p><text:s/>$-00 </text:p>
            </table:table-cell>
            <table:table-cell table:style-name="ce30" table:formula="of:=[.F86]+[.G86]" office:value-type="float" office:value="10" calcext:value-type="float">
              <text:p><text:s/>$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10" calcext:value-type="float">
              <text:p>10</text:p>
            </table:table-cell>
            <table:table-cell table:style-name="ce28" table:formula="of:=[$LXL.K56]" office:value-type="float" office:value="0" calcext:value-type="float">
              <text:p>0</text:p>
            </table:table-cell>
            <table:table-cell table:style-name="ce28" table:formula="of:=[$LXL.K57]" office:value-type="float" office:value="0" calcext:value-type="float">
              <text:p>0</text:p>
            </table:table-cell>
            <table:table-cell table:style-name="ce28" table:formula="of:=[$LXL.K55]" office:value-type="float" office:value="10" calcext:value-type="float">
              <text:p>10</text:p>
            </table:table-cell>
            <table:table-cell table:style-name="ce30" table:formula="of:=[.E87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87]/[$CostosLXL.D87]);0)" office:value-type="float" office:value="0" calcext:value-type="float">
              <text:p><text:s/>$-00 </text:p>
            </table:table-cell>
            <table:table-cell table:style-name="ce30" table:formula="of:=[.F87]+[.G87]" office:value-type="float" office:value="10" calcext:value-type="float">
              <text:p><text:s/>$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 table:number-columns-repeated="26"/>
            <table:table-cell table:number-columns-repeated="998"/>
          </table:table-row>
          <table:table-row table:style-name="ro4" table:visibility="collapse">
            <table:table-cell table:style-name="ce1" table:number-columns-repeated="4"/>
            <table:table-cell table:style-name="ce29" office:value-type="string" calcext:value-type="string">
              <text:p>Total</text:p>
            </table:table-cell>
            <table:table-cell table:style-name="ce31" table:formula="of:=SUM([.F78:.F87])" office:value-type="float" office:value="110" calcext:value-type="float">
              <text:p><text:s/>$110.00 </text:p>
            </table:table-cell>
            <table:table-cell table:style-name="ce31" table:formula="of:=SUM([.G78:.G87])" office:value-type="float" office:value="15000" calcext:value-type="float">
              <text:p><text:s/>$15,000.00 </text:p>
            </table:table-cell>
            <table:table-cell table:style-name="ce31" table:formula="of:=SUM([.H78:.H87])" office:value-type="float" office:value="15110" calcext:value-type="float">
              <text:p><text:s/>$15,110.00 </text:p>
            </table:table-cell>
            <table:table-cell table:style-name="ce1" table:number-columns-repeated="18"/>
            <table:table-cell table:number-columns-repeated="998"/>
          </table:table-row>
        </table:table-row-group>
        <table:table-row table:style-name="ro4" table:number-rows-repeated="2">
          <table:table-cell table:style-name="ce1" table:number-columns-repeated="26"/>
          <table:table-cell table:number-columns-repeated="998"/>
        </table:table-row>
        <table:table-row table:style-name="ro4">
          <table:table-cell table:style-name="ce25" office:value-type="string" calcext:value-type="string">
            <text:p>Soporte</text:p>
          </table:table-cell>
          <table:table-cell table:style-name="ce27" office:value-type="string" calcext:value-type="string">
            <text:p>PERIODO</text:p>
          </table:table-cell>
          <table:table-cell table:style-name="ce27" office:value-type="string" calcext:value-type="string">
            <text:p>NEC. NETAS</text:p>
          </table:table-cell>
          <table:table-cell table:style-name="ce27" office:value-type="string" calcext:value-type="string">
            <text:p>PEDIDOS PLANIFIADOS</text:p>
          </table:table-cell>
          <table:table-cell table:style-name="ce27" office:value-type="string" calcext:value-type="string">
            <text:p>INVENTARIO FINAL (DISPON)</text:p>
          </table:table-cell>
          <table:table-cell table:style-name="ce27" office:value-type="string" calcext:value-type="string">
            <text:p>COSTO DE MTTO</text:p>
          </table:table-cell>
          <table:table-cell table:style-name="ce27" office:value-type="string" calcext:value-type="string">
            <text:p>COSTO DE EMISION</text:p>
          </table:table-cell>
          <table:table-cell table:style-name="ce27" office:value-type="string" calcext:value-type="string">
            <text:p>COSTO TOTAL</text:p>
          </table:table-cell>
          <table:table-cell table:style-name="ce1" table:number-columns-repeated="18"/>
          <table:table-cell table:number-columns-repeated="998"/>
        </table:table-row>
        <table:table-row-group table:display="false">
          <table:table-row table:style-name="ro4" table:visibility="collapse">
            <table:table-cell table:style-name="ce1"/>
            <table:table-cell table:style-name="ce28" office:value-type="float" office:value="1" calcext:value-type="float">
              <text:p>1</text:p>
            </table:table-cell>
            <table:table-cell table:style-name="ce28" table:formula="of:=[$LXL.B66]" office:value-type="float" office:value="0" calcext:value-type="float">
              <text:p>0</text:p>
            </table:table-cell>
            <table:table-cell table:style-name="ce28" table:formula="of:=[$LXL.B67]" office:value-type="float" office:value="160" calcext:value-type="float">
              <text:p>160</text:p>
            </table:table-cell>
            <table:table-cell table:style-name="ce28" table:formula="of:=[$LXL.B65]" office:value-type="float" office:value="20" calcext:value-type="float">
              <text:p>20</text:p>
            </table:table-cell>
            <table:table-cell table:style-name="ce30" table:formula="of:=[.E93]*[$Datos.$M$16]" office:value-type="float" office:value="20" calcext:value-type="float">
              <text:p><text:s/>$20.00 </text:p>
            </table:table-cell>
            <table:table-cell table:style-name="ce30" table:formula="of:=IFERROR([$Datos.$M$15]*([$CostosLXL.D93]/[$CostosLXL.D93]);0)" office:value-type="float" office:value="2500" calcext:value-type="float">
              <text:p><text:s/>$2,500.00 </text:p>
            </table:table-cell>
            <table:table-cell table:style-name="ce30" table:formula="of:=SUM([.F93:.G93])" office:value-type="float" office:value="2520" calcext:value-type="float">
              <text:p><text:s/>$2,52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2" calcext:value-type="float">
              <text:p>2</text:p>
            </table:table-cell>
            <table:table-cell table:style-name="ce28" table:formula="of:=[$LXL.C66]" office:value-type="float" office:value="160" calcext:value-type="float">
              <text:p>160</text:p>
            </table:table-cell>
            <table:table-cell table:style-name="ce28" table:formula="of:=[$LXL.C67]" office:value-type="float" office:value="1000" calcext:value-type="float">
              <text:p>1000</text:p>
            </table:table-cell>
            <table:table-cell table:style-name="ce28" table:formula="of:=[$LXL.C65]" office:value-type="float" office:value="10" calcext:value-type="float">
              <text:p>10</text:p>
            </table:table-cell>
            <table:table-cell table:style-name="ce30" table:formula="of:=[.E94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94]/[$CostosLXL.D94]);0)" office:value-type="float" office:value="2500" calcext:value-type="float">
              <text:p><text:s/>$2,500.00 </text:p>
            </table:table-cell>
            <table:table-cell table:style-name="ce30" table:formula="of:=SUM([.F94:.G94])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3" calcext:value-type="float">
              <text:p>3</text:p>
            </table:table-cell>
            <table:table-cell table:style-name="ce28" table:formula="of:=[$LXL.D66]" office:value-type="float" office:value="1000" calcext:value-type="float">
              <text:p>1000</text:p>
            </table:table-cell>
            <table:table-cell table:style-name="ce28" table:formula="of:=[$LXL.D67]" office:value-type="float" office:value="915" calcext:value-type="float">
              <text:p>915</text:p>
            </table:table-cell>
            <table:table-cell table:style-name="ce28" table:formula="of:=[$LXL.D65]" office:value-type="float" office:value="10" calcext:value-type="float">
              <text:p>10</text:p>
            </table:table-cell>
            <table:table-cell table:style-name="ce30" table:formula="of:=[.E95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95]/[$CostosLXL.D95]);0)" office:value-type="float" office:value="2500" calcext:value-type="float">
              <text:p><text:s/>$2,500.00 </text:p>
            </table:table-cell>
            <table:table-cell table:style-name="ce30" table:formula="of:=SUM([.F95:.G95])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4" calcext:value-type="float">
              <text:p>4</text:p>
            </table:table-cell>
            <table:table-cell table:style-name="ce28" table:formula="of:=[$LXL.E66]" office:value-type="float" office:value="915" calcext:value-type="float">
              <text:p>915</text:p>
            </table:table-cell>
            <table:table-cell table:style-name="ce28" table:formula="of:=[$LXL.E67]" office:value-type="float" office:value="860" calcext:value-type="float">
              <text:p>860</text:p>
            </table:table-cell>
            <table:table-cell table:style-name="ce28" table:formula="of:=[$LXL.F65]" office:value-type="float" office:value="10" calcext:value-type="float">
              <text:p>10</text:p>
            </table:table-cell>
            <table:table-cell table:style-name="ce30" table:formula="of:=[.E96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96]/[$CostosLXL.D96]);0)" office:value-type="float" office:value="2500" calcext:value-type="float">
              <text:p><text:s/>$2,500.00 </text:p>
            </table:table-cell>
            <table:table-cell table:style-name="ce30" table:formula="of:=SUM([.F96:.G96])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5" calcext:value-type="float">
              <text:p>5</text:p>
            </table:table-cell>
            <table:table-cell table:style-name="ce28" table:formula="of:=[$LXL.F66]" office:value-type="float" office:value="860" calcext:value-type="float">
              <text:p>860</text:p>
            </table:table-cell>
            <table:table-cell table:style-name="ce28" table:formula="of:=[$LXL.F67]" office:value-type="float" office:value="660" calcext:value-type="float">
              <text:p>660</text:p>
            </table:table-cell>
            <table:table-cell table:style-name="ce28" table:formula="of:=[$LXL.F65]" office:value-type="float" office:value="10" calcext:value-type="float">
              <text:p>10</text:p>
            </table:table-cell>
            <table:table-cell table:style-name="ce30" table:formula="of:=[.E97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97]/[$CostosLXL.D97]);0)" office:value-type="float" office:value="2500" calcext:value-type="float">
              <text:p><text:s/>$2,500.00 </text:p>
            </table:table-cell>
            <table:table-cell table:style-name="ce30" table:formula="of:=SUM([.F97:.G97])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6" calcext:value-type="float">
              <text:p>6</text:p>
            </table:table-cell>
            <table:table-cell table:style-name="ce28" table:formula="of:=[$LXL.G66]" office:value-type="float" office:value="660" calcext:value-type="float">
              <text:p>660</text:p>
            </table:table-cell>
            <table:table-cell table:style-name="ce28" table:formula="of:=[$LXL.G67]" office:value-type="float" office:value="850" calcext:value-type="float">
              <text:p>850</text:p>
            </table:table-cell>
            <table:table-cell table:style-name="ce28" table:formula="of:=[$LXL.G65]" office:value-type="float" office:value="10" calcext:value-type="float">
              <text:p>10</text:p>
            </table:table-cell>
            <table:table-cell table:style-name="ce30" table:formula="of:=[.E98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98]/[$CostosLXL.D98]);0)" office:value-type="float" office:value="2500" calcext:value-type="float">
              <text:p><text:s/>$2,500.00 </text:p>
            </table:table-cell>
            <table:table-cell table:style-name="ce30" table:formula="of:=SUM([.F98:.G98])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7" calcext:value-type="float">
              <text:p>7</text:p>
            </table:table-cell>
            <table:table-cell table:style-name="ce28" table:formula="of:=[$LXL.H66]" office:value-type="float" office:value="850" calcext:value-type="float">
              <text:p>850</text:p>
            </table:table-cell>
            <table:table-cell table:style-name="ce28" table:formula="of:=[$LXL.H67]" office:value-type="float" office:value="40" calcext:value-type="float">
              <text:p>40</text:p>
            </table:table-cell>
            <table:table-cell table:style-name="ce28" table:formula="of:=[$LXL.H65]" office:value-type="float" office:value="10" calcext:value-type="float">
              <text:p>10</text:p>
            </table:table-cell>
            <table:table-cell table:style-name="ce30" table:formula="of:=[.E99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99]/[$CostosLXL.D99]);0)" office:value-type="float" office:value="2500" calcext:value-type="float">
              <text:p><text:s/>$2,500.00 </text:p>
            </table:table-cell>
            <table:table-cell table:style-name="ce30" table:formula="of:=SUM([.F99:.G99])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8" calcext:value-type="float">
              <text:p>8</text:p>
            </table:table-cell>
            <table:table-cell table:style-name="ce28" table:formula="of:=[$LXL.I66]" office:value-type="float" office:value="40" calcext:value-type="float">
              <text:p>40</text:p>
            </table:table-cell>
            <table:table-cell table:style-name="ce28" table:formula="of:=[$LXL.I67]" office:value-type="float" office:value="50" calcext:value-type="float">
              <text:p>50</text:p>
            </table:table-cell>
            <table:table-cell table:style-name="ce28" table:formula="of:=[$LXL.I65]" office:value-type="float" office:value="10" calcext:value-type="float">
              <text:p>10</text:p>
            </table:table-cell>
            <table:table-cell table:style-name="ce30" table:formula="of:=[.E100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100]/[$CostosLXL.D100]);0)" office:value-type="float" office:value="2500" calcext:value-type="float">
              <text:p><text:s/>$2,500.00 </text:p>
            </table:table-cell>
            <table:table-cell table:style-name="ce30" table:formula="of:=SUM([.F100:.G100])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9" calcext:value-type="float">
              <text:p>9</text:p>
            </table:table-cell>
            <table:table-cell table:style-name="ce28" table:formula="of:=[$LXL.J66]" office:value-type="float" office:value="50" calcext:value-type="float">
              <text:p>50</text:p>
            </table:table-cell>
            <table:table-cell table:style-name="ce28" table:formula="of:=[$LXL.J67]" office:value-type="float" office:value="0" calcext:value-type="float">
              <text:p>0</text:p>
            </table:table-cell>
            <table:table-cell table:style-name="ce28" table:formula="of:=[$LXL.J65]" office:value-type="float" office:value="10" calcext:value-type="float">
              <text:p>10</text:p>
            </table:table-cell>
            <table:table-cell table:style-name="ce30" table:formula="of:=[.E101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101]/[$CostosLXL.D101]);0)" office:value-type="float" office:value="0" calcext:value-type="float">
              <text:p><text:s/>$-00 </text:p>
            </table:table-cell>
            <table:table-cell table:style-name="ce30" table:formula="of:=SUM([.F101:.G101])" office:value-type="float" office:value="10" calcext:value-type="float">
              <text:p><text:s/>$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10" calcext:value-type="float">
              <text:p>10</text:p>
            </table:table-cell>
            <table:table-cell table:style-name="ce28" table:formula="of:=[$LXL.K66]" office:value-type="float" office:value="0" calcext:value-type="float">
              <text:p>0</text:p>
            </table:table-cell>
            <table:table-cell table:style-name="ce28" table:formula="of:=[$LXL.K67]" office:value-type="float" office:value="0" calcext:value-type="float">
              <text:p>0</text:p>
            </table:table-cell>
            <table:table-cell table:style-name="ce28" table:formula="of:=[$LXL.K65]" office:value-type="float" office:value="10" calcext:value-type="float">
              <text:p>10</text:p>
            </table:table-cell>
            <table:table-cell table:style-name="ce30" table:formula="of:=[.E102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102]/[$CostosLXL.D102]);0)" office:value-type="float" office:value="0" calcext:value-type="float">
              <text:p><text:s/>$-00 </text:p>
            </table:table-cell>
            <table:table-cell table:style-name="ce30" table:formula="of:=SUM([.F102:.G102])" office:value-type="float" office:value="10" calcext:value-type="float">
              <text:p><text:s/>$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 table:number-columns-repeated="26"/>
            <table:table-cell table:number-columns-repeated="998"/>
          </table:table-row>
          <table:table-row table:style-name="ro4" table:visibility="collapse">
            <table:table-cell table:style-name="ce1" table:number-columns-repeated="4"/>
            <table:table-cell table:style-name="ce29" office:value-type="string" calcext:value-type="string">
              <text:p>Total</text:p>
            </table:table-cell>
            <table:table-cell table:style-name="ce31" table:formula="of:=SUM([.F93:.F102])" office:value-type="float" office:value="110" calcext:value-type="float">
              <text:p><text:s/>$110.00 </text:p>
            </table:table-cell>
            <table:table-cell table:style-name="ce31" table:formula="of:=SUM([.G93:.G102])" office:value-type="float" office:value="20000" calcext:value-type="float">
              <text:p><text:s/>$20,000.00 </text:p>
            </table:table-cell>
            <table:table-cell table:style-name="ce31" table:formula="of:=SUM([.H93:.H102])" office:value-type="float" office:value="20110" calcext:value-type="float">
              <text:p><text:s/>$20,110.00 </text:p>
            </table:table-cell>
            <table:table-cell table:style-name="ce1" table:number-columns-repeated="18"/>
            <table:table-cell table:number-columns-repeated="998"/>
          </table:table-row>
        </table:table-row-group>
        <table:table-row table:style-name="ro4" table:number-rows-repeated="2">
          <table:table-cell table:style-name="ce1" table:number-columns-repeated="26"/>
          <table:table-cell table:number-columns-repeated="998"/>
        </table:table-row>
        <table:table-row table:style-name="ro4">
          <table:table-cell table:style-name="ce25" office:value-type="string" calcext:value-type="string">
            <text:p>Colgador</text:p>
          </table:table-cell>
          <table:table-cell table:style-name="ce27" office:value-type="string" calcext:value-type="string">
            <text:p>PERIODO</text:p>
          </table:table-cell>
          <table:table-cell table:style-name="ce27" office:value-type="string" calcext:value-type="string">
            <text:p>NEC. NETAS</text:p>
          </table:table-cell>
          <table:table-cell table:style-name="ce27" office:value-type="string" calcext:value-type="string">
            <text:p>PEDIDOS PLANIFIADOS</text:p>
          </table:table-cell>
          <table:table-cell table:style-name="ce27" office:value-type="string" calcext:value-type="string">
            <text:p>INVENTARIO FINAL (DISPON)</text:p>
          </table:table-cell>
          <table:table-cell table:style-name="ce27" office:value-type="string" calcext:value-type="string">
            <text:p>COSTO DE MTTO</text:p>
          </table:table-cell>
          <table:table-cell table:style-name="ce27" office:value-type="string" calcext:value-type="string">
            <text:p>COSTO DE EMISION</text:p>
          </table:table-cell>
          <table:table-cell table:style-name="ce27" office:value-type="string" calcext:value-type="string">
            <text:p>COSTO TOTAL</text:p>
          </table:table-cell>
          <table:table-cell table:style-name="ce1" table:number-columns-repeated="18"/>
          <table:table-cell table:number-columns-repeated="998"/>
        </table:table-row>
        <table:table-row-group table:display="false">
          <table:table-row table:style-name="ro4" table:visibility="collapse">
            <table:table-cell table:style-name="ce1"/>
            <table:table-cell table:style-name="ce28" office:value-type="float" office:value="1" calcext:value-type="float">
              <text:p>1</text:p>
            </table:table-cell>
            <table:table-cell table:style-name="ce28" table:formula="of:=[$LXL.B76]" office:value-type="float" office:value="0" calcext:value-type="float">
              <text:p>0</text:p>
            </table:table-cell>
            <table:table-cell table:style-name="ce28" table:formula="of:=[$LXL.B77]" office:value-type="float" office:value="330" calcext:value-type="float">
              <text:p>330</text:p>
            </table:table-cell>
            <table:table-cell table:style-name="ce28" table:formula="of:=[$LXL.B75]" office:value-type="float" office:value="20" calcext:value-type="float">
              <text:p>20</text:p>
            </table:table-cell>
            <table:table-cell table:style-name="ce30" table:formula="of:=[.E108]*[$Datos.$M$16]" office:value-type="float" office:value="20" calcext:value-type="float">
              <text:p><text:s/>$20.00 </text:p>
            </table:table-cell>
            <table:table-cell table:style-name="ce30" table:formula="of:=IFERROR([$Datos.$M$15]*([$CostosLXL.D108]/[$CostosLXL.D108]);0)" office:value-type="float" office:value="2500" calcext:value-type="float">
              <text:p><text:s/>$2,500.00 </text:p>
            </table:table-cell>
            <table:table-cell table:style-name="ce30" table:formula="of:=SUM([.F108:.G108])" office:value-type="float" office:value="2520" calcext:value-type="float">
              <text:p><text:s/>$2,52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2" calcext:value-type="float">
              <text:p>2</text:p>
            </table:table-cell>
            <table:table-cell table:style-name="ce28" table:formula="of:=[$LXL.C76]" office:value-type="float" office:value="330" calcext:value-type="float">
              <text:p>330</text:p>
            </table:table-cell>
            <table:table-cell table:style-name="ce28" table:formula="of:=[$LXL.C77]" office:value-type="float" office:value="2000" calcext:value-type="float">
              <text:p>2000</text:p>
            </table:table-cell>
            <table:table-cell table:style-name="ce28" table:formula="of:=[$LXL.C75]" office:value-type="float" office:value="10" calcext:value-type="float">
              <text:p>10</text:p>
            </table:table-cell>
            <table:table-cell table:style-name="ce30" table:formula="of:=[.E109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109]/[$CostosLXL.D109]);0)" office:value-type="float" office:value="2500" calcext:value-type="float">
              <text:p><text:s/>$2,500.00 </text:p>
            </table:table-cell>
            <table:table-cell table:style-name="ce30" table:formula="of:=SUM([.F109:.G109])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3" calcext:value-type="float">
              <text:p>3</text:p>
            </table:table-cell>
            <table:table-cell table:style-name="ce28" table:formula="of:=[$LXL.D76]" office:value-type="float" office:value="2000" calcext:value-type="float">
              <text:p>2000</text:p>
            </table:table-cell>
            <table:table-cell table:style-name="ce28" table:formula="of:=[$LXL.D77]" office:value-type="float" office:value="1830" calcext:value-type="float">
              <text:p>1830</text:p>
            </table:table-cell>
            <table:table-cell table:style-name="ce28" table:formula="of:=[$LXL.D75]" office:value-type="float" office:value="10" calcext:value-type="float">
              <text:p>10</text:p>
            </table:table-cell>
            <table:table-cell table:style-name="ce30" table:formula="of:=[.E110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110]/[$CostosLXL.D110]);0)" office:value-type="float" office:value="2500" calcext:value-type="float">
              <text:p><text:s/>$2,500.00 </text:p>
            </table:table-cell>
            <table:table-cell table:style-name="ce30" table:formula="of:=SUM([.F110:.G110])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4" calcext:value-type="float">
              <text:p>4</text:p>
            </table:table-cell>
            <table:table-cell table:style-name="ce28" table:formula="of:=[$LXL.E76]" office:value-type="float" office:value="1830" calcext:value-type="float">
              <text:p>1830</text:p>
            </table:table-cell>
            <table:table-cell table:style-name="ce28" table:formula="of:=[$LXL.E77]" office:value-type="float" office:value="1720" calcext:value-type="float">
              <text:p>1720</text:p>
            </table:table-cell>
            <table:table-cell table:style-name="ce28" table:formula="of:=[$LXL.E75]" office:value-type="float" office:value="10" calcext:value-type="float">
              <text:p>10</text:p>
            </table:table-cell>
            <table:table-cell table:style-name="ce30" table:formula="of:=[.E111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111]/[$CostosLXL.D111]);0)" office:value-type="float" office:value="2500" calcext:value-type="float">
              <text:p><text:s/>$2,500.00 </text:p>
            </table:table-cell>
            <table:table-cell table:style-name="ce30" table:formula="of:=SUM([.F111:.G111])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5" calcext:value-type="float">
              <text:p>5</text:p>
            </table:table-cell>
            <table:table-cell table:style-name="ce28" table:formula="of:=[$LXL.F76]" office:value-type="float" office:value="1720" calcext:value-type="float">
              <text:p>1720</text:p>
            </table:table-cell>
            <table:table-cell table:style-name="ce28" table:formula="of:=[$LXL.F77]" office:value-type="float" office:value="1320" calcext:value-type="float">
              <text:p>1320</text:p>
            </table:table-cell>
            <table:table-cell table:style-name="ce28" table:formula="of:=[$LXL.F75]" office:value-type="float" office:value="10" calcext:value-type="float">
              <text:p>10</text:p>
            </table:table-cell>
            <table:table-cell table:style-name="ce30" table:formula="of:=[.E112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112]/[$CostosLXL.D112]);0)" office:value-type="float" office:value="2500" calcext:value-type="float">
              <text:p><text:s/>$2,500.00 </text:p>
            </table:table-cell>
            <table:table-cell table:style-name="ce30" table:formula="of:=SUM([.F112:.G112])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6" calcext:value-type="float">
              <text:p>6</text:p>
            </table:table-cell>
            <table:table-cell table:style-name="ce28" table:formula="of:=[$LXL.G76]" office:value-type="float" office:value="1320" calcext:value-type="float">
              <text:p>1320</text:p>
            </table:table-cell>
            <table:table-cell table:style-name="ce28" table:formula="of:=[$LXL.G77]" office:value-type="float" office:value="1700" calcext:value-type="float">
              <text:p>1700</text:p>
            </table:table-cell>
            <table:table-cell table:style-name="ce28" table:formula="of:=[$LXL.G75]" office:value-type="float" office:value="10" calcext:value-type="float">
              <text:p>10</text:p>
            </table:table-cell>
            <table:table-cell table:style-name="ce30" table:formula="of:=[.E113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113]/[$CostosLXL.D113]);0)" office:value-type="float" office:value="2500" calcext:value-type="float">
              <text:p><text:s/>$2,500.00 </text:p>
            </table:table-cell>
            <table:table-cell table:style-name="ce30" table:formula="of:=SUM([.F113:.G113])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7" calcext:value-type="float">
              <text:p>7</text:p>
            </table:table-cell>
            <table:table-cell table:style-name="ce28" table:formula="of:=[$LXL.H76]" office:value-type="float" office:value="1700" calcext:value-type="float">
              <text:p>1700</text:p>
            </table:table-cell>
            <table:table-cell table:style-name="ce28" table:formula="of:=[$LXL.H77]" office:value-type="float" office:value="80" calcext:value-type="float">
              <text:p>80</text:p>
            </table:table-cell>
            <table:table-cell table:style-name="ce28" table:formula="of:=[$LXL.H75]" office:value-type="float" office:value="10" calcext:value-type="float">
              <text:p>10</text:p>
            </table:table-cell>
            <table:table-cell table:style-name="ce30" table:formula="of:=[.E114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114]/[$CostosLXL.D114]);0)" office:value-type="float" office:value="2500" calcext:value-type="float">
              <text:p><text:s/>$2,500.00 </text:p>
            </table:table-cell>
            <table:table-cell table:style-name="ce30" table:formula="of:=SUM([.F114:.G114])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8" calcext:value-type="float">
              <text:p>8</text:p>
            </table:table-cell>
            <table:table-cell table:style-name="ce28" table:formula="of:=[$LXL.I76]" office:value-type="float" office:value="80" calcext:value-type="float">
              <text:p>80</text:p>
            </table:table-cell>
            <table:table-cell table:style-name="ce28" table:formula="of:=[$LXL.I77]" office:value-type="float" office:value="100" calcext:value-type="float">
              <text:p>100</text:p>
            </table:table-cell>
            <table:table-cell table:style-name="ce28" table:formula="of:=[$LXL.I75]" office:value-type="float" office:value="10" calcext:value-type="float">
              <text:p>10</text:p>
            </table:table-cell>
            <table:table-cell table:style-name="ce30" table:formula="of:=[.E115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115]/[$CostosLXL.D115]);0)" office:value-type="float" office:value="2500" calcext:value-type="float">
              <text:p><text:s/>$2,500.00 </text:p>
            </table:table-cell>
            <table:table-cell table:style-name="ce30" table:formula="of:=SUM([.F115:.G115])" office:value-type="float" office:value="2510" calcext:value-type="float">
              <text:p><text:s/>$2,5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9" calcext:value-type="float">
              <text:p>9</text:p>
            </table:table-cell>
            <table:table-cell table:style-name="ce28" table:formula="of:=[$LXL.J76]" office:value-type="float" office:value="100" calcext:value-type="float">
              <text:p>100</text:p>
            </table:table-cell>
            <table:table-cell table:style-name="ce28" table:formula="of:=[$LXL.J77]" office:value-type="float" office:value="0" calcext:value-type="float">
              <text:p>0</text:p>
            </table:table-cell>
            <table:table-cell table:style-name="ce28" table:formula="of:=[$LXL.J75]" office:value-type="float" office:value="10" calcext:value-type="float">
              <text:p>10</text:p>
            </table:table-cell>
            <table:table-cell table:style-name="ce30" table:formula="of:=[.E116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116]/[$CostosLXL.D116]);0)" office:value-type="float" office:value="0" calcext:value-type="float">
              <text:p><text:s/>$-00 </text:p>
            </table:table-cell>
            <table:table-cell table:style-name="ce30" table:formula="of:=SUM([.F116:.G116])" office:value-type="float" office:value="10" calcext:value-type="float">
              <text:p><text:s/>$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/>
            <table:table-cell table:style-name="ce28" office:value-type="float" office:value="10" calcext:value-type="float">
              <text:p>10</text:p>
            </table:table-cell>
            <table:table-cell table:style-name="ce28" table:formula="of:=[$LXL.K76]" office:value-type="float" office:value="0" calcext:value-type="float">
              <text:p>0</text:p>
            </table:table-cell>
            <table:table-cell table:style-name="ce28" table:formula="of:=[$LXL.K77]" office:value-type="float" office:value="0" calcext:value-type="float">
              <text:p>0</text:p>
            </table:table-cell>
            <table:table-cell table:style-name="ce28" table:formula="of:=[$LXL.K75]" office:value-type="float" office:value="10" calcext:value-type="float">
              <text:p>10</text:p>
            </table:table-cell>
            <table:table-cell table:style-name="ce30" table:formula="of:=[.E117]*[$Datos.$M$16]" office:value-type="float" office:value="10" calcext:value-type="float">
              <text:p><text:s/>$10.00 </text:p>
            </table:table-cell>
            <table:table-cell table:style-name="ce30" table:formula="of:=IFERROR([$Datos.$M$15]*([$CostosLXL.D117]/[$CostosLXL.D117]);0)" office:value-type="float" office:value="0" calcext:value-type="float">
              <text:p><text:s/>$-00 </text:p>
            </table:table-cell>
            <table:table-cell table:style-name="ce30" table:formula="of:=SUM([.F117:.G117])" office:value-type="float" office:value="10" calcext:value-type="float">
              <text:p><text:s/>$10.00 </text:p>
            </table:table-cell>
            <table:table-cell table:style-name="ce1" table:number-columns-repeated="18"/>
            <table:table-cell table:number-columns-repeated="998"/>
          </table:table-row>
          <table:table-row table:style-name="ro4" table:visibility="collapse">
            <table:table-cell table:style-name="ce1" table:number-columns-repeated="26"/>
            <table:table-cell table:number-columns-repeated="998"/>
          </table:table-row>
          <table:table-row table:style-name="ro4" table:visibility="collapse">
            <table:table-cell table:style-name="ce1" table:number-columns-repeated="4"/>
            <table:table-cell table:style-name="ce29" office:value-type="string" calcext:value-type="string">
              <text:p>Total</text:p>
            </table:table-cell>
            <table:table-cell table:style-name="ce31" table:formula="of:=SUM([.F108:.F117])" office:value-type="float" office:value="110" calcext:value-type="float">
              <text:p><text:s/>$110.00 </text:p>
            </table:table-cell>
            <table:table-cell table:style-name="ce31" table:formula="of:=SUM([.G108:.G117])" office:value-type="float" office:value="20000" calcext:value-type="float">
              <text:p><text:s/>$20,000.00 </text:p>
            </table:table-cell>
            <table:table-cell table:style-name="ce31" table:formula="of:=SUM([.H108:.H117])" office:value-type="float" office:value="20110" calcext:value-type="float">
              <text:p><text:s/>$20,110.00 </text:p>
            </table:table-cell>
            <table:table-cell table:style-name="ce1" table:number-columns-repeated="18"/>
            <table:table-cell table:number-columns-repeated="998"/>
          </table:table-row>
        </table:table-row-group>
        <table:table-row table:style-name="ro4" table:number-rows-repeated="881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OQ" table:style-name="ta4"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7" table:number-columns-repeated="1014" table:default-cell-style-name="Default"/>
        <table:table-row table:style-name="ro1">
          <table:table-cell table:style-name="ce33" office:value-type="string" calcext:value-type="string" table:number-columns-spanned="3" table:number-rows-spanned="1">
            <text:p>CANTIDAD ECONOMICA DE PEDIDO EOQ</text:p>
          </table:table-cell>
          <table:covered-table-cell table:number-columns-repeated="2"/>
          <table:table-cell/>
          <table:table-cell table:style-name="ce44" office:value-type="string" calcext:value-type="string">
            <text:p>P=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34" office:value-type="string" calcext:value-type="string">
            <text:p>Perchero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Concepto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Necesidad Bruta</text:p>
          </table:table-cell>
          <table:table-cell table:style-name="ce38" table:number-columns-repeated="4"/>
          <table:table-cell table:style-name="ce38" table:formula="of:=[$LXL.F3]" office:value-type="float" office:value="200" calcext:value-type="float">
            <text:p>200</text:p>
          </table:table-cell>
          <table:table-cell table:style-name="ce38" table:formula="of:=[$LXL.G3]" office:value-type="float" office:value="250" calcext:value-type="float">
            <text:p>250</text:p>
          </table:table-cell>
          <table:table-cell table:style-name="ce38" table:formula="of:=[$LXL.H3]" office:value-type="float" office:value="225" calcext:value-type="float">
            <text:p>225</text:p>
          </table:table-cell>
          <table:table-cell table:style-name="ce38" table:formula="of:=[$LXL.I3]" office:value-type="float" office:value="200" calcext:value-type="float">
            <text:p>200</text:p>
          </table:table-cell>
          <table:table-cell table:style-name="ce38" table:formula="of:=[$LXL.J3]" office:value-type="float" office:value="150" calcext:value-type="float">
            <text:p>150</text:p>
          </table:table-cell>
          <table:table-cell table:style-name="ce38" table:formula="of:=[$LXL.K3]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Pedido Pendiente</text:p>
          </table:table-cell>
          <table:table-cell table:style-name="ce38" table:number-columns-repeated="4"/>
          <table:table-cell table:style-name="ce38" table:formula="of:=[$LXL.F4]" office:value-type="float" office:value="100" calcext:value-type="float">
            <text:p>100</text:p>
          </table:table-cell>
          <table:table-cell table:style-name="ce38" table:number-columns-repeated="5"/>
          <table:table-cell table:number-columns-repeated="1013"/>
        </table:table-row>
        <table:table-row table:style-name="ro1">
          <table:table-cell table:style-name="ce36" office:value-type="string" calcext:value-type="string">
            <text:p>Disponibilidad</text:p>
          </table:table-cell>
          <table:table-cell table:style-name="ce38" table:formula="of:=[$LXL.B5]" office:value-type="float" office:value="100" calcext:value-type="float">
            <text:p>100</text:p>
          </table:table-cell>
          <table:table-cell table:style-name="ce38" table:formula="of:=[$LXL.C5]" office:value-type="float" office:value="100" calcext:value-type="float">
            <text:p>100</text:p>
          </table:table-cell>
          <table:table-cell table:style-name="ce38" table:formula="of:=[$LXL.D5]" office:value-type="float" office:value="100" calcext:value-type="float">
            <text:p>100</text:p>
          </table:table-cell>
          <table:table-cell table:style-name="ce38" table:formula="of:=[$LXL.E5]" office:value-type="float" office:value="100" calcext:value-type="float">
            <text:p>100</text:p>
          </table:table-cell>
          <table:table-cell table:style-name="ce38" table:formula="of:=+[.E6]+[.F8]-[.F4]" office:value-type="float" office:value="890" calcext:value-type="float">
            <text:p>890</text:p>
          </table:table-cell>
          <table:table-cell table:style-name="ce38" table:formula="of:=[.F6]-[.G4]" office:value-type="float" office:value="640" calcext:value-type="float">
            <text:p>640</text:p>
          </table:table-cell>
          <table:table-cell table:style-name="ce38" table:formula="of:=[.G6]-[.H4]" office:value-type="float" office:value="415" calcext:value-type="float">
            <text:p>415</text:p>
          </table:table-cell>
          <table:table-cell table:style-name="ce38" table:formula="of:=[.H6]-[.I4]" office:value-type="float" office:value="215" calcext:value-type="float">
            <text:p>215</text:p>
          </table:table-cell>
          <table:table-cell table:style-name="ce38" table:formula="of:=[.I6]-[.J4]" office:value-type="float" office:value="65" calcext:value-type="float">
            <text:p>65</text:p>
          </table:table-cell>
          <table:table-cell table:style-name="ce38" table:formula="of:=[.J6]+[.K8]-[.K4]" office:value-type="float" office:value="855" calcext:value-type="float">
            <text:p>855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Necesidad Neta</text:p>
          </table:table-cell>
          <table:table-cell table:style-name="ce38" table:number-columns-repeated="4"/>
          <table:table-cell table:style-name="ce38" table:formula="of:=[.F4]-([.E6]-[$Datos.K6])-[.F5]" office:value-type="float" office:value="50" calcext:value-type="float">
            <text:p>50</text:p>
          </table:table-cell>
          <table:table-cell table:style-name="ce38" table:formula="of:=[.G4]+([.F6]-[$Datos.K6])-0" office:value-type="float" office:value="1090" calcext:value-type="float">
            <text:p>1090</text:p>
          </table:table-cell>
          <table:table-cell table:style-name="ce38" table:formula="of:=[.H4]+([.G6]-[$Datos.K6])-0" office:value-type="float" office:value="815" calcext:value-type="float">
            <text:p>815</text:p>
          </table:table-cell>
          <table:table-cell table:style-name="ce38" table:formula="of:=[.I4]+([.H6]-[$Datos.K6])-0" office:value-type="float" office:value="565" calcext:value-type="float">
            <text:p>565</text:p>
          </table:table-cell>
          <table:table-cell table:style-name="ce38" table:formula="of:=[.J4]+([.I6]-[$Datos.K6])-0" office:value-type="float" office:value="315" calcext:value-type="float">
            <text:p>315</text:p>
          </table:table-cell>
          <table:table-cell table:style-name="ce38" table:formula="of:=[.K4]-([.J6]-[$Datos.K6])-0" office:value-type="float" office:value="185" calcext:value-type="float">
            <text:p>185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Recepcion de Pedidos</text:p>
          </table:table-cell>
          <table:table-cell table:style-name="ce38" table:number-columns-repeated="4"/>
          <table:table-cell table:style-name="ce38" table:formula="of:=[.B13]" office:value-type="float" office:value="990" calcext:value-type="float">
            <text:p>990</text:p>
          </table:table-cell>
          <table:table-cell table:style-name="ce38" table:number-columns-repeated="4"/>
          <table:table-cell table:style-name="ce38" table:formula="of:=[.B13]" office:value-type="float" office:value="990" calcext:value-type="float">
            <text:p>990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Pedido Planificado</text:p>
          </table:table-cell>
          <table:table-cell table:style-name="ce38" table:number-columns-repeated="2"/>
          <table:table-cell table:style-name="ce38" table:formula="of:=+[.F8]" office:value-type="float" office:value="990" calcext:value-type="float">
            <text:p>990</text:p>
          </table:table-cell>
          <table:table-cell table:style-name="ce38" table:number-columns-repeated="4"/>
          <table:table-cell table:style-name="ce38" table:formula="of:=+[.K8]" office:value-type="float" office:value="990" calcext:value-type="float">
            <text:p>990</text:p>
          </table:table-cell>
          <table:table-cell table:style-name="ce38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7" office:value-type="string" calcext:value-type="string">
            <text:p>Demanda</text:p>
          </table:table-cell>
          <table:table-cell table:style-name="ce38" table:formula="of:=+[.F4]+[.G4]+[.H4]+[.I4]+[.J4]+[.K4]-[.B6]+[$Datos.K6]" office:value-type="float" office:value="1175" calcext:value-type="float">
            <text:p>1175</text:p>
          </table:table-cell>
          <table:table-cell/>
          <table:table-cell table:style-name="ce51" office:value-type="string" calcext:value-type="string">
            <text:p>PERIODO</text:p>
          </table:table-cell>
          <table:table-cell table:style-name="ce60" office:value-type="string" calcext:value-type="string">
            <text:p>NEC. NETAS</text:p>
          </table:table-cell>
          <table:table-cell table:style-name="ce60" office:value-type="string" calcext:value-type="string">
            <text:p>PEDIDOS PLANIFICADOS</text:p>
          </table:table-cell>
          <table:table-cell table:style-name="ce60" office:value-type="string" calcext:value-type="string">
            <text:p>INVENTARIO FINAL (DISPON)</text:p>
          </table:table-cell>
          <table:table-cell table:style-name="ce60" office:value-type="string" calcext:value-type="string">
            <text:p>COSTO DE MTTO</text:p>
          </table:table-cell>
          <table:table-cell table:style-name="ce60" office:value-type="string" calcext:value-type="string">
            <text:p>COSTO DE EMISION</text:p>
          </table:table-cell>
          <table:table-cell table:style-name="ce60" office:value-type="string" calcext:value-type="string">
            <text:p>COSTO TOTAL</text:p>
          </table:table-cell>
          <table:table-cell table:number-columns-repeated="1014"/>
        </table:table-row>
        <table:table-row table:style-name="ro1">
          <table:table-cell table:style-name="ce37" office:value-type="string" calcext:value-type="string">
            <text:p>Q</text:p>
          </table:table-cell>
          <table:table-cell table:style-name="ce38" table:formula="of:=SQRT((2*[.B11]*[$Datos.M15])/([$Datos.M16]*[.F1]))" office:value-type="float" office:value="989.5285073" calcext:value-type="float">
            <text:p>989.5285073</text:p>
          </table:table-cell>
          <table:table-cell/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B6]" office:value-type="float" office:value="100" calcext:value-type="float">
            <text:p>100</text:p>
          </table:table-cell>
          <table:table-cell table:style-name="ce68" table:formula="of:=[.G12]*[$Datos.$M$16]" office:value-type="currency" office:currency="USD" office:value="100" calcext:value-type="currency">
            <text:p>$100.00</text:p>
          </table:table-cell>
          <table:table-cell table:style-name="ce68" table:formula="of:=IFERROR(+[$Datos.M15]*([.F12]/[.F12]);0)" office:value-type="currency" office:currency="USD" office:value="0" calcext:value-type="currency">
            <text:p>$0.00</text:p>
          </table:table-cell>
          <table:table-cell table:style-name="ce69" table:formula="of:=+[.H12]+[.I12]" office:value-type="currency" office:currency="USD" office:value="100" calcext:value-type="currency">
            <text:p>$100.00</text:p>
          </table:table-cell>
          <table:table-cell table:number-columns-repeated="1014"/>
        </table:table-row>
        <table:table-row table:style-name="ro1">
          <table:table-cell table:style-name="ce38"/>
          <table:table-cell table:style-name="ce38" table:formula="of:=ROUND([.B12];0)" office:value-type="float" office:value="990" calcext:value-type="float">
            <text:p>990</text:p>
          </table:table-cell>
          <table:table-cell/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C6]" office:value-type="float" office:value="100" calcext:value-type="float">
            <text:p>100</text:p>
          </table:table-cell>
          <table:table-cell table:style-name="ce68" table:formula="of:=[.G13]*[$Datos.M16]" office:value-type="currency" office:currency="USD" office:value="100" calcext:value-type="currency">
            <text:p>$100.00</text:p>
          </table:table-cell>
          <table:table-cell table:style-name="ce68" table:formula="of:=IFERROR([$Datos.M15]*([.F13]/[.F13]);0)" office:value-type="currency" office:currency="USD" office:value="0" calcext:value-type="currency">
            <text:p>$0.00</text:p>
          </table:table-cell>
          <table:table-cell table:style-name="ce69" table:formula="of:=+[.H13]+[.I13]" office:value-type="currency" office:currency="USD" office:value="100" calcext:value-type="currency">
            <text:p>$100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D9]" office:value-type="float" office:value="990" calcext:value-type="float">
            <text:p>990</text:p>
          </table:table-cell>
          <table:table-cell table:style-name="ce52" table:formula="of:=[.D6]" office:value-type="float" office:value="100" calcext:value-type="float">
            <text:p>100</text:p>
          </table:table-cell>
          <table:table-cell table:style-name="ce68" table:formula="of:=[.G14]*[$Datos.$M$16]" office:value-type="currency" office:currency="USD" office:value="100" calcext:value-type="currency">
            <text:p>$100.00</text:p>
          </table:table-cell>
          <table:table-cell table:style-name="ce68" table:formula="of:=IFERROR([$Datos.M15]*([.F14]/[.F14]);0)" office:value-type="currency" office:currency="USD" office:value="2500" calcext:value-type="currency">
            <text:p>$2,500.00</text:p>
          </table:table-cell>
          <table:table-cell table:style-name="ce69" table:formula="of:=+[.H14]+[.I14]" office:value-type="currency" office:currency="USD" office:value="2600" calcext:value-type="currency">
            <text:p>$2,600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E6]" office:value-type="float" office:value="100" calcext:value-type="float">
            <text:p>100</text:p>
          </table:table-cell>
          <table:table-cell table:style-name="ce68" table:formula="of:=[.G15]*[$Datos.$M$16]" office:value-type="currency" office:currency="USD" office:value="100" calcext:value-type="currency">
            <text:p>$100.00</text:p>
          </table:table-cell>
          <table:table-cell table:style-name="ce68" table:formula="of:=IFERROR([$Datos.M15]*([.F15]/[.F15]);0)" office:value-type="currency" office:currency="USD" office:value="0" calcext:value-type="currency">
            <text:p>$0.00</text:p>
          </table:table-cell>
          <table:table-cell table:style-name="ce69" table:formula="of:=+[.H15]+[.I15]" office:value-type="currency" office:currency="USD" office:value="100" calcext:value-type="currency">
            <text:p>$100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5" calcext:value-type="float">
            <text:p>5</text:p>
          </table:table-cell>
          <table:table-cell table:style-name="ce52" table:formula="of:=[.F7]" office:value-type="float" office:value="50" calcext:value-type="float">
            <text:p>5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F6]" office:value-type="float" office:value="890" calcext:value-type="float">
            <text:p>890</text:p>
          </table:table-cell>
          <table:table-cell table:style-name="ce68" table:formula="of:=[.G16]*[$Datos.$M$16]" office:value-type="currency" office:currency="USD" office:value="890" calcext:value-type="currency">
            <text:p>$890.00</text:p>
          </table:table-cell>
          <table:table-cell table:style-name="ce68" table:formula="of:=IFERROR([$Datos.M15]*([.F16]/[.F16]);0)" office:value-type="currency" office:currency="USD" office:value="0" calcext:value-type="currency">
            <text:p>$0.00</text:p>
          </table:table-cell>
          <table:table-cell table:style-name="ce69" table:formula="of:=+[.H16]+[.I16]" office:value-type="currency" office:currency="USD" office:value="890" calcext:value-type="currency">
            <text:p>$890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6" calcext:value-type="float">
            <text:p>6</text:p>
          </table:table-cell>
          <table:table-cell table:style-name="ce52" table:formula="of:=[.G7]" office:value-type="float" office:value="1090" calcext:value-type="float">
            <text:p>109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G6]" office:value-type="float" office:value="640" calcext:value-type="float">
            <text:p>640</text:p>
          </table:table-cell>
          <table:table-cell table:style-name="ce68" table:formula="of:=[.G17]*[$Datos.$M$16]" office:value-type="currency" office:currency="USD" office:value="640" calcext:value-type="currency">
            <text:p>$640.00</text:p>
          </table:table-cell>
          <table:table-cell table:style-name="ce68" table:formula="of:=IFERROR([$Datos.M15]*([.F17]/[.F17]);0)" office:value-type="currency" office:currency="USD" office:value="0" calcext:value-type="currency">
            <text:p>$0.00</text:p>
          </table:table-cell>
          <table:table-cell table:style-name="ce69" table:formula="of:=+[.H17]+[.I17]" office:value-type="currency" office:currency="USD" office:value="640" calcext:value-type="currency">
            <text:p>$640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7" calcext:value-type="float">
            <text:p>7</text:p>
          </table:table-cell>
          <table:table-cell table:style-name="ce52" table:formula="of:=[.H7]" office:value-type="float" office:value="815" calcext:value-type="float">
            <text:p>815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H6]" office:value-type="float" office:value="415" calcext:value-type="float">
            <text:p>415</text:p>
          </table:table-cell>
          <table:table-cell table:style-name="ce68" table:formula="of:=[.G18]*[$Datos.$M$16]" office:value-type="currency" office:currency="USD" office:value="415" calcext:value-type="currency">
            <text:p>$415.00</text:p>
          </table:table-cell>
          <table:table-cell table:style-name="ce68" table:formula="of:=IFERROR([$Datos.M16]*([.F18]/[.F18]);0)" office:value-type="currency" office:currency="USD" office:value="0" calcext:value-type="currency">
            <text:p>$0.00</text:p>
          </table:table-cell>
          <table:table-cell table:style-name="ce69" table:formula="of:=+[.H18]+[.I18]" office:value-type="currency" office:currency="USD" office:value="415" calcext:value-type="currency">
            <text:p>$415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8" calcext:value-type="float">
            <text:p>8</text:p>
          </table:table-cell>
          <table:table-cell table:style-name="ce52" table:formula="of:=[.I7]" office:value-type="float" office:value="565" calcext:value-type="float">
            <text:p>565</text:p>
          </table:table-cell>
          <table:table-cell table:style-name="ce52" table:formula="of:=+[.I9]" office:value-type="float" office:value="990" calcext:value-type="float">
            <text:p>990</text:p>
          </table:table-cell>
          <table:table-cell table:style-name="ce52" table:formula="of:=[.I6]" office:value-type="float" office:value="215" calcext:value-type="float">
            <text:p>215</text:p>
          </table:table-cell>
          <table:table-cell table:style-name="ce68" table:formula="of:=[.G19]*[$Datos.$M$16]" office:value-type="currency" office:currency="USD" office:value="215" calcext:value-type="currency">
            <text:p>$215.00</text:p>
          </table:table-cell>
          <table:table-cell table:style-name="ce68" table:formula="of:=IFERROR(+[$Datos.M15]*([.F19]/[.F19]);0)" office:value-type="currency" office:currency="USD" office:value="2500" calcext:value-type="currency">
            <text:p>$2,500.00</text:p>
          </table:table-cell>
          <table:table-cell table:style-name="ce69" table:formula="of:=+[.H19]+[.I19]" office:value-type="currency" office:currency="USD" office:value="2715" calcext:value-type="currency">
            <text:p>$2,715.00</text:p>
          </table:table-cell>
          <table:table-cell table:style-name="ce70"/>
          <table:table-cell table:number-columns-repeated="1013"/>
        </table:table-row>
        <table:table-row table:style-name="ro1">
          <table:table-cell table:number-columns-repeated="3"/>
          <table:table-cell table:style-name="ce52" office:value-type="float" office:value="9" calcext:value-type="float">
            <text:p>9</text:p>
          </table:table-cell>
          <table:table-cell table:style-name="ce52" table:formula="of:=[.J7]" office:value-type="float" office:value="315" calcext:value-type="float">
            <text:p>315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J6]" office:value-type="float" office:value="65" calcext:value-type="float">
            <text:p>65</text:p>
          </table:table-cell>
          <table:table-cell table:style-name="ce68" table:formula="of:=[.G20]*[$Datos.$M$16]" office:value-type="currency" office:currency="USD" office:value="65" calcext:value-type="currency">
            <text:p>$65.00</text:p>
          </table:table-cell>
          <table:table-cell table:style-name="ce68" table:formula="of:=IFERROR([$Datos.M15]*([.F20]/[.F20]);0)" office:value-type="currency" office:currency="USD" office:value="0" calcext:value-type="currency">
            <text:p>$0.00</text:p>
          </table:table-cell>
          <table:table-cell table:style-name="ce69" table:formula="of:=+[.H20]+[.I20]" office:value-type="currency" office:currency="USD" office:value="65" calcext:value-type="currency">
            <text:p>$65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10" calcext:value-type="float">
            <text:p>10</text:p>
          </table:table-cell>
          <table:table-cell table:style-name="ce52" table:formula="of:=+[.K7]" office:value-type="float" office:value="185" calcext:value-type="float">
            <text:p>185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K6]" office:value-type="float" office:value="855" calcext:value-type="float">
            <text:p>855</text:p>
          </table:table-cell>
          <table:table-cell table:style-name="ce68" table:formula="of:=[.G21]*[$Datos.$M$16]" office:value-type="currency" office:currency="USD" office:value="855" calcext:value-type="currency">
            <text:p>$855.00</text:p>
          </table:table-cell>
          <table:table-cell table:style-name="ce68" table:formula="of:=IFERROR([$Datos.M15]*([.F21]/[.F21]);0)" office:value-type="currency" office:currency="USD" office:value="0" calcext:value-type="currency">
            <text:p>$0.00</text:p>
          </table:table-cell>
          <table:table-cell table:style-name="ce69" table:formula="of:=+[.H21]+[.I21]" office:value-type="currency" office:currency="USD" office:value="855" calcext:value-type="currency">
            <text:p>$855.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37" office:value-type="string" calcext:value-type="string">
            <text:p>Total</text:p>
          </table:table-cell>
          <table:table-cell table:style-name="ce69" table:formula="of:=SUM([.H12:.H21])" office:value-type="currency" office:currency="USD" office:value="3480" calcext:value-type="currency">
            <text:p>$3,480.00</text:p>
          </table:table-cell>
          <table:table-cell table:style-name="ce69" table:formula="of:=SUM([.I11:.I21])" office:value-type="currency" office:currency="USD" office:value="5000" calcext:value-type="currency">
            <text:p>$5,000.00</text:p>
          </table:table-cell>
          <table:table-cell table:style-name="ce69" table:formula="of:=SUM([.J11:.J21])" office:value-type="currency" office:currency="USD" office:value="8480" calcext:value-type="currency">
            <text:p>$8,480.00</text:p>
          </table:table-cell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39" office:value-type="string" calcext:value-type="string">
            <text:p>BASE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Concepto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Necesidad Bruta</text:p>
          </table:table-cell>
          <table:table-cell table:style-name="ce38" table:number-columns-repeated="2"/>
          <table:table-cell table:style-name="ce38" table:formula="of:=+[$LXL.D13]" office:value-type="float" office:value="50" calcext:value-type="float">
            <text:p>50</text:p>
          </table:table-cell>
          <table:table-cell table:style-name="ce38" table:formula="of:=+[$LXL.E13]" office:value-type="float" office:value="250" calcext:value-type="float">
            <text:p>250</text:p>
          </table:table-cell>
          <table:table-cell table:style-name="ce38" table:formula="of:=+[$LXL.F13]" office:value-type="float" office:value="225" calcext:value-type="float">
            <text:p>225</text:p>
          </table:table-cell>
          <table:table-cell table:style-name="ce38" table:formula="of:=+[$LXL.G13]" office:value-type="float" office:value="200" calcext:value-type="float">
            <text:p>200</text:p>
          </table:table-cell>
          <table:table-cell table:style-name="ce38" table:formula="of:=+[$LXL.H13]" office:value-type="float" office:value="150" calcext:value-type="float">
            <text:p>150</text:p>
          </table:table-cell>
          <table:table-cell table:style-name="ce38" table:formula="of:=+[$LXL.I13]" office:value-type="float" office:value="200" calcext:value-type="float">
            <text:p>200</text:p>
          </table:table-cell>
          <table:table-cell table:style-name="ce38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Pedido Pendiente</text:p>
          </table:table-cell>
          <table:table-cell table:style-name="ce38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Disponibilidad</text:p>
          </table:table-cell>
          <table:table-cell table:style-name="ce38" table:formula="of:=+[$LXL.B15]" office:value-type="float" office:value="20" calcext:value-type="float">
            <text:p>20</text:p>
          </table:table-cell>
          <table:table-cell table:style-name="ce38" table:formula="of:=+[$LXL.C15]" office:value-type="float" office:value="20" calcext:value-type="float">
            <text:p>20</text:p>
          </table:table-cell>
          <table:table-cell table:style-name="ce38" table:formula="of:=+[.C31]+[.D33]-[.D29]" office:value-type="float" office:value="912" calcext:value-type="float">
            <text:p>912</text:p>
          </table:table-cell>
          <table:table-cell table:style-name="ce38" table:formula="of:=[.D31]-[.E29]" office:value-type="float" office:value="662" calcext:value-type="float">
            <text:p>662</text:p>
          </table:table-cell>
          <table:table-cell table:style-name="ce38" table:formula="of:=[.E31]-[.F29]" office:value-type="float" office:value="437" calcext:value-type="float">
            <text:p>437</text:p>
          </table:table-cell>
          <table:table-cell table:style-name="ce38" table:formula="of:=[.F31]-[.G29]" office:value-type="float" office:value="237" calcext:value-type="float">
            <text:p>237</text:p>
          </table:table-cell>
          <table:table-cell table:style-name="ce38" table:formula="of:=[.G31]-[.H29]" office:value-type="float" office:value="87" calcext:value-type="float">
            <text:p>87</text:p>
          </table:table-cell>
          <table:table-cell table:style-name="ce38" table:formula="of:=+[.H31]+[.H33]-[.I29]" office:value-type="float" office:value="829" calcext:value-type="float">
            <text:p>829</text:p>
          </table:table-cell>
          <table:table-cell table:style-name="ce38" table:formula="of:=+[.I31]" office:value-type="float" office:value="829" calcext:value-type="float">
            <text:p>829</text:p>
          </table:table-cell>
          <table:table-cell table:style-name="ce38"/>
          <table:table-cell table:number-columns-repeated="1013"/>
        </table:table-row>
        <table:table-row table:style-name="ro1">
          <table:table-cell table:style-name="ce36" office:value-type="string" calcext:value-type="string">
            <text:p>Necesidad Neta</text:p>
          </table:table-cell>
          <table:table-cell table:style-name="ce38" table:number-columns-repeated="2"/>
          <table:table-cell table:style-name="ce38" table:formula="of:=+[.D29]-([.C31]-[$Datos.K7])-0" office:value-type="float" office:value="40" calcext:value-type="float">
            <text:p>40</text:p>
          </table:table-cell>
          <table:table-cell table:style-name="ce38" table:formula="of:=+[.E29]+([.D31]-[$Datos.K7])-0" office:value-type="float" office:value="1152" calcext:value-type="float">
            <text:p>1152</text:p>
          </table:table-cell>
          <table:table-cell table:style-name="ce38" table:formula="of:=+[.F29]+([.E31]-[$Datos.K7])-0" office:value-type="float" office:value="877" calcext:value-type="float">
            <text:p>877</text:p>
          </table:table-cell>
          <table:table-cell table:style-name="ce38" table:formula="of:=+[.G29]+([.F31]-[$Datos.K7])-0" office:value-type="float" office:value="627" calcext:value-type="float">
            <text:p>627</text:p>
          </table:table-cell>
          <table:table-cell table:style-name="ce38" table:formula="of:=+[.H29]+([.G31]-[$Datos.K7])-0" office:value-type="float" office:value="377" calcext:value-type="float">
            <text:p>377</text:p>
          </table:table-cell>
          <table:table-cell table:style-name="ce38" table:formula="of:=+[.I29]-([.H31]-[$Datos.K7])-0" office:value-type="float" office:value="123" calcext:value-type="float">
            <text:p>123</text:p>
          </table:table-cell>
          <table:table-cell table:style-name="ce38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Recepcion de Pedidos</text:p>
          </table:table-cell>
          <table:table-cell table:style-name="ce38" table:number-columns-repeated="2"/>
          <table:table-cell table:style-name="ce38" table:formula="of:=[.B38]" office:value-type="float" office:value="942" calcext:value-type="float">
            <text:p>942</text:p>
          </table:table-cell>
          <table:table-cell table:style-name="ce38" table:number-columns-repeated="3"/>
          <table:table-cell table:style-name="ce38" table:formula="of:=+[.B38]" office:value-type="float" office:value="942" calcext:value-type="float">
            <text:p>942</text:p>
          </table:table-cell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36" office:value-type="string" calcext:value-type="string">
            <text:p>Pedido Planificado</text:p>
          </table:table-cell>
          <table:table-cell table:style-name="ce38"/>
          <table:table-cell table:style-name="ce38" table:formula="of:=+[.D33]" office:value-type="float" office:value="942" calcext:value-type="float">
            <text:p>942</text:p>
          </table:table-cell>
          <table:table-cell table:style-name="ce38" table:number-columns-repeated="3"/>
          <table:table-cell table:style-name="ce38" table:formula="of:=+[.H33]" office:value-type="float" office:value="942" calcext:value-type="float">
            <text:p>942</text:p>
          </table:table-cell>
          <table:table-cell table:style-name="ce38"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7" office:value-type="string" calcext:value-type="string">
            <text:p>Demanda</text:p>
          </table:table-cell>
          <table:table-cell table:style-name="ce38" table:formula="of:=+[.D29]+[.E29]+[.F29]+[.G29]+[.H29]+[.I29]-[.B31]+[$Datos.K7]" office:value-type="float" office:value="1065" calcext:value-type="float">
            <text:p>1065</text:p>
          </table:table-cell>
          <table:table-cell/>
          <table:table-cell table:style-name="ce53" office:value-type="string" calcext:value-type="string">
            <text:p>PERIODO</text:p>
          </table:table-cell>
          <table:table-cell table:style-name="ce61" office:value-type="string" calcext:value-type="string">
            <text:p>NEC. NETAS</text:p>
          </table:table-cell>
          <table:table-cell table:style-name="ce61" office:value-type="string" calcext:value-type="string">
            <text:p>PEDIDOS PLANIFICADOS</text:p>
          </table:table-cell>
          <table:table-cell table:style-name="ce61" office:value-type="string" calcext:value-type="string">
            <text:p>INVENTARIO FINAL (DISPON)</text:p>
          </table:table-cell>
          <table:table-cell table:style-name="ce61" office:value-type="string" calcext:value-type="string">
            <text:p>COSTO DE MTTO</text:p>
          </table:table-cell>
          <table:table-cell table:style-name="ce61" office:value-type="string" calcext:value-type="string">
            <text:p>COSTO DE EMISION</text:p>
          </table:table-cell>
          <table:table-cell table:style-name="ce61" office:value-type="string" calcext:value-type="string">
            <text:p>COSTO TOTAL</text:p>
          </table:table-cell>
          <table:table-cell table:number-columns-repeated="1014"/>
        </table:table-row>
        <table:table-row table:style-name="ro1">
          <table:table-cell table:style-name="ce37" office:value-type="string" calcext:value-type="string">
            <text:p>Q</text:p>
          </table:table-cell>
          <table:table-cell table:style-name="ce38" table:formula="of:=SQRT((2*[.B36]*[$Datos.M15])/([.F1]*[$Datos.M16]))" office:value-type="float" office:value="942.0721841" calcext:value-type="float">
            <text:p>942.0721841</text:p>
          </table:table-cell>
          <table:table-cell/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+[.B31]" office:value-type="float" office:value="20" calcext:value-type="float">
            <text:p>20</text:p>
          </table:table-cell>
          <table:table-cell table:style-name="ce68" table:formula="of:=+[.G37]*[$Datos.M16]" office:value-type="currency" office:currency="USD" office:value="20" calcext:value-type="currency">
            <text:p>$20.00</text:p>
          </table:table-cell>
          <table:table-cell table:style-name="ce68" table:formula="of:=IFERROR(+[$Datos.M15]*([.F37]/[.F37]);0)" office:value-type="currency" office:currency="USD" office:value="0" calcext:value-type="currency">
            <text:p>$0.00</text:p>
          </table:table-cell>
          <table:table-cell table:style-name="ce69" table:formula="of:=+[.H37]+[.I37]" office:value-type="currency" office:currency="USD" office:value="20" calcext:value-type="currency">
            <text:p>$20.00</text:p>
          </table:table-cell>
          <table:table-cell table:number-columns-repeated="1014"/>
        </table:table-row>
        <table:table-row table:style-name="ro1">
          <table:table-cell table:style-name="ce38"/>
          <table:table-cell table:style-name="ce38" table:formula="of:=ROUND([.B37];0)" office:value-type="float" office:value="942" calcext:value-type="float">
            <text:p>942</text:p>
          </table:table-cell>
          <table:table-cell/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C34]" office:value-type="float" office:value="942" calcext:value-type="float">
            <text:p>942</text:p>
          </table:table-cell>
          <table:table-cell table:style-name="ce52" table:formula="of:=+[.C31]" office:value-type="float" office:value="20" calcext:value-type="float">
            <text:p>20</text:p>
          </table:table-cell>
          <table:table-cell table:style-name="ce68" table:formula="of:=+[.G38]*[$Datos.M16]" office:value-type="currency" office:currency="USD" office:value="20" calcext:value-type="currency">
            <text:p>$20.00</text:p>
          </table:table-cell>
          <table:table-cell table:style-name="ce68" table:formula="of:=IFERROR(+[$Datos.M15]*([.F38]/[.F38]);0)" office:value-type="currency" office:currency="USD" office:value="2500" calcext:value-type="currency">
            <text:p>$2,500.00</text:p>
          </table:table-cell>
          <table:table-cell table:style-name="ce69" table:formula="of:=+[.H38]+[.I38]" office:value-type="currency" office:currency="USD" office:value="2520" calcext:value-type="currency">
            <text:p>$2,520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3" calcext:value-type="float">
            <text:p>3</text:p>
          </table:table-cell>
          <table:table-cell table:style-name="ce52" table:formula="of:=+[.D32]" office:value-type="float" office:value="40" calcext:value-type="float">
            <text:p>4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D31]" office:value-type="float" office:value="912" calcext:value-type="float">
            <text:p>912</text:p>
          </table:table-cell>
          <table:table-cell table:style-name="ce68" table:formula="of:=+[.G39]*[$Datos.M16]" office:value-type="currency" office:currency="USD" office:value="912" calcext:value-type="currency">
            <text:p>$912.00</text:p>
          </table:table-cell>
          <table:table-cell table:style-name="ce68" table:formula="of:=IFERROR(+[$Datos.M16]*([.F39]/[.F39]);0)" office:value-type="currency" office:currency="USD" office:value="0" calcext:value-type="currency">
            <text:p>$0.00</text:p>
          </table:table-cell>
          <table:table-cell table:style-name="ce69" table:formula="of:=+[.H39]+[.I39]" office:value-type="currency" office:currency="USD" office:value="912" calcext:value-type="currency">
            <text:p>$912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4" calcext:value-type="float">
            <text:p>4</text:p>
          </table:table-cell>
          <table:table-cell table:style-name="ce52" table:formula="of:=+[.E32]" office:value-type="float" office:value="1152" calcext:value-type="float">
            <text:p>115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E31]" office:value-type="float" office:value="662" calcext:value-type="float">
            <text:p>662</text:p>
          </table:table-cell>
          <table:table-cell table:style-name="ce68" table:formula="of:=+[.G40]*[$Datos.M16]" office:value-type="currency" office:currency="USD" office:value="662" calcext:value-type="currency">
            <text:p>$662.00</text:p>
          </table:table-cell>
          <table:table-cell table:style-name="ce68" table:formula="of:=IFERROR(+[$Datos.M17]*([.F40]/[.F40]);0)" office:value-type="currency" office:currency="USD" office:value="0" calcext:value-type="currency">
            <text:p>$0.00</text:p>
          </table:table-cell>
          <table:table-cell table:style-name="ce69" table:formula="of:=+[.H40]+[.I40]" office:value-type="currency" office:currency="USD" office:value="662" calcext:value-type="currency">
            <text:p>$662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5" calcext:value-type="float">
            <text:p>5</text:p>
          </table:table-cell>
          <table:table-cell table:style-name="ce52" table:formula="of:=+[.F32]" office:value-type="float" office:value="877" calcext:value-type="float">
            <text:p>877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F31]" office:value-type="float" office:value="437" calcext:value-type="float">
            <text:p>437</text:p>
          </table:table-cell>
          <table:table-cell table:style-name="ce68" table:formula="of:=+[.G41]*[$Datos.M16]" office:value-type="currency" office:currency="USD" office:value="437" calcext:value-type="currency">
            <text:p>$437.00</text:p>
          </table:table-cell>
          <table:table-cell table:style-name="ce68" table:formula="of:=IFERROR(+[$Datos.M18]*([.F41]/[.F41]);0)" office:value-type="currency" office:currency="USD" office:value="0" calcext:value-type="currency">
            <text:p>$0.00</text:p>
          </table:table-cell>
          <table:table-cell table:style-name="ce69" table:formula="of:=+[.H41]+[.I41]" office:value-type="currency" office:currency="USD" office:value="437" calcext:value-type="currency">
            <text:p>$437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6" calcext:value-type="float">
            <text:p>6</text:p>
          </table:table-cell>
          <table:table-cell table:style-name="ce52" table:formula="of:=+[.G32]" office:value-type="float" office:value="627" calcext:value-type="float">
            <text:p>627</text:p>
          </table:table-cell>
          <table:table-cell table:style-name="ce52" table:formula="of:=+[.G34]" office:value-type="float" office:value="942" calcext:value-type="float">
            <text:p>942</text:p>
          </table:table-cell>
          <table:table-cell table:style-name="ce52" table:formula="of:=+[.G31]" office:value-type="float" office:value="237" calcext:value-type="float">
            <text:p>237</text:p>
          </table:table-cell>
          <table:table-cell table:style-name="ce68" table:formula="of:=+[.G42]*[$Datos.M16]" office:value-type="currency" office:currency="USD" office:value="237" calcext:value-type="currency">
            <text:p>$237.00</text:p>
          </table:table-cell>
          <table:table-cell table:style-name="ce68" table:formula="of:=IFERROR(+[$Datos.M15]*([.F42]/[.F42]);0)" office:value-type="currency" office:currency="USD" office:value="2500" calcext:value-type="currency">
            <text:p>$2,500.00</text:p>
          </table:table-cell>
          <table:table-cell table:style-name="ce69" table:formula="of:=+[.H42]+[.I42]" office:value-type="currency" office:currency="USD" office:value="2737" calcext:value-type="currency">
            <text:p>$2,737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7" calcext:value-type="float">
            <text:p>7</text:p>
          </table:table-cell>
          <table:table-cell table:style-name="ce52" table:formula="of:=+[.H32]" office:value-type="float" office:value="377" calcext:value-type="float">
            <text:p>377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H31]" office:value-type="float" office:value="87" calcext:value-type="float">
            <text:p>87</text:p>
          </table:table-cell>
          <table:table-cell table:style-name="ce68" table:formula="of:=+[.G43]*[$Datos.M16]" office:value-type="currency" office:currency="USD" office:value="87" calcext:value-type="currency">
            <text:p>$87.00</text:p>
          </table:table-cell>
          <table:table-cell table:style-name="ce68" table:formula="of:=IFERROR(+[$Datos.M20]*([.F43]/[.F43]);0)" office:value-type="currency" office:currency="USD" office:value="0" calcext:value-type="currency">
            <text:p>$0.00</text:p>
          </table:table-cell>
          <table:table-cell table:style-name="ce69" table:formula="of:=+[.H43]+[.I43]" office:value-type="currency" office:currency="USD" office:value="87" calcext:value-type="currency">
            <text:p>$87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8" calcext:value-type="float">
            <text:p>8</text:p>
          </table:table-cell>
          <table:table-cell table:style-name="ce52" table:formula="of:=+[.I32]" office:value-type="float" office:value="123" calcext:value-type="float">
            <text:p>123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I31]" office:value-type="float" office:value="829" calcext:value-type="float">
            <text:p>829</text:p>
          </table:table-cell>
          <table:table-cell table:style-name="ce68" table:formula="of:=+[.G44]*[$Datos.M16]" office:value-type="currency" office:currency="USD" office:value="829" calcext:value-type="currency">
            <text:p>$829.00</text:p>
          </table:table-cell>
          <table:table-cell table:style-name="ce68" table:formula="of:=IFERROR(+[$Datos.M21]*([.F44]/[.F44]);0)" office:value-type="currency" office:currency="USD" office:value="0" calcext:value-type="currency">
            <text:p>$0.00</text:p>
          </table:table-cell>
          <table:table-cell table:style-name="ce69" table:formula="of:=+[.H44]+[.I44]" office:value-type="currency" office:currency="USD" office:value="829" calcext:value-type="currency">
            <text:p>$829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9" calcext:value-type="float">
            <text:p>9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+[.J31]" office:value-type="float" office:value="829" calcext:value-type="float">
            <text:p>829</text:p>
          </table:table-cell>
          <table:table-cell table:style-name="ce68" table:formula="of:=+[.G45]*[$Datos.M16]" office:value-type="currency" office:currency="USD" office:value="829" calcext:value-type="currency">
            <text:p>$829.00</text:p>
          </table:table-cell>
          <table:table-cell table:style-name="ce68" table:formula="of:=IFERROR(+[$Datos.M22]*([.F45]/[.F45]);0)" office:value-type="currency" office:currency="USD" office:value="0" calcext:value-type="currency">
            <text:p>$0.00</text:p>
          </table:table-cell>
          <table:table-cell table:style-name="ce69" table:formula="of:=+[.H45]+[.I45]" office:value-type="currency" office:currency="USD" office:value="829" calcext:value-type="currency">
            <text:p>$829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10" calcext:value-type="float">
            <text:p>1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68" table:formula="of:=+[.G46]*[$Datos.M16]" office:value-type="currency" office:currency="USD" office:value="0" calcext:value-type="currency">
            <text:p>$0.00</text:p>
          </table:table-cell>
          <table:table-cell table:style-name="ce68" table:formula="of:=IFERROR(+[$Datos.M23]*([.F46]/[.F46]);0)" office:value-type="currency" office:currency="USD" office:value="0" calcext:value-type="currency">
            <text:p>$0.00</text:p>
          </table:table-cell>
          <table:table-cell table:style-name="ce69" table:formula="of:=+[.H46]+[.I46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37" office:value-type="string" calcext:value-type="string">
            <text:p>Total</text:p>
          </table:table-cell>
          <table:table-cell table:style-name="ce69" table:formula="of:=SUM([.H36:.H46])" office:value-type="currency" office:currency="USD" office:value="4033" calcext:value-type="currency">
            <text:p>$4,033.00</text:p>
          </table:table-cell>
          <table:table-cell table:style-name="ce69" table:formula="of:=SUM([.I36:.I46])" office:value-type="currency" office:currency="USD" office:value="5000" calcext:value-type="currency">
            <text:p>$5,000.00</text:p>
          </table:table-cell>
          <table:table-cell table:style-name="ce69" table:formula="of:=SUM([.J36:.J46])" office:value-type="currency" office:currency="USD" office:value="9033" calcext:value-type="currency">
            <text:p>$9,033.00</text:p>
          </table:table-cell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41" office:value-type="string" calcext:value-type="string">
            <text:p>Tronco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Concepto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Necesidad Bruta</text:p>
          </table:table-cell>
          <table:table-cell table:style-name="ce38" table:number-columns-repeated="2"/>
          <table:table-cell table:style-name="ce38" table:formula="of:=+[$LXL.D23]" office:value-type="float" office:value="50" calcext:value-type="float">
            <text:p>50</text:p>
          </table:table-cell>
          <table:table-cell table:style-name="ce38" table:formula="of:=+[$LXL.E23]" office:value-type="float" office:value="250" calcext:value-type="float">
            <text:p>250</text:p>
          </table:table-cell>
          <table:table-cell table:style-name="ce38" table:formula="of:=+[$LXL.F23]" office:value-type="float" office:value="225" calcext:value-type="float">
            <text:p>225</text:p>
          </table:table-cell>
          <table:table-cell table:style-name="ce38" table:formula="of:=+[$LXL.G23]" office:value-type="float" office:value="200" calcext:value-type="float">
            <text:p>200</text:p>
          </table:table-cell>
          <table:table-cell table:style-name="ce38" table:formula="of:=+[$LXL.H23]" office:value-type="float" office:value="150" calcext:value-type="float">
            <text:p>150</text:p>
          </table:table-cell>
          <table:table-cell table:style-name="ce38" table:formula="of:=+[$LXL.I23]" office:value-type="float" office:value="200" calcext:value-type="float">
            <text:p>200</text:p>
          </table:table-cell>
          <table:table-cell table:style-name="ce38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Pedido Pendiente</text:p>
          </table:table-cell>
          <table:table-cell table:style-name="ce38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Disponibilidad</text:p>
          </table:table-cell>
          <table:table-cell table:style-name="ce38" table:formula="of:=+[$LXL.B25]" office:value-type="float" office:value="20" calcext:value-type="float">
            <text:p>20</text:p>
          </table:table-cell>
          <table:table-cell table:style-name="ce38" table:formula="of:=+[$LXL.C25]" office:value-type="float" office:value="20" calcext:value-type="float">
            <text:p>20</text:p>
          </table:table-cell>
          <table:table-cell table:style-name="ce38" table:formula="of:=+[.C56]+[.D58]-[.D54]" office:value-type="float" office:value="912" calcext:value-type="float">
            <text:p>912</text:p>
          </table:table-cell>
          <table:table-cell table:style-name="ce38" table:formula="of:=[.D56]-[.E54]" office:value-type="float" office:value="662" calcext:value-type="float">
            <text:p>662</text:p>
          </table:table-cell>
          <table:table-cell table:style-name="ce38" table:formula="of:=[.E56]-[.F54]" office:value-type="float" office:value="437" calcext:value-type="float">
            <text:p>437</text:p>
          </table:table-cell>
          <table:table-cell table:style-name="ce38" table:formula="of:=+[.F56]-[.G54]" office:value-type="float" office:value="237" calcext:value-type="float">
            <text:p>237</text:p>
          </table:table-cell>
          <table:table-cell table:style-name="ce38" table:formula="of:=+[.G56]-[.H54]" office:value-type="float" office:value="87" calcext:value-type="float">
            <text:p>87</text:p>
          </table:table-cell>
          <table:table-cell table:style-name="ce38" table:formula="of:=[.H56]+[.H58]-[.I54]" office:value-type="float" office:value="829" calcext:value-type="float">
            <text:p>829</text:p>
          </table:table-cell>
          <table:table-cell table:style-name="ce38" table:formula="of:=[.I56]" office:value-type="float" office:value="829" calcext:value-type="float">
            <text:p>829</text:p>
          </table:table-cell>
          <table:table-cell table:style-name="ce38"/>
          <table:table-cell table:number-columns-repeated="1013"/>
        </table:table-row>
        <table:table-row table:style-name="ro1">
          <table:table-cell table:style-name="ce36" office:value-type="string" calcext:value-type="string">
            <text:p>Necesidad Neta</text:p>
          </table:table-cell>
          <table:table-cell table:style-name="ce38" table:number-columns-repeated="2"/>
          <table:table-cell table:style-name="ce38" table:formula="of:=+[.D54]-([.C56]-[$Datos.K8])-0" office:value-type="float" office:value="40" calcext:value-type="float">
            <text:p>40</text:p>
          </table:table-cell>
          <table:table-cell table:style-name="ce38" table:formula="of:=+[.E54]+([.D56]-[$Datos.K8])-0" office:value-type="float" office:value="1152" calcext:value-type="float">
            <text:p>1152</text:p>
          </table:table-cell>
          <table:table-cell table:style-name="ce38" table:formula="of:=+[.F54]+([.E56]-[$Datos.K8])-0" office:value-type="float" office:value="877" calcext:value-type="float">
            <text:p>877</text:p>
          </table:table-cell>
          <table:table-cell table:style-name="ce38" table:formula="of:=+[.G54]+([.F56]-[$Datos.K8])-0" office:value-type="float" office:value="627" calcext:value-type="float">
            <text:p>627</text:p>
          </table:table-cell>
          <table:table-cell table:style-name="ce38" table:formula="of:=+[.H54]+([.G56]-[$Datos.K8])-0" office:value-type="float" office:value="377" calcext:value-type="float">
            <text:p>377</text:p>
          </table:table-cell>
          <table:table-cell table:style-name="ce38" table:formula="of:=[.I54]-([.H56]-[$Datos.K8])-0" office:value-type="float" office:value="123" calcext:value-type="float">
            <text:p>123</text:p>
          </table:table-cell>
          <table:table-cell table:style-name="ce38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Recepcion de Pedidos</text:p>
          </table:table-cell>
          <table:table-cell table:style-name="ce38" table:number-columns-repeated="2"/>
          <table:table-cell table:style-name="ce38" table:formula="of:=+[.B63]" office:value-type="float" office:value="942" calcext:value-type="float">
            <text:p>942</text:p>
          </table:table-cell>
          <table:table-cell table:style-name="ce38" table:number-columns-repeated="3"/>
          <table:table-cell table:style-name="ce38" table:formula="of:=+[.B63]" office:value-type="float" office:value="942" calcext:value-type="float">
            <text:p>942</text:p>
          </table:table-cell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36" office:value-type="string" calcext:value-type="string">
            <text:p>Pedido Planificado</text:p>
          </table:table-cell>
          <table:table-cell table:style-name="ce38"/>
          <table:table-cell table:style-name="ce38" table:formula="of:=+[.D58]" office:value-type="float" office:value="942" calcext:value-type="float">
            <text:p>942</text:p>
          </table:table-cell>
          <table:table-cell table:style-name="ce38" table:number-columns-repeated="3"/>
          <table:table-cell table:style-name="ce38" table:formula="of:=+[.H58]" office:value-type="float" office:value="942" calcext:value-type="float">
            <text:p>942</text:p>
          </table:table-cell>
          <table:table-cell table:style-name="ce38"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7" office:value-type="string" calcext:value-type="string">
            <text:p>Demanda</text:p>
          </table:table-cell>
          <table:table-cell table:style-name="ce38" table:formula="of:=[.D54]+[.E54]+[.F54]+[.G54]+[.H54]+[.I54]-[.B56]+[$Datos.K8]" office:value-type="float" office:value="1065" calcext:value-type="float">
            <text:p>1065</text:p>
          </table:table-cell>
          <table:table-cell/>
          <table:table-cell table:style-name="ce54" office:value-type="string" calcext:value-type="string">
            <text:p>PERIODO</text:p>
          </table:table-cell>
          <table:table-cell table:style-name="ce62" office:value-type="string" calcext:value-type="string">
            <text:p>NEC. NETAS</text:p>
          </table:table-cell>
          <table:table-cell table:style-name="ce62" office:value-type="string" calcext:value-type="string">
            <text:p>PEDIDOS PLANIFICADOS</text:p>
          </table:table-cell>
          <table:table-cell table:style-name="ce62" office:value-type="string" calcext:value-type="string">
            <text:p>INVENTARIO FINAL (DISPON)</text:p>
          </table:table-cell>
          <table:table-cell table:style-name="ce62" office:value-type="string" calcext:value-type="string">
            <text:p>COSTO DE MTTO</text:p>
          </table:table-cell>
          <table:table-cell table:style-name="ce62" office:value-type="string" calcext:value-type="string">
            <text:p>COSTO DE EMISION</text:p>
          </table:table-cell>
          <table:table-cell table:style-name="ce62" office:value-type="string" calcext:value-type="string">
            <text:p>COSTO TOTAL</text:p>
          </table:table-cell>
          <table:table-cell table:number-columns-repeated="1014"/>
        </table:table-row>
        <table:table-row table:style-name="ro1">
          <table:table-cell table:style-name="ce37" office:value-type="string" calcext:value-type="string">
            <text:p>Q</text:p>
          </table:table-cell>
          <table:table-cell table:style-name="ce38" table:formula="of:=SQRT((2*[.B61]*[$Datos.M15])/([.F1]*[$Datos.M16]))" office:value-type="float" office:value="942.0721841" calcext:value-type="float">
            <text:p>942.0721841</text:p>
          </table:table-cell>
          <table:table-cell/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+[.B56]" office:value-type="float" office:value="20" calcext:value-type="float">
            <text:p>20</text:p>
          </table:table-cell>
          <table:table-cell table:style-name="ce68" table:formula="of:=+[.G62]*[$Datos.M16]" office:value-type="currency" office:currency="USD" office:value="20" calcext:value-type="currency">
            <text:p>$20.00</text:p>
          </table:table-cell>
          <table:table-cell table:style-name="ce68" table:formula="of:=IFERROR(+[$Datos.M15]*([.F62]/[.F62]);0)" office:value-type="currency" office:currency="USD" office:value="0" calcext:value-type="currency">
            <text:p>$0.00</text:p>
          </table:table-cell>
          <table:table-cell table:style-name="ce69" table:formula="of:=+[.H62]+[.I62]" office:value-type="currency" office:currency="USD" office:value="20" calcext:value-type="currency">
            <text:p>$20.00</text:p>
          </table:table-cell>
          <table:table-cell table:number-columns-repeated="1014"/>
        </table:table-row>
        <table:table-row table:style-name="ro1">
          <table:table-cell table:style-name="ce38"/>
          <table:table-cell table:style-name="ce38" table:formula="of:=ROUND([.B62];0)" office:value-type="float" office:value="942" calcext:value-type="float">
            <text:p>942</text:p>
          </table:table-cell>
          <table:table-cell/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C59]" office:value-type="float" office:value="942" calcext:value-type="float">
            <text:p>942</text:p>
          </table:table-cell>
          <table:table-cell table:style-name="ce52" table:formula="of:=+[.C56]" office:value-type="float" office:value="20" calcext:value-type="float">
            <text:p>20</text:p>
          </table:table-cell>
          <table:table-cell table:style-name="ce68" table:formula="of:=+[.G63]*[$Datos.M16]" office:value-type="currency" office:currency="USD" office:value="20" calcext:value-type="currency">
            <text:p>$20.00</text:p>
          </table:table-cell>
          <table:table-cell table:style-name="ce68" table:formula="of:=IFERROR(+[$Datos.M15]*([.F63]/[.F63]);0)" office:value-type="currency" office:currency="USD" office:value="2500" calcext:value-type="currency">
            <text:p>$2,500.00</text:p>
          </table:table-cell>
          <table:table-cell table:style-name="ce69" table:formula="of:=+[.H63]+[.I63]" office:value-type="currency" office:currency="USD" office:value="2520" calcext:value-type="currency">
            <text:p>$2,520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3" calcext:value-type="float">
            <text:p>3</text:p>
          </table:table-cell>
          <table:table-cell table:style-name="ce52" table:formula="of:=+[.D57]" office:value-type="float" office:value="40" calcext:value-type="float">
            <text:p>4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D56]" office:value-type="float" office:value="912" calcext:value-type="float">
            <text:p>912</text:p>
          </table:table-cell>
          <table:table-cell table:style-name="ce68" table:formula="of:=+[.G64]*[$Datos.M16]" office:value-type="currency" office:currency="USD" office:value="912" calcext:value-type="currency">
            <text:p>$912.00</text:p>
          </table:table-cell>
          <table:table-cell table:style-name="ce68" table:formula="of:=IFERROR(+[$Datos.M16]*([.F64]/[.F64]);0)" office:value-type="currency" office:currency="USD" office:value="0" calcext:value-type="currency">
            <text:p>$0.00</text:p>
          </table:table-cell>
          <table:table-cell table:style-name="ce69" table:formula="of:=+[.H64]+[.I64]" office:value-type="currency" office:currency="USD" office:value="912" calcext:value-type="currency">
            <text:p>$912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4" calcext:value-type="float">
            <text:p>4</text:p>
          </table:table-cell>
          <table:table-cell table:style-name="ce52" table:formula="of:=+[.E57]" office:value-type="float" office:value="1152" calcext:value-type="float">
            <text:p>115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E56]" office:value-type="float" office:value="662" calcext:value-type="float">
            <text:p>662</text:p>
          </table:table-cell>
          <table:table-cell table:style-name="ce68" table:formula="of:=+[.G65]*[$Datos.M16]" office:value-type="currency" office:currency="USD" office:value="662" calcext:value-type="currency">
            <text:p>$662.00</text:p>
          </table:table-cell>
          <table:table-cell table:style-name="ce68" table:formula="of:=IFERROR(+[$Datos.M17]*([.F65]/[.F65]);0)" office:value-type="currency" office:currency="USD" office:value="0" calcext:value-type="currency">
            <text:p>$0.00</text:p>
          </table:table-cell>
          <table:table-cell table:style-name="ce69" table:formula="of:=+[.H65]+[.I65]" office:value-type="currency" office:currency="USD" office:value="662" calcext:value-type="currency">
            <text:p>$662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5" calcext:value-type="float">
            <text:p>5</text:p>
          </table:table-cell>
          <table:table-cell table:style-name="ce52" table:formula="of:=+[.F57]" office:value-type="float" office:value="877" calcext:value-type="float">
            <text:p>877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F56]" office:value-type="float" office:value="437" calcext:value-type="float">
            <text:p>437</text:p>
          </table:table-cell>
          <table:table-cell table:style-name="ce68" table:formula="of:=+[.G66]*[$Datos.M16]" office:value-type="currency" office:currency="USD" office:value="437" calcext:value-type="currency">
            <text:p>$437.00</text:p>
          </table:table-cell>
          <table:table-cell table:style-name="ce68" table:formula="of:=IFERROR(+[$Datos.M18]*([.F66]/[.F66]);0)" office:value-type="currency" office:currency="USD" office:value="0" calcext:value-type="currency">
            <text:p>$0.00</text:p>
          </table:table-cell>
          <table:table-cell table:style-name="ce69" table:formula="of:=+[.H66]+[.I66]" office:value-type="currency" office:currency="USD" office:value="437" calcext:value-type="currency">
            <text:p>$437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6" calcext:value-type="float">
            <text:p>6</text:p>
          </table:table-cell>
          <table:table-cell table:style-name="ce52" table:formula="of:=+[.G57]" office:value-type="float" office:value="627" calcext:value-type="float">
            <text:p>627</text:p>
          </table:table-cell>
          <table:table-cell table:style-name="ce52" table:formula="of:=+[.G59]" office:value-type="float" office:value="942" calcext:value-type="float">
            <text:p>942</text:p>
          </table:table-cell>
          <table:table-cell table:style-name="ce52" table:formula="of:=+[.G56]" office:value-type="float" office:value="237" calcext:value-type="float">
            <text:p>237</text:p>
          </table:table-cell>
          <table:table-cell table:style-name="ce68" table:formula="of:=+[.G67]*[$Datos.M16]" office:value-type="currency" office:currency="USD" office:value="237" calcext:value-type="currency">
            <text:p>$237.00</text:p>
          </table:table-cell>
          <table:table-cell table:style-name="ce68" table:formula="of:=IFERROR(+[$Datos.M15]*([.F67]/[.F67]);0)" office:value-type="currency" office:currency="USD" office:value="2500" calcext:value-type="currency">
            <text:p>$2,500.00</text:p>
          </table:table-cell>
          <table:table-cell table:style-name="ce69" table:formula="of:=+[.H67]+[.I67]" office:value-type="currency" office:currency="USD" office:value="2737" calcext:value-type="currency">
            <text:p>$2,737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7" calcext:value-type="float">
            <text:p>7</text:p>
          </table:table-cell>
          <table:table-cell table:style-name="ce52" table:formula="of:=+[.H57]" office:value-type="float" office:value="377" calcext:value-type="float">
            <text:p>377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H56]" office:value-type="float" office:value="87" calcext:value-type="float">
            <text:p>87</text:p>
          </table:table-cell>
          <table:table-cell table:style-name="ce68" table:formula="of:=+[.G68]*[$Datos.M16]" office:value-type="currency" office:currency="USD" office:value="87" calcext:value-type="currency">
            <text:p>$87.00</text:p>
          </table:table-cell>
          <table:table-cell table:style-name="ce68" table:formula="of:=IFERROR(+[$Datos.M16]*([.F68]/[.F68]);0)" office:value-type="currency" office:currency="USD" office:value="0" calcext:value-type="currency">
            <text:p>$0.00</text:p>
          </table:table-cell>
          <table:table-cell table:style-name="ce69" table:formula="of:=+[.H68]+[.I68]" office:value-type="currency" office:currency="USD" office:value="87" calcext:value-type="currency">
            <text:p>$87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8" calcext:value-type="float">
            <text:p>8</text:p>
          </table:table-cell>
          <table:table-cell table:style-name="ce52" table:formula="of:=+[.I57]" office:value-type="float" office:value="123" calcext:value-type="float">
            <text:p>123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I56]" office:value-type="float" office:value="829" calcext:value-type="float">
            <text:p>829</text:p>
          </table:table-cell>
          <table:table-cell table:style-name="ce68" table:formula="of:=+[.G69]*[$Datos.M16]" office:value-type="currency" office:currency="USD" office:value="829" calcext:value-type="currency">
            <text:p>$829.00</text:p>
          </table:table-cell>
          <table:table-cell table:style-name="ce68" table:formula="of:=IFERROR(+[$Datos.M17]*([.F69]/[.F69]);0)" office:value-type="currency" office:currency="USD" office:value="0" calcext:value-type="currency">
            <text:p>$0.00</text:p>
          </table:table-cell>
          <table:table-cell table:style-name="ce69" table:formula="of:=+[.H69]+[.I69]" office:value-type="currency" office:currency="USD" office:value="829" calcext:value-type="currency">
            <text:p>$829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9" calcext:value-type="float">
            <text:p>9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J56]" office:value-type="float" office:value="829" calcext:value-type="float">
            <text:p>829</text:p>
          </table:table-cell>
          <table:table-cell table:style-name="ce68" table:formula="of:=[.G70]*[$Datos.M16]" office:value-type="currency" office:currency="USD" office:value="829" calcext:value-type="currency">
            <text:p>$829.00</text:p>
          </table:table-cell>
          <table:table-cell table:style-name="ce68" table:formula="of:=IFERROR(+[$Datos.M18]*([.F70]/[.F70]);0)" office:value-type="currency" office:currency="USD" office:value="0" calcext:value-type="currency">
            <text:p>$0.00</text:p>
          </table:table-cell>
          <table:table-cell table:style-name="ce69" table:formula="of:=+[.H70]+[.I70]" office:value-type="currency" office:currency="USD" office:value="829" calcext:value-type="currency">
            <text:p>$829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10" calcext:value-type="float">
            <text:p>1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68" table:formula="of:=+[.G71]*[$Datos.M16]" office:value-type="currency" office:currency="USD" office:value="0" calcext:value-type="currency">
            <text:p>$0.00</text:p>
          </table:table-cell>
          <table:table-cell table:style-name="ce68" table:formula="of:=IFERROR(+[$Datos.M19]*([.F71]/[.F71]);0)" office:value-type="currency" office:currency="USD" office:value="0" calcext:value-type="currency">
            <text:p>$0.00</text:p>
          </table:table-cell>
          <table:table-cell table:style-name="ce69" table:formula="of:=+[.H71]+[.I71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67" office:value-type="string" calcext:value-type="string">
            <text:p>Total</text:p>
          </table:table-cell>
          <table:table-cell table:style-name="ce69" table:formula="of:=SUM([.H61:.H71])" office:value-type="currency" office:currency="USD" office:value="4033" calcext:value-type="currency">
            <text:p>$4,033.00</text:p>
          </table:table-cell>
          <table:table-cell table:style-name="ce69" table:formula="of:=SUM([.I61:.I71])" office:value-type="currency" office:currency="USD" office:value="5000" calcext:value-type="currency">
            <text:p>$5,000.00</text:p>
          </table:table-cell>
          <table:table-cell table:style-name="ce69" table:formula="of:=SUM([.J61:.J71])" office:value-type="currency" office:currency="USD" office:value="9033" calcext:value-type="currency">
            <text:p>$9,033.0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1" office:value-type="string" calcext:value-type="string">
            <text:p>Percha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Concepto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Necesidad Bruta</text:p>
          </table:table-cell>
          <table:table-cell table:style-name="ce38" table:number-columns-repeated="2"/>
          <table:table-cell table:style-name="ce38" table:formula="of:=+[$LXL.D33]" office:value-type="float" office:value="200" calcext:value-type="float">
            <text:p>200</text:p>
          </table:table-cell>
          <table:table-cell table:style-name="ce38" table:formula="of:=+[$LXL.E33]" office:value-type="float" office:value="1000" calcext:value-type="float">
            <text:p>1000</text:p>
          </table:table-cell>
          <table:table-cell table:style-name="ce38" table:formula="of:=+[$LXL.F33]" office:value-type="float" office:value="950" calcext:value-type="float">
            <text:p>950</text:p>
          </table:table-cell>
          <table:table-cell table:style-name="ce38" table:formula="of:=+[$LXL.G33]" office:value-type="float" office:value="860" calcext:value-type="float">
            <text:p>860</text:p>
          </table:table-cell>
          <table:table-cell table:style-name="ce38" table:formula="of:=+[$LXL.H33]" office:value-type="float" office:value="660" calcext:value-type="float">
            <text:p>660</text:p>
          </table:table-cell>
          <table:table-cell table:style-name="ce38" table:formula="of:=+[$LXL.I33]" office:value-type="float" office:value="850" calcext:value-type="float">
            <text:p>850</text:p>
          </table:table-cell>
          <table:table-cell table:style-name="ce38" table:formula="of:=+[$LXL.J33]" office:value-type="float" office:value="40" calcext:value-type="float">
            <text:p>40</text:p>
          </table:table-cell>
          <table:table-cell table:style-name="ce38" table:formula="of:=+[$LXL.K33]"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Pedido Pendiente</text:p>
          </table:table-cell>
          <table:table-cell table:style-name="ce38" table:number-columns-repeated="4"/>
          <table:table-cell table:style-name="ce38" table:formula="of:=+[$LXL.F34]" office:value-type="float" office:value="35" calcext:value-type="float">
            <text:p>35</text:p>
          </table:table-cell>
          <table:table-cell table:style-name="ce38" table:number-columns-repeated="5"/>
          <table:table-cell table:number-columns-repeated="1013"/>
        </table:table-row>
        <table:table-row table:style-name="ro1">
          <table:table-cell table:style-name="ce36" office:value-type="string" calcext:value-type="string">
            <text:p>Disponibilidad</text:p>
          </table:table-cell>
          <table:table-cell table:style-name="ce38" table:formula="of:=+[$LXL.B35]" office:value-type="float" office:value="50" calcext:value-type="float">
            <text:p>50</text:p>
          </table:table-cell>
          <table:table-cell table:style-name="ce38" table:formula="of:=+[$LXL.C35]" office:value-type="float" office:value="50" calcext:value-type="float">
            <text:p>50</text:p>
          </table:table-cell>
          <table:table-cell table:style-name="ce38" table:formula="of:=[.C80]+[.D82]-[.D78]" office:value-type="float" office:value="1542" calcext:value-type="float">
            <text:p>1542</text:p>
          </table:table-cell>
          <table:table-cell table:style-name="ce38" table:formula="of:=[.D80]-[.E78]" office:value-type="float" office:value="542" calcext:value-type="float">
            <text:p>542</text:p>
          </table:table-cell>
          <table:table-cell table:style-name="ce38" table:formula="of:=[.E80]+[.E82]-[.F78]" office:value-type="float" office:value="1284" calcext:value-type="float">
            <text:p>1284</text:p>
          </table:table-cell>
          <table:table-cell table:style-name="ce38" table:formula="of:=+[.F80]-[.G78]" office:value-type="float" office:value="424" calcext:value-type="float">
            <text:p>424</text:p>
          </table:table-cell>
          <table:table-cell table:style-name="ce38" table:formula="of:=+[.G80]+[.G82]-[.H78]" office:value-type="float" office:value="1456" calcext:value-type="float">
            <text:p>1456</text:p>
          </table:table-cell>
          <table:table-cell table:style-name="ce38" table:formula="of:=[.H80]-[.I78]" office:value-type="float" office:value="606" calcext:value-type="float">
            <text:p>606</text:p>
          </table:table-cell>
          <table:table-cell table:style-name="ce38" table:formula="of:=[.I80]-[.J78]" office:value-type="float" office:value="566" calcext:value-type="float">
            <text:p>566</text:p>
          </table:table-cell>
          <table:table-cell table:style-name="ce38" table:formula="of:=+[.J80]-[.K78]" office:value-type="float" office:value="516" calcext:value-type="float">
            <text:p>516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Necesidad Neta</text:p>
          </table:table-cell>
          <table:table-cell table:style-name="ce38" table:number-columns-repeated="2"/>
          <table:table-cell table:style-name="ce38" table:formula="of:=[.D78]-([.C80]-[$Datos.K9])-0" office:value-type="float" office:value="170" calcext:value-type="float">
            <text:p>170</text:p>
          </table:table-cell>
          <table:table-cell table:style-name="ce38" table:formula="of:=[.E78]+([.D80]-[$Datos.K9])-0" office:value-type="float" office:value="2522" calcext:value-type="float">
            <text:p>2522</text:p>
          </table:table-cell>
          <table:table-cell table:style-name="ce38" table:formula="of:=[.F78]-([.E80]-[$Datos.K9])-[.F79]" office:value-type="float" office:value="393" calcext:value-type="float">
            <text:p>393</text:p>
          </table:table-cell>
          <table:table-cell table:style-name="ce38" table:formula="of:=[.G78]+([.F80]-[$Datos.K9])-0" office:value-type="float" office:value="2124" calcext:value-type="float">
            <text:p>2124</text:p>
          </table:table-cell>
          <table:table-cell table:style-name="ce38" table:formula="of:=[.H78]-([.G80]-[$Datos.K9])-0" office:value-type="float" office:value="256" calcext:value-type="float">
            <text:p>256</text:p>
          </table:table-cell>
          <table:table-cell table:style-name="ce38" table:formula="of:=[.I78]+([.H80]-[$Datos.K9])-0" office:value-type="float" office:value="2286" calcext:value-type="float">
            <text:p>2286</text:p>
          </table:table-cell>
          <table:table-cell table:style-name="ce38" table:formula="of:=[.J78]+([.I80]-[$Datos.K9])-0" office:value-type="float" office:value="626" calcext:value-type="float">
            <text:p>626</text:p>
          </table:table-cell>
          <table:table-cell table:style-name="ce38" table:formula="of:=[.K78]+([.J80]-[$Datos.K9])-0" office:value-type="float" office:value="596" calcext:value-type="float">
            <text:p>596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Recepcion de Pedidos</text:p>
          </table:table-cell>
          <table:table-cell table:style-name="ce38" table:number-columns-repeated="2"/>
          <table:table-cell table:style-name="ce38" table:formula="of:=+[.B89]" office:value-type="float" office:value="1692" calcext:value-type="float">
            <text:p>1692</text:p>
          </table:table-cell>
          <table:table-cell table:style-name="ce38" table:formula="of:=+[.B89]" office:value-type="float" office:value="1692" calcext:value-type="float">
            <text:p>1692</text:p>
          </table:table-cell>
          <table:table-cell table:style-name="ce38"/>
          <table:table-cell table:style-name="ce38" table:formula="of:=+[.B89]" office:value-type="float" office:value="1692" calcext:value-type="float">
            <text:p>1692</text:p>
          </table:table-cell>
          <table:table-cell table:style-name="ce38" table:number-columns-repeated="4"/>
          <table:table-cell table:number-columns-repeated="1013"/>
        </table:table-row>
        <table:table-row table:style-name="ro1">
          <table:table-cell table:style-name="ce36" office:value-type="string" calcext:value-type="string">
            <text:p>Pedido Planificado</text:p>
          </table:table-cell>
          <table:table-cell table:style-name="ce38"/>
          <table:table-cell table:style-name="ce38" table:formula="of:=+[.D82]" office:value-type="float" office:value="1692" calcext:value-type="float">
            <text:p>1692</text:p>
          </table:table-cell>
          <table:table-cell table:style-name="ce38" table:formula="of:=+[.E82]" office:value-type="float" office:value="1692" calcext:value-type="float">
            <text:p>1692</text:p>
          </table:table-cell>
          <table:table-cell table:style-name="ce38"/>
          <table:table-cell table:style-name="ce38" table:formula="of:=+[.G82]" office:value-type="float" office:value="1692" calcext:value-type="float">
            <text:p>1692</text:p>
          </table:table-cell>
          <table:table-cell table:style-name="ce38"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44" office:value-type="string" calcext:value-type="string">
            <text:p>P=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55" office:value-type="string" calcext:value-type="string">
            <text:p>PERIODO</text:p>
          </table:table-cell>
          <table:table-cell table:style-name="ce55" office:value-type="string" calcext:value-type="string">
            <text:p>NEC. NETAS</text:p>
          </table:table-cell>
          <table:table-cell table:style-name="ce55" office:value-type="string" calcext:value-type="string">
            <text:p>PEDIDOS PLANIFICADOS</text:p>
          </table:table-cell>
          <table:table-cell table:style-name="ce55" office:value-type="string" calcext:value-type="string">
            <text:p>INVENTARIO FINAL (DISPON)</text:p>
          </table:table-cell>
          <table:table-cell table:style-name="ce55" office:value-type="string" calcext:value-type="string">
            <text:p>COSTO DE MTTO</text:p>
          </table:table-cell>
          <table:table-cell table:style-name="ce55" office:value-type="string" calcext:value-type="string">
            <text:p>COSTO DE EMISION</text:p>
          </table:table-cell>
          <table:table-cell table:style-name="ce55" office:value-type="string" calcext:value-type="string">
            <text:p>COSTO TOTAL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+[.B80]" office:value-type="float" office:value="50" calcext:value-type="float">
            <text:p>50</text:p>
          </table:table-cell>
          <table:table-cell table:style-name="ce68" table:formula="of:=+[.G86]*[$Datos.M16]" office:value-type="currency" office:currency="USD" office:value="50" calcext:value-type="currency">
            <text:p>$50.00</text:p>
          </table:table-cell>
          <table:table-cell table:style-name="ce68" table:formula="of:=IFERROR(+[$Datos.M15]*([.F86]/[.F86]);0)" office:value-type="currency" office:currency="USD" office:value="0" calcext:value-type="currency">
            <text:p>$0.00</text:p>
          </table:table-cell>
          <table:table-cell table:style-name="ce69" table:formula="of:=+[.H86]+[.I86]" office:value-type="currency" office:currency="USD" office:value="50" calcext:value-type="currency">
            <text:p>$50.00</text:p>
          </table:table-cell>
          <table:table-cell table:number-columns-repeated="1014"/>
        </table:table-row>
        <table:table-row table:style-name="ro1">
          <table:table-cell table:style-name="ce37" office:value-type="string" calcext:value-type="string">
            <text:p>Demanda</text:p>
          </table:table-cell>
          <table:table-cell table:style-name="ce38" table:formula="of:=+[.D78]+[.E78]+[.F78]+[.G78]+[.H78]+[.I78]+[.J78]+[.K78]-[.B80]+[$Datos.K9]" office:value-type="float" office:value="4580" calcext:value-type="float">
            <text:p>4580</text:p>
          </table:table-cell>
          <table:table-cell/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C83]" office:value-type="float" office:value="1692" calcext:value-type="float">
            <text:p>1692</text:p>
          </table:table-cell>
          <table:table-cell table:style-name="ce52" table:formula="of:=+[.C80]" office:value-type="float" office:value="50" calcext:value-type="float">
            <text:p>50</text:p>
          </table:table-cell>
          <table:table-cell table:style-name="ce68" table:formula="of:=+[.G87]*[$Datos.M16]" office:value-type="currency" office:currency="USD" office:value="50" calcext:value-type="currency">
            <text:p>$50.00</text:p>
          </table:table-cell>
          <table:table-cell table:style-name="ce68" table:formula="of:=IFERROR(+[$Datos.M15]*([.F87]/[.F87]);0)" office:value-type="currency" office:currency="USD" office:value="2500" calcext:value-type="currency">
            <text:p>$2,500.00</text:p>
          </table:table-cell>
          <table:table-cell table:style-name="ce69" table:formula="of:=+[.H87]+[.I87]" office:value-type="currency" office:currency="USD" office:value="2550" calcext:value-type="currency">
            <text:p>$2,550.00</text:p>
          </table:table-cell>
          <table:table-cell table:number-columns-repeated="1014"/>
        </table:table-row>
        <table:table-row table:style-name="ro1">
          <table:table-cell table:style-name="ce37" office:value-type="string" calcext:value-type="string">
            <text:p>Q</text:p>
          </table:table-cell>
          <table:table-cell table:style-name="ce38" table:formula="of:=SQRT((2*[.B87]*[$Datos.M15])/([.B85]*[$Datos.M16]))" office:value-type="float" office:value="1691.892432" calcext:value-type="float">
            <text:p>1691.892432</text:p>
          </table:table-cell>
          <table:table-cell/>
          <table:table-cell table:style-name="ce52" office:value-type="float" office:value="3" calcext:value-type="float">
            <text:p>3</text:p>
          </table:table-cell>
          <table:table-cell table:style-name="ce52" table:formula="of:=+[.D81]" office:value-type="float" office:value="170" calcext:value-type="float">
            <text:p>170</text:p>
          </table:table-cell>
          <table:table-cell table:style-name="ce52" table:formula="of:=+[.D83]" office:value-type="float" office:value="1692" calcext:value-type="float">
            <text:p>1692</text:p>
          </table:table-cell>
          <table:table-cell table:style-name="ce52" table:formula="of:=+[.D80]" office:value-type="float" office:value="1542" calcext:value-type="float">
            <text:p>1542</text:p>
          </table:table-cell>
          <table:table-cell table:style-name="ce68" table:formula="of:=+[.G88]*[$Datos.$M$16]" office:value-type="currency" office:currency="USD" office:value="1542" calcext:value-type="currency">
            <text:p>$1,542.00</text:p>
          </table:table-cell>
          <table:table-cell table:style-name="ce68" table:formula="of:=IFERROR(+[$Datos.M15]*([.F88]/[.F88]);0)" office:value-type="currency" office:currency="USD" office:value="2500" calcext:value-type="currency">
            <text:p>$2,500.00</text:p>
          </table:table-cell>
          <table:table-cell table:style-name="ce69" table:formula="of:=+[.H88]+[.I88]" office:value-type="currency" office:currency="USD" office:value="4042" calcext:value-type="currency">
            <text:p>$4,042.00</text:p>
          </table:table-cell>
          <table:table-cell table:number-columns-repeated="1014"/>
        </table:table-row>
        <table:table-row table:style-name="ro1">
          <table:table-cell table:style-name="ce38"/>
          <table:table-cell table:style-name="ce38" table:formula="of:=ROUND([.B88];0)" office:value-type="float" office:value="1692" calcext:value-type="float">
            <text:p>1692</text:p>
          </table:table-cell>
          <table:table-cell/>
          <table:table-cell table:style-name="ce52" office:value-type="float" office:value="4" calcext:value-type="float">
            <text:p>4</text:p>
          </table:table-cell>
          <table:table-cell table:style-name="ce52" table:formula="of:=+[.E81]" office:value-type="float" office:value="2522" calcext:value-type="float">
            <text:p>252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E80]" office:value-type="float" office:value="542" calcext:value-type="float">
            <text:p>542</text:p>
          </table:table-cell>
          <table:table-cell table:style-name="ce68" table:formula="of:=+[.G89]*[$Datos.$M$16]" office:value-type="currency" office:currency="USD" office:value="542" calcext:value-type="currency">
            <text:p>$542.00</text:p>
          </table:table-cell>
          <table:table-cell table:style-name="ce68" table:formula="of:=IFERROR(+[$Datos.M15]*([.F89]/[.F89]);0)" office:value-type="currency" office:currency="USD" office:value="0" calcext:value-type="currency">
            <text:p>$0.00</text:p>
          </table:table-cell>
          <table:table-cell table:style-name="ce69" table:formula="of:=+[.H89]+[.I89]" office:value-type="currency" office:currency="USD" office:value="542" calcext:value-type="currency">
            <text:p>$542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5" calcext:value-type="float">
            <text:p>5</text:p>
          </table:table-cell>
          <table:table-cell table:style-name="ce52" table:formula="of:=+[.F81]" office:value-type="float" office:value="393" calcext:value-type="float">
            <text:p>393</text:p>
          </table:table-cell>
          <table:table-cell table:style-name="ce52" table:formula="of:=+[.F83]" office:value-type="float" office:value="1692" calcext:value-type="float">
            <text:p>1692</text:p>
          </table:table-cell>
          <table:table-cell table:style-name="ce52" table:formula="of:=+[.F80]" office:value-type="float" office:value="1284" calcext:value-type="float">
            <text:p>1284</text:p>
          </table:table-cell>
          <table:table-cell table:style-name="ce68" table:formula="of:=+[.G90]*[$Datos.$M$16]" office:value-type="currency" office:currency="USD" office:value="1284" calcext:value-type="currency">
            <text:p>$1,284.00</text:p>
          </table:table-cell>
          <table:table-cell table:style-name="ce68" table:formula="of:=IFERROR(+[$Datos.M15]*([.F90]/[.F90]);0)" office:value-type="currency" office:currency="USD" office:value="2500" calcext:value-type="currency">
            <text:p>$2,500.00</text:p>
          </table:table-cell>
          <table:table-cell table:style-name="ce69" table:formula="of:=+[.H90]+[.I90]" office:value-type="currency" office:currency="USD" office:value="3784" calcext:value-type="currency">
            <text:p>$3,784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6" calcext:value-type="float">
            <text:p>6</text:p>
          </table:table-cell>
          <table:table-cell table:style-name="ce52" table:formula="of:=+[.G81]" office:value-type="float" office:value="2124" calcext:value-type="float">
            <text:p>2124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G80]" office:value-type="float" office:value="424" calcext:value-type="float">
            <text:p>424</text:p>
          </table:table-cell>
          <table:table-cell table:style-name="ce68" table:formula="of:=+[.G91]*[$Datos.$M$16]" office:value-type="currency" office:currency="USD" office:value="424" calcext:value-type="currency">
            <text:p>$424.00</text:p>
          </table:table-cell>
          <table:table-cell table:style-name="ce68" table:formula="of:=IFERROR(+[$Datos.M15]*([.F91]/[.F91]);0)" office:value-type="currency" office:currency="USD" office:value="0" calcext:value-type="currency">
            <text:p>$0.00</text:p>
          </table:table-cell>
          <table:table-cell table:style-name="ce69" table:formula="of:=+[.H91]+[.I91]" office:value-type="currency" office:currency="USD" office:value="424" calcext:value-type="currency">
            <text:p>$424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7" calcext:value-type="float">
            <text:p>7</text:p>
          </table:table-cell>
          <table:table-cell table:style-name="ce52" table:formula="of:=+[.H81]" office:value-type="float" office:value="256" calcext:value-type="float">
            <text:p>256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H80]" office:value-type="float" office:value="1456" calcext:value-type="float">
            <text:p>1456</text:p>
          </table:table-cell>
          <table:table-cell table:style-name="ce68" table:formula="of:=+[.G92]*[$Datos.$M$16]" office:value-type="currency" office:currency="USD" office:value="1456" calcext:value-type="currency">
            <text:p>$1,456.00</text:p>
          </table:table-cell>
          <table:table-cell table:style-name="ce68" table:formula="of:=IFERROR(+[$Datos.M15]*([.F92]/[.F92]);0)" office:value-type="currency" office:currency="USD" office:value="0" calcext:value-type="currency">
            <text:p>$0.00</text:p>
          </table:table-cell>
          <table:table-cell table:style-name="ce69" table:formula="of:=+[.H92]+[.I92]" office:value-type="currency" office:currency="USD" office:value="1456" calcext:value-type="currency">
            <text:p>$1,456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8" calcext:value-type="float">
            <text:p>8</text:p>
          </table:table-cell>
          <table:table-cell table:style-name="ce52" table:formula="of:=+[.I81]" office:value-type="float" office:value="2286" calcext:value-type="float">
            <text:p>2286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I80]" office:value-type="float" office:value="606" calcext:value-type="float">
            <text:p>606</text:p>
          </table:table-cell>
          <table:table-cell table:style-name="ce68" table:formula="of:=+[.G93]*[$Datos.$M$16]" office:value-type="currency" office:currency="USD" office:value="606" calcext:value-type="currency">
            <text:p>$606.00</text:p>
          </table:table-cell>
          <table:table-cell table:style-name="ce68" table:formula="of:=IFERROR(+[$Datos.M16]*([.F93]/[.F93]);0)" office:value-type="currency" office:currency="USD" office:value="0" calcext:value-type="currency">
            <text:p>$0.00</text:p>
          </table:table-cell>
          <table:table-cell table:style-name="ce69" table:formula="of:=+[.H93]+[.I93]" office:value-type="currency" office:currency="USD" office:value="606" calcext:value-type="currency">
            <text:p>$606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9" calcext:value-type="float">
            <text:p>9</text:p>
          </table:table-cell>
          <table:table-cell table:style-name="ce52" table:formula="of:=+[.J81]" office:value-type="float" office:value="626" calcext:value-type="float">
            <text:p>626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J80]" office:value-type="float" office:value="566" calcext:value-type="float">
            <text:p>566</text:p>
          </table:table-cell>
          <table:table-cell table:style-name="ce68" table:formula="of:=+[.G94]*[$Datos.$M$16]" office:value-type="currency" office:currency="USD" office:value="566" calcext:value-type="currency">
            <text:p>$566.00</text:p>
          </table:table-cell>
          <table:table-cell table:style-name="ce68" table:formula="of:=IFERROR(+[$Datos.M17]*([.F94]/[.F94]);0)" office:value-type="currency" office:currency="USD" office:value="0" calcext:value-type="currency">
            <text:p>$0.00</text:p>
          </table:table-cell>
          <table:table-cell table:style-name="ce69" table:formula="of:=+[.H94]+[.I94]" office:value-type="currency" office:currency="USD" office:value="566" calcext:value-type="currency">
            <text:p>$566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10" calcext:value-type="float">
            <text:p>10</text:p>
          </table:table-cell>
          <table:table-cell table:style-name="ce52" table:formula="of:=+[.K81]" office:value-type="float" office:value="596" calcext:value-type="float">
            <text:p>596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K80]" office:value-type="float" office:value="516" calcext:value-type="float">
            <text:p>516</text:p>
          </table:table-cell>
          <table:table-cell table:style-name="ce68" table:formula="of:=+[.G95]*[$Datos.$M$16]" office:value-type="currency" office:currency="USD" office:value="516" calcext:value-type="currency">
            <text:p>$516.00</text:p>
          </table:table-cell>
          <table:table-cell table:style-name="ce68" table:formula="of:=IFERROR(+[$Datos.M18]*([.F95]/[.F95]);0)" office:value-type="currency" office:currency="USD" office:value="0" calcext:value-type="currency">
            <text:p>$0.00</text:p>
          </table:table-cell>
          <table:table-cell table:style-name="ce69" table:formula="of:=+[.H95]+[.I95]" office:value-type="currency" office:currency="USD" office:value="516" calcext:value-type="currency">
            <text:p>$516.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37" office:value-type="string" calcext:value-type="string">
            <text:p>Total</text:p>
          </table:table-cell>
          <table:table-cell table:style-name="ce69" table:formula="of:=SUM([.H85:.H95])" office:value-type="currency" office:currency="USD" office:value="7036" calcext:value-type="currency">
            <text:p>$7,036.00</text:p>
          </table:table-cell>
          <table:table-cell table:style-name="ce69" table:formula="of:=SUM([.I85:.I95])" office:value-type="currency" office:currency="USD" office:value="7500" calcext:value-type="currency">
            <text:p>$7,500.00</text:p>
          </table:table-cell>
          <table:table-cell table:style-name="ce69" table:formula="of:=SUM([.J85:.J95])" office:value-type="currency" office:currency="USD" office:value="14536" calcext:value-type="currency">
            <text:p>$14,536.0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5" office:value-type="string" calcext:value-type="string" table:number-columns-spanned="2" table:number-rows-spanned="1">
            <text:p>Goma Antideslizante</text:p>
          </table:table-cell>
          <table:covered-table-cell/>
          <table:table-cell table:number-columns-repeated="1022"/>
        </table:table-row>
        <table:table-row table:style-name="ro1">
          <table:table-cell table:style-name="ce46" office:value-type="string" calcext:value-type="string">
            <text:p>Concepto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Necesidad Bruta</text:p>
          </table:table-cell>
          <table:table-cell table:style-name="ce38"/>
          <table:table-cell table:style-name="ce38" table:formula="of:=+[$LXL.C43]" office:value-type="float" office:value="40" calcext:value-type="float">
            <text:p>40</text:p>
          </table:table-cell>
          <table:table-cell table:style-name="ce38" table:formula="of:=+[$LXL.D43]" office:value-type="float" office:value="250" calcext:value-type="float">
            <text:p>250</text:p>
          </table:table-cell>
          <table:table-cell table:style-name="ce38" table:formula="of:=+[$LXL.E43]" office:value-type="float" office:value="225" calcext:value-type="float">
            <text:p>225</text:p>
          </table:table-cell>
          <table:table-cell table:style-name="ce38" table:formula="of:=+[$LXL.F43]" office:value-type="float" office:value="200" calcext:value-type="float">
            <text:p>200</text:p>
          </table:table-cell>
          <table:table-cell table:style-name="ce38" table:formula="of:=+[$LXL.G43]" office:value-type="float" office:value="150" calcext:value-type="float">
            <text:p>150</text:p>
          </table:table-cell>
          <table:table-cell table:style-name="ce38" table:formula="of:=+[$LXL.H43]" office:value-type="float" office:value="200" calcext:value-type="float">
            <text:p>200</text:p>
          </table:table-cell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36" office:value-type="string" calcext:value-type="string">
            <text:p>Pedido Pendiente</text:p>
          </table:table-cell>
          <table:table-cell table:style-name="ce38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Disponibilidad</text:p>
          </table:table-cell>
          <table:table-cell table:style-name="ce38" table:formula="of:=+[$LXL.B45]" office:value-type="float" office:value="20" calcext:value-type="float">
            <text:p>20</text:p>
          </table:table-cell>
          <table:table-cell table:style-name="ce38" table:formula="of:=[.B104]+[.C106]-[.C102]" office:value-type="float" office:value="918" calcext:value-type="float">
            <text:p>918</text:p>
          </table:table-cell>
          <table:table-cell table:style-name="ce38" table:formula="of:=[.C104]-[.D102]" office:value-type="float" office:value="668" calcext:value-type="float">
            <text:p>668</text:p>
          </table:table-cell>
          <table:table-cell table:style-name="ce38" table:formula="of:=[.D104]-[.E102]" office:value-type="float" office:value="443" calcext:value-type="float">
            <text:p>443</text:p>
          </table:table-cell>
          <table:table-cell table:style-name="ce38" table:formula="of:=+[.E104]-[.F102]" office:value-type="float" office:value="243" calcext:value-type="float">
            <text:p>243</text:p>
          </table:table-cell>
          <table:table-cell table:style-name="ce38" table:formula="of:=+[.F104]-[.G102]" office:value-type="float" office:value="93" calcext:value-type="float">
            <text:p>93</text:p>
          </table:table-cell>
          <table:table-cell table:style-name="ce38" table:formula="of:=[.G104]+[.G106]-[.H102]" office:value-type="float" office:value="831" calcext:value-type="float">
            <text:p>831</text:p>
          </table:table-cell>
          <table:table-cell table:style-name="ce38" table:formula="of:=[.H104]" office:value-type="float" office:value="831" calcext:value-type="float">
            <text:p>831</text:p>
          </table:table-cell>
          <table:table-cell table:style-name="ce38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Necesidad Neta</text:p>
          </table:table-cell>
          <table:table-cell table:style-name="ce38"/>
          <table:table-cell table:style-name="ce38" table:formula="of:=[.C102]-([.B104]-[$Datos.K10])-0" office:value-type="float" office:value="30" calcext:value-type="float">
            <text:p>30</text:p>
          </table:table-cell>
          <table:table-cell table:style-name="ce38" table:formula="of:=[.D102]+([.C104]-[$Datos.K10])-0" office:value-type="float" office:value="1158" calcext:value-type="float">
            <text:p>1158</text:p>
          </table:table-cell>
          <table:table-cell table:style-name="ce38" table:formula="of:=[.E102]+([.D104]-[$Datos.K10])-0" office:value-type="float" office:value="883" calcext:value-type="float">
            <text:p>883</text:p>
          </table:table-cell>
          <table:table-cell table:style-name="ce38" table:formula="of:=[.F102]+([.E104]-[$Datos.K10])-0" office:value-type="float" office:value="633" calcext:value-type="float">
            <text:p>633</text:p>
          </table:table-cell>
          <table:table-cell table:style-name="ce38" table:formula="of:=[.G102]+([.F104]-[$Datos.K10])-0" office:value-type="float" office:value="383" calcext:value-type="float">
            <text:p>383</text:p>
          </table:table-cell>
          <table:table-cell table:style-name="ce38" table:formula="of:=[.H102]-([.G104]-[$Datos.K10])-0" office:value-type="float" office:value="117" calcext:value-type="float">
            <text:p>117</text:p>
          </table:table-cell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36" office:value-type="string" calcext:value-type="string">
            <text:p>Recepcion de Pedidos</text:p>
          </table:table-cell>
          <table:table-cell table:style-name="ce38"/>
          <table:table-cell table:style-name="ce38" table:formula="of:=+[.B113]" office:value-type="float" office:value="938" calcext:value-type="float">
            <text:p>938</text:p>
          </table:table-cell>
          <table:table-cell table:style-name="ce38" table:number-columns-repeated="3"/>
          <table:table-cell table:style-name="ce38" table:formula="of:=+[.B113]" office:value-type="float" office:value="938" calcext:value-type="float">
            <text:p>938</text:p>
          </table:table-cell>
          <table:table-cell table:style-name="ce38" table:number-columns-repeated="4"/>
          <table:table-cell table:number-columns-repeated="1013"/>
        </table:table-row>
        <table:table-row table:style-name="ro1">
          <table:table-cell table:style-name="ce36" office:value-type="string" calcext:value-type="string">
            <text:p>Pedido Planificado</text:p>
          </table:table-cell>
          <table:table-cell table:style-name="ce38" table:formula="of:=+[.C106]" office:value-type="float" office:value="938" calcext:value-type="float">
            <text:p>938</text:p>
          </table:table-cell>
          <table:table-cell table:style-name="ce38" table:formula="of:=+[.D106]" office:value-type="float" office:value="0" calcext:value-type="float">
            <text:p>0</text:p>
          </table:table-cell>
          <table:table-cell table:style-name="ce38" table:number-columns-repeated="2"/>
          <table:table-cell table:style-name="ce38" table:formula="of:=+[.G106]" office:value-type="float" office:value="938" calcext:value-type="float">
            <text:p>938</text:p>
          </table:table-cell>
          <table:table-cell table:style-name="ce38"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44" office:value-type="string" calcext:value-type="string">
            <text:p>P=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56" office:value-type="string" calcext:value-type="string">
            <text:p>PERIODO</text:p>
          </table:table-cell>
          <table:table-cell table:style-name="ce63" office:value-type="string" calcext:value-type="string">
            <text:p>NEC. NETAS</text:p>
          </table:table-cell>
          <table:table-cell table:style-name="ce63" office:value-type="string" calcext:value-type="string">
            <text:p>PEDIDOS PLANIFICADOS</text:p>
          </table:table-cell>
          <table:table-cell table:style-name="ce63" office:value-type="string" calcext:value-type="string">
            <text:p>INVENTARIO FINAL (DISPON)</text:p>
          </table:table-cell>
          <table:table-cell table:style-name="ce63" office:value-type="string" calcext:value-type="string">
            <text:p>COSTO DE MTTO</text:p>
          </table:table-cell>
          <table:table-cell table:style-name="ce63" office:value-type="string" calcext:value-type="string">
            <text:p>COSTO DE EMISION</text:p>
          </table:table-cell>
          <table:table-cell table:style-name="ce63" office:value-type="string" calcext:value-type="string">
            <text:p>COSTO TOTAL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B107]" office:value-type="float" office:value="938" calcext:value-type="float">
            <text:p>938</text:p>
          </table:table-cell>
          <table:table-cell table:style-name="ce52" table:formula="of:=+[.B104]" office:value-type="float" office:value="20" calcext:value-type="float">
            <text:p>20</text:p>
          </table:table-cell>
          <table:table-cell table:style-name="ce68" table:formula="of:=[.G110]*[$Datos.M16]" office:value-type="currency" office:currency="USD" office:value="20" calcext:value-type="currency">
            <text:p>$20.00</text:p>
          </table:table-cell>
          <table:table-cell table:style-name="ce68" table:formula="of:=IFERROR(+[$Datos.M15]*([.F110]/[.F110]);0)" office:value-type="currency" office:currency="USD" office:value="2500" calcext:value-type="currency">
            <text:p>$2,500.00</text:p>
          </table:table-cell>
          <table:table-cell table:style-name="ce69" table:formula="of:=+[.I110]+[.H110]" office:value-type="currency" office:currency="USD" office:value="2520" calcext:value-type="currency">
            <text:p>$2,520.00</text:p>
          </table:table-cell>
          <table:table-cell table:number-columns-repeated="1014"/>
        </table:table-row>
        <table:table-row table:style-name="ro1">
          <table:table-cell table:style-name="ce37" office:value-type="string" calcext:value-type="string">
            <text:p>Demanda</text:p>
          </table:table-cell>
          <table:table-cell table:style-name="ce38" table:formula="of:=+[.C102]+[.D102]+[.E102]+[.F102]+[.G102]+[.H102]-[.B104]+[$Datos.K10]" office:value-type="float" office:value="1055" calcext:value-type="float">
            <text:p>1055</text:p>
          </table:table-cell>
          <table:table-cell/>
          <table:table-cell table:style-name="ce52" office:value-type="float" office:value="2" calcext:value-type="float">
            <text:p>2</text:p>
          </table:table-cell>
          <table:table-cell table:style-name="ce52" table:formula="of:=+[.C105]" office:value-type="float" office:value="30" calcext:value-type="float">
            <text:p>3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C104]" office:value-type="float" office:value="918" calcext:value-type="float">
            <text:p>918</text:p>
          </table:table-cell>
          <table:table-cell table:style-name="ce68" table:formula="of:=+[.G111]*[$Datos.$M$16]" office:value-type="currency" office:currency="USD" office:value="918" calcext:value-type="currency">
            <text:p>$918.00</text:p>
          </table:table-cell>
          <table:table-cell table:style-name="ce68" table:formula="of:=IFERROR(+[$Datos.M15]*([.F111]/[.F111]);0)" office:value-type="currency" office:currency="USD" office:value="0" calcext:value-type="currency">
            <text:p>$0.00</text:p>
          </table:table-cell>
          <table:table-cell table:style-name="ce69" table:formula="of:=+[.I111]+[.H111]" office:value-type="currency" office:currency="USD" office:value="918" calcext:value-type="currency">
            <text:p>$918.00</text:p>
          </table:table-cell>
          <table:table-cell table:number-columns-repeated="1014"/>
        </table:table-row>
        <table:table-row table:style-name="ro1">
          <table:table-cell table:style-name="ce37" office:value-type="string" calcext:value-type="string">
            <text:p>Q</text:p>
          </table:table-cell>
          <table:table-cell table:style-name="ce38" table:formula="of:=SQRT((2*[.B111]*[$Datos.M15])/([.B109]*[$Datos.M16]))" office:value-type="float" office:value="937.6388786" calcext:value-type="float">
            <text:p>937.6388786</text:p>
          </table:table-cell>
          <table:table-cell/>
          <table:table-cell table:style-name="ce52" office:value-type="float" office:value="3" calcext:value-type="float">
            <text:p>3</text:p>
          </table:table-cell>
          <table:table-cell table:style-name="ce52" table:formula="of:=+[.D105]" office:value-type="float" office:value="1158" calcext:value-type="float">
            <text:p>115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D104]" office:value-type="float" office:value="668" calcext:value-type="float">
            <text:p>668</text:p>
          </table:table-cell>
          <table:table-cell table:style-name="ce68" table:formula="of:=+[.G112]*[$Datos.$M$16]" office:value-type="currency" office:currency="USD" office:value="668" calcext:value-type="currency">
            <text:p>$668.00</text:p>
          </table:table-cell>
          <table:table-cell table:style-name="ce68" table:formula="of:=IFERROR(+[$Datos.M16]*([.F112]/[.F112]);0)" office:value-type="currency" office:currency="USD" office:value="0" calcext:value-type="currency">
            <text:p>$0.00</text:p>
          </table:table-cell>
          <table:table-cell table:style-name="ce69" table:formula="of:=+[.I112]+[.H112]" office:value-type="currency" office:currency="USD" office:value="668" calcext:value-type="currency">
            <text:p>$668.00</text:p>
          </table:table-cell>
          <table:table-cell table:number-columns-repeated="1014"/>
        </table:table-row>
        <table:table-row table:style-name="ro1">
          <table:table-cell table:style-name="ce38"/>
          <table:table-cell table:style-name="ce38" table:formula="of:=ROUND([.B112];0)" office:value-type="float" office:value="938" calcext:value-type="float">
            <text:p>938</text:p>
          </table:table-cell>
          <table:table-cell/>
          <table:table-cell table:style-name="ce52" office:value-type="float" office:value="4" calcext:value-type="float">
            <text:p>4</text:p>
          </table:table-cell>
          <table:table-cell table:style-name="ce52" table:formula="of:=+[.E105]" office:value-type="float" office:value="883" calcext:value-type="float">
            <text:p>883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E104]" office:value-type="float" office:value="443" calcext:value-type="float">
            <text:p>443</text:p>
          </table:table-cell>
          <table:table-cell table:style-name="ce68" table:formula="of:=+[.G113]*[$Datos.$M$16]" office:value-type="currency" office:currency="USD" office:value="443" calcext:value-type="currency">
            <text:p>$443.00</text:p>
          </table:table-cell>
          <table:table-cell table:style-name="ce68" table:formula="of:=IFERROR(+[$Datos.M17]*([.F113]/[.F113]);0)" office:value-type="currency" office:currency="USD" office:value="0" calcext:value-type="currency">
            <text:p>$0.00</text:p>
          </table:table-cell>
          <table:table-cell table:style-name="ce69" table:formula="of:=+[.I113]+[.H113]" office:value-type="currency" office:currency="USD" office:value="443" calcext:value-type="currency">
            <text:p>$443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5" calcext:value-type="float">
            <text:p>5</text:p>
          </table:table-cell>
          <table:table-cell table:style-name="ce52" table:formula="of:=+[.F105]" office:value-type="float" office:value="633" calcext:value-type="float">
            <text:p>633</text:p>
          </table:table-cell>
          <table:table-cell table:style-name="ce52" table:formula="of:=+[.F107]" office:value-type="float" office:value="938" calcext:value-type="float">
            <text:p>938</text:p>
          </table:table-cell>
          <table:table-cell table:style-name="ce52" table:formula="of:=+[.F104]" office:value-type="float" office:value="243" calcext:value-type="float">
            <text:p>243</text:p>
          </table:table-cell>
          <table:table-cell table:style-name="ce68" table:formula="of:=+[.G114]*[$Datos.$M$16]" office:value-type="currency" office:currency="USD" office:value="243" calcext:value-type="currency">
            <text:p>$243.00</text:p>
          </table:table-cell>
          <table:table-cell table:style-name="ce68" table:formula="of:=IFERROR(+[$Datos.M15]*([.F114]/[.F114]);0)" office:value-type="currency" office:currency="USD" office:value="2500" calcext:value-type="currency">
            <text:p>$2,500.00</text:p>
          </table:table-cell>
          <table:table-cell table:style-name="ce69" table:formula="of:=+[.I114]+[.H114]" office:value-type="currency" office:currency="USD" office:value="2743" calcext:value-type="currency">
            <text:p>$2,743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6" calcext:value-type="float">
            <text:p>6</text:p>
          </table:table-cell>
          <table:table-cell table:style-name="ce52" table:formula="of:=+[.G105]" office:value-type="float" office:value="383" calcext:value-type="float">
            <text:p>383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G104]" office:value-type="float" office:value="93" calcext:value-type="float">
            <text:p>93</text:p>
          </table:table-cell>
          <table:table-cell table:style-name="ce68" table:formula="of:=+[.G115]*[$Datos.$M$16]" office:value-type="currency" office:currency="USD" office:value="93" calcext:value-type="currency">
            <text:p>$93.00</text:p>
          </table:table-cell>
          <table:table-cell table:style-name="ce68" table:formula="of:=IFERROR(+[$Datos.M16]*([.F115]/[.F115]);0)" office:value-type="currency" office:currency="USD" office:value="0" calcext:value-type="currency">
            <text:p>$0.00</text:p>
          </table:table-cell>
          <table:table-cell table:style-name="ce69" table:formula="of:=+[.I115]+[.H115]" office:value-type="currency" office:currency="USD" office:value="93" calcext:value-type="currency">
            <text:p>$93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7" calcext:value-type="float">
            <text:p>7</text:p>
          </table:table-cell>
          <table:table-cell table:style-name="ce52" table:formula="of:=+[.H105]" office:value-type="float" office:value="117" calcext:value-type="float">
            <text:p>117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H104]" office:value-type="float" office:value="831" calcext:value-type="float">
            <text:p>831</text:p>
          </table:table-cell>
          <table:table-cell table:style-name="ce68" table:formula="of:=+[.G116]*[$Datos.$M$16]" office:value-type="currency" office:currency="USD" office:value="831" calcext:value-type="currency">
            <text:p>$831.00</text:p>
          </table:table-cell>
          <table:table-cell table:style-name="ce68" table:formula="of:=IFERROR(+[$Datos.M17]*([.F116]/[.F116]);0)" office:value-type="currency" office:currency="USD" office:value="0" calcext:value-type="currency">
            <text:p>$0.00</text:p>
          </table:table-cell>
          <table:table-cell table:style-name="ce69" table:formula="of:=+[.I116]+[.H116]" office:value-type="currency" office:currency="USD" office:value="831" calcext:value-type="currency">
            <text:p>$831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8" calcext:value-type="float">
            <text:p>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I104]" office:value-type="float" office:value="831" calcext:value-type="float">
            <text:p>831</text:p>
          </table:table-cell>
          <table:table-cell table:style-name="ce68" table:formula="of:=+[.G117]*[$Datos.$M$16]" office:value-type="currency" office:currency="USD" office:value="831" calcext:value-type="currency">
            <text:p>$831.00</text:p>
          </table:table-cell>
          <table:table-cell table:style-name="ce68" table:formula="of:=IFERROR(+[$Datos.M18]*([.F117]/[.F117]);0)" office:value-type="currency" office:currency="USD" office:value="0" calcext:value-type="currency">
            <text:p>$0.00</text:p>
          </table:table-cell>
          <table:table-cell table:style-name="ce69" table:formula="of:=+[.I117]+[.H117]" office:value-type="currency" office:currency="USD" office:value="831" calcext:value-type="currency">
            <text:p>$831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9" calcext:value-type="float">
            <text:p>9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68" table:formula="of:=+[.G118]*[$Datos.$M$16]" office:value-type="currency" office:currency="USD" office:value="0" calcext:value-type="currency">
            <text:p>$0.00</text:p>
          </table:table-cell>
          <table:table-cell table:style-name="ce68" table:formula="of:=IFERROR(+[$Datos.M19]*([.F118]/[.F118]);0)" office:value-type="currency" office:currency="USD" office:value="0" calcext:value-type="currency">
            <text:p>$0.00</text:p>
          </table:table-cell>
          <table:table-cell table:style-name="ce69" table:formula="of:=+[.I118]+[.H118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10" calcext:value-type="float">
            <text:p>1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68" table:formula="of:=+[.G119]*[$Datos.$M$16]" office:value-type="currency" office:currency="USD" office:value="0" calcext:value-type="currency">
            <text:p>$0.00</text:p>
          </table:table-cell>
          <table:table-cell table:style-name="ce68" table:formula="of:=IFERROR(+[$Datos.M20]*([.F119]/[.F119]);0)" office:value-type="currency" office:currency="USD" office:value="0" calcext:value-type="currency">
            <text:p>$0.00</text:p>
          </table:table-cell>
          <table:table-cell table:style-name="ce69" table:formula="of:=+[.I119]+[.H119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37" office:value-type="string" calcext:value-type="string">
            <text:p>Total</text:p>
          </table:table-cell>
          <table:table-cell table:style-name="ce69" table:formula="of:=SUM([.H110:.H119])" office:value-type="currency" office:currency="USD" office:value="4047" calcext:value-type="currency">
            <text:p>$4,047.00</text:p>
          </table:table-cell>
          <table:table-cell table:style-name="ce69" table:formula="of:=SUM([.I110:.I119])" office:value-type="currency" office:currency="USD" office:value="5000" calcext:value-type="currency">
            <text:p>$5,000.00</text:p>
          </table:table-cell>
          <table:table-cell table:style-name="ce69" table:formula="of:=SUM([.J110:.J119])" office:value-type="currency" office:currency="USD" office:value="9047" calcext:value-type="currency">
            <text:p>$9,047.0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7" office:value-type="string" calcext:value-type="string">
            <text:p>Pie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Concepto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Necesidad Bruta</text:p>
          </table:table-cell>
          <table:table-cell table:style-name="ce38"/>
          <table:table-cell table:style-name="ce38" table:formula="of:=+[$LXL.C53]" office:value-type="float" office:value="40" calcext:value-type="float">
            <text:p>40</text:p>
          </table:table-cell>
          <table:table-cell table:style-name="ce38" table:formula="of:=+[$LXL.D53]" office:value-type="float" office:value="250" calcext:value-type="float">
            <text:p>250</text:p>
          </table:table-cell>
          <table:table-cell table:style-name="ce38" table:formula="of:=+[$LXL.E53]" office:value-type="float" office:value="225" calcext:value-type="float">
            <text:p>225</text:p>
          </table:table-cell>
          <table:table-cell table:style-name="ce38" table:formula="of:=+[$LXL.F53]" office:value-type="float" office:value="200" calcext:value-type="float">
            <text:p>200</text:p>
          </table:table-cell>
          <table:table-cell table:style-name="ce38" table:formula="of:=+[$LXL.G53]" office:value-type="float" office:value="150" calcext:value-type="float">
            <text:p>150</text:p>
          </table:table-cell>
          <table:table-cell table:style-name="ce38" table:formula="of:=+[$LXL.H53]" office:value-type="float" office:value="200" calcext:value-type="float">
            <text:p>200</text:p>
          </table:table-cell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36" office:value-type="string" calcext:value-type="string">
            <text:p>Pedido Pendiente</text:p>
          </table:table-cell>
          <table:table-cell table:style-name="ce38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Disponibilidad</text:p>
          </table:table-cell>
          <table:table-cell table:style-name="ce38" table:formula="of:=+[$LXL.B55]" office:value-type="float" office:value="20" calcext:value-type="float">
            <text:p>20</text:p>
          </table:table-cell>
          <table:table-cell table:style-name="ce38" table:formula="of:=[.B128]+[.C130]-[.C126]" office:value-type="float" office:value="918" calcext:value-type="float">
            <text:p>918</text:p>
          </table:table-cell>
          <table:table-cell table:style-name="ce38" table:formula="of:=[.C128]-[.D126]" office:value-type="float" office:value="668" calcext:value-type="float">
            <text:p>668</text:p>
          </table:table-cell>
          <table:table-cell table:style-name="ce38" table:formula="of:=[.D128]-[.E126]" office:value-type="float" office:value="443" calcext:value-type="float">
            <text:p>443</text:p>
          </table:table-cell>
          <table:table-cell table:style-name="ce38" table:formula="of:=[.E128]-[.F126]" office:value-type="float" office:value="243" calcext:value-type="float">
            <text:p>243</text:p>
          </table:table-cell>
          <table:table-cell table:style-name="ce38" table:formula="of:=[.F128]-[.G126]" office:value-type="float" office:value="93" calcext:value-type="float">
            <text:p>93</text:p>
          </table:table-cell>
          <table:table-cell table:style-name="ce38" table:formula="of:=[.G128]+[.G130]-[.H126]" office:value-type="float" office:value="831" calcext:value-type="float">
            <text:p>831</text:p>
          </table:table-cell>
          <table:table-cell table:style-name="ce38" table:formula="of:=+[.H128]" office:value-type="float" office:value="831" calcext:value-type="float">
            <text:p>831</text:p>
          </table:table-cell>
          <table:table-cell table:style-name="ce38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Necesidad Neta</text:p>
          </table:table-cell>
          <table:table-cell table:style-name="ce38"/>
          <table:table-cell table:style-name="ce38" table:formula="of:=[.C126]-([.B128]-[$Datos.K11])-0" office:value-type="float" office:value="30" calcext:value-type="float">
            <text:p>30</text:p>
          </table:table-cell>
          <table:table-cell table:style-name="ce38" table:formula="of:=[.D126]+([.C128]-[$Datos.K11])-0" office:value-type="float" office:value="1158" calcext:value-type="float">
            <text:p>1158</text:p>
          </table:table-cell>
          <table:table-cell table:style-name="ce38" table:formula="of:=[.E126]+([.D128]-[$Datos.K11])-0" office:value-type="float" office:value="883" calcext:value-type="float">
            <text:p>883</text:p>
          </table:table-cell>
          <table:table-cell table:style-name="ce38" table:formula="of:=[.F126]+([.E128]-[$Datos.K11])-0" office:value-type="float" office:value="633" calcext:value-type="float">
            <text:p>633</text:p>
          </table:table-cell>
          <table:table-cell table:style-name="ce38" table:formula="of:=[.G126]+([.F128]-[$Datos.K11])-0" office:value-type="float" office:value="383" calcext:value-type="float">
            <text:p>383</text:p>
          </table:table-cell>
          <table:table-cell table:style-name="ce38" table:formula="of:=[.H126]-([.G128]-[$Datos.K11])-0" office:value-type="float" office:value="117" calcext:value-type="float">
            <text:p>117</text:p>
          </table:table-cell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36" office:value-type="string" calcext:value-type="string">
            <text:p>Recepcion de Pedidos</text:p>
          </table:table-cell>
          <table:table-cell table:style-name="ce38"/>
          <table:table-cell table:style-name="ce38" table:formula="of:=+[.B136]" office:value-type="float" office:value="938" calcext:value-type="float">
            <text:p>938</text:p>
          </table:table-cell>
          <table:table-cell table:style-name="ce38" table:number-columns-repeated="3"/>
          <table:table-cell table:style-name="ce38" table:formula="of:=+[.B136]" office:value-type="float" office:value="938" calcext:value-type="float">
            <text:p>938</text:p>
          </table:table-cell>
          <table:table-cell table:style-name="ce38" table:number-columns-repeated="4"/>
          <table:table-cell table:number-columns-repeated="1013"/>
        </table:table-row>
        <table:table-row table:style-name="ro1">
          <table:table-cell table:style-name="ce36" office:value-type="string" calcext:value-type="string">
            <text:p>Pedido Planificado</text:p>
          </table:table-cell>
          <table:table-cell table:style-name="ce38" table:formula="of:=+[.C130]" office:value-type="float" office:value="938" calcext:value-type="float">
            <text:p>938</text:p>
          </table:table-cell>
          <table:table-cell table:style-name="ce38" table:number-columns-repeated="3"/>
          <table:table-cell table:style-name="ce38" table:formula="of:=+[.G130]" office:value-type="float" office:value="938" calcext:value-type="float">
            <text:p>938</text:p>
          </table:table-cell>
          <table:table-cell table:style-name="ce38"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44" office:value-type="string" calcext:value-type="string">
            <text:p>P=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57" office:value-type="string" calcext:value-type="string">
            <text:p>PERIODO</text:p>
          </table:table-cell>
          <table:table-cell table:style-name="ce64" office:value-type="string" calcext:value-type="string">
            <text:p>NEC. NETAS</text:p>
          </table:table-cell>
          <table:table-cell table:style-name="ce64" office:value-type="string" calcext:value-type="string">
            <text:p>PEDIDOS PLANIFICADOS</text:p>
          </table:table-cell>
          <table:table-cell table:style-name="ce64" office:value-type="string" calcext:value-type="string">
            <text:p>INVENTARIO FINAL (DISPON)</text:p>
          </table:table-cell>
          <table:table-cell table:style-name="ce64" office:value-type="string" calcext:value-type="string">
            <text:p>COSTO DE MTTO</text:p>
          </table:table-cell>
          <table:table-cell table:style-name="ce64" office:value-type="string" calcext:value-type="string">
            <text:p>COSTO DE EMISION</text:p>
          </table:table-cell>
          <table:table-cell table:style-name="ce64" office:value-type="string" calcext:value-type="string">
            <text:p>COSTO TOTAL</text:p>
          </table:table-cell>
          <table:table-cell table:number-columns-repeated="1014"/>
        </table:table-row>
        <table:table-row table:style-name="ro1">
          <table:table-cell table:style-name="ce37" office:value-type="string" calcext:value-type="string">
            <text:p>Demanda</text:p>
          </table:table-cell>
          <table:table-cell table:style-name="ce38" table:formula="of:=+[.C126]+[.D126]+[.E126]+[.F126]+[.G126]+[.H126]-[.B128]+[$Datos.K11]" office:value-type="float" office:value="1055" calcext:value-type="float">
            <text:p>1055</text:p>
          </table:table-cell>
          <table:table-cell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B131]" office:value-type="float" office:value="938" calcext:value-type="float">
            <text:p>938</text:p>
          </table:table-cell>
          <table:table-cell table:style-name="ce52" table:formula="of:=[.B128]" office:value-type="float" office:value="20" calcext:value-type="float">
            <text:p>20</text:p>
          </table:table-cell>
          <table:table-cell table:style-name="ce68" table:formula="of:=[.G134]*[$Datos.$M$16]" office:value-type="currency" office:currency="USD" office:value="20" calcext:value-type="currency">
            <text:p>$20.00</text:p>
          </table:table-cell>
          <table:table-cell table:style-name="ce68" table:formula="of:=IFERROR(+[$Datos.M15]*([.F134]/[.F134]);0)" office:value-type="currency" office:currency="USD" office:value="2500" calcext:value-type="currency">
            <text:p>$2,500.00</text:p>
          </table:table-cell>
          <table:table-cell table:style-name="ce68" table:formula="of:=[.I134]+[.H134]" office:value-type="currency" office:currency="USD" office:value="2520" calcext:value-type="currency">
            <text:p>$2,520.00</text:p>
          </table:table-cell>
          <table:table-cell table:number-columns-repeated="1014"/>
        </table:table-row>
        <table:table-row table:style-name="ro1">
          <table:table-cell table:style-name="ce37" office:value-type="string" calcext:value-type="string">
            <text:p>Q</text:p>
          </table:table-cell>
          <table:table-cell table:style-name="ce38" table:formula="of:=SQRT((2*[.B134]*[$Datos.M15])/([.B133]*[$Datos.M16]))" office:value-type="float" office:value="937.6388786" calcext:value-type="float">
            <text:p>937.6388786</text:p>
          </table:table-cell>
          <table:table-cell/>
          <table:table-cell table:style-name="ce52" office:value-type="float" office:value="2" calcext:value-type="float">
            <text:p>2</text:p>
          </table:table-cell>
          <table:table-cell table:style-name="ce52" table:formula="of:=+[.C129]" office:value-type="float" office:value="30" calcext:value-type="float">
            <text:p>3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C128]" office:value-type="float" office:value="918" calcext:value-type="float">
            <text:p>918</text:p>
          </table:table-cell>
          <table:table-cell table:style-name="ce68" table:formula="of:=[.G135]*[$Datos.$M$16]" office:value-type="currency" office:currency="USD" office:value="918" calcext:value-type="currency">
            <text:p>$918.00</text:p>
          </table:table-cell>
          <table:table-cell table:style-name="ce68" table:formula="of:=IFERROR(+[$Datos.M16]*([.F135]/[.F135]);0)" office:value-type="currency" office:currency="USD" office:value="0" calcext:value-type="currency">
            <text:p>$0.00</text:p>
          </table:table-cell>
          <table:table-cell table:style-name="ce68" table:formula="of:=[.I135]+[.H135]" office:value-type="currency" office:currency="USD" office:value="918" calcext:value-type="currency">
            <text:p>$918.00</text:p>
          </table:table-cell>
          <table:table-cell table:number-columns-repeated="1014"/>
        </table:table-row>
        <table:table-row table:style-name="ro1">
          <table:table-cell table:style-name="ce38"/>
          <table:table-cell table:style-name="ce38" table:formula="of:=ROUND([.B135];0)" office:value-type="float" office:value="938" calcext:value-type="float">
            <text:p>938</text:p>
          </table:table-cell>
          <table:table-cell/>
          <table:table-cell table:style-name="ce52" office:value-type="float" office:value="3" calcext:value-type="float">
            <text:p>3</text:p>
          </table:table-cell>
          <table:table-cell table:style-name="ce52" table:formula="of:=+[.D129]" office:value-type="float" office:value="1158" calcext:value-type="float">
            <text:p>1158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D128]" office:value-type="float" office:value="668" calcext:value-type="float">
            <text:p>668</text:p>
          </table:table-cell>
          <table:table-cell table:style-name="ce68" table:formula="of:=[.G136]*[$Datos.$M$16]" office:value-type="currency" office:currency="USD" office:value="668" calcext:value-type="currency">
            <text:p>$668.00</text:p>
          </table:table-cell>
          <table:table-cell table:style-name="ce68" table:formula="of:=IFERROR(+[$Datos.M17]*([.F136]/[.F136]);0)" office:value-type="currency" office:currency="USD" office:value="0" calcext:value-type="currency">
            <text:p>$0.00</text:p>
          </table:table-cell>
          <table:table-cell table:style-name="ce68" table:formula="of:=[.I136]+[.H136]" office:value-type="currency" office:currency="USD" office:value="668" calcext:value-type="currency">
            <text:p>$668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4" calcext:value-type="float">
            <text:p>4</text:p>
          </table:table-cell>
          <table:table-cell table:style-name="ce52" table:formula="of:=+[.E129]" office:value-type="float" office:value="883" calcext:value-type="float">
            <text:p>883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E128]" office:value-type="float" office:value="443" calcext:value-type="float">
            <text:p>443</text:p>
          </table:table-cell>
          <table:table-cell table:style-name="ce68" table:formula="of:=[.G137]*[$Datos.$M$16]" office:value-type="currency" office:currency="USD" office:value="443" calcext:value-type="currency">
            <text:p>$443.00</text:p>
          </table:table-cell>
          <table:table-cell table:style-name="ce68" table:formula="of:=IFERROR(+[$Datos.M18]*([.F137]/[.F137]);0)" office:value-type="currency" office:currency="USD" office:value="0" calcext:value-type="currency">
            <text:p>$0.00</text:p>
          </table:table-cell>
          <table:table-cell table:style-name="ce68" table:formula="of:=[.I137]+[.H137]" office:value-type="currency" office:currency="USD" office:value="443" calcext:value-type="currency">
            <text:p>$443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5" calcext:value-type="float">
            <text:p>5</text:p>
          </table:table-cell>
          <table:table-cell table:style-name="ce52" table:formula="of:=+[.F129]" office:value-type="float" office:value="633" calcext:value-type="float">
            <text:p>633</text:p>
          </table:table-cell>
          <table:table-cell table:style-name="ce52" table:formula="of:=+[.F131]" office:value-type="float" office:value="938" calcext:value-type="float">
            <text:p>938</text:p>
          </table:table-cell>
          <table:table-cell table:style-name="ce52" table:formula="of:=+[.F128]" office:value-type="float" office:value="243" calcext:value-type="float">
            <text:p>243</text:p>
          </table:table-cell>
          <table:table-cell table:style-name="ce68" table:formula="of:=[.G138]*[$Datos.$M$16]" office:value-type="currency" office:currency="USD" office:value="243" calcext:value-type="currency">
            <text:p>$243.00</text:p>
          </table:table-cell>
          <table:table-cell table:style-name="ce68" table:formula="of:=IFERROR(+[$Datos.M15]*([.F138]/[.F138]);0)" office:value-type="currency" office:currency="USD" office:value="2500" calcext:value-type="currency">
            <text:p>$2,500.00</text:p>
          </table:table-cell>
          <table:table-cell table:style-name="ce68" table:formula="of:=[.I138]+[.H138]" office:value-type="currency" office:currency="USD" office:value="2743" calcext:value-type="currency">
            <text:p>$2,743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6" calcext:value-type="float">
            <text:p>6</text:p>
          </table:table-cell>
          <table:table-cell table:style-name="ce52" table:formula="of:=+[.G129]" office:value-type="float" office:value="383" calcext:value-type="float">
            <text:p>383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G128]" office:value-type="float" office:value="93" calcext:value-type="float">
            <text:p>93</text:p>
          </table:table-cell>
          <table:table-cell table:style-name="ce68" table:formula="of:=[.G139]*[$Datos.$M$16]" office:value-type="currency" office:currency="USD" office:value="93" calcext:value-type="currency">
            <text:p>$93.00</text:p>
          </table:table-cell>
          <table:table-cell table:style-name="ce68" table:formula="of:=IFERROR(+[$Datos.M16]*([.F139]/[.F139]);0)" office:value-type="currency" office:currency="USD" office:value="0" calcext:value-type="currency">
            <text:p>$0.00</text:p>
          </table:table-cell>
          <table:table-cell table:style-name="ce68" table:formula="of:=[.I139]+[.H139]" office:value-type="currency" office:currency="USD" office:value="93" calcext:value-type="currency">
            <text:p>$93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7" calcext:value-type="float">
            <text:p>7</text:p>
          </table:table-cell>
          <table:table-cell table:style-name="ce52" table:formula="of:=+[.H129]" office:value-type="float" office:value="117" calcext:value-type="float">
            <text:p>117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H128]" office:value-type="float" office:value="831" calcext:value-type="float">
            <text:p>831</text:p>
          </table:table-cell>
          <table:table-cell table:style-name="ce68" table:formula="of:=[.G140]*[$Datos.$M$16]" office:value-type="currency" office:currency="USD" office:value="831" calcext:value-type="currency">
            <text:p>$831.00</text:p>
          </table:table-cell>
          <table:table-cell table:style-name="ce68" table:formula="of:=IFERROR(+[$Datos.M17]*([.F140]/[.F140]);0)" office:value-type="currency" office:currency="USD" office:value="0" calcext:value-type="currency">
            <text:p>$0.00</text:p>
          </table:table-cell>
          <table:table-cell table:style-name="ce68" table:formula="of:=[.I140]+[.H140]" office:value-type="currency" office:currency="USD" office:value="831" calcext:value-type="currency">
            <text:p>$831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8" calcext:value-type="float">
            <text:p>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+[.I128]" office:value-type="float" office:value="831" calcext:value-type="float">
            <text:p>831</text:p>
          </table:table-cell>
          <table:table-cell table:style-name="ce68" table:formula="of:=[.G141]*[$Datos.$M$16]" office:value-type="currency" office:currency="USD" office:value="831" calcext:value-type="currency">
            <text:p>$831.00</text:p>
          </table:table-cell>
          <table:table-cell table:style-name="ce68" table:formula="of:=IFERROR(+[$Datos.M18]*([.F141]/[.F141]);0)" office:value-type="currency" office:currency="USD" office:value="0" calcext:value-type="currency">
            <text:p>$0.00</text:p>
          </table:table-cell>
          <table:table-cell table:style-name="ce68" table:formula="of:=[.I141]+[.H141]" office:value-type="currency" office:currency="USD" office:value="831" calcext:value-type="currency">
            <text:p>$831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9" calcext:value-type="float">
            <text:p>9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68" table:formula="of:=[.G142]*[$Datos.$M$16]" office:value-type="currency" office:currency="USD" office:value="0" calcext:value-type="currency">
            <text:p>$0.00</text:p>
          </table:table-cell>
          <table:table-cell table:style-name="ce68" table:formula="of:=IFERROR(+[$Datos.M19]*([.F142]/[.F142]);0)" office:value-type="currency" office:currency="USD" office:value="0" calcext:value-type="currency">
            <text:p>$0.00</text:p>
          </table:table-cell>
          <table:table-cell table:style-name="ce68" table:formula="of:=[.I142]+[.H142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10" calcext:value-type="float">
            <text:p>1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68" table:formula="of:=[.G143]*[$Datos.$M$16]" office:value-type="currency" office:currency="USD" office:value="0" calcext:value-type="currency">
            <text:p>$0.00</text:p>
          </table:table-cell>
          <table:table-cell table:style-name="ce68" table:formula="of:=IFERROR(+[$Datos.M20]*([.F143]/[.F143]);0)" office:value-type="currency" office:currency="USD" office:value="0" calcext:value-type="currency">
            <text:p>$0.00</text:p>
          </table:table-cell>
          <table:table-cell table:style-name="ce68" table:formula="of:=[.I143]+[.H143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37" office:value-type="string" calcext:value-type="string">
            <text:p>Total</text:p>
          </table:table-cell>
          <table:table-cell table:style-name="ce69" table:formula="of:=SUM([.H134:.H143])" office:value-type="currency" office:currency="USD" office:value="4047" calcext:value-type="currency">
            <text:p>$4,047.00</text:p>
          </table:table-cell>
          <table:table-cell table:style-name="ce69" table:formula="of:=SUM([.I134:.I143])" office:value-type="currency" office:currency="USD" office:value="5000" calcext:value-type="currency">
            <text:p>$5,000.00</text:p>
          </table:table-cell>
          <table:table-cell table:style-name="ce69" table:formula="of:=SUM([.J134:.J143])" office:value-type="currency" office:currency="USD" office:value="9047" calcext:value-type="currency">
            <text:p>$9,047.0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9" office:value-type="string" calcext:value-type="string">
            <text:p>Soport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Concepto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Necesidad Bruta</text:p>
          </table:table-cell>
          <table:table-cell table:style-name="ce38"/>
          <table:table-cell table:style-name="ce38" table:formula="of:=+[$LXL.C63]" office:value-type="float" office:value="170" calcext:value-type="float">
            <text:p>170</text:p>
          </table:table-cell>
          <table:table-cell table:style-name="ce38" table:formula="of:=+[$LXL.D63]" office:value-type="float" office:value="1000" calcext:value-type="float">
            <text:p>1000</text:p>
          </table:table-cell>
          <table:table-cell table:style-name="ce38" table:formula="of:=+[$LXL.E63]" office:value-type="float" office:value="915" calcext:value-type="float">
            <text:p>915</text:p>
          </table:table-cell>
          <table:table-cell table:style-name="ce38" table:formula="of:=+[$LXL.F63]" office:value-type="float" office:value="860" calcext:value-type="float">
            <text:p>860</text:p>
          </table:table-cell>
          <table:table-cell table:style-name="ce38" table:formula="of:=+[$LXL.G63]" office:value-type="float" office:value="660" calcext:value-type="float">
            <text:p>660</text:p>
          </table:table-cell>
          <table:table-cell table:style-name="ce38" table:formula="of:=+[$LXL.H63]" office:value-type="float" office:value="850" calcext:value-type="float">
            <text:p>850</text:p>
          </table:table-cell>
          <table:table-cell table:style-name="ce38" table:formula="of:=+[$LXL.I63]" office:value-type="float" office:value="40" calcext:value-type="float">
            <text:p>40</text:p>
          </table:table-cell>
          <table:table-cell table:style-name="ce38" table:formula="of:=+[$LXL.J63]" office:value-type="float" office:value="50" calcext:value-type="float">
            <text:p>50</text:p>
          </table:table-cell>
          <table:table-cell table:style-name="ce38"/>
          <table:table-cell table:number-columns-repeated="1013"/>
        </table:table-row>
        <table:table-row table:style-name="ro1">
          <table:table-cell table:style-name="ce36" office:value-type="string" calcext:value-type="string">
            <text:p>Pedido Pendiente</text:p>
          </table:table-cell>
          <table:table-cell table:style-name="ce38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Disponibilidad</text:p>
          </table:table-cell>
          <table:table-cell table:style-name="ce38" table:formula="of:=+[$LXL.B65]" office:value-type="float" office:value="20" calcext:value-type="float">
            <text:p>20</text:p>
          </table:table-cell>
          <table:table-cell table:style-name="ce38" table:formula="of:=[.B152]+[.C154]-[.C150]" office:value-type="float" office:value="1534" calcext:value-type="float">
            <text:p>1534</text:p>
          </table:table-cell>
          <table:table-cell table:style-name="ce38" table:formula="of:=[.C152]-[.D150]" office:value-type="float" office:value="534" calcext:value-type="float">
            <text:p>534</text:p>
          </table:table-cell>
          <table:table-cell table:style-name="ce38" table:formula="of:=[.D152]+[.D154]-[.E150]" office:value-type="float" office:value="1303" calcext:value-type="float">
            <text:p>1303</text:p>
          </table:table-cell>
          <table:table-cell table:style-name="ce38" table:formula="of:=[.E152]-[.F150]" office:value-type="float" office:value="443" calcext:value-type="float">
            <text:p>443</text:p>
          </table:table-cell>
          <table:table-cell table:style-name="ce38" table:formula="of:=[.F152]+[.F154]-[.G150]" office:value-type="float" office:value="1467" calcext:value-type="float">
            <text:p>1467</text:p>
          </table:table-cell>
          <table:table-cell table:style-name="ce38" table:formula="of:=[.G152]-[.H150]" office:value-type="float" office:value="617" calcext:value-type="float">
            <text:p>617</text:p>
          </table:table-cell>
          <table:table-cell table:style-name="ce38" table:formula="of:=[.H152]-[.I150]" office:value-type="float" office:value="577" calcext:value-type="float">
            <text:p>577</text:p>
          </table:table-cell>
          <table:table-cell table:style-name="ce38" table:formula="of:=[.I152]-[.J150]" office:value-type="float" office:value="527" calcext:value-type="float">
            <text:p>527</text:p>
          </table:table-cell>
          <table:table-cell table:style-name="ce38" table:formula="of:=[.J152]" office:value-type="float" office:value="527" calcext:value-type="float">
            <text:p>527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Necesidad Neta</text:p>
          </table:table-cell>
          <table:table-cell table:style-name="ce38"/>
          <table:table-cell table:style-name="ce38" table:formula="of:=[.C150]-([.B152]-[$Datos.K12])-0" office:value-type="float" office:value="160" calcext:value-type="float">
            <text:p>160</text:p>
          </table:table-cell>
          <table:table-cell table:style-name="ce38" table:formula="of:=[.D150]+([.C152]-[$Datos.K12])-0" office:value-type="float" office:value="2524" calcext:value-type="float">
            <text:p>2524</text:p>
          </table:table-cell>
          <table:table-cell table:style-name="ce65" table:formula="of:=[.E150]-([.D152]-[$Datos.K12])-0" office:value-type="float" office:value="391" calcext:value-type="float">
            <text:p>391</text:p>
          </table:table-cell>
          <table:table-cell table:style-name="ce38" table:formula="of:=[.F150]+([.E152]-[$Datos.K12])-0" office:value-type="float" office:value="2153" calcext:value-type="float">
            <text:p>2153</text:p>
          </table:table-cell>
          <table:table-cell table:style-name="ce38" table:formula="of:=[.G150]-([.F152]-[$Datos.K12])-0" office:value-type="float" office:value="227" calcext:value-type="float">
            <text:p>227</text:p>
          </table:table-cell>
          <table:table-cell table:style-name="ce38" table:formula="of:=[.H150]+([.G152]-[$Datos.K12])-0" office:value-type="float" office:value="2307" calcext:value-type="float">
            <text:p>2307</text:p>
          </table:table-cell>
          <table:table-cell table:style-name="ce38" table:formula="of:=[.I150]+([.H152]-[$Datos.K12])-0" office:value-type="float" office:value="647" calcext:value-type="float">
            <text:p>647</text:p>
          </table:table-cell>
          <table:table-cell table:style-name="ce38" table:formula="of:=[.J150]+([.I152]-[$Datos.K12])-0" office:value-type="float" office:value="617" calcext:value-type="float">
            <text:p>617</text:p>
          </table:table-cell>
          <table:table-cell table:style-name="ce38"/>
          <table:table-cell table:number-columns-repeated="1013"/>
        </table:table-row>
        <table:table-row table:style-name="ro1">
          <table:table-cell table:style-name="ce36" office:value-type="string" calcext:value-type="string">
            <text:p>Recepcion de Pedidos</text:p>
          </table:table-cell>
          <table:table-cell table:style-name="ce38"/>
          <table:table-cell table:style-name="ce38" table:formula="of:=+[.B160]" office:value-type="float" office:value="1684" calcext:value-type="float">
            <text:p>1684</text:p>
          </table:table-cell>
          <table:table-cell table:style-name="ce38" table:formula="of:=+[.B160]" office:value-type="float" office:value="1684" calcext:value-type="float">
            <text:p>1684</text:p>
          </table:table-cell>
          <table:table-cell table:style-name="ce38"/>
          <table:table-cell table:style-name="ce38" table:formula="of:=+[.B160]" office:value-type="float" office:value="1684" calcext:value-type="float">
            <text:p>1684</text:p>
          </table:table-cell>
          <table:table-cell table:style-name="ce38" table:number-columns-repeated="5"/>
          <table:table-cell table:number-columns-repeated="1013"/>
        </table:table-row>
        <table:table-row table:style-name="ro1">
          <table:table-cell table:style-name="ce36" office:value-type="string" calcext:value-type="string">
            <text:p>Pedido Planificado</text:p>
          </table:table-cell>
          <table:table-cell table:style-name="ce38" table:formula="of:=+[.C154]" office:value-type="float" office:value="1684" calcext:value-type="float">
            <text:p>1684</text:p>
          </table:table-cell>
          <table:table-cell table:style-name="ce38" table:formula="of:=+[.D154]" office:value-type="float" office:value="1684" calcext:value-type="float">
            <text:p>1684</text:p>
          </table:table-cell>
          <table:table-cell table:style-name="ce38"/>
          <table:table-cell table:style-name="ce38" table:formula="of:=[.F154]" office:value-type="float" office:value="1684" calcext:value-type="float">
            <text:p>1684</text:p>
          </table:table-cell>
          <table:table-cell table:style-name="ce38" table:number-columns-repeated="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P=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58" office:value-type="string" calcext:value-type="string">
            <text:p>PERIODO</text:p>
          </table:table-cell>
          <table:table-cell table:style-name="ce58" office:value-type="string" calcext:value-type="string">
            <text:p>NEC. NETAS</text:p>
          </table:table-cell>
          <table:table-cell table:style-name="ce58" office:value-type="string" calcext:value-type="string">
            <text:p>PEDIDOS PLANIFICADOS</text:p>
          </table:table-cell>
          <table:table-cell table:style-name="ce58" office:value-type="string" calcext:value-type="string">
            <text:p>INVENTARIO FINAL (DISPON)</text:p>
          </table:table-cell>
          <table:table-cell table:style-name="ce58" office:value-type="string" calcext:value-type="string">
            <text:p>COSTO DE MTTO</text:p>
          </table:table-cell>
          <table:table-cell table:style-name="ce58" office:value-type="string" calcext:value-type="string">
            <text:p>COSTO DE EMISION</text:p>
          </table:table-cell>
          <table:table-cell table:style-name="ce58" office:value-type="string" calcext:value-type="string">
            <text:p>COSTO TOTAL</text:p>
          </table:table-cell>
          <table:table-cell table:number-columns-repeated="1014"/>
        </table:table-row>
        <table:table-row table:style-name="ro1">
          <table:table-cell table:style-name="ce37" office:value-type="string" calcext:value-type="string">
            <text:p>Demanda</text:p>
          </table:table-cell>
          <table:table-cell table:style-name="ce38" table:formula="of:=+[.C150]+[.D150]+[.E150]+[.F150]+[.G150]+[.H150]+[.I150]+[.J150]-[.B152]+[$Datos.K12]" office:value-type="float" office:value="4535" calcext:value-type="float">
            <text:p>4535</text:p>
          </table:table-cell>
          <table:table-cell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B155]" office:value-type="float" office:value="1684" calcext:value-type="float">
            <text:p>1684</text:p>
          </table:table-cell>
          <table:table-cell table:style-name="ce52" table:formula="of:=+[.B152]" office:value-type="float" office:value="20" calcext:value-type="float">
            <text:p>20</text:p>
          </table:table-cell>
          <table:table-cell table:style-name="ce68" table:formula="of:=[.G158]*[$Datos.$M$16]" office:value-type="currency" office:currency="USD" office:value="20" calcext:value-type="currency">
            <text:p>$20.00</text:p>
          </table:table-cell>
          <table:table-cell table:style-name="ce68" table:formula="of:=IFERROR(+[$Datos.M15]*([.F158]/[.F158]);0)" office:value-type="currency" office:currency="USD" office:value="2500" calcext:value-type="currency">
            <text:p>$2,500.00</text:p>
          </table:table-cell>
          <table:table-cell table:style-name="ce69" table:formula="of:=SUM([.H158:.I158])" office:value-type="currency" office:currency="USD" office:value="2520" calcext:value-type="currency">
            <text:p>$2,520.00</text:p>
          </table:table-cell>
          <table:table-cell table:number-columns-repeated="1014"/>
        </table:table-row>
        <table:table-row table:style-name="ro1">
          <table:table-cell table:style-name="ce37" office:value-type="string" calcext:value-type="string">
            <text:p>Q</text:p>
          </table:table-cell>
          <table:table-cell table:style-name="ce38" table:formula="of:=SQRT((2*[.B158]*[$Datos.M15])/([.B157]*[$Datos.M16]))" office:value-type="float" office:value="1683.560216" calcext:value-type="float">
            <text:p>1683.560216</text:p>
          </table:table-cell>
          <table:table-cell/>
          <table:table-cell table:style-name="ce52" office:value-type="float" office:value="2" calcext:value-type="float">
            <text:p>2</text:p>
          </table:table-cell>
          <table:table-cell table:style-name="ce52" table:formula="of:=+[.C153]" office:value-type="float" office:value="160" calcext:value-type="float">
            <text:p>160</text:p>
          </table:table-cell>
          <table:table-cell table:style-name="ce52" table:formula="of:=+[.C155]" office:value-type="float" office:value="1684" calcext:value-type="float">
            <text:p>1684</text:p>
          </table:table-cell>
          <table:table-cell table:style-name="ce52" table:formula="of:=+[.C152]" office:value-type="float" office:value="1534" calcext:value-type="float">
            <text:p>1534</text:p>
          </table:table-cell>
          <table:table-cell table:style-name="ce68" table:formula="of:=[.G159]*[$Datos.$M$16]" office:value-type="currency" office:currency="USD" office:value="1534" calcext:value-type="currency">
            <text:p>$1,534.00</text:p>
          </table:table-cell>
          <table:table-cell table:style-name="ce68" table:formula="of:=IFERROR(+[$Datos.M15]*([.F159]/[.F159]);0)" office:value-type="currency" office:currency="USD" office:value="2500" calcext:value-type="currency">
            <text:p>$2,500.00</text:p>
          </table:table-cell>
          <table:table-cell table:style-name="ce69" table:formula="of:=SUM([.H159:.I159])" office:value-type="currency" office:currency="USD" office:value="4034" calcext:value-type="currency">
            <text:p>$4,034.00</text:p>
          </table:table-cell>
          <table:table-cell table:number-columns-repeated="1014"/>
        </table:table-row>
        <table:table-row table:style-name="ro1">
          <table:table-cell table:style-name="ce38"/>
          <table:table-cell table:style-name="ce38" table:formula="of:=ROUND([.B159];0)" office:value-type="float" office:value="1684" calcext:value-type="float">
            <text:p>1684</text:p>
          </table:table-cell>
          <table:table-cell/>
          <table:table-cell table:style-name="ce52" office:value-type="float" office:value="3" calcext:value-type="float">
            <text:p>3</text:p>
          </table:table-cell>
          <table:table-cell table:style-name="ce52" table:formula="of:=+[.D153]" office:value-type="float" office:value="2524" calcext:value-type="float">
            <text:p>2524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D152]" office:value-type="float" office:value="534" calcext:value-type="float">
            <text:p>534</text:p>
          </table:table-cell>
          <table:table-cell table:style-name="ce68" table:formula="of:=[.G160]*[$Datos.$M$16]" office:value-type="currency" office:currency="USD" office:value="534" calcext:value-type="currency">
            <text:p>$534.00</text:p>
          </table:table-cell>
          <table:table-cell table:style-name="ce68" table:formula="of:=IFERROR(+[$Datos.M16]*([.F160]/[.F160]);0)" office:value-type="currency" office:currency="USD" office:value="0" calcext:value-type="currency">
            <text:p>$0.00</text:p>
          </table:table-cell>
          <table:table-cell table:style-name="ce69" table:formula="of:=SUM([.H160:.I160])" office:value-type="currency" office:currency="USD" office:value="534" calcext:value-type="currency">
            <text:p>$534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4" calcext:value-type="float">
            <text:p>4</text:p>
          </table:table-cell>
          <table:table-cell table:style-name="ce66" table:formula="of:=+[.E153]" office:value-type="float" office:value="391" calcext:value-type="float">
            <text:p>391</text:p>
          </table:table-cell>
          <table:table-cell table:style-name="ce52" table:formula="of:=+[.E155]" office:value-type="float" office:value="1684" calcext:value-type="float">
            <text:p>1684</text:p>
          </table:table-cell>
          <table:table-cell table:style-name="ce52" table:formula="of:=+[.E152]" office:value-type="float" office:value="1303" calcext:value-type="float">
            <text:p>1303</text:p>
          </table:table-cell>
          <table:table-cell table:style-name="ce68" table:formula="of:=[.G161]*[$Datos.$M$16]" office:value-type="currency" office:currency="USD" office:value="1303" calcext:value-type="currency">
            <text:p>$1,303.00</text:p>
          </table:table-cell>
          <table:table-cell table:style-name="ce68" table:formula="of:=IFERROR(+[$Datos.M15]*([.F161]/[.F161]);0)" office:value-type="currency" office:currency="USD" office:value="2500" calcext:value-type="currency">
            <text:p>$2,500.00</text:p>
          </table:table-cell>
          <table:table-cell table:style-name="ce69" table:formula="of:=SUM([.H161:.I161])" office:value-type="currency" office:currency="USD" office:value="3803" calcext:value-type="currency">
            <text:p>$3,803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5" calcext:value-type="float">
            <text:p>5</text:p>
          </table:table-cell>
          <table:table-cell table:style-name="ce52" table:formula="of:=+[.F153]" office:value-type="float" office:value="2153" calcext:value-type="float">
            <text:p>2153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F152]" office:value-type="float" office:value="443" calcext:value-type="float">
            <text:p>443</text:p>
          </table:table-cell>
          <table:table-cell table:style-name="ce68" table:formula="of:=[.G162]*[$Datos.$M$16]" office:value-type="currency" office:currency="USD" office:value="443" calcext:value-type="currency">
            <text:p>$443.00</text:p>
          </table:table-cell>
          <table:table-cell table:style-name="ce68" table:formula="of:=IFERROR(+[$Datos.M16]*([.F162]/[.F162]);0)" office:value-type="currency" office:currency="USD" office:value="0" calcext:value-type="currency">
            <text:p>$0.00</text:p>
          </table:table-cell>
          <table:table-cell table:style-name="ce69" table:formula="of:=SUM([.H162:.I162])" office:value-type="currency" office:currency="USD" office:value="443" calcext:value-type="currency">
            <text:p>$443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6" calcext:value-type="float">
            <text:p>6</text:p>
          </table:table-cell>
          <table:table-cell table:style-name="ce52" table:formula="of:=+[.G153]" office:value-type="float" office:value="227" calcext:value-type="float">
            <text:p>227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G152]" office:value-type="float" office:value="1467" calcext:value-type="float">
            <text:p>1467</text:p>
          </table:table-cell>
          <table:table-cell table:style-name="ce68" table:formula="of:=[.G163]*[$Datos.$M$16]" office:value-type="currency" office:currency="USD" office:value="1467" calcext:value-type="currency">
            <text:p>$1,467.00</text:p>
          </table:table-cell>
          <table:table-cell table:style-name="ce68" table:formula="of:=IFERROR(+[$Datos.M17]*([.F163]/[.F163]);0)" office:value-type="currency" office:currency="USD" office:value="0" calcext:value-type="currency">
            <text:p>$0.00</text:p>
          </table:table-cell>
          <table:table-cell table:style-name="ce69" table:formula="of:=SUM([.H163:.I163])" office:value-type="currency" office:currency="USD" office:value="1467" calcext:value-type="currency">
            <text:p>$1,467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7" calcext:value-type="float">
            <text:p>7</text:p>
          </table:table-cell>
          <table:table-cell table:style-name="ce52" table:formula="of:=+[.H153]" office:value-type="float" office:value="2307" calcext:value-type="float">
            <text:p>2307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H152]" office:value-type="float" office:value="617" calcext:value-type="float">
            <text:p>617</text:p>
          </table:table-cell>
          <table:table-cell table:style-name="ce68" table:formula="of:=[.G164]*[$Datos.$M$16]" office:value-type="currency" office:currency="USD" office:value="617" calcext:value-type="currency">
            <text:p>$617.00</text:p>
          </table:table-cell>
          <table:table-cell table:style-name="ce68" table:formula="of:=IFERROR(+[$Datos.M18]*([.F164]/[.F164]);0)" office:value-type="currency" office:currency="USD" office:value="0" calcext:value-type="currency">
            <text:p>$0.00</text:p>
          </table:table-cell>
          <table:table-cell table:style-name="ce69" table:formula="of:=SUM([.H164:.I164])" office:value-type="currency" office:currency="USD" office:value="617" calcext:value-type="currency">
            <text:p>$617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8" calcext:value-type="float">
            <text:p>8</text:p>
          </table:table-cell>
          <table:table-cell table:style-name="ce52" table:formula="of:=+[.I153]" office:value-type="float" office:value="647" calcext:value-type="float">
            <text:p>647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I152]" office:value-type="float" office:value="577" calcext:value-type="float">
            <text:p>577</text:p>
          </table:table-cell>
          <table:table-cell table:style-name="ce68" table:formula="of:=[.G165]*[$Datos.$M$16]" office:value-type="currency" office:currency="USD" office:value="577" calcext:value-type="currency">
            <text:p>$577.00</text:p>
          </table:table-cell>
          <table:table-cell table:style-name="ce68" table:formula="of:=IFERROR(+[$Datos.M19]*([.F165]/[.F165]);0)" office:value-type="currency" office:currency="USD" office:value="0" calcext:value-type="currency">
            <text:p>$0.00</text:p>
          </table:table-cell>
          <table:table-cell table:style-name="ce69" table:formula="of:=SUM([.H165:.I165])" office:value-type="currency" office:currency="USD" office:value="577" calcext:value-type="currency">
            <text:p>$577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9" calcext:value-type="float">
            <text:p>9</text:p>
          </table:table-cell>
          <table:table-cell table:style-name="ce52" table:formula="of:=+[.J153]" office:value-type="float" office:value="617" calcext:value-type="float">
            <text:p>617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J152]" office:value-type="float" office:value="527" calcext:value-type="float">
            <text:p>527</text:p>
          </table:table-cell>
          <table:table-cell table:style-name="ce68" table:formula="of:=[.G166]*[$Datos.$M$16]" office:value-type="currency" office:currency="USD" office:value="527" calcext:value-type="currency">
            <text:p>$527.00</text:p>
          </table:table-cell>
          <table:table-cell table:style-name="ce68" table:formula="of:=IFERROR(+[$Datos.M20]*([.F166]/[.F166]);0)" office:value-type="currency" office:currency="USD" office:value="0" calcext:value-type="currency">
            <text:p>$0.00</text:p>
          </table:table-cell>
          <table:table-cell table:style-name="ce69" table:formula="of:=SUM([.H166:.I166])" office:value-type="currency" office:currency="USD" office:value="527" calcext:value-type="currency">
            <text:p>$527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10" calcext:value-type="float">
            <text:p>1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+[.K152]" office:value-type="float" office:value="527" calcext:value-type="float">
            <text:p>527</text:p>
          </table:table-cell>
          <table:table-cell table:style-name="ce68" table:formula="of:=[.G167]*[$Datos.$M$16]" office:value-type="currency" office:currency="USD" office:value="527" calcext:value-type="currency">
            <text:p>$527.00</text:p>
          </table:table-cell>
          <table:table-cell table:style-name="ce68" table:formula="of:=IFERROR(+[$Datos.M21]*([.F167]/[.F167]);0)" office:value-type="currency" office:currency="USD" office:value="0" calcext:value-type="currency">
            <text:p>$0.00</text:p>
          </table:table-cell>
          <table:table-cell table:style-name="ce69" table:formula="of:=SUM([.H167:.I167])" office:value-type="currency" office:currency="USD" office:value="527" calcext:value-type="currency">
            <text:p>$527.0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7" office:value-type="string" calcext:value-type="string">
            <text:p>Total</text:p>
          </table:table-cell>
          <table:table-cell table:style-name="ce69" table:formula="of:=SUM([.H157:.H167])" office:value-type="currency" office:currency="USD" office:value="7549" calcext:value-type="currency">
            <text:p>$7,549.00</text:p>
          </table:table-cell>
          <table:table-cell table:style-name="ce69" table:formula="of:=SUM([.I157:.I167])" office:value-type="currency" office:currency="USD" office:value="7500" calcext:value-type="currency">
            <text:p>$7,500.00</text:p>
          </table:table-cell>
          <table:table-cell table:style-name="ce69" table:formula="of:=SUM([.J157:.J167])" office:value-type="currency" office:currency="USD" office:value="15049" calcext:value-type="currency">
            <text:p>$15,049.0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9" office:value-type="string" calcext:value-type="string">
            <text:p>Colgador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Concepto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Necesidad Bruta</text:p>
          </table:table-cell>
          <table:table-cell table:style-name="ce38"/>
          <table:table-cell table:style-name="ce38" table:formula="of:=+[$LXL.C73]" office:value-type="float" office:value="340" calcext:value-type="float">
            <text:p>340</text:p>
          </table:table-cell>
          <table:table-cell table:style-name="ce38" table:formula="of:=+[$LXL.D73]" office:value-type="float" office:value="2000" calcext:value-type="float">
            <text:p>2000</text:p>
          </table:table-cell>
          <table:table-cell table:style-name="ce38" table:formula="of:=+[$LXL.E73]" office:value-type="float" office:value="1830" calcext:value-type="float">
            <text:p>1830</text:p>
          </table:table-cell>
          <table:table-cell table:style-name="ce38" table:formula="of:=+[$LXL.F73]" office:value-type="float" office:value="1720" calcext:value-type="float">
            <text:p>1720</text:p>
          </table:table-cell>
          <table:table-cell table:style-name="ce38" table:formula="of:=+[$LXL.G73]" office:value-type="float" office:value="1320" calcext:value-type="float">
            <text:p>1320</text:p>
          </table:table-cell>
          <table:table-cell table:style-name="ce38" table:formula="of:=+[$LXL.H73]" office:value-type="float" office:value="1700" calcext:value-type="float">
            <text:p>1700</text:p>
          </table:table-cell>
          <table:table-cell table:style-name="ce38" table:formula="of:=+[$LXL.I73]" office:value-type="float" office:value="80" calcext:value-type="float">
            <text:p>80</text:p>
          </table:table-cell>
          <table:table-cell table:style-name="ce38" table:formula="of:=+[$LXL.J73]" office:value-type="float" office:value="100" calcext:value-type="float">
            <text:p>100</text:p>
          </table:table-cell>
          <table:table-cell table:style-name="ce38"/>
          <table:table-cell table:number-columns-repeated="1013"/>
        </table:table-row>
        <table:table-row table:style-name="ro1">
          <table:table-cell table:style-name="ce36" office:value-type="string" calcext:value-type="string">
            <text:p>Pedido Pendiente</text:p>
          </table:table-cell>
          <table:table-cell table:style-name="ce38" table:number-columns-repeated="10"/>
          <table:table-cell table:number-columns-repeated="1013"/>
        </table:table-row>
        <table:table-row table:style-name="ro1">
          <table:table-cell table:style-name="ce36" office:value-type="string" calcext:value-type="string">
            <text:p>Disponibilidad</text:p>
          </table:table-cell>
          <table:table-cell table:style-name="ce38" table:formula="of:=+[$LXL.B75]" office:value-type="float" office:value="20" calcext:value-type="float">
            <text:p>20</text:p>
          </table:table-cell>
          <table:table-cell table:style-name="ce38" table:formula="of:=[.B175]+[.C177]-[.C173]" office:value-type="float" office:value="2062" calcext:value-type="float">
            <text:p>2062</text:p>
          </table:table-cell>
          <table:table-cell table:style-name="ce38" table:formula="of:=[.C175]-[.D173]" office:value-type="float" office:value="62" calcext:value-type="float">
            <text:p>62</text:p>
          </table:table-cell>
          <table:table-cell table:style-name="ce38" table:formula="of:=[.D175]+[.E177]-[.E173]" office:value-type="float" office:value="614" calcext:value-type="float">
            <text:p>614</text:p>
          </table:table-cell>
          <table:table-cell table:style-name="ce38" table:formula="of:=[.E175]+[.F177]-[.F173]" office:value-type="float" office:value="1276" calcext:value-type="float">
            <text:p>1276</text:p>
          </table:table-cell>
          <table:table-cell table:style-name="ce38" table:formula="of:=[.F175]+[.G177]-[.G173]" office:value-type="float" office:value="2338" calcext:value-type="float">
            <text:p>2338</text:p>
          </table:table-cell>
          <table:table-cell table:style-name="ce38" table:formula="of:=[.G175]-[.H173]" office:value-type="float" office:value="638" calcext:value-type="float">
            <text:p>638</text:p>
          </table:table-cell>
          <table:table-cell table:style-name="ce38" table:formula="of:=[.H175]-[.I173]" office:value-type="float" office:value="558" calcext:value-type="float">
            <text:p>558</text:p>
          </table:table-cell>
          <table:table-cell table:style-name="ce38" table:formula="of:=[.I175]-[.J173]" office:value-type="float" office:value="458" calcext:value-type="float">
            <text:p>458</text:p>
          </table:table-cell>
          <table:table-cell table:style-name="ce38" table:formula="of:=+[.J175]" office:value-type="float" office:value="458" calcext:value-type="float">
            <text:p>458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Necesidad Neta</text:p>
          </table:table-cell>
          <table:table-cell table:style-name="ce38"/>
          <table:table-cell table:style-name="ce38" table:formula="of:=[.C173]-([.B175]-[$Datos.K13])-0" office:value-type="float" office:value="330" calcext:value-type="float">
            <text:p>330</text:p>
          </table:table-cell>
          <table:table-cell table:style-name="ce36" office:value-type="float" office:value="0" calcext:value-type="float">
            <text:p>0</text:p>
          </table:table-cell>
          <table:table-cell table:style-name="ce38" table:formula="of:=[.E173]-([.D175]-[$Datos.K13])-0" office:value-type="float" office:value="1778" calcext:value-type="float">
            <text:p>1778</text:p>
          </table:table-cell>
          <table:table-cell table:style-name="ce38" table:formula="of:=[.F173]-([.E175]-[$Datos.K13])-0" office:value-type="float" office:value="1116" calcext:value-type="float">
            <text:p>1116</text:p>
          </table:table-cell>
          <table:table-cell table:style-name="ce38" table:formula="of:=[.G173]-([.F175]-[$Datos.K13])-0" office:value-type="float" office:value="54" calcext:value-type="float">
            <text:p>54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8"/>
          <table:table-cell table:number-columns-repeated="1013"/>
        </table:table-row>
        <table:table-row table:style-name="ro1">
          <table:table-cell table:style-name="ce36" office:value-type="string" calcext:value-type="string">
            <text:p>Recepcion de Pedidos</text:p>
          </table:table-cell>
          <table:table-cell table:style-name="ce38"/>
          <table:table-cell table:style-name="ce38" table:formula="of:=+[.B183]" office:value-type="float" office:value="2382" calcext:value-type="float">
            <text:p>2382</text:p>
          </table:table-cell>
          <table:table-cell table:style-name="ce38"/>
          <table:table-cell table:style-name="ce38" table:formula="of:=[.B183]" office:value-type="float" office:value="2382" calcext:value-type="float">
            <text:p>2382</text:p>
          </table:table-cell>
          <table:table-cell table:style-name="ce38" table:formula="of:=+[.B183]" office:value-type="float" office:value="2382" calcext:value-type="float">
            <text:p>2382</text:p>
          </table:table-cell>
          <table:table-cell table:style-name="ce38" table:formula="of:=[.B183]" office:value-type="float" office:value="2382" calcext:value-type="float">
            <text:p>2382</text:p>
          </table:table-cell>
          <table:table-cell table:style-name="ce38" table:number-columns-repeated="4"/>
          <table:table-cell table:number-columns-repeated="1013"/>
        </table:table-row>
        <table:table-row table:style-name="ro1">
          <table:table-cell table:style-name="ce36" office:value-type="string" calcext:value-type="string">
            <text:p>Pedido Planificado</text:p>
          </table:table-cell>
          <table:table-cell table:style-name="ce38" table:formula="of:=+[.C177]" office:value-type="float" office:value="2382" calcext:value-type="float">
            <text:p>2382</text:p>
          </table:table-cell>
          <table:table-cell table:style-name="ce38"/>
          <table:table-cell table:style-name="ce38" table:formula="of:=+[.E177]" office:value-type="float" office:value="2382" calcext:value-type="float">
            <text:p>2382</text:p>
          </table:table-cell>
          <table:table-cell table:style-name="ce38" table:formula="of:=+[.F177]" office:value-type="float" office:value="2382" calcext:value-type="float">
            <text:p>2382</text:p>
          </table:table-cell>
          <table:table-cell table:style-name="ce38" table:formula="of:=[.G177]" office:value-type="float" office:value="2382" calcext:value-type="float">
            <text:p>2382</text:p>
          </table:table-cell>
          <table:table-cell table:style-name="ce38"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P=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59" office:value-type="string" calcext:value-type="string">
            <text:p>PERIODO</text:p>
          </table:table-cell>
          <table:table-cell table:style-name="ce59" office:value-type="string" calcext:value-type="string">
            <text:p>NEC. NETAS</text:p>
          </table:table-cell>
          <table:table-cell table:style-name="ce59" office:value-type="string" calcext:value-type="string">
            <text:p>PEDIDOS PLANIFICADOS</text:p>
          </table:table-cell>
          <table:table-cell table:style-name="ce59" office:value-type="string" calcext:value-type="string">
            <text:p>INVENTARIO FINAL (DISPON)</text:p>
          </table:table-cell>
          <table:table-cell table:style-name="ce59" office:value-type="string" calcext:value-type="string">
            <text:p>COSTO DE MTTO</text:p>
          </table:table-cell>
          <table:table-cell table:style-name="ce59" office:value-type="string" calcext:value-type="string">
            <text:p>COSTO DE EMISION</text:p>
          </table:table-cell>
          <table:table-cell table:style-name="ce59" office:value-type="string" calcext:value-type="string">
            <text:p>COSTO TOTAL</text:p>
          </table:table-cell>
          <table:table-cell table:number-columns-repeated="1014"/>
        </table:table-row>
        <table:table-row table:style-name="ro1">
          <table:table-cell table:style-name="ce37" office:value-type="string" calcext:value-type="string">
            <text:p>Demanda</text:p>
          </table:table-cell>
          <table:table-cell table:style-name="ce38" table:formula="of:=[.C173]+[.D173]+[.E173]+[.F173]+[.G173]+[.H173]+[.I173]+[.J173]-[.B175]+[$Datos.K13]" office:value-type="float" office:value="9080" calcext:value-type="float">
            <text:p>9080</text:p>
          </table:table-cell>
          <table:table-cell/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B178]" office:value-type="float" office:value="2382" calcext:value-type="float">
            <text:p>2382</text:p>
          </table:table-cell>
          <table:table-cell table:style-name="ce52" table:formula="of:=[.B175]" office:value-type="float" office:value="20" calcext:value-type="float">
            <text:p>20</text:p>
          </table:table-cell>
          <table:table-cell table:style-name="ce68" table:formula="of:=[.G181]*[$Datos.$M$16]" office:value-type="currency" office:currency="USD" office:value="20" calcext:value-type="currency">
            <text:p>$20.00</text:p>
          </table:table-cell>
          <table:table-cell table:style-name="ce68" table:formula="of:=IFERROR(+[$Datos.M15]*([.F181]/[.F181]);0)" office:value-type="currency" office:currency="USD" office:value="2500" calcext:value-type="currency">
            <text:p>$2,500.00</text:p>
          </table:table-cell>
          <table:table-cell table:style-name="ce68" table:formula="of:=SUM([.H181:.I181])" office:value-type="currency" office:currency="USD" office:value="2520" calcext:value-type="currency">
            <text:p>$2,520.00</text:p>
          </table:table-cell>
          <table:table-cell table:number-columns-repeated="1014"/>
        </table:table-row>
        <table:table-row table:style-name="ro1">
          <table:table-cell table:style-name="ce37" office:value-type="string" calcext:value-type="string">
            <text:p>Q</text:p>
          </table:table-cell>
          <table:table-cell table:style-name="ce38" table:formula="of:=SQRT((2*[.B181]*[$Datos.M15])/([.B180]*[$Datos.M16]))" office:value-type="float" office:value="2382.22585" calcext:value-type="float">
            <text:p>2382.22585</text:p>
          </table:table-cell>
          <table:table-cell/>
          <table:table-cell table:style-name="ce52" office:value-type="float" office:value="2" calcext:value-type="float">
            <text:p>2</text:p>
          </table:table-cell>
          <table:table-cell table:style-name="ce52" table:formula="of:=+[.C176]" office:value-type="float" office:value="330" calcext:value-type="float">
            <text:p>33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C175]" office:value-type="float" office:value="2062" calcext:value-type="float">
            <text:p>2062</text:p>
          </table:table-cell>
          <table:table-cell table:style-name="ce68" table:formula="of:=[.G182]*[$Datos.$M$16]" office:value-type="currency" office:currency="USD" office:value="2062" calcext:value-type="currency">
            <text:p>$2,062.00</text:p>
          </table:table-cell>
          <table:table-cell table:style-name="ce68" table:formula="of:=IFERROR(+[$Datos.M16]*([.F182]/[.F182]);0)" office:value-type="currency" office:currency="USD" office:value="0" calcext:value-type="currency">
            <text:p>$0.00</text:p>
          </table:table-cell>
          <table:table-cell table:style-name="ce68" table:formula="of:=SUM([.H182:.I182])" office:value-type="currency" office:currency="USD" office:value="2062" calcext:value-type="currency">
            <text:p>$2,062.00</text:p>
          </table:table-cell>
          <table:table-cell table:number-columns-repeated="1014"/>
        </table:table-row>
        <table:table-row table:style-name="ro1">
          <table:table-cell table:style-name="ce38"/>
          <table:table-cell table:style-name="ce38" table:formula="of:=ROUND([.B182];0)" office:value-type="float" office:value="2382" calcext:value-type="float">
            <text:p>2382</text:p>
          </table:table-cell>
          <table:table-cell/>
          <table:table-cell table:style-name="ce52" office:value-type="float" office:value="3" calcext:value-type="float">
            <text:p>3</text:p>
          </table:table-cell>
          <table:table-cell table:style-name="ce52" table:formula="of:=+[.D176]" office:value-type="float" office:value="0" calcext:value-type="float">
            <text:p>0</text:p>
          </table:table-cell>
          <table:table-cell table:style-name="ce52" table:formula="of:=+[.D178]" office:value-type="float" office:value="2382" calcext:value-type="float">
            <text:p>2382</text:p>
          </table:table-cell>
          <table:table-cell table:style-name="ce52" table:formula="of:=+[.D175]" office:value-type="float" office:value="62" calcext:value-type="float">
            <text:p>62</text:p>
          </table:table-cell>
          <table:table-cell table:style-name="ce68" table:formula="of:=[.G183]*[$Datos.$M$16]" office:value-type="currency" office:currency="USD" office:value="62" calcext:value-type="currency">
            <text:p>$62.00</text:p>
          </table:table-cell>
          <table:table-cell table:style-name="ce68" table:formula="of:=IFERROR(+[$Datos.M15]*([.F183]/[.F183]);0)" office:value-type="currency" office:currency="USD" office:value="2500" calcext:value-type="currency">
            <text:p>$2,500.00</text:p>
          </table:table-cell>
          <table:table-cell table:style-name="ce68" table:formula="of:=SUM([.H183:.I183])" office:value-type="currency" office:currency="USD" office:value="2562" calcext:value-type="currency">
            <text:p>$2,562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4" calcext:value-type="float">
            <text:p>4</text:p>
          </table:table-cell>
          <table:table-cell table:style-name="ce52" table:formula="of:=+[.E176]" office:value-type="float" office:value="1778" calcext:value-type="float">
            <text:p>1778</text:p>
          </table:table-cell>
          <table:table-cell table:style-name="ce52" table:formula="of:=+[.E178]" office:value-type="float" office:value="2382" calcext:value-type="float">
            <text:p>2382</text:p>
          </table:table-cell>
          <table:table-cell table:style-name="ce52" table:formula="of:=+[.E175]" office:value-type="float" office:value="614" calcext:value-type="float">
            <text:p>614</text:p>
          </table:table-cell>
          <table:table-cell table:style-name="ce68" table:formula="of:=[.G184]*[$Datos.$M$16]" office:value-type="currency" office:currency="USD" office:value="614" calcext:value-type="currency">
            <text:p>$614.00</text:p>
          </table:table-cell>
          <table:table-cell table:style-name="ce68" table:formula="of:=IFERROR(+[$Datos.M15]*([.F184]/[.F184]);0)" office:value-type="currency" office:currency="USD" office:value="2500" calcext:value-type="currency">
            <text:p>$2,500.00</text:p>
          </table:table-cell>
          <table:table-cell table:style-name="ce68" table:formula="of:=SUM([.H184:.I184])" office:value-type="currency" office:currency="USD" office:value="3114" calcext:value-type="currency">
            <text:p>$3,114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5" calcext:value-type="float">
            <text:p>5</text:p>
          </table:table-cell>
          <table:table-cell table:style-name="ce52" table:formula="of:=+[.F176]" office:value-type="float" office:value="1116" calcext:value-type="float">
            <text:p>1116</text:p>
          </table:table-cell>
          <table:table-cell table:style-name="ce52" table:formula="of:=+[.F178]" office:value-type="float" office:value="2382" calcext:value-type="float">
            <text:p>2382</text:p>
          </table:table-cell>
          <table:table-cell table:style-name="ce52" table:formula="of:=+[.F175]" office:value-type="float" office:value="1276" calcext:value-type="float">
            <text:p>1276</text:p>
          </table:table-cell>
          <table:table-cell table:style-name="ce68" table:formula="of:=[.G185]*[$Datos.$M$16]" office:value-type="currency" office:currency="USD" office:value="1276" calcext:value-type="currency">
            <text:p>$1,276.00</text:p>
          </table:table-cell>
          <table:table-cell table:style-name="ce68" table:formula="of:=IFERROR(+[$Datos.M15]*([.F185]/[.F185]);0)" office:value-type="currency" office:currency="USD" office:value="2500" calcext:value-type="currency">
            <text:p>$2,500.00</text:p>
          </table:table-cell>
          <table:table-cell table:style-name="ce68" table:formula="of:=SUM([.H185:.I185])" office:value-type="currency" office:currency="USD" office:value="3776" calcext:value-type="currency">
            <text:p>$3,776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6" calcext:value-type="float">
            <text:p>6</text:p>
          </table:table-cell>
          <table:table-cell table:style-name="ce52" table:formula="of:=+[.G176]" office:value-type="float" office:value="54" calcext:value-type="float">
            <text:p>54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G175]" office:value-type="float" office:value="2338" calcext:value-type="float">
            <text:p>2338</text:p>
          </table:table-cell>
          <table:table-cell table:style-name="ce68" table:formula="of:=[.G186]*[$Datos.$M$16]" office:value-type="currency" office:currency="USD" office:value="2338" calcext:value-type="currency">
            <text:p>$2,338.00</text:p>
          </table:table-cell>
          <table:table-cell table:style-name="ce68" table:formula="of:=IFERROR(+[$Datos.M16]*([.F186]/[.F186]);0)" office:value-type="currency" office:currency="USD" office:value="0" calcext:value-type="currency">
            <text:p>$0.00</text:p>
          </table:table-cell>
          <table:table-cell table:style-name="ce68" table:formula="of:=SUM([.H186:.I186])" office:value-type="currency" office:currency="USD" office:value="2338" calcext:value-type="currency">
            <text:p>$2,338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7" calcext:value-type="float">
            <text:p>7</text:p>
          </table:table-cell>
          <table:table-cell table:style-name="ce52" table:formula="of:=+[.H176]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H175]" office:value-type="float" office:value="638" calcext:value-type="float">
            <text:p>638</text:p>
          </table:table-cell>
          <table:table-cell table:style-name="ce68" table:formula="of:=[.G187]*[$Datos.$M$16]" office:value-type="currency" office:currency="USD" office:value="638" calcext:value-type="currency">
            <text:p>$638.00</text:p>
          </table:table-cell>
          <table:table-cell table:style-name="ce68" table:formula="of:=IFERROR(+[$Datos.M17]*([.F187]/[.F187]);0)" office:value-type="currency" office:currency="USD" office:value="0" calcext:value-type="currency">
            <text:p>$0.00</text:p>
          </table:table-cell>
          <table:table-cell table:style-name="ce68" table:formula="of:=SUM([.H187:.I187])" office:value-type="currency" office:currency="USD" office:value="638" calcext:value-type="currency">
            <text:p>$638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8" calcext:value-type="float">
            <text:p>8</text:p>
          </table:table-cell>
          <table:table-cell table:style-name="ce52" table:formula="of:=+[.I176]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I175]" office:value-type="float" office:value="558" calcext:value-type="float">
            <text:p>558</text:p>
          </table:table-cell>
          <table:table-cell table:style-name="ce68" table:formula="of:=[.G188]*[$Datos.$M$16]" office:value-type="currency" office:currency="USD" office:value="558" calcext:value-type="currency">
            <text:p>$558.00</text:p>
          </table:table-cell>
          <table:table-cell table:style-name="ce68" table:formula="of:=IFERROR(+[$Datos.M18]*([.F188]/[.F188]);0)" office:value-type="currency" office:currency="USD" office:value="0" calcext:value-type="currency">
            <text:p>$0.00</text:p>
          </table:table-cell>
          <table:table-cell table:style-name="ce68" table:formula="of:=SUM([.H188:.I188])" office:value-type="currency" office:currency="USD" office:value="558" calcext:value-type="currency">
            <text:p>$558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9" calcext:value-type="float">
            <text:p>9</text:p>
          </table:table-cell>
          <table:table-cell table:style-name="ce52" table:formula="of:=+[.J176]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+[.J175]" office:value-type="float" office:value="458" calcext:value-type="float">
            <text:p>458</text:p>
          </table:table-cell>
          <table:table-cell table:style-name="ce68" table:formula="of:=[.G189]*[$Datos.$M$16]" office:value-type="currency" office:currency="USD" office:value="458" calcext:value-type="currency">
            <text:p>$458.00</text:p>
          </table:table-cell>
          <table:table-cell table:style-name="ce68" table:formula="of:=IFERROR(+[$Datos.M19]*([.F189]/[.F189]);0)" office:value-type="currency" office:currency="USD" office:value="0" calcext:value-type="currency">
            <text:p>$0.00</text:p>
          </table:table-cell>
          <table:table-cell table:style-name="ce68" table:formula="of:=SUM([.H189:.I189])" office:value-type="currency" office:currency="USD" office:value="458" calcext:value-type="currency">
            <text:p>$458.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2" office:value-type="float" office:value="10" calcext:value-type="float">
            <text:p>1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+[.K175]" office:value-type="float" office:value="458" calcext:value-type="float">
            <text:p>458</text:p>
          </table:table-cell>
          <table:table-cell table:style-name="ce68" table:formula="of:=[.G190]*[$Datos.$M$16]" office:value-type="currency" office:currency="USD" office:value="458" calcext:value-type="currency">
            <text:p>$458.00</text:p>
          </table:table-cell>
          <table:table-cell table:style-name="ce68" table:formula="of:=IFERROR(+[$Datos.M20]*([.F190]/[.F190]);0)" office:value-type="currency" office:currency="USD" office:value="0" calcext:value-type="currency">
            <text:p>$0.00</text:p>
          </table:table-cell>
          <table:table-cell table:style-name="ce68" table:formula="of:=SUM([.H190:.I190])" office:value-type="currency" office:currency="USD" office:value="458" calcext:value-type="currency">
            <text:p>$458.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37" office:value-type="string" calcext:value-type="string">
            <text:p>Total</text:p>
          </table:table-cell>
          <table:table-cell table:style-name="ce69" table:formula="of:=SUM([.H180:.H190])" office:value-type="currency" office:currency="USD" office:value="8484" calcext:value-type="currency">
            <text:p>$8,484.00</text:p>
          </table:table-cell>
          <table:table-cell table:style-name="ce69" table:formula="of:=SUM([.I180:.I190])" office:value-type="currency" office:currency="USD" office:value="10000" calcext:value-type="currency">
            <text:p>$10,000.00</text:p>
          </table:table-cell>
          <table:table-cell table:style-name="ce69" table:formula="of:=SUM([.J180:.J190])" office:value-type="currency" office:currency="USD" office:value="18484" calcext:value-type="currency">
            <text:p>$18,484.00</text:p>
          </table:table-cell>
          <table:table-cell table:number-columns-repeated="1014"/>
        </table:table-row>
        <table:table-row table:style-name="ro2" table:number-rows-repeated="10483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TC" table:style-name="ta5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7" table:number-columns-repeated="1018" table:default-cell-style-name="Default"/>
        <table:table-row table:style-name="ro1">
          <table:table-cell table:style-name="ce71" office:value-type="string" calcext:value-type="string" table:number-columns-spanned="2" table:number-rows-spanned="1">
            <text:p>MINIMO COSTO TOTAL (LTC)</text:p>
          </table:table-cell>
          <table:covered-table-cell/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/>
          <table:table-cell table:style-name="ce89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number-columns-repeated="1013"/>
        </table:table-row>
        <table:table-row table:style-name="ro1">
          <table:table-cell table:style-name="ce37" office:value-type="string" calcext:value-type="string">
            <text:p>ELEMEN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72" office:value-type="string" calcext:value-type="string">
            <text:p>Pedidos Planificados Colgador</text:p>
          </table:table-cell>
          <table:table-cell table:style-name="ce90" table:formula="of:=+[$LXL.B91]" office:value-type="float" office:value="330" calcext:value-type="float">
            <text:p>330</text:p>
          </table:table-cell>
          <table:table-cell table:style-name="ce90" table:formula="of:=+[$LXL.C91]" office:value-type="float" office:value="2000" calcext:value-type="float">
            <text:p>2000</text:p>
          </table:table-cell>
          <table:table-cell table:style-name="ce90" table:formula="of:=+[$LXL.D91]" office:value-type="float" office:value="1830" calcext:value-type="float">
            <text:p>1830</text:p>
          </table:table-cell>
          <table:table-cell table:style-name="ce90" table:formula="of:=+[$LXL.E91]" office:value-type="float" office:value="1720" calcext:value-type="float">
            <text:p>1720</text:p>
          </table:table-cell>
          <table:table-cell table:style-name="ce90" table:formula="of:=+[$LXL.F91]" office:value-type="float" office:value="1320" calcext:value-type="float">
            <text:p>1320</text:p>
          </table:table-cell>
          <table:table-cell table:style-name="ce90" table:formula="of:=+[$LXL.G91]" office:value-type="float" office:value="1700" calcext:value-type="float">
            <text:p>1700</text:p>
          </table:table-cell>
          <table:table-cell table:style-name="ce90" table:formula="of:=+[$LXL.H91]" office:value-type="float" office:value="80" calcext:value-type="float">
            <text:p>80</text:p>
          </table:table-cell>
          <table:table-cell table:style-name="ce90" table:formula="of:=+[$LXL.I91]" office:value-type="float" office:value="100" calcext:value-type="float">
            <text:p>100</text:p>
          </table:table-cell>
          <table:table-cell table:style-name="ce90" table:formula="of:=+[$LXL.J91]" office:value-type="float" office:value="0" calcext:value-type="float">
            <text:p>0</text:p>
          </table:table-cell>
          <table:table-cell table:style-name="ce90" table:formula="of:=+[$LXL.K91]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52" office:value-type="string" calcext:value-type="string">
            <text:p>Periodos</text:p>
          </table:table-cell>
          <table:table-cell table:style-name="ce91" office:value-type="string" calcext:value-type="string">
            <text:p>Pedidos Planificados</text:p>
          </table:table-cell>
          <table:table-cell table:style-name="ce91" office:value-type="string" calcext:value-type="string">
            <text:p>Costo de Mantenimiento</text:p>
          </table:table-cell>
          <table:table-cell table:style-name="ce91" office:value-type="string" calcext:value-type="string">
            <text:p>Costo de Emision</text:p>
          </table:table-cell>
          <table:table-cell table:number-columns-repeated="1020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92" table:formula="of:=+[.B5]" office:value-type="float" office:value="330" calcext:value-type="float">
            <text:p>330</text:p>
          </table:table-cell>
          <table:table-cell table:style-name="ce92" office:value-type="float" office:value="0" calcext:value-type="float">
            <text:p>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°1 - 2</text:p>
          </table:table-cell>
          <table:table-cell table:style-name="ce93" table:formula="of:=+[.B5]+[.C5]" office:value-type="float" office:value="2330" calcext:value-type="float">
            <text:p>2330</text:p>
          </table:table-cell>
          <table:table-cell table:style-name="ce93" table:formula="of:=+[.C5]*1" office:value-type="float" office:value="2000" calcext:value-type="float">
            <text:p>2000</text:p>
          </table:table-cell>
          <table:table-cell table:style-name="ce107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1 - 2 - 3</text:p>
          </table:table-cell>
          <table:table-cell table:style-name="ce92" table:formula="of:=+[.B5]+[.C5]+[.D5]" office:value-type="float" office:value="4160" calcext:value-type="float">
            <text:p>4160</text:p>
          </table:table-cell>
          <table:table-cell table:style-name="ce92" table:formula="of:=+[.C5]*1+[.D5]*2" office:value-type="float" office:value="5660" calcext:value-type="float">
            <text:p>566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3</text:p>
          </table:table-cell>
          <table:table-cell table:style-name="ce92" table:formula="of:=+[.D5]" office:value-type="float" office:value="1830" calcext:value-type="float">
            <text:p>1830</text:p>
          </table:table-cell>
          <table:table-cell table:style-name="ce92" office:value-type="float" office:value="0" calcext:value-type="float">
            <text:p>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°3 - 4</text:p>
          </table:table-cell>
          <table:table-cell table:style-name="ce93" table:formula="of:=+[.D5]+[.E5]" office:value-type="float" office:value="3550" calcext:value-type="float">
            <text:p>3550</text:p>
          </table:table-cell>
          <table:table-cell table:style-name="ce93" table:formula="of:=+[.E5]*1" office:value-type="float" office:value="1720" calcext:value-type="float">
            <text:p>1720</text:p>
          </table:table-cell>
          <table:table-cell table:style-name="ce107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3 - 4 - 5</text:p>
          </table:table-cell>
          <table:table-cell table:style-name="ce92" table:formula="of:=+[.D5]+[.E5]+[.F5]" office:value-type="float" office:value="4870" calcext:value-type="float">
            <text:p>4870</text:p>
          </table:table-cell>
          <table:table-cell table:style-name="ce92" table:formula="of:=+[.E5]*1+[.F5]*2" office:value-type="float" office:value="4360" calcext:value-type="float">
            <text:p>436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5</text:p>
          </table:table-cell>
          <table:table-cell table:style-name="ce92" table:formula="of:=+[.F5]" office:value-type="float" office:value="1320" calcext:value-type="float">
            <text:p>1320</text:p>
          </table:table-cell>
          <table:table-cell table:style-name="ce92" office:value-type="float" office:value="0" calcext:value-type="float">
            <text:p>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5 - 6</text:p>
          </table:table-cell>
          <table:table-cell table:style-name="ce92" table:formula="of:=+[.F5]+[.G5]" office:value-type="float" office:value="3020" calcext:value-type="float">
            <text:p>3020</text:p>
          </table:table-cell>
          <table:table-cell table:style-name="ce92" table:formula="of:=+[.G5]*1" office:value-type="float" office:value="1700" calcext:value-type="float">
            <text:p>170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5 - 6 -7</text:p>
          </table:table-cell>
          <table:table-cell table:style-name="ce92" table:formula="of:=+[.F5]+[.G5]+[.H5]" office:value-type="float" office:value="3100" calcext:value-type="float">
            <text:p>3100</text:p>
          </table:table-cell>
          <table:table-cell table:style-name="ce92" table:formula="of:=+[.G5]*1+[.H5]*2" office:value-type="float" office:value="1860" calcext:value-type="float">
            <text:p>186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°5 - 6 -7 - 8</text:p>
          </table:table-cell>
          <table:table-cell table:style-name="ce93" table:formula="of:=+[.F5]+[.G5]+[.H5]+[.I5]" office:value-type="float" office:value="3200" calcext:value-type="float">
            <text:p>3200</text:p>
          </table:table-cell>
          <table:table-cell table:style-name="ce93" table:formula="of:=+[.G5]*1+[.H5]*2+[.I5]*3" office:value-type="float" office:value="2160" calcext:value-type="float">
            <text:p>2160</text:p>
          </table:table-cell>
          <table:table-cell table:style-name="ce107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/>
          <table:table-cell table:style-name="ce89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number-columns-repeated="1013"/>
        </table:table-row>
        <table:table-row table:style-name="ro1">
          <table:table-cell table:style-name="ce37" office:value-type="string" calcext:value-type="string">
            <text:p>Concep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Necesidades Brutas</text:p>
          </table:table-cell>
          <table:table-cell table:style-name="ce94"/>
          <table:table-cell table:style-name="ce90" table:formula="of:=+[$LXL.C73]" office:value-type="float" office:value="340" calcext:value-type="float">
            <text:p>340</text:p>
          </table:table-cell>
          <table:table-cell table:style-name="ce90" table:formula="of:=+[$LXL.D73]" office:value-type="float" office:value="2000" calcext:value-type="float">
            <text:p>2000</text:p>
          </table:table-cell>
          <table:table-cell table:style-name="ce90" table:formula="of:=+[$LXL.E73]" office:value-type="float" office:value="1830" calcext:value-type="float">
            <text:p>1830</text:p>
          </table:table-cell>
          <table:table-cell table:style-name="ce90" table:formula="of:=+[$LXL.F73]" office:value-type="float" office:value="1720" calcext:value-type="float">
            <text:p>1720</text:p>
          </table:table-cell>
          <table:table-cell table:style-name="ce90" table:formula="of:=+[$LXL.G73]" office:value-type="float" office:value="1320" calcext:value-type="float">
            <text:p>1320</text:p>
          </table:table-cell>
          <table:table-cell table:style-name="ce90" table:formula="of:=+[$LXL.H73]" office:value-type="float" office:value="1700" calcext:value-type="float">
            <text:p>1700</text:p>
          </table:table-cell>
          <table:table-cell table:style-name="ce90" table:formula="of:=+[$LXL.I73]" office:value-type="float" office:value="80" calcext:value-type="float">
            <text:p>80</text:p>
          </table:table-cell>
          <table:table-cell table:style-name="ce90" table:formula="of:=+[$LXL.J73]" office:value-type="float" office:value="100" calcext:value-type="float">
            <text:p>100</text:p>
          </table:table-cell>
          <table:table-cell table:style-name="ce90" table:formula="of:=+[$LXL.K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Pedidos Pendientes</text:p>
          </table:table-cell>
          <table:table-cell table:style-name="ce94" table:number-columns-repeated="10"/>
          <table:table-cell table:number-columns-repeated="1013"/>
        </table:table-row>
        <table:table-row table:style-name="ro1">
          <table:table-cell table:style-name="ce75" office:value-type="string" calcext:value-type="string">
            <text:p>Disponibilidades</text:p>
          </table:table-cell>
          <table:table-cell table:style-name="ce90" table:formula="of:=+[$LXL.B75]" office:value-type="float" office:value="20" calcext:value-type="float">
            <text:p>20</text:p>
          </table:table-cell>
          <table:table-cell table:style-name="ce90" table:formula="of:=+[.D35]+[.C35]+[$LXL.C74]-[$LXL.C73]" office:value-type="float" office:value="2010" calcext:value-type="float">
            <text:p>2010</text:p>
          </table:table-cell>
          <table:table-cell table:style-name="ce90" table:formula="of:=+[.D36]+[.C36]+[$LXL.D74]-[$LXL.D73]" office:value-type="float" office:value="10" calcext:value-type="float">
            <text:p>10</text:p>
          </table:table-cell>
          <table:table-cell table:style-name="ce90" table:formula="of:=+[.D37]+[.C37]+[$LXL.E74]-[$LXL.E73]" office:value-type="float" office:value="1730" calcext:value-type="float">
            <text:p>1730</text:p>
          </table:table-cell>
          <table:table-cell table:style-name="ce90" table:formula="of:=+[.D38]+[.C38]+[$LXL.F74]-[$LXL.F73]" office:value-type="float" office:value="10" calcext:value-type="float">
            <text:p>10</text:p>
          </table:table-cell>
          <table:table-cell table:style-name="ce90" table:formula="of:=+[.D39]+[.C39]+[$LXL.G74]-[$LXL.G73]" office:value-type="float" office:value="1890" calcext:value-type="float">
            <text:p>1890</text:p>
          </table:table-cell>
          <table:table-cell table:style-name="ce90" table:formula="of:=+[.D40]+[.C40]+[$LXL.H74]-[$LXL.H73]" office:value-type="float" office:value="190" calcext:value-type="float">
            <text:p>190</text:p>
          </table:table-cell>
          <table:table-cell table:style-name="ce90" table:formula="of:=+[.D41]+[.C41]+[$LXL.I74]-[$LXL.I73]" office:value-type="float" office:value="110" calcext:value-type="float">
            <text:p>110</text:p>
          </table:table-cell>
          <table:table-cell table:style-name="ce90" table:formula="of:=+[.D42]+[.C42]+[$LXL.J74]-[$LXL.J73]" office:value-type="float" office:value="10" calcext:value-type="float">
            <text:p>10</text:p>
          </table:table-cell>
          <table:table-cell table:style-name="ce90" table:formula="of:=+[.D43]+[.C43]+[$LXL.K74]-[$LXL.K73]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Necesidades netas</text:p>
          </table:table-cell>
          <table:table-cell table:style-name="ce94"/>
          <table:table-cell table:style-name="ce90" table:formula="of:=+[.B5]" office:value-type="float" office:value="330" calcext:value-type="float">
            <text:p>330</text:p>
          </table:table-cell>
          <table:table-cell table:style-name="ce90"/>
          <table:table-cell table:style-name="ce90" table:formula="of:=+[.D5]" office:value-type="float" office:value="1830" calcext:value-type="float">
            <text:p>1830</text:p>
          </table:table-cell>
          <table:table-cell table:style-name="ce90"/>
          <table:table-cell table:style-name="ce90" table:formula="of:=+[.F5]" office:value-type="float" office:value="1320" calcext:value-type="float">
            <text:p>1320</text:p>
          </table:table-cell>
          <table:table-cell table:style-name="ce90" table:number-columns-repeated="3"/>
          <table:table-cell table:style-name="ce94"/>
          <table:table-cell table:number-columns-repeated="1013"/>
        </table:table-row>
        <table:table-row table:style-name="ro1">
          <table:table-cell table:style-name="ce76" office:value-type="string" calcext:value-type="string">
            <text:p>Recepcion Pedidos</text:p>
          </table:table-cell>
          <table:table-cell table:style-name="ce94"/>
          <table:table-cell table:style-name="ce90" table:formula="of:=+[.B11]" office:value-type="float" office:value="2330" calcext:value-type="float">
            <text:p>2330</text:p>
          </table:table-cell>
          <table:table-cell table:style-name="ce90"/>
          <table:table-cell table:style-name="ce90" table:formula="of:=+[.B14]" office:value-type="float" office:value="3550" calcext:value-type="float">
            <text:p>3550</text:p>
          </table:table-cell>
          <table:table-cell table:style-name="ce90"/>
          <table:table-cell table:style-name="ce90" table:formula="of:=+[.B19]" office:value-type="float" office:value="3200" calcext:value-type="float">
            <text:p>3200</text:p>
          </table:table-cell>
          <table:table-cell table:style-name="ce90" table:number-columns-repeated="3"/>
          <table:table-cell table:style-name="ce94"/>
          <table:table-cell table:number-columns-repeated="1013"/>
        </table:table-row>
        <table:table-row table:style-name="ro1">
          <table:table-cell table:style-name="ce36" office:value-type="string" calcext:value-type="string">
            <text:p>Pedidos Planificados</text:p>
          </table:table-cell>
          <table:table-cell table:style-name="ce90" table:formula="of:=+[.B11]" office:value-type="float" office:value="2330" calcext:value-type="float">
            <text:p>2330</text:p>
          </table:table-cell>
          <table:table-cell table:style-name="ce90"/>
          <table:table-cell table:style-name="ce90" table:formula="of:=+[.B14]" office:value-type="float" office:value="3550" calcext:value-type="float">
            <text:p>3550</text:p>
          </table:table-cell>
          <table:table-cell table:style-name="ce90"/>
          <table:table-cell table:style-name="ce90" table:formula="of:=+[.B19]" office:value-type="float" office:value="3200" calcext:value-type="float">
            <text:p>3200</text:p>
          </table:table-cell>
          <table:table-cell table:style-name="ce90" table:number-columns-repeated="3"/>
          <table:table-cell table:style-name="ce94" table:number-columns-repeated="2"/>
          <table:table-cell table:number-columns-repeated="1013"/>
        </table:table-row>
        <table:table-row table:style-name="ro1" table:number-rows-repeated="4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52" office:value-type="string" calcext:value-type="string">
            <text:p>PERIODO</text:p>
          </table:table-cell>
          <table:table-cell table:style-name="ce91" office:value-type="string" calcext:value-type="string">
            <text:p>NEC. NETAS</text:p>
          </table:table-cell>
          <table:table-cell table:style-name="ce91" office:value-type="string" calcext:value-type="string">
            <text:p>PEDIDOS PLANIFIADOS</text:p>
          </table:table-cell>
          <table:table-cell table:style-name="ce91" office:value-type="string" calcext:value-type="string">
            <text:p>INVENTARIO FINAL (DISPON)</text:p>
          </table:table-cell>
          <table:table-cell table:style-name="ce91" office:value-type="string" calcext:value-type="string">
            <text:p>COSTO DE MTTO</text:p>
          </table:table-cell>
          <table:table-cell table:style-name="ce91" office:value-type="string" calcext:value-type="string">
            <text:p>COSTO DE EMISION</text:p>
          </table:table-cell>
          <table:table-cell table:style-name="ce91" office:value-type="string" calcext:value-type="string">
            <text:p>COSTO TOTAL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92"/>
          <table:table-cell table:style-name="ce92" table:formula="of:=+[.B11]" office:value-type="float" office:value="2330" calcext:value-type="float">
            <text:p>2330</text:p>
          </table:table-cell>
          <table:table-cell table:style-name="ce92" office:value-type="float" office:value="20" calcext:value-type="float">
            <text:p>20</text:p>
          </table:table-cell>
          <table:table-cell table:style-name="ce123" table:formula="of:=+[.D35]*[$Datos.$M$16]" office:value-type="currency" office:currency="USD" office:value="20" calcext:value-type="currency">
            <text:p>$20.00</text:p>
          </table:table-cell>
          <table:table-cell table:style-name="ce123" table:formula="of:=IFERROR(+([.C35]/[.C35])*[$Datos.$M$15];0)" office:value-type="currency" office:currency="USD" office:value="2500" calcext:value-type="currency">
            <text:p>$2,500.00</text:p>
          </table:table-cell>
          <table:table-cell table:style-name="ce123" table:formula="of:=+[.E35]+[.F35]" office:value-type="currency" office:currency="USD" office:value="2520" calcext:value-type="currency">
            <text:p>$2,52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92" table:formula="of:=+[.B5]" office:value-type="float" office:value="330" calcext:value-type="float">
            <text:p>330</text:p>
          </table:table-cell>
          <table:table-cell table:style-name="ce92"/>
          <table:table-cell table:style-name="ce92" table:formula="of:=+[.C26]" office:value-type="float" office:value="2010" calcext:value-type="float">
            <text:p>2010</text:p>
          </table:table-cell>
          <table:table-cell table:style-name="ce123" table:formula="of:=+[.D36]*[$Datos.$M$16]" office:value-type="currency" office:currency="USD" office:value="2010" calcext:value-type="currency">
            <text:p>$2,010.00</text:p>
          </table:table-cell>
          <table:table-cell table:style-name="ce123" table:formula="of:=IFERROR(+([.C36]/[.C36])*[$Datos.$M$15];0)" office:value-type="currency" office:currency="USD" office:value="0" calcext:value-type="currency">
            <text:p>$0.00</text:p>
          </table:table-cell>
          <table:table-cell table:style-name="ce123" table:formula="of:=+[.E36]+[.F36]" office:value-type="currency" office:currency="USD" office:value="2010" calcext:value-type="currency">
            <text:p>$2,0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92"/>
          <table:table-cell table:style-name="ce92" table:formula="of:=+[.B14]" office:value-type="float" office:value="3550" calcext:value-type="float">
            <text:p>3550</text:p>
          </table:table-cell>
          <table:table-cell table:style-name="ce92" table:formula="of:=+[.D26]" office:value-type="float" office:value="10" calcext:value-type="float">
            <text:p>10</text:p>
          </table:table-cell>
          <table:table-cell table:style-name="ce123" table:formula="of:=+[.D37]*[$Datos.$M$16]" office:value-type="currency" office:currency="USD" office:value="10" calcext:value-type="currency">
            <text:p>$10.00</text:p>
          </table:table-cell>
          <table:table-cell table:style-name="ce123" table:formula="of:=IFERROR(+([.C37]/[.C37])*[$Datos.$M$15];0)" office:value-type="currency" office:currency="USD" office:value="2500" calcext:value-type="currency">
            <text:p>$2,500.00</text:p>
          </table:table-cell>
          <table:table-cell table:style-name="ce123" table:formula="of:=+[.E37]+[.F37]" office:value-type="currency" office:currency="USD" office:value="2510" calcext:value-type="currency">
            <text:p>$2,5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92" table:formula="of:=+[.D5]" office:value-type="float" office:value="1830" calcext:value-type="float">
            <text:p>1830</text:p>
          </table:table-cell>
          <table:table-cell table:style-name="ce92"/>
          <table:table-cell table:style-name="ce92" table:formula="of:=+[.E26]" office:value-type="float" office:value="1730" calcext:value-type="float">
            <text:p>1730</text:p>
          </table:table-cell>
          <table:table-cell table:style-name="ce123" table:formula="of:=+[.D38]*[$Datos.$M$16]" office:value-type="currency" office:currency="USD" office:value="1730" calcext:value-type="currency">
            <text:p>$1,730.00</text:p>
          </table:table-cell>
          <table:table-cell table:style-name="ce123" table:formula="of:=IFERROR(+([.C38]/[.C38])*[$Datos.$M$15];0)" office:value-type="currency" office:currency="USD" office:value="0" calcext:value-type="currency">
            <text:p>$0.00</text:p>
          </table:table-cell>
          <table:table-cell table:style-name="ce123" table:formula="of:=+[.E38]+[.F38]" office:value-type="currency" office:currency="USD" office:value="1730" calcext:value-type="currency">
            <text:p>$1,73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92"/>
          <table:table-cell table:style-name="ce92" table:formula="of:=+[.B19]" office:value-type="float" office:value="3200" calcext:value-type="float">
            <text:p>3200</text:p>
          </table:table-cell>
          <table:table-cell table:style-name="ce92" table:formula="of:=+[.F26]" office:value-type="float" office:value="10" calcext:value-type="float">
            <text:p>10</text:p>
          </table:table-cell>
          <table:table-cell table:style-name="ce123" table:formula="of:=+[.D39]*[$Datos.$M$16]" office:value-type="currency" office:currency="USD" office:value="10" calcext:value-type="currency">
            <text:p>$10.00</text:p>
          </table:table-cell>
          <table:table-cell table:style-name="ce123" table:formula="of:=IFERROR(+([.C39]/[.C39])*[$Datos.$M$15];0)" office:value-type="currency" office:currency="USD" office:value="2500" calcext:value-type="currency">
            <text:p>$2,500.00</text:p>
          </table:table-cell>
          <table:table-cell table:style-name="ce123" table:formula="of:=+[.E39]+[.F39]" office:value-type="currency" office:currency="USD" office:value="2510" calcext:value-type="currency">
            <text:p>$2,5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92" table:formula="of:=+[.F5]" office:value-type="float" office:value="1320" calcext:value-type="float">
            <text:p>1320</text:p>
          </table:table-cell>
          <table:table-cell table:style-name="ce92"/>
          <table:table-cell table:style-name="ce92" table:formula="of:=+[.G26]" office:value-type="float" office:value="1890" calcext:value-type="float">
            <text:p>1890</text:p>
          </table:table-cell>
          <table:table-cell table:style-name="ce123" table:formula="of:=+[.D40]*[$Datos.$M$16]" office:value-type="currency" office:currency="USD" office:value="1890" calcext:value-type="currency">
            <text:p>$1,890.00</text:p>
          </table:table-cell>
          <table:table-cell table:style-name="ce123" table:formula="of:=IFERROR(+([.C40]/[.C40])*[$Datos.$M$15];0)" office:value-type="currency" office:currency="USD" office:value="0" calcext:value-type="currency">
            <text:p>$0.00</text:p>
          </table:table-cell>
          <table:table-cell table:style-name="ce123" table:formula="of:=+[.E40]+[.F40]" office:value-type="currency" office:currency="USD" office:value="1890" calcext:value-type="currency">
            <text:p>$1,89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92" table:number-columns-repeated="2"/>
          <table:table-cell table:style-name="ce92" table:formula="of:=+[.H26]" office:value-type="float" office:value="190" calcext:value-type="float">
            <text:p>190</text:p>
          </table:table-cell>
          <table:table-cell table:style-name="ce123" table:formula="of:=+[.D41]*[$Datos.$M$16]" office:value-type="currency" office:currency="USD" office:value="190" calcext:value-type="currency">
            <text:p>$190.00</text:p>
          </table:table-cell>
          <table:table-cell table:style-name="ce123" table:formula="of:=IFERROR(+([.C41]/[.C41])*[$Datos.$M$15];0)" office:value-type="currency" office:currency="USD" office:value="0" calcext:value-type="currency">
            <text:p>$0.00</text:p>
          </table:table-cell>
          <table:table-cell table:style-name="ce123" table:formula="of:=+[.E41]+[.F41]" office:value-type="currency" office:currency="USD" office:value="190" calcext:value-type="currency">
            <text:p>$19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92" table:number-columns-repeated="2"/>
          <table:table-cell table:style-name="ce92" table:formula="of:=+[.I26]" office:value-type="float" office:value="110" calcext:value-type="float">
            <text:p>110</text:p>
          </table:table-cell>
          <table:table-cell table:style-name="ce123" table:formula="of:=+[.D42]*[$Datos.$M$16]" office:value-type="currency" office:currency="USD" office:value="110" calcext:value-type="currency">
            <text:p>$110.00</text:p>
          </table:table-cell>
          <table:table-cell table:style-name="ce123" table:formula="of:=IFERROR(+([.C42]/[.C42])*[$Datos.$M$15];0)" office:value-type="currency" office:currency="USD" office:value="0" calcext:value-type="currency">
            <text:p>$0.00</text:p>
          </table:table-cell>
          <table:table-cell table:style-name="ce123" table:formula="of:=+[.E42]+[.F42]" office:value-type="currency" office:currency="USD" office:value="110" calcext:value-type="currency">
            <text:p>$1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92" table:number-columns-repeated="2"/>
          <table:table-cell table:style-name="ce92" table:formula="of:=+[.J26]" office:value-type="float" office:value="10" calcext:value-type="float">
            <text:p>10</text:p>
          </table:table-cell>
          <table:table-cell table:style-name="ce123" table:formula="of:=+[.D43]*[$Datos.$M$16]" office:value-type="currency" office:currency="USD" office:value="10" calcext:value-type="currency">
            <text:p>$10.00</text:p>
          </table:table-cell>
          <table:table-cell table:style-name="ce123" table:formula="of:=IFERROR(+([.C43]/[.C43])*[$Datos.$M$15];0)" office:value-type="currency" office:currency="USD" office:value="0" calcext:value-type="currency">
            <text:p>$0.00</text:p>
          </table:table-cell>
          <table:table-cell table:style-name="ce123" table:formula="of:=+[.E43]+[.F43]" office:value-type="currency" office:currency="USD" office:value="10" calcext:value-type="currency">
            <text:p>$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92" table:number-columns-repeated="2"/>
          <table:table-cell table:style-name="ce92" table:formula="of:=+[.K26]" office:value-type="float" office:value="10" calcext:value-type="float">
            <text:p>10</text:p>
          </table:table-cell>
          <table:table-cell table:style-name="ce123" table:formula="of:=+[.D44]*[$Datos.$M$16]" office:value-type="currency" office:currency="USD" office:value="10" calcext:value-type="currency">
            <text:p>$10.00</text:p>
          </table:table-cell>
          <table:table-cell table:style-name="ce123" table:formula="of:=IFERROR(+([.C44]/[.C44])*[$Datos.$M$15];0)" office:value-type="currency" office:currency="USD" office:value="0" calcext:value-type="currency">
            <text:p>$0.00</text:p>
          </table:table-cell>
          <table:table-cell table:style-name="ce123" table:formula="of:=+[.E44]+[.F44]" office:value-type="currency" office:currency="USD" office:value="10" calcext:value-type="currency">
            <text:p>$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108" office:value-type="string" calcext:value-type="string">
            <text:p>TOTAL</text:p>
          </table:table-cell>
          <table:table-cell table:style-name="ce124" table:formula="of:=SUM([.E35:.E44])" office:value-type="currency" office:currency="USD" office:value="5990" calcext:value-type="currency">
            <text:p>$5,990.00</text:p>
          </table:table-cell>
          <table:table-cell table:style-name="ce124" table:formula="of:=SUM([.F35:.F44])" office:value-type="currency" office:currency="USD" office:value="7500" calcext:value-type="currency">
            <text:p>$7,500.00</text:p>
          </table:table-cell>
          <table:table-cell table:style-name="ce124" table:formula="of:=SUM([.G35:.G44])" office:value-type="currency" office:currency="USD" office:value="13490" calcext:value-type="currency">
            <text:p>$13,490.00</text:p>
          </table:table-cell>
          <table:table-cell table:style-name="ce1" table:number-columns-repeated="4"/>
          <table:table-cell table:number-columns-repeated="1013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71" office:value-type="string" calcext:value-type="string" table:number-columns-spanned="2" table:number-rows-spanned="1">
            <text:p>MINIMO COSTO TOTAL (LTC)</text:p>
          </table:table-cell>
          <table:covered-table-cell/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/>
          <table:table-cell table:style-name="ce89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number-columns-repeated="1013"/>
        </table:table-row>
        <table:table-row table:style-name="ro1">
          <table:table-cell table:style-name="ce37" office:value-type="string" calcext:value-type="string">
            <text:p>ELEMEN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77" office:value-type="string" calcext:value-type="string">
            <text:p>Pedidos Planificados soporte</text:p>
          </table:table-cell>
          <table:table-cell table:style-name="ce90" table:formula="of:=+[$LXL.B90]" office:value-type="float" office:value="160" calcext:value-type="float">
            <text:p>160</text:p>
          </table:table-cell>
          <table:table-cell table:style-name="ce90" table:formula="of:=+[$LXL.C90]" office:value-type="float" office:value="1000" calcext:value-type="float">
            <text:p>1000</text:p>
          </table:table-cell>
          <table:table-cell table:style-name="ce90" table:formula="of:=+[$LXL.D90]" office:value-type="float" office:value="915" calcext:value-type="float">
            <text:p>915</text:p>
          </table:table-cell>
          <table:table-cell table:style-name="ce90" table:formula="of:=+[$LXL.E90]" office:value-type="float" office:value="860" calcext:value-type="float">
            <text:p>860</text:p>
          </table:table-cell>
          <table:table-cell table:style-name="ce90" table:formula="of:=+[$LXL.F90]" office:value-type="float" office:value="660" calcext:value-type="float">
            <text:p>660</text:p>
          </table:table-cell>
          <table:table-cell table:style-name="ce90" table:formula="of:=+[$LXL.G90]" office:value-type="float" office:value="850" calcext:value-type="float">
            <text:p>850</text:p>
          </table:table-cell>
          <table:table-cell table:style-name="ce90" table:formula="of:=+[$LXL.H90]" office:value-type="float" office:value="40" calcext:value-type="float">
            <text:p>40</text:p>
          </table:table-cell>
          <table:table-cell table:style-name="ce90" table:formula="of:=+[$LXL.I90]" office:value-type="float" office:value="50" calcext:value-type="float">
            <text:p>50</text:p>
          </table:table-cell>
          <table:table-cell table:style-name="ce90" table:formula="of:=+[$LXL.J90]" office:value-type="float" office:value="0" calcext:value-type="float">
            <text:p>0</text:p>
          </table:table-cell>
          <table:table-cell table:style-name="ce90" table:formula="of:=+[$LXL.K90]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52" office:value-type="string" calcext:value-type="string">
            <text:p>Periodos</text:p>
          </table:table-cell>
          <table:table-cell table:style-name="ce91" office:value-type="string" calcext:value-type="string">
            <text:p>Pedidos Planificados</text:p>
          </table:table-cell>
          <table:table-cell table:style-name="ce91" office:value-type="string" calcext:value-type="string">
            <text:p>Costo de Mantenimiento</text:p>
          </table:table-cell>
          <table:table-cell table:style-name="ce91" office:value-type="string" calcext:value-type="string">
            <text:p>Costo de Emision</text:p>
          </table:table-cell>
          <table:table-cell table:number-columns-repeated="1020"/>
        </table:table-row>
        <table:table-row table:style-name="ro1">
          <table:table-cell table:style-name="ce52" office:value-type="float" office:value="1" calcext:value-type="float">
            <text:p>1</text:p>
          </table:table-cell>
          <table:table-cell table:style-name="ce91" table:formula="of:=+[.B57]" office:value-type="float" office:value="160" calcext:value-type="float">
            <text:p>160</text:p>
          </table:table-cell>
          <table:table-cell table:style-name="ce91" office:value-type="float" office:value="0" calcext:value-type="float">
            <text:p>0</text:p>
          </table:table-cell>
          <table:table-cell table:style-name="ce109" table:formula="of:=+[$Datos.$M$15]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78" office:value-type="string" calcext:value-type="string">
            <text:p>°1 - 2</text:p>
          </table:table-cell>
          <table:table-cell table:style-name="ce95" table:formula="of:=+[.B57]+[.C57]" office:value-type="float" office:value="1160" calcext:value-type="float">
            <text:p>1160</text:p>
          </table:table-cell>
          <table:table-cell table:style-name="ce95" table:formula="of:=+[.C57]*1" office:value-type="float" office:value="1000" calcext:value-type="float">
            <text:p>1000</text:p>
          </table:table-cell>
          <table:table-cell table:style-name="ce110" table:formula="of:=+[$Datos.$M$15]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1 - 2 - 3</text:p>
          </table:table-cell>
          <table:table-cell table:style-name="ce96" table:formula="of:=+[.B57]+[.C57]+[.D57]" office:value-type="float" office:value="2075" calcext:value-type="float">
            <text:p>2075</text:p>
          </table:table-cell>
          <table:table-cell table:style-name="ce96" table:formula="of:=+[.C57]*1+[.D57]*2" office:value-type="float" office:value="2830" calcext:value-type="float">
            <text:p>2830</text:p>
          </table:table-cell>
          <table:table-cell table:style-name="ce111" table:formula="of:=+[$Datos.$M$15]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3</text:p>
          </table:table-cell>
          <table:table-cell table:style-name="ce92" table:formula="of:=[.D57]" office:value-type="float" office:value="915" calcext:value-type="float">
            <text:p>915</text:p>
          </table:table-cell>
          <table:table-cell table:style-name="ce92" office:value-type="float" office:value="0" calcext:value-type="float">
            <text:p>0</text:p>
          </table:table-cell>
          <table:table-cell table:style-name="ce112" table:formula="of:=+[$Datos.$M$15]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80" office:value-type="string" calcext:value-type="string">
            <text:p>°3-4</text:p>
          </table:table-cell>
          <table:table-cell table:style-name="ce97" table:formula="of:=[.D57]+[.E57]" office:value-type="float" office:value="1775" calcext:value-type="float">
            <text:p>1775</text:p>
          </table:table-cell>
          <table:table-cell table:style-name="ce97" table:formula="of:=[.E57]*1" office:value-type="float" office:value="860" calcext:value-type="float">
            <text:p>860</text:p>
          </table:table-cell>
          <table:table-cell table:style-name="ce112" table:formula="of:=+[$Datos.$M$15]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78" office:value-type="string" calcext:value-type="string">
            <text:p>°3 - 4 - 5</text:p>
          </table:table-cell>
          <table:table-cell table:style-name="ce95" table:formula="of:=[.D57]+[.E57]+[.F57]" office:value-type="float" office:value="2435" calcext:value-type="float">
            <text:p>2435</text:p>
          </table:table-cell>
          <table:table-cell table:style-name="ce95" table:formula="of:=[.E57]+[.F57]*2" office:value-type="float" office:value="2180" calcext:value-type="float">
            <text:p>2180</text:p>
          </table:table-cell>
          <table:table-cell table:style-name="ce110" table:formula="of:=+[$Datos.$M$15]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-3 - 4 - 5 - 6</text:p>
          </table:table-cell>
          <table:table-cell table:style-name="ce96" table:formula="of:=[.B67]+[.G57]" office:value-type="float" office:value="3285" calcext:value-type="float">
            <text:p>3285</text:p>
          </table:table-cell>
          <table:table-cell table:style-name="ce96" table:formula="of:=[.C67]+[.G57]*3" office:value-type="float" office:value="4730" calcext:value-type="float">
            <text:p>4730</text:p>
          </table:table-cell>
          <table:table-cell table:style-name="ce111" table:formula="of:=+[$Datos.$M$15]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 6 </text:p>
          </table:table-cell>
          <table:table-cell table:style-name="ce96" table:formula="of:=+[.G57]" office:value-type="float" office:value="850" calcext:value-type="float">
            <text:p>850</text:p>
          </table:table-cell>
          <table:table-cell table:style-name="ce96" office:value-type="float" office:value="0" calcext:value-type="float">
            <text:p>0</text:p>
          </table:table-cell>
          <table:table-cell table:style-name="ce111" table:formula="of:=+[$Datos.$M$15]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 6 - 7</text:p>
          </table:table-cell>
          <table:table-cell table:style-name="ce92" table:formula="of:=+[.G57]+[.H57]" office:value-type="float" office:value="890" calcext:value-type="float">
            <text:p>890</text:p>
          </table:table-cell>
          <table:table-cell table:style-name="ce92" table:formula="of:=+[.H57]*1" office:value-type="float" office:value="40" calcext:value-type="float">
            <text:p>40</text:p>
          </table:table-cell>
          <table:table-cell table:style-name="ce112" table:formula="of:=+[$Datos.$M$15]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78" office:value-type="string" calcext:value-type="string">
            <text:p>°6 - 7 -8</text:p>
          </table:table-cell>
          <table:table-cell table:style-name="ce95" table:formula="of:=+[.G57]+[.H57]+[.I57]" office:value-type="float" office:value="940" calcext:value-type="float">
            <text:p>940</text:p>
          </table:table-cell>
          <table:table-cell table:style-name="ce95" table:formula="of:=+[.H57]*1+[.I57]*2" office:value-type="float" office:value="140" calcext:value-type="float">
            <text:p>140</text:p>
          </table:table-cell>
          <table:table-cell table:style-name="ce110" table:formula="of:=+[$Datos.$M$15]" office:value-type="float" office:value="2500" calcext:value-type="float">
            <text:p>2500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/>
          <table:table-cell table:style-name="ce89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number-columns-repeated="1013"/>
        </table:table-row>
        <table:table-row table:style-name="ro1">
          <table:table-cell table:style-name="ce37" office:value-type="string" calcext:value-type="string">
            <text:p>Concep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Necesidades Brutas</text:p>
          </table:table-cell>
          <table:table-cell table:style-name="ce94" table:formula="of:=+[$LXL.B63]" office:value-type="float" office:value="0" calcext:value-type="float">
            <text:p>0</text:p>
          </table:table-cell>
          <table:table-cell table:style-name="ce94" table:formula="of:=+[$LXL.C63]" office:value-type="float" office:value="170" calcext:value-type="float">
            <text:p>170</text:p>
          </table:table-cell>
          <table:table-cell table:style-name="ce94" table:formula="of:=+[$LXL.D63]" office:value-type="float" office:value="1000" calcext:value-type="float">
            <text:p>1000</text:p>
          </table:table-cell>
          <table:table-cell table:style-name="ce94" table:formula="of:=+[$LXL.E63]" office:value-type="float" office:value="915" calcext:value-type="float">
            <text:p>915</text:p>
          </table:table-cell>
          <table:table-cell table:style-name="ce94" table:formula="of:=+[$LXL.F63]" office:value-type="float" office:value="860" calcext:value-type="float">
            <text:p>860</text:p>
          </table:table-cell>
          <table:table-cell table:style-name="ce94" table:formula="of:=+[$LXL.G63]" office:value-type="float" office:value="660" calcext:value-type="float">
            <text:p>660</text:p>
          </table:table-cell>
          <table:table-cell table:style-name="ce94" table:formula="of:=+[$LXL.H63]" office:value-type="float" office:value="850" calcext:value-type="float">
            <text:p>850</text:p>
          </table:table-cell>
          <table:table-cell table:style-name="ce94" table:formula="of:=+[$LXL.I63]" office:value-type="float" office:value="40" calcext:value-type="float">
            <text:p>40</text:p>
          </table:table-cell>
          <table:table-cell table:style-name="ce94" table:formula="of:=+[$LXL.J63]" office:value-type="float" office:value="50" calcext:value-type="float">
            <text:p>50</text:p>
          </table:table-cell>
          <table:table-cell table:style-name="ce94" table:formula="of:=+[$LXL.K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Pedidos Pendientes</text:p>
          </table:table-cell>
          <table:table-cell table:style-name="ce94" table:number-columns-repeated="10"/>
          <table:table-cell table:number-columns-repeated="1013"/>
        </table:table-row>
        <table:table-row table:style-name="ro1">
          <table:table-cell table:style-name="ce75" office:value-type="string" calcext:value-type="string">
            <text:p>Disponibilidades</text:p>
          </table:table-cell>
          <table:table-cell table:style-name="ce90" table:formula="of:=+[$LXL.B65]" office:value-type="float" office:value="20" calcext:value-type="float">
            <text:p>20</text:p>
          </table:table-cell>
          <table:table-cell table:style-name="ce90" table:formula="of:=+[.D87]+[.C87]+[$LXL.C64]-[$LXL.C63]" office:value-type="float" office:value="1010" calcext:value-type="float">
            <text:p>1010</text:p>
          </table:table-cell>
          <table:table-cell table:style-name="ce90" table:formula="of:=+[.D88]+[.C88]+[$LXL.D64]-[$LXL.D63]" office:value-type="float" office:value="10" calcext:value-type="float">
            <text:p>10</text:p>
          </table:table-cell>
          <table:table-cell table:style-name="ce90" table:formula="of:=+[.D89]+[.C89]+[$LXL.E64]-[$LXL.E63]" office:value-type="float" office:value="1530" calcext:value-type="float">
            <text:p>1530</text:p>
          </table:table-cell>
          <table:table-cell table:style-name="ce90" table:formula="of:=+[.D90]+[.C90]+[$LXL.F64]-[$LXL.F63]" office:value-type="float" office:value="670" calcext:value-type="float">
            <text:p>670</text:p>
          </table:table-cell>
          <table:table-cell table:style-name="ce90" table:formula="of:=+[.D91]+[.C91]+[$LXL.G64]-[$LXL.G63]" office:value-type="float" office:value="950" calcext:value-type="float">
            <text:p>950</text:p>
          </table:table-cell>
          <table:table-cell table:style-name="ce90" table:formula="of:=+[.D92]+[.C92]+[$LXL.H64]-[$LXL.H63]" office:value-type="float" office:value="100" calcext:value-type="float">
            <text:p>100</text:p>
          </table:table-cell>
          <table:table-cell table:style-name="ce90" table:formula="of:=+[.D93]+[.C93]+[$LXL.I64]-[$LXL.I63]" office:value-type="float" office:value="60" calcext:value-type="float">
            <text:p>60</text:p>
          </table:table-cell>
          <table:table-cell table:style-name="ce90" table:formula="of:=+[.D94]+[.C94]+[$LXL.J64]-[$LXL.J63]" office:value-type="float" office:value="10" calcext:value-type="float">
            <text:p>10</text:p>
          </table:table-cell>
          <table:table-cell table:style-name="ce90" table:formula="of:=+[.D95]+[.C95]+[$LXL.K64]-[$LXL.K63]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Necesidades netas</text:p>
          </table:table-cell>
          <table:table-cell table:style-name="ce94"/>
          <table:table-cell table:style-name="ce90" table:formula="of:=+[.B57]" office:value-type="float" office:value="160" calcext:value-type="float">
            <text:p>160</text:p>
          </table:table-cell>
          <table:table-cell table:style-name="ce90"/>
          <table:table-cell table:style-name="ce90" table:formula="of:=+[.D57]" office:value-type="float" office:value="915" calcext:value-type="float">
            <text:p>915</text:p>
          </table:table-cell>
          <table:table-cell table:style-name="ce90"/>
          <table:table-cell table:style-name="ce90" table:formula="of:=+[.F57]" office:value-type="float" office:value="660" calcext:value-type="float">
            <text:p>660</text:p>
          </table:table-cell>
          <table:table-cell table:style-name="ce90" table:number-columns-repeated="3"/>
          <table:table-cell table:style-name="ce94"/>
          <table:table-cell table:number-columns-repeated="1013"/>
        </table:table-row>
        <table:table-row table:style-name="ro1">
          <table:table-cell table:style-name="ce76" office:value-type="string" calcext:value-type="string">
            <text:p>Recepcion Pedidos</text:p>
          </table:table-cell>
          <table:table-cell table:style-name="ce94"/>
          <table:table-cell table:style-name="ce90" table:formula="of:=+[.B63]" office:value-type="float" office:value="1160" calcext:value-type="float">
            <text:p>1160</text:p>
          </table:table-cell>
          <table:table-cell table:style-name="ce90"/>
          <table:table-cell table:style-name="ce90" table:formula="of:=+[.B67]" office:value-type="float" office:value="2435" calcext:value-type="float">
            <text:p>2435</text:p>
          </table:table-cell>
          <table:table-cell table:style-name="ce90"/>
          <table:table-cell table:style-name="ce90" table:formula="of:=+[.B71]" office:value-type="float" office:value="940" calcext:value-type="float">
            <text:p>940</text:p>
          </table:table-cell>
          <table:table-cell table:style-name="ce90" table:number-columns-repeated="3"/>
          <table:table-cell table:style-name="ce94"/>
          <table:table-cell table:number-columns-repeated="1013"/>
        </table:table-row>
        <table:table-row table:style-name="ro1">
          <table:table-cell table:style-name="ce36" office:value-type="string" calcext:value-type="string">
            <text:p>Pedidos Planificados</text:p>
          </table:table-cell>
          <table:table-cell table:style-name="ce90" table:formula="of:=+[.B63]" office:value-type="float" office:value="1160" calcext:value-type="float">
            <text:p>1160</text:p>
          </table:table-cell>
          <table:table-cell table:style-name="ce90"/>
          <table:table-cell table:style-name="ce90" table:formula="of:=+[.B67]" office:value-type="float" office:value="2435" calcext:value-type="float">
            <text:p>2435</text:p>
          </table:table-cell>
          <table:table-cell table:style-name="ce90"/>
          <table:table-cell table:style-name="ce90" table:formula="of:=+[.B71]" office:value-type="float" office:value="940" calcext:value-type="float">
            <text:p>940</text:p>
          </table:table-cell>
          <table:table-cell table:style-name="ce90" table:number-columns-repeated="3"/>
          <table:table-cell table:style-name="ce94" table:number-columns-repeated="2"/>
          <table:table-cell table:number-columns-repeated="1013"/>
        </table:table-row>
        <table:table-row table:style-name="ro1" table:number-rows-repeated="4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52" office:value-type="string" calcext:value-type="string">
            <text:p>PERIODO</text:p>
          </table:table-cell>
          <table:table-cell table:style-name="ce91" office:value-type="string" calcext:value-type="string">
            <text:p>NEC. NETAS</text:p>
          </table:table-cell>
          <table:table-cell table:style-name="ce91" office:value-type="string" calcext:value-type="string">
            <text:p>PEDIDOS PLANIFIADOS</text:p>
          </table:table-cell>
          <table:table-cell table:style-name="ce91" office:value-type="string" calcext:value-type="string">
            <text:p>INVENTARIO FINAL (DISPON)</text:p>
          </table:table-cell>
          <table:table-cell table:style-name="ce91" office:value-type="string" calcext:value-type="string">
            <text:p>COSTO DE MTTO</text:p>
          </table:table-cell>
          <table:table-cell table:style-name="ce91" office:value-type="string" calcext:value-type="string">
            <text:p>COSTO DE EMISION</text:p>
          </table:table-cell>
          <table:table-cell table:style-name="ce91" office:value-type="string" calcext:value-type="string">
            <text:p>COSTO TOTAL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92"/>
          <table:table-cell table:style-name="ce92" table:formula="of:=+[.B63]" office:value-type="float" office:value="1160" calcext:value-type="float">
            <text:p>1160</text:p>
          </table:table-cell>
          <table:table-cell table:style-name="ce92" table:formula="of:=+[.B78]" office:value-type="float" office:value="20" calcext:value-type="float">
            <text:p>20</text:p>
          </table:table-cell>
          <table:table-cell table:style-name="ce123" table:formula="of:=+[.D87]*[$Datos.$M$16]" office:value-type="currency" office:currency="USD" office:value="20" calcext:value-type="currency">
            <text:p>$20.00</text:p>
          </table:table-cell>
          <table:table-cell table:style-name="ce123" table:formula="of:=IFERROR(+([.C87]/[.C87])*[$Datos.$M$15];0)" office:value-type="currency" office:currency="USD" office:value="2500" calcext:value-type="currency">
            <text:p>$2,500.00</text:p>
          </table:table-cell>
          <table:table-cell table:style-name="ce123" table:formula="of:=+[.E87]+[.F87]" office:value-type="currency" office:currency="USD" office:value="2520" calcext:value-type="currency">
            <text:p>$2,52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92" table:formula="of:=+[.B57]" office:value-type="float" office:value="160" calcext:value-type="float">
            <text:p>160</text:p>
          </table:table-cell>
          <table:table-cell table:style-name="ce92"/>
          <table:table-cell table:style-name="ce92" table:formula="of:=+[.C78]" office:value-type="float" office:value="1010" calcext:value-type="float">
            <text:p>1010</text:p>
          </table:table-cell>
          <table:table-cell table:style-name="ce123" table:formula="of:=+[.D88]*[$Datos.$M$16]" office:value-type="currency" office:currency="USD" office:value="1010" calcext:value-type="currency">
            <text:p>$1,010.00</text:p>
          </table:table-cell>
          <table:table-cell table:style-name="ce123" table:formula="of:=IFERROR(+([.C88]/[.C88])*[$Datos.$M$15];0)" office:value-type="currency" office:currency="USD" office:value="0" calcext:value-type="currency">
            <text:p>$0.00</text:p>
          </table:table-cell>
          <table:table-cell table:style-name="ce123" table:formula="of:=+[.E88]+[.F88]" office:value-type="currency" office:currency="USD" office:value="1010" calcext:value-type="currency">
            <text:p>$1,0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92"/>
          <table:table-cell table:style-name="ce92" table:formula="of:=+[.B67]" office:value-type="float" office:value="2435" calcext:value-type="float">
            <text:p>2435</text:p>
          </table:table-cell>
          <table:table-cell table:style-name="ce92" table:formula="of:=+[.D78]" office:value-type="float" office:value="10" calcext:value-type="float">
            <text:p>10</text:p>
          </table:table-cell>
          <table:table-cell table:style-name="ce123" table:formula="of:=+[.D89]*[$Datos.$M$16]" office:value-type="currency" office:currency="USD" office:value="10" calcext:value-type="currency">
            <text:p>$10.00</text:p>
          </table:table-cell>
          <table:table-cell table:style-name="ce123" table:formula="of:=IFERROR(+([.C89]/[.C89])*[$Datos.$M$15];0)" office:value-type="currency" office:currency="USD" office:value="2500" calcext:value-type="currency">
            <text:p>$2,500.00</text:p>
          </table:table-cell>
          <table:table-cell table:style-name="ce123" table:formula="of:=+[.E89]+[.F89]" office:value-type="currency" office:currency="USD" office:value="2510" calcext:value-type="currency">
            <text:p>$2,5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92" table:formula="of:=+[.B65]" office:value-type="float" office:value="915" calcext:value-type="float">
            <text:p>915</text:p>
          </table:table-cell>
          <table:table-cell table:style-name="ce92"/>
          <table:table-cell table:style-name="ce92" table:formula="of:=+[.E78]" office:value-type="float" office:value="1530" calcext:value-type="float">
            <text:p>1530</text:p>
          </table:table-cell>
          <table:table-cell table:style-name="ce123" table:formula="of:=+[.D90]*[$Datos.$M$16]" office:value-type="currency" office:currency="USD" office:value="1530" calcext:value-type="currency">
            <text:p>$1,530.00</text:p>
          </table:table-cell>
          <table:table-cell table:style-name="ce123" table:formula="of:=IFERROR(+([.C90]/[.C90])*[$Datos.$M$15];0)" office:value-type="currency" office:currency="USD" office:value="0" calcext:value-type="currency">
            <text:p>$0.00</text:p>
          </table:table-cell>
          <table:table-cell table:style-name="ce123" table:formula="of:=+[.E90]+[.F90]" office:value-type="currency" office:currency="USD" office:value="1530" calcext:value-type="currency">
            <text:p>$1,53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92"/>
          <table:table-cell table:style-name="ce92" table:formula="of:=+[.B71]" office:value-type="float" office:value="940" calcext:value-type="float">
            <text:p>940</text:p>
          </table:table-cell>
          <table:table-cell table:style-name="ce92" table:formula="of:=+[.F78]" office:value-type="float" office:value="670" calcext:value-type="float">
            <text:p>670</text:p>
          </table:table-cell>
          <table:table-cell table:style-name="ce123" table:formula="of:=+[.D91]*[$Datos.$M$16]" office:value-type="currency" office:currency="USD" office:value="670" calcext:value-type="currency">
            <text:p>$670.00</text:p>
          </table:table-cell>
          <table:table-cell table:style-name="ce123" table:formula="of:=IFERROR(+([.C91]/[.C91])*[$Datos.$M$15];0)" office:value-type="currency" office:currency="USD" office:value="2500" calcext:value-type="currency">
            <text:p>$2,500.00</text:p>
          </table:table-cell>
          <table:table-cell table:style-name="ce123" table:formula="of:=+[.E91]+[.F91]" office:value-type="currency" office:currency="USD" office:value="3170" calcext:value-type="currency">
            <text:p>$3,17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92" table:formula="of:=+[.B69]" office:value-type="float" office:value="850" calcext:value-type="float">
            <text:p>850</text:p>
          </table:table-cell>
          <table:table-cell table:style-name="ce92"/>
          <table:table-cell table:style-name="ce92" table:formula="of:=+[.G78]" office:value-type="float" office:value="950" calcext:value-type="float">
            <text:p>950</text:p>
          </table:table-cell>
          <table:table-cell table:style-name="ce123" table:formula="of:=+[.D92]*[$Datos.$M$16]" office:value-type="currency" office:currency="USD" office:value="950" calcext:value-type="currency">
            <text:p>$950.00</text:p>
          </table:table-cell>
          <table:table-cell table:style-name="ce123" table:formula="of:=IFERROR(+([.C92]/[.C92])*[$Datos.$M$15];0)" office:value-type="currency" office:currency="USD" office:value="0" calcext:value-type="currency">
            <text:p>$0.00</text:p>
          </table:table-cell>
          <table:table-cell table:style-name="ce123" table:formula="of:=+[.E92]+[.F92]" office:value-type="currency" office:currency="USD" office:value="950" calcext:value-type="currency">
            <text:p>$95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92" table:number-columns-repeated="2"/>
          <table:table-cell table:style-name="ce92" table:formula="of:=+[.H78]" office:value-type="float" office:value="100" calcext:value-type="float">
            <text:p>100</text:p>
          </table:table-cell>
          <table:table-cell table:style-name="ce123" table:formula="of:=+[.D93]*[$Datos.$M$16]" office:value-type="currency" office:currency="USD" office:value="100" calcext:value-type="currency">
            <text:p>$100.00</text:p>
          </table:table-cell>
          <table:table-cell table:style-name="ce123" table:formula="of:=IFERROR(+([.C93]/[.C93])*[$Datos.$M$15];0)" office:value-type="currency" office:currency="USD" office:value="0" calcext:value-type="currency">
            <text:p>$0.00</text:p>
          </table:table-cell>
          <table:table-cell table:style-name="ce123" table:formula="of:=+[.E93]+[.F93]" office:value-type="currency" office:currency="USD" office:value="100" calcext:value-type="currency">
            <text:p>$10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92" table:number-columns-repeated="2"/>
          <table:table-cell table:style-name="ce92" table:formula="of:=+[.I78]" office:value-type="float" office:value="60" calcext:value-type="float">
            <text:p>60</text:p>
          </table:table-cell>
          <table:table-cell table:style-name="ce123" table:formula="of:=+[.D94]*[$Datos.$M$16]" office:value-type="currency" office:currency="USD" office:value="60" calcext:value-type="currency">
            <text:p>$60.00</text:p>
          </table:table-cell>
          <table:table-cell table:style-name="ce123" table:formula="of:=IFERROR(+([.C94]/[.C94])*[$Datos.$M$15];0)" office:value-type="currency" office:currency="USD" office:value="0" calcext:value-type="currency">
            <text:p>$0.00</text:p>
          </table:table-cell>
          <table:table-cell table:style-name="ce123" table:formula="of:=+[.E94]+[.F94]" office:value-type="currency" office:currency="USD" office:value="60" calcext:value-type="currency">
            <text:p>$6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92" table:number-columns-repeated="2"/>
          <table:table-cell table:style-name="ce92" table:formula="of:=+[.J78]" office:value-type="float" office:value="10" calcext:value-type="float">
            <text:p>10</text:p>
          </table:table-cell>
          <table:table-cell table:style-name="ce123" table:formula="of:=+[.D95]*[$Datos.$M$16]" office:value-type="currency" office:currency="USD" office:value="10" calcext:value-type="currency">
            <text:p>$10.00</text:p>
          </table:table-cell>
          <table:table-cell table:style-name="ce123" table:formula="of:=IFERROR(+([.C95]/[.C95])*[$Datos.$M$15];0)" office:value-type="currency" office:currency="USD" office:value="0" calcext:value-type="currency">
            <text:p>$0.00</text:p>
          </table:table-cell>
          <table:table-cell table:style-name="ce123" table:formula="of:=+[.E95]+[.F95]" office:value-type="currency" office:currency="USD" office:value="10" calcext:value-type="currency">
            <text:p>$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92" table:number-columns-repeated="2"/>
          <table:table-cell table:style-name="ce92" table:formula="of:=+[.K78]" office:value-type="float" office:value="10" calcext:value-type="float">
            <text:p>10</text:p>
          </table:table-cell>
          <table:table-cell table:style-name="ce123" table:formula="of:=+[.D96]*[$Datos.$M$16]" office:value-type="currency" office:currency="USD" office:value="10" calcext:value-type="currency">
            <text:p>$10.00</text:p>
          </table:table-cell>
          <table:table-cell table:style-name="ce123" table:formula="of:=IFERROR(+([.C96]/[.C96])*[$Datos.$M$15];0)" office:value-type="currency" office:currency="USD" office:value="0" calcext:value-type="currency">
            <text:p>$0.00</text:p>
          </table:table-cell>
          <table:table-cell table:style-name="ce123" table:formula="of:=+[.E96]+[.F96]" office:value-type="currency" office:currency="USD" office:value="10" calcext:value-type="currency">
            <text:p>$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108" office:value-type="string" calcext:value-type="string">
            <text:p>TOTAL</text:p>
          </table:table-cell>
          <table:table-cell table:style-name="ce124" table:formula="of:=SUM([.E87:.E96])" office:value-type="currency" office:currency="USD" office:value="4370" calcext:value-type="currency">
            <text:p>$4,370.00</text:p>
          </table:table-cell>
          <table:table-cell table:style-name="ce124" table:formula="of:=SUM([.F87:.F96])" office:value-type="currency" office:currency="USD" office:value="7500" calcext:value-type="currency">
            <text:p>$7,500.00</text:p>
          </table:table-cell>
          <table:table-cell table:style-name="ce124" table:formula="of:=SUM([.G87:.G96])" office:value-type="currency" office:currency="USD" office:value="11870" calcext:value-type="currency">
            <text:p>$11,870.00</text:p>
          </table:table-cell>
          <table:table-cell table:style-name="ce1" table:number-columns-repeated="4"/>
          <table:table-cell table:number-columns-repeated="101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71" office:value-type="string" calcext:value-type="string" table:number-columns-spanned="2" table:number-rows-spanned="1">
            <text:p>MINIMO COSTO TOTAL (LTC)</text:p>
          </table:table-cell>
          <table:covered-table-cell/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/>
          <table:table-cell table:style-name="ce89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number-columns-repeated="1013"/>
        </table:table-row>
        <table:table-row table:style-name="ro1">
          <table:table-cell table:style-name="ce37" office:value-type="string" calcext:value-type="string">
            <text:p>ELEMEN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77" office:value-type="string" calcext:value-type="string">
            <text:p>Pedidos Planificados Pie</text:p>
          </table:table-cell>
          <table:table-cell table:style-name="ce90" table:formula="of:=+[$LXL.B89]" office:value-type="float" office:value="30" calcext:value-type="float">
            <text:p>30</text:p>
          </table:table-cell>
          <table:table-cell table:style-name="ce90" table:formula="of:=+[$LXL.C89]" office:value-type="float" office:value="250" calcext:value-type="float">
            <text:p>250</text:p>
          </table:table-cell>
          <table:table-cell table:style-name="ce90" table:formula="of:=+[$LXL.D89]" office:value-type="float" office:value="225" calcext:value-type="float">
            <text:p>225</text:p>
          </table:table-cell>
          <table:table-cell table:style-name="ce90" table:formula="of:=+[$LXL.E89]" office:value-type="float" office:value="200" calcext:value-type="float">
            <text:p>200</text:p>
          </table:table-cell>
          <table:table-cell table:style-name="ce90" table:formula="of:=+[$LXL.F89]" office:value-type="float" office:value="150" calcext:value-type="float">
            <text:p>150</text:p>
          </table:table-cell>
          <table:table-cell table:style-name="ce90" table:formula="of:=+[$LXL.G89]" office:value-type="float" office:value="200" calcext:value-type="float">
            <text:p>200</text:p>
          </table:table-cell>
          <table:table-cell table:style-name="ce90" table:formula="of:=+[$LXL.H89]" office:value-type="float" office:value="0" calcext:value-type="float">
            <text:p>0</text:p>
          </table:table-cell>
          <table:table-cell table:style-name="ce90" table:formula="of:=+[$LXL.I89]" office:value-type="float" office:value="0" calcext:value-type="float">
            <text:p>0</text:p>
          </table:table-cell>
          <table:table-cell table:style-name="ce90" table:formula="of:=+[$LXL.J89]" office:value-type="float" office:value="0" calcext:value-type="float">
            <text:p>0</text:p>
          </table:table-cell>
          <table:table-cell table:style-name="ce90" table:formula="of:=+[$LXL.K89]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52" office:value-type="string" calcext:value-type="string">
            <text:p>Periodos</text:p>
          </table:table-cell>
          <table:table-cell table:style-name="ce91" office:value-type="string" calcext:value-type="string">
            <text:p>Pedidos Planificados</text:p>
          </table:table-cell>
          <table:table-cell table:style-name="ce91" office:value-type="string" calcext:value-type="string">
            <text:p>Costo de Mantenimiento</text:p>
          </table:table-cell>
          <table:table-cell table:style-name="ce91" office:value-type="string" calcext:value-type="string">
            <text:p>Costo de Emision</text:p>
          </table:table-cell>
          <table:table-cell table:number-columns-repeated="1020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96" table:formula="of:=+[.B107]" office:value-type="float" office:value="30" calcext:value-type="float">
            <text:p>30</text:p>
          </table:table-cell>
          <table:table-cell table:style-name="ce96" office:value-type="float" office:value="0" calcext:value-type="float">
            <text:p>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1 - 2</text:p>
          </table:table-cell>
          <table:table-cell table:style-name="ce96" table:formula="of:=+[.B107]+[.C107]" office:value-type="float" office:value="280" calcext:value-type="float">
            <text:p>280</text:p>
          </table:table-cell>
          <table:table-cell table:style-name="ce96" table:formula="of:=+[.C107]*1" office:value-type="float" office:value="250" calcext:value-type="float">
            <text:p>25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1 - 2 - 3</text:p>
          </table:table-cell>
          <table:table-cell table:style-name="ce96" table:formula="of:=+[.B107]+[.C107]+[.D107]" office:value-type="float" office:value="505" calcext:value-type="float">
            <text:p>505</text:p>
          </table:table-cell>
          <table:table-cell table:style-name="ce96" table:formula="of:=+[.C107]*1+[.D107]*2" office:value-type="float" office:value="700" calcext:value-type="float">
            <text:p>70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1 - 2 - 3 - 4</text:p>
          </table:table-cell>
          <table:table-cell table:style-name="ce96" table:formula="of:=[.B114]+[.E107]" office:value-type="float" office:value="705" calcext:value-type="float">
            <text:p>705</text:p>
          </table:table-cell>
          <table:table-cell table:style-name="ce96" table:formula="of:=+[.C107]*1+[.D107]*2+[.E107]*3" office:value-type="float" office:value="1300" calcext:value-type="float">
            <text:p>130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81" office:value-type="string" calcext:value-type="string">
            <text:p>°1 - 2 - 3 - 4 - 5</text:p>
          </table:table-cell>
          <table:table-cell table:style-name="ce98" table:formula="of:=+[.B115]+[.F107]" office:value-type="float" office:value="855" calcext:value-type="float">
            <text:p>855</text:p>
          </table:table-cell>
          <table:table-cell table:style-name="ce98" table:formula="of:=+[.C107]*1+[.D107]*2+[.E107]*3+[.F107]*4" office:value-type="float" office:value="1900" calcext:value-type="float">
            <text:p>1900</text:p>
          </table:table-cell>
          <table:table-cell table:style-name="ce114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1 - 2 - 3 - 4 - 5 - 6</text:p>
          </table:table-cell>
          <table:table-cell table:style-name="ce96" table:formula="of:=+[.B116]+[.G107]" office:value-type="float" office:value="1055" calcext:value-type="float">
            <text:p>1055</text:p>
          </table:table-cell>
          <table:table-cell table:style-name="ce96" table:formula="of:=+[.C107]*1+[.D107]*2+[.E107]*3+[.F107]*4+[.G107]*5" office:value-type="float" office:value="2900" calcext:value-type="float">
            <text:p>290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6</text:p>
          </table:table-cell>
          <table:table-cell table:style-name="ce96" table:formula="of:=+[.G107]" office:value-type="float" office:value="200" calcext:value-type="float">
            <text:p>200</text:p>
          </table:table-cell>
          <table:table-cell table:style-name="ce96" office:value-type="float" office:value="0" calcext:value-type="float">
            <text:p>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 6 - 7</text:p>
          </table:table-cell>
          <table:table-cell table:style-name="ce96" table:formula="of:=+[.G107]+[.H107]" office:value-type="float" office:value="200" calcext:value-type="float">
            <text:p>200</text:p>
          </table:table-cell>
          <table:table-cell table:style-name="ce96" table:formula="of:=+[.G107]*1" office:value-type="float" office:value="200" calcext:value-type="float">
            <text:p>20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 6 -7 - 8</text:p>
          </table:table-cell>
          <table:table-cell table:style-name="ce96" table:formula="of:=+[.G107]+[.H107]+[.I107]" office:value-type="float" office:value="200" calcext:value-type="float">
            <text:p>200</text:p>
          </table:table-cell>
          <table:table-cell table:style-name="ce96" table:formula="of:=+[.G107]*1+[.H107]*2" office:value-type="float" office:value="200" calcext:value-type="float">
            <text:p>20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81" office:value-type="string" calcext:value-type="string">
            <text:p>°6 -7 - 8 - 9</text:p>
          </table:table-cell>
          <table:table-cell table:style-name="ce98" table:formula="of:=+[.G107]+[.H107]+[.I107]+[.J107]" office:value-type="float" office:value="200" calcext:value-type="float">
            <text:p>200</text:p>
          </table:table-cell>
          <table:table-cell table:style-name="ce98" table:formula="of:=+[.G107]*1+[.H107]*2+[.I107]*3" office:value-type="float" office:value="200" calcext:value-type="float">
            <text:p>200</text:p>
          </table:table-cell>
          <table:table-cell table:style-name="ce114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/>
          <table:table-cell table:style-name="ce89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number-columns-repeated="1013"/>
        </table:table-row>
        <table:table-row table:style-name="ro1">
          <table:table-cell table:style-name="ce37" office:value-type="string" calcext:value-type="string">
            <text:p>Concep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Necesidades Brutas</text:p>
          </table:table-cell>
          <table:table-cell table:style-name="ce94" table:formula="of:=+[$LXL.B53]" office:value-type="float" office:value="0" calcext:value-type="float">
            <text:p>0</text:p>
          </table:table-cell>
          <table:table-cell table:style-name="ce94" table:formula="of:=+[$LXL.C53]" office:value-type="float" office:value="40" calcext:value-type="float">
            <text:p>40</text:p>
          </table:table-cell>
          <table:table-cell table:style-name="ce94" table:formula="of:=+[$LXL.D53]" office:value-type="float" office:value="250" calcext:value-type="float">
            <text:p>250</text:p>
          </table:table-cell>
          <table:table-cell table:style-name="ce94" table:formula="of:=+[$LXL.E53]" office:value-type="float" office:value="225" calcext:value-type="float">
            <text:p>225</text:p>
          </table:table-cell>
          <table:table-cell table:style-name="ce94" table:formula="of:=+[$LXL.F53]" office:value-type="float" office:value="200" calcext:value-type="float">
            <text:p>200</text:p>
          </table:table-cell>
          <table:table-cell table:style-name="ce94" table:formula="of:=+[$LXL.G53]" office:value-type="float" office:value="150" calcext:value-type="float">
            <text:p>150</text:p>
          </table:table-cell>
          <table:table-cell table:style-name="ce94" table:formula="of:=+[$LXL.H53]" office:value-type="float" office:value="200" calcext:value-type="float">
            <text:p>200</text:p>
          </table:table-cell>
          <table:table-cell table:style-name="ce94" table:formula="of:=+[$LXL.I53]" office:value-type="float" office:value="0" calcext:value-type="float">
            <text:p>0</text:p>
          </table:table-cell>
          <table:table-cell table:style-name="ce94" table:formula="of:=+[$LXL.J53]" office:value-type="float" office:value="0" calcext:value-type="float">
            <text:p>0</text:p>
          </table:table-cell>
          <table:table-cell table:style-name="ce94" table:formula="of:=+[$LXL.K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Pedidos Pendientes</text:p>
          </table:table-cell>
          <table:table-cell table:style-name="ce94" table:number-columns-repeated="10"/>
          <table:table-cell table:number-columns-repeated="1013"/>
        </table:table-row>
        <table:table-row table:style-name="ro1">
          <table:table-cell table:style-name="ce75" office:value-type="string" calcext:value-type="string">
            <text:p>Disponibilidades</text:p>
          </table:table-cell>
          <table:table-cell table:style-name="ce90" table:formula="of:=+[$LXL.B55]" office:value-type="float" office:value="20" calcext:value-type="float">
            <text:p>20</text:p>
          </table:table-cell>
          <table:table-cell table:style-name="ce90" table:formula="of:=+[.D137]+[.C137]+[$LXL.C54]-[$LXL.C53]" office:value-type="float" office:value="835" calcext:value-type="float">
            <text:p>835</text:p>
          </table:table-cell>
          <table:table-cell table:style-name="ce90" table:formula="of:=+[.C138]+[.D138]+[$LXL.D54]-[$LXL.D53]" office:value-type="float" office:value="585" calcext:value-type="float">
            <text:p>585</text:p>
          </table:table-cell>
          <table:table-cell table:style-name="ce90" table:formula="of:=+[.C139]+[.D139]+[$LXL.E54]-[$LXL.E53]" office:value-type="float" office:value="560" calcext:value-type="float">
            <text:p>560</text:p>
          </table:table-cell>
          <table:table-cell table:style-name="ce90" table:formula="of:=+[.C140]+[.D140]+[$LXL.F54]-[$LXL.F53]" office:value-type="float" office:value="360" calcext:value-type="float">
            <text:p>360</text:p>
          </table:table-cell>
          <table:table-cell table:style-name="ce90" table:formula="of:=+[.C141]+[.D141]+[$LXL.G54]-[$LXL.G53]" office:value-type="float" office:value="210" calcext:value-type="float">
            <text:p>210</text:p>
          </table:table-cell>
          <table:table-cell table:style-name="ce90" table:formula="of:=+[.C142]+[.D142]+[$LXL.H54]-[$LXL.H53]" office:value-type="float" office:value="10" calcext:value-type="float">
            <text:p>10</text:p>
          </table:table-cell>
          <table:table-cell table:style-name="ce90" table:formula="of:=+[.C143]+[.D143]+[$LXL.I54]-[$LXL.I53]" office:value-type="float" office:value="10" calcext:value-type="float">
            <text:p>10</text:p>
          </table:table-cell>
          <table:table-cell table:style-name="ce90" table:formula="of:=+[.C144]+[.D144]+[$LXL.J54]-[$LXL.J53]" office:value-type="float" office:value="10" calcext:value-type="float">
            <text:p>10</text:p>
          </table:table-cell>
          <table:table-cell table:style-name="ce90" table:formula="of:=+[.C145]+[.D145]+[$LXL.K54]-[$LXL.K53]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Necesidades netas</text:p>
          </table:table-cell>
          <table:table-cell table:style-name="ce94"/>
          <table:table-cell table:style-name="ce90" table:formula="of:=+[.B107]" office:value-type="float" office:value="30" calcext:value-type="float">
            <text:p>30</text:p>
          </table:table-cell>
          <table:table-cell table:style-name="ce90"/>
          <table:table-cell table:style-name="ce90" table:formula="of:=+[.D107]" office:value-type="float" office:value="225" calcext:value-type="float">
            <text:p>225</text:p>
          </table:table-cell>
          <table:table-cell table:style-name="ce90"/>
          <table:table-cell table:style-name="ce90" table:formula="of:=+[.F107]" office:value-type="float" office:value="150" calcext:value-type="float">
            <text:p>150</text:p>
          </table:table-cell>
          <table:table-cell table:style-name="ce90" table:number-columns-repeated="3"/>
          <table:table-cell table:style-name="ce94"/>
          <table:table-cell table:number-columns-repeated="1013"/>
        </table:table-row>
        <table:table-row table:style-name="ro1">
          <table:table-cell table:style-name="ce76" office:value-type="string" calcext:value-type="string">
            <text:p>Recepcion Pedidos</text:p>
          </table:table-cell>
          <table:table-cell table:style-name="ce94"/>
          <table:table-cell table:style-name="ce90" table:formula="of:=+[.B116]" office:value-type="float" office:value="855" calcext:value-type="float">
            <text:p>855</text:p>
          </table:table-cell>
          <table:table-cell table:style-name="ce90"/>
          <table:table-cell table:style-name="ce90" table:formula="of:=+[.B121]" office:value-type="float" office:value="200" calcext:value-type="float">
            <text:p>200</text:p>
          </table:table-cell>
          <table:table-cell table:style-name="ce90" table:number-columns-repeated="5"/>
          <table:table-cell table:style-name="ce94"/>
          <table:table-cell table:number-columns-repeated="1013"/>
        </table:table-row>
        <table:table-row table:style-name="ro1">
          <table:table-cell table:style-name="ce36" office:value-type="string" calcext:value-type="string">
            <text:p>Pedidos Planificados</text:p>
          </table:table-cell>
          <table:table-cell table:style-name="ce90" table:formula="of:=+[.B116]" office:value-type="float" office:value="855" calcext:value-type="float">
            <text:p>855</text:p>
          </table:table-cell>
          <table:table-cell table:style-name="ce90"/>
          <table:table-cell table:style-name="ce90" table:formula="of:=+[.B121]" office:value-type="float" office:value="200" calcext:value-type="float">
            <text:p>200</text:p>
          </table:table-cell>
          <table:table-cell table:style-name="ce90" table:number-columns-repeated="5"/>
          <table:table-cell table:style-name="ce94" table:number-columns-repeated="2"/>
          <table:table-cell table:number-columns-repeated="1013"/>
        </table:table-row>
        <table:table-row table:style-name="ro1" table:number-rows-repeated="4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52" office:value-type="string" calcext:value-type="string">
            <text:p>PERIODO</text:p>
          </table:table-cell>
          <table:table-cell table:style-name="ce91" office:value-type="string" calcext:value-type="string">
            <text:p>NEC. NETAS</text:p>
          </table:table-cell>
          <table:table-cell table:style-name="ce91" office:value-type="string" calcext:value-type="string">
            <text:p>PEDIDOS PLANIFIADOS</text:p>
          </table:table-cell>
          <table:table-cell table:style-name="ce91" office:value-type="string" calcext:value-type="string">
            <text:p>INVENTARIO FINAL (DISPON)</text:p>
          </table:table-cell>
          <table:table-cell table:style-name="ce91" office:value-type="string" calcext:value-type="string">
            <text:p>COSTO DE MTTO</text:p>
          </table:table-cell>
          <table:table-cell table:style-name="ce91" office:value-type="string" calcext:value-type="string">
            <text:p>COSTO DE EMISION</text:p>
          </table:table-cell>
          <table:table-cell table:style-name="ce91" office:value-type="string" calcext:value-type="string">
            <text:p>COSTO TOTAL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92"/>
          <table:table-cell table:style-name="ce92" table:formula="of:=+[.B116]" office:value-type="float" office:value="855" calcext:value-type="float">
            <text:p>855</text:p>
          </table:table-cell>
          <table:table-cell table:style-name="ce92" office:value-type="float" office:value="20" calcext:value-type="float">
            <text:p>20</text:p>
          </table:table-cell>
          <table:table-cell table:style-name="ce123" table:formula="of:=+[.D137]*[$Datos.$M$16]" office:value-type="currency" office:currency="USD" office:value="20" calcext:value-type="currency">
            <text:p>$20.00</text:p>
          </table:table-cell>
          <table:table-cell table:style-name="ce123" table:formula="of:=IFERROR(+([.C137]/[.C137])*[$Datos.$M$15];0)" office:value-type="currency" office:currency="USD" office:value="2500" calcext:value-type="currency">
            <text:p>$2,500.00</text:p>
          </table:table-cell>
          <table:table-cell table:style-name="ce123" table:formula="of:=+[.E137]+[.F137]" office:value-type="currency" office:currency="USD" office:value="2520" calcext:value-type="currency">
            <text:p>$2,52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92" table:formula="of:=+[.B107]" office:value-type="float" office:value="30" calcext:value-type="float">
            <text:p>30</text:p>
          </table:table-cell>
          <table:table-cell table:style-name="ce92"/>
          <table:table-cell table:style-name="ce92" table:formula="of:=+[.C128]" office:value-type="float" office:value="835" calcext:value-type="float">
            <text:p>835</text:p>
          </table:table-cell>
          <table:table-cell table:style-name="ce123" table:formula="of:=+[.D138]*[$Datos.$M$16]" office:value-type="currency" office:currency="USD" office:value="835" calcext:value-type="currency">
            <text:p>$835.00</text:p>
          </table:table-cell>
          <table:table-cell table:style-name="ce123" table:formula="of:=IFERROR(+([.C138]/[.C138])*[$Datos.$M$15];0)" office:value-type="currency" office:currency="USD" office:value="0" calcext:value-type="currency">
            <text:p>$0.00</text:p>
          </table:table-cell>
          <table:table-cell table:style-name="ce123" table:formula="of:=+[.E138]+[.F138]" office:value-type="currency" office:currency="USD" office:value="835" calcext:value-type="currency">
            <text:p>$835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92"/>
          <table:table-cell table:style-name="ce92" table:formula="of:=+[.B121]" office:value-type="float" office:value="200" calcext:value-type="float">
            <text:p>200</text:p>
          </table:table-cell>
          <table:table-cell table:style-name="ce92" table:formula="of:=+[.D128]" office:value-type="float" office:value="585" calcext:value-type="float">
            <text:p>585</text:p>
          </table:table-cell>
          <table:table-cell table:style-name="ce123" table:formula="of:=+[.D139]*[$Datos.$M$16]" office:value-type="currency" office:currency="USD" office:value="585" calcext:value-type="currency">
            <text:p>$585.00</text:p>
          </table:table-cell>
          <table:table-cell table:style-name="ce123" table:formula="of:=IFERROR(+([.C139]/[.C139])*[$Datos.$M$15];0)" office:value-type="currency" office:currency="USD" office:value="2500" calcext:value-type="currency">
            <text:p>$2,500.00</text:p>
          </table:table-cell>
          <table:table-cell table:style-name="ce123" table:formula="of:=+[.E139]+[.F139]" office:value-type="currency" office:currency="USD" office:value="3085" calcext:value-type="currency">
            <text:p>$3,085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92" table:formula="of:=+[.B118]" office:value-type="float" office:value="200" calcext:value-type="float">
            <text:p>200</text:p>
          </table:table-cell>
          <table:table-cell table:style-name="ce92"/>
          <table:table-cell table:style-name="ce92" table:formula="of:=+[.E128]" office:value-type="float" office:value="560" calcext:value-type="float">
            <text:p>560</text:p>
          </table:table-cell>
          <table:table-cell table:style-name="ce123" table:formula="of:=+[.D140]*[$Datos.$M$16]" office:value-type="currency" office:currency="USD" office:value="560" calcext:value-type="currency">
            <text:p>$560.00</text:p>
          </table:table-cell>
          <table:table-cell table:style-name="ce123" table:formula="of:=IFERROR(+([.C140]/[.C140])*[$Datos.$M$15];0)" office:value-type="currency" office:currency="USD" office:value="0" calcext:value-type="currency">
            <text:p>$0.00</text:p>
          </table:table-cell>
          <table:table-cell table:style-name="ce123" table:formula="of:=+[.E140]+[.F140]" office:value-type="currency" office:currency="USD" office:value="560" calcext:value-type="currency">
            <text:p>$56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92" table:number-columns-repeated="2"/>
          <table:table-cell table:style-name="ce92" table:formula="of:=+[.F128]" office:value-type="float" office:value="360" calcext:value-type="float">
            <text:p>360</text:p>
          </table:table-cell>
          <table:table-cell table:style-name="ce123" table:formula="of:=+[.D141]*[$Datos.$M$16]" office:value-type="currency" office:currency="USD" office:value="360" calcext:value-type="currency">
            <text:p>$360.00</text:p>
          </table:table-cell>
          <table:table-cell table:style-name="ce123" table:formula="of:=IFERROR(+([.C141]/[.C141])*[$Datos.$M$15];0)" office:value-type="currency" office:currency="USD" office:value="0" calcext:value-type="currency">
            <text:p>$0.00</text:p>
          </table:table-cell>
          <table:table-cell table:style-name="ce123" table:formula="of:=+[.E141]+[.F141]" office:value-type="currency" office:currency="USD" office:value="360" calcext:value-type="currency">
            <text:p>$36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92" table:number-columns-repeated="2"/>
          <table:table-cell table:style-name="ce92" table:formula="of:=+[.G128]" office:value-type="float" office:value="210" calcext:value-type="float">
            <text:p>210</text:p>
          </table:table-cell>
          <table:table-cell table:style-name="ce123" table:formula="of:=+[.D142]*[$Datos.$M$16]" office:value-type="currency" office:currency="USD" office:value="210" calcext:value-type="currency">
            <text:p>$210.00</text:p>
          </table:table-cell>
          <table:table-cell table:style-name="ce123" table:formula="of:=IFERROR(+([.C142]/[.C142])*[$Datos.$M$15];0)" office:value-type="currency" office:currency="USD" office:value="0" calcext:value-type="currency">
            <text:p>$0.00</text:p>
          </table:table-cell>
          <table:table-cell table:style-name="ce123" table:formula="of:=+[.E142]+[.F142]" office:value-type="currency" office:currency="USD" office:value="210" calcext:value-type="currency">
            <text:p>$2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92" table:number-columns-repeated="2"/>
          <table:table-cell table:style-name="ce92" table:formula="of:=+[.H128]" office:value-type="float" office:value="10" calcext:value-type="float">
            <text:p>10</text:p>
          </table:table-cell>
          <table:table-cell table:style-name="ce123" table:formula="of:=+[.D143]*[$Datos.$M$16]" office:value-type="currency" office:currency="USD" office:value="10" calcext:value-type="currency">
            <text:p>$10.00</text:p>
          </table:table-cell>
          <table:table-cell table:style-name="ce123" table:formula="of:=IFERROR(+([.C143]/[.C143])*[$Datos.$M$15];0)" office:value-type="currency" office:currency="USD" office:value="0" calcext:value-type="currency">
            <text:p>$0.00</text:p>
          </table:table-cell>
          <table:table-cell table:style-name="ce123" table:formula="of:=+[.E143]+[.F143]" office:value-type="currency" office:currency="USD" office:value="10" calcext:value-type="currency">
            <text:p>$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92" table:number-columns-repeated="2"/>
          <table:table-cell table:style-name="ce92" table:formula="of:=+[.I128]" office:value-type="float" office:value="10" calcext:value-type="float">
            <text:p>10</text:p>
          </table:table-cell>
          <table:table-cell table:style-name="ce123" table:formula="of:=+[.D144]*[$Datos.$M$16]" office:value-type="currency" office:currency="USD" office:value="10" calcext:value-type="currency">
            <text:p>$10.00</text:p>
          </table:table-cell>
          <table:table-cell table:style-name="ce123" table:formula="of:=IFERROR(+([.C144]/[.C144])*[$Datos.$M$15];0)" office:value-type="currency" office:currency="USD" office:value="0" calcext:value-type="currency">
            <text:p>$0.00</text:p>
          </table:table-cell>
          <table:table-cell table:style-name="ce123" table:formula="of:=+[.E144]+[.F144]" office:value-type="currency" office:currency="USD" office:value="10" calcext:value-type="currency">
            <text:p>$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92" table:number-columns-repeated="2"/>
          <table:table-cell table:style-name="ce92" table:formula="of:=+[.J128]" office:value-type="float" office:value="10" calcext:value-type="float">
            <text:p>10</text:p>
          </table:table-cell>
          <table:table-cell table:style-name="ce123" table:formula="of:=+[.D145]*[$Datos.$M$16]" office:value-type="currency" office:currency="USD" office:value="10" calcext:value-type="currency">
            <text:p>$10.00</text:p>
          </table:table-cell>
          <table:table-cell table:style-name="ce123" table:formula="of:=IFERROR(+([.C145]/[.C145])*[$Datos.$M$15];0)" office:value-type="currency" office:currency="USD" office:value="0" calcext:value-type="currency">
            <text:p>$0.00</text:p>
          </table:table-cell>
          <table:table-cell table:style-name="ce123" table:formula="of:=+[.E145]+[.F145]" office:value-type="currency" office:currency="USD" office:value="10" calcext:value-type="currency">
            <text:p>$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92" table:number-columns-repeated="2"/>
          <table:table-cell table:style-name="ce92" table:formula="of:=+[.K128]" office:value-type="float" office:value="10" calcext:value-type="float">
            <text:p>10</text:p>
          </table:table-cell>
          <table:table-cell table:style-name="ce123" table:formula="of:=+[.D146]*[$Datos.$M$16]" office:value-type="currency" office:currency="USD" office:value="10" calcext:value-type="currency">
            <text:p>$10.00</text:p>
          </table:table-cell>
          <table:table-cell table:style-name="ce123" table:formula="of:=IFERROR(+([.C146]/[.C146])*[$Datos.$M$15];0)" office:value-type="currency" office:currency="USD" office:value="0" calcext:value-type="currency">
            <text:p>$0.00</text:p>
          </table:table-cell>
          <table:table-cell table:style-name="ce123" table:formula="of:=+[.E146]+[.F146]" office:value-type="currency" office:currency="USD" office:value="10" calcext:value-type="currency">
            <text:p>$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108" office:value-type="string" calcext:value-type="string">
            <text:p>TOTAL</text:p>
          </table:table-cell>
          <table:table-cell table:style-name="ce124" table:formula="of:=SUM([.E137:.E146])" office:value-type="currency" office:currency="USD" office:value="2610" calcext:value-type="currency">
            <text:p>$2,610.00</text:p>
          </table:table-cell>
          <table:table-cell table:style-name="ce124" table:formula="of:=SUM([.F137:.F146])" office:value-type="currency" office:currency="USD" office:value="5000" calcext:value-type="currency">
            <text:p>$5,000.00</text:p>
          </table:table-cell>
          <table:table-cell table:style-name="ce124" table:formula="of:=SUM([.G137:.G146])" office:value-type="currency" office:currency="USD" office:value="7610" calcext:value-type="currency">
            <text:p>$7,610.00</text:p>
          </table:table-cell>
          <table:table-cell table:style-name="ce1" table:number-columns-repeated="4"/>
          <table:table-cell table:number-columns-repeated="1013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71" office:value-type="string" calcext:value-type="string" table:number-columns-spanned="2" table:number-rows-spanned="1">
            <text:p>MINIMO COSTO TOTAL (LTC)</text:p>
          </table:table-cell>
          <table:covered-table-cell/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/>
          <table:table-cell table:style-name="ce89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number-columns-repeated="1013"/>
        </table:table-row>
        <table:table-row table:style-name="ro1">
          <table:table-cell table:style-name="ce37" office:value-type="string" calcext:value-type="string">
            <text:p>ELEMEN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72" office:value-type="string" calcext:value-type="string">
            <text:p>Pedidos Planificados Goma A.</text:p>
          </table:table-cell>
          <table:table-cell table:style-name="ce90" table:formula="of:=+[$LXL.B47]" office:value-type="float" office:value="30" calcext:value-type="float">
            <text:p>30</text:p>
          </table:table-cell>
          <table:table-cell table:style-name="ce90" table:formula="of:=+[$LXL.C47]" office:value-type="float" office:value="250" calcext:value-type="float">
            <text:p>250</text:p>
          </table:table-cell>
          <table:table-cell table:style-name="ce90" table:formula="of:=+[$LXL.D47]" office:value-type="float" office:value="225" calcext:value-type="float">
            <text:p>225</text:p>
          </table:table-cell>
          <table:table-cell table:style-name="ce90" table:formula="of:=+[$LXL.E47]" office:value-type="float" office:value="200" calcext:value-type="float">
            <text:p>200</text:p>
          </table:table-cell>
          <table:table-cell table:style-name="ce90" table:formula="of:=+[$LXL.F47]" office:value-type="float" office:value="150" calcext:value-type="float">
            <text:p>150</text:p>
          </table:table-cell>
          <table:table-cell table:style-name="ce90" table:formula="of:=+[$LXL.G47]" office:value-type="float" office:value="200" calcext:value-type="float">
            <text:p>200</text:p>
          </table:table-cell>
          <table:table-cell table:style-name="ce90" table:formula="of:=+[$LXL.H47]" office:value-type="float" office:value="0" calcext:value-type="float">
            <text:p>0</text:p>
          </table:table-cell>
          <table:table-cell table:style-name="ce90" table:formula="of:=+[$LXL.I47]" office:value-type="float" office:value="0" calcext:value-type="float">
            <text:p>0</text:p>
          </table:table-cell>
          <table:table-cell table:style-name="ce90" table:formula="of:=+[$LXL.J47]" office:value-type="float" office:value="0" calcext:value-type="float">
            <text:p>0</text:p>
          </table:table-cell>
          <table:table-cell table:style-name="ce90" table:formula="of:=+[$LXL.K47]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52" office:value-type="string" calcext:value-type="string">
            <text:p>Periodos</text:p>
          </table:table-cell>
          <table:table-cell table:style-name="ce91" office:value-type="string" calcext:value-type="string">
            <text:p>Pedidos Planificados</text:p>
          </table:table-cell>
          <table:table-cell table:style-name="ce91" office:value-type="string" calcext:value-type="string">
            <text:p>Costo de Mantenimiento</text:p>
          </table:table-cell>
          <table:table-cell table:style-name="ce91" office:value-type="string" calcext:value-type="string">
            <text:p>Costo de Emision</text:p>
          </table:table-cell>
          <table:table-cell table:number-columns-repeated="1020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92" table:formula="of:=+[.B160]" office:value-type="float" office:value="30" calcext:value-type="float">
            <text:p>30</text:p>
          </table:table-cell>
          <table:table-cell table:style-name="ce92" office:value-type="float" office:value="0" calcext:value-type="float">
            <text:p>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1 - 2</text:p>
          </table:table-cell>
          <table:table-cell table:style-name="ce96" table:formula="of:=+[.B160]+[.C160]" office:value-type="float" office:value="280" calcext:value-type="float">
            <text:p>280</text:p>
          </table:table-cell>
          <table:table-cell table:style-name="ce96" table:formula="of:=+[.C160]*1" office:value-type="float" office:value="250" calcext:value-type="float">
            <text:p>25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1 - 2 - 3</text:p>
          </table:table-cell>
          <table:table-cell table:style-name="ce92" table:formula="of:=+[.B160]+[.C160]+[.D160]" office:value-type="float" office:value="505" calcext:value-type="float">
            <text:p>505</text:p>
          </table:table-cell>
          <table:table-cell table:style-name="ce92" table:formula="of:=+[.C160]*1+[.D160]*2" office:value-type="float" office:value="700" calcext:value-type="float">
            <text:p>70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1 - 2 - 3 - 4</text:p>
          </table:table-cell>
          <table:table-cell table:style-name="ce92" table:formula="of:=+[.B160]+[.C160]+[.D160]+[.E160]" office:value-type="float" office:value="705" calcext:value-type="float">
            <text:p>705</text:p>
          </table:table-cell>
          <table:table-cell table:style-name="ce92" table:formula="of:=+[.C160]*1+[.D160]*2+[.E160]*3" office:value-type="float" office:value="1300" calcext:value-type="float">
            <text:p>130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82" office:value-type="string" calcext:value-type="string">
            <text:p>°1 - 2 - 3 - 4 - 5</text:p>
          </table:table-cell>
          <table:table-cell table:style-name="ce99" table:formula="of:=+[.B160]+[.C160]+[.D160]+[.E160]+[.F160]" office:value-type="float" office:value="855" calcext:value-type="float">
            <text:p>855</text:p>
          </table:table-cell>
          <table:table-cell table:style-name="ce99" table:formula="of:=+[.C160]*1+[.D160]*2+[.E160]*3+[.F160]*4" office:value-type="float" office:value="1900" calcext:value-type="float">
            <text:p>1900</text:p>
          </table:table-cell>
          <table:table-cell table:style-name="ce115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1 - 2 - 3 - 4 - 5 - 6</text:p>
          </table:table-cell>
          <table:table-cell table:style-name="ce92" table:formula="of:=+[.B160]+[.C160]+[.D160]+[.E160]+[.F160]+[.G160]" office:value-type="float" office:value="1055" calcext:value-type="float">
            <text:p>1055</text:p>
          </table:table-cell>
          <table:table-cell table:style-name="ce92" table:formula="of:=+[.C160]*1+[.D160]*2+[.E160]*3+[.F160]*4+[.G160]*5" office:value-type="float" office:value="2900" calcext:value-type="float">
            <text:p>290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6</text:p>
          </table:table-cell>
          <table:table-cell table:style-name="ce92" table:formula="of:=+[.G160]" office:value-type="float" office:value="200" calcext:value-type="float">
            <text:p>200</text:p>
          </table:table-cell>
          <table:table-cell table:style-name="ce92" office:value-type="float" office:value="0" calcext:value-type="float">
            <text:p>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6 - 7</text:p>
          </table:table-cell>
          <table:table-cell table:style-name="ce92" table:formula="of:=+[.G160]+[.H160]" office:value-type="float" office:value="200" calcext:value-type="float">
            <text:p>200</text:p>
          </table:table-cell>
          <table:table-cell table:style-name="ce92" table:formula="of:=+[.G160]*1" office:value-type="float" office:value="200" calcext:value-type="float">
            <text:p>20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6 - 7 - 8</text:p>
          </table:table-cell>
          <table:table-cell table:style-name="ce92" table:formula="of:=+[.G160]+[.H160]+[.I160]" office:value-type="float" office:value="200" calcext:value-type="float">
            <text:p>200</text:p>
          </table:table-cell>
          <table:table-cell table:style-name="ce92" table:formula="of:=+[.G160]*1+[.H160]*2" office:value-type="float" office:value="200" calcext:value-type="float">
            <text:p>20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82" office:value-type="string" calcext:value-type="string">
            <text:p>°6 - 7 - 8 - 9</text:p>
          </table:table-cell>
          <table:table-cell table:style-name="ce99" table:formula="of:=[.G160]+[.H160]+[.I160]+[.J160]" office:value-type="float" office:value="200" calcext:value-type="float">
            <text:p>200</text:p>
          </table:table-cell>
          <table:table-cell table:style-name="ce99" table:formula="of:=+[.G160]*1+[.H160]*2+[.I160]*3" office:value-type="float" office:value="200" calcext:value-type="float">
            <text:p>200</text:p>
          </table:table-cell>
          <table:table-cell table:style-name="ce115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/>
          <table:table-cell table:style-name="ce89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number-columns-repeated="1013"/>
        </table:table-row>
        <table:table-row table:style-name="ro1">
          <table:table-cell table:style-name="ce37" office:value-type="string" calcext:value-type="string">
            <text:p>Concep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Necesidades Brutas</text:p>
          </table:table-cell>
          <table:table-cell table:style-name="ce94" table:formula="of:=+[$LXL.B43]" office:value-type="float" office:value="0" calcext:value-type="float">
            <text:p>0</text:p>
          </table:table-cell>
          <table:table-cell table:style-name="ce94" table:formula="of:=+[$LXL.C43]" office:value-type="float" office:value="40" calcext:value-type="float">
            <text:p>40</text:p>
          </table:table-cell>
          <table:table-cell table:style-name="ce94" table:formula="of:=+[$LXL.D43]" office:value-type="float" office:value="250" calcext:value-type="float">
            <text:p>250</text:p>
          </table:table-cell>
          <table:table-cell table:style-name="ce94" table:formula="of:=+[$LXL.E43]" office:value-type="float" office:value="225" calcext:value-type="float">
            <text:p>225</text:p>
          </table:table-cell>
          <table:table-cell table:style-name="ce94" table:formula="of:=+[$LXL.F43]" office:value-type="float" office:value="200" calcext:value-type="float">
            <text:p>200</text:p>
          </table:table-cell>
          <table:table-cell table:style-name="ce94" table:formula="of:=+[$LXL.G43]" office:value-type="float" office:value="150" calcext:value-type="float">
            <text:p>150</text:p>
          </table:table-cell>
          <table:table-cell table:style-name="ce94" table:formula="of:=+[$LXL.H43]" office:value-type="float" office:value="200" calcext:value-type="float">
            <text:p>200</text:p>
          </table:table-cell>
          <table:table-cell table:style-name="ce94" table:formula="of:=+[$LXL.I43]" office:value-type="float" office:value="0" calcext:value-type="float">
            <text:p>0</text:p>
          </table:table-cell>
          <table:table-cell table:style-name="ce94" table:formula="of:=+[$LXL.J43]" office:value-type="float" office:value="0" calcext:value-type="float">
            <text:p>0</text:p>
          </table:table-cell>
          <table:table-cell table:style-name="ce94" table:formula="of:=+[$LXL.K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Pedidos Pendientes</text:p>
          </table:table-cell>
          <table:table-cell table:style-name="ce94" table:number-columns-repeated="10"/>
          <table:table-cell table:number-columns-repeated="1013"/>
        </table:table-row>
        <table:table-row table:style-name="ro1">
          <table:table-cell table:style-name="ce75" office:value-type="string" calcext:value-type="string">
            <text:p>Disponibilidades</text:p>
          </table:table-cell>
          <table:table-cell table:style-name="ce90" table:formula="of:=+[$LXL.B45]" office:value-type="float" office:value="20" calcext:value-type="float">
            <text:p>20</text:p>
          </table:table-cell>
          <table:table-cell table:style-name="ce90" table:formula="of:=+[.D190]+[.C190]+[$LXL.C44]-[$LXL.C43]" office:value-type="float" office:value="835" calcext:value-type="float">
            <text:p>835</text:p>
          </table:table-cell>
          <table:table-cell table:style-name="ce90" table:formula="of:=+[.D191]+[.C191]+[$LXL.D44]-[$LXL.D43]" office:value-type="float" office:value="585" calcext:value-type="float">
            <text:p>585</text:p>
          </table:table-cell>
          <table:table-cell table:style-name="ce90" table:formula="of:=+[.D192]+[.C192]+[$LXL.E44]-[$LXL.E43]" office:value-type="float" office:value="560" calcext:value-type="float">
            <text:p>560</text:p>
          </table:table-cell>
          <table:table-cell table:style-name="ce90" table:formula="of:=+[.D193]+[.C193]+[$LXL.F44]-[$LXL.F43]" office:value-type="float" office:value="360" calcext:value-type="float">
            <text:p>360</text:p>
          </table:table-cell>
          <table:table-cell table:style-name="ce90" table:formula="of:=+[.D194]+[.C194]+[$LXL.G44]-[$LXL.G43]" office:value-type="float" office:value="210" calcext:value-type="float">
            <text:p>210</text:p>
          </table:table-cell>
          <table:table-cell table:style-name="ce90" table:formula="of:=+[.D195]+[.C195]+[$LXL.H44]-[$LXL.H43]" office:value-type="float" office:value="10" calcext:value-type="float">
            <text:p>10</text:p>
          </table:table-cell>
          <table:table-cell table:style-name="ce90" table:formula="of:=+[.D196]+[.C196]+[$LXL.I44]-[$LXL.I43]" office:value-type="float" office:value="10" calcext:value-type="float">
            <text:p>10</text:p>
          </table:table-cell>
          <table:table-cell table:style-name="ce90" table:formula="of:=+[.D197]+[.C197]+[$LXL.J44]-[$LXL.J43]" office:value-type="float" office:value="10" calcext:value-type="float">
            <text:p>10</text:p>
          </table:table-cell>
          <table:table-cell table:style-name="ce90" table:formula="of:=+[.D198]+[.C198]+[$LXL.K44]-[$LXL.K43]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Necesidades netas</text:p>
          </table:table-cell>
          <table:table-cell table:style-name="ce94"/>
          <table:table-cell table:style-name="ce90" table:formula="of:=+[.B160]" office:value-type="float" office:value="30" calcext:value-type="float">
            <text:p>30</text:p>
          </table:table-cell>
          <table:table-cell table:style-name="ce90"/>
          <table:table-cell table:style-name="ce90" table:formula="of:=+[.B171]" office:value-type="float" office:value="200" calcext:value-type="float">
            <text:p>200</text:p>
          </table:table-cell>
          <table:table-cell table:style-name="ce90" table:number-columns-repeated="5"/>
          <table:table-cell table:style-name="ce94"/>
          <table:table-cell table:number-columns-repeated="1013"/>
        </table:table-row>
        <table:table-row table:style-name="ro1">
          <table:table-cell table:style-name="ce76" office:value-type="string" calcext:value-type="string">
            <text:p>Recepcion Pedidos</text:p>
          </table:table-cell>
          <table:table-cell table:style-name="ce94"/>
          <table:table-cell table:style-name="ce90" table:formula="of:=+[.B169]" office:value-type="float" office:value="855" calcext:value-type="float">
            <text:p>855</text:p>
          </table:table-cell>
          <table:table-cell table:style-name="ce90"/>
          <table:table-cell table:style-name="ce90" table:formula="of:=+[.B174]" office:value-type="float" office:value="200" calcext:value-type="float">
            <text:p>200</text:p>
          </table:table-cell>
          <table:table-cell table:style-name="ce90" table:number-columns-repeated="5"/>
          <table:table-cell table:style-name="ce94"/>
          <table:table-cell table:number-columns-repeated="1013"/>
        </table:table-row>
        <table:table-row table:style-name="ro1">
          <table:table-cell table:style-name="ce36" office:value-type="string" calcext:value-type="string">
            <text:p>Pedidos Planificados</text:p>
          </table:table-cell>
          <table:table-cell table:style-name="ce90" table:formula="of:=+[.B169]" office:value-type="float" office:value="855" calcext:value-type="float">
            <text:p>855</text:p>
          </table:table-cell>
          <table:table-cell table:style-name="ce90"/>
          <table:table-cell table:style-name="ce90" table:formula="of:=+[.B174]" office:value-type="float" office:value="200" calcext:value-type="float">
            <text:p>200</text:p>
          </table:table-cell>
          <table:table-cell table:style-name="ce90" table:number-columns-repeated="5"/>
          <table:table-cell table:style-name="ce94" table:number-columns-repeated="2"/>
          <table:table-cell table:number-columns-repeated="1013"/>
        </table:table-row>
        <table:table-row table:style-name="ro1" table:number-rows-repeated="4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52" office:value-type="string" calcext:value-type="string">
            <text:p>PERIODO</text:p>
          </table:table-cell>
          <table:table-cell table:style-name="ce91" office:value-type="string" calcext:value-type="string">
            <text:p>NEC. NETAS</text:p>
          </table:table-cell>
          <table:table-cell table:style-name="ce91" office:value-type="string" calcext:value-type="string">
            <text:p>PEDIDOS PLANIFIADOS</text:p>
          </table:table-cell>
          <table:table-cell table:style-name="ce91" office:value-type="string" calcext:value-type="string">
            <text:p>INVENTARIO FINAL (DISPON)</text:p>
          </table:table-cell>
          <table:table-cell table:style-name="ce91" office:value-type="string" calcext:value-type="string">
            <text:p>COSTO DE MTTO</text:p>
          </table:table-cell>
          <table:table-cell table:style-name="ce91" office:value-type="string" calcext:value-type="string">
            <text:p>COSTO DE EMISION</text:p>
          </table:table-cell>
          <table:table-cell table:style-name="ce91" office:value-type="string" calcext:value-type="string">
            <text:p>COSTO TOTAL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92"/>
          <table:table-cell table:style-name="ce92" table:formula="of:=+[.B169]" office:value-type="float" office:value="855" calcext:value-type="float">
            <text:p>855</text:p>
          </table:table-cell>
          <table:table-cell table:style-name="ce92" office:value-type="float" office:value="20" calcext:value-type="float">
            <text:p>20</text:p>
          </table:table-cell>
          <table:table-cell table:style-name="ce123" table:formula="of:=+[.D190]*[$Datos.$M$16]" office:value-type="currency" office:currency="USD" office:value="20" calcext:value-type="currency">
            <text:p>$20.00</text:p>
          </table:table-cell>
          <table:table-cell table:style-name="ce123" table:formula="of:=IFERROR(+([.C190]/[.C190])*[$Datos.$M$15];0)" office:value-type="currency" office:currency="USD" office:value="2500" calcext:value-type="currency">
            <text:p>$2,500.00</text:p>
          </table:table-cell>
          <table:table-cell table:style-name="ce123" table:formula="of:=+[.E190]+[.F190]" office:value-type="currency" office:currency="USD" office:value="2520" calcext:value-type="currency">
            <text:p>$2,52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92" table:formula="of:=+[.B165]" office:value-type="float" office:value="30" calcext:value-type="float">
            <text:p>30</text:p>
          </table:table-cell>
          <table:table-cell table:style-name="ce92"/>
          <table:table-cell table:style-name="ce92" table:formula="of:=+[.C181]" office:value-type="float" office:value="835" calcext:value-type="float">
            <text:p>835</text:p>
          </table:table-cell>
          <table:table-cell table:style-name="ce123" table:formula="of:=+[.D191]*[$Datos.$M$16]" office:value-type="currency" office:currency="USD" office:value="835" calcext:value-type="currency">
            <text:p>$835.00</text:p>
          </table:table-cell>
          <table:table-cell table:style-name="ce123" table:formula="of:=IFERROR(+([.C191]/[.C191])*[$Datos.$M$15];0)" office:value-type="currency" office:currency="USD" office:value="0" calcext:value-type="currency">
            <text:p>$0.00</text:p>
          </table:table-cell>
          <table:table-cell table:style-name="ce123" table:formula="of:=+[.E191]+[.F191]" office:value-type="currency" office:currency="USD" office:value="835" calcext:value-type="currency">
            <text:p>$835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92"/>
          <table:table-cell table:style-name="ce92" table:formula="of:=+[.B174]" office:value-type="float" office:value="200" calcext:value-type="float">
            <text:p>200</text:p>
          </table:table-cell>
          <table:table-cell table:style-name="ce92" table:formula="of:=+[.D181]" office:value-type="float" office:value="585" calcext:value-type="float">
            <text:p>585</text:p>
          </table:table-cell>
          <table:table-cell table:style-name="ce123" table:formula="of:=+[.D192]*[$Datos.$M$16]" office:value-type="currency" office:currency="USD" office:value="585" calcext:value-type="currency">
            <text:p>$585.00</text:p>
          </table:table-cell>
          <table:table-cell table:style-name="ce123" table:formula="of:=IFERROR(+([.C192]/[.C192])*[$Datos.$M$15];0)" office:value-type="currency" office:currency="USD" office:value="2500" calcext:value-type="currency">
            <text:p>$2,500.00</text:p>
          </table:table-cell>
          <table:table-cell table:style-name="ce123" table:formula="of:=+[.E192]+[.F192]" office:value-type="currency" office:currency="USD" office:value="3085" calcext:value-type="currency">
            <text:p>$3,085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92" table:formula="of:=+[.B171]" office:value-type="float" office:value="200" calcext:value-type="float">
            <text:p>200</text:p>
          </table:table-cell>
          <table:table-cell table:style-name="ce92"/>
          <table:table-cell table:style-name="ce92" table:formula="of:=+[.E181]" office:value-type="float" office:value="560" calcext:value-type="float">
            <text:p>560</text:p>
          </table:table-cell>
          <table:table-cell table:style-name="ce123" table:formula="of:=+[.D193]*[$Datos.$M$16]" office:value-type="currency" office:currency="USD" office:value="560" calcext:value-type="currency">
            <text:p>$560.00</text:p>
          </table:table-cell>
          <table:table-cell table:style-name="ce123" table:formula="of:=IFERROR(+([.C193]/[.C193])*[$Datos.$M$15];0)" office:value-type="currency" office:currency="USD" office:value="0" calcext:value-type="currency">
            <text:p>$0.00</text:p>
          </table:table-cell>
          <table:table-cell table:style-name="ce123" table:formula="of:=+[.E193]+[.F193]" office:value-type="currency" office:currency="USD" office:value="560" calcext:value-type="currency">
            <text:p>$56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92" table:number-columns-repeated="2"/>
          <table:table-cell table:style-name="ce92" table:formula="of:=+[.F181]" office:value-type="float" office:value="360" calcext:value-type="float">
            <text:p>360</text:p>
          </table:table-cell>
          <table:table-cell table:style-name="ce123" table:formula="of:=+[.D194]*[$Datos.$M$16]" office:value-type="currency" office:currency="USD" office:value="360" calcext:value-type="currency">
            <text:p>$360.00</text:p>
          </table:table-cell>
          <table:table-cell table:style-name="ce123" table:formula="of:=IFERROR(+([.C194]/[.C194])*[$Datos.$M$15];0)" office:value-type="currency" office:currency="USD" office:value="0" calcext:value-type="currency">
            <text:p>$0.00</text:p>
          </table:table-cell>
          <table:table-cell table:style-name="ce123" table:formula="of:=+[.E194]+[.F194]" office:value-type="currency" office:currency="USD" office:value="360" calcext:value-type="currency">
            <text:p>$36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92" table:number-columns-repeated="2"/>
          <table:table-cell table:style-name="ce92" table:formula="of:=+[.G181]" office:value-type="float" office:value="210" calcext:value-type="float">
            <text:p>210</text:p>
          </table:table-cell>
          <table:table-cell table:style-name="ce123" table:formula="of:=+[.D195]*[$Datos.$M$16]" office:value-type="currency" office:currency="USD" office:value="210" calcext:value-type="currency">
            <text:p>$210.00</text:p>
          </table:table-cell>
          <table:table-cell table:style-name="ce123" table:formula="of:=IFERROR(+([.C195]/[.C195])*[$Datos.$M$15];0)" office:value-type="currency" office:currency="USD" office:value="0" calcext:value-type="currency">
            <text:p>$0.00</text:p>
          </table:table-cell>
          <table:table-cell table:style-name="ce123" table:formula="of:=+[.E195]+[.F195]" office:value-type="currency" office:currency="USD" office:value="210" calcext:value-type="currency">
            <text:p>$2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92" table:number-columns-repeated="2"/>
          <table:table-cell table:style-name="ce92" table:formula="of:=+[.H181]" office:value-type="float" office:value="10" calcext:value-type="float">
            <text:p>10</text:p>
          </table:table-cell>
          <table:table-cell table:style-name="ce123" table:formula="of:=+[.D196]*[$Datos.$M$16]" office:value-type="currency" office:currency="USD" office:value="10" calcext:value-type="currency">
            <text:p>$10.00</text:p>
          </table:table-cell>
          <table:table-cell table:style-name="ce123" table:formula="of:=IFERROR(+([.C196]/[.C196])*[$Datos.$M$15];0)" office:value-type="currency" office:currency="USD" office:value="0" calcext:value-type="currency">
            <text:p>$0.00</text:p>
          </table:table-cell>
          <table:table-cell table:style-name="ce123" table:formula="of:=+[.E196]+[.F196]" office:value-type="currency" office:currency="USD" office:value="10" calcext:value-type="currency">
            <text:p>$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92" table:number-columns-repeated="2"/>
          <table:table-cell table:style-name="ce92" table:formula="of:=+[.I181]" office:value-type="float" office:value="10" calcext:value-type="float">
            <text:p>10</text:p>
          </table:table-cell>
          <table:table-cell table:style-name="ce123" table:formula="of:=+[.D197]*[$Datos.$M$16]" office:value-type="currency" office:currency="USD" office:value="10" calcext:value-type="currency">
            <text:p>$10.00</text:p>
          </table:table-cell>
          <table:table-cell table:style-name="ce123" table:formula="of:=IFERROR(+([.C197]/[.C197])*[$Datos.$M$15];0)" office:value-type="currency" office:currency="USD" office:value="0" calcext:value-type="currency">
            <text:p>$0.00</text:p>
          </table:table-cell>
          <table:table-cell table:style-name="ce123" table:formula="of:=+[.E197]+[.F197]" office:value-type="currency" office:currency="USD" office:value="10" calcext:value-type="currency">
            <text:p>$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92" table:number-columns-repeated="2"/>
          <table:table-cell table:style-name="ce92" table:formula="of:=+[.J181]" office:value-type="float" office:value="10" calcext:value-type="float">
            <text:p>10</text:p>
          </table:table-cell>
          <table:table-cell table:style-name="ce123" table:formula="of:=+[.D198]*[$Datos.$M$16]" office:value-type="currency" office:currency="USD" office:value="10" calcext:value-type="currency">
            <text:p>$10.00</text:p>
          </table:table-cell>
          <table:table-cell table:style-name="ce123" table:formula="of:=IFERROR(+([.C198]/[.C198])*[$Datos.$M$15];0)" office:value-type="currency" office:currency="USD" office:value="0" calcext:value-type="currency">
            <text:p>$0.00</text:p>
          </table:table-cell>
          <table:table-cell table:style-name="ce123" table:formula="of:=+[.E198]+[.F198]" office:value-type="currency" office:currency="USD" office:value="10" calcext:value-type="currency">
            <text:p>$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92" table:number-columns-repeated="2"/>
          <table:table-cell table:style-name="ce92" table:formula="of:=+[.K181]" office:value-type="float" office:value="10" calcext:value-type="float">
            <text:p>10</text:p>
          </table:table-cell>
          <table:table-cell table:style-name="ce123" table:formula="of:=+[.D199]*[$Datos.$M$16]" office:value-type="currency" office:currency="USD" office:value="10" calcext:value-type="currency">
            <text:p>$10.00</text:p>
          </table:table-cell>
          <table:table-cell table:style-name="ce123" table:formula="of:=IFERROR(+([.C199]/[.C199])*[$Datos.$M$15];0)" office:value-type="currency" office:currency="USD" office:value="0" calcext:value-type="currency">
            <text:p>$0.00</text:p>
          </table:table-cell>
          <table:table-cell table:style-name="ce123" table:formula="of:=+[.E199]+[.F199]" office:value-type="currency" office:currency="USD" office:value="10" calcext:value-type="currency">
            <text:p>$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108" office:value-type="string" calcext:value-type="string">
            <text:p>TOTAL</text:p>
          </table:table-cell>
          <table:table-cell table:style-name="ce124" table:formula="of:=SUM([.E190:.E199])" office:value-type="currency" office:currency="USD" office:value="2610" calcext:value-type="currency">
            <text:p>$2,610.00</text:p>
          </table:table-cell>
          <table:table-cell table:style-name="ce124" table:formula="of:=SUM([.F190:.F199])" office:value-type="currency" office:currency="USD" office:value="5000" calcext:value-type="currency">
            <text:p>$5,000.00</text:p>
          </table:table-cell>
          <table:table-cell table:style-name="ce124" table:formula="of:=SUM([.G190:.G199])" office:value-type="currency" office:currency="USD" office:value="7610" calcext:value-type="currency">
            <text:p>$7,610.00</text:p>
          </table:table-cell>
          <table:table-cell table:style-name="ce1" table:number-columns-repeated="4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71" office:value-type="string" calcext:value-type="string" table:number-columns-spanned="2" table:number-rows-spanned="1">
            <text:p>MINIMO COSTO TOTAL (LTC)</text:p>
          </table:table-cell>
          <table:covered-table-cell/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/>
          <table:table-cell table:style-name="ce89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number-columns-repeated="1013"/>
        </table:table-row>
        <table:table-row table:style-name="ro1">
          <table:table-cell table:style-name="ce37" office:value-type="string" calcext:value-type="string">
            <text:p>ELEMEN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72" office:value-type="string" calcext:value-type="string">
            <text:p>Pedidos Planificados Percha</text:p>
          </table:table-cell>
          <table:table-cell table:style-name="ce90" table:formula="of:=+[$LXL.B37]" office:value-type="float" office:value="0" calcext:value-type="float">
            <text:p>0</text:p>
          </table:table-cell>
          <table:table-cell table:style-name="ce90" table:formula="of:=+[$LXL.C37]" office:value-type="float" office:value="170" calcext:value-type="float">
            <text:p>170</text:p>
          </table:table-cell>
          <table:table-cell table:style-name="ce90" table:formula="of:=+[$LXL.D37]" office:value-type="float" office:value="1000" calcext:value-type="float">
            <text:p>1000</text:p>
          </table:table-cell>
          <table:table-cell table:style-name="ce90" table:formula="of:=+[$LXL.E37]" office:value-type="float" office:value="915" calcext:value-type="float">
            <text:p>915</text:p>
          </table:table-cell>
          <table:table-cell table:style-name="ce90" table:formula="of:=+[$LXL.F37]" office:value-type="float" office:value="860" calcext:value-type="float">
            <text:p>860</text:p>
          </table:table-cell>
          <table:table-cell table:style-name="ce90" table:formula="of:=+[$LXL.G37]" office:value-type="float" office:value="660" calcext:value-type="float">
            <text:p>660</text:p>
          </table:table-cell>
          <table:table-cell table:style-name="ce90" table:formula="of:=+[$LXL.H37]" office:value-type="float" office:value="850" calcext:value-type="float">
            <text:p>850</text:p>
          </table:table-cell>
          <table:table-cell table:style-name="ce90" table:formula="of:=+[$LXL.I37]" office:value-type="float" office:value="40" calcext:value-type="float">
            <text:p>40</text:p>
          </table:table-cell>
          <table:table-cell table:style-name="ce90" table:formula="of:=+[$LXL.J37]" office:value-type="float" office:value="50" calcext:value-type="float">
            <text:p>50</text:p>
          </table:table-cell>
          <table:table-cell table:style-name="ce90" table:formula="of:=+[$LXL.K37]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52" office:value-type="string" calcext:value-type="string">
            <text:p>Periodos</text:p>
          </table:table-cell>
          <table:table-cell table:style-name="ce91" office:value-type="string" calcext:value-type="string">
            <text:p>Pedidos Planificados</text:p>
          </table:table-cell>
          <table:table-cell table:style-name="ce91" office:value-type="string" calcext:value-type="string">
            <text:p>Costo de Mantenimiento</text:p>
          </table:table-cell>
          <table:table-cell table:style-name="ce91" office:value-type="string" calcext:value-type="string">
            <text:p>Costo de Emision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1</text:p>
          </table:table-cell>
          <table:table-cell table:style-name="ce92" table:formula="of:=+[.B211]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1 - 2</text:p>
          </table:table-cell>
          <table:table-cell table:style-name="ce96" table:formula="of:=+[.B211]+[.C211]" office:value-type="float" office:value="170" calcext:value-type="float">
            <text:p>170</text:p>
          </table:table-cell>
          <table:table-cell table:style-name="ce96" office:value-type="float" office:value="0" calcext:value-type="float">
            <text:p>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83" office:value-type="string" calcext:value-type="string">
            <text:p>°1 - 2 - 3</text:p>
          </table:table-cell>
          <table:table-cell table:style-name="ce100" table:formula="of:=+[.B211]+[.C211]+[.D211]" office:value-type="float" office:value="1170" calcext:value-type="float">
            <text:p>1170</text:p>
          </table:table-cell>
          <table:table-cell table:style-name="ce100" table:formula="of:=+[.D211]*1" office:value-type="float" office:value="1000" calcext:value-type="float">
            <text:p>1000</text:p>
          </table:table-cell>
          <table:table-cell table:style-name="ce11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1 - 2 - 3 - 4</text:p>
          </table:table-cell>
          <table:table-cell table:style-name="ce96" table:formula="of:=+[.B211]+[.C211]+[.D211]+[.E211]" office:value-type="float" office:value="2085" calcext:value-type="float">
            <text:p>2085</text:p>
          </table:table-cell>
          <table:table-cell table:style-name="ce96" table:formula="of:=+[.D211]*1+[.E211]*2" office:value-type="float" office:value="2830" calcext:value-type="float">
            <text:p>283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4</text:p>
          </table:table-cell>
          <table:table-cell table:style-name="ce96" table:formula="of:=+[.E211]" office:value-type="float" office:value="915" calcext:value-type="float">
            <text:p>915</text:p>
          </table:table-cell>
          <table:table-cell table:style-name="ce96" office:value-type="float" office:value="0" calcext:value-type="float">
            <text:p>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4 - 5</text:p>
          </table:table-cell>
          <table:table-cell table:style-name="ce92" table:formula="of:=+[.E211]+[.F211]" office:value-type="float" office:value="1775" calcext:value-type="float">
            <text:p>1775</text:p>
          </table:table-cell>
          <table:table-cell table:style-name="ce92" table:formula="of:=+[.F211]*1" office:value-type="float" office:value="860" calcext:value-type="float">
            <text:p>86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83" office:value-type="string" calcext:value-type="string">
            <text:p>°4 - 5 - 6</text:p>
          </table:table-cell>
          <table:table-cell table:style-name="ce100" table:formula="of:=+[.E211]+[.F211]+[.G211]" office:value-type="float" office:value="2435" calcext:value-type="float">
            <text:p>2435</text:p>
          </table:table-cell>
          <table:table-cell table:style-name="ce100" table:formula="of:=+[.F211]*1+[.G211]*2" office:value-type="float" office:value="2180" calcext:value-type="float">
            <text:p>2180</text:p>
          </table:table-cell>
          <table:table-cell table:style-name="ce11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4 - 5 - 6 - 7</text:p>
          </table:table-cell>
          <table:table-cell table:style-name="ce92" table:formula="of:=+[.E211]+[.F211]+[.G211]+[.H211]" office:value-type="float" office:value="3285" calcext:value-type="float">
            <text:p>3285</text:p>
          </table:table-cell>
          <table:table-cell table:style-name="ce92" table:formula="of:=+[.F211]*1+[.G211]*2+[.H211]*3" office:value-type="float" office:value="4730" calcext:value-type="float">
            <text:p>473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7</text:p>
          </table:table-cell>
          <table:table-cell table:style-name="ce96" table:formula="of:=+[.H211]" office:value-type="float" office:value="850" calcext:value-type="float">
            <text:p>850</text:p>
          </table:table-cell>
          <table:table-cell table:style-name="ce96" office:value-type="float" office:value="0" calcext:value-type="float">
            <text:p>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7 - 8</text:p>
          </table:table-cell>
          <table:table-cell table:style-name="ce96" table:formula="of:=+[.H211]+[.I211]" office:value-type="float" office:value="890" calcext:value-type="float">
            <text:p>890</text:p>
          </table:table-cell>
          <table:table-cell table:style-name="ce96" table:formula="of:=+[.I211]*1" office:value-type="float" office:value="40" calcext:value-type="float">
            <text:p>4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84" office:value-type="string" calcext:value-type="string">
            <text:p>°7 - 8 - 9</text:p>
          </table:table-cell>
          <table:table-cell table:style-name="ce84" table:formula="of:=+[.H211]+[.I211]+[.J211]" office:value-type="float" office:value="940" calcext:value-type="float">
            <text:p>940</text:p>
          </table:table-cell>
          <table:table-cell table:style-name="ce84" table:formula="of:=+[.I211]*1+[.J211]*2" office:value-type="float" office:value="140" calcext:value-type="float">
            <text:p>140</text:p>
          </table:table-cell>
          <table:table-cell table:style-name="ce117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89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number-columns-repeated="1013"/>
        </table:table-row>
        <table:table-row table:style-name="ro1">
          <table:table-cell table:style-name="ce37" office:value-type="string" calcext:value-type="string">
            <text:p>Concep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Necesidades Brutas</text:p>
          </table:table-cell>
          <table:table-cell table:style-name="ce94" table:formula="of:=+[$LXL.B33]" office:value-type="float" office:value="0" calcext:value-type="float">
            <text:p>0</text:p>
          </table:table-cell>
          <table:table-cell table:style-name="ce94" table:formula="of:=+[$LXL.C33]" office:value-type="float" office:value="0" calcext:value-type="float">
            <text:p>0</text:p>
          </table:table-cell>
          <table:table-cell table:style-name="ce94" table:formula="of:=+[$LXL.D33]" office:value-type="float" office:value="200" calcext:value-type="float">
            <text:p>200</text:p>
          </table:table-cell>
          <table:table-cell table:style-name="ce94" table:formula="of:=+[$LXL.E33]" office:value-type="float" office:value="1000" calcext:value-type="float">
            <text:p>1000</text:p>
          </table:table-cell>
          <table:table-cell table:style-name="ce94" table:formula="of:=+[$LXL.F33]" office:value-type="float" office:value="950" calcext:value-type="float">
            <text:p>950</text:p>
          </table:table-cell>
          <table:table-cell table:style-name="ce94" table:formula="of:=+[$LXL.G33]" office:value-type="float" office:value="860" calcext:value-type="float">
            <text:p>860</text:p>
          </table:table-cell>
          <table:table-cell table:style-name="ce94" table:formula="of:=+[$LXL.H33]" office:value-type="float" office:value="660" calcext:value-type="float">
            <text:p>660</text:p>
          </table:table-cell>
          <table:table-cell table:style-name="ce94" table:formula="of:=+[$LXL.I33]" office:value-type="float" office:value="850" calcext:value-type="float">
            <text:p>850</text:p>
          </table:table-cell>
          <table:table-cell table:style-name="ce94" table:formula="of:=+[$LXL.J33]" office:value-type="float" office:value="40" calcext:value-type="float">
            <text:p>40</text:p>
          </table:table-cell>
          <table:table-cell table:style-name="ce94" table:formula="of:=+[$LXL.K33]"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Pedidos Pendientes</text:p>
          </table:table-cell>
          <table:table-cell table:style-name="ce94" table:number-columns-repeated="10"/>
          <table:table-cell table:number-columns-repeated="1013"/>
        </table:table-row>
        <table:table-row table:style-name="ro1">
          <table:table-cell table:style-name="ce75" office:value-type="string" calcext:value-type="string">
            <text:p>Disponibilidades</text:p>
          </table:table-cell>
          <table:table-cell table:style-name="ce90" table:formula="of:=+[$LXL.B35]" office:value-type="float" office:value="50" calcext:value-type="float">
            <text:p>50</text:p>
          </table:table-cell>
          <table:table-cell table:style-name="ce90" table:formula="of:=+[.D241]+[.C241]+[$LXL.C34]-[$LXL.C33]" office:value-type="float" office:value="1190" calcext:value-type="float">
            <text:p>1190</text:p>
          </table:table-cell>
          <table:table-cell table:style-name="ce90" table:formula="of:=+[.D242]+[.C242]+[$LXL.D34]-[$LXL.D33]" office:value-type="float" office:value="990" calcext:value-type="float">
            <text:p>990</text:p>
          </table:table-cell>
          <table:table-cell table:style-name="ce90" table:formula="of:=+[.D243]+[.C243]+[$LXL.E34]-[$LXL.E33]" office:value-type="float" office:value="2425" calcext:value-type="float">
            <text:p>2425</text:p>
          </table:table-cell>
          <table:table-cell table:style-name="ce90" table:formula="of:=+[.D244]+[.C244]+[$LXL.F34]-[$LXL.F33]" office:value-type="float" office:value="1510" calcext:value-type="float">
            <text:p>1510</text:p>
          </table:table-cell>
          <table:table-cell table:style-name="ce90" table:formula="of:=+[.D245]+[.C245]+[$LXL.G34]-[$LXL.G33]" office:value-type="float" office:value="1590" calcext:value-type="float">
            <text:p>1590</text:p>
          </table:table-cell>
          <table:table-cell table:style-name="ce90" table:formula="of:=+[.D246]+[.C246]+[$LXL.H34]-[$LXL.H33]" office:value-type="float" office:value="930" calcext:value-type="float">
            <text:p>930</text:p>
          </table:table-cell>
          <table:table-cell table:style-name="ce90" table:formula="of:=+[.D247]+[.C247]+[$LXL.I34]-[$LXL.I33]" office:value-type="float" office:value="80" calcext:value-type="float">
            <text:p>80</text:p>
          </table:table-cell>
          <table:table-cell table:style-name="ce90" table:formula="of:=+[.D248]+[.C248]+[$LXL.J34]-[$LXL.J33]" office:value-type="float" office:value="40" calcext:value-type="float">
            <text:p>40</text:p>
          </table:table-cell>
          <table:table-cell table:style-name="ce90" table:formula="of:=+[.K230]-[.D249]+[.C249]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Necesidades netas</text:p>
          </table:table-cell>
          <table:table-cell table:style-name="ce94"/>
          <table:table-cell table:style-name="ce90" table:formula="of:=+[.B217]" office:value-type="float" office:value="170" calcext:value-type="float">
            <text:p>170</text:p>
          </table:table-cell>
          <table:table-cell table:style-name="ce90"/>
          <table:table-cell table:style-name="ce90" table:formula="of:=+[.B220]" office:value-type="float" office:value="915" calcext:value-type="float">
            <text:p>915</text:p>
          </table:table-cell>
          <table:table-cell table:style-name="ce90"/>
          <table:table-cell table:style-name="ce90" table:formula="of:=+[.B224]" office:value-type="float" office:value="850" calcext:value-type="float">
            <text:p>850</text:p>
          </table:table-cell>
          <table:table-cell table:style-name="ce90" table:number-columns-repeated="3"/>
          <table:table-cell table:style-name="ce94"/>
          <table:table-cell table:number-columns-repeated="1013"/>
        </table:table-row>
        <table:table-row table:style-name="ro1">
          <table:table-cell table:style-name="ce76" office:value-type="string" calcext:value-type="string">
            <text:p>Recepcion Pedidos</text:p>
          </table:table-cell>
          <table:table-cell table:style-name="ce94"/>
          <table:table-cell table:style-name="ce90" table:formula="of:=+[.B218]" office:value-type="float" office:value="1170" calcext:value-type="float">
            <text:p>1170</text:p>
          </table:table-cell>
          <table:table-cell table:style-name="ce90"/>
          <table:table-cell table:style-name="ce90" table:formula="of:=+[.B222]" office:value-type="float" office:value="2435" calcext:value-type="float">
            <text:p>2435</text:p>
          </table:table-cell>
          <table:table-cell table:style-name="ce90"/>
          <table:table-cell table:style-name="ce90" table:formula="of:=+[.B226]" office:value-type="float" office:value="940" calcext:value-type="float">
            <text:p>940</text:p>
          </table:table-cell>
          <table:table-cell table:style-name="ce90" table:number-columns-repeated="3"/>
          <table:table-cell table:style-name="ce94"/>
          <table:table-cell table:number-columns-repeated="1013"/>
        </table:table-row>
        <table:table-row table:style-name="ro1">
          <table:table-cell table:style-name="ce36" office:value-type="string" calcext:value-type="string">
            <text:p>Pedidos Planificados</text:p>
          </table:table-cell>
          <table:table-cell table:style-name="ce90" table:formula="of:=+[.B217]" office:value-type="float" office:value="170" calcext:value-type="float">
            <text:p>170</text:p>
          </table:table-cell>
          <table:table-cell table:style-name="ce90"/>
          <table:table-cell table:style-name="ce90" table:formula="of:=+[.B220]" office:value-type="float" office:value="915" calcext:value-type="float">
            <text:p>915</text:p>
          </table:table-cell>
          <table:table-cell table:style-name="ce90"/>
          <table:table-cell table:style-name="ce90" table:formula="of:=+[.B224]" office:value-type="float" office:value="850" calcext:value-type="float">
            <text:p>850</text:p>
          </table:table-cell>
          <table:table-cell table:style-name="ce90" table:number-columns-repeated="3"/>
          <table:table-cell table:style-name="ce94" table:number-columns-repeated="2"/>
          <table:table-cell table:number-columns-repeated="1013"/>
        </table:table-row>
        <table:table-row table:style-name="ro1" table:number-rows-repeated="4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52" office:value-type="string" calcext:value-type="string">
            <text:p>PERIODO</text:p>
          </table:table-cell>
          <table:table-cell table:style-name="ce91" office:value-type="string" calcext:value-type="string">
            <text:p>NEC. NETAS</text:p>
          </table:table-cell>
          <table:table-cell table:style-name="ce91" office:value-type="string" calcext:value-type="string">
            <text:p>PEDIDOS PLANIFIADOS</text:p>
          </table:table-cell>
          <table:table-cell table:style-name="ce91" office:value-type="string" calcext:value-type="string">
            <text:p>INVENTARIO FINAL (DISPON)</text:p>
          </table:table-cell>
          <table:table-cell table:style-name="ce91" office:value-type="string" calcext:value-type="string">
            <text:p>COSTO DE MTTO</text:p>
          </table:table-cell>
          <table:table-cell table:style-name="ce91" office:value-type="string" calcext:value-type="string">
            <text:p>COSTO DE EMISION</text:p>
          </table:table-cell>
          <table:table-cell table:style-name="ce91" office:value-type="string" calcext:value-type="string">
            <text:p>COSTO TOTAL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92"/>
          <table:table-cell table:style-name="ce92" table:formula="of:=+[.B218]" office:value-type="float" office:value="1170" calcext:value-type="float">
            <text:p>1170</text:p>
          </table:table-cell>
          <table:table-cell table:style-name="ce92" office:value-type="float" office:value="20" calcext:value-type="float">
            <text:p>20</text:p>
          </table:table-cell>
          <table:table-cell table:style-name="ce123" table:formula="of:=+[.D241]*[$Datos.$M$16]" office:value-type="currency" office:currency="USD" office:value="20" calcext:value-type="currency">
            <text:p>$20.00</text:p>
          </table:table-cell>
          <table:table-cell table:style-name="ce123" table:formula="of:=IFERROR(+([.C241]/[.C241])*[$Datos.$M$15];0)" office:value-type="currency" office:currency="USD" office:value="2500" calcext:value-type="currency">
            <text:p>$2,500.00</text:p>
          </table:table-cell>
          <table:table-cell table:style-name="ce123" table:formula="of:=+[.E241]+[.F241]" office:value-type="currency" office:currency="USD" office:value="2520" calcext:value-type="currency">
            <text:p>$2,52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92" table:formula="of:=+[.B217]" office:value-type="float" office:value="170" calcext:value-type="float">
            <text:p>170</text:p>
          </table:table-cell>
          <table:table-cell table:style-name="ce92"/>
          <table:table-cell table:style-name="ce92" table:formula="of:=+[.C232]" office:value-type="float" office:value="1190" calcext:value-type="float">
            <text:p>1190</text:p>
          </table:table-cell>
          <table:table-cell table:style-name="ce123" table:formula="of:=+[.D242]*[$Datos.$M$16]" office:value-type="currency" office:currency="USD" office:value="1190" calcext:value-type="currency">
            <text:p>$1,190.00</text:p>
          </table:table-cell>
          <table:table-cell table:style-name="ce123" table:formula="of:=IFERROR(+([.C242]/[.C242])*[$Datos.$M$15];0)" office:value-type="currency" office:currency="USD" office:value="0" calcext:value-type="currency">
            <text:p>$0.00</text:p>
          </table:table-cell>
          <table:table-cell table:style-name="ce123" table:formula="of:=+[.E242]+[.F242]" office:value-type="currency" office:currency="USD" office:value="1190" calcext:value-type="currency">
            <text:p>$1,19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92"/>
          <table:table-cell table:style-name="ce92" table:formula="of:=+[.B222]" office:value-type="float" office:value="2435" calcext:value-type="float">
            <text:p>2435</text:p>
          </table:table-cell>
          <table:table-cell table:style-name="ce92" table:formula="of:=+[.D232]" office:value-type="float" office:value="990" calcext:value-type="float">
            <text:p>990</text:p>
          </table:table-cell>
          <table:table-cell table:style-name="ce123" table:formula="of:=+[.D243]*[$Datos.$M$16]" office:value-type="currency" office:currency="USD" office:value="990" calcext:value-type="currency">
            <text:p>$990.00</text:p>
          </table:table-cell>
          <table:table-cell table:style-name="ce123" table:formula="of:=IFERROR(+([.C243]/[.C243])*[$Datos.$M$15];0)" office:value-type="currency" office:currency="USD" office:value="2500" calcext:value-type="currency">
            <text:p>$2,500.00</text:p>
          </table:table-cell>
          <table:table-cell table:style-name="ce123" table:formula="of:=+[.E243]+[.F243]" office:value-type="currency" office:currency="USD" office:value="3490" calcext:value-type="currency">
            <text:p>$3,49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92" table:formula="of:=+[.B220]" office:value-type="float" office:value="915" calcext:value-type="float">
            <text:p>915</text:p>
          </table:table-cell>
          <table:table-cell table:style-name="ce92"/>
          <table:table-cell table:style-name="ce92" table:formula="of:=+[.E232]" office:value-type="float" office:value="2425" calcext:value-type="float">
            <text:p>2425</text:p>
          </table:table-cell>
          <table:table-cell table:style-name="ce123" table:formula="of:=+[.D244]*[$Datos.$M$16]" office:value-type="currency" office:currency="USD" office:value="2425" calcext:value-type="currency">
            <text:p>$2,425.00</text:p>
          </table:table-cell>
          <table:table-cell table:style-name="ce123" table:formula="of:=IFERROR(+([.C244]/[.C244])*[$Datos.$M$15];0)" office:value-type="currency" office:currency="USD" office:value="0" calcext:value-type="currency">
            <text:p>$0.00</text:p>
          </table:table-cell>
          <table:table-cell table:style-name="ce123" table:formula="of:=+[.E244]+[.F244]" office:value-type="currency" office:currency="USD" office:value="2425" calcext:value-type="currency">
            <text:p>$2,425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92"/>
          <table:table-cell table:style-name="ce92" table:formula="of:=+[.B226]" office:value-type="float" office:value="940" calcext:value-type="float">
            <text:p>940</text:p>
          </table:table-cell>
          <table:table-cell table:style-name="ce92" table:formula="of:=+[.F232]" office:value-type="float" office:value="1510" calcext:value-type="float">
            <text:p>1510</text:p>
          </table:table-cell>
          <table:table-cell table:style-name="ce123" table:formula="of:=+[.D245]*[$Datos.$M$16]" office:value-type="currency" office:currency="USD" office:value="1510" calcext:value-type="currency">
            <text:p>$1,510.00</text:p>
          </table:table-cell>
          <table:table-cell table:style-name="ce123" table:formula="of:=IFERROR(+([.C245]/[.C245])*[$Datos.$M$15];0)" office:value-type="currency" office:currency="USD" office:value="2500" calcext:value-type="currency">
            <text:p>$2,500.00</text:p>
          </table:table-cell>
          <table:table-cell table:style-name="ce123" table:formula="of:=+[.E245]+[.F245]" office:value-type="currency" office:currency="USD" office:value="4010" calcext:value-type="currency">
            <text:p>$4,0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92" table:formula="of:=+[.B224]" office:value-type="float" office:value="850" calcext:value-type="float">
            <text:p>850</text:p>
          </table:table-cell>
          <table:table-cell table:style-name="ce92"/>
          <table:table-cell table:style-name="ce92" table:formula="of:=+[.G232]" office:value-type="float" office:value="1590" calcext:value-type="float">
            <text:p>1590</text:p>
          </table:table-cell>
          <table:table-cell table:style-name="ce123" table:formula="of:=+[.D246]*[$Datos.$M$16]" office:value-type="currency" office:currency="USD" office:value="1590" calcext:value-type="currency">
            <text:p>$1,590.00</text:p>
          </table:table-cell>
          <table:table-cell table:style-name="ce123" table:formula="of:=IFERROR(+([.C246]/[.C246])*[$Datos.$M$15];0)" office:value-type="currency" office:currency="USD" office:value="0" calcext:value-type="currency">
            <text:p>$0.00</text:p>
          </table:table-cell>
          <table:table-cell table:style-name="ce123" table:formula="of:=+[.E246]+[.F246]" office:value-type="currency" office:currency="USD" office:value="1590" calcext:value-type="currency">
            <text:p>$1,59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92" table:number-columns-repeated="2"/>
          <table:table-cell table:style-name="ce92" table:formula="of:=+[.H232]" office:value-type="float" office:value="930" calcext:value-type="float">
            <text:p>930</text:p>
          </table:table-cell>
          <table:table-cell table:style-name="ce123" table:formula="of:=+[.D247]*[$Datos.$M$16]" office:value-type="currency" office:currency="USD" office:value="930" calcext:value-type="currency">
            <text:p>$930.00</text:p>
          </table:table-cell>
          <table:table-cell table:style-name="ce123" table:formula="of:=IFERROR(+([.C247]/[.C247])*[$Datos.$M$15];0)" office:value-type="currency" office:currency="USD" office:value="0" calcext:value-type="currency">
            <text:p>$0.00</text:p>
          </table:table-cell>
          <table:table-cell table:style-name="ce123" table:formula="of:=+[.E247]+[.F247]" office:value-type="currency" office:currency="USD" office:value="930" calcext:value-type="currency">
            <text:p>$93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92" table:number-columns-repeated="2"/>
          <table:table-cell table:style-name="ce92" table:formula="of:=+[.I232]" office:value-type="float" office:value="80" calcext:value-type="float">
            <text:p>80</text:p>
          </table:table-cell>
          <table:table-cell table:style-name="ce123" table:formula="of:=+[.D248]*[$Datos.$M$16]" office:value-type="currency" office:currency="USD" office:value="80" calcext:value-type="currency">
            <text:p>$80.00</text:p>
          </table:table-cell>
          <table:table-cell table:style-name="ce123" table:formula="of:=IFERROR(+([.C248]/[.C248])*[$Datos.$M$15];0)" office:value-type="currency" office:currency="USD" office:value="0" calcext:value-type="currency">
            <text:p>$0.00</text:p>
          </table:table-cell>
          <table:table-cell table:style-name="ce123" table:formula="of:=+[.E248]+[.F248]" office:value-type="currency" office:currency="USD" office:value="80" calcext:value-type="currency">
            <text:p>$8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92" table:number-columns-repeated="2"/>
          <table:table-cell table:style-name="ce92" table:formula="of:=+[.J232]" office:value-type="float" office:value="40" calcext:value-type="float">
            <text:p>40</text:p>
          </table:table-cell>
          <table:table-cell table:style-name="ce123" table:formula="of:=+[.D249]*[$Datos.$M$16]" office:value-type="currency" office:currency="USD" office:value="40" calcext:value-type="currency">
            <text:p>$40.00</text:p>
          </table:table-cell>
          <table:table-cell table:style-name="ce123" table:formula="of:=IFERROR(+([.C249]/[.C249])*[$Datos.$M$15];0)" office:value-type="currency" office:currency="USD" office:value="0" calcext:value-type="currency">
            <text:p>$0.00</text:p>
          </table:table-cell>
          <table:table-cell table:style-name="ce123" table:formula="of:=+[.E249]+[.F249]" office:value-type="currency" office:currency="USD" office:value="40" calcext:value-type="currency">
            <text:p>$4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92" table:number-columns-repeated="2"/>
          <table:table-cell table:style-name="ce92" table:formula="of:=+[.K232]" office:value-type="float" office:value="10" calcext:value-type="float">
            <text:p>10</text:p>
          </table:table-cell>
          <table:table-cell table:style-name="ce123" table:formula="of:=+[.D250]*[$Datos.$M$16]" office:value-type="currency" office:currency="USD" office:value="10" calcext:value-type="currency">
            <text:p>$10.00</text:p>
          </table:table-cell>
          <table:table-cell table:style-name="ce123" table:formula="of:=IFERROR(+([.C250]/[.C250])*[$Datos.$M$15];0)" office:value-type="currency" office:currency="USD" office:value="0" calcext:value-type="currency">
            <text:p>$0.00</text:p>
          </table:table-cell>
          <table:table-cell table:style-name="ce123" table:formula="of:=+[.E250]+[.F250]" office:value-type="currency" office:currency="USD" office:value="10" calcext:value-type="currency">
            <text:p>$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108" office:value-type="string" calcext:value-type="string">
            <text:p>TOTAL</text:p>
          </table:table-cell>
          <table:table-cell table:style-name="ce124" table:formula="of:=SUM([.E241:.E250])" office:value-type="currency" office:currency="USD" office:value="8785" calcext:value-type="currency">
            <text:p>$8,785.00</text:p>
          </table:table-cell>
          <table:table-cell table:style-name="ce124" table:formula="of:=SUM([.F241:.F250])" office:value-type="currency" office:currency="USD" office:value="7500" calcext:value-type="currency">
            <text:p>$7,500.00</text:p>
          </table:table-cell>
          <table:table-cell table:style-name="ce124" table:formula="of:=SUM([.G241:.G250])" office:value-type="currency" office:currency="USD" office:value="16285" calcext:value-type="currency">
            <text:p>$16,285.00</text:p>
          </table:table-cell>
          <table:table-cell table:style-name="ce1" table:number-columns-repeated="4"/>
          <table:table-cell table:number-columns-repeated="1013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71" office:value-type="string" calcext:value-type="string" table:number-columns-spanned="2" table:number-rows-spanned="1">
            <text:p>MINIMO COSTO TOTAL (LTC)</text:p>
          </table:table-cell>
          <table:covered-table-cell/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/>
          <table:table-cell table:style-name="ce89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number-columns-repeated="1013"/>
        </table:table-row>
        <table:table-row table:style-name="ro1">
          <table:table-cell table:style-name="ce37" office:value-type="string" calcext:value-type="string">
            <text:p>ELEMEN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72" office:value-type="string" calcext:value-type="string">
            <text:p>Pedidos Planificados Tronco</text:p>
          </table:table-cell>
          <table:table-cell table:style-name="ce90" table:formula="of:=+[$LXL.B27]" office:value-type="float" office:value="0" calcext:value-type="float">
            <text:p>0</text:p>
          </table:table-cell>
          <table:table-cell table:style-name="ce90" table:formula="of:=+[$LXL.C27]" office:value-type="float" office:value="40" calcext:value-type="float">
            <text:p>40</text:p>
          </table:table-cell>
          <table:table-cell table:style-name="ce90" table:formula="of:=+[$LXL.D27]" office:value-type="float" office:value="250" calcext:value-type="float">
            <text:p>250</text:p>
          </table:table-cell>
          <table:table-cell table:style-name="ce90" table:formula="of:=+[$LXL.E27]" office:value-type="float" office:value="225" calcext:value-type="float">
            <text:p>225</text:p>
          </table:table-cell>
          <table:table-cell table:style-name="ce90" table:formula="of:=+[$LXL.F27]" office:value-type="float" office:value="200" calcext:value-type="float">
            <text:p>200</text:p>
          </table:table-cell>
          <table:table-cell table:style-name="ce90" table:formula="of:=+[$LXL.G27]" office:value-type="float" office:value="150" calcext:value-type="float">
            <text:p>150</text:p>
          </table:table-cell>
          <table:table-cell table:style-name="ce90" table:formula="of:=+[$LXL.H27]" office:value-type="float" office:value="200" calcext:value-type="float">
            <text:p>200</text:p>
          </table:table-cell>
          <table:table-cell table:style-name="ce90" table:formula="of:=+[$LXL.I27]" office:value-type="float" office:value="0" calcext:value-type="float">
            <text:p>0</text:p>
          </table:table-cell>
          <table:table-cell table:style-name="ce90" table:formula="of:=+[$LXL.J27]" office:value-type="float" office:value="0" calcext:value-type="float">
            <text:p>0</text:p>
          </table:table-cell>
          <table:table-cell table:style-name="ce90" table:formula="of:=+[$LXL.K27]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52" office:value-type="string" calcext:value-type="string">
            <text:p>Periodos</text:p>
          </table:table-cell>
          <table:table-cell table:style-name="ce91" office:value-type="string" calcext:value-type="string">
            <text:p>Pedidos Planificados</text:p>
          </table:table-cell>
          <table:table-cell table:style-name="ce91" office:value-type="string" calcext:value-type="string">
            <text:p>Costo de Mantenimiento</text:p>
          </table:table-cell>
          <table:table-cell table:style-name="ce91" office:value-type="string" calcext:value-type="string">
            <text:p>Costo de Emision</text:p>
          </table:table-cell>
          <table:table-cell table:number-columns-repeated="1020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92" table:formula="of:=+[.B263]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1 - 2 </text:p>
          </table:table-cell>
          <table:table-cell table:style-name="ce96" table:formula="of:=+[.B263]+[.C263]" office:value-type="float" office:value="40" calcext:value-type="float">
            <text:p>40</text:p>
          </table:table-cell>
          <table:table-cell table:style-name="ce96" office:value-type="float" office:value="0" calcext:value-type="float">
            <text:p>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1 - 2 - 3</text:p>
          </table:table-cell>
          <table:table-cell table:style-name="ce96" table:formula="of:=+[.B263]+[.C263]+[.D263]" office:value-type="float" office:value="290" calcext:value-type="float">
            <text:p>290</text:p>
          </table:table-cell>
          <table:table-cell table:style-name="ce96" table:formula="of:=+[.D263]*1" office:value-type="float" office:value="250" calcext:value-type="float">
            <text:p>25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1 - 2 - 3 - 4</text:p>
          </table:table-cell>
          <table:table-cell table:style-name="ce96" table:formula="of:=+[.B263]+[.C263]+[.D263]+[.E263]" office:value-type="float" office:value="515" calcext:value-type="float">
            <text:p>515</text:p>
          </table:table-cell>
          <table:table-cell table:style-name="ce96" table:formula="of:=+[.D263]*1+[.E263]*2" office:value-type="float" office:value="700" calcext:value-type="float">
            <text:p>70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1 - 2 - 3 - 4 -5 </text:p>
          </table:table-cell>
          <table:table-cell table:style-name="ce96" table:formula="of:=+[.B263]+[.C263]+[.D263]+[.E263]+[.F263]" office:value-type="float" office:value="715" calcext:value-type="float">
            <text:p>715</text:p>
          </table:table-cell>
          <table:table-cell table:style-name="ce96" table:formula="of:=+[.D263]*1+[.E263]*2+[.F263]*3" office:value-type="float" office:value="1300" calcext:value-type="float">
            <text:p>130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85" office:value-type="string" calcext:value-type="string">
            <text:p>°1 - 2 - 3 - 4 - 5 - 6</text:p>
          </table:table-cell>
          <table:table-cell table:style-name="ce101" table:formula="of:=+[.B263]+[.C263]+[.D263]+[.E263]+[.F263]+[.G263]" office:value-type="float" office:value="865" calcext:value-type="float">
            <text:p>865</text:p>
          </table:table-cell>
          <table:table-cell table:style-name="ce101" table:formula="of:=+[.D263]*1+[.E263]*2+[.F263]*3+[.G263]*4" office:value-type="float" office:value="1900" calcext:value-type="float">
            <text:p>1900</text:p>
          </table:table-cell>
          <table:table-cell table:style-name="ce118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1 - 2 - 3 - 4 - 5 - 6 - 7</text:p>
          </table:table-cell>
          <table:table-cell table:style-name="ce92" table:formula="of:=+[.B263]+[.C263]+[.D263]+[.E263]+[.F263]+[.G263]+[.H263]" office:value-type="float" office:value="1065" calcext:value-type="float">
            <text:p>1065</text:p>
          </table:table-cell>
          <table:table-cell table:style-name="ce92" table:formula="of:=+[.D263]*1+[.E263]*2+[.F263]*3+[.G263]*4+[.H263]*5" office:value-type="float" office:value="2900" calcext:value-type="float">
            <text:p>290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7</text:p>
          </table:table-cell>
          <table:table-cell table:style-name="ce92" table:formula="of:=+[.H263]" office:value-type="float" office:value="200" calcext:value-type="float">
            <text:p>200</text:p>
          </table:table-cell>
          <table:table-cell table:style-name="ce92" office:value-type="float" office:value="0" calcext:value-type="float">
            <text:p>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7 - 8</text:p>
          </table:table-cell>
          <table:table-cell table:style-name="ce92" table:formula="of:=+[.H263]+[.I263]" office:value-type="float" office:value="200" calcext:value-type="float">
            <text:p>200</text:p>
          </table:table-cell>
          <table:table-cell table:style-name="ce92" table:formula="of:=+[.I263]*1" office:value-type="float" office:value="0" calcext:value-type="float">
            <text:p>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86" office:value-type="string" calcext:value-type="string">
            <text:p>°7 - 8 - 9</text:p>
          </table:table-cell>
          <table:table-cell table:style-name="ce102" table:formula="of:=+[.H263]+[.I263]+[.J263]" office:value-type="float" office:value="200" calcext:value-type="float">
            <text:p>200</text:p>
          </table:table-cell>
          <table:table-cell table:style-name="ce102" table:formula="of:=+[.I263]*1+[.J263]*2" office:value-type="float" office:value="0" calcext:value-type="float">
            <text:p>0</text:p>
          </table:table-cell>
          <table:table-cell table:style-name="ce119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/>
          <table:table-cell table:style-name="ce89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number-columns-repeated="1013"/>
        </table:table-row>
        <table:table-row table:style-name="ro1">
          <table:table-cell table:style-name="ce37" office:value-type="string" calcext:value-type="string">
            <text:p>Concep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Necesidades Brutas</text:p>
          </table:table-cell>
          <table:table-cell table:style-name="ce94" table:formula="of:=+[$LXL.B23]" office:value-type="float" office:value="0" calcext:value-type="float">
            <text:p>0</text:p>
          </table:table-cell>
          <table:table-cell table:style-name="ce94" table:formula="of:=+[$LXL.C23]" office:value-type="float" office:value="0" calcext:value-type="float">
            <text:p>0</text:p>
          </table:table-cell>
          <table:table-cell table:style-name="ce94" table:formula="of:=+[$LXL.D23]" office:value-type="float" office:value="50" calcext:value-type="float">
            <text:p>50</text:p>
          </table:table-cell>
          <table:table-cell table:style-name="ce94" table:formula="of:=+[$LXL.E23]" office:value-type="float" office:value="250" calcext:value-type="float">
            <text:p>250</text:p>
          </table:table-cell>
          <table:table-cell table:style-name="ce94" table:formula="of:=+[$LXL.F23]" office:value-type="float" office:value="225" calcext:value-type="float">
            <text:p>225</text:p>
          </table:table-cell>
          <table:table-cell table:style-name="ce94" table:formula="of:=+[$LXL.G23]" office:value-type="float" office:value="200" calcext:value-type="float">
            <text:p>200</text:p>
          </table:table-cell>
          <table:table-cell table:style-name="ce94" table:formula="of:=+[$LXL.H23]" office:value-type="float" office:value="150" calcext:value-type="float">
            <text:p>150</text:p>
          </table:table-cell>
          <table:table-cell table:style-name="ce94" table:formula="of:=+[$LXL.I23]" office:value-type="float" office:value="200" calcext:value-type="float">
            <text:p>200</text:p>
          </table:table-cell>
          <table:table-cell table:style-name="ce94" table:formula="of:=+[$LXL.J23]" office:value-type="float" office:value="0" calcext:value-type="float">
            <text:p>0</text:p>
          </table:table-cell>
          <table:table-cell table:style-name="ce94" table:formula="of:=+[$LXL.K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Pedidos Pendientes</text:p>
          </table:table-cell>
          <table:table-cell table:style-name="ce94" table:number-columns-repeated="10"/>
          <table:table-cell table:number-columns-repeated="1013"/>
        </table:table-row>
        <table:table-row table:style-name="ro1">
          <table:table-cell table:style-name="ce75" office:value-type="string" calcext:value-type="string">
            <text:p>Disponibilidades</text:p>
          </table:table-cell>
          <table:table-cell table:style-name="ce90" table:formula="of:=+[$LXL.B25]" office:value-type="float" office:value="20" calcext:value-type="float">
            <text:p>20</text:p>
          </table:table-cell>
          <table:table-cell table:style-name="ce90" table:formula="of:=+[.D293]+[.C293]+[$LXL.C24]-[$LXL.C23]" office:value-type="float" office:value="885" calcext:value-type="float">
            <text:p>885</text:p>
          </table:table-cell>
          <table:table-cell table:style-name="ce90" table:formula="of:=+[.D294]+[.C294]+[$LXL.D24]-[$LXL.D23]" office:value-type="float" office:value="835" calcext:value-type="float">
            <text:p>835</text:p>
          </table:table-cell>
          <table:table-cell table:style-name="ce90" table:formula="of:=+[.D295]+[.C295]+[$LXL.E24]-[$LXL.E23]" office:value-type="float" office:value="785" calcext:value-type="float">
            <text:p>785</text:p>
          </table:table-cell>
          <table:table-cell table:style-name="ce90" table:formula="of:=+[.D296]+[.C296]+[$LXL.F24]-[$LXL.F23]" office:value-type="float" office:value="560" calcext:value-type="float">
            <text:p>560</text:p>
          </table:table-cell>
          <table:table-cell table:style-name="ce90" table:formula="of:=+[.D297]+[.C297]+[$LXL.G24]-[$LXL.G23]" office:value-type="float" office:value="360" calcext:value-type="float">
            <text:p>360</text:p>
          </table:table-cell>
          <table:table-cell table:style-name="ce90" table:formula="of:=+[.D298]+[.C298]+[$LXL.H24]-[$LXL.H23]" office:value-type="float" office:value="210" calcext:value-type="float">
            <text:p>210</text:p>
          </table:table-cell>
          <table:table-cell table:style-name="ce90" table:formula="of:=+[.D299]+[.C299]+[$LXL.I24]-[$LXL.I23]" office:value-type="float" office:value="10" calcext:value-type="float">
            <text:p>10</text:p>
          </table:table-cell>
          <table:table-cell table:style-name="ce90" table:formula="of:=+[.D300]+[.C300]+[$LXL.J14]-[$LXL.J13]" office:value-type="float" office:value="10" calcext:value-type="float">
            <text:p>10</text:p>
          </table:table-cell>
          <table:table-cell table:style-name="ce90" table:formula="of:=+[.D301]+[.C301]+[$LXL.K14]-[$LXL.K13]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Necesidades netas</text:p>
          </table:table-cell>
          <table:table-cell table:style-name="ce94"/>
          <table:table-cell table:style-name="ce90" table:formula="of:=+[.C263]" office:value-type="float" office:value="40" calcext:value-type="float">
            <text:p>40</text:p>
          </table:table-cell>
          <table:table-cell table:style-name="ce90"/>
          <table:table-cell table:style-name="ce90" table:formula="of:=+[.H263]" office:value-type="float" office:value="200" calcext:value-type="float">
            <text:p>200</text:p>
          </table:table-cell>
          <table:table-cell table:style-name="ce90"/>
          <table:table-cell table:style-name="ce90" table:formula="of:=+[.F263]" office:value-type="float" office:value="200" calcext:value-type="float">
            <text:p>200</text:p>
          </table:table-cell>
          <table:table-cell table:style-name="ce90" table:number-columns-repeated="3"/>
          <table:table-cell table:style-name="ce94"/>
          <table:table-cell table:number-columns-repeated="1013"/>
        </table:table-row>
        <table:table-row table:style-name="ro1">
          <table:table-cell table:style-name="ce76" office:value-type="string" calcext:value-type="string">
            <text:p>Recepcion Pedidos</text:p>
          </table:table-cell>
          <table:table-cell table:style-name="ce94"/>
          <table:table-cell table:style-name="ce90" table:formula="of:=+[.B273]" office:value-type="float" office:value="865" calcext:value-type="float">
            <text:p>865</text:p>
          </table:table-cell>
          <table:table-cell table:style-name="ce90"/>
          <table:table-cell table:style-name="ce90" table:formula="of:=+[.B277]" office:value-type="float" office:value="200" calcext:value-type="float">
            <text:p>200</text:p>
          </table:table-cell>
          <table:table-cell table:style-name="ce90" table:number-columns-repeated="5"/>
          <table:table-cell table:style-name="ce94"/>
          <table:table-cell table:number-columns-repeated="1013"/>
        </table:table-row>
        <table:table-row table:style-name="ro1">
          <table:table-cell table:style-name="ce36" office:value-type="string" calcext:value-type="string">
            <text:p>Pedidos Planificados</text:p>
          </table:table-cell>
          <table:table-cell table:style-name="ce90" table:formula="of:=+[.B269]" office:value-type="float" office:value="40" calcext:value-type="float">
            <text:p>40</text:p>
          </table:table-cell>
          <table:table-cell table:style-name="ce90"/>
          <table:table-cell table:style-name="ce90" table:formula="of:=+[.B275]" office:value-type="float" office:value="200" calcext:value-type="float">
            <text:p>200</text:p>
          </table:table-cell>
          <table:table-cell table:style-name="ce90" table:number-columns-repeated="5"/>
          <table:table-cell table:style-name="ce94" table:number-columns-repeated="2"/>
          <table:table-cell table:number-columns-repeated="1013"/>
        </table:table-row>
        <table:table-row table:style-name="ro1" table:number-rows-repeated="4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52" office:value-type="string" calcext:value-type="string">
            <text:p>PERIODO</text:p>
          </table:table-cell>
          <table:table-cell table:style-name="ce91" office:value-type="string" calcext:value-type="string">
            <text:p>NEC. NETAS</text:p>
          </table:table-cell>
          <table:table-cell table:style-name="ce91" office:value-type="string" calcext:value-type="string">
            <text:p>PEDIDOS PLANIFIADOS</text:p>
          </table:table-cell>
          <table:table-cell table:style-name="ce91" office:value-type="string" calcext:value-type="string">
            <text:p>INVENTARIO FINAL (DISPON)</text:p>
          </table:table-cell>
          <table:table-cell table:style-name="ce91" office:value-type="string" calcext:value-type="string">
            <text:p>COSTO DE MTTO</text:p>
          </table:table-cell>
          <table:table-cell table:style-name="ce91" office:value-type="string" calcext:value-type="string">
            <text:p>COSTO DE EMISION</text:p>
          </table:table-cell>
          <table:table-cell table:style-name="ce91" office:value-type="string" calcext:value-type="string">
            <text:p>COSTO TOTAL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92"/>
          <table:table-cell table:style-name="ce92" table:formula="of:=+[.B273]" office:value-type="float" office:value="865" calcext:value-type="float">
            <text:p>865</text:p>
          </table:table-cell>
          <table:table-cell table:style-name="ce92" office:value-type="float" office:value="20" calcext:value-type="float">
            <text:p>20</text:p>
          </table:table-cell>
          <table:table-cell table:style-name="ce123" table:formula="of:=+[.D293]*[$Datos.$M$16]" office:value-type="currency" office:currency="USD" office:value="20" calcext:value-type="currency">
            <text:p>$20.00</text:p>
          </table:table-cell>
          <table:table-cell table:style-name="ce123" table:formula="of:=IFERROR(+([.C293]/[.C293])*[$Datos.$M$15];0)" office:value-type="currency" office:currency="USD" office:value="2500" calcext:value-type="currency">
            <text:p>$2,500.00</text:p>
          </table:table-cell>
          <table:table-cell table:style-name="ce123" table:formula="of:=+[.E293]+[.F293]" office:value-type="currency" office:currency="USD" office:value="2520" calcext:value-type="currency">
            <text:p>$2,52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92" table:formula="of:=+[.B269]" office:value-type="float" office:value="40" calcext:value-type="float">
            <text:p>40</text:p>
          </table:table-cell>
          <table:table-cell table:style-name="ce92"/>
          <table:table-cell table:style-name="ce92" table:formula="of:=+[.C284]" office:value-type="float" office:value="885" calcext:value-type="float">
            <text:p>885</text:p>
          </table:table-cell>
          <table:table-cell table:style-name="ce123" table:formula="of:=+[.D294]*[$Datos.$M$16]" office:value-type="currency" office:currency="USD" office:value="885" calcext:value-type="currency">
            <text:p>$885.00</text:p>
          </table:table-cell>
          <table:table-cell table:style-name="ce123" table:formula="of:=IFERROR(+([.C294]/[.C294])*[$Datos.$M$15];0)" office:value-type="currency" office:currency="USD" office:value="0" calcext:value-type="currency">
            <text:p>$0.00</text:p>
          </table:table-cell>
          <table:table-cell table:style-name="ce123" table:formula="of:=+[.E294]+[.F294]" office:value-type="currency" office:currency="USD" office:value="885" calcext:value-type="currency">
            <text:p>$885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92"/>
          <table:table-cell table:style-name="ce92" table:formula="of:=+[.B277]" office:value-type="float" office:value="200" calcext:value-type="float">
            <text:p>200</text:p>
          </table:table-cell>
          <table:table-cell table:style-name="ce92" table:formula="of:=+[.D284]" office:value-type="float" office:value="835" calcext:value-type="float">
            <text:p>835</text:p>
          </table:table-cell>
          <table:table-cell table:style-name="ce123" table:formula="of:=+[.D295]*[$Datos.$M$16]" office:value-type="currency" office:currency="USD" office:value="835" calcext:value-type="currency">
            <text:p>$835.00</text:p>
          </table:table-cell>
          <table:table-cell table:style-name="ce123" table:formula="of:=IFERROR(+([.C295]/[.C295])*[$Datos.$M$15];0)" office:value-type="currency" office:currency="USD" office:value="2500" calcext:value-type="currency">
            <text:p>$2,500.00</text:p>
          </table:table-cell>
          <table:table-cell table:style-name="ce123" table:formula="of:=+[.E295]+[.F295]" office:value-type="currency" office:currency="USD" office:value="3335" calcext:value-type="currency">
            <text:p>$3,335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92" table:formula="of:=+[.B275]" office:value-type="float" office:value="200" calcext:value-type="float">
            <text:p>200</text:p>
          </table:table-cell>
          <table:table-cell table:style-name="ce92"/>
          <table:table-cell table:style-name="ce92" table:formula="of:=+[.E284]" office:value-type="float" office:value="785" calcext:value-type="float">
            <text:p>785</text:p>
          </table:table-cell>
          <table:table-cell table:style-name="ce123" table:formula="of:=+[.D296]*[$Datos.$M$16]" office:value-type="currency" office:currency="USD" office:value="785" calcext:value-type="currency">
            <text:p>$785.00</text:p>
          </table:table-cell>
          <table:table-cell table:style-name="ce123" table:formula="of:=IFERROR(+([.C296]/[.C296])*[$Datos.$M$15];0)" office:value-type="currency" office:currency="USD" office:value="0" calcext:value-type="currency">
            <text:p>$0.00</text:p>
          </table:table-cell>
          <table:table-cell table:style-name="ce123" table:formula="of:=+[.E296]+[.F296]" office:value-type="currency" office:currency="USD" office:value="785" calcext:value-type="currency">
            <text:p>$785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92" table:number-columns-repeated="2"/>
          <table:table-cell table:style-name="ce92" table:formula="of:=+[.F284]" office:value-type="float" office:value="560" calcext:value-type="float">
            <text:p>560</text:p>
          </table:table-cell>
          <table:table-cell table:style-name="ce123" table:formula="of:=+[.D297]*[$Datos.$M$16]" office:value-type="currency" office:currency="USD" office:value="560" calcext:value-type="currency">
            <text:p>$560.00</text:p>
          </table:table-cell>
          <table:table-cell table:style-name="ce123" table:formula="of:=IFERROR(+([.C297]/[.C297])*[$Datos.$M$15];0)" office:value-type="currency" office:currency="USD" office:value="0" calcext:value-type="currency">
            <text:p>$0.00</text:p>
          </table:table-cell>
          <table:table-cell table:style-name="ce123" table:formula="of:=+[.E297]+[.F297]" office:value-type="currency" office:currency="USD" office:value="560" calcext:value-type="currency">
            <text:p>$56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92" table:number-columns-repeated="2"/>
          <table:table-cell table:style-name="ce92" table:formula="of:=+[.G284]" office:value-type="float" office:value="360" calcext:value-type="float">
            <text:p>360</text:p>
          </table:table-cell>
          <table:table-cell table:style-name="ce123" table:formula="of:=+[.D298]*[$Datos.$M$16]" office:value-type="currency" office:currency="USD" office:value="360" calcext:value-type="currency">
            <text:p>$360.00</text:p>
          </table:table-cell>
          <table:table-cell table:style-name="ce123" table:formula="of:=IFERROR(+([.C298]/[.C298])*[$Datos.$M$15];0)" office:value-type="currency" office:currency="USD" office:value="0" calcext:value-type="currency">
            <text:p>$0.00</text:p>
          </table:table-cell>
          <table:table-cell table:style-name="ce123" table:formula="of:=+[.E298]+[.F298]" office:value-type="currency" office:currency="USD" office:value="360" calcext:value-type="currency">
            <text:p>$36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92" table:number-columns-repeated="2"/>
          <table:table-cell table:style-name="ce92" table:formula="of:=+[.H284]" office:value-type="float" office:value="210" calcext:value-type="float">
            <text:p>210</text:p>
          </table:table-cell>
          <table:table-cell table:style-name="ce123" table:formula="of:=+[.D299]*[$Datos.$M$16]" office:value-type="currency" office:currency="USD" office:value="210" calcext:value-type="currency">
            <text:p>$210.00</text:p>
          </table:table-cell>
          <table:table-cell table:style-name="ce123" table:formula="of:=IFERROR(+([.C299]/[.C299])*[$Datos.$M$15];0)" office:value-type="currency" office:currency="USD" office:value="0" calcext:value-type="currency">
            <text:p>$0.00</text:p>
          </table:table-cell>
          <table:table-cell table:style-name="ce123" table:formula="of:=+[.E299]+[.F299]" office:value-type="currency" office:currency="USD" office:value="210" calcext:value-type="currency">
            <text:p>$2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92" table:number-columns-repeated="2"/>
          <table:table-cell table:style-name="ce92" table:formula="of:=+[.I284]" office:value-type="float" office:value="10" calcext:value-type="float">
            <text:p>10</text:p>
          </table:table-cell>
          <table:table-cell table:style-name="ce123" table:formula="of:=+[.D300]*[$Datos.$M$16]" office:value-type="currency" office:currency="USD" office:value="10" calcext:value-type="currency">
            <text:p>$10.00</text:p>
          </table:table-cell>
          <table:table-cell table:style-name="ce123" table:formula="of:=IFERROR(+([.C300]/[.C300])*[$Datos.$M$15];0)" office:value-type="currency" office:currency="USD" office:value="0" calcext:value-type="currency">
            <text:p>$0.00</text:p>
          </table:table-cell>
          <table:table-cell table:style-name="ce123" table:formula="of:=+[.E300]+[.F300]" office:value-type="currency" office:currency="USD" office:value="10" calcext:value-type="currency">
            <text:p>$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92" table:number-columns-repeated="2"/>
          <table:table-cell table:style-name="ce92" table:formula="of:=+[.J284]" office:value-type="float" office:value="10" calcext:value-type="float">
            <text:p>10</text:p>
          </table:table-cell>
          <table:table-cell table:style-name="ce123" table:formula="of:=+[.D301]*[$Datos.$M$16]" office:value-type="currency" office:currency="USD" office:value="10" calcext:value-type="currency">
            <text:p>$10.00</text:p>
          </table:table-cell>
          <table:table-cell table:style-name="ce123" table:formula="of:=IFERROR(+([.C301]/[.C301])*[$Datos.$M$15];0)" office:value-type="currency" office:currency="USD" office:value="0" calcext:value-type="currency">
            <text:p>$0.00</text:p>
          </table:table-cell>
          <table:table-cell table:style-name="ce123" table:formula="of:=+[.E301]+[.F301]" office:value-type="currency" office:currency="USD" office:value="10" calcext:value-type="currency">
            <text:p>$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92" table:number-columns-repeated="2"/>
          <table:table-cell table:style-name="ce92" table:formula="of:=+[.K284]" office:value-type="float" office:value="10" calcext:value-type="float">
            <text:p>10</text:p>
          </table:table-cell>
          <table:table-cell table:style-name="ce123" table:formula="of:=+[.D302]*[$Datos.$M$16]" office:value-type="currency" office:currency="USD" office:value="10" calcext:value-type="currency">
            <text:p>$10.00</text:p>
          </table:table-cell>
          <table:table-cell table:style-name="ce123" table:formula="of:=IFERROR(+([.C302]/[.C302])*[$Datos.$M$15];0)" office:value-type="currency" office:currency="USD" office:value="0" calcext:value-type="currency">
            <text:p>$0.00</text:p>
          </table:table-cell>
          <table:table-cell table:style-name="ce123" table:formula="of:=+[.E302]+[.F302]" office:value-type="currency" office:currency="USD" office:value="10" calcext:value-type="currency">
            <text:p>$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108" office:value-type="string" calcext:value-type="string">
            <text:p>TOTAL</text:p>
          </table:table-cell>
          <table:table-cell table:style-name="ce124" table:formula="of:=SUM([.E293:.E302])" office:value-type="currency" office:currency="USD" office:value="3685" calcext:value-type="currency">
            <text:p>$3,685.00</text:p>
          </table:table-cell>
          <table:table-cell table:style-name="ce124" table:formula="of:=SUM([.F293:.F302])" office:value-type="currency" office:currency="USD" office:value="5000" calcext:value-type="currency">
            <text:p>$5,000.00</text:p>
          </table:table-cell>
          <table:table-cell table:style-name="ce124" table:formula="of:=SUM([.G293:.G302])" office:value-type="currency" office:currency="USD" office:value="8685" calcext:value-type="currency">
            <text:p>$8,685.00</text:p>
          </table:table-cell>
          <table:table-cell table:style-name="ce1" table:number-columns-repeated="4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71" office:value-type="string" calcext:value-type="string" table:number-columns-spanned="2" table:number-rows-spanned="1">
            <text:p>MINIMO COSTO TOTAL (LTC)</text:p>
          </table:table-cell>
          <table:covered-table-cell/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/>
          <table:table-cell table:style-name="ce89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number-columns-repeated="1013"/>
        </table:table-row>
        <table:table-row table:style-name="ro1">
          <table:table-cell table:style-name="ce37" office:value-type="string" calcext:value-type="string">
            <text:p>ELEMEN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72" office:value-type="string" calcext:value-type="string">
            <text:p>Pedidos Planificados base</text:p>
          </table:table-cell>
          <table:table-cell table:style-name="ce90" table:formula="of:=+[$LXL.B17]" office:value-type="float" office:value="0" calcext:value-type="float">
            <text:p>0</text:p>
          </table:table-cell>
          <table:table-cell table:style-name="ce90" table:formula="of:=+[$LXL.C17]" office:value-type="float" office:value="40" calcext:value-type="float">
            <text:p>40</text:p>
          </table:table-cell>
          <table:table-cell table:style-name="ce90" table:formula="of:=+[$LXL.D17]" office:value-type="float" office:value="250" calcext:value-type="float">
            <text:p>250</text:p>
          </table:table-cell>
          <table:table-cell table:style-name="ce90" table:formula="of:=+[$LXL.E17]" office:value-type="float" office:value="225" calcext:value-type="float">
            <text:p>225</text:p>
          </table:table-cell>
          <table:table-cell table:style-name="ce90" table:formula="of:=+[$LXL.F17]" office:value-type="float" office:value="200" calcext:value-type="float">
            <text:p>200</text:p>
          </table:table-cell>
          <table:table-cell table:style-name="ce90" table:formula="of:=+[$LXL.G17]" office:value-type="float" office:value="150" calcext:value-type="float">
            <text:p>150</text:p>
          </table:table-cell>
          <table:table-cell table:style-name="ce90" table:formula="of:=+[$LXL.H17]" office:value-type="float" office:value="200" calcext:value-type="float">
            <text:p>200</text:p>
          </table:table-cell>
          <table:table-cell table:style-name="ce90" table:formula="of:=+[$LXL.I17]" office:value-type="float" office:value="0" calcext:value-type="float">
            <text:p>0</text:p>
          </table:table-cell>
          <table:table-cell table:style-name="ce90" table:formula="of:=+[$LXL.J17]" office:value-type="float" office:value="0" calcext:value-type="float">
            <text:p>0</text:p>
          </table:table-cell>
          <table:table-cell table:style-name="ce90" table:formula="of:=+[$LXL.K17]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52" office:value-type="string" calcext:value-type="string">
            <text:p>Periodos</text:p>
          </table:table-cell>
          <table:table-cell table:style-name="ce91" office:value-type="string" calcext:value-type="string">
            <text:p>Pedidos Planificados</text:p>
          </table:table-cell>
          <table:table-cell table:style-name="ce91" office:value-type="string" calcext:value-type="string">
            <text:p>Costo de Mantenimiento</text:p>
          </table:table-cell>
          <table:table-cell table:style-name="ce91" office:value-type="string" calcext:value-type="string">
            <text:p>Costo de Emision</text:p>
          </table:table-cell>
          <table:table-cell table:number-columns-repeated="1020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92" table:formula="of:=+[.B314]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1 - 2</text:p>
          </table:table-cell>
          <table:table-cell table:style-name="ce96" table:formula="of:=+[.B314]+[.C314]" office:value-type="float" office:value="40" calcext:value-type="float">
            <text:p>40</text:p>
          </table:table-cell>
          <table:table-cell table:style-name="ce96" office:value-type="float" office:value="0" calcext:value-type="float">
            <text:p>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1 - 2 - 3</text:p>
          </table:table-cell>
          <table:table-cell table:style-name="ce92" table:formula="of:=+[.B314]+[.C314]+[.D314]" office:value-type="float" office:value="290" calcext:value-type="float">
            <text:p>290</text:p>
          </table:table-cell>
          <table:table-cell table:style-name="ce92" table:formula="of:=+[.D314]*1" office:value-type="float" office:value="250" calcext:value-type="float">
            <text:p>25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1 - 2 - 3 - 4</text:p>
          </table:table-cell>
          <table:table-cell table:style-name="ce92" table:formula="of:=+[.B314]+[.C314]+[.D314]+[.E314]" office:value-type="float" office:value="515" calcext:value-type="float">
            <text:p>515</text:p>
          </table:table-cell>
          <table:table-cell table:style-name="ce92" table:formula="of:=+[.D314]*1+[.E314]*2" office:value-type="float" office:value="700" calcext:value-type="float">
            <text:p>70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1 - 2 - 3 - 4 - 5</text:p>
          </table:table-cell>
          <table:table-cell table:style-name="ce96" table:formula="of:=+[.B314]+[.C314]+[.D314]+[.E314]+[.F314]" office:value-type="float" office:value="715" calcext:value-type="float">
            <text:p>715</text:p>
          </table:table-cell>
          <table:table-cell table:style-name="ce96" table:formula="of:=+[.D314]*1+[.E314]*2+[.F314]*3" office:value-type="float" office:value="1300" calcext:value-type="float">
            <text:p>130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87" office:value-type="string" calcext:value-type="string">
            <text:p>°1 - 2 - 3 - 4 - 5 - 6</text:p>
          </table:table-cell>
          <table:table-cell table:style-name="ce103" table:formula="of:=+[.B314]+[.C314]+[.D314]+[.E314]+[.F314]+[.G314]" office:value-type="float" office:value="865" calcext:value-type="float">
            <text:p>865</text:p>
          </table:table-cell>
          <table:table-cell table:style-name="ce103" table:formula="of:=+[.D314]*1+[.E314]*2+[.F314]*3+[.G314]*4" office:value-type="float" office:value="1900" calcext:value-type="float">
            <text:p>1900</text:p>
          </table:table-cell>
          <table:table-cell table:style-name="ce120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1 - 2 - 3 - 4 - 5 - 6 - 7</text:p>
          </table:table-cell>
          <table:table-cell table:style-name="ce92" table:formula="of:=+[.B314]+[.C314]+[.D314]+[.E314]+[.F314]+[.G314]+[.H314]" office:value-type="float" office:value="1065" calcext:value-type="float">
            <text:p>1065</text:p>
          </table:table-cell>
          <table:table-cell table:style-name="ce92" table:formula="of:=+[.D314]*1+[.E314]*2+[.F314]*3+[.G314]*4+[.H314]*5" office:value-type="float" office:value="2900" calcext:value-type="float">
            <text:p>290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7</text:p>
          </table:table-cell>
          <table:table-cell table:style-name="ce92" table:formula="of:=+[.H314]" office:value-type="float" office:value="200" calcext:value-type="float">
            <text:p>200</text:p>
          </table:table-cell>
          <table:table-cell table:style-name="ce92" office:value-type="float" office:value="0" calcext:value-type="float">
            <text:p>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7 - 8</text:p>
          </table:table-cell>
          <table:table-cell table:style-name="ce92" table:formula="of:=+[.H314]+[.I314]" office:value-type="float" office:value="200" calcext:value-type="float">
            <text:p>200</text:p>
          </table:table-cell>
          <table:table-cell table:style-name="ce92" table:formula="of:=+[.I314]*1" office:value-type="float" office:value="0" calcext:value-type="float">
            <text:p>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87" office:value-type="string" calcext:value-type="string">
            <text:p>°7 - 8 - 9 </text:p>
          </table:table-cell>
          <table:table-cell table:style-name="ce103" table:formula="of:=+[.H314]+[.I314]+[.J314]" office:value-type="float" office:value="200" calcext:value-type="float">
            <text:p>200</text:p>
          </table:table-cell>
          <table:table-cell table:style-name="ce103" table:formula="of:=+[.I314]*1+[.J314]*2" office:value-type="float" office:value="0" calcext:value-type="float">
            <text:p>0</text:p>
          </table:table-cell>
          <table:table-cell table:style-name="ce120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/>
          <table:table-cell table:style-name="ce89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number-columns-repeated="1013"/>
        </table:table-row>
        <table:table-row table:style-name="ro1">
          <table:table-cell table:style-name="ce37" office:value-type="string" calcext:value-type="string">
            <text:p>Concep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Necesidades Brutas</text:p>
          </table:table-cell>
          <table:table-cell table:style-name="ce94" table:formula="of:=+[$LXL.B13]" office:value-type="float" office:value="0" calcext:value-type="float">
            <text:p>0</text:p>
          </table:table-cell>
          <table:table-cell table:style-name="ce94" table:formula="of:=+[$LXL.C13]" office:value-type="float" office:value="0" calcext:value-type="float">
            <text:p>0</text:p>
          </table:table-cell>
          <table:table-cell table:style-name="ce94" table:formula="of:=+[$LXL.D13]" office:value-type="float" office:value="50" calcext:value-type="float">
            <text:p>50</text:p>
          </table:table-cell>
          <table:table-cell table:style-name="ce94" table:formula="of:=+[$LXL.E13]" office:value-type="float" office:value="250" calcext:value-type="float">
            <text:p>250</text:p>
          </table:table-cell>
          <table:table-cell table:style-name="ce94" table:formula="of:=+[$LXL.F13]" office:value-type="float" office:value="225" calcext:value-type="float">
            <text:p>225</text:p>
          </table:table-cell>
          <table:table-cell table:style-name="ce94" table:formula="of:=+[$LXL.G13]" office:value-type="float" office:value="200" calcext:value-type="float">
            <text:p>200</text:p>
          </table:table-cell>
          <table:table-cell table:style-name="ce94" table:formula="of:=+[$LXL.H13]" office:value-type="float" office:value="150" calcext:value-type="float">
            <text:p>150</text:p>
          </table:table-cell>
          <table:table-cell table:style-name="ce94" table:formula="of:=+[$LXL.I13]" office:value-type="float" office:value="200" calcext:value-type="float">
            <text:p>200</text:p>
          </table:table-cell>
          <table:table-cell table:style-name="ce94" table:formula="of:=+[$LXL.J13]" office:value-type="float" office:value="0" calcext:value-type="float">
            <text:p>0</text:p>
          </table:table-cell>
          <table:table-cell table:style-name="ce94" table:formula="of:=+[$LXL.K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Pedidos Pendientes</text:p>
          </table:table-cell>
          <table:table-cell table:style-name="ce94" table:number-columns-repeated="10"/>
          <table:table-cell table:number-columns-repeated="1013"/>
        </table:table-row>
        <table:table-row table:style-name="ro1">
          <table:table-cell table:style-name="ce75" office:value-type="string" calcext:value-type="string">
            <text:p>Disponibilidades</text:p>
          </table:table-cell>
          <table:table-cell table:style-name="ce90" table:formula="of:=+[$LXL.B15]" office:value-type="float" office:value="20" calcext:value-type="float">
            <text:p>20</text:p>
          </table:table-cell>
          <table:table-cell table:style-name="ce90" table:formula="of:=+[.D344]+[.C344]+[$LXL.C14]-[$LXL.C13]" office:value-type="float" office:value="885" calcext:value-type="float">
            <text:p>885</text:p>
          </table:table-cell>
          <table:table-cell table:style-name="ce90" table:formula="of:=+[.D345]+[.C345]+[$LXL.D14]-[$LXL.D13]" office:value-type="float" office:value="835" calcext:value-type="float">
            <text:p>835</text:p>
          </table:table-cell>
          <table:table-cell table:style-name="ce90" table:formula="of:=+[.D346]+[.C346]+[$LXL.E14]-[$LXL.E13]" office:value-type="float" office:value="785" calcext:value-type="float">
            <text:p>785</text:p>
          </table:table-cell>
          <table:table-cell table:style-name="ce90" table:formula="of:=+[.D347]+[.C347]+[$LXL.F14]-[$LXL.F13]" office:value-type="float" office:value="560" calcext:value-type="float">
            <text:p>560</text:p>
          </table:table-cell>
          <table:table-cell table:style-name="ce90" table:formula="of:=+[.D348]+[.C348]+[$LXL.G14]-[$LXL.G13]" office:value-type="float" office:value="360" calcext:value-type="float">
            <text:p>360</text:p>
          </table:table-cell>
          <table:table-cell table:style-name="ce90" table:formula="of:=+[.D349]+[.C349]+[$LXL.H14]-[$LXL.H13]" office:value-type="float" office:value="210" calcext:value-type="float">
            <text:p>210</text:p>
          </table:table-cell>
          <table:table-cell table:style-name="ce90" table:formula="of:=+[.D350]+[.C350]+[$LXL.I14]-[$LXL.I13]" office:value-type="float" office:value="10" calcext:value-type="float">
            <text:p>10</text:p>
          </table:table-cell>
          <table:table-cell table:style-name="ce90" table:formula="of:=+[.D351]+[.C351]+[$LXL.J14]-[$LXL.J13]" office:value-type="float" office:value="10" calcext:value-type="float">
            <text:p>10</text:p>
          </table:table-cell>
          <table:table-cell table:style-name="ce90" table:formula="of:=+[.D352]+[.C352]+[$LXL.K14]-[$LXL.K13]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Necesidades netas</text:p>
          </table:table-cell>
          <table:table-cell table:style-name="ce94"/>
          <table:table-cell table:style-name="ce90" table:formula="of:=+[.B320]" office:value-type="float" office:value="40" calcext:value-type="float">
            <text:p>40</text:p>
          </table:table-cell>
          <table:table-cell table:style-name="ce90"/>
          <table:table-cell table:style-name="ce90" table:formula="of:=+[.B326]" office:value-type="float" office:value="200" calcext:value-type="float">
            <text:p>200</text:p>
          </table:table-cell>
          <table:table-cell table:style-name="ce90" table:number-columns-repeated="5"/>
          <table:table-cell table:style-name="ce94"/>
          <table:table-cell table:number-columns-repeated="1013"/>
        </table:table-row>
        <table:table-row table:style-name="ro1">
          <table:table-cell table:style-name="ce76" office:value-type="string" calcext:value-type="string">
            <text:p>Recepcion Pedidos</text:p>
          </table:table-cell>
          <table:table-cell table:style-name="ce94"/>
          <table:table-cell table:style-name="ce90" table:formula="of:=+[.B324]" office:value-type="float" office:value="865" calcext:value-type="float">
            <text:p>865</text:p>
          </table:table-cell>
          <table:table-cell table:style-name="ce90"/>
          <table:table-cell table:style-name="ce90" table:formula="of:=+[.B328]" office:value-type="float" office:value="200" calcext:value-type="float">
            <text:p>200</text:p>
          </table:table-cell>
          <table:table-cell table:style-name="ce90" table:number-columns-repeated="5"/>
          <table:table-cell table:style-name="ce94"/>
          <table:table-cell table:number-columns-repeated="1013"/>
        </table:table-row>
        <table:table-row table:style-name="ro1">
          <table:table-cell table:style-name="ce36" office:value-type="string" calcext:value-type="string">
            <text:p>Pedidos Planificados</text:p>
          </table:table-cell>
          <table:table-cell table:style-name="ce90" table:formula="of:=+[.B320]" office:value-type="float" office:value="40" calcext:value-type="float">
            <text:p>40</text:p>
          </table:table-cell>
          <table:table-cell table:style-name="ce90"/>
          <table:table-cell table:style-name="ce90" table:formula="of:=+[.B326]" office:value-type="float" office:value="200" calcext:value-type="float">
            <text:p>200</text:p>
          </table:table-cell>
          <table:table-cell table:style-name="ce90" table:number-columns-repeated="5"/>
          <table:table-cell table:style-name="ce94" table:number-columns-repeated="2"/>
          <table:table-cell table:number-columns-repeated="1013"/>
        </table:table-row>
        <table:table-row table:style-name="ro1" table:number-rows-repeated="4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52" office:value-type="string" calcext:value-type="string">
            <text:p>PERIODO</text:p>
          </table:table-cell>
          <table:table-cell table:style-name="ce91" office:value-type="string" calcext:value-type="string">
            <text:p>NEC. NETAS</text:p>
          </table:table-cell>
          <table:table-cell table:style-name="ce91" office:value-type="string" calcext:value-type="string">
            <text:p>PEDIDOS PLANIFIADOS</text:p>
          </table:table-cell>
          <table:table-cell table:style-name="ce91" office:value-type="string" calcext:value-type="string">
            <text:p>INVENTARIO FINAL (DISPON)</text:p>
          </table:table-cell>
          <table:table-cell table:style-name="ce91" office:value-type="string" calcext:value-type="string">
            <text:p>COSTO DE MTTO</text:p>
          </table:table-cell>
          <table:table-cell table:style-name="ce91" office:value-type="string" calcext:value-type="string">
            <text:p>COSTO DE EMISION</text:p>
          </table:table-cell>
          <table:table-cell table:style-name="ce91" office:value-type="string" calcext:value-type="string">
            <text:p>COSTO TOTAL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92"/>
          <table:table-cell table:style-name="ce92" table:formula="of:=+[.B324]" office:value-type="float" office:value="865" calcext:value-type="float">
            <text:p>865</text:p>
          </table:table-cell>
          <table:table-cell table:style-name="ce92" office:value-type="float" office:value="20" calcext:value-type="float">
            <text:p>20</text:p>
          </table:table-cell>
          <table:table-cell table:style-name="ce123" table:formula="of:=+[.D344]*[$Datos.$M$16]" office:value-type="currency" office:currency="USD" office:value="20" calcext:value-type="currency">
            <text:p>$20.00</text:p>
          </table:table-cell>
          <table:table-cell table:style-name="ce123" table:formula="of:=IFERROR(+([.C344]/[.C344])*[$Datos.$M$15];0)" office:value-type="currency" office:currency="USD" office:value="2500" calcext:value-type="currency">
            <text:p>$2,500.00</text:p>
          </table:table-cell>
          <table:table-cell table:style-name="ce123" table:formula="of:=+[.E344]+[.F344]" office:value-type="currency" office:currency="USD" office:value="2520" calcext:value-type="currency">
            <text:p>$2,52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92" table:formula="of:=+[.B320]" office:value-type="float" office:value="40" calcext:value-type="float">
            <text:p>40</text:p>
          </table:table-cell>
          <table:table-cell table:style-name="ce92"/>
          <table:table-cell table:style-name="ce92" table:formula="of:=+[.C335]" office:value-type="float" office:value="885" calcext:value-type="float">
            <text:p>885</text:p>
          </table:table-cell>
          <table:table-cell table:style-name="ce123" table:formula="of:=+[.D345]*[$Datos.$M$16]" office:value-type="currency" office:currency="USD" office:value="885" calcext:value-type="currency">
            <text:p>$885.00</text:p>
          </table:table-cell>
          <table:table-cell table:style-name="ce123" table:formula="of:=IFERROR(+([.C345]/[.C345])*[$Datos.$M$15];0)" office:value-type="currency" office:currency="USD" office:value="0" calcext:value-type="currency">
            <text:p>$0.00</text:p>
          </table:table-cell>
          <table:table-cell table:style-name="ce123" table:formula="of:=+[.E345]+[.F345]" office:value-type="currency" office:currency="USD" office:value="885" calcext:value-type="currency">
            <text:p>$885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92"/>
          <table:table-cell table:style-name="ce92" table:formula="of:=+[.B328]" office:value-type="float" office:value="200" calcext:value-type="float">
            <text:p>200</text:p>
          </table:table-cell>
          <table:table-cell table:style-name="ce92" table:formula="of:=+[.D335]" office:value-type="float" office:value="835" calcext:value-type="float">
            <text:p>835</text:p>
          </table:table-cell>
          <table:table-cell table:style-name="ce123" table:formula="of:=+[.D346]*[$Datos.$M$16]" office:value-type="currency" office:currency="USD" office:value="835" calcext:value-type="currency">
            <text:p>$835.00</text:p>
          </table:table-cell>
          <table:table-cell table:style-name="ce123" table:formula="of:=IFERROR(+([.C346]/[.C346])*[$Datos.$M$15];0)" office:value-type="currency" office:currency="USD" office:value="2500" calcext:value-type="currency">
            <text:p>$2,500.00</text:p>
          </table:table-cell>
          <table:table-cell table:style-name="ce123" table:formula="of:=+[.E346]+[.F346]" office:value-type="currency" office:currency="USD" office:value="3335" calcext:value-type="currency">
            <text:p>$3,335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92" table:formula="of:=+[.B326]" office:value-type="float" office:value="200" calcext:value-type="float">
            <text:p>200</text:p>
          </table:table-cell>
          <table:table-cell table:style-name="ce92"/>
          <table:table-cell table:style-name="ce92" table:formula="of:=+[.E335]" office:value-type="float" office:value="785" calcext:value-type="float">
            <text:p>785</text:p>
          </table:table-cell>
          <table:table-cell table:style-name="ce123" table:formula="of:=+[.D347]*[$Datos.$M$16]" office:value-type="currency" office:currency="USD" office:value="785" calcext:value-type="currency">
            <text:p>$785.00</text:p>
          </table:table-cell>
          <table:table-cell table:style-name="ce123" table:formula="of:=IFERROR(+([.C347]/[.C347])*[$Datos.$M$15];0)" office:value-type="currency" office:currency="USD" office:value="0" calcext:value-type="currency">
            <text:p>$0.00</text:p>
          </table:table-cell>
          <table:table-cell table:style-name="ce123" table:formula="of:=+[.E347]+[.F347]" office:value-type="currency" office:currency="USD" office:value="785" calcext:value-type="currency">
            <text:p>$785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92" table:number-columns-repeated="2"/>
          <table:table-cell table:style-name="ce92" table:formula="of:=+[.F335]" office:value-type="float" office:value="560" calcext:value-type="float">
            <text:p>560</text:p>
          </table:table-cell>
          <table:table-cell table:style-name="ce123" table:formula="of:=+[.D348]*[$Datos.$M$16]" office:value-type="currency" office:currency="USD" office:value="560" calcext:value-type="currency">
            <text:p>$560.00</text:p>
          </table:table-cell>
          <table:table-cell table:style-name="ce123" table:formula="of:=IFERROR(+([.C348]/[.C348])*[$Datos.$M$15];0)" office:value-type="currency" office:currency="USD" office:value="0" calcext:value-type="currency">
            <text:p>$0.00</text:p>
          </table:table-cell>
          <table:table-cell table:style-name="ce123" table:formula="of:=+[.E348]+[.F348]" office:value-type="currency" office:currency="USD" office:value="560" calcext:value-type="currency">
            <text:p>$56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92" table:number-columns-repeated="2"/>
          <table:table-cell table:style-name="ce92" table:formula="of:=+[.G335]" office:value-type="float" office:value="360" calcext:value-type="float">
            <text:p>360</text:p>
          </table:table-cell>
          <table:table-cell table:style-name="ce123" table:formula="of:=+[.D349]*[$Datos.$M$16]" office:value-type="currency" office:currency="USD" office:value="360" calcext:value-type="currency">
            <text:p>$360.00</text:p>
          </table:table-cell>
          <table:table-cell table:style-name="ce123" table:formula="of:=IFERROR(+([.C349]/[.C349])*[$Datos.$M$15];0)" office:value-type="currency" office:currency="USD" office:value="0" calcext:value-type="currency">
            <text:p>$0.00</text:p>
          </table:table-cell>
          <table:table-cell table:style-name="ce123" table:formula="of:=+[.E349]+[.F349]" office:value-type="currency" office:currency="USD" office:value="360" calcext:value-type="currency">
            <text:p>$36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92" table:number-columns-repeated="2"/>
          <table:table-cell table:style-name="ce92" table:formula="of:=+[.H335]" office:value-type="float" office:value="210" calcext:value-type="float">
            <text:p>210</text:p>
          </table:table-cell>
          <table:table-cell table:style-name="ce123" table:formula="of:=+[.D350]*[$Datos.$M$16]" office:value-type="currency" office:currency="USD" office:value="210" calcext:value-type="currency">
            <text:p>$210.00</text:p>
          </table:table-cell>
          <table:table-cell table:style-name="ce123" table:formula="of:=IFERROR(+([.C350]/[.C350])*[$Datos.$M$15];0)" office:value-type="currency" office:currency="USD" office:value="0" calcext:value-type="currency">
            <text:p>$0.00</text:p>
          </table:table-cell>
          <table:table-cell table:style-name="ce123" table:formula="of:=+[.E350]+[.F350]" office:value-type="currency" office:currency="USD" office:value="210" calcext:value-type="currency">
            <text:p>$2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92" table:number-columns-repeated="2"/>
          <table:table-cell table:style-name="ce92" table:formula="of:=+[.I335]" office:value-type="float" office:value="10" calcext:value-type="float">
            <text:p>10</text:p>
          </table:table-cell>
          <table:table-cell table:style-name="ce123" table:formula="of:=+[.D351]*[$Datos.$M$16]" office:value-type="currency" office:currency="USD" office:value="10" calcext:value-type="currency">
            <text:p>$10.00</text:p>
          </table:table-cell>
          <table:table-cell table:style-name="ce123" table:formula="of:=IFERROR(+([.C351]/[.C351])*[$Datos.$M$15];0)" office:value-type="currency" office:currency="USD" office:value="0" calcext:value-type="currency">
            <text:p>$0.00</text:p>
          </table:table-cell>
          <table:table-cell table:style-name="ce123" table:formula="of:=+[.E351]+[.F351]" office:value-type="currency" office:currency="USD" office:value="10" calcext:value-type="currency">
            <text:p>$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92" table:number-columns-repeated="2"/>
          <table:table-cell table:style-name="ce92" table:formula="of:=+[.J335]" office:value-type="float" office:value="10" calcext:value-type="float">
            <text:p>10</text:p>
          </table:table-cell>
          <table:table-cell table:style-name="ce123" table:formula="of:=+[.D352]*[$Datos.$M$16]" office:value-type="currency" office:currency="USD" office:value="10" calcext:value-type="currency">
            <text:p>$10.00</text:p>
          </table:table-cell>
          <table:table-cell table:style-name="ce123" table:formula="of:=IFERROR(+([.C352]/[.C352])*[$Datos.$M$15];0)" office:value-type="currency" office:currency="USD" office:value="0" calcext:value-type="currency">
            <text:p>$0.00</text:p>
          </table:table-cell>
          <table:table-cell table:style-name="ce123" table:formula="of:=+[.E352]+[.F352]" office:value-type="currency" office:currency="USD" office:value="10" calcext:value-type="currency">
            <text:p>$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92" table:number-columns-repeated="2"/>
          <table:table-cell table:style-name="ce92" table:formula="of:=+[.K335]" office:value-type="float" office:value="10" calcext:value-type="float">
            <text:p>10</text:p>
          </table:table-cell>
          <table:table-cell table:style-name="ce123" table:formula="of:=+[.D353]*[$Datos.$M$16]" office:value-type="currency" office:currency="USD" office:value="10" calcext:value-type="currency">
            <text:p>$10.00</text:p>
          </table:table-cell>
          <table:table-cell table:style-name="ce123" table:formula="of:=IFERROR(+([.C353]/[.C353])*[$Datos.$M$15];0)" office:value-type="currency" office:currency="USD" office:value="0" calcext:value-type="currency">
            <text:p>$0.00</text:p>
          </table:table-cell>
          <table:table-cell table:style-name="ce123" table:formula="of:=+[.E353]+[.F353]" office:value-type="currency" office:currency="USD" office:value="10" calcext:value-type="currency">
            <text:p>$1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108" office:value-type="string" calcext:value-type="string">
            <text:p>TOTAL</text:p>
          </table:table-cell>
          <table:table-cell table:style-name="ce124" table:formula="of:=SUM([.E344:.E353])" office:value-type="currency" office:currency="USD" office:value="3685" calcext:value-type="currency">
            <text:p>$3,685.00</text:p>
          </table:table-cell>
          <table:table-cell table:style-name="ce124" table:formula="of:=SUM([.F344:.F353])" office:value-type="currency" office:currency="USD" office:value="5000" calcext:value-type="currency">
            <text:p>$5,000.00</text:p>
          </table:table-cell>
          <table:table-cell table:style-name="ce124" table:formula="of:=SUM([.G344:.G353])" office:value-type="currency" office:currency="USD" office:value="8685" calcext:value-type="currency">
            <text:p>$8,685.00</text:p>
          </table:table-cell>
          <table:table-cell table:style-name="ce1" table:number-columns-repeated="4"/>
          <table:table-cell table:number-columns-repeated="1013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71" office:value-type="string" calcext:value-type="string" table:number-columns-spanned="2" table:number-rows-spanned="1">
            <text:p>MINIMO COSTO TOTAL (LTC)</text:p>
          </table:table-cell>
          <table:covered-table-cell/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/>
          <table:table-cell table:style-name="ce89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number-columns-repeated="1013"/>
        </table:table-row>
        <table:table-row table:style-name="ro1">
          <table:table-cell table:style-name="ce37" office:value-type="string" calcext:value-type="string">
            <text:p>ELEMEN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72" office:value-type="string" calcext:value-type="string">
            <text:p>Pedidos Planificados Perchero</text:p>
          </table:table-cell>
          <table:table-cell table:style-name="ce90" table:formula="of:=+[$LXL.B7]" office:value-type="float" office:value="0" calcext:value-type="float">
            <text:p>0</text:p>
          </table:table-cell>
          <table:table-cell table:style-name="ce90" table:formula="of:=+[$LXL.C7]" office:value-type="float" office:value="0" calcext:value-type="float">
            <text:p>0</text:p>
          </table:table-cell>
          <table:table-cell table:style-name="ce90" table:formula="of:=+[$LXL.D7]" office:value-type="float" office:value="50" calcext:value-type="float">
            <text:p>50</text:p>
          </table:table-cell>
          <table:table-cell table:style-name="ce90" table:formula="of:=+[$LXL.E7]" office:value-type="float" office:value="250" calcext:value-type="float">
            <text:p>250</text:p>
          </table:table-cell>
          <table:table-cell table:style-name="ce90" table:formula="of:=+[$LXL.F7]" office:value-type="float" office:value="225" calcext:value-type="float">
            <text:p>225</text:p>
          </table:table-cell>
          <table:table-cell table:style-name="ce90" table:formula="of:=+[$LXL.G7]" office:value-type="float" office:value="200" calcext:value-type="float">
            <text:p>200</text:p>
          </table:table-cell>
          <table:table-cell table:style-name="ce90" table:formula="of:=+[$LXL.H7]" office:value-type="float" office:value="150" calcext:value-type="float">
            <text:p>150</text:p>
          </table:table-cell>
          <table:table-cell table:style-name="ce90" table:formula="of:=+[$LXL.I7]" office:value-type="float" office:value="200" calcext:value-type="float">
            <text:p>200</text:p>
          </table:table-cell>
          <table:table-cell table:style-name="ce90" table:formula="of:=+[$LXL.J7]" office:value-type="float" office:value="0" calcext:value-type="float">
            <text:p>0</text:p>
          </table:table-cell>
          <table:table-cell table:style-name="ce90" table:formula="of:=+[$LXL.K7]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52" office:value-type="string" calcext:value-type="string">
            <text:p>Periodos</text:p>
          </table:table-cell>
          <table:table-cell table:style-name="ce91" office:value-type="string" calcext:value-type="string">
            <text:p>Pedidos Planificados</text:p>
          </table:table-cell>
          <table:table-cell table:style-name="ce91" office:value-type="string" calcext:value-type="string">
            <text:p>Costo de Mantenimiento</text:p>
          </table:table-cell>
          <table:table-cell table:style-name="ce91" office:value-type="string" calcext:value-type="string">
            <text:p>Costo de Emision</text:p>
          </table:table-cell>
          <table:table-cell table:number-columns-repeated="1020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96" table:formula="of:=+[.B366]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1 - 2 </text:p>
          </table:table-cell>
          <table:table-cell table:style-name="ce96" table:formula="of:=+[.B366]+[.C366]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1 - 2 - 3</text:p>
          </table:table-cell>
          <table:table-cell table:style-name="ce96" table:formula="of:=+[.B366]+[.C366]+[.D366]" office:value-type="float" office:value="50" calcext:value-type="float">
            <text:p>50</text:p>
          </table:table-cell>
          <table:table-cell table:style-name="ce96" office:value-type="float" office:value="0" calcext:value-type="float">
            <text:p>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1 - 2 - 3 - 4</text:p>
          </table:table-cell>
          <table:table-cell table:style-name="ce96" table:formula="of:=+[.B366]+[.C366]+[.D366]+[.E366]" office:value-type="float" office:value="300" calcext:value-type="float">
            <text:p>300</text:p>
          </table:table-cell>
          <table:table-cell table:style-name="ce96" table:formula="of:=+[.E366]*1" office:value-type="float" office:value="250" calcext:value-type="float">
            <text:p>25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9" office:value-type="string" calcext:value-type="string">
            <text:p>°1 - 2 - 3 - 4 - 5</text:p>
          </table:table-cell>
          <table:table-cell table:style-name="ce96" table:formula="of:=+[.B366]+[.C366]+[.D366]+[.E366]+[.F366]" office:value-type="float" office:value="525" calcext:value-type="float">
            <text:p>525</text:p>
          </table:table-cell>
          <table:table-cell table:style-name="ce96" table:formula="of:=+[.E366]*1+[.F366]*2" office:value-type="float" office:value="700" calcext:value-type="float">
            <text:p>700</text:p>
          </table:table-cell>
          <table:table-cell table:style-name="ce113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1 - 2 - 3 - 4 - 5 - 6</text:p>
          </table:table-cell>
          <table:table-cell table:style-name="ce92" table:formula="of:=+[.B366]+[.C366]+[.D366]+[.E366]+[.F366]+[.G366]" office:value-type="float" office:value="725" calcext:value-type="float">
            <text:p>725</text:p>
          </table:table-cell>
          <table:table-cell table:style-name="ce92" table:formula="of:=+[.E366]*1+[.F366]*2+[.G366]*3" office:value-type="float" office:value="1300" calcext:value-type="float">
            <text:p>130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88" office:value-type="string" calcext:value-type="string">
            <text:p>°1 - 2 - 3 - 4 - 5 - 6 -7</text:p>
          </table:table-cell>
          <table:table-cell table:style-name="ce104" table:formula="of:=+[.B366]+[.C366]+[.D366]+[.E366]+[.F366]+[.G366]+[.H366]" office:value-type="float" office:value="875" calcext:value-type="float">
            <text:p>875</text:p>
          </table:table-cell>
          <table:table-cell table:style-name="ce104" table:formula="of:=+[.E366]*1+[.F366]*2+[.G366]*3+[.H366]*4" office:value-type="float" office:value="1900" calcext:value-type="float">
            <text:p>1900</text:p>
          </table:table-cell>
          <table:table-cell table:style-name="ce121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1 - 2 - 3 - 4 - 5 - 6 -7 - 8</text:p>
          </table:table-cell>
          <table:table-cell table:style-name="ce92" table:formula="of:=+[.B366]+[.C366]+[.D366]+[.E366]+[.F366]+[.G366]+[.H366]+[.I366]" office:value-type="float" office:value="1075" calcext:value-type="float">
            <text:p>1075</text:p>
          </table:table-cell>
          <table:table-cell table:style-name="ce92" table:formula="of:=+[.E366]*1+[.F366]*2+[.G366]*3+[.H366]*4+[.I366]*5" office:value-type="float" office:value="2900" calcext:value-type="float">
            <text:p>290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>
            <text:p>°8</text:p>
          </table:table-cell>
          <table:table-cell table:style-name="ce92" table:formula="of:=+[.I366]" office:value-type="float" office:value="200" calcext:value-type="float">
            <text:p>200</text:p>
          </table:table-cell>
          <table:table-cell table:style-name="ce92" office:value-type="float" office:value="0" calcext:value-type="float">
            <text:p>0</text:p>
          </table:table-cell>
          <table:table-cell table:style-name="ce106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88" office:value-type="string" calcext:value-type="string">
            <text:p>°8 - 9</text:p>
          </table:table-cell>
          <table:table-cell table:style-name="ce104" table:formula="of:=+[.I366]+[.J366]" office:value-type="float" office:value="200" calcext:value-type="float">
            <text:p>200</text:p>
          </table:table-cell>
          <table:table-cell table:style-name="ce104" table:formula="of:=+[.J366]*1" office:value-type="float" office:value="0" calcext:value-type="float">
            <text:p>0</text:p>
          </table:table-cell>
          <table:table-cell table:style-name="ce121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1">
          <table:table-cell table:style-name="ce52" office:value-type="string" calcext:value-type="string">
            <text:p>°8 - 9 - 10</text:p>
          </table:table-cell>
          <table:table-cell table:style-name="ce52" table:formula="of:=+[.I366]+[.J366]+[.K366]" office:value-type="float" office:value="200" calcext:value-type="float">
            <text:p>200</text:p>
          </table:table-cell>
          <table:table-cell table:style-name="ce52" table:formula="of:=+[.J366]*1+[.K366]*2" office:value-type="float" office:value="0" calcext:value-type="float">
            <text:p>0</text:p>
          </table:table-cell>
          <table:table-cell table:style-name="ce122" table:formula="of:=+[$Datos.M15]" office:value-type="currency" office:currency="USD" office:value="2500" calcext:value-type="currency">
            <text:p>$2,500.00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89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number-columns-repeated="1013"/>
        </table:table-row>
        <table:table-row table:style-name="ro1">
          <table:table-cell table:style-name="ce37" office:value-type="string" calcext:value-type="string">
            <text:p>Concep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Necesidades Brutas</text:p>
          </table:table-cell>
          <table:table-cell table:style-name="ce94" table:formula="of:=+[$LXL.B3]" office:value-type="float" office:value="0" calcext:value-type="float">
            <text:p>0</text:p>
          </table:table-cell>
          <table:table-cell table:style-name="ce94" table:formula="of:=+[$LXL.C3]" office:value-type="float" office:value="0" calcext:value-type="float">
            <text:p>0</text:p>
          </table:table-cell>
          <table:table-cell table:style-name="ce94" table:formula="of:=+[$LXL.D3]" office:value-type="float" office:value="0" calcext:value-type="float">
            <text:p>0</text:p>
          </table:table-cell>
          <table:table-cell table:style-name="ce94" table:formula="of:=+[$LXL.E3]" office:value-type="float" office:value="0" calcext:value-type="float">
            <text:p>0</text:p>
          </table:table-cell>
          <table:table-cell table:style-name="ce94" table:formula="of:=+[$LXL.F3]" office:value-type="float" office:value="200" calcext:value-type="float">
            <text:p>200</text:p>
          </table:table-cell>
          <table:table-cell table:style-name="ce94" table:formula="of:=+[$LXL.G3]" office:value-type="float" office:value="250" calcext:value-type="float">
            <text:p>250</text:p>
          </table:table-cell>
          <table:table-cell table:style-name="ce94" table:formula="of:=+[$LXL.H3]" office:value-type="float" office:value="225" calcext:value-type="float">
            <text:p>225</text:p>
          </table:table-cell>
          <table:table-cell table:style-name="ce94" table:formula="of:=+[$LXL.I3]" office:value-type="float" office:value="200" calcext:value-type="float">
            <text:p>200</text:p>
          </table:table-cell>
          <table:table-cell table:style-name="ce94" table:formula="of:=+[$LXL.J3]" office:value-type="float" office:value="150" calcext:value-type="float">
            <text:p>150</text:p>
          </table:table-cell>
          <table:table-cell table:style-name="ce94" table:formula="of:=+[$LXL.K3]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Pedidos Pendientes</text:p>
          </table:table-cell>
          <table:table-cell table:style-name="ce94" table:number-columns-repeated="10"/>
          <table:table-cell table:number-columns-repeated="1013"/>
        </table:table-row>
        <table:table-row table:style-name="ro1">
          <table:table-cell table:style-name="ce75" office:value-type="string" calcext:value-type="string">
            <text:p>Disponibilidades</text:p>
          </table:table-cell>
          <table:table-cell table:style-name="ce90" table:formula="of:=+[$LXL.B5]" office:value-type="float" office:value="100" calcext:value-type="float">
            <text:p>100</text:p>
          </table:table-cell>
          <table:table-cell table:style-name="ce90" table:formula="of:=+[.D396]+[.C396]+[$LXL.C4]-[$LXL.C3]" office:value-type="float" office:value="895" calcext:value-type="float">
            <text:p>895</text:p>
          </table:table-cell>
          <table:table-cell table:style-name="ce90" table:formula="of:=+[.D397]+[.C397]+[$LXL.D4]-[$LXL.D3]" office:value-type="float" office:value="895" calcext:value-type="float">
            <text:p>895</text:p>
          </table:table-cell>
          <table:table-cell table:style-name="ce90" table:formula="of:=+[.D398]+[.C398]+[$LXL.E4]-[$LXL.E3]" office:value-type="float" office:value="1095" calcext:value-type="float">
            <text:p>1095</text:p>
          </table:table-cell>
          <table:table-cell table:style-name="ce90" table:formula="of:=+[.D399]+[.C399]+[$LXL.F4]-[$LXL.F3]" office:value-type="float" office:value="995" calcext:value-type="float">
            <text:p>995</text:p>
          </table:table-cell>
          <table:table-cell table:style-name="ce90" table:formula="of:=+[.D400]+[.C400]+[$LXL.G4]-[$LXL.G3]" office:value-type="float" office:value="745" calcext:value-type="float">
            <text:p>745</text:p>
          </table:table-cell>
          <table:table-cell table:style-name="ce90" table:formula="of:=+[.D401]+[.C401]+[$LXL.H4]-[$LXL.H3]" office:value-type="float" office:value="520" calcext:value-type="float">
            <text:p>520</text:p>
          </table:table-cell>
          <table:table-cell table:style-name="ce90" table:formula="of:=+[.D402]+[.C402]+[$LXL.I4]-[$LXL.I3]" office:value-type="float" office:value="320" calcext:value-type="float">
            <text:p>320</text:p>
          </table:table-cell>
          <table:table-cell table:style-name="ce90" table:formula="of:=+[.D403]+[.C403]+[$LXL.J4]-[$LXL.J3]" office:value-type="float" office:value="170" calcext:value-type="float">
            <text:p>170</text:p>
          </table:table-cell>
          <table:table-cell table:style-name="ce90" table:formula="of:=+[.K385]-[.D404]+[.C404]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75" office:value-type="string" calcext:value-type="string">
            <text:p>Necesidades netas</text:p>
          </table:table-cell>
          <table:table-cell table:style-name="ce94" table:formula="of:=[.B373]" office:value-type="float" office:value="50" calcext:value-type="float">
            <text:p>50</text:p>
          </table:table-cell>
          <table:table-cell table:style-name="ce90" table:number-columns-repeated="6"/>
          <table:table-cell table:style-name="ce90" table:formula="of:=+[.B379]" office:value-type="float" office:value="200" calcext:value-type="float">
            <text:p>200</text:p>
          </table:table-cell>
          <table:table-cell table:style-name="ce90"/>
          <table:table-cell table:style-name="ce94"/>
          <table:table-cell table:number-columns-repeated="1013"/>
        </table:table-row>
        <table:table-row table:style-name="ro1">
          <table:table-cell table:style-name="ce76" office:value-type="string" calcext:value-type="string">
            <text:p>Recepcion Pedidos</text:p>
          </table:table-cell>
          <table:table-cell table:style-name="ce94"/>
          <table:table-cell table:style-name="ce90"/>
          <table:table-cell table:style-name="ce90" table:formula="of:=+[.B377]" office:value-type="float" office:value="875" calcext:value-type="float">
            <text:p>875</text:p>
          </table:table-cell>
          <table:table-cell table:style-name="ce90"/>
          <table:table-cell table:style-name="ce90" table:formula="of:=+[.B380]" office:value-type="float" office:value="200" calcext:value-type="float">
            <text:p>200</text:p>
          </table:table-cell>
          <table:table-cell table:style-name="ce90" table:number-columns-repeated="4"/>
          <table:table-cell table:style-name="ce94"/>
          <table:table-cell table:number-columns-repeated="1013"/>
        </table:table-row>
        <table:table-row table:style-name="ro1">
          <table:table-cell table:style-name="ce36" office:value-type="string" calcext:value-type="string">
            <text:p>Pedidos Planificados</text:p>
          </table:table-cell>
          <table:table-cell table:style-name="ce90"/>
          <table:table-cell table:style-name="ce90" table:formula="of:=+[.B373]" office:value-type="float" office:value="50" calcext:value-type="float">
            <text:p>50</text:p>
          </table:table-cell>
          <table:table-cell table:style-name="ce90"/>
          <table:table-cell table:style-name="ce90" table:formula="of:=+[.B379]" office:value-type="float" office:value="200" calcext:value-type="float">
            <text:p>200</text:p>
          </table:table-cell>
          <table:table-cell table:style-name="ce90" table:number-columns-repeated="4"/>
          <table:table-cell table:style-name="ce94" table:number-columns-repeated="2"/>
          <table:table-cell table:number-columns-repeated="1013"/>
        </table:table-row>
        <table:table-row table:style-name="ro1" table:number-rows-repeated="4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52" office:value-type="string" calcext:value-type="string">
            <text:p>PERIODO</text:p>
          </table:table-cell>
          <table:table-cell table:style-name="ce91" office:value-type="string" calcext:value-type="string">
            <text:p>NEC. NETAS</text:p>
          </table:table-cell>
          <table:table-cell table:style-name="ce91" office:value-type="string" calcext:value-type="string">
            <text:p>PEDIDOS PLANIFIADOS</text:p>
          </table:table-cell>
          <table:table-cell table:style-name="ce91" office:value-type="string" calcext:value-type="string">
            <text:p>INVENTARIO FINAL (DISPON)</text:p>
          </table:table-cell>
          <table:table-cell table:style-name="ce91" office:value-type="string" calcext:value-type="string">
            <text:p>COSTO DE MTTO</text:p>
          </table:table-cell>
          <table:table-cell table:style-name="ce91" office:value-type="string" calcext:value-type="string">
            <text:p>COSTO DE EMISION</text:p>
          </table:table-cell>
          <table:table-cell table:style-name="ce91" office:value-type="string" calcext:value-type="string">
            <text:p>COSTO TOTAL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1" calcext:value-type="float">
            <text:p>1</text:p>
          </table:table-cell>
          <table:table-cell table:style-name="ce92"/>
          <table:table-cell table:style-name="ce92" table:formula="of:=+[.B377]" office:value-type="float" office:value="875" calcext:value-type="float">
            <text:p>875</text:p>
          </table:table-cell>
          <table:table-cell table:style-name="ce92" office:value-type="float" office:value="20" calcext:value-type="float">
            <text:p>20</text:p>
          </table:table-cell>
          <table:table-cell table:style-name="ce123" table:formula="of:=+[.D396]*[$Datos.$M$16]" office:value-type="currency" office:currency="USD" office:value="20" calcext:value-type="currency">
            <text:p>$20.00</text:p>
          </table:table-cell>
          <table:table-cell table:style-name="ce123" table:formula="of:=IFERROR(+([.C396]/[.C396])*[$Datos.$M$15];0)" office:value-type="currency" office:currency="USD" office:value="2500" calcext:value-type="currency">
            <text:p>$2,500.00</text:p>
          </table:table-cell>
          <table:table-cell table:style-name="ce123" table:formula="of:=+[.E396]+[.F396]" office:value-type="currency" office:currency="USD" office:value="2520" calcext:value-type="currency">
            <text:p>$2,52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2" calcext:value-type="float">
            <text:p>2</text:p>
          </table:table-cell>
          <table:table-cell table:style-name="ce92" table:formula="of:=+[.B373]" office:value-type="float" office:value="50" calcext:value-type="float">
            <text:p>50</text:p>
          </table:table-cell>
          <table:table-cell table:style-name="ce92"/>
          <table:table-cell table:style-name="ce92" table:formula="of:=+[.C387]" office:value-type="float" office:value="895" calcext:value-type="float">
            <text:p>895</text:p>
          </table:table-cell>
          <table:table-cell table:style-name="ce123" table:formula="of:=+[.D397]*[$Datos.$M$16]" office:value-type="currency" office:currency="USD" office:value="895" calcext:value-type="currency">
            <text:p>$895.00</text:p>
          </table:table-cell>
          <table:table-cell table:style-name="ce123" table:formula="of:=IFERROR(+([.C397]/[.C397])*[$Datos.$M$15];0)" office:value-type="currency" office:currency="USD" office:value="0" calcext:value-type="currency">
            <text:p>$0.00</text:p>
          </table:table-cell>
          <table:table-cell table:style-name="ce123" table:formula="of:=+[.E397]+[.F397]" office:value-type="currency" office:currency="USD" office:value="895" calcext:value-type="currency">
            <text:p>$895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92"/>
          <table:table-cell table:style-name="ce92" table:formula="of:=+[.B380]" office:value-type="float" office:value="200" calcext:value-type="float">
            <text:p>200</text:p>
          </table:table-cell>
          <table:table-cell table:style-name="ce92" table:formula="of:=+[.D387]" office:value-type="float" office:value="895" calcext:value-type="float">
            <text:p>895</text:p>
          </table:table-cell>
          <table:table-cell table:style-name="ce123" table:formula="of:=+[.D398]*[$Datos.$M$16]" office:value-type="currency" office:currency="USD" office:value="895" calcext:value-type="currency">
            <text:p>$895.00</text:p>
          </table:table-cell>
          <table:table-cell table:style-name="ce123" table:formula="of:=IFERROR(+([.C398]/[.C398])*[$Datos.$M$15];0)" office:value-type="currency" office:currency="USD" office:value="2500" calcext:value-type="currency">
            <text:p>$2,500.00</text:p>
          </table:table-cell>
          <table:table-cell table:style-name="ce123" table:formula="of:=+[.E398]+[.F398]" office:value-type="currency" office:currency="USD" office:value="3395" calcext:value-type="currency">
            <text:p>$3,395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4" calcext:value-type="float">
            <text:p>4</text:p>
          </table:table-cell>
          <table:table-cell table:style-name="ce92" table:formula="of:=+[.B379]" office:value-type="float" office:value="200" calcext:value-type="float">
            <text:p>200</text:p>
          </table:table-cell>
          <table:table-cell table:style-name="ce92"/>
          <table:table-cell table:style-name="ce92" table:formula="of:=+[.E387]" office:value-type="float" office:value="1095" calcext:value-type="float">
            <text:p>1095</text:p>
          </table:table-cell>
          <table:table-cell table:style-name="ce123" table:formula="of:=+[.D399]*[$Datos.$M$16]" office:value-type="currency" office:currency="USD" office:value="1095" calcext:value-type="currency">
            <text:p>$1,095.00</text:p>
          </table:table-cell>
          <table:table-cell table:style-name="ce123" table:formula="of:=IFERROR(+([.C399]/[.C399])*[$Datos.$M$15];0)" office:value-type="currency" office:currency="USD" office:value="0" calcext:value-type="currency">
            <text:p>$0.00</text:p>
          </table:table-cell>
          <table:table-cell table:style-name="ce123" table:formula="of:=+[.E399]+[.F399]" office:value-type="currency" office:currency="USD" office:value="1095" calcext:value-type="currency">
            <text:p>$1,095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5" calcext:value-type="float">
            <text:p>5</text:p>
          </table:table-cell>
          <table:table-cell table:style-name="ce92" table:number-columns-repeated="2"/>
          <table:table-cell table:style-name="ce92" table:formula="of:=+[.F387]" office:value-type="float" office:value="995" calcext:value-type="float">
            <text:p>995</text:p>
          </table:table-cell>
          <table:table-cell table:style-name="ce123" table:formula="of:=+[.D400]*[$Datos.$M$16]" office:value-type="currency" office:currency="USD" office:value="995" calcext:value-type="currency">
            <text:p>$995.00</text:p>
          </table:table-cell>
          <table:table-cell table:style-name="ce123" table:formula="of:=IFERROR(+([.C400]/[.C400])*[$Datos.$M$15];0)" office:value-type="currency" office:currency="USD" office:value="0" calcext:value-type="currency">
            <text:p>$0.00</text:p>
          </table:table-cell>
          <table:table-cell table:style-name="ce123" table:formula="of:=+[.E400]+[.F400]" office:value-type="currency" office:currency="USD" office:value="995" calcext:value-type="currency">
            <text:p>$995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6" calcext:value-type="float">
            <text:p>6</text:p>
          </table:table-cell>
          <table:table-cell table:style-name="ce92" table:number-columns-repeated="2"/>
          <table:table-cell table:style-name="ce92" table:formula="of:=+[.G387]" office:value-type="float" office:value="745" calcext:value-type="float">
            <text:p>745</text:p>
          </table:table-cell>
          <table:table-cell table:style-name="ce123" table:formula="of:=+[.D401]*[$Datos.$M$16]" office:value-type="currency" office:currency="USD" office:value="745" calcext:value-type="currency">
            <text:p>$745.00</text:p>
          </table:table-cell>
          <table:table-cell table:style-name="ce123" table:formula="of:=IFERROR(+([.C401]/[.C401])*[$Datos.$M$15];0)" office:value-type="currency" office:currency="USD" office:value="0" calcext:value-type="currency">
            <text:p>$0.00</text:p>
          </table:table-cell>
          <table:table-cell table:style-name="ce123" table:formula="of:=+[.E401]+[.F401]" office:value-type="currency" office:currency="USD" office:value="745" calcext:value-type="currency">
            <text:p>$745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7" calcext:value-type="float">
            <text:p>7</text:p>
          </table:table-cell>
          <table:table-cell table:style-name="ce92" table:number-columns-repeated="2"/>
          <table:table-cell table:style-name="ce92" table:formula="of:=+[.H387]" office:value-type="float" office:value="520" calcext:value-type="float">
            <text:p>520</text:p>
          </table:table-cell>
          <table:table-cell table:style-name="ce123" table:formula="of:=+[.D402]*[$Datos.$M$16]" office:value-type="currency" office:currency="USD" office:value="520" calcext:value-type="currency">
            <text:p>$520.00</text:p>
          </table:table-cell>
          <table:table-cell table:style-name="ce123" table:formula="of:=IFERROR(+([.C402]/[.C402])*[$Datos.$M$15];0)" office:value-type="currency" office:currency="USD" office:value="0" calcext:value-type="currency">
            <text:p>$0.00</text:p>
          </table:table-cell>
          <table:table-cell table:style-name="ce123" table:formula="of:=+[.E402]+[.F402]" office:value-type="currency" office:currency="USD" office:value="520" calcext:value-type="currency">
            <text:p>$52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8" calcext:value-type="float">
            <text:p>8</text:p>
          </table:table-cell>
          <table:table-cell table:style-name="ce92" table:number-columns-repeated="2"/>
          <table:table-cell table:style-name="ce92" table:formula="of:=+[.I387]" office:value-type="float" office:value="320" calcext:value-type="float">
            <text:p>320</text:p>
          </table:table-cell>
          <table:table-cell table:style-name="ce123" table:formula="of:=+[.D403]*[$Datos.$M$16]" office:value-type="currency" office:currency="USD" office:value="320" calcext:value-type="currency">
            <text:p>$320.00</text:p>
          </table:table-cell>
          <table:table-cell table:style-name="ce123" table:formula="of:=IFERROR(+([.C403]/[.C403])*[$Datos.$M$15];0)" office:value-type="currency" office:currency="USD" office:value="0" calcext:value-type="currency">
            <text:p>$0.00</text:p>
          </table:table-cell>
          <table:table-cell table:style-name="ce123" table:formula="of:=+[.E403]+[.F403]" office:value-type="currency" office:currency="USD" office:value="320" calcext:value-type="currency">
            <text:p>$32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9" calcext:value-type="float">
            <text:p>9</text:p>
          </table:table-cell>
          <table:table-cell table:style-name="ce92" table:number-columns-repeated="2"/>
          <table:table-cell table:style-name="ce92" table:formula="of:=+[.J387]" office:value-type="float" office:value="170" calcext:value-type="float">
            <text:p>170</text:p>
          </table:table-cell>
          <table:table-cell table:style-name="ce123" table:formula="of:=+[.D404]*[$Datos.$M$16]" office:value-type="currency" office:currency="USD" office:value="170" calcext:value-type="currency">
            <text:p>$170.00</text:p>
          </table:table-cell>
          <table:table-cell table:style-name="ce123" table:formula="of:=IFERROR(+([.C404]/[.C404])*[$Datos.$M$15];0)" office:value-type="currency" office:currency="USD" office:value="0" calcext:value-type="currency">
            <text:p>$0.00</text:p>
          </table:table-cell>
          <table:table-cell table:style-name="ce123" table:formula="of:=+[.E404]+[.F404]" office:value-type="currency" office:currency="USD" office:value="170" calcext:value-type="currency">
            <text:p>$17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73" office:value-type="float" office:value="10" calcext:value-type="float">
            <text:p>10</text:p>
          </table:table-cell>
          <table:table-cell table:style-name="ce92" table:number-columns-repeated="2"/>
          <table:table-cell table:style-name="ce92" table:formula="of:=+[.K387]" office:value-type="float" office:value="30" calcext:value-type="float">
            <text:p>30</text:p>
          </table:table-cell>
          <table:table-cell table:style-name="ce123" table:formula="of:=+[.D405]*[$Datos.$M$16]" office:value-type="currency" office:currency="USD" office:value="30" calcext:value-type="currency">
            <text:p>$30.00</text:p>
          </table:table-cell>
          <table:table-cell table:style-name="ce123" table:formula="of:=IFERROR(+([.C405]/[.C405])*[$Datos.$M$15];0)" office:value-type="currency" office:currency="USD" office:value="0" calcext:value-type="currency">
            <text:p>$0.00</text:p>
          </table:table-cell>
          <table:table-cell table:style-name="ce123" table:formula="of:=+[.E405]+[.F405]" office:value-type="currency" office:currency="USD" office:value="30" calcext:value-type="currency">
            <text:p>$30.00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108" office:value-type="string" calcext:value-type="string">
            <text:p>TOTAL</text:p>
          </table:table-cell>
          <table:table-cell table:style-name="ce124" table:formula="of:=SUM([.E396:.E405])" office:value-type="currency" office:currency="USD" office:value="5685" calcext:value-type="currency">
            <text:p>$5,685.00</text:p>
          </table:table-cell>
          <table:table-cell table:style-name="ce124" table:formula="of:=SUM([.F396:.F405])" office:value-type="currency" office:currency="USD" office:value="5000" calcext:value-type="currency">
            <text:p>$5,000.00</text:p>
          </table:table-cell>
          <table:table-cell table:style-name="ce124" table:formula="of:=SUM([.G396:.G405])" office:value-type="currency" office:currency="USD" office:value="10685" calcext:value-type="currency">
            <text:p>$10,685.00</text:p>
          </table:table-cell>
          <table:table-cell table:style-name="ce1" table:number-columns-repeated="4"/>
          <table:table-cell table:number-columns-repeated="1013"/>
        </table:table-row>
        <table:table-row table:style-name="ro2" table:number-rows-repeated="10481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C" table:style-name="ta6">
        <table:table-column table:style-name="co7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7" table:number-columns-repeated="1016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26"/>
          <table:table-cell table:style-name="ce127" office:value-type="string" calcext:value-type="string">
            <text:p>perchero</text:p>
          </table:table-cell>
          <table:table-cell table:style-name="ce133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style-name="ce126" table:number-columns-repeated="2"/>
          <table:table-cell table:number-columns-repeated="1010"/>
        </table:table-row>
        <table:table-row table:style-name="ro1">
          <table:table-cell/>
          <table:table-cell table:style-name="ce37" office:value-type="string" calcext:value-type="string">
            <text:p>ELEMEN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128" office:value-type="string" calcext:value-type="string">
            <text:p><text:span text:style-name="T4">Pedidos Planificados </text:span><text:span text:style-name="T5">Perchero</text:span></text:p>
          </table:table-cell>
          <table:table-cell table:style-name="ce38" table:formula="of:=[$LXL.B7]" office:value-type="float" office:value="0" calcext:value-type="float">
            <text:p>0</text:p>
          </table:table-cell>
          <table:table-cell table:style-name="ce38" table:formula="of:=[$LXL.C7]" office:value-type="float" office:value="0" calcext:value-type="float">
            <text:p>0</text:p>
          </table:table-cell>
          <table:table-cell table:style-name="ce38" table:formula="of:=[$LXL.D7]" office:value-type="float" office:value="50" calcext:value-type="float">
            <text:p>50</text:p>
          </table:table-cell>
          <table:table-cell table:style-name="ce38" table:formula="of:=[$LXL.E7]" office:value-type="float" office:value="250" calcext:value-type="float">
            <text:p>250</text:p>
          </table:table-cell>
          <table:table-cell table:style-name="ce38" table:formula="of:=[$LXL.F7]" office:value-type="float" office:value="225" calcext:value-type="float">
            <text:p>225</text:p>
          </table:table-cell>
          <table:table-cell table:style-name="ce38" table:formula="of:=[$LXL.G7]" office:value-type="float" office:value="200" calcext:value-type="float">
            <text:p>200</text:p>
          </table:table-cell>
          <table:table-cell table:style-name="ce38" table:formula="of:=[$LXL.H7]" office:value-type="float" office:value="150" calcext:value-type="float">
            <text:p>150</text:p>
          </table:table-cell>
          <table:table-cell table:style-name="ce38" table:formula="of:=[$LXL.I7]" office:value-type="float" office:value="200" calcext:value-type="float">
            <text:p>200</text:p>
          </table:table-cell>
          <table:table-cell table:style-name="ce38" table:formula="of:=[$LXL.J7]" office:value-type="float" office:value="0" calcext:value-type="float">
            <text:p>0</text:p>
          </table:table-cell>
          <table:table-cell table:style-name="ce38" table:formula="of:=[$LXL.K7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52" office:value-type="string" calcext:value-type="string">
            <text:p>Periodos</text:p>
          </table:table-cell>
          <table:table-cell table:style-name="ce91" office:value-type="string" calcext:value-type="string">
            <text:p>Pedidos Planificados</text:p>
          </table:table-cell>
          <table:table-cell table:style-name="ce91" office:value-type="string" calcext:value-type="string">
            <text:p>Costo de Mantenimiento</text:p>
          </table:table-cell>
          <table:table-cell table:style-name="ce91" office:value-type="string" calcext:value-type="string">
            <text:p>Costo de Emision</text:p>
          </table:table-cell>
          <table:table-cell table:style-name="ce91" office:value-type="string" calcext:value-type="string">
            <text:p>Costo Unitario Total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3" calcext:value-type="float">
            <text:p>3</text:p>
          </table:table-cell>
          <table:table-cell table:style-name="ce52" table:formula="of:=[.E4]" office:value-type="float" office:value="50" calcext:value-type="float">
            <text:p>50</text:p>
          </table:table-cell>
          <table:table-cell table:style-name="ce52" office:value-type="float" office:value="0" calcext:value-type="float">
            <text:p>0</text:p>
          </table:table-cell>
          <table:table-cell table:style-name="ce142" table:formula="of:=[$Datos.M15]/[.C8]" office:value-type="float" office:value="50" calcext:value-type="float">
            <text:p>50</text:p>
          </table:table-cell>
          <table:table-cell table:style-name="ce142" table:formula="of:=[.D8]+[.E8]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table:style-name="ce129" office:value-type="string" calcext:value-type="string">
            <text:p>°3 - 4</text:p>
          </table:table-cell>
          <table:table-cell table:style-name="ce52" table:formula="of:=[.E4]+[.F4]" office:value-type="float" office:value="300" calcext:value-type="float">
            <text:p>300</text:p>
          </table:table-cell>
          <table:table-cell table:style-name="ce135" table:formula="of:=([.F4]*1)/[.C9]" office:value-type="float" office:value="0.8333333333" calcext:value-type="float">
            <text:p>0.83</text:p>
          </table:table-cell>
          <table:table-cell table:style-name="ce135" table:formula="of:=[$Datos.M15]/[.C9]" office:value-type="float" office:value="8.333333333" calcext:value-type="float">
            <text:p>8.33</text:p>
          </table:table-cell>
          <table:table-cell table:style-name="ce135" table:formula="of:=[.D9]+[.E9]" office:value-type="float" office:value="9.1666666663" calcext:value-type="float">
            <text:p>9.17</text:p>
          </table:table-cell>
          <table:table-cell table:number-columns-repeated="1018"/>
        </table:table-row>
        <table:table-row table:style-name="ro1">
          <table:table-cell/>
          <table:table-cell table:style-name="ce129" office:value-type="string" calcext:value-type="string">
            <text:p>°3 - 4 - 5</text:p>
          </table:table-cell>
          <table:table-cell table:style-name="ce129" table:formula="of:=[.E4]+[.F4]+[.G4]" office:value-type="float" office:value="525" calcext:value-type="float">
            <text:p>525</text:p>
          </table:table-cell>
          <table:table-cell table:style-name="ce136" table:formula="of:=([.F4]*1+[.G4]*2)/[.C10]" office:value-type="float" office:value="1.333333333" calcext:value-type="float">
            <text:p>1.33</text:p>
          </table:table-cell>
          <table:table-cell table:style-name="ce136" table:formula="of:=[$Datos.M15]/[.C10]" office:value-type="float" office:value="4.761904762" calcext:value-type="float">
            <text:p>4.76</text:p>
          </table:table-cell>
          <table:table-cell table:style-name="ce136" table:formula="of:=[.D10]+[.E10]" office:value-type="float" office:value="6.095238095" calcext:value-type="float">
            <text:p>6.10</text:p>
          </table:table-cell>
          <table:table-cell table:number-columns-repeated="1018"/>
        </table:table-row>
        <table:table-row table:style-name="ro1">
          <table:table-cell/>
          <table:table-cell table:style-name="ce129" office:value-type="string" calcext:value-type="string">
            <text:p>°3 - 4 - 5 - 6</text:p>
          </table:table-cell>
          <table:table-cell table:style-name="ce129" table:formula="of:=[.E4]+[.F4]+[.G4]+[.H4]" office:value-type="float" office:value="725" calcext:value-type="float">
            <text:p>725</text:p>
          </table:table-cell>
          <table:table-cell table:style-name="ce137" table:formula="of:=([.F4]*1+[.G4]*2+[.H4]*3)/[.C11]" office:value-type="float" office:value="1.793103448" calcext:value-type="float">
            <text:p>2</text:p>
          </table:table-cell>
          <table:table-cell table:style-name="ce136" table:formula="of:=[$Datos.$M$15]/[.C11]" office:value-type="float" office:value="3.448275862" calcext:value-type="float">
            <text:p>3.45</text:p>
          </table:table-cell>
          <table:table-cell table:style-name="ce136" table:formula="of:=[.D11]+[.E11]" office:value-type="float" office:value="5.24137931" calcext:value-type="float">
            <text:p>5.24</text:p>
          </table:table-cell>
          <table:table-cell table:number-columns-repeated="1018"/>
        </table:table-row>
        <table:table-row table:style-name="ro1">
          <table:table-cell/>
          <table:table-cell table:style-name="ce129" office:value-type="string" calcext:value-type="string">
            <text:p>°3 - 4 - 5 - 6 - 7</text:p>
          </table:table-cell>
          <table:table-cell table:style-name="ce129" table:formula="of:=[.E4]+[.F4]+[.G4]+[.H4]+[.I4]" office:value-type="float" office:value="875" calcext:value-type="float">
            <text:p>875</text:p>
          </table:table-cell>
          <table:table-cell table:style-name="ce137" table:formula="of:=([.F4]*1+[.G4]*2+[.H4]*3+[.I4]*4)/[.C12]" office:value-type="float" office:value="2.171428571" calcext:value-type="float">
            <text:p>2</text:p>
          </table:table-cell>
          <table:table-cell table:style-name="ce136" table:formula="of:=[$Datos.$M$15]/[.C12]" office:value-type="float" office:value="2.857142857" calcext:value-type="float">
            <text:p>2.86</text:p>
          </table:table-cell>
          <table:table-cell table:style-name="ce136" table:formula="of:=[.D12]+[.E12]" office:value-type="float" office:value="5.028571428" calcext:value-type="float">
            <text:p>5.03</text:p>
          </table:table-cell>
          <table:table-cell table:number-columns-repeated="1018"/>
        </table:table-row>
        <table:table-row table:style-name="ro1">
          <table:table-cell/>
          <table:table-cell table:style-name="ce130" office:value-type="string" calcext:value-type="string">
            <text:p>°3 - 4 - 5 -6 - 7 - 8</text:p>
          </table:table-cell>
          <table:table-cell table:style-name="ce130" table:formula="of:=[.E4]+[.F4]+[.G4]+[.H4]+[.I4]+[.J4]" office:value-type="float" office:value="1075" calcext:value-type="float">
            <text:p>1075</text:p>
          </table:table-cell>
          <table:table-cell table:style-name="ce138" table:formula="of:=([.F4]*1+[.G4]*2+[.H4]*3+[.I4]*4+[.J4]*5)/[.C13]" office:value-type="float" office:value="2.697674419" calcext:value-type="float">
            <text:p>3</text:p>
          </table:table-cell>
          <table:table-cell table:style-name="ce139" table:formula="of:=[$Datos.$M$15]/[.C13]" office:value-type="float" office:value="2.325581395" calcext:value-type="float">
            <text:p>2.33</text:p>
          </table:table-cell>
          <table:table-cell table:style-name="ce139" table:formula="of:=[.D13]+[.E13]" office:value-type="float" office:value="5.023255814" calcext:value-type="float">
            <text:p>5.0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number-columns-repeated="1012"/>
        </table:table-row>
        <table:table-row table:style-name="ro1">
          <table:table-cell/>
          <table:table-cell table:style-name="ce37" office:value-type="string" calcext:value-type="string">
            <text:p>Concepto</text:p>
          </table:table-cell>
          <table:table-cell table:style-name="ce73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75" office:value-type="string" calcext:value-type="string">
            <text:p>Necesidades Brutas</text:p>
          </table:table-cell>
          <table:table-cell table:style-name="ce52" table:number-columns-repeated="2"/>
          <table:table-cell table:style-name="ce52" table:formula="of:=[.E4]" office:value-type="float" office:value="50" calcext:value-type="float">
            <text:p>50</text:p>
          </table:table-cell>
          <table:table-cell table:style-name="ce52" table:formula="of:=[.F4]" office:value-type="float" office:value="250" calcext:value-type="float">
            <text:p>250</text:p>
          </table:table-cell>
          <table:table-cell table:style-name="ce52" table:formula="of:=[.G4]" office:value-type="float" office:value="225" calcext:value-type="float">
            <text:p>225</text:p>
          </table:table-cell>
          <table:table-cell table:style-name="ce52" table:formula="of:=[.H4]" office:value-type="float" office:value="200" calcext:value-type="float">
            <text:p>200</text:p>
          </table:table-cell>
          <table:table-cell table:style-name="ce52" table:formula="of:=[.I4]" office:value-type="float" office:value="150" calcext:value-type="float">
            <text:p>150</text:p>
          </table:table-cell>
          <table:table-cell table:style-name="ce52" table:formula="of:=[.J4]" office:value-type="float" office:value="200" calcext:value-type="float">
            <text:p>200</text:p>
          </table:table-cell>
          <table:table-cell table:style-name="ce52" table:number-columns-repeated="2"/>
          <table:table-cell table:number-columns-repeated="1012"/>
        </table:table-row>
        <table:table-row table:style-name="ro1">
          <table:table-cell/>
          <table:table-cell table:style-name="ce75" office:value-type="string" calcext:value-type="string">
            <text:p>Pedidos Pendientes</text:p>
          </table:table-cell>
          <table:table-cell table:style-name="ce52" table:number-columns-repeated="10"/>
          <table:table-cell table:number-columns-repeated="1012"/>
        </table:table-row>
        <table:table-row table:style-name="ro1">
          <table:table-cell/>
          <table:table-cell table:style-name="ce75" office:value-type="string" calcext:value-type="string">
            <text:p>Disponibilidades</text:p>
          </table:table-cell>
          <table:table-cell table:style-name="ce52" table:formula="of:=[$Datos.L6]" office:value-type="float" office:value="100" calcext:value-type="float">
            <text:p>100</text:p>
          </table:table-cell>
          <table:table-cell table:style-name="ce52" table:formula="of:=[.C20]" office:value-type="float" office:value="100" calcext:value-type="float">
            <text:p>100</text:p>
          </table:table-cell>
          <table:table-cell table:style-name="ce52" table:formula="of:=[.D20]+[.E22]+[.E19]-[.E18]" office:value-type="float" office:value="50" calcext:value-type="float">
            <text:p>50</text:p>
          </table:table-cell>
          <table:table-cell table:style-name="ce52" table:formula="of:=[.E23]+[.E20]+[.F19]-[.F18]" office:value-type="float" office:value="875" calcext:value-type="float">
            <text:p>875</text:p>
          </table:table-cell>
          <table:table-cell table:style-name="ce52" table:formula="of:=[.F23]+[.F20]+[.G19]-[.G18]" office:value-type="float" office:value="650" calcext:value-type="float">
            <text:p>650</text:p>
          </table:table-cell>
          <table:table-cell table:style-name="ce52" table:formula="of:=[.G23]+[.G20]+[.H19]-[.H18]" office:value-type="float" office:value="450" calcext:value-type="float">
            <text:p>450</text:p>
          </table:table-cell>
          <table:table-cell table:style-name="ce52" table:formula="of:=[.H23]+[.H20]+[.I19]-[.I18]" office:value-type="float" office:value="300" calcext:value-type="float">
            <text:p>300</text:p>
          </table:table-cell>
          <table:table-cell table:style-name="ce52" table:formula="of:=[.I23]+[.I20]+[.J19]-[.J18]" office:value-type="float" office:value="100" calcext:value-type="float">
            <text:p>100</text:p>
          </table:table-cell>
          <table:table-cell table:style-name="ce52" table:formula="of:=[.J23]+[.J20]+[.K19]-[.K18]" office:value-type="float" office:value="100" calcext:value-type="float">
            <text:p>100</text:p>
          </table:table-cell>
          <table:table-cell table:style-name="ce52" table:formula="of:=[.K23]+[.K20]+[.L19]-[.L18]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/>
          <table:table-cell table:style-name="ce75" office:value-type="string" calcext:value-type="string">
            <text:p>Necesidades netas</text:p>
          </table:table-cell>
          <table:table-cell table:style-name="ce52" table:number-columns-repeated="4"/>
          <table:table-cell table:style-name="ce52" office:value-type="float" office:value="225" calcext:value-type="float">
            <text:p>225</text:p>
          </table:table-cell>
          <table:table-cell table:style-name="ce52" table:number-columns-repeated="5"/>
          <table:table-cell table:number-columns-repeated="1012"/>
        </table:table-row>
        <table:table-row table:style-name="ro1">
          <table:table-cell/>
          <table:table-cell table:style-name="ce76" office:value-type="string" calcext:value-type="string">
            <text:p>Recepcion Pedidos</text:p>
          </table:table-cell>
          <table:table-cell table:style-name="ce52" table:number-columns-repeated="4"/>
          <table:table-cell table:style-name="ce52" table:formula="of:=[.C13]" office:value-type="float" office:value="1075" calcext:value-type="float">
            <text:p>1075</text:p>
          </table:table-cell>
          <table:table-cell table:style-name="ce52" table:number-columns-repeated="5"/>
          <table:table-cell table:number-columns-repeated="1012"/>
        </table:table-row>
        <table:table-row table:style-name="ro1">
          <table:table-cell/>
          <table:table-cell table:style-name="ce36" office:value-type="string" calcext:value-type="string">
            <text:p>Pedidos Planificados</text:p>
          </table:table-cell>
          <table:table-cell table:style-name="ce52" table:formula="of:=[.E22]" office:value-type="float" office:value="0" calcext:value-type="float">
            <text:p>0</text:p>
          </table:table-cell>
          <table:table-cell table:style-name="ce52"/>
          <table:table-cell table:style-name="ce52" table:formula="of:=[.C13]" office:value-type="float" office:value="1075" calcext:value-type="float">
            <text:p>1075</text:p>
          </table:table-cell>
          <table:table-cell table:style-name="ce52" table:number-columns-repeated="7"/>
          <table:table-cell table:number-columns-repeated="1012"/>
        </table:table-row>
        <table:table-row table:style-name="ro1">
          <table:table-cell table:number-columns-repeated="4"/>
          <table:table-cell table:style-name="ce13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>
            <text:p>PERIODO</text:p>
          </table:table-cell>
          <table:table-cell table:style-name="ce52" office:value-type="string" calcext:value-type="string">
            <text:p>NEC. NETAS</text:p>
          </table:table-cell>
          <table:table-cell table:style-name="ce52" office:value-type="string" calcext:value-type="string">
            <text:p>PEDIDOS PLANIFICADOS</text:p>
          </table:table-cell>
          <table:table-cell table:style-name="ce52" office:value-type="string" calcext:value-type="string">
            <text:p>INVENTARIO FINAL (DISPON)</text:p>
          </table:table-cell>
          <table:table-cell table:style-name="ce52" office:value-type="string" calcext:value-type="string">
            <text:p>COSTO DE MTTO</text:p>
          </table:table-cell>
          <table:table-cell table:style-name="ce52" office:value-type="string" calcext:value-type="string">
            <text:p>COSTO DE EMISION</text:p>
          </table:table-cell>
          <table:table-cell table:style-name="ce52" office:value-type="string" calcext:value-type="string">
            <text:p>COSTO TOTAL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1" calcext:value-type="float">
            <text:p>1</text:p>
          </table:table-cell>
          <table:table-cell table:style-name="ce52" table:formula="of:=[.C21]" office:value-type="float" office:value="0" calcext:value-type="float">
            <text:p>0</text:p>
          </table:table-cell>
          <table:table-cell table:style-name="ce52" table:formula="of:=[.C23]" office:value-type="float" office:value="0" calcext:value-type="float">
            <text:p>0</text:p>
          </table:table-cell>
          <table:table-cell table:style-name="ce52" table:formula="of:=[.C20]" office:value-type="float" office:value="100" calcext:value-type="float">
            <text:p>100</text:p>
          </table:table-cell>
          <table:table-cell table:style-name="ce68" table:formula="of:=[.E27]" office:value-type="currency" office:currency="USD" office:value="100" calcext:value-type="currency">
            <text:p>$100.00</text:p>
          </table:table-cell>
          <table:table-cell table:style-name="ce52"/>
          <table:table-cell table:style-name="ce68" table:formula="of:=[.F27]+[.G27]" office:value-type="currency" office:currency="USD" office:value="100" calcext:value-type="currency">
            <text:p>$10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2" calcext:value-type="float">
            <text:p>2</text:p>
          </table:table-cell>
          <table:table-cell table:style-name="ce52" table:formula="of:=[.D21]" office:value-type="float" office:value="0" calcext:value-type="float">
            <text:p>0</text:p>
          </table:table-cell>
          <table:table-cell table:style-name="ce52" table:formula="of:=[.D23]" office:value-type="float" office:value="0" calcext:value-type="float">
            <text:p>0</text:p>
          </table:table-cell>
          <table:table-cell table:style-name="ce52" table:formula="of:=[.D20]" office:value-type="float" office:value="100" calcext:value-type="float">
            <text:p>100</text:p>
          </table:table-cell>
          <table:table-cell table:style-name="ce68" table:formula="of:=[.E28]" office:value-type="currency" office:currency="USD" office:value="100" calcext:value-type="currency">
            <text:p>$100.00</text:p>
          </table:table-cell>
          <table:table-cell table:style-name="ce68"/>
          <table:table-cell table:style-name="ce68" table:formula="of:=[.F28]+[.G28]" office:value-type="currency" office:currency="USD" office:value="100" calcext:value-type="currency">
            <text:p>$10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3" calcext:value-type="float">
            <text:p>3</text:p>
          </table:table-cell>
          <table:table-cell table:style-name="ce52" table:formula="of:=[.E21]" office:value-type="float" office:value="0" calcext:value-type="float">
            <text:p>0</text:p>
          </table:table-cell>
          <table:table-cell table:style-name="ce52" table:formula="of:=[.E23]" office:value-type="float" office:value="1075" calcext:value-type="float">
            <text:p>1075</text:p>
          </table:table-cell>
          <table:table-cell table:style-name="ce52" table:formula="of:=[.E20]" office:value-type="float" office:value="50" calcext:value-type="float">
            <text:p>50</text:p>
          </table:table-cell>
          <table:table-cell table:style-name="ce68" table:formula="of:=[.E29]" office:value-type="currency" office:currency="USD" office:value="50" calcext:value-type="currency">
            <text:p>$50.00</text:p>
          </table:table-cell>
          <table:table-cell table:style-name="ce68" table:formula="of:=[$Datos.M15]" office:value-type="currency" office:currency="USD" office:value="2500" calcext:value-type="currency">
            <text:p>$2,500.00</text:p>
          </table:table-cell>
          <table:table-cell table:style-name="ce68" table:formula="of:=[.F29]+[.G29]" office:value-type="currency" office:currency="USD" office:value="2550" calcext:value-type="currency">
            <text:p>$2,55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4" calcext:value-type="float">
            <text:p>4</text:p>
          </table:table-cell>
          <table:table-cell table:style-name="ce52" table:formula="of:=[.F21]" office:value-type="float" office:value="0" calcext:value-type="float">
            <text:p>0</text:p>
          </table:table-cell>
          <table:table-cell table:style-name="ce52" table:formula="of:=[.F23]" office:value-type="float" office:value="0" calcext:value-type="float">
            <text:p>0</text:p>
          </table:table-cell>
          <table:table-cell table:style-name="ce52" table:formula="of:=[.F20]" office:value-type="float" office:value="875" calcext:value-type="float">
            <text:p>875</text:p>
          </table:table-cell>
          <table:table-cell table:style-name="ce68" table:formula="of:=[.E30]" office:value-type="currency" office:currency="USD" office:value="875" calcext:value-type="currency">
            <text:p>$875.00</text:p>
          </table:table-cell>
          <table:table-cell table:style-name="ce68"/>
          <table:table-cell table:style-name="ce68" table:formula="of:=[.F30]+[.G30]" office:value-type="currency" office:currency="USD" office:value="875" calcext:value-type="currency">
            <text:p>$875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5" calcext:value-type="float">
            <text:p>5</text:p>
          </table:table-cell>
          <table:table-cell table:style-name="ce52" table:formula="of:=[.G21]" office:value-type="float" office:value="225" calcext:value-type="float">
            <text:p>225</text:p>
          </table:table-cell>
          <table:table-cell table:style-name="ce52" table:formula="of:=[.G23]" office:value-type="float" office:value="0" calcext:value-type="float">
            <text:p>0</text:p>
          </table:table-cell>
          <table:table-cell table:style-name="ce52" table:formula="of:=[.G20]" office:value-type="float" office:value="650" calcext:value-type="float">
            <text:p>650</text:p>
          </table:table-cell>
          <table:table-cell table:style-name="ce68" table:formula="of:=[.E31]" office:value-type="currency" office:currency="USD" office:value="650" calcext:value-type="currency">
            <text:p>$650.00</text:p>
          </table:table-cell>
          <table:table-cell table:style-name="ce52"/>
          <table:table-cell table:style-name="ce68" table:formula="of:=[.F31]+[.G31]" office:value-type="currency" office:currency="USD" office:value="650" calcext:value-type="currency">
            <text:p>$65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6" calcext:value-type="float">
            <text:p>6</text:p>
          </table:table-cell>
          <table:table-cell table:style-name="ce52" table:formula="of:=[.H21]" office:value-type="float" office:value="0" calcext:value-type="float">
            <text:p>0</text:p>
          </table:table-cell>
          <table:table-cell table:style-name="ce52" table:formula="of:=[.H23]" office:value-type="float" office:value="0" calcext:value-type="float">
            <text:p>0</text:p>
          </table:table-cell>
          <table:table-cell table:style-name="ce52" table:formula="of:=[.H20]" office:value-type="float" office:value="450" calcext:value-type="float">
            <text:p>450</text:p>
          </table:table-cell>
          <table:table-cell table:style-name="ce68" table:formula="of:=[.E32]" office:value-type="currency" office:currency="USD" office:value="450" calcext:value-type="currency">
            <text:p>$450.00</text:p>
          </table:table-cell>
          <table:table-cell table:style-name="ce52"/>
          <table:table-cell table:style-name="ce68" table:formula="of:=[.F32]+[.G32]" office:value-type="currency" office:currency="USD" office:value="450" calcext:value-type="currency">
            <text:p>$45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7" calcext:value-type="float">
            <text:p>7</text:p>
          </table:table-cell>
          <table:table-cell table:style-name="ce52" table:formula="of:=[.I21]" office:value-type="float" office:value="0" calcext:value-type="float">
            <text:p>0</text:p>
          </table:table-cell>
          <table:table-cell table:style-name="ce52" table:formula="of:=[.I23]" office:value-type="float" office:value="0" calcext:value-type="float">
            <text:p>0</text:p>
          </table:table-cell>
          <table:table-cell table:style-name="ce52" table:formula="of:=[.I20]" office:value-type="float" office:value="300" calcext:value-type="float">
            <text:p>300</text:p>
          </table:table-cell>
          <table:table-cell table:style-name="ce68" table:formula="of:=[.E33]" office:value-type="currency" office:currency="USD" office:value="300" calcext:value-type="currency">
            <text:p>$300.00</text:p>
          </table:table-cell>
          <table:table-cell table:style-name="ce68"/>
          <table:table-cell table:style-name="ce68" table:formula="of:=[.F33]+[.G33]" office:value-type="currency" office:currency="USD" office:value="300" calcext:value-type="currency">
            <text:p>$30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8" calcext:value-type="float">
            <text:p>8</text:p>
          </table:table-cell>
          <table:table-cell table:style-name="ce52" table:formula="of:=[.J21]" office:value-type="float" office:value="0" calcext:value-type="float">
            <text:p>0</text:p>
          </table:table-cell>
          <table:table-cell table:style-name="ce52" table:formula="of:=[.J23]" office:value-type="float" office:value="0" calcext:value-type="float">
            <text:p>0</text:p>
          </table:table-cell>
          <table:table-cell table:style-name="ce52" table:formula="of:=[.J20]" office:value-type="float" office:value="100" calcext:value-type="float">
            <text:p>100</text:p>
          </table:table-cell>
          <table:table-cell table:style-name="ce68" table:formula="of:=[.E34]" office:value-type="currency" office:currency="USD" office:value="100" calcext:value-type="currency">
            <text:p>$100.00</text:p>
          </table:table-cell>
          <table:table-cell table:style-name="ce68"/>
          <table:table-cell table:style-name="ce68" table:formula="of:=[.F34]+[.G34]" office:value-type="currency" office:currency="USD" office:value="100" calcext:value-type="currency">
            <text:p>$10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9" calcext:value-type="float">
            <text:p>9</text:p>
          </table:table-cell>
          <table:table-cell table:style-name="ce52" table:formula="of:=[.K21]" office:value-type="float" office:value="0" calcext:value-type="float">
            <text:p>0</text:p>
          </table:table-cell>
          <table:table-cell table:style-name="ce52" table:formula="of:=[.K23]" office:value-type="float" office:value="0" calcext:value-type="float">
            <text:p>0</text:p>
          </table:table-cell>
          <table:table-cell table:style-name="ce52" table:formula="of:=[.K20]" office:value-type="float" office:value="100" calcext:value-type="float">
            <text:p>100</text:p>
          </table:table-cell>
          <table:table-cell table:style-name="ce68" table:formula="of:=[.E35]" office:value-type="currency" office:currency="USD" office:value="100" calcext:value-type="currency">
            <text:p>$100.00</text:p>
          </table:table-cell>
          <table:table-cell table:style-name="ce68"/>
          <table:table-cell table:style-name="ce68" table:formula="of:=[.F35]+[.G35]" office:value-type="currency" office:currency="USD" office:value="100" calcext:value-type="currency">
            <text:p>$10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10" calcext:value-type="float">
            <text:p>10</text:p>
          </table:table-cell>
          <table:table-cell table:style-name="ce52" table:formula="of:=[.L21]" office:value-type="float" office:value="0" calcext:value-type="float">
            <text:p>0</text:p>
          </table:table-cell>
          <table:table-cell table:style-name="ce52" table:formula="of:=[.L23]" office:value-type="float" office:value="0" calcext:value-type="float">
            <text:p>0</text:p>
          </table:table-cell>
          <table:table-cell table:style-name="ce52" table:formula="of:=[.L20]" office:value-type="float" office:value="100" calcext:value-type="float">
            <text:p>100</text:p>
          </table:table-cell>
          <table:table-cell table:style-name="ce68" table:formula="of:=[.E36]" office:value-type="currency" office:currency="USD" office:value="100" calcext:value-type="currency">
            <text:p>$100.00</text:p>
          </table:table-cell>
          <table:table-cell table:style-name="ce68"/>
          <table:table-cell table:style-name="ce68" table:formula="of:=[.F36]+[.G36]" office:value-type="currency" office:currency="USD" office:value="100" calcext:value-type="currency">
            <text:p>$10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43" office:value-type="string" calcext:value-type="string">
            <text:p>Total</text:p>
          </table:table-cell>
          <table:table-cell table:style-name="ce144" table:formula="of:=SUM([.F27:.F36])" office:value-type="currency" office:currency="USD" office:value="2825" calcext:value-type="currency">
            <text:p>$2,825.00</text:p>
          </table:table-cell>
          <table:table-cell table:style-name="ce144" table:formula="of:=SUM([.G27:.G36])" office:value-type="currency" office:currency="USD" office:value="2500" calcext:value-type="currency">
            <text:p>$2,500.00</text:p>
          </table:table-cell>
          <table:table-cell table:style-name="ce144" table:formula="of:=SUM([.H27:.H36])" office:value-type="currency" office:currency="USD" office:value="5325" calcext:value-type="currency">
            <text:p>$5,325.00</text:p>
          </table:table-cell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26"/>
          <table:table-cell table:style-name="ce127" office:value-type="string" calcext:value-type="string">
            <text:p>BASE</text:p>
          </table:table-cell>
          <table:table-cell table:style-name="ce133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style-name="ce126" table:number-columns-repeated="2"/>
          <table:table-cell table:number-columns-repeated="1010"/>
        </table:table-row>
        <table:table-row table:style-name="ro1">
          <table:table-cell/>
          <table:table-cell table:style-name="ce37" office:value-type="string" calcext:value-type="string">
            <text:p>ELEMEN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128" office:value-type="string" calcext:value-type="string">
            <text:p><text:span text:style-name="T4">Pedidos Planificados </text:span><text:span text:style-name="T5">Base</text:span></text:p>
          </table:table-cell>
          <table:table-cell table:style-name="ce38" table:formula="of:=[$LXL.B17]" office:value-type="float" office:value="0" calcext:value-type="float">
            <text:p>0</text:p>
          </table:table-cell>
          <table:table-cell table:style-name="ce38" table:formula="of:=[$LXL.C17]" office:value-type="float" office:value="40" calcext:value-type="float">
            <text:p>40</text:p>
          </table:table-cell>
          <table:table-cell table:style-name="ce38" table:formula="of:=[$LXL.D17]" office:value-type="float" office:value="250" calcext:value-type="float">
            <text:p>250</text:p>
          </table:table-cell>
          <table:table-cell table:style-name="ce38" table:formula="of:=[$LXL.E17]" office:value-type="float" office:value="225" calcext:value-type="float">
            <text:p>225</text:p>
          </table:table-cell>
          <table:table-cell table:style-name="ce38" table:formula="of:=[$LXL.F17]" office:value-type="float" office:value="200" calcext:value-type="float">
            <text:p>200</text:p>
          </table:table-cell>
          <table:table-cell table:style-name="ce38" table:formula="of:=[$LXL.G17]" office:value-type="float" office:value="150" calcext:value-type="float">
            <text:p>150</text:p>
          </table:table-cell>
          <table:table-cell table:style-name="ce38" table:formula="of:=[$LXL.H17]" office:value-type="float" office:value="200" calcext:value-type="float">
            <text:p>200</text:p>
          </table:table-cell>
          <table:table-cell table:style-name="ce38" table:formula="of:=[$LXL.I17]" office:value-type="float" office:value="0" calcext:value-type="float">
            <text:p>0</text:p>
          </table:table-cell>
          <table:table-cell table:style-name="ce38" table:formula="of:=[$LXL.J17]" office:value-type="float" office:value="0" calcext:value-type="float">
            <text:p>0</text:p>
          </table:table-cell>
          <table:table-cell table:style-name="ce38" table:formula="of:=[$LXL.K17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>
            <text:p>Periodos</text:p>
          </table:table-cell>
          <table:table-cell table:style-name="ce91" office:value-type="string" calcext:value-type="string">
            <text:p>Pedidos Planificados</text:p>
          </table:table-cell>
          <table:table-cell table:style-name="ce91" office:value-type="string" calcext:value-type="string">
            <text:p>Costo de Mantenimiento</text:p>
          </table:table-cell>
          <table:table-cell table:style-name="ce91" office:value-type="string" calcext:value-type="string">
            <text:p>Costo de Emision</text:p>
          </table:table-cell>
          <table:table-cell table:style-name="ce91" office:value-type="string" calcext:value-type="string">
            <text:p>Costo Unitario Total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2" calcext:value-type="float">
            <text:p>2</text:p>
          </table:table-cell>
          <table:table-cell table:style-name="ce52" table:formula="of:=[.D45]" office:value-type="float" office:value="40" calcext:value-type="float">
            <text:p>4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$Datos.M15]/[.C49]" office:value-type="float" office:value="62.5" calcext:value-type="float">
            <text:p>62.5</text:p>
          </table:table-cell>
          <table:table-cell table:style-name="ce52" table:formula="of:=[.D49]+[.E49]" office:value-type="float" office:value="62.5" calcext:value-type="float">
            <text:p>62.5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°2 - 3</text:p>
          </table:table-cell>
          <table:table-cell table:style-name="ce52" table:formula="of:=[.D45]+[.E45]" office:value-type="float" office:value="290" calcext:value-type="float">
            <text:p>290</text:p>
          </table:table-cell>
          <table:table-cell table:style-name="ce135" table:formula="of:=([.E45]*1)/[.C50]" office:value-type="float" office:value="0.8620689655" calcext:value-type="float">
            <text:p>0.86</text:p>
          </table:table-cell>
          <table:table-cell table:style-name="ce135" table:formula="of:=[$Datos.M15]/[.C50]" office:value-type="float" office:value="8.620689655" calcext:value-type="float">
            <text:p>8.62</text:p>
          </table:table-cell>
          <table:table-cell table:style-name="ce135" table:formula="of:=[.D50]+[.E50]" office:value-type="float" office:value="9.4827586205" calcext:value-type="float">
            <text:p>9.48</text:p>
          </table:table-cell>
          <table:table-cell table:number-columns-repeated="1018"/>
        </table:table-row>
        <table:table-row table:style-name="ro1">
          <table:table-cell/>
          <table:table-cell table:style-name="ce129" office:value-type="string" calcext:value-type="string">
            <text:p>°2 - 3 - 4</text:p>
          </table:table-cell>
          <table:table-cell table:style-name="ce129" table:formula="of:=[.D45]+[.E45]+[.F45]" office:value-type="float" office:value="515" calcext:value-type="float">
            <text:p>515</text:p>
          </table:table-cell>
          <table:table-cell table:style-name="ce136" table:formula="of:=([.E45]*1+[.F45]*2)/[.C51]" office:value-type="float" office:value="1.359223301" calcext:value-type="float">
            <text:p>1.36</text:p>
          </table:table-cell>
          <table:table-cell table:style-name="ce136" table:formula="of:=[$Datos.M15]/[.C51]" office:value-type="float" office:value="4.854368932" calcext:value-type="float">
            <text:p>4.85</text:p>
          </table:table-cell>
          <table:table-cell table:style-name="ce136" table:formula="of:=[.D51]+[.E51]" office:value-type="float" office:value="6.213592233" calcext:value-type="float">
            <text:p>6.21</text:p>
          </table:table-cell>
          <table:table-cell table:number-columns-repeated="1018"/>
        </table:table-row>
        <table:table-row table:style-name="ro1">
          <table:table-cell/>
          <table:table-cell table:style-name="ce129" office:value-type="string" calcext:value-type="string">
            <text:p>°2 - 3 - 4 - 5</text:p>
          </table:table-cell>
          <table:table-cell table:style-name="ce129" table:formula="of:=[.D45]+[.E45]+[.F45]+[.G45]" office:value-type="float" office:value="715" calcext:value-type="float">
            <text:p>715</text:p>
          </table:table-cell>
          <table:table-cell table:style-name="ce136" table:formula="of:=([.E45]*1+[.F45]*2+[.G45]*3)/[.C52]" office:value-type="float" office:value="1.818181818" calcext:value-type="float">
            <text:p>1.82</text:p>
          </table:table-cell>
          <table:table-cell table:style-name="ce136" table:formula="of:=[$Datos.M15]/[.C52]" office:value-type="float" office:value="3.496503497" calcext:value-type="float">
            <text:p>3.50</text:p>
          </table:table-cell>
          <table:table-cell table:style-name="ce136" table:formula="of:=[.D52]+[.E52]" office:value-type="float" office:value="5.314685315" calcext:value-type="float">
            <text:p>5.31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°2 - 3 - 4 - 5 - 6</text:p>
          </table:table-cell>
          <table:table-cell table:style-name="ce52" table:formula="of:=[.D45]+[.E45]+[.F45]+[.G45]+[.H45]" office:value-type="float" office:value="865" calcext:value-type="float">
            <text:p>865</text:p>
          </table:table-cell>
          <table:table-cell table:style-name="ce135" table:formula="of:=([.E45]*1+[.F45]*2+[.G45]*3+[.H45]*4)/[.C53]" office:value-type="float" office:value="2.196531792" calcext:value-type="float">
            <text:p>2.20</text:p>
          </table:table-cell>
          <table:table-cell table:style-name="ce135" table:formula="of:=[$Datos.M15]/[.C53]" office:value-type="float" office:value="2.89017341" calcext:value-type="float">
            <text:p>2.89</text:p>
          </table:table-cell>
          <table:table-cell table:style-name="ce135" table:formula="of:=[.D53]+[.E53]" office:value-type="float" office:value="5.086705202" calcext:value-type="float">
            <text:p>5.09</text:p>
          </table:table-cell>
          <table:table-cell table:number-columns-repeated="1018"/>
        </table:table-row>
        <table:table-row table:style-name="ro1">
          <table:table-cell/>
          <table:table-cell table:style-name="ce130" office:value-type="string" calcext:value-type="string">
            <text:p>°2 - 3 - 4 - 5 - 6 - 7</text:p>
          </table:table-cell>
          <table:table-cell table:style-name="ce130" table:formula="of:=[.D45]+[.E45]+[.F45]+[.G45]+[.H45]+[.I45]" office:value-type="float" office:value="1065" calcext:value-type="float">
            <text:p>1065</text:p>
          </table:table-cell>
          <table:table-cell table:style-name="ce139" table:formula="of:=([.E45]*1+[.F45]*2+[.G45]*3+[.H45]*4+[.I45]*5)/[.C54]" office:value-type="float" office:value="2.723004695" calcext:value-type="float">
            <text:p>2.72</text:p>
          </table:table-cell>
          <table:table-cell table:style-name="ce139" table:formula="of:=[$Datos.M15]/[.C54]" office:value-type="float" office:value="2.34741784" calcext:value-type="float">
            <text:p>2.35</text:p>
          </table:table-cell>
          <table:table-cell table:style-name="ce139" table:formula="of:=[.D54]+[.E54]" office:value-type="float" office:value="5.070422535" calcext:value-type="float">
            <text:p>5.07</text:p>
          </table:table-cell>
          <table:table-cell table:number-columns-repeated="1018"/>
        </table:table-row>
        <table:table-row table:style-name="ro1">
          <table:table-cell/>
          <table:table-cell table:style-name="ce131" table:number-columns-repeated="2"/>
          <table:table-cell table:style-name="ce140" table:number-columns-repeated="3"/>
          <table:table-cell table:number-columns-repeated="1018"/>
        </table:table-row>
        <table:table-row table:style-name="ro1">
          <table:table-cell/>
          <table:table-cell table:style-name="ce131" table:number-columns-repeated="2"/>
          <table:table-cell table:style-name="ce141"/>
          <table:table-cell table:style-name="ce140" table:number-columns-repeated="2"/>
          <table:table-cell table:number-columns-repeated="1018"/>
        </table:table-row>
        <table:table-row table:style-name="ro1">
          <table:table-cell/>
          <table:table-cell table:style-name="ce131" table:number-columns-repeated="2"/>
          <table:table-cell table:style-name="ce140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number-columns-repeated="1012"/>
        </table:table-row>
        <table:table-row table:style-name="ro1">
          <table:table-cell/>
          <table:table-cell table:style-name="ce37" office:value-type="string" calcext:value-type="string">
            <text:p>Concepto</text:p>
          </table:table-cell>
          <table:table-cell table:style-name="ce73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75" office:value-type="string" calcext:value-type="string">
            <text:p>Necesidades Brutas</text:p>
          </table:table-cell>
          <table:table-cell table:style-name="ce52" table:formula="of:=[.C45]" office:value-type="float" office:value="0" calcext:value-type="float">
            <text:p>0</text:p>
          </table:table-cell>
          <table:table-cell table:style-name="ce52" table:formula="of:=[.D45]" office:value-type="float" office:value="40" calcext:value-type="float">
            <text:p>40</text:p>
          </table:table-cell>
          <table:table-cell table:style-name="ce52" table:formula="of:=[.E45]" office:value-type="float" office:value="250" calcext:value-type="float">
            <text:p>250</text:p>
          </table:table-cell>
          <table:table-cell table:style-name="ce52" table:formula="of:=[.F45]" office:value-type="float" office:value="225" calcext:value-type="float">
            <text:p>225</text:p>
          </table:table-cell>
          <table:table-cell table:style-name="ce52" table:formula="of:=[.G45]" office:value-type="float" office:value="200" calcext:value-type="float">
            <text:p>200</text:p>
          </table:table-cell>
          <table:table-cell table:style-name="ce52" table:formula="of:=[.H45]" office:value-type="float" office:value="150" calcext:value-type="float">
            <text:p>150</text:p>
          </table:table-cell>
          <table:table-cell table:style-name="ce52" table:formula="of:=[.I45]" office:value-type="float" office:value="200" calcext:value-type="float">
            <text:p>200</text:p>
          </table:table-cell>
          <table:table-cell table:style-name="ce52" table:formula="of:=[.J45]" office:value-type="float" office:value="0" calcext:value-type="float">
            <text:p>0</text:p>
          </table:table-cell>
          <table:table-cell table:style-name="ce52" table:formula="of:=[.K45]" office:value-type="float" office:value="0" calcext:value-type="float">
            <text:p>0</text:p>
          </table:table-cell>
          <table:table-cell table:style-name="ce52" table:formula="of:=[.L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75" office:value-type="string" calcext:value-type="string">
            <text:p>Pedidos Pendientes</text:p>
          </table:table-cell>
          <table:table-cell table:style-name="ce52" table:number-columns-repeated="10"/>
          <table:table-cell table:number-columns-repeated="1012"/>
        </table:table-row>
        <table:table-row table:style-name="ro1">
          <table:table-cell/>
          <table:table-cell table:style-name="ce75" office:value-type="string" calcext:value-type="string">
            <text:p>Disponibilidades</text:p>
          </table:table-cell>
          <table:table-cell table:style-name="ce52" table:formula="of:=[$Datos.L7]" office:value-type="float" office:value="20" calcext:value-type="float">
            <text:p>20</text:p>
          </table:table-cell>
          <table:table-cell table:style-name="ce52" table:formula="of:=[.D61]-([.C63]+[.D65]+[.D62])" office:value-type="float" office:value="20" calcext:value-type="float">
            <text:p>20</text:p>
          </table:table-cell>
          <table:table-cell table:style-name="ce52" table:formula="of:=[.E61]-([.D63]+[.E65]+[.E62])" office:value-type="float" office:value="230" calcext:value-type="float">
            <text:p>230</text:p>
          </table:table-cell>
          <table:table-cell table:style-name="ce52" table:formula="of:=[.E63]+[.F65]+[.F62]-[.F61]" office:value-type="float" office:value="5" calcext:value-type="float">
            <text:p>5</text:p>
          </table:table-cell>
          <table:table-cell table:style-name="ce52" table:formula="of:=[.G61]-([.F63]+[.G65]+[.G62])" office:value-type="float" office:value="195" calcext:value-type="float">
            <text:p>195</text:p>
          </table:table-cell>
          <table:table-cell table:style-name="ce52" table:formula="of:=[.G63]+[.H65]+[.H62]-[.H61]" office:value-type="float" office:value="45" calcext:value-type="float">
            <text:p>45</text:p>
          </table:table-cell>
          <table:table-cell table:style-name="ce52" table:formula="of:=[.H63]+[.I65]+[.I62]-[.I61]" office:value-type="float" office:value="910" calcext:value-type="float">
            <text:p>910</text:p>
          </table:table-cell>
          <table:table-cell table:style-name="ce52" table:formula="of:=[.I63]+[.J65]+[.J62]-[.J61]" office:value-type="float" office:value="910" calcext:value-type="float">
            <text:p>910</text:p>
          </table:table-cell>
          <table:table-cell table:style-name="ce52" table:formula="of:=[.J63]+[.K65]+[.K62]-[.K61]" office:value-type="float" office:value="910" calcext:value-type="float">
            <text:p>910</text:p>
          </table:table-cell>
          <table:table-cell table:style-name="ce52" table:formula="of:=[.K63]+[.L65]+[.L62]-[.L61]" office:value-type="float" office:value="910" calcext:value-type="float">
            <text:p>910</text:p>
          </table:table-cell>
          <table:table-cell table:number-columns-repeated="1012"/>
        </table:table-row>
        <table:table-row table:style-name="ro1">
          <table:table-cell/>
          <table:table-cell table:style-name="ce75" office:value-type="string" calcext:value-type="string">
            <text:p>Necesidades netas</text:p>
          </table:table-cell>
          <table:table-cell table:style-name="ce52" table:number-columns-repeated="6"/>
          <table:table-cell table:style-name="ce52" table:formula="of:=[.I61]" office:value-type="float" office:value="200" calcext:value-type="float">
            <text:p>200</text:p>
          </table:table-cell>
          <table:table-cell table:style-name="ce52" table:number-columns-repeated="3"/>
          <table:table-cell table:number-columns-repeated="1012"/>
        </table:table-row>
        <table:table-row table:style-name="ro1">
          <table:table-cell/>
          <table:table-cell table:style-name="ce76" office:value-type="string" calcext:value-type="string">
            <text:p>Recepcion Pedidos</text:p>
          </table:table-cell>
          <table:table-cell table:style-name="ce52" table:number-columns-repeated="6"/>
          <table:table-cell table:style-name="ce52" table:formula="of:=[.C54]" office:value-type="float" office:value="1065" calcext:value-type="float">
            <text:p>1065</text:p>
          </table:table-cell>
          <table:table-cell table:style-name="ce52" table:number-columns-repeated="3"/>
          <table:table-cell table:number-columns-repeated="1012"/>
        </table:table-row>
        <table:table-row table:style-name="ro1">
          <table:table-cell/>
          <table:table-cell table:style-name="ce36" office:value-type="string" calcext:value-type="string">
            <text:p>Pedidos Planificados</text:p>
          </table:table-cell>
          <table:table-cell table:style-name="ce52" table:number-columns-repeated="2"/>
          <table:table-cell table:style-name="ce52" table:formula="of:=[.F65]" office:value-type="float" office:value="0" calcext:value-type="float">
            <text:p>0</text:p>
          </table:table-cell>
          <table:table-cell table:style-name="ce52"/>
          <table:table-cell table:style-name="ce52" table:formula="of:=[.H65]" office:value-type="float" office:value="0" calcext:value-type="float">
            <text:p>0</text:p>
          </table:table-cell>
          <table:table-cell table:style-name="ce52" table:formula="of:=[.I65]" office:value-type="float" office:value="1065" calcext:value-type="float">
            <text:p>1065</text:p>
          </table:table-cell>
          <table:table-cell table:style-name="ce52" table:number-columns-repeated="4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>
            <text:p>PERIODO</text:p>
          </table:table-cell>
          <table:table-cell table:style-name="ce52" office:value-type="string" calcext:value-type="string">
            <text:p>NEC. NETAS</text:p>
          </table:table-cell>
          <table:table-cell table:style-name="ce52" office:value-type="string" calcext:value-type="string">
            <text:p>PEDIDOS PLANIFICADOS</text:p>
          </table:table-cell>
          <table:table-cell table:style-name="ce52" office:value-type="string" calcext:value-type="string">
            <text:p>INVENTARIO FINAL (DISPON)</text:p>
          </table:table-cell>
          <table:table-cell table:style-name="ce52" office:value-type="string" calcext:value-type="string">
            <text:p>COSTO DE MTTO</text:p>
          </table:table-cell>
          <table:table-cell table:style-name="ce52" office:value-type="string" calcext:value-type="string">
            <text:p>COSTO DE EMISION</text:p>
          </table:table-cell>
          <table:table-cell table:style-name="ce52" office:value-type="string" calcext:value-type="string">
            <text:p>COSTO TOTAL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1" calcext:value-type="float">
            <text:p>1</text:p>
          </table:table-cell>
          <table:table-cell table:style-name="ce52" table:formula="of:=[.C64]" office:value-type="float" office:value="0" calcext:value-type="float">
            <text:p>0</text:p>
          </table:table-cell>
          <table:table-cell table:style-name="ce52" table:formula="of:=[.C66]" office:value-type="float" office:value="0" calcext:value-type="float">
            <text:p>0</text:p>
          </table:table-cell>
          <table:table-cell table:style-name="ce52" table:formula="of:=[.C63]" office:value-type="float" office:value="20" calcext:value-type="float">
            <text:p>20</text:p>
          </table:table-cell>
          <table:table-cell table:style-name="ce68" table:formula="of:=[.E70]" office:value-type="currency" office:currency="USD" office:value="20" calcext:value-type="currency">
            <text:p>$20.00</text:p>
          </table:table-cell>
          <table:table-cell table:style-name="ce68"/>
          <table:table-cell table:style-name="ce68" table:formula="of:=[.F70]+[.G70]" office:value-type="currency" office:currency="USD" office:value="20" calcext:value-type="currency">
            <text:p>$2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2" calcext:value-type="float">
            <text:p>2</text:p>
          </table:table-cell>
          <table:table-cell table:style-name="ce52" table:formula="of:=[.D64]" office:value-type="float" office:value="0" calcext:value-type="float">
            <text:p>0</text:p>
          </table:table-cell>
          <table:table-cell table:style-name="ce52" table:formula="of:=[.D66]" office:value-type="float" office:value="0" calcext:value-type="float">
            <text:p>0</text:p>
          </table:table-cell>
          <table:table-cell table:style-name="ce52" table:formula="of:=[.D63]" office:value-type="float" office:value="20" calcext:value-type="float">
            <text:p>20</text:p>
          </table:table-cell>
          <table:table-cell table:style-name="ce68" table:formula="of:=[.E71]" office:value-type="currency" office:currency="USD" office:value="20" calcext:value-type="currency">
            <text:p>$20.00</text:p>
          </table:table-cell>
          <table:table-cell table:style-name="ce68"/>
          <table:table-cell table:style-name="ce68" table:formula="of:=[.F71]+[.G71]" office:value-type="currency" office:currency="USD" office:value="20" calcext:value-type="currency">
            <text:p>$2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3" calcext:value-type="float">
            <text:p>3</text:p>
          </table:table-cell>
          <table:table-cell table:style-name="ce52" table:formula="of:=[.E64]" office:value-type="float" office:value="0" calcext:value-type="float">
            <text:p>0</text:p>
          </table:table-cell>
          <table:table-cell table:style-name="ce52" table:formula="of:=[.E66]" office:value-type="float" office:value="0" calcext:value-type="float">
            <text:p>0</text:p>
          </table:table-cell>
          <table:table-cell table:style-name="ce52" table:formula="of:=[.E63]" office:value-type="float" office:value="230" calcext:value-type="float">
            <text:p>230</text:p>
          </table:table-cell>
          <table:table-cell table:style-name="ce68" table:formula="of:=[.E72]" office:value-type="currency" office:currency="USD" office:value="230" calcext:value-type="currency">
            <text:p>$230.00</text:p>
          </table:table-cell>
          <table:table-cell table:style-name="ce68"/>
          <table:table-cell table:style-name="ce68" table:formula="of:=[.F72]+[.G72]" office:value-type="currency" office:currency="USD" office:value="230" calcext:value-type="currency">
            <text:p>$23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4" calcext:value-type="float">
            <text:p>4</text:p>
          </table:table-cell>
          <table:table-cell table:style-name="ce52" table:formula="of:=[.F64]" office:value-type="float" office:value="0" calcext:value-type="float">
            <text:p>0</text:p>
          </table:table-cell>
          <table:table-cell table:style-name="ce52" table:formula="of:=[.F66]" office:value-type="float" office:value="0" calcext:value-type="float">
            <text:p>0</text:p>
          </table:table-cell>
          <table:table-cell table:style-name="ce52" table:formula="of:=[.F63]" office:value-type="float" office:value="5" calcext:value-type="float">
            <text:p>5</text:p>
          </table:table-cell>
          <table:table-cell table:style-name="ce68" table:formula="of:=[.E73]" office:value-type="currency" office:currency="USD" office:value="5" calcext:value-type="currency">
            <text:p>$5.00</text:p>
          </table:table-cell>
          <table:table-cell table:style-name="ce68"/>
          <table:table-cell table:style-name="ce68" table:formula="of:=[.F73]+[.G73]" office:value-type="currency" office:currency="USD" office:value="5" calcext:value-type="currency">
            <text:p>$5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5" calcext:value-type="float">
            <text:p>5</text:p>
          </table:table-cell>
          <table:table-cell table:style-name="ce52" table:formula="of:=[.G64]" office:value-type="float" office:value="0" calcext:value-type="float">
            <text:p>0</text:p>
          </table:table-cell>
          <table:table-cell table:style-name="ce52" table:formula="of:=[.G66]" office:value-type="float" office:value="0" calcext:value-type="float">
            <text:p>0</text:p>
          </table:table-cell>
          <table:table-cell table:style-name="ce52" table:formula="of:=[.G63]" office:value-type="float" office:value="195" calcext:value-type="float">
            <text:p>195</text:p>
          </table:table-cell>
          <table:table-cell table:style-name="ce68" table:formula="of:=[.E74]" office:value-type="currency" office:currency="USD" office:value="195" calcext:value-type="currency">
            <text:p>$195.00</text:p>
          </table:table-cell>
          <table:table-cell table:style-name="ce68"/>
          <table:table-cell table:style-name="ce68" table:formula="of:=[.F74]+[.G74]" office:value-type="currency" office:currency="USD" office:value="195" calcext:value-type="currency">
            <text:p>$195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6" calcext:value-type="float">
            <text:p>6</text:p>
          </table:table-cell>
          <table:table-cell table:style-name="ce52" table:formula="of:=[.H64]" office:value-type="float" office:value="0" calcext:value-type="float">
            <text:p>0</text:p>
          </table:table-cell>
          <table:table-cell table:style-name="ce52" table:formula="of:=[.H66]" office:value-type="float" office:value="1065" calcext:value-type="float">
            <text:p>1065</text:p>
          </table:table-cell>
          <table:table-cell table:style-name="ce52" table:formula="of:=[.H63]" office:value-type="float" office:value="45" calcext:value-type="float">
            <text:p>45</text:p>
          </table:table-cell>
          <table:table-cell table:style-name="ce68" table:formula="of:=[.E75]" office:value-type="currency" office:currency="USD" office:value="45" calcext:value-type="currency">
            <text:p>$45.00</text:p>
          </table:table-cell>
          <table:table-cell table:style-name="ce68" table:formula="of:=[$Datos.M15]" office:value-type="currency" office:currency="USD" office:value="2500" calcext:value-type="currency">
            <text:p>$2,500.00</text:p>
          </table:table-cell>
          <table:table-cell table:style-name="ce68" table:formula="of:=[.F75]+[.G75]" office:value-type="currency" office:currency="USD" office:value="2545" calcext:value-type="currency">
            <text:p>$2,545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7" calcext:value-type="float">
            <text:p>7</text:p>
          </table:table-cell>
          <table:table-cell table:style-name="ce52" table:formula="of:=[.I64]" office:value-type="float" office:value="200" calcext:value-type="float">
            <text:p>200</text:p>
          </table:table-cell>
          <table:table-cell table:style-name="ce52" table:formula="of:=[.I66]" office:value-type="float" office:value="0" calcext:value-type="float">
            <text:p>0</text:p>
          </table:table-cell>
          <table:table-cell table:style-name="ce52" table:formula="of:=[.I63]" office:value-type="float" office:value="910" calcext:value-type="float">
            <text:p>910</text:p>
          </table:table-cell>
          <table:table-cell table:style-name="ce68" table:formula="of:=[.E76]" office:value-type="currency" office:currency="USD" office:value="910" calcext:value-type="currency">
            <text:p>$910.00</text:p>
          </table:table-cell>
          <table:table-cell table:style-name="ce68"/>
          <table:table-cell table:style-name="ce68" table:formula="of:=[.F76]+[.G76]" office:value-type="currency" office:currency="USD" office:value="910" calcext:value-type="currency">
            <text:p>$91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8" calcext:value-type="float">
            <text:p>8</text:p>
          </table:table-cell>
          <table:table-cell table:style-name="ce52" table:formula="of:=[.J64]" office:value-type="float" office:value="0" calcext:value-type="float">
            <text:p>0</text:p>
          </table:table-cell>
          <table:table-cell table:style-name="ce52" table:formula="of:=[.J66]" office:value-type="float" office:value="0" calcext:value-type="float">
            <text:p>0</text:p>
          </table:table-cell>
          <table:table-cell table:style-name="ce52" table:formula="of:=[.J63]" office:value-type="float" office:value="910" calcext:value-type="float">
            <text:p>910</text:p>
          </table:table-cell>
          <table:table-cell table:style-name="ce68" table:formula="of:=[.E77]" office:value-type="currency" office:currency="USD" office:value="910" calcext:value-type="currency">
            <text:p>$910.00</text:p>
          </table:table-cell>
          <table:table-cell table:style-name="ce68"/>
          <table:table-cell table:style-name="ce68" table:formula="of:=[.F77]+[.G77]" office:value-type="currency" office:currency="USD" office:value="910" calcext:value-type="currency">
            <text:p>$91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9" calcext:value-type="float">
            <text:p>9</text:p>
          </table:table-cell>
          <table:table-cell table:style-name="ce52" table:formula="of:=[.K64]" office:value-type="float" office:value="0" calcext:value-type="float">
            <text:p>0</text:p>
          </table:table-cell>
          <table:table-cell table:style-name="ce52" table:formula="of:=[.K66]" office:value-type="float" office:value="0" calcext:value-type="float">
            <text:p>0</text:p>
          </table:table-cell>
          <table:table-cell table:style-name="ce52" table:formula="of:=[.K63]" office:value-type="float" office:value="910" calcext:value-type="float">
            <text:p>910</text:p>
          </table:table-cell>
          <table:table-cell table:style-name="ce68" table:formula="of:=[.E78]" office:value-type="currency" office:currency="USD" office:value="910" calcext:value-type="currency">
            <text:p>$910.00</text:p>
          </table:table-cell>
          <table:table-cell table:style-name="ce68"/>
          <table:table-cell table:style-name="ce68" table:formula="of:=[.F78]+[.G78]" office:value-type="currency" office:currency="USD" office:value="910" calcext:value-type="currency">
            <text:p>$91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10" calcext:value-type="float">
            <text:p>10</text:p>
          </table:table-cell>
          <table:table-cell table:style-name="ce52" table:formula="of:=[.L64]" office:value-type="float" office:value="0" calcext:value-type="float">
            <text:p>0</text:p>
          </table:table-cell>
          <table:table-cell table:style-name="ce52" table:formula="of:=[.L66]" office:value-type="float" office:value="0" calcext:value-type="float">
            <text:p>0</text:p>
          </table:table-cell>
          <table:table-cell table:style-name="ce52" table:formula="of:=[.L63]" office:value-type="float" office:value="910" calcext:value-type="float">
            <text:p>910</text:p>
          </table:table-cell>
          <table:table-cell table:style-name="ce68" table:formula="of:=[.E79]" office:value-type="currency" office:currency="USD" office:value="910" calcext:value-type="currency">
            <text:p>$910.00</text:p>
          </table:table-cell>
          <table:table-cell table:style-name="ce68"/>
          <table:table-cell table:style-name="ce68" table:formula="of:=[.F79]+[.G79]" office:value-type="currency" office:currency="USD" office:value="910" calcext:value-type="currency">
            <text:p>$91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43" office:value-type="string" calcext:value-type="string">
            <text:p>Total</text:p>
          </table:table-cell>
          <table:table-cell table:style-name="ce144" table:formula="of:=SUM([.F70:.F79])" office:value-type="currency" office:currency="USD" office:value="4155" calcext:value-type="currency">
            <text:p>$4,155.00</text:p>
          </table:table-cell>
          <table:table-cell table:style-name="ce144" table:formula="of:=SUM([.G70:.G79])" office:value-type="currency" office:currency="USD" office:value="2500" calcext:value-type="currency">
            <text:p>$2,500.00</text:p>
          </table:table-cell>
          <table:table-cell table:style-name="ce144" table:formula="of:=SUM([.H70:.H79])" office:value-type="currency" office:currency="USD" office:value="6655" calcext:value-type="currency">
            <text:p>$6,655.00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26"/>
          <table:table-cell table:style-name="ce127" office:value-type="string" calcext:value-type="string">
            <text:p>Tronco</text:p>
          </table:table-cell>
          <table:table-cell table:style-name="ce133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style-name="ce126" table:number-columns-repeated="2"/>
          <table:table-cell table:number-columns-repeated="1010"/>
        </table:table-row>
        <table:table-row table:style-name="ro1">
          <table:table-cell/>
          <table:table-cell table:style-name="ce37" office:value-type="string" calcext:value-type="string">
            <text:p>ELEMEN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36" office:value-type="string" calcext:value-type="string">
            <text:p><text:span text:style-name="T6">Pedidos Planificados </text:span><text:span text:style-name="T7">Tronco</text:span></text:p>
          </table:table-cell>
          <table:table-cell table:style-name="ce38" table:formula="of:=[$LXL.B27]" office:value-type="float" office:value="0" calcext:value-type="float">
            <text:p>0</text:p>
          </table:table-cell>
          <table:table-cell table:style-name="ce38" table:formula="of:=[$LXL.C27]" office:value-type="float" office:value="40" calcext:value-type="float">
            <text:p>40</text:p>
          </table:table-cell>
          <table:table-cell table:style-name="ce38" table:formula="of:=[$LXL.D27]" office:value-type="float" office:value="250" calcext:value-type="float">
            <text:p>250</text:p>
          </table:table-cell>
          <table:table-cell table:style-name="ce38" table:formula="of:=[$LXL.E27]" office:value-type="float" office:value="225" calcext:value-type="float">
            <text:p>225</text:p>
          </table:table-cell>
          <table:table-cell table:style-name="ce36" table:formula="of:=[$LXL.F27]" office:value-type="float" office:value="200" calcext:value-type="float">
            <text:p>200</text:p>
          </table:table-cell>
          <table:table-cell table:style-name="ce38" table:formula="of:=[$LXL.G27]" office:value-type="float" office:value="150" calcext:value-type="float">
            <text:p>150</text:p>
          </table:table-cell>
          <table:table-cell table:style-name="ce38" table:formula="of:=[$LXL.H27]" office:value-type="float" office:value="200" calcext:value-type="float">
            <text:p>200</text:p>
          </table:table-cell>
          <table:table-cell table:style-name="ce36" table:formula="of:=[$LXL.I27]" office:value-type="float" office:value="0" calcext:value-type="float">
            <text:p>0</text:p>
          </table:table-cell>
          <table:table-cell table:style-name="ce38" table:formula="of:=[$LXL.J27]" office:value-type="float" office:value="0" calcext:value-type="float">
            <text:p>0</text:p>
          </table:table-cell>
          <table:table-cell table:style-name="ce38" table:formula="of:=[$LXL.K27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>
            <text:p>Periodos</text:p>
          </table:table-cell>
          <table:table-cell table:style-name="ce52" office:value-type="string" calcext:value-type="string">
            <text:p>Pedidos Planificados</text:p>
          </table:table-cell>
          <table:table-cell table:style-name="ce52" office:value-type="string" calcext:value-type="string">
            <text:p>Costo de Mantenimiento</text:p>
          </table:table-cell>
          <table:table-cell table:style-name="ce52" office:value-type="string" calcext:value-type="string">
            <text:p>Costo de Emision</text:p>
          </table:table-cell>
          <table:table-cell table:style-name="ce52" office:value-type="string" calcext:value-type="string">
            <text:p>Costo Unitario Total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2" calcext:value-type="float">
            <text:p>2</text:p>
          </table:table-cell>
          <table:table-cell table:style-name="ce52" table:formula="of:=[.D87]" office:value-type="float" office:value="40" calcext:value-type="float">
            <text:p>4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$Datos.M15]/[.C91]" office:value-type="float" office:value="62.5" calcext:value-type="float">
            <text:p>62.5</text:p>
          </table:table-cell>
          <table:table-cell table:style-name="ce52" table:formula="of:=[.D91]+[.E91]" office:value-type="float" office:value="62.5" calcext:value-type="float">
            <text:p>62.5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°2 - 3</text:p>
          </table:table-cell>
          <table:table-cell table:style-name="ce52" table:formula="of:=[.D87]+[.E87]" office:value-type="float" office:value="290" calcext:value-type="float">
            <text:p>290</text:p>
          </table:table-cell>
          <table:table-cell table:style-name="ce135" table:formula="of:=([.E87]*1)/[.C92]" office:value-type="float" office:value="0.8620689655" calcext:value-type="float">
            <text:p>0.86</text:p>
          </table:table-cell>
          <table:table-cell table:style-name="ce135" table:formula="of:=[$Datos.M15]/[.C92]" office:value-type="float" office:value="8.620689655" calcext:value-type="float">
            <text:p>8.62</text:p>
          </table:table-cell>
          <table:table-cell table:style-name="ce135" table:formula="of:=[.D92]+[.E92]" office:value-type="float" office:value="9.4827586205" calcext:value-type="float">
            <text:p>9.48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°2 - 3 - 4</text:p>
          </table:table-cell>
          <table:table-cell table:style-name="ce52" table:formula="of:=[.D87]+[.E87]+[.F87]" office:value-type="float" office:value="515" calcext:value-type="float">
            <text:p>515</text:p>
          </table:table-cell>
          <table:table-cell table:style-name="ce135" table:formula="of:=([.E87]*1+[.F87]*2)/[.C93]" office:value-type="float" office:value="1.359223301" calcext:value-type="float">
            <text:p>1.36</text:p>
          </table:table-cell>
          <table:table-cell table:style-name="ce135" table:formula="of:=[$Datos.M15]/[.C93]" office:value-type="float" office:value="4.854368932" calcext:value-type="float">
            <text:p>4.85</text:p>
          </table:table-cell>
          <table:table-cell table:style-name="ce135" table:formula="of:=[.D93]+[.E93]" office:value-type="float" office:value="6.213592233" calcext:value-type="float">
            <text:p>6.21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°2 - 3 - 4 - 5</text:p>
          </table:table-cell>
          <table:table-cell table:style-name="ce52" table:formula="of:=[.D87]+[.E87]+[.F87]+[.G87]" office:value-type="float" office:value="715" calcext:value-type="float">
            <text:p>715</text:p>
          </table:table-cell>
          <table:table-cell table:style-name="ce135" table:formula="of:=([.E87]*1+[.F87]*2+[.G87]*3)/[.C94]" office:value-type="float" office:value="1.818181818" calcext:value-type="float">
            <text:p>1.82</text:p>
          </table:table-cell>
          <table:table-cell table:style-name="ce135" table:formula="of:=[$Datos.M15]/[.C94]" office:value-type="float" office:value="3.496503497" calcext:value-type="float">
            <text:p>3.50</text:p>
          </table:table-cell>
          <table:table-cell table:style-name="ce135" table:formula="of:=[.D94]+[.E94]" office:value-type="float" office:value="5.314685315" calcext:value-type="float">
            <text:p>5.31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°2 - 3 - 4 - 5 - 6</text:p>
          </table:table-cell>
          <table:table-cell table:style-name="ce52" table:formula="of:=[.D87]+[.E87]+[.F87]+[.G87]+[.H87]" office:value-type="float" office:value="865" calcext:value-type="float">
            <text:p>865</text:p>
          </table:table-cell>
          <table:table-cell table:style-name="ce135" table:formula="of:=([.E87]*1+[.F87]*2+[.G87]*3+[.H87]*4)/[.C95]" office:value-type="float" office:value="2.196531792" calcext:value-type="float">
            <text:p>2.20</text:p>
          </table:table-cell>
          <table:table-cell table:style-name="ce135" table:formula="of:=[$Datos.M15]/[.C95]" office:value-type="float" office:value="2.89017341" calcext:value-type="float">
            <text:p>2.89</text:p>
          </table:table-cell>
          <table:table-cell table:style-name="ce135" table:formula="of:=[.D95]+[.E95]" office:value-type="float" office:value="5.086705202" calcext:value-type="float">
            <text:p>5.09</text:p>
          </table:table-cell>
          <table:table-cell table:number-columns-repeated="1018"/>
        </table:table-row>
        <table:table-row table:style-name="ro1">
          <table:table-cell/>
          <table:table-cell table:style-name="ce130" office:value-type="string" calcext:value-type="string">
            <text:p>°2 - 3 - 4 - 5 - 6 - 7</text:p>
          </table:table-cell>
          <table:table-cell table:style-name="ce130" table:formula="of:=[.D87]+[.E87]+[.F87]+[.G87]+[.H87]+[.I87]" office:value-type="float" office:value="1065" calcext:value-type="float">
            <text:p>1065</text:p>
          </table:table-cell>
          <table:table-cell table:style-name="ce139" table:formula="of:=([.E87]*1+[.F87]*2+[.G87]*3+[.H87]*4+[.I87]*5)/[.C96]" office:value-type="float" office:value="2.723004695" calcext:value-type="float">
            <text:p>2.72</text:p>
          </table:table-cell>
          <table:table-cell table:style-name="ce139" table:formula="of:=[$Datos.M15]/[.C96]" office:value-type="float" office:value="2.34741784" calcext:value-type="float">
            <text:p>2.35</text:p>
          </table:table-cell>
          <table:table-cell table:style-name="ce139" table:formula="of:=[.D96]+[.E96]" office:value-type="float" office:value="5.070422535" calcext:value-type="float">
            <text:p>5.0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32"/>
          <table:table-cell table:style-name="ce89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number-columns-repeated="1012"/>
        </table:table-row>
        <table:table-row table:style-name="ro1">
          <table:table-cell/>
          <table:table-cell table:style-name="ce37" office:value-type="string" calcext:value-type="string">
            <text:p>Concepto</text:p>
          </table:table-cell>
          <table:table-cell table:style-name="ce73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75" office:value-type="string" calcext:value-type="string">
            <text:p>Necesidades Brutas</text:p>
          </table:table-cell>
          <table:table-cell table:style-name="ce52" table:formula="of:=[.C87]" office:value-type="float" office:value="0" calcext:value-type="float">
            <text:p>0</text:p>
          </table:table-cell>
          <table:table-cell table:style-name="ce52" table:formula="of:=[.D87]" office:value-type="float" office:value="40" calcext:value-type="float">
            <text:p>40</text:p>
          </table:table-cell>
          <table:table-cell table:style-name="ce52" table:formula="of:=[.E87]" office:value-type="float" office:value="250" calcext:value-type="float">
            <text:p>250</text:p>
          </table:table-cell>
          <table:table-cell table:style-name="ce52" table:formula="of:=[.F87]" office:value-type="float" office:value="225" calcext:value-type="float">
            <text:p>225</text:p>
          </table:table-cell>
          <table:table-cell table:style-name="ce52" table:formula="of:=[.G87]" office:value-type="float" office:value="200" calcext:value-type="float">
            <text:p>200</text:p>
          </table:table-cell>
          <table:table-cell table:style-name="ce52" table:formula="of:=[.H87]" office:value-type="float" office:value="150" calcext:value-type="float">
            <text:p>150</text:p>
          </table:table-cell>
          <table:table-cell table:style-name="ce52" table:formula="of:=[.I87]" office:value-type="float" office:value="200" calcext:value-type="float">
            <text:p>200</text:p>
          </table:table-cell>
          <table:table-cell table:style-name="ce52" table:formula="of:=[.J87]" office:value-type="float" office:value="0" calcext:value-type="float">
            <text:p>0</text:p>
          </table:table-cell>
          <table:table-cell table:style-name="ce52" table:formula="of:=[.K87]" office:value-type="float" office:value="0" calcext:value-type="float">
            <text:p>0</text:p>
          </table:table-cell>
          <table:table-cell table:style-name="ce52" table:formula="of:=[.L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75" office:value-type="string" calcext:value-type="string">
            <text:p>Pedidos Pendientes</text:p>
          </table:table-cell>
          <table:table-cell table:style-name="ce52" table:number-columns-repeated="10"/>
          <table:table-cell table:number-columns-repeated="1012"/>
        </table:table-row>
        <table:table-row table:style-name="ro1">
          <table:table-cell/>
          <table:table-cell table:style-name="ce75" office:value-type="string" calcext:value-type="string">
            <text:p>Disponibilidades</text:p>
          </table:table-cell>
          <table:table-cell table:style-name="ce52" table:formula="of:=[$Datos.L8]" office:value-type="float" office:value="20" calcext:value-type="float">
            <text:p>20</text:p>
          </table:table-cell>
          <table:table-cell table:style-name="ce52" table:formula="of:=[.D100]-([.C102]+[.D104]+[.D101])" office:value-type="float" office:value="20" calcext:value-type="float">
            <text:p>20</text:p>
          </table:table-cell>
          <table:table-cell table:style-name="ce52" table:formula="of:=[.E100]-([.D102]+[.E104]+[.E101])" office:value-type="float" office:value="230" calcext:value-type="float">
            <text:p>230</text:p>
          </table:table-cell>
          <table:table-cell table:style-name="ce52" table:formula="of:=[.E102]+[.F104]+[.F101]-[.F100]" office:value-type="float" office:value="5" calcext:value-type="float">
            <text:p>5</text:p>
          </table:table-cell>
          <table:table-cell table:style-name="ce52" table:formula="of:=[.G100]-([.F102]+[.G104]+[.G101])" office:value-type="float" office:value="195" calcext:value-type="float">
            <text:p>195</text:p>
          </table:table-cell>
          <table:table-cell table:style-name="ce52" table:formula="of:=[.G102]+[.H104]+[.H101]-[.H100]" office:value-type="float" office:value="45" calcext:value-type="float">
            <text:p>45</text:p>
          </table:table-cell>
          <table:table-cell table:style-name="ce52" table:formula="of:=[.H102]+[.I104]+[.I101]-[.I100]" office:value-type="float" office:value="910" calcext:value-type="float">
            <text:p>910</text:p>
          </table:table-cell>
          <table:table-cell table:style-name="ce52" table:formula="of:=[.I102]+[.J104]+[.J101]-[.J100]" office:value-type="float" office:value="910" calcext:value-type="float">
            <text:p>910</text:p>
          </table:table-cell>
          <table:table-cell table:style-name="ce52" table:formula="of:=[.J102]+[.K104]+[.K101]-[.K100]" office:value-type="float" office:value="910" calcext:value-type="float">
            <text:p>910</text:p>
          </table:table-cell>
          <table:table-cell table:style-name="ce52" table:formula="of:=[.K102]+[.L104]+[.L101]-[.L100]" office:value-type="float" office:value="910" calcext:value-type="float">
            <text:p>910</text:p>
          </table:table-cell>
          <table:table-cell table:number-columns-repeated="1012"/>
        </table:table-row>
        <table:table-row table:style-name="ro1">
          <table:table-cell/>
          <table:table-cell table:style-name="ce75" office:value-type="string" calcext:value-type="string">
            <text:p>Necesidades netas</text:p>
          </table:table-cell>
          <table:table-cell table:style-name="ce52" table:number-columns-repeated="6"/>
          <table:table-cell table:style-name="ce52" table:formula="of:=[.I100]" office:value-type="float" office:value="200" calcext:value-type="float">
            <text:p>200</text:p>
          </table:table-cell>
          <table:table-cell table:style-name="ce52" table:number-columns-repeated="3"/>
          <table:table-cell table:number-columns-repeated="1012"/>
        </table:table-row>
        <table:table-row table:style-name="ro1">
          <table:table-cell/>
          <table:table-cell table:style-name="ce76" office:value-type="string" calcext:value-type="string">
            <text:p>Recepcion Pedidos</text:p>
          </table:table-cell>
          <table:table-cell table:style-name="ce52" table:number-columns-repeated="6"/>
          <table:table-cell table:style-name="ce52" table:formula="of:=[.C96]" office:value-type="float" office:value="1065" calcext:value-type="float">
            <text:p>1065</text:p>
          </table:table-cell>
          <table:table-cell table:style-name="ce52" table:number-columns-repeated="3"/>
          <table:table-cell table:number-columns-repeated="1012"/>
        </table:table-row>
        <table:table-row table:style-name="ro1">
          <table:table-cell/>
          <table:table-cell table:style-name="ce36" office:value-type="string" calcext:value-type="string">
            <text:p>Pedidos Planificados</text:p>
          </table:table-cell>
          <table:table-cell table:style-name="ce52" table:number-columns-repeated="5"/>
          <table:table-cell table:style-name="ce52" table:formula="of:=[.I104]" office:value-type="float" office:value="1065" calcext:value-type="float">
            <text:p>1065</text:p>
          </table:table-cell>
          <table:table-cell table:style-name="ce52" table:number-columns-repeated="4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>
            <text:p>PERIODO</text:p>
          </table:table-cell>
          <table:table-cell table:style-name="ce52" office:value-type="string" calcext:value-type="string">
            <text:p>NEC. NETAS</text:p>
          </table:table-cell>
          <table:table-cell table:style-name="ce52" office:value-type="string" calcext:value-type="string">
            <text:p>PEDIDOS PLANIFICADOS</text:p>
          </table:table-cell>
          <table:table-cell table:style-name="ce52" office:value-type="string" calcext:value-type="string">
            <text:p>INVENTARIO FINAL (DISPON)</text:p>
          </table:table-cell>
          <table:table-cell table:style-name="ce52" office:value-type="string" calcext:value-type="string">
            <text:p>COSTO DE MTTO</text:p>
          </table:table-cell>
          <table:table-cell table:style-name="ce52" office:value-type="string" calcext:value-type="string">
            <text:p>COSTO DE EMISION</text:p>
          </table:table-cell>
          <table:table-cell table:style-name="ce52" office:value-type="string" calcext:value-type="string">
            <text:p>COSTO TOTAL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1" calcext:value-type="float">
            <text:p>1</text:p>
          </table:table-cell>
          <table:table-cell table:style-name="ce52" table:formula="of:=[.C103]" office:value-type="float" office:value="0" calcext:value-type="float">
            <text:p>0</text:p>
          </table:table-cell>
          <table:table-cell table:style-name="ce52" table:formula="of:=[.C105]" office:value-type="float" office:value="0" calcext:value-type="float">
            <text:p>0</text:p>
          </table:table-cell>
          <table:table-cell table:style-name="ce52" table:formula="of:=[.C102]" office:value-type="float" office:value="20" calcext:value-type="float">
            <text:p>20</text:p>
          </table:table-cell>
          <table:table-cell table:style-name="ce68" table:formula="of:=[.E109]" office:value-type="currency" office:currency="USD" office:value="20" calcext:value-type="currency">
            <text:p>$20.00</text:p>
          </table:table-cell>
          <table:table-cell table:style-name="ce52"/>
          <table:table-cell table:style-name="ce68" table:formula="of:=[.F109]+[.G109]" office:value-type="currency" office:currency="USD" office:value="20" calcext:value-type="currency">
            <text:p>$2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2" calcext:value-type="float">
            <text:p>2</text:p>
          </table:table-cell>
          <table:table-cell table:style-name="ce52" table:formula="of:=[.D103]" office:value-type="float" office:value="0" calcext:value-type="float">
            <text:p>0</text:p>
          </table:table-cell>
          <table:table-cell table:style-name="ce52" table:formula="of:=[.D105]" office:value-type="float" office:value="0" calcext:value-type="float">
            <text:p>0</text:p>
          </table:table-cell>
          <table:table-cell table:style-name="ce52" table:formula="of:=[.D102]" office:value-type="float" office:value="20" calcext:value-type="float">
            <text:p>20</text:p>
          </table:table-cell>
          <table:table-cell table:style-name="ce68" table:formula="of:=[.E110]" office:value-type="currency" office:currency="USD" office:value="20" calcext:value-type="currency">
            <text:p>$20.00</text:p>
          </table:table-cell>
          <table:table-cell table:style-name="ce52"/>
          <table:table-cell table:style-name="ce68" table:formula="of:=[.F110]+[.G110]" office:value-type="currency" office:currency="USD" office:value="20" calcext:value-type="currency">
            <text:p>$2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3" calcext:value-type="float">
            <text:p>3</text:p>
          </table:table-cell>
          <table:table-cell table:style-name="ce52" table:formula="of:=[.E103]" office:value-type="float" office:value="0" calcext:value-type="float">
            <text:p>0</text:p>
          </table:table-cell>
          <table:table-cell table:style-name="ce52" table:formula="of:=[.E105]" office:value-type="float" office:value="0" calcext:value-type="float">
            <text:p>0</text:p>
          </table:table-cell>
          <table:table-cell table:style-name="ce52" table:formula="of:=[.E102]" office:value-type="float" office:value="230" calcext:value-type="float">
            <text:p>230</text:p>
          </table:table-cell>
          <table:table-cell table:style-name="ce68" table:formula="of:=[.E111]" office:value-type="currency" office:currency="USD" office:value="230" calcext:value-type="currency">
            <text:p>$230.00</text:p>
          </table:table-cell>
          <table:table-cell table:style-name="ce52"/>
          <table:table-cell table:style-name="ce68" table:formula="of:=[.F111]+[.G111]" office:value-type="currency" office:currency="USD" office:value="230" calcext:value-type="currency">
            <text:p>$23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4" calcext:value-type="float">
            <text:p>4</text:p>
          </table:table-cell>
          <table:table-cell table:style-name="ce52" table:formula="of:=[.F103]" office:value-type="float" office:value="0" calcext:value-type="float">
            <text:p>0</text:p>
          </table:table-cell>
          <table:table-cell table:style-name="ce52" table:formula="of:=[.F105]" office:value-type="float" office:value="0" calcext:value-type="float">
            <text:p>0</text:p>
          </table:table-cell>
          <table:table-cell table:style-name="ce52" table:formula="of:=[.F102]" office:value-type="float" office:value="5" calcext:value-type="float">
            <text:p>5</text:p>
          </table:table-cell>
          <table:table-cell table:style-name="ce68" table:formula="of:=[.E112]" office:value-type="currency" office:currency="USD" office:value="5" calcext:value-type="currency">
            <text:p>$5.00</text:p>
          </table:table-cell>
          <table:table-cell table:style-name="ce52"/>
          <table:table-cell table:style-name="ce68" table:formula="of:=[.F112]+[.G112]" office:value-type="currency" office:currency="USD" office:value="5" calcext:value-type="currency">
            <text:p>$5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5" calcext:value-type="float">
            <text:p>5</text:p>
          </table:table-cell>
          <table:table-cell table:style-name="ce52" table:formula="of:=[.G103]" office:value-type="float" office:value="0" calcext:value-type="float">
            <text:p>0</text:p>
          </table:table-cell>
          <table:table-cell table:style-name="ce52" table:formula="of:=[.G105]" office:value-type="float" office:value="0" calcext:value-type="float">
            <text:p>0</text:p>
          </table:table-cell>
          <table:table-cell table:style-name="ce52" table:formula="of:=[.G102]" office:value-type="float" office:value="195" calcext:value-type="float">
            <text:p>195</text:p>
          </table:table-cell>
          <table:table-cell table:style-name="ce68" table:formula="of:=[.E113]" office:value-type="currency" office:currency="USD" office:value="195" calcext:value-type="currency">
            <text:p>$195.00</text:p>
          </table:table-cell>
          <table:table-cell table:style-name="ce52"/>
          <table:table-cell table:style-name="ce68" table:formula="of:=[.F113]+[.G113]" office:value-type="currency" office:currency="USD" office:value="195" calcext:value-type="currency">
            <text:p>$195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6" calcext:value-type="float">
            <text:p>6</text:p>
          </table:table-cell>
          <table:table-cell table:style-name="ce52" table:formula="of:=[.H103]" office:value-type="float" office:value="0" calcext:value-type="float">
            <text:p>0</text:p>
          </table:table-cell>
          <table:table-cell table:style-name="ce52" table:formula="of:=[.H105]" office:value-type="float" office:value="1065" calcext:value-type="float">
            <text:p>1065</text:p>
          </table:table-cell>
          <table:table-cell table:style-name="ce52" table:formula="of:=[.H102]" office:value-type="float" office:value="45" calcext:value-type="float">
            <text:p>45</text:p>
          </table:table-cell>
          <table:table-cell table:style-name="ce68" table:formula="of:=[.E114]" office:value-type="currency" office:currency="USD" office:value="45" calcext:value-type="currency">
            <text:p>$45.00</text:p>
          </table:table-cell>
          <table:table-cell table:style-name="ce122" table:formula="of:=[$Datos.M15]" office:value-type="currency" office:currency="USD" office:value="2500" calcext:value-type="currency">
            <text:p>$2,500.00 </text:p>
          </table:table-cell>
          <table:table-cell table:style-name="ce68" table:formula="of:=[.F114]+[.G114]" office:value-type="currency" office:currency="USD" office:value="2545" calcext:value-type="currency">
            <text:p>$2,545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7" calcext:value-type="float">
            <text:p>7</text:p>
          </table:table-cell>
          <table:table-cell table:style-name="ce52" table:formula="of:=[.I103]" office:value-type="float" office:value="200" calcext:value-type="float">
            <text:p>200</text:p>
          </table:table-cell>
          <table:table-cell table:style-name="ce52" table:formula="of:=[.I105]" office:value-type="float" office:value="0" calcext:value-type="float">
            <text:p>0</text:p>
          </table:table-cell>
          <table:table-cell table:style-name="ce52" table:formula="of:=[.I102]" office:value-type="float" office:value="910" calcext:value-type="float">
            <text:p>910</text:p>
          </table:table-cell>
          <table:table-cell table:style-name="ce68" table:formula="of:=[.E115]" office:value-type="currency" office:currency="USD" office:value="910" calcext:value-type="currency">
            <text:p>$910.00</text:p>
          </table:table-cell>
          <table:table-cell table:style-name="ce52"/>
          <table:table-cell table:style-name="ce68" table:formula="of:=[.F115]+[.G115]" office:value-type="currency" office:currency="USD" office:value="910" calcext:value-type="currency">
            <text:p>$91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8" calcext:value-type="float">
            <text:p>8</text:p>
          </table:table-cell>
          <table:table-cell table:style-name="ce52" table:formula="of:=[.J103]" office:value-type="float" office:value="0" calcext:value-type="float">
            <text:p>0</text:p>
          </table:table-cell>
          <table:table-cell table:style-name="ce52" table:formula="of:=[.J105]" office:value-type="float" office:value="0" calcext:value-type="float">
            <text:p>0</text:p>
          </table:table-cell>
          <table:table-cell table:style-name="ce52" table:formula="of:=[.J102]" office:value-type="float" office:value="910" calcext:value-type="float">
            <text:p>910</text:p>
          </table:table-cell>
          <table:table-cell table:style-name="ce68" table:formula="of:=[.E116]" office:value-type="currency" office:currency="USD" office:value="910" calcext:value-type="currency">
            <text:p>$910.00</text:p>
          </table:table-cell>
          <table:table-cell table:style-name="ce52"/>
          <table:table-cell table:style-name="ce68" table:formula="of:=[.F116]+[.G116]" office:value-type="currency" office:currency="USD" office:value="910" calcext:value-type="currency">
            <text:p>$91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9" calcext:value-type="float">
            <text:p>9</text:p>
          </table:table-cell>
          <table:table-cell table:style-name="ce52" table:formula="of:=[.K103]" office:value-type="float" office:value="0" calcext:value-type="float">
            <text:p>0</text:p>
          </table:table-cell>
          <table:table-cell table:style-name="ce52" table:formula="of:=[.K105]" office:value-type="float" office:value="0" calcext:value-type="float">
            <text:p>0</text:p>
          </table:table-cell>
          <table:table-cell table:style-name="ce52" table:formula="of:=[.K102]" office:value-type="float" office:value="910" calcext:value-type="float">
            <text:p>910</text:p>
          </table:table-cell>
          <table:table-cell table:style-name="ce68" table:formula="of:=[.E117]" office:value-type="currency" office:currency="USD" office:value="910" calcext:value-type="currency">
            <text:p>$910.00</text:p>
          </table:table-cell>
          <table:table-cell table:style-name="ce52"/>
          <table:table-cell table:style-name="ce68" table:formula="of:=[.F117]+[.G117]" office:value-type="currency" office:currency="USD" office:value="910" calcext:value-type="currency">
            <text:p>$91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10" calcext:value-type="float">
            <text:p>10</text:p>
          </table:table-cell>
          <table:table-cell table:style-name="ce52" table:formula="of:=[.L103]" office:value-type="float" office:value="0" calcext:value-type="float">
            <text:p>0</text:p>
          </table:table-cell>
          <table:table-cell table:style-name="ce52" table:formula="of:=[.L105]" office:value-type="float" office:value="0" calcext:value-type="float">
            <text:p>0</text:p>
          </table:table-cell>
          <table:table-cell table:style-name="ce52" table:formula="of:=[.L102]" office:value-type="float" office:value="910" calcext:value-type="float">
            <text:p>910</text:p>
          </table:table-cell>
          <table:table-cell table:style-name="ce68" table:formula="of:=[.E118]" office:value-type="currency" office:currency="USD" office:value="910" calcext:value-type="currency">
            <text:p>$910.00</text:p>
          </table:table-cell>
          <table:table-cell table:style-name="ce52"/>
          <table:table-cell table:style-name="ce68" table:formula="of:=[.F118]+[.G118]" office:value-type="currency" office:currency="USD" office:value="910" calcext:value-type="currency">
            <text:p>$91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43" office:value-type="string" calcext:value-type="string">
            <text:p>Total</text:p>
          </table:table-cell>
          <table:table-cell table:style-name="ce144" table:formula="of:=SUM([.F109:.F118])" office:value-type="currency" office:currency="USD" office:value="4155" calcext:value-type="currency">
            <text:p>$4,155.00</text:p>
          </table:table-cell>
          <table:table-cell table:style-name="ce144" table:formula="of:=SUM([.G109:.G118])" office:value-type="currency" office:currency="USD" office:value="2500" calcext:value-type="currency">
            <text:p>$2,500.00</text:p>
          </table:table-cell>
          <table:table-cell table:style-name="ce144" table:formula="of:=SUM([.H109:.H118])" office:value-type="currency" office:currency="USD" office:value="6655" calcext:value-type="currency">
            <text:p>$6,655.00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26"/>
          <table:table-cell table:style-name="ce127" office:value-type="string" calcext:value-type="string">
            <text:p>Percha</text:p>
          </table:table-cell>
          <table:table-cell table:style-name="ce133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style-name="ce126" table:number-columns-repeated="2"/>
          <table:table-cell table:number-columns-repeated="1010"/>
        </table:table-row>
        <table:table-row table:style-name="ro1">
          <table:table-cell/>
          <table:table-cell table:style-name="ce37" office:value-type="string" calcext:value-type="string">
            <text:p>ELEMEN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36" office:value-type="string" calcext:value-type="string">
            <text:p><text:span text:style-name="T6">Pedidos Planificados </text:span><text:span text:style-name="T7">Percha</text:span></text:p>
          </table:table-cell>
          <table:table-cell table:style-name="ce38" table:formula="of:=[$LXL.B37]" office:value-type="float" office:value="0" calcext:value-type="float">
            <text:p>0</text:p>
          </table:table-cell>
          <table:table-cell table:style-name="ce38" table:formula="of:=[$LXL.C37]" office:value-type="float" office:value="170" calcext:value-type="float">
            <text:p>170</text:p>
          </table:table-cell>
          <table:table-cell table:style-name="ce38" table:formula="of:=[$LXL.D37]" office:value-type="float" office:value="1000" calcext:value-type="float">
            <text:p>1000</text:p>
          </table:table-cell>
          <table:table-cell table:style-name="ce38" table:formula="of:=[$LXL.E37]" office:value-type="float" office:value="915" calcext:value-type="float">
            <text:p>915</text:p>
          </table:table-cell>
          <table:table-cell table:style-name="ce38" table:formula="of:=[$LXL.F37]" office:value-type="float" office:value="860" calcext:value-type="float">
            <text:p>860</text:p>
          </table:table-cell>
          <table:table-cell table:style-name="ce38" table:formula="of:=[$LXL.G37]" office:value-type="float" office:value="660" calcext:value-type="float">
            <text:p>660</text:p>
          </table:table-cell>
          <table:table-cell table:style-name="ce38" table:formula="of:=[$LXL.H37]" office:value-type="float" office:value="850" calcext:value-type="float">
            <text:p>850</text:p>
          </table:table-cell>
          <table:table-cell table:style-name="ce38" table:formula="of:=[$LXL.I37]" office:value-type="float" office:value="40" calcext:value-type="float">
            <text:p>40</text:p>
          </table:table-cell>
          <table:table-cell table:style-name="ce38" table:formula="of:=[$LXL.J37]" office:value-type="float" office:value="50" calcext:value-type="float">
            <text:p>50</text:p>
          </table:table-cell>
          <table:table-cell table:style-name="ce38" table:formula="of:=[$LXL.K37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>
            <text:p>Periodos</text:p>
          </table:table-cell>
          <table:table-cell table:style-name="ce52" office:value-type="string" calcext:value-type="string">
            <text:p>Pedidos Planificados</text:p>
          </table:table-cell>
          <table:table-cell table:style-name="ce52" office:value-type="string" calcext:value-type="string">
            <text:p>Costo de Mantenimiento</text:p>
          </table:table-cell>
          <table:table-cell table:style-name="ce52" office:value-type="string" calcext:value-type="string">
            <text:p>Costo de Emision</text:p>
          </table:table-cell>
          <table:table-cell table:style-name="ce52" office:value-type="string" calcext:value-type="string">
            <text:p>Costo Unitario Total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2" calcext:value-type="float">
            <text:p>2</text:p>
          </table:table-cell>
          <table:table-cell table:style-name="ce52" table:formula="of:=[.D125]" office:value-type="float" office:value="170" calcext:value-type="float">
            <text:p>170</text:p>
          </table:table-cell>
          <table:table-cell table:style-name="ce52" office:value-type="float" office:value="0" calcext:value-type="float">
            <text:p>0</text:p>
          </table:table-cell>
          <table:table-cell table:style-name="ce135" table:formula="of:=[$Datos.M15]/[.C129]" office:value-type="float" office:value="14.70588235" calcext:value-type="float">
            <text:p>14.71</text:p>
          </table:table-cell>
          <table:table-cell table:style-name="ce135" table:formula="of:=[.D129]+[.E129]" office:value-type="float" office:value="14.70588235" calcext:value-type="float">
            <text:p>14.71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°2 - 3</text:p>
          </table:table-cell>
          <table:table-cell table:style-name="ce52" table:formula="of:=[.D125]+[.E125]" office:value-type="float" office:value="1170" calcext:value-type="float">
            <text:p>1170</text:p>
          </table:table-cell>
          <table:table-cell table:style-name="ce135" table:formula="of:=([.E125]*1)/[.C130]" office:value-type="float" office:value="0.8547008547" calcext:value-type="float">
            <text:p>0.85</text:p>
          </table:table-cell>
          <table:table-cell table:style-name="ce135" table:formula="of:=[$Datos.M15]/[.C130]" office:value-type="float" office:value="2.136752137" calcext:value-type="float">
            <text:p>2.14</text:p>
          </table:table-cell>
          <table:table-cell table:style-name="ce135" table:formula="of:=[.D130]+[.E130]" office:value-type="float" office:value="2.9914529917" calcext:value-type="float">
            <text:p>2.99</text:p>
          </table:table-cell>
          <table:table-cell table:number-columns-repeated="1018"/>
        </table:table-row>
        <table:table-row table:style-name="ro1">
          <table:table-cell/>
          <table:table-cell table:style-name="ce130" office:value-type="string" calcext:value-type="string">
            <text:p>°2 - 3 - 4</text:p>
          </table:table-cell>
          <table:table-cell table:style-name="ce130" table:formula="of:=[.D125]+[.E125]+[.F125]" office:value-type="float" office:value="2085" calcext:value-type="float">
            <text:p>2085</text:p>
          </table:table-cell>
          <table:table-cell table:style-name="ce139" table:formula="of:=([.E125]*1+[.F125]*2)/[.C131]" office:value-type="float" office:value="1.357314149" calcext:value-type="float">
            <text:p>1.36</text:p>
          </table:table-cell>
          <table:table-cell table:style-name="ce139" table:formula="of:=[$Datos.M15]/[.C131]" office:value-type="float" office:value="1.199040767" calcext:value-type="float">
            <text:p>1.20</text:p>
          </table:table-cell>
          <table:table-cell table:style-name="ce139" table:formula="of:=[.D131]+[.E131]" office:value-type="float" office:value="2.556354916" calcext:value-type="float">
            <text:p>2.56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2 -3 -4 - 5</text:p>
          </table:table-cell>
          <table:table-cell table:style-name="ce52" table:formula="of:=[.D125]+[.E125]+[.F125]+[.G125]" office:value-type="float" office:value="2945" calcext:value-type="float">
            <text:p>2945</text:p>
          </table:table-cell>
          <table:table-cell table:style-name="ce135" table:formula="of:=([.E125]*1+[.F125]*2+[.G125]*3)/[.C132]" office:value-type="float" office:value="1.837011885" calcext:value-type="float">
            <text:p>1.84</text:p>
          </table:table-cell>
          <table:table-cell table:style-name="ce135" table:formula="of:=[$Datos.M15]/[.C132]" office:value-type="float" office:value="0.8488964346" calcext:value-type="float">
            <text:p>0.85</text:p>
          </table:table-cell>
          <table:table-cell table:style-name="ce135" table:formula="of:=[.D132]+[.E132]" office:value-type="float" office:value="2.6859083196" calcext:value-type="float">
            <text:p>2.69</text:p>
          </table:table-cell>
          <table:table-cell table:number-columns-repeated="4"/>
          <table:table-cell table:style-name="ce148"/>
          <table:table-cell table:number-columns-repeated="1013"/>
        </table:table-row>
        <table:table-row table:style-name="ro1">
          <table:table-cell/>
          <table:table-cell table:style-name="ce52" office:value-type="string" calcext:value-type="string">
            <text:p>°5</text:p>
          </table:table-cell>
          <table:table-cell table:style-name="ce52" table:formula="of:=[.G125]" office:value-type="float" office:value="860" calcext:value-type="float">
            <text:p>860</text:p>
          </table:table-cell>
          <table:table-cell table:style-name="ce142" office:value-type="float" office:value="0" calcext:value-type="float">
            <text:p>0</text:p>
          </table:table-cell>
          <table:table-cell table:style-name="ce135" table:formula="of:=[$Datos.M15]/[.C133]" office:value-type="float" office:value="2.906976744" calcext:value-type="float">
            <text:p>2.91</text:p>
          </table:table-cell>
          <table:table-cell table:style-name="ce135" table:formula="of:=[.D133]+[.E133]" office:value-type="float" office:value="2.906976744" calcext:value-type="float">
            <text:p>2.91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°5 - 6</text:p>
          </table:table-cell>
          <table:table-cell table:style-name="ce52" table:formula="of:=[.G125]+[.H125]" office:value-type="float" office:value="1520" calcext:value-type="float">
            <text:p>1520</text:p>
          </table:table-cell>
          <table:table-cell table:style-name="ce135" table:formula="of:=([.H125]*1)/[.C134]" office:value-type="float" office:value="0.4342105263" calcext:value-type="float">
            <text:p>0.43</text:p>
          </table:table-cell>
          <table:table-cell table:style-name="ce135" table:formula="of:=[$Datos.M15]/[.C134]" office:value-type="float" office:value="1.644736842" calcext:value-type="float">
            <text:p>1.64</text:p>
          </table:table-cell>
          <table:table-cell table:style-name="ce135" table:formula="of:=[.D134]+[.E134]" office:value-type="float" office:value="2.0789473683" calcext:value-type="float">
            <text:p>2.08</text:p>
          </table:table-cell>
          <table:table-cell table:number-columns-repeated="1018"/>
        </table:table-row>
        <table:table-row table:style-name="ro1">
          <table:table-cell/>
          <table:table-cell table:style-name="ce130" office:value-type="string" calcext:value-type="string">
            <text:p>°5 - 6 - 7</text:p>
          </table:table-cell>
          <table:table-cell table:style-name="ce130" table:formula="of:=[.G125]+[.H125]+[.I125]" office:value-type="float" office:value="2370" calcext:value-type="float">
            <text:p>2370</text:p>
          </table:table-cell>
          <table:table-cell table:style-name="ce139" table:formula="of:=([.H125]*1+[.I125]*2)/[.C135]" office:value-type="float" office:value="0.9957805907" calcext:value-type="float">
            <text:p>1.00</text:p>
          </table:table-cell>
          <table:table-cell table:style-name="ce139" table:formula="of:=[$Datos.M15]/[.C135]" office:value-type="float" office:value="1.054852321" calcext:value-type="float">
            <text:p>1.05</text:p>
          </table:table-cell>
          <table:table-cell table:style-name="ce139" table:formula="of:=[.D135]+[.E135]" office:value-type="float" office:value="2.0506329117" calcext:value-type="float">
            <text:p>2.05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°5 - 6 - 7 - 8</text:p>
          </table:table-cell>
          <table:table-cell table:style-name="ce52" table:formula="of:=[.G125]+[.H125]+[.I125]+[.J125]" office:value-type="float" office:value="2410" calcext:value-type="float">
            <text:p>2410</text:p>
          </table:table-cell>
          <table:table-cell table:style-name="ce135" table:formula="of:=([.H125]-1+[.I125]*2+[.J125]*3)/[.C136]" office:value-type="float" office:value="1.028630705" calcext:value-type="float">
            <text:p>1.03</text:p>
          </table:table-cell>
          <table:table-cell table:style-name="ce135" table:formula="of:=[$Datos.M15]/[.C136]" office:value-type="float" office:value="1.037344398" calcext:value-type="float">
            <text:p>1.04</text:p>
          </table:table-cell>
          <table:table-cell table:style-name="ce135" table:formula="of:=[.D136]+[.E136]" office:value-type="float" office:value="2.065975103" calcext:value-type="float">
            <text:p>2.07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°8</text:p>
          </table:table-cell>
          <table:table-cell table:style-name="ce52" table:formula="of:=[.J125]" office:value-type="float" office:value="40" calcext:value-type="float">
            <text:p>40</text:p>
          </table:table-cell>
          <table:table-cell table:style-name="ce142" office:value-type="float" office:value="0" calcext:value-type="float">
            <text:p>0</text:p>
          </table:table-cell>
          <table:table-cell table:style-name="ce135" table:formula="of:=[$Datos.M15]/[.C137]" office:value-type="float" office:value="62.5" calcext:value-type="float">
            <text:p>62.50</text:p>
          </table:table-cell>
          <table:table-cell table:style-name="ce135" table:formula="of:=[.D137]+[.E137]" office:value-type="float" office:value="62.5" calcext:value-type="float">
            <text:p>62.50</text:p>
          </table:table-cell>
          <table:table-cell table:number-columns-repeated="1018"/>
        </table:table-row>
        <table:table-row table:style-name="ro1">
          <table:table-cell/>
          <table:table-cell table:style-name="ce130" office:value-type="string" calcext:value-type="string">
            <text:p>°8 - 9</text:p>
          </table:table-cell>
          <table:table-cell table:style-name="ce130" table:formula="of:=[.J125]+[.K125]" office:value-type="float" office:value="90" calcext:value-type="float">
            <text:p>90</text:p>
          </table:table-cell>
          <table:table-cell table:style-name="ce139" table:formula="of:=([.K125]*1)/[.C138]" office:value-type="float" office:value="0.5555555556" calcext:value-type="float">
            <text:p>0.56</text:p>
          </table:table-cell>
          <table:table-cell table:style-name="ce139" table:formula="of:=[$Datos.M15]/[.C138]" office:value-type="float" office:value="27.77777778" calcext:value-type="float">
            <text:p>27.78</text:p>
          </table:table-cell>
          <table:table-cell table:style-name="ce139" table:formula="of:=[.D138]+[.E138]" office:value-type="float" office:value="28.3333333356" calcext:value-type="float">
            <text:p>28.33</text:p>
          </table:table-cell>
          <table:table-cell table:number-columns-repeated="1018"/>
        </table:table-row>
        <table:table-row table:style-name="ro1">
          <table:table-cell/>
          <table:table-cell table:style-name="ce131" table:number-columns-repeated="2"/>
          <table:table-cell table:style-name="ce140" table:number-columns-repeated="3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32"/>
          <table:table-cell table:style-name="ce89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number-columns-repeated="1012"/>
        </table:table-row>
        <table:table-row table:style-name="ro1">
          <table:table-cell/>
          <table:table-cell table:style-name="ce37" office:value-type="string" calcext:value-type="string">
            <text:p>Concepto</text:p>
          </table:table-cell>
          <table:table-cell table:style-name="ce73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75" office:value-type="string" calcext:value-type="string">
            <text:p>Necesidades Brutas</text:p>
          </table:table-cell>
          <table:table-cell table:style-name="ce52" table:formula="of:=[.C125]" office:value-type="float" office:value="0" calcext:value-type="float">
            <text:p>0</text:p>
          </table:table-cell>
          <table:table-cell table:style-name="ce52" table:formula="of:=[.D125]" office:value-type="float" office:value="170" calcext:value-type="float">
            <text:p>170</text:p>
          </table:table-cell>
          <table:table-cell table:style-name="ce52" table:formula="of:=[.E125]" office:value-type="float" office:value="1000" calcext:value-type="float">
            <text:p>1000</text:p>
          </table:table-cell>
          <table:table-cell table:style-name="ce52" table:formula="of:=[.F125]" office:value-type="float" office:value="915" calcext:value-type="float">
            <text:p>915</text:p>
          </table:table-cell>
          <table:table-cell table:style-name="ce52" table:formula="of:=[.G125]" office:value-type="float" office:value="860" calcext:value-type="float">
            <text:p>860</text:p>
          </table:table-cell>
          <table:table-cell table:style-name="ce52" table:formula="of:=[.H125]" office:value-type="float" office:value="660" calcext:value-type="float">
            <text:p>660</text:p>
          </table:table-cell>
          <table:table-cell table:style-name="ce52" table:formula="of:=[.I125]" office:value-type="float" office:value="850" calcext:value-type="float">
            <text:p>850</text:p>
          </table:table-cell>
          <table:table-cell table:style-name="ce52" table:formula="of:=[.J125]" office:value-type="float" office:value="40" calcext:value-type="float">
            <text:p>40</text:p>
          </table:table-cell>
          <table:table-cell table:style-name="ce52" table:formula="of:=[.K125]" office:value-type="float" office:value="50" calcext:value-type="float">
            <text:p>50</text:p>
          </table:table-cell>
          <table:table-cell table:style-name="ce52" table:formula="of:=[.L1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75" office:value-type="string" calcext:value-type="string">
            <text:p>Pedidos Pendientes</text:p>
          </table:table-cell>
          <table:table-cell table:style-name="ce52" table:number-columns-repeated="10"/>
          <table:table-cell table:number-columns-repeated="1012"/>
        </table:table-row>
        <table:table-row table:style-name="ro1">
          <table:table-cell/>
          <table:table-cell table:style-name="ce75" office:value-type="string" calcext:value-type="string">
            <text:p>Disponibilidades</text:p>
          </table:table-cell>
          <table:table-cell table:style-name="ce52" table:formula="of:=[$Datos.L9]" office:value-type="float" office:value="50" calcext:value-type="float">
            <text:p>50</text:p>
          </table:table-cell>
          <table:table-cell table:style-name="ce52" table:formula="of:=[.D144]-([.C146]+[.D148]+[.D145])" office:value-type="float" office:value="120" calcext:value-type="float">
            <text:p>120</text:p>
          </table:table-cell>
          <table:table-cell table:style-name="ce52" table:formula="of:=[.E144]-([.D146]+[.E148]+[.E145])" office:value-type="float" office:value="880" calcext:value-type="float">
            <text:p>880</text:p>
          </table:table-cell>
          <table:table-cell table:style-name="ce52" table:formula="of:=[.E146]+[.F148]+[.F145]-[.F144]" office:value-type="float" office:value="2050" calcext:value-type="float">
            <text:p>2050</text:p>
          </table:table-cell>
          <table:table-cell table:style-name="ce52" table:formula="of:=[.F146]+[.G148]+[.G145]-[.G144]" office:value-type="float" office:value="1190" calcext:value-type="float">
            <text:p>1190</text:p>
          </table:table-cell>
          <table:table-cell table:style-name="ce52" table:formula="of:=[.G146]+[.H148]+[.H145]-[.H144]" office:value-type="float" office:value="530" calcext:value-type="float">
            <text:p>530</text:p>
          </table:table-cell>
          <table:table-cell table:style-name="ce52" table:formula="of:=[.H146]+[.I148]+[.I145]-[.I144]" office:value-type="float" office:value="2050" calcext:value-type="float">
            <text:p>2050</text:p>
          </table:table-cell>
          <table:table-cell table:style-name="ce52" table:formula="of:=[.I146]+[.J148]+[.J145]-[.J144]" office:value-type="float" office:value="2010" calcext:value-type="float">
            <text:p>2010</text:p>
          </table:table-cell>
          <table:table-cell table:style-name="ce52" table:formula="of:=[.J146]+[.K148]+[.K145]-[.K144]" office:value-type="float" office:value="2050" calcext:value-type="float">
            <text:p>2050</text:p>
          </table:table-cell>
          <table:table-cell table:style-name="ce52" table:formula="of:=[.K146]+[.L148]+[.L145]-[.L144]" office:value-type="float" office:value="2050" calcext:value-type="float">
            <text:p>2050</text:p>
          </table:table-cell>
          <table:table-cell table:number-columns-repeated="1012"/>
        </table:table-row>
        <table:table-row table:style-name="ro1">
          <table:table-cell/>
          <table:table-cell table:style-name="ce75" office:value-type="string" calcext:value-type="string">
            <text:p>Necesidades netas</text:p>
          </table:table-cell>
          <table:table-cell table:style-name="ce52" table:number-columns-repeated="3"/>
          <table:table-cell table:style-name="ce52" table:formula="of:=[.F144]" office:value-type="float" office:value="915" calcext:value-type="float">
            <text:p>915</text:p>
          </table:table-cell>
          <table:table-cell table:style-name="ce52" table:number-columns-repeated="2"/>
          <table:table-cell table:style-name="ce52" table:formula="of:=[.I144]" office:value-type="float" office:value="850" calcext:value-type="float">
            <text:p>850</text:p>
          </table:table-cell>
          <table:table-cell table:style-name="ce52"/>
          <table:table-cell table:style-name="ce52" table:formula="of:=[.K144]" office:value-type="float" office:value="50" calcext:value-type="float">
            <text:p>50</text:p>
          </table:table-cell>
          <table:table-cell table:style-name="ce52"/>
          <table:table-cell table:number-columns-repeated="1012"/>
        </table:table-row>
        <table:table-row table:style-name="ro1">
          <table:table-cell/>
          <table:table-cell table:style-name="ce76" office:value-type="string" calcext:value-type="string">
            <text:p>Recepcion Pedidos</text:p>
          </table:table-cell>
          <table:table-cell table:style-name="ce52" table:number-columns-repeated="3"/>
          <table:table-cell table:style-name="ce52" table:formula="of:=[.C131]" office:value-type="float" office:value="2085" calcext:value-type="float">
            <text:p>2085</text:p>
          </table:table-cell>
          <table:table-cell table:style-name="ce52" table:number-columns-repeated="2"/>
          <table:table-cell table:style-name="ce52" table:formula="of:=[.C135]" office:value-type="float" office:value="2370" calcext:value-type="float">
            <text:p>2370</text:p>
          </table:table-cell>
          <table:table-cell table:style-name="ce52"/>
          <table:table-cell table:style-name="ce52" table:formula="of:=[.C138]" office:value-type="float" office:value="90" calcext:value-type="float">
            <text:p>90</text:p>
          </table:table-cell>
          <table:table-cell table:style-name="ce52"/>
          <table:table-cell table:number-columns-repeated="1012"/>
        </table:table-row>
        <table:table-row table:style-name="ro1">
          <table:table-cell/>
          <table:table-cell table:style-name="ce36" office:value-type="string" calcext:value-type="string">
            <text:p>Pedidos Planificados</text:p>
          </table:table-cell>
          <table:table-cell table:style-name="ce52" table:number-columns-repeated="2"/>
          <table:table-cell table:style-name="ce52" table:formula="of:=[.F148]" office:value-type="float" office:value="2085" calcext:value-type="float">
            <text:p>2085</text:p>
          </table:table-cell>
          <table:table-cell table:style-name="ce52" table:formula="of:=[.G148]" office:value-type="float" office:value="0" calcext:value-type="float">
            <text:p>0</text:p>
          </table:table-cell>
          <table:table-cell table:style-name="ce52"/>
          <table:table-cell table:style-name="ce52" table:formula="of:=[.I148]" office:value-type="float" office:value="2370" calcext:value-type="float">
            <text:p>2370</text:p>
          </table:table-cell>
          <table:table-cell table:style-name="ce52"/>
          <table:table-cell table:style-name="ce52" table:formula="of:=[.K148]" office:value-type="float" office:value="90" calcext:value-type="float">
            <text:p>90</text:p>
          </table:table-cell>
          <table:table-cell table:style-name="ce52" table:number-columns-repeated="2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>
            <text:p>PERIODO</text:p>
          </table:table-cell>
          <table:table-cell table:style-name="ce52" office:value-type="string" calcext:value-type="string">
            <text:p>NEC. NETAS</text:p>
          </table:table-cell>
          <table:table-cell table:style-name="ce52" office:value-type="string" calcext:value-type="string">
            <text:p>PEDIDOS PLANIFICADOS</text:p>
          </table:table-cell>
          <table:table-cell table:style-name="ce52" office:value-type="string" calcext:value-type="string">
            <text:p>INVENTARIO FINAL (DISPON)</text:p>
          </table:table-cell>
          <table:table-cell table:style-name="ce52" office:value-type="string" calcext:value-type="string">
            <text:p>COSTO DE MTTO</text:p>
          </table:table-cell>
          <table:table-cell table:style-name="ce52" office:value-type="string" calcext:value-type="string">
            <text:p>COSTO DE EMISION</text:p>
          </table:table-cell>
          <table:table-cell table:style-name="ce52" office:value-type="string" calcext:value-type="string">
            <text:p>COSTO TOTAL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1" calcext:value-type="float">
            <text:p>1</text:p>
          </table:table-cell>
          <table:table-cell table:style-name="ce52" table:formula="of:=[.C147]" office:value-type="float" office:value="0" calcext:value-type="float">
            <text:p>0</text:p>
          </table:table-cell>
          <table:table-cell table:style-name="ce52" table:formula="of:=[.C149]" office:value-type="float" office:value="0" calcext:value-type="float">
            <text:p>0</text:p>
          </table:table-cell>
          <table:table-cell table:style-name="ce52" table:formula="of:=[.C146]" office:value-type="float" office:value="50" calcext:value-type="float">
            <text:p>50</text:p>
          </table:table-cell>
          <table:table-cell table:style-name="ce68" table:formula="of:=[.E153]" office:value-type="currency" office:currency="USD" office:value="50" calcext:value-type="currency">
            <text:p>$50.00</text:p>
          </table:table-cell>
          <table:table-cell table:style-name="ce52"/>
          <table:table-cell table:style-name="ce68" table:formula="of:=[.F153]+[.G153]" office:value-type="currency" office:currency="USD" office:value="50" calcext:value-type="currency">
            <text:p>$5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2" calcext:value-type="float">
            <text:p>2</text:p>
          </table:table-cell>
          <table:table-cell table:style-name="ce52" table:formula="of:=[.D147]" office:value-type="float" office:value="0" calcext:value-type="float">
            <text:p>0</text:p>
          </table:table-cell>
          <table:table-cell table:style-name="ce52" table:formula="of:=[.D149]" office:value-type="float" office:value="0" calcext:value-type="float">
            <text:p>0</text:p>
          </table:table-cell>
          <table:table-cell table:style-name="ce52" table:formula="of:=[.D146]" office:value-type="float" office:value="120" calcext:value-type="float">
            <text:p>120</text:p>
          </table:table-cell>
          <table:table-cell table:style-name="ce68" table:formula="of:=[.E154]" office:value-type="currency" office:currency="USD" office:value="120" calcext:value-type="currency">
            <text:p>$120.00</text:p>
          </table:table-cell>
          <table:table-cell table:style-name="ce52"/>
          <table:table-cell table:style-name="ce68" table:formula="of:=[.F154]+[.G154]" office:value-type="currency" office:currency="USD" office:value="120" calcext:value-type="currency">
            <text:p>$12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3" calcext:value-type="float">
            <text:p>3</text:p>
          </table:table-cell>
          <table:table-cell table:style-name="ce52" table:formula="of:=[.E147]" office:value-type="float" office:value="0" calcext:value-type="float">
            <text:p>0</text:p>
          </table:table-cell>
          <table:table-cell table:style-name="ce52" table:formula="of:=[.E149]" office:value-type="float" office:value="2085" calcext:value-type="float">
            <text:p>2085</text:p>
          </table:table-cell>
          <table:table-cell table:style-name="ce52" table:formula="of:=[.E146]" office:value-type="float" office:value="880" calcext:value-type="float">
            <text:p>880</text:p>
          </table:table-cell>
          <table:table-cell table:style-name="ce68" table:formula="of:=[.E155]" office:value-type="currency" office:currency="USD" office:value="880" calcext:value-type="currency">
            <text:p>$880.00</text:p>
          </table:table-cell>
          <table:table-cell table:style-name="ce122" table:formula="of:=[$Datos.M15]" office:value-type="currency" office:currency="USD" office:value="2500" calcext:value-type="currency">
            <text:p>$2,500.00 </text:p>
          </table:table-cell>
          <table:table-cell table:style-name="ce68" table:formula="of:=[.F155]+[.G155]" office:value-type="currency" office:currency="USD" office:value="3380" calcext:value-type="currency">
            <text:p>$3,38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4" calcext:value-type="float">
            <text:p>4</text:p>
          </table:table-cell>
          <table:table-cell table:style-name="ce52" table:formula="of:=[.F147]" office:value-type="float" office:value="915" calcext:value-type="float">
            <text:p>915</text:p>
          </table:table-cell>
          <table:table-cell table:style-name="ce52" table:formula="of:=[.F149]" office:value-type="float" office:value="0" calcext:value-type="float">
            <text:p>0</text:p>
          </table:table-cell>
          <table:table-cell table:style-name="ce52" table:formula="of:=[.F146]" office:value-type="float" office:value="2050" calcext:value-type="float">
            <text:p>2050</text:p>
          </table:table-cell>
          <table:table-cell table:style-name="ce68" table:formula="of:=[.E156]" office:value-type="currency" office:currency="USD" office:value="2050" calcext:value-type="currency">
            <text:p>$2,050.00</text:p>
          </table:table-cell>
          <table:table-cell table:style-name="ce52"/>
          <table:table-cell table:style-name="ce68" table:formula="of:=[.F156]+[.G156]" office:value-type="currency" office:currency="USD" office:value="2050" calcext:value-type="currency">
            <text:p>$2,05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5" calcext:value-type="float">
            <text:p>5</text:p>
          </table:table-cell>
          <table:table-cell table:style-name="ce52" table:formula="of:=[.G147]" office:value-type="float" office:value="0" calcext:value-type="float">
            <text:p>0</text:p>
          </table:table-cell>
          <table:table-cell table:style-name="ce52" table:formula="of:=[.G149]" office:value-type="float" office:value="0" calcext:value-type="float">
            <text:p>0</text:p>
          </table:table-cell>
          <table:table-cell table:style-name="ce52" table:formula="of:=[.G146]" office:value-type="float" office:value="1190" calcext:value-type="float">
            <text:p>1190</text:p>
          </table:table-cell>
          <table:table-cell table:style-name="ce68" table:formula="of:=[.E157]" office:value-type="currency" office:currency="USD" office:value="1190" calcext:value-type="currency">
            <text:p>$1,190.00</text:p>
          </table:table-cell>
          <table:table-cell table:style-name="ce52"/>
          <table:table-cell table:style-name="ce68" table:formula="of:=[.F157]+[.G157]" office:value-type="currency" office:currency="USD" office:value="1190" calcext:value-type="currency">
            <text:p>$1,19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6" calcext:value-type="float">
            <text:p>6</text:p>
          </table:table-cell>
          <table:table-cell table:style-name="ce52" table:formula="of:=[.H147]" office:value-type="float" office:value="0" calcext:value-type="float">
            <text:p>0</text:p>
          </table:table-cell>
          <table:table-cell table:style-name="ce52" table:formula="of:=[.H149]" office:value-type="float" office:value="2370" calcext:value-type="float">
            <text:p>2370</text:p>
          </table:table-cell>
          <table:table-cell table:style-name="ce52" table:formula="of:=[.H146]" office:value-type="float" office:value="530" calcext:value-type="float">
            <text:p>530</text:p>
          </table:table-cell>
          <table:table-cell table:style-name="ce68" table:formula="of:=[.E158]" office:value-type="currency" office:currency="USD" office:value="530" calcext:value-type="currency">
            <text:p>$530.00</text:p>
          </table:table-cell>
          <table:table-cell table:style-name="ce122" table:formula="of:=[$Datos.M15]" office:value-type="currency" office:currency="USD" office:value="2500" calcext:value-type="currency">
            <text:p>$2,500.00 </text:p>
          </table:table-cell>
          <table:table-cell table:style-name="ce68" table:formula="of:=[.F158]+[.G158]" office:value-type="currency" office:currency="USD" office:value="3030" calcext:value-type="currency">
            <text:p>$3,03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7" calcext:value-type="float">
            <text:p>7</text:p>
          </table:table-cell>
          <table:table-cell table:style-name="ce52" table:formula="of:=[.I147]" office:value-type="float" office:value="850" calcext:value-type="float">
            <text:p>850</text:p>
          </table:table-cell>
          <table:table-cell table:style-name="ce52" table:formula="of:=[.I149]" office:value-type="float" office:value="0" calcext:value-type="float">
            <text:p>0</text:p>
          </table:table-cell>
          <table:table-cell table:style-name="ce52" table:formula="of:=[.I146]" office:value-type="float" office:value="2050" calcext:value-type="float">
            <text:p>2050</text:p>
          </table:table-cell>
          <table:table-cell table:style-name="ce68" table:formula="of:=[.E159]" office:value-type="currency" office:currency="USD" office:value="2050" calcext:value-type="currency">
            <text:p>$2,050.00</text:p>
          </table:table-cell>
          <table:table-cell table:style-name="ce52"/>
          <table:table-cell table:style-name="ce68" table:formula="of:=[.F159]+[.G159]" office:value-type="currency" office:currency="USD" office:value="2050" calcext:value-type="currency">
            <text:p>$2,05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8" calcext:value-type="float">
            <text:p>8</text:p>
          </table:table-cell>
          <table:table-cell table:style-name="ce52" table:formula="of:=[.J147]" office:value-type="float" office:value="0" calcext:value-type="float">
            <text:p>0</text:p>
          </table:table-cell>
          <table:table-cell table:style-name="ce52" table:formula="of:=[.J149]" office:value-type="float" office:value="90" calcext:value-type="float">
            <text:p>90</text:p>
          </table:table-cell>
          <table:table-cell table:style-name="ce52" table:formula="of:=[.J146]" office:value-type="float" office:value="2010" calcext:value-type="float">
            <text:p>2010</text:p>
          </table:table-cell>
          <table:table-cell table:style-name="ce68" table:formula="of:=[.E160]" office:value-type="currency" office:currency="USD" office:value="2010" calcext:value-type="currency">
            <text:p>$2,010.00</text:p>
          </table:table-cell>
          <table:table-cell table:style-name="ce122" table:formula="of:=[$Datos.M15]" office:value-type="currency" office:currency="USD" office:value="2500" calcext:value-type="currency">
            <text:p>$2,500.00 </text:p>
          </table:table-cell>
          <table:table-cell table:style-name="ce68" table:formula="of:=[.F160]+[.G160]" office:value-type="currency" office:currency="USD" office:value="4510" calcext:value-type="currency">
            <text:p>$4,51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9" calcext:value-type="float">
            <text:p>9</text:p>
          </table:table-cell>
          <table:table-cell table:style-name="ce52" table:formula="of:=[.K147]" office:value-type="float" office:value="50" calcext:value-type="float">
            <text:p>50</text:p>
          </table:table-cell>
          <table:table-cell table:style-name="ce52" table:formula="of:=[.K149]" office:value-type="float" office:value="0" calcext:value-type="float">
            <text:p>0</text:p>
          </table:table-cell>
          <table:table-cell table:style-name="ce52" table:formula="of:=[.K146]" office:value-type="float" office:value="2050" calcext:value-type="float">
            <text:p>2050</text:p>
          </table:table-cell>
          <table:table-cell table:style-name="ce68" table:formula="of:=[.E161]" office:value-type="currency" office:currency="USD" office:value="2050" calcext:value-type="currency">
            <text:p>$2,050.00</text:p>
          </table:table-cell>
          <table:table-cell table:style-name="ce52"/>
          <table:table-cell table:style-name="ce68" table:formula="of:=[.F161]+[.G161]" office:value-type="currency" office:currency="USD" office:value="2050" calcext:value-type="currency">
            <text:p>$2,050.00</text:p>
          </table:table-cell>
          <table:table-cell table:number-columns-repeated="1016"/>
        </table:table-row>
        <table:table-row table:style-name="ro1">
          <table:table-cell/>
          <table:table-cell table:style-name="ce52" office:value-type="float" office:value="10" calcext:value-type="float">
            <text:p>10</text:p>
          </table:table-cell>
          <table:table-cell table:style-name="ce52" table:formula="of:=[.L147]" office:value-type="float" office:value="0" calcext:value-type="float">
            <text:p>0</text:p>
          </table:table-cell>
          <table:table-cell table:style-name="ce52" table:formula="of:=[.L149]" office:value-type="float" office:value="0" calcext:value-type="float">
            <text:p>0</text:p>
          </table:table-cell>
          <table:table-cell table:style-name="ce52" table:formula="of:=[.L146]" office:value-type="float" office:value="2050" calcext:value-type="float">
            <text:p>2050</text:p>
          </table:table-cell>
          <table:table-cell table:style-name="ce68" table:formula="of:=[.E162]" office:value-type="currency" office:currency="USD" office:value="2050" calcext:value-type="currency">
            <text:p>$2,050.00</text:p>
          </table:table-cell>
          <table:table-cell table:style-name="ce52"/>
          <table:table-cell table:style-name="ce68" table:formula="of:=[.F162]+[.G162]" office:value-type="currency" office:currency="USD" office:value="2050" calcext:value-type="currency">
            <text:p>$2,05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43" office:value-type="string" calcext:value-type="string">
            <text:p>Total</text:p>
          </table:table-cell>
          <table:table-cell table:style-name="ce145" table:formula="of:=SUM([.F153:.F162])" office:value-type="currency" office:currency="USD" office:value="12980" calcext:value-type="currency">
            <text:p>$12,980.00</text:p>
          </table:table-cell>
          <table:table-cell table:style-name="ce145" table:formula="of:=SUM([.G153:.G162])" office:value-type="currency" office:currency="USD" office:value="7500" calcext:value-type="currency">
            <text:p>$7,500.00</text:p>
          </table:table-cell>
          <table:table-cell table:style-name="ce145" table:formula="of:=SUM([.H153:.H162])" office:value-type="currency" office:currency="USD" office:value="20480" calcext:value-type="currency">
            <text:p>$20,480.00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26"/>
          <table:table-cell table:style-name="ce127" office:value-type="string" calcext:value-type="string">
            <text:p>Goma anideslizante</text:p>
          </table:table-cell>
          <table:table-cell table:style-name="ce133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style-name="ce126" table:number-columns-repeated="2"/>
          <table:table-cell table:number-columns-repeated="1010"/>
        </table:table-row>
        <table:table-row table:style-name="ro1">
          <table:table-cell/>
          <table:table-cell table:style-name="ce37" office:value-type="string" calcext:value-type="string">
            <text:p>ELEMEN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36" office:value-type="string" calcext:value-type="string">
            <text:p><text:span text:style-name="T6">Pedidos Planificados </text:span><text:span text:style-name="T7">Goma</text:span></text:p>
          </table:table-cell>
          <table:table-cell table:style-name="ce38" table:formula="of:=[$LXL.B47]" office:value-type="float" office:value="30" calcext:value-type="float">
            <text:p>30</text:p>
          </table:table-cell>
          <table:table-cell table:style-name="ce38" table:formula="of:=[$LXL.C47]" office:value-type="float" office:value="250" calcext:value-type="float">
            <text:p>250</text:p>
          </table:table-cell>
          <table:table-cell table:style-name="ce38" table:formula="of:=[$LXL.D47]" office:value-type="float" office:value="225" calcext:value-type="float">
            <text:p>225</text:p>
          </table:table-cell>
          <table:table-cell table:style-name="ce38" table:formula="of:=[$LXL.E47]" office:value-type="float" office:value="200" calcext:value-type="float">
            <text:p>200</text:p>
          </table:table-cell>
          <table:table-cell table:style-name="ce38" table:formula="of:=[$LXL.F47]" office:value-type="float" office:value="150" calcext:value-type="float">
            <text:p>150</text:p>
          </table:table-cell>
          <table:table-cell table:style-name="ce38" table:formula="of:=[$LXL.G47]" office:value-type="float" office:value="200" calcext:value-type="float">
            <text:p>200</text:p>
          </table:table-cell>
          <table:table-cell table:style-name="ce38" table:formula="of:=[$LXL.H47]" office:value-type="float" office:value="0" calcext:value-type="float">
            <text:p>0</text:p>
          </table:table-cell>
          <table:table-cell table:style-name="ce38" table:formula="of:=[$LXL.I47]" office:value-type="float" office:value="0" calcext:value-type="float">
            <text:p>0</text:p>
          </table:table-cell>
          <table:table-cell table:style-name="ce38" table:formula="of:=[$LXL.J47]" office:value-type="float" office:value="0" calcext:value-type="float">
            <text:p>0</text:p>
          </table:table-cell>
          <table:table-cell table:style-name="ce38" table:formula="of:=[$LXL.K47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>
            <text:p>Periodos</text:p>
          </table:table-cell>
          <table:table-cell table:style-name="ce52" office:value-type="string" calcext:value-type="string">
            <text:p>Pedidos Planificados</text:p>
          </table:table-cell>
          <table:table-cell table:style-name="ce52" office:value-type="string" calcext:value-type="string">
            <text:p>Costo de Mantenimiento</text:p>
          </table:table-cell>
          <table:table-cell table:style-name="ce52" office:value-type="string" calcext:value-type="string">
            <text:p>Costo de Emision</text:p>
          </table:table-cell>
          <table:table-cell table:style-name="ce52" office:value-type="string" calcext:value-type="string">
            <text:p>Costo Unitario Total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1" calcext:value-type="float">
            <text:p>1</text:p>
          </table:table-cell>
          <table:table-cell table:style-name="ce52" table:formula="of:=[.C169]" office:value-type="float" office:value="30" calcext:value-type="float">
            <text:p>30</text:p>
          </table:table-cell>
          <table:table-cell table:style-name="ce135" office:value-type="float" office:value="0" calcext:value-type="float">
            <text:p>0.00</text:p>
          </table:table-cell>
          <table:table-cell table:style-name="ce135" table:formula="of:=[$Datos.M15]/[.C173]" office:value-type="float" office:value="83.33333333" calcext:value-type="float">
            <text:p>83.33</text:p>
          </table:table-cell>
          <table:table-cell table:style-name="ce135" table:formula="of:=[.D173]+[.E173]" office:value-type="float" office:value="83.33333333" calcext:value-type="float">
            <text:p>83.33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1 - 2</text:p>
          </table:table-cell>
          <table:table-cell table:style-name="ce52" table:formula="of:=[.C169]+[.D169]" office:value-type="float" office:value="280" calcext:value-type="float">
            <text:p>280</text:p>
          </table:table-cell>
          <table:table-cell table:style-name="ce135" table:formula="of:=([.D169]*1)/[.C174]" office:value-type="float" office:value="0.8928571429" calcext:value-type="float">
            <text:p>0.89</text:p>
          </table:table-cell>
          <table:table-cell table:style-name="ce135" table:formula="of:=[$Datos.M15]/[.C174]" office:value-type="float" office:value="8.928571429" calcext:value-type="float">
            <text:p>8.93</text:p>
          </table:table-cell>
          <table:table-cell table:style-name="ce135" table:formula="of:=[.D174]+[.E174]" office:value-type="float" office:value="9.8214285719" calcext:value-type="float">
            <text:p>9.82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1 - 2 - 3</text:p>
          </table:table-cell>
          <table:table-cell table:style-name="ce52" table:formula="of:=[.C169]+[.D169]+[.E169]" office:value-type="float" office:value="505" calcext:value-type="float">
            <text:p>505</text:p>
          </table:table-cell>
          <table:table-cell table:style-name="ce135" table:formula="of:=([.D169]*1+[.E169]*2)/[.C175]" office:value-type="float" office:value="1.386138614" calcext:value-type="float">
            <text:p>1.39</text:p>
          </table:table-cell>
          <table:table-cell table:style-name="ce135" table:formula="of:=[$Datos.M15]/[.C175]" office:value-type="float" office:value="4.95049505" calcext:value-type="float">
            <text:p>4.95</text:p>
          </table:table-cell>
          <table:table-cell table:style-name="ce135" table:formula="of:=[.D175]+[.E175]" office:value-type="float" office:value="6.336633664" calcext:value-type="float">
            <text:p>6.34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1 - 2 - 3 - 4</text:p>
          </table:table-cell>
          <table:table-cell table:style-name="ce52" table:formula="of:=[.C169]+[.D169]+[.E169]+[.F169]" office:value-type="float" office:value="705" calcext:value-type="float">
            <text:p>705</text:p>
          </table:table-cell>
          <table:table-cell table:style-name="ce135" table:formula="of:=([.D169]*1+[.E169]*2+[.F169]*3)/[.C176]" office:value-type="float" office:value="1.843971631" calcext:value-type="float">
            <text:p>1.84</text:p>
          </table:table-cell>
          <table:table-cell table:style-name="ce135" table:formula="of:=[$Datos.M15]/[.C176]" office:value-type="float" office:value="3.546099291" calcext:value-type="float">
            <text:p>3.55</text:p>
          </table:table-cell>
          <table:table-cell table:style-name="ce135" table:formula="of:=[.D176]+[.E176]" office:value-type="float" office:value="5.390070922" calcext:value-type="float">
            <text:p>5.39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1 -2 - 3 - 4 - 5</text:p>
          </table:table-cell>
          <table:table-cell table:style-name="ce52" table:formula="of:=[.C169]+[.D169]+[.E169]+[.F169]+[.G169]" office:value-type="float" office:value="855" calcext:value-type="float">
            <text:p>855</text:p>
          </table:table-cell>
          <table:table-cell table:style-name="ce135" table:formula="of:=([.D169]*1+[.E169]*2+[.F169]*3+[.G169]*4)/[.C177]" office:value-type="float" office:value="2.222222222" calcext:value-type="float">
            <text:p>2.22</text:p>
          </table:table-cell>
          <table:table-cell table:style-name="ce135" table:formula="of:=[$Datos.M15]/[.C177]" office:value-type="float" office:value="2.923976608" calcext:value-type="float">
            <text:p>2.92</text:p>
          </table:table-cell>
          <table:table-cell table:style-name="ce135" table:formula="of:=[.D177]+[.E177]" office:value-type="float" office:value="5.14619883" calcext:value-type="float">
            <text:p>5.15</text:p>
          </table:table-cell>
          <table:table-cell table:number-columns-repeated="1018"/>
        </table:table-row>
        <table:table-row table:style-name="ro1">
          <table:table-cell/>
          <table:table-cell table:style-name="ce130" office:value-type="string" calcext:value-type="string">
            <text:p>1 - 2 - 3 - 4 - 5 - 6</text:p>
          </table:table-cell>
          <table:table-cell table:style-name="ce130" table:formula="of:=[.C169]+[.D169]+[.E169]+[.F169]+[.G169]+[.H169]" office:value-type="float" office:value="1055" calcext:value-type="float">
            <text:p>1055</text:p>
          </table:table-cell>
          <table:table-cell table:style-name="ce139" table:formula="of:=([.D169]*1+[.E169]*2+[.F169]*3+[.G169]*4+[.H169]*5)/[.C178]" office:value-type="float" office:value="2.748815166" calcext:value-type="float">
            <text:p>2.75</text:p>
          </table:table-cell>
          <table:table-cell table:style-name="ce139" table:formula="of:=[$Datos.M15]/[.C178]" office:value-type="float" office:value="2.369668246" calcext:value-type="float">
            <text:p>2.37</text:p>
          </table:table-cell>
          <table:table-cell table:style-name="ce139" table:formula="of:=[.D178]+[.E178]" office:value-type="float" office:value="5.118483412" calcext:value-type="float">
            <text:p>5.1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32"/>
          <table:table-cell table:style-name="ce89" office:value-type="string" calcext:value-type="string" table:number-columns-spanned="11" table:number-rows-spanned="1">
            <text:p>Periodo</text:p>
          </table:table-cell>
          <table:covered-table-cell table:number-columns-repeated="9" table:style-name="ce105"/>
          <table:covered-table-cell table:style-name="ce125"/>
          <table:table-cell table:number-columns-repeated="1011"/>
        </table:table-row>
        <table:table-row table:style-name="ro1">
          <table:table-cell/>
          <table:table-cell table:style-name="ce37" office:value-type="string" calcext:value-type="string">
            <text:p>Concepto</text:p>
          </table:table-cell>
          <table:table-cell table:style-name="ce38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/>
          <table:table-cell table:style-name="ce75" office:value-type="string" calcext:value-type="string">
            <text:p>Necesidades Brutas</text:p>
          </table:table-cell>
          <table:table-cell table:style-name="ce38"/>
          <table:table-cell table:style-name="ce52" table:formula="of:=[.C169]" office:value-type="float" office:value="30" calcext:value-type="float">
            <text:p>30</text:p>
          </table:table-cell>
          <table:table-cell table:style-name="ce52" table:formula="of:=[.D169]" office:value-type="float" office:value="250" calcext:value-type="float">
            <text:p>250</text:p>
          </table:table-cell>
          <table:table-cell table:style-name="ce52" table:formula="of:=[.E169]" office:value-type="float" office:value="225" calcext:value-type="float">
            <text:p>225</text:p>
          </table:table-cell>
          <table:table-cell table:style-name="ce52" table:formula="of:=[.F169]" office:value-type="float" office:value="200" calcext:value-type="float">
            <text:p>200</text:p>
          </table:table-cell>
          <table:table-cell table:style-name="ce52" table:formula="of:=[.G169]" office:value-type="float" office:value="150" calcext:value-type="float">
            <text:p>150</text:p>
          </table:table-cell>
          <table:table-cell table:style-name="ce52" table:formula="of:=[.H169]" office:value-type="float" office:value="200" calcext:value-type="float">
            <text:p>200</text:p>
          </table:table-cell>
          <table:table-cell table:style-name="ce52" table:formula="of:=[.I169]" office:value-type="float" office:value="0" calcext:value-type="float">
            <text:p>0</text:p>
          </table:table-cell>
          <table:table-cell table:style-name="ce52" table:formula="of:=[.J169]" office:value-type="float" office:value="0" calcext:value-type="float">
            <text:p>0</text:p>
          </table:table-cell>
          <table:table-cell table:style-name="ce52" table:formula="of:=[.K169]" office:value-type="float" office:value="0" calcext:value-type="float">
            <text:p>0</text:p>
          </table:table-cell>
          <table:table-cell table:style-name="ce52" table:formula="of:=[.L16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75" office:value-type="string" calcext:value-type="string">
            <text:p>Pedidos Pendientes</text:p>
          </table:table-cell>
          <table:table-cell table:style-name="ce38"/>
          <table:table-cell table:style-name="ce52" table:number-columns-repeated="10"/>
          <table:table-cell table:number-columns-repeated="1011"/>
        </table:table-row>
        <table:table-row table:style-name="ro1">
          <table:table-cell/>
          <table:table-cell table:style-name="ce75" office:value-type="string" calcext:value-type="string">
            <text:p>Disponibilidades</text:p>
          </table:table-cell>
          <table:table-cell table:style-name="ce38" table:formula="of:=[$Datos.L10]-[$Datos.K10]" office:value-type="float" office:value="10" calcext:value-type="float">
            <text:p>10</text:p>
          </table:table-cell>
          <table:table-cell table:style-name="ce52" table:formula="of:=[.D183]-([.C185]+[.D187]+[.D184])" office:value-type="float" office:value="20" calcext:value-type="float">
            <text:p>20</text:p>
          </table:table-cell>
          <table:table-cell table:style-name="ce52" table:formula="of:=[.E183]-([.D185]+[.E187]+[.E184])" office:value-type="float" office:value="230" calcext:value-type="float">
            <text:p>230</text:p>
          </table:table-cell>
          <table:table-cell table:style-name="ce52" table:formula="of:=[.E185]+[.F187]+[.F184]-[.F183]" office:value-type="float" office:value="5" calcext:value-type="float">
            <text:p>5</text:p>
          </table:table-cell>
          <table:table-cell table:style-name="ce52" table:formula="of:=[.G183]-([.F185]+[.G187]+[.G184])" office:value-type="float" office:value="195" calcext:value-type="float">
            <text:p>195</text:p>
          </table:table-cell>
          <table:table-cell table:style-name="ce52" table:formula="of:=[.G185]+[.H187]+[.H184]-[.H183]" office:value-type="float" office:value="45" calcext:value-type="float">
            <text:p>45</text:p>
          </table:table-cell>
          <table:table-cell table:style-name="ce52" table:formula="of:=[.H185]+[.I187]+[.I184]-[.I183]" office:value-type="float" office:value="900" calcext:value-type="float">
            <text:p>900</text:p>
          </table:table-cell>
          <table:table-cell table:style-name="ce52" table:formula="of:=[.I185]+[.J187]+[.J184]-[.J183]" office:value-type="float" office:value="900" calcext:value-type="float">
            <text:p>900</text:p>
          </table:table-cell>
          <table:table-cell table:style-name="ce52" table:formula="of:=[.J185]+[.K187]+[.K184]-[.K183]" office:value-type="float" office:value="900" calcext:value-type="float">
            <text:p>900</text:p>
          </table:table-cell>
          <table:table-cell table:style-name="ce52" table:formula="of:=[.K185]+[.L187]+[.L184]-[.L183]" office:value-type="float" office:value="900" calcext:value-type="float">
            <text:p>900</text:p>
          </table:table-cell>
          <table:table-cell table:style-name="ce52" table:formula="of:=[.L185]+[.M187]+[.M184]-[.M183]" office:value-type="float" office:value="900" calcext:value-type="float">
            <text:p>900</text:p>
          </table:table-cell>
          <table:table-cell table:number-columns-repeated="1011"/>
        </table:table-row>
        <table:table-row table:style-name="ro1">
          <table:table-cell/>
          <table:table-cell table:style-name="ce75" office:value-type="string" calcext:value-type="string">
            <text:p>Necesidades netas</text:p>
          </table:table-cell>
          <table:table-cell table:style-name="ce38"/>
          <table:table-cell table:style-name="ce52" table:number-columns-repeated="5"/>
          <table:table-cell table:style-name="ce52" table:formula="of:=[.I183]" office:value-type="float" office:value="200" calcext:value-type="float">
            <text:p>200</text:p>
          </table:table-cell>
          <table:table-cell table:style-name="ce52" table:number-columns-repeated="4"/>
          <table:table-cell table:number-columns-repeated="1011"/>
        </table:table-row>
        <table:table-row table:style-name="ro1">
          <table:table-cell/>
          <table:table-cell table:style-name="ce76" office:value-type="string" calcext:value-type="string">
            <text:p>Recepcion Pedidos</text:p>
          </table:table-cell>
          <table:table-cell table:style-name="ce38"/>
          <table:table-cell table:style-name="ce52" table:number-columns-repeated="5"/>
          <table:table-cell table:style-name="ce52" table:formula="of:=[.C178]" office:value-type="float" office:value="1055" calcext:value-type="float">
            <text:p>1055</text:p>
          </table:table-cell>
          <table:table-cell table:style-name="ce52" table:number-columns-repeated="4"/>
          <table:table-cell table:number-columns-repeated="1011"/>
        </table:table-row>
        <table:table-row table:style-name="ro1">
          <table:table-cell/>
          <table:table-cell table:style-name="ce36" office:value-type="string" calcext:value-type="string">
            <text:p>Pedidos Planificados</text:p>
          </table:table-cell>
          <table:table-cell table:style-name="ce38"/>
          <table:table-cell table:style-name="ce52" table:number-columns-repeated="4"/>
          <table:table-cell table:style-name="ce52" table:formula="of:=[.I187]" office:value-type="float" office:value="1055" calcext:value-type="float">
            <text:p>1055</text:p>
          </table:table-cell>
          <table:table-cell table:style-name="ce52" table:number-columns-repeated="5"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>
            <text:p>PERIODO</text:p>
          </table:table-cell>
          <table:table-cell table:style-name="ce52" office:value-type="string" calcext:value-type="string">
            <text:p>NEC. NETAS</text:p>
          </table:table-cell>
          <table:table-cell table:style-name="ce52" office:value-type="string" calcext:value-type="string">
            <text:p>PEDIDOS PLANIFICADOS</text:p>
          </table:table-cell>
          <table:table-cell table:style-name="ce52" office:value-type="string" calcext:value-type="string">
            <text:p>INVENTARIO FINAL (DISPON)</text:p>
          </table:table-cell>
          <table:table-cell table:style-name="ce52" office:value-type="string" calcext:value-type="string">
            <text:p>COSTO DE MTTO</text:p>
          </table:table-cell>
          <table:table-cell table:style-name="ce52" office:value-type="string" calcext:value-type="string">
            <text:p>COSTO DE EMISION</text:p>
          </table:table-cell>
          <table:table-cell table:style-name="ce52" office:value-type="string" calcext:value-type="string">
            <text:p>COSTO TOTAL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D182]" office:value-type="float" office:value="1" calcext:value-type="float">
            <text:p>1</text:p>
          </table:table-cell>
          <table:table-cell table:style-name="ce52" table:formula="of:=[.D186]" office:value-type="float" office:value="0" calcext:value-type="float">
            <text:p>0</text:p>
          </table:table-cell>
          <table:table-cell table:style-name="ce52" table:formula="of:=[.D188]" office:value-type="float" office:value="0" calcext:value-type="float">
            <text:p>0</text:p>
          </table:table-cell>
          <table:table-cell table:style-name="ce52" table:formula="of:=[.D185]" office:value-type="float" office:value="20" calcext:value-type="float">
            <text:p>20</text:p>
          </table:table-cell>
          <table:table-cell table:style-name="ce68" table:formula="of:=[.E192]" office:value-type="currency" office:currency="USD" office:value="20" calcext:value-type="currency">
            <text:p>$20.00</text:p>
          </table:table-cell>
          <table:table-cell table:style-name="ce52"/>
          <table:table-cell table:style-name="ce68" table:formula="of:=[.F192]+[.G192]" office:value-type="currency" office:currency="USD" office:value="20" calcext:value-type="currency">
            <text:p>$2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E182]" office:value-type="float" office:value="2" calcext:value-type="float">
            <text:p>2</text:p>
          </table:table-cell>
          <table:table-cell table:style-name="ce52" table:formula="of:=[.E186]" office:value-type="float" office:value="0" calcext:value-type="float">
            <text:p>0</text:p>
          </table:table-cell>
          <table:table-cell table:style-name="ce52" table:formula="of:=[.E188]" office:value-type="float" office:value="0" calcext:value-type="float">
            <text:p>0</text:p>
          </table:table-cell>
          <table:table-cell table:style-name="ce52" table:formula="of:=[.E185]" office:value-type="float" office:value="230" calcext:value-type="float">
            <text:p>230</text:p>
          </table:table-cell>
          <table:table-cell table:style-name="ce68" table:formula="of:=[.E193]" office:value-type="currency" office:currency="USD" office:value="230" calcext:value-type="currency">
            <text:p>$230.00</text:p>
          </table:table-cell>
          <table:table-cell table:style-name="ce52"/>
          <table:table-cell table:style-name="ce68" table:formula="of:=[.F193]+[.G193]" office:value-type="currency" office:currency="USD" office:value="230" calcext:value-type="currency">
            <text:p>$23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F182]" office:value-type="float" office:value="3" calcext:value-type="float">
            <text:p>3</text:p>
          </table:table-cell>
          <table:table-cell table:style-name="ce52" table:formula="of:=[.F186]" office:value-type="float" office:value="0" calcext:value-type="float">
            <text:p>0</text:p>
          </table:table-cell>
          <table:table-cell table:style-name="ce52" table:formula="of:=[.F188]" office:value-type="float" office:value="0" calcext:value-type="float">
            <text:p>0</text:p>
          </table:table-cell>
          <table:table-cell table:style-name="ce52" table:formula="of:=[.F185]" office:value-type="float" office:value="5" calcext:value-type="float">
            <text:p>5</text:p>
          </table:table-cell>
          <table:table-cell table:style-name="ce68" table:formula="of:=[.E194]" office:value-type="currency" office:currency="USD" office:value="5" calcext:value-type="currency">
            <text:p>$5.00</text:p>
          </table:table-cell>
          <table:table-cell table:style-name="ce52"/>
          <table:table-cell table:style-name="ce68" table:formula="of:=[.F194]+[.G194]" office:value-type="currency" office:currency="USD" office:value="5" calcext:value-type="currency">
            <text:p>$5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G182]" office:value-type="float" office:value="4" calcext:value-type="float">
            <text:p>4</text:p>
          </table:table-cell>
          <table:table-cell table:style-name="ce52" table:formula="of:=[.G186]" office:value-type="float" office:value="0" calcext:value-type="float">
            <text:p>0</text:p>
          </table:table-cell>
          <table:table-cell table:style-name="ce52" table:formula="of:=[.G188]" office:value-type="float" office:value="0" calcext:value-type="float">
            <text:p>0</text:p>
          </table:table-cell>
          <table:table-cell table:style-name="ce52" table:formula="of:=[.G185]" office:value-type="float" office:value="195" calcext:value-type="float">
            <text:p>195</text:p>
          </table:table-cell>
          <table:table-cell table:style-name="ce68" table:formula="of:=[.E195]" office:value-type="currency" office:currency="USD" office:value="195" calcext:value-type="currency">
            <text:p>$195.00</text:p>
          </table:table-cell>
          <table:table-cell table:style-name="ce52"/>
          <table:table-cell table:style-name="ce68" table:formula="of:=[.F195]+[.G195]" office:value-type="currency" office:currency="USD" office:value="195" calcext:value-type="currency">
            <text:p>$195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H182]" office:value-type="float" office:value="5" calcext:value-type="float">
            <text:p>5</text:p>
          </table:table-cell>
          <table:table-cell table:style-name="ce52" table:formula="of:=[.H186]" office:value-type="float" office:value="0" calcext:value-type="float">
            <text:p>0</text:p>
          </table:table-cell>
          <table:table-cell table:style-name="ce52" table:formula="of:=[.H188]" office:value-type="float" office:value="1055" calcext:value-type="float">
            <text:p>1055</text:p>
          </table:table-cell>
          <table:table-cell table:style-name="ce52" table:formula="of:=[.H185]" office:value-type="float" office:value="45" calcext:value-type="float">
            <text:p>45</text:p>
          </table:table-cell>
          <table:table-cell table:style-name="ce68" table:formula="of:=[.E196]" office:value-type="currency" office:currency="USD" office:value="45" calcext:value-type="currency">
            <text:p>$45.00</text:p>
          </table:table-cell>
          <table:table-cell table:style-name="ce122" table:formula="of:=[$Datos.M15]" office:value-type="currency" office:currency="USD" office:value="2500" calcext:value-type="currency">
            <text:p>$2,500.00 </text:p>
          </table:table-cell>
          <table:table-cell table:style-name="ce68" table:formula="of:=[.F196]+[.G196]" office:value-type="currency" office:currency="USD" office:value="2545" calcext:value-type="currency">
            <text:p>$2,545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I182]" office:value-type="float" office:value="6" calcext:value-type="float">
            <text:p>6</text:p>
          </table:table-cell>
          <table:table-cell table:style-name="ce52" table:formula="of:=[.I186]" office:value-type="float" office:value="200" calcext:value-type="float">
            <text:p>200</text:p>
          </table:table-cell>
          <table:table-cell table:style-name="ce52" table:formula="of:=[.I188]" office:value-type="float" office:value="0" calcext:value-type="float">
            <text:p>0</text:p>
          </table:table-cell>
          <table:table-cell table:style-name="ce52" table:formula="of:=[.I185]" office:value-type="float" office:value="900" calcext:value-type="float">
            <text:p>900</text:p>
          </table:table-cell>
          <table:table-cell table:style-name="ce68" table:formula="of:=[.E197]" office:value-type="currency" office:currency="USD" office:value="900" calcext:value-type="currency">
            <text:p>$900.00</text:p>
          </table:table-cell>
          <table:table-cell table:style-name="ce52"/>
          <table:table-cell table:style-name="ce68" table:formula="of:=[.F197]+[.G197]" office:value-type="currency" office:currency="USD" office:value="900" calcext:value-type="currency">
            <text:p>$90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J182]" office:value-type="float" office:value="7" calcext:value-type="float">
            <text:p>7</text:p>
          </table:table-cell>
          <table:table-cell table:style-name="ce52" table:formula="of:=[.J186]" office:value-type="float" office:value="0" calcext:value-type="float">
            <text:p>0</text:p>
          </table:table-cell>
          <table:table-cell table:style-name="ce52" table:formula="of:=[.J188]" office:value-type="float" office:value="0" calcext:value-type="float">
            <text:p>0</text:p>
          </table:table-cell>
          <table:table-cell table:style-name="ce52" table:formula="of:=[.J185]" office:value-type="float" office:value="900" calcext:value-type="float">
            <text:p>900</text:p>
          </table:table-cell>
          <table:table-cell table:style-name="ce68" table:formula="of:=[.E198]" office:value-type="currency" office:currency="USD" office:value="900" calcext:value-type="currency">
            <text:p>$900.00</text:p>
          </table:table-cell>
          <table:table-cell table:style-name="ce52"/>
          <table:table-cell table:style-name="ce68" table:formula="of:=[.F198]+[.G198]" office:value-type="currency" office:currency="USD" office:value="900" calcext:value-type="currency">
            <text:p>$90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K182]" office:value-type="float" office:value="8" calcext:value-type="float">
            <text:p>8</text:p>
          </table:table-cell>
          <table:table-cell table:style-name="ce52" table:formula="of:=[.K186]" office:value-type="float" office:value="0" calcext:value-type="float">
            <text:p>0</text:p>
          </table:table-cell>
          <table:table-cell table:style-name="ce52" table:formula="of:=[.K188]" office:value-type="float" office:value="0" calcext:value-type="float">
            <text:p>0</text:p>
          </table:table-cell>
          <table:table-cell table:style-name="ce52" table:formula="of:=[.K185]" office:value-type="float" office:value="900" calcext:value-type="float">
            <text:p>900</text:p>
          </table:table-cell>
          <table:table-cell table:style-name="ce68" table:formula="of:=[.E199]" office:value-type="currency" office:currency="USD" office:value="900" calcext:value-type="currency">
            <text:p>$900.00</text:p>
          </table:table-cell>
          <table:table-cell table:style-name="ce52"/>
          <table:table-cell table:style-name="ce68" table:formula="of:=[.F199]+[.G199]" office:value-type="currency" office:currency="USD" office:value="900" calcext:value-type="currency">
            <text:p>$90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L182]" office:value-type="float" office:value="9" calcext:value-type="float">
            <text:p>9</text:p>
          </table:table-cell>
          <table:table-cell table:style-name="ce52" table:formula="of:=[.L186]" office:value-type="float" office:value="0" calcext:value-type="float">
            <text:p>0</text:p>
          </table:table-cell>
          <table:table-cell table:style-name="ce52" table:formula="of:=[.L188]" office:value-type="float" office:value="0" calcext:value-type="float">
            <text:p>0</text:p>
          </table:table-cell>
          <table:table-cell table:style-name="ce52" table:formula="of:=[.L185]" office:value-type="float" office:value="900" calcext:value-type="float">
            <text:p>900</text:p>
          </table:table-cell>
          <table:table-cell table:style-name="ce68" table:formula="of:=[.E200]" office:value-type="currency" office:currency="USD" office:value="900" calcext:value-type="currency">
            <text:p>$900.00</text:p>
          </table:table-cell>
          <table:table-cell table:style-name="ce52"/>
          <table:table-cell table:style-name="ce68" table:formula="of:=[.F200]+[.G200]" office:value-type="currency" office:currency="USD" office:value="900" calcext:value-type="currency">
            <text:p>$90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M182]" office:value-type="float" office:value="10" calcext:value-type="float">
            <text:p>10</text:p>
          </table:table-cell>
          <table:table-cell table:style-name="ce52" table:formula="of:=[.M186]" office:value-type="float" office:value="0" calcext:value-type="float">
            <text:p>0</text:p>
          </table:table-cell>
          <table:table-cell table:style-name="ce52" table:formula="of:=[.M188]" office:value-type="float" office:value="0" calcext:value-type="float">
            <text:p>0</text:p>
          </table:table-cell>
          <table:table-cell table:style-name="ce52" table:formula="of:=[.M185]" office:value-type="float" office:value="900" calcext:value-type="float">
            <text:p>900</text:p>
          </table:table-cell>
          <table:table-cell table:style-name="ce68" table:formula="of:=[.E201]" office:value-type="currency" office:currency="USD" office:value="900" calcext:value-type="currency">
            <text:p>$900.00</text:p>
          </table:table-cell>
          <table:table-cell table:style-name="ce52"/>
          <table:table-cell table:style-name="ce68" table:formula="of:=[.F201]+[.G201]" office:value-type="currency" office:currency="USD" office:value="900" calcext:value-type="currency">
            <text:p>$90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43" office:value-type="string" calcext:value-type="string">
            <text:p>Total</text:p>
          </table:table-cell>
          <table:table-cell table:style-name="ce145" table:formula="of:=SUM([.F192:.F201])" office:value-type="currency" office:currency="USD" office:value="4995" calcext:value-type="currency">
            <text:p>$4,995.00</text:p>
          </table:table-cell>
          <table:table-cell table:style-name="ce145" table:formula="of:=SUM([.G192:.G201])" office:value-type="currency" office:currency="USD" office:value="2500" calcext:value-type="currency">
            <text:p>$2,500.00</text:p>
          </table:table-cell>
          <table:table-cell table:style-name="ce145" table:formula="of:=SUM([.H192:.H201])" office:value-type="currency" office:currency="USD" office:value="7495" calcext:value-type="currency">
            <text:p>$7,495.00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26"/>
          <table:table-cell table:style-name="ce127" office:value-type="string" calcext:value-type="string">
            <text:p>Pie</text:p>
          </table:table-cell>
          <table:table-cell table:style-name="ce133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style-name="ce126" table:number-columns-repeated="2"/>
          <table:table-cell table:number-columns-repeated="1010"/>
        </table:table-row>
        <table:table-row table:style-name="ro1">
          <table:table-cell/>
          <table:table-cell table:style-name="ce37" office:value-type="string" calcext:value-type="string">
            <text:p>ELEMEN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36" office:value-type="string" calcext:value-type="string">
            <text:p><text:span text:style-name="T6">Pedidos Planificados </text:span><text:span text:style-name="T7">Pie</text:span></text:p>
          </table:table-cell>
          <table:table-cell table:style-name="ce52" table:formula="of:=[$LXL.B57]" office:value-type="float" office:value="30" calcext:value-type="float">
            <text:p>30</text:p>
          </table:table-cell>
          <table:table-cell table:style-name="ce52" table:formula="of:=[$LXL.C57]" office:value-type="float" office:value="250" calcext:value-type="float">
            <text:p>250</text:p>
          </table:table-cell>
          <table:table-cell table:style-name="ce52" table:formula="of:=[$LXL.D57]" office:value-type="float" office:value="225" calcext:value-type="float">
            <text:p>225</text:p>
          </table:table-cell>
          <table:table-cell table:style-name="ce52" table:formula="of:=[$LXL.E57]" office:value-type="float" office:value="200" calcext:value-type="float">
            <text:p>200</text:p>
          </table:table-cell>
          <table:table-cell table:style-name="ce52" table:formula="of:=[$LXL.F57]" office:value-type="float" office:value="150" calcext:value-type="float">
            <text:p>150</text:p>
          </table:table-cell>
          <table:table-cell table:style-name="ce52" table:formula="of:=[$LXL.G57]" office:value-type="float" office:value="200" calcext:value-type="float">
            <text:p>200</text:p>
          </table:table-cell>
          <table:table-cell table:style-name="ce52" table:formula="of:=[$LXL.H57]" office:value-type="float" office:value="0" calcext:value-type="float">
            <text:p>0</text:p>
          </table:table-cell>
          <table:table-cell table:style-name="ce52" table:formula="of:=[$LXL.I57]" office:value-type="float" office:value="0" calcext:value-type="float">
            <text:p>0</text:p>
          </table:table-cell>
          <table:table-cell table:style-name="ce52" table:formula="of:=[$LXL.J57]" office:value-type="float" office:value="0" calcext:value-type="float">
            <text:p>0</text:p>
          </table:table-cell>
          <table:table-cell table:style-name="ce52" table:formula="of:=[$LXL.K57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>
            <text:p>Periodos</text:p>
          </table:table-cell>
          <table:table-cell table:style-name="ce52" office:value-type="string" calcext:value-type="string">
            <text:p>Pedidos Planificados</text:p>
          </table:table-cell>
          <table:table-cell table:style-name="ce52" office:value-type="string" calcext:value-type="string">
            <text:p>Costo de Mantenimiento</text:p>
          </table:table-cell>
          <table:table-cell table:style-name="ce52" office:value-type="string" calcext:value-type="string">
            <text:p>Costo de Emision</text:p>
          </table:table-cell>
          <table:table-cell table:style-name="ce52" office:value-type="string" calcext:value-type="string">
            <text:p>Costo Unitario Total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1" calcext:value-type="float">
            <text:p>1</text:p>
          </table:table-cell>
          <table:table-cell table:style-name="ce52" table:formula="of:=[.C208]" office:value-type="float" office:value="30" calcext:value-type="float">
            <text:p>30</text:p>
          </table:table-cell>
          <table:table-cell table:style-name="ce52" office:value-type="float" office:value="0" calcext:value-type="float">
            <text:p>0</text:p>
          </table:table-cell>
          <table:table-cell table:style-name="ce135" table:formula="of:=[$Datos.M15]/[.C212]" office:value-type="float" office:value="83.33333333" calcext:value-type="float">
            <text:p>83.33</text:p>
          </table:table-cell>
          <table:table-cell table:style-name="ce135" table:formula="of:=[.D212]+[.E212]" office:value-type="float" office:value="83.33333333" calcext:value-type="float">
            <text:p>83.33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°1 - 2</text:p>
          </table:table-cell>
          <table:table-cell table:style-name="ce52" table:formula="of:=[.C208]+[.D208]" office:value-type="float" office:value="280" calcext:value-type="float">
            <text:p>280</text:p>
          </table:table-cell>
          <table:table-cell table:style-name="ce135" table:formula="of:=([.D208]*1)/[.C213]" office:value-type="float" office:value="0.8928571429" calcext:value-type="float">
            <text:p>0.89</text:p>
          </table:table-cell>
          <table:table-cell table:style-name="ce135" table:formula="of:=[$Datos.M15]/[.C213]" office:value-type="float" office:value="8.928571429" calcext:value-type="float">
            <text:p>8.93</text:p>
          </table:table-cell>
          <table:table-cell table:style-name="ce135" table:formula="of:=[.D213]+[.E213]" office:value-type="float" office:value="9.8214285719" calcext:value-type="float">
            <text:p>9.82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°1 - 2 - 3</text:p>
          </table:table-cell>
          <table:table-cell table:style-name="ce52" table:formula="of:=[.C208]+[.D208]+[.E208]" office:value-type="float" office:value="505" calcext:value-type="float">
            <text:p>505</text:p>
          </table:table-cell>
          <table:table-cell table:style-name="ce135" table:formula="of:=([.D208]*1+[.E208]*2)/[.C214]" office:value-type="float" office:value="1.386138614" calcext:value-type="float">
            <text:p>1.39</text:p>
          </table:table-cell>
          <table:table-cell table:style-name="ce135" table:formula="of:=[$Datos.M15]/[.C214]" office:value-type="float" office:value="4.95049505" calcext:value-type="float">
            <text:p>4.95</text:p>
          </table:table-cell>
          <table:table-cell table:style-name="ce135" table:formula="of:=[.D214]+[.E214]" office:value-type="float" office:value="6.336633664" calcext:value-type="float">
            <text:p>6.34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°1 - 2 - 3 - 4</text:p>
          </table:table-cell>
          <table:table-cell table:style-name="ce52" table:formula="of:=[.C208]+[.D208]+[.E208]+[.F208]" office:value-type="float" office:value="705" calcext:value-type="float">
            <text:p>705</text:p>
          </table:table-cell>
          <table:table-cell table:style-name="ce135" table:formula="of:=([.D208]*1+[.E208]*2+[.F208]*3)/[.C215]" office:value-type="float" office:value="1.843971631" calcext:value-type="float">
            <text:p>1.84</text:p>
          </table:table-cell>
          <table:table-cell table:style-name="ce135" table:formula="of:=[$Datos.M15]/[.C215]" office:value-type="float" office:value="3.546099291" calcext:value-type="float">
            <text:p>3.55</text:p>
          </table:table-cell>
          <table:table-cell table:style-name="ce135" table:formula="of:=[.D215]+[.E215]" office:value-type="float" office:value="5.390070922" calcext:value-type="float">
            <text:p>5.39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°1 - 2 - 3 - 4 - 5</text:p>
          </table:table-cell>
          <table:table-cell table:style-name="ce52" table:formula="of:=[.C208]+[.D208]+[.E208]+[.F208]+[.G208]" office:value-type="float" office:value="855" calcext:value-type="float">
            <text:p>855</text:p>
          </table:table-cell>
          <table:table-cell table:style-name="ce135" table:formula="of:=([.D208]*1+[.E208]*2+[.F208]*3+[.G208]*4)/[.C216]" office:value-type="float" office:value="2.222222222" calcext:value-type="float">
            <text:p>2.22</text:p>
          </table:table-cell>
          <table:table-cell table:style-name="ce135" table:formula="of:=[$Datos.M15]/[.C216]" office:value-type="float" office:value="2.923976608" calcext:value-type="float">
            <text:p>2.92</text:p>
          </table:table-cell>
          <table:table-cell table:style-name="ce135" table:formula="of:=[.D216]+[.E216]" office:value-type="float" office:value="5.14619883" calcext:value-type="float">
            <text:p>5.15</text:p>
          </table:table-cell>
          <table:table-cell table:number-columns-repeated="1018"/>
        </table:table-row>
        <table:table-row table:style-name="ro1">
          <table:table-cell/>
          <table:table-cell table:style-name="ce130" office:value-type="string" calcext:value-type="string">
            <text:p>°1 - 2 - 3 - 4 - 5 - 6</text:p>
          </table:table-cell>
          <table:table-cell table:style-name="ce130" table:formula="of:=[.C208]+[.D208]+[.E208]+[.F208]+[.G208]+[.H208]" office:value-type="float" office:value="1055" calcext:value-type="float">
            <text:p>1055</text:p>
          </table:table-cell>
          <table:table-cell table:style-name="ce139" table:formula="of:=([.D208]*1+[.E208]*2+[.F208]*3+[.G208]*4+[.H208]*5)/[.C217]" office:value-type="float" office:value="2.748815166" calcext:value-type="float">
            <text:p>2.75</text:p>
          </table:table-cell>
          <table:table-cell table:style-name="ce139" table:formula="of:=[$Datos.M15]/[.C217]" office:value-type="float" office:value="2.369668246" calcext:value-type="float">
            <text:p>2.37</text:p>
          </table:table-cell>
          <table:table-cell table:style-name="ce139" table:formula="of:=[.D217]+[.E217]" office:value-type="float" office:value="5.118483412" calcext:value-type="float">
            <text:p>5.1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32"/>
          <table:table-cell table:style-name="ce89" office:value-type="string" calcext:value-type="string" table:number-columns-spanned="11" table:number-rows-spanned="1">
            <text:p>Periodo</text:p>
          </table:table-cell>
          <table:covered-table-cell table:number-columns-repeated="9" table:style-name="ce105"/>
          <table:covered-table-cell table:style-name="ce125"/>
          <table:table-cell table:number-columns-repeated="1011"/>
        </table:table-row>
        <table:table-row table:style-name="ro1">
          <table:table-cell/>
          <table:table-cell table:style-name="ce37" office:value-type="string" calcext:value-type="string">
            <text:p>Concepto</text:p>
          </table:table-cell>
          <table:table-cell table:style-name="ce38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/>
          <table:table-cell table:style-name="ce75" office:value-type="string" calcext:value-type="string">
            <text:p>Necesidades Brutas</text:p>
          </table:table-cell>
          <table:table-cell table:style-name="ce52"/>
          <table:table-cell table:style-name="ce52" table:formula="of:=[.C208]" office:value-type="float" office:value="30" calcext:value-type="float">
            <text:p>30</text:p>
          </table:table-cell>
          <table:table-cell table:style-name="ce52" table:formula="of:=[.D208]" office:value-type="float" office:value="250" calcext:value-type="float">
            <text:p>250</text:p>
          </table:table-cell>
          <table:table-cell table:style-name="ce52" table:formula="of:=[.E208]" office:value-type="float" office:value="225" calcext:value-type="float">
            <text:p>225</text:p>
          </table:table-cell>
          <table:table-cell table:style-name="ce52" table:formula="of:=[.F208]" office:value-type="float" office:value="200" calcext:value-type="float">
            <text:p>200</text:p>
          </table:table-cell>
          <table:table-cell table:style-name="ce52" table:formula="of:=[.G208]" office:value-type="float" office:value="150" calcext:value-type="float">
            <text:p>150</text:p>
          </table:table-cell>
          <table:table-cell table:style-name="ce52" table:formula="of:=[.H208]" office:value-type="float" office:value="200" calcext:value-type="float">
            <text:p>200</text:p>
          </table:table-cell>
          <table:table-cell table:style-name="ce52" table:formula="of:=[.I208]" office:value-type="float" office:value="0" calcext:value-type="float">
            <text:p>0</text:p>
          </table:table-cell>
          <table:table-cell table:style-name="ce52" table:formula="of:=[.J208]" office:value-type="float" office:value="0" calcext:value-type="float">
            <text:p>0</text:p>
          </table:table-cell>
          <table:table-cell table:style-name="ce52" table:formula="of:=[.K208]" office:value-type="float" office:value="0" calcext:value-type="float">
            <text:p>0</text:p>
          </table:table-cell>
          <table:table-cell table:style-name="ce52" table:formula="of:=[.L20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75" office:value-type="string" calcext:value-type="string">
            <text:p>Pedidos Pendientes</text:p>
          </table:table-cell>
          <table:table-cell table:style-name="ce52" table:number-columns-repeated="11"/>
          <table:table-cell table:number-columns-repeated="1011"/>
        </table:table-row>
        <table:table-row table:style-name="ro1">
          <table:table-cell/>
          <table:table-cell table:style-name="ce75" office:value-type="string" calcext:value-type="string">
            <text:p>Disponibilidades</text:p>
          </table:table-cell>
          <table:table-cell table:style-name="ce52" table:formula="of:=[$Datos.L11]-[$Datos.K11]" office:value-type="float" office:value="10" calcext:value-type="float">
            <text:p>10</text:p>
          </table:table-cell>
          <table:table-cell table:style-name="ce52" table:formula="of:=[.D222]-([.C224]+[.D226]+[.D223])" office:value-type="float" office:value="20" calcext:value-type="float">
            <text:p>20</text:p>
          </table:table-cell>
          <table:table-cell table:style-name="ce52" table:formula="of:=[.E222]-([.D224]+[.E226]+[.E223])" office:value-type="float" office:value="230" calcext:value-type="float">
            <text:p>230</text:p>
          </table:table-cell>
          <table:table-cell table:style-name="ce52" table:formula="of:=[.E224]+[.F226]+[.F223]-[.F222]" office:value-type="float" office:value="5" calcext:value-type="float">
            <text:p>5</text:p>
          </table:table-cell>
          <table:table-cell table:style-name="ce52" table:formula="of:=[.G222]-([.F224]+[.G226]+[.G223])" office:value-type="float" office:value="195" calcext:value-type="float">
            <text:p>195</text:p>
          </table:table-cell>
          <table:table-cell table:style-name="ce52" table:formula="of:=[.G224]+[.H226]+[.H223]-[.H222]" office:value-type="float" office:value="45" calcext:value-type="float">
            <text:p>45</text:p>
          </table:table-cell>
          <table:table-cell table:style-name="ce52" table:formula="of:=[.H224]+[.I226]+[.I223]-[.I222]" office:value-type="float" office:value="900" calcext:value-type="float">
            <text:p>900</text:p>
          </table:table-cell>
          <table:table-cell table:style-name="ce52" table:formula="of:=[.I224]+[.J226]+[.J223]-[.J222]" office:value-type="float" office:value="900" calcext:value-type="float">
            <text:p>900</text:p>
          </table:table-cell>
          <table:table-cell table:style-name="ce52" table:formula="of:=[.J224]+[.K226]+[.K223]-[.K222]" office:value-type="float" office:value="900" calcext:value-type="float">
            <text:p>900</text:p>
          </table:table-cell>
          <table:table-cell table:style-name="ce52" table:formula="of:=[.K224]+[.L226]+[.L223]-[.L222]" office:value-type="float" office:value="900" calcext:value-type="float">
            <text:p>900</text:p>
          </table:table-cell>
          <table:table-cell table:style-name="ce52" table:formula="of:=[.L224]+[.M226]+[.M223]-[.M222]" office:value-type="float" office:value="900" calcext:value-type="float">
            <text:p>900</text:p>
          </table:table-cell>
          <table:table-cell table:number-columns-repeated="1011"/>
        </table:table-row>
        <table:table-row table:style-name="ro1">
          <table:table-cell/>
          <table:table-cell table:style-name="ce75" office:value-type="string" calcext:value-type="string">
            <text:p>Necesidades netas</text:p>
          </table:table-cell>
          <table:table-cell table:style-name="ce52" table:number-columns-repeated="6"/>
          <table:table-cell table:style-name="ce52" table:formula="of:=[.I222]" office:value-type="float" office:value="200" calcext:value-type="float">
            <text:p>200</text:p>
          </table:table-cell>
          <table:table-cell table:style-name="ce52" table:number-columns-repeated="4"/>
          <table:table-cell table:number-columns-repeated="1011"/>
        </table:table-row>
        <table:table-row table:style-name="ro1">
          <table:table-cell/>
          <table:table-cell table:style-name="ce76" office:value-type="string" calcext:value-type="string">
            <text:p>Recepcion Pedidos</text:p>
          </table:table-cell>
          <table:table-cell table:style-name="ce52" table:number-columns-repeated="6"/>
          <table:table-cell table:style-name="ce52" table:formula="of:=[.C217]" office:value-type="float" office:value="1055" calcext:value-type="float">
            <text:p>1055</text:p>
          </table:table-cell>
          <table:table-cell table:style-name="ce52" table:number-columns-repeated="4"/>
          <table:table-cell table:number-columns-repeated="1011"/>
        </table:table-row>
        <table:table-row table:style-name="ro1">
          <table:table-cell/>
          <table:table-cell table:style-name="ce36" office:value-type="string" calcext:value-type="string">
            <text:p>Pedidos Planificados</text:p>
          </table:table-cell>
          <table:table-cell table:style-name="ce52" table:number-columns-repeated="5"/>
          <table:table-cell table:style-name="ce52" table:formula="of:=[.I226]" office:value-type="float" office:value="1055" calcext:value-type="float">
            <text:p>1055</text:p>
          </table:table-cell>
          <table:table-cell table:style-name="ce52" table:number-columns-repeated="5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>
            <text:p>PERIODO</text:p>
          </table:table-cell>
          <table:table-cell table:style-name="ce52" office:value-type="string" calcext:value-type="string">
            <text:p>NEC. NETAS</text:p>
          </table:table-cell>
          <table:table-cell table:style-name="ce52" office:value-type="string" calcext:value-type="string">
            <text:p>PEDIDOS PLANIFICADOS</text:p>
          </table:table-cell>
          <table:table-cell table:style-name="ce52" office:value-type="string" calcext:value-type="string">
            <text:p>INVENTARIO FINAL (DISPON)</text:p>
          </table:table-cell>
          <table:table-cell table:style-name="ce52" office:value-type="string" calcext:value-type="string">
            <text:p>COSTO DE MTTO</text:p>
          </table:table-cell>
          <table:table-cell table:style-name="ce52" office:value-type="string" calcext:value-type="string">
            <text:p>COSTO DE EMISION</text:p>
          </table:table-cell>
          <table:table-cell table:style-name="ce52" office:value-type="string" calcext:value-type="string">
            <text:p>COSTO TOTAL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D221]" office:value-type="float" office:value="1" calcext:value-type="float">
            <text:p>1</text:p>
          </table:table-cell>
          <table:table-cell table:style-name="ce52" table:formula="of:=[.D225]" office:value-type="float" office:value="0" calcext:value-type="float">
            <text:p>0</text:p>
          </table:table-cell>
          <table:table-cell table:style-name="ce52" table:formula="of:=[.D227]" office:value-type="float" office:value="0" calcext:value-type="float">
            <text:p>0</text:p>
          </table:table-cell>
          <table:table-cell table:style-name="ce52" table:formula="of:=[.D224]" office:value-type="float" office:value="20" calcext:value-type="float">
            <text:p>20</text:p>
          </table:table-cell>
          <table:table-cell table:style-name="ce68" table:formula="of:=[.E230]" office:value-type="currency" office:currency="USD" office:value="20" calcext:value-type="currency">
            <text:p>$20.00</text:p>
          </table:table-cell>
          <table:table-cell table:style-name="ce52"/>
          <table:table-cell table:style-name="ce68" table:formula="of:=[.F230]+[.G230]" office:value-type="currency" office:currency="USD" office:value="20" calcext:value-type="currency">
            <text:p>$2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E221]" office:value-type="float" office:value="2" calcext:value-type="float">
            <text:p>2</text:p>
          </table:table-cell>
          <table:table-cell table:style-name="ce52" table:formula="of:=[.E225]" office:value-type="float" office:value="0" calcext:value-type="float">
            <text:p>0</text:p>
          </table:table-cell>
          <table:table-cell table:style-name="ce52" table:formula="of:=[.E227]" office:value-type="float" office:value="0" calcext:value-type="float">
            <text:p>0</text:p>
          </table:table-cell>
          <table:table-cell table:style-name="ce52" table:formula="of:=[.E224]" office:value-type="float" office:value="230" calcext:value-type="float">
            <text:p>230</text:p>
          </table:table-cell>
          <table:table-cell table:style-name="ce68" table:formula="of:=[.E231]" office:value-type="currency" office:currency="USD" office:value="230" calcext:value-type="currency">
            <text:p>$230.00</text:p>
          </table:table-cell>
          <table:table-cell table:style-name="ce52"/>
          <table:table-cell table:style-name="ce68" table:formula="of:=[.F231]+[.G231]" office:value-type="currency" office:currency="USD" office:value="230" calcext:value-type="currency">
            <text:p>$23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F221]" office:value-type="float" office:value="3" calcext:value-type="float">
            <text:p>3</text:p>
          </table:table-cell>
          <table:table-cell table:style-name="ce52" table:formula="of:=[.F225]" office:value-type="float" office:value="0" calcext:value-type="float">
            <text:p>0</text:p>
          </table:table-cell>
          <table:table-cell table:style-name="ce52" table:formula="of:=[.F227]" office:value-type="float" office:value="0" calcext:value-type="float">
            <text:p>0</text:p>
          </table:table-cell>
          <table:table-cell table:style-name="ce52" table:formula="of:=[.F224]" office:value-type="float" office:value="5" calcext:value-type="float">
            <text:p>5</text:p>
          </table:table-cell>
          <table:table-cell table:style-name="ce68" table:formula="of:=[.E232]" office:value-type="currency" office:currency="USD" office:value="5" calcext:value-type="currency">
            <text:p>$5.00</text:p>
          </table:table-cell>
          <table:table-cell table:style-name="ce52"/>
          <table:table-cell table:style-name="ce68" table:formula="of:=[.F232]+[.G232]" office:value-type="currency" office:currency="USD" office:value="5" calcext:value-type="currency">
            <text:p>$5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G221]" office:value-type="float" office:value="4" calcext:value-type="float">
            <text:p>4</text:p>
          </table:table-cell>
          <table:table-cell table:style-name="ce52" table:formula="of:=[.G225]" office:value-type="float" office:value="0" calcext:value-type="float">
            <text:p>0</text:p>
          </table:table-cell>
          <table:table-cell table:style-name="ce52" table:formula="of:=[.G227]" office:value-type="float" office:value="0" calcext:value-type="float">
            <text:p>0</text:p>
          </table:table-cell>
          <table:table-cell table:style-name="ce52" table:formula="of:=[.G224]" office:value-type="float" office:value="195" calcext:value-type="float">
            <text:p>195</text:p>
          </table:table-cell>
          <table:table-cell table:style-name="ce68" table:formula="of:=[.E233]" office:value-type="currency" office:currency="USD" office:value="195" calcext:value-type="currency">
            <text:p>$195.00</text:p>
          </table:table-cell>
          <table:table-cell table:style-name="ce52"/>
          <table:table-cell table:style-name="ce68" table:formula="of:=[.F233]+[.G233]" office:value-type="currency" office:currency="USD" office:value="195" calcext:value-type="currency">
            <text:p>$195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H221]" office:value-type="float" office:value="5" calcext:value-type="float">
            <text:p>5</text:p>
          </table:table-cell>
          <table:table-cell table:style-name="ce52" table:formula="of:=[.H225]" office:value-type="float" office:value="0" calcext:value-type="float">
            <text:p>0</text:p>
          </table:table-cell>
          <table:table-cell table:style-name="ce52" table:formula="of:=[.H227]" office:value-type="float" office:value="1055" calcext:value-type="float">
            <text:p>1055</text:p>
          </table:table-cell>
          <table:table-cell table:style-name="ce52" table:formula="of:=[.H224]" office:value-type="float" office:value="45" calcext:value-type="float">
            <text:p>45</text:p>
          </table:table-cell>
          <table:table-cell table:style-name="ce68" table:formula="of:=[.E234]" office:value-type="currency" office:currency="USD" office:value="45" calcext:value-type="currency">
            <text:p>$45.00</text:p>
          </table:table-cell>
          <table:table-cell table:style-name="ce122" table:formula="of:=[$Datos.M15]" office:value-type="currency" office:currency="USD" office:value="2500" calcext:value-type="currency">
            <text:p>$2,500.00 </text:p>
          </table:table-cell>
          <table:table-cell table:style-name="ce68" table:formula="of:=[.F234]+[.G234]" office:value-type="currency" office:currency="USD" office:value="2545" calcext:value-type="currency">
            <text:p>$2,545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I221]" office:value-type="float" office:value="6" calcext:value-type="float">
            <text:p>6</text:p>
          </table:table-cell>
          <table:table-cell table:style-name="ce52" table:formula="of:=[.I225]" office:value-type="float" office:value="200" calcext:value-type="float">
            <text:p>200</text:p>
          </table:table-cell>
          <table:table-cell table:style-name="ce52" table:formula="of:=[.I227]" office:value-type="float" office:value="0" calcext:value-type="float">
            <text:p>0</text:p>
          </table:table-cell>
          <table:table-cell table:style-name="ce52" table:formula="of:=[.I224]" office:value-type="float" office:value="900" calcext:value-type="float">
            <text:p>900</text:p>
          </table:table-cell>
          <table:table-cell table:style-name="ce68" table:formula="of:=[.E235]" office:value-type="currency" office:currency="USD" office:value="900" calcext:value-type="currency">
            <text:p>$900.00</text:p>
          </table:table-cell>
          <table:table-cell table:style-name="ce52"/>
          <table:table-cell table:style-name="ce68" table:formula="of:=[.F235]+[.G235]" office:value-type="currency" office:currency="USD" office:value="900" calcext:value-type="currency">
            <text:p>$90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J221]" office:value-type="float" office:value="7" calcext:value-type="float">
            <text:p>7</text:p>
          </table:table-cell>
          <table:table-cell table:style-name="ce52" table:formula="of:=[.J225]" office:value-type="float" office:value="0" calcext:value-type="float">
            <text:p>0</text:p>
          </table:table-cell>
          <table:table-cell table:style-name="ce52" table:formula="of:=[.J227]" office:value-type="float" office:value="0" calcext:value-type="float">
            <text:p>0</text:p>
          </table:table-cell>
          <table:table-cell table:style-name="ce52" table:formula="of:=[.J224]" office:value-type="float" office:value="900" calcext:value-type="float">
            <text:p>900</text:p>
          </table:table-cell>
          <table:table-cell table:style-name="ce68" table:formula="of:=[.E236]" office:value-type="currency" office:currency="USD" office:value="900" calcext:value-type="currency">
            <text:p>$900.00</text:p>
          </table:table-cell>
          <table:table-cell table:style-name="ce52"/>
          <table:table-cell table:style-name="ce68" table:formula="of:=[.F236]+[.G236]" office:value-type="currency" office:currency="USD" office:value="900" calcext:value-type="currency">
            <text:p>$90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K221]" office:value-type="float" office:value="8" calcext:value-type="float">
            <text:p>8</text:p>
          </table:table-cell>
          <table:table-cell table:style-name="ce52" table:formula="of:=[.K225]" office:value-type="float" office:value="0" calcext:value-type="float">
            <text:p>0</text:p>
          </table:table-cell>
          <table:table-cell table:style-name="ce52" table:formula="of:=[.K227]" office:value-type="float" office:value="0" calcext:value-type="float">
            <text:p>0</text:p>
          </table:table-cell>
          <table:table-cell table:style-name="ce52" table:formula="of:=[.K224]" office:value-type="float" office:value="900" calcext:value-type="float">
            <text:p>900</text:p>
          </table:table-cell>
          <table:table-cell table:style-name="ce68" table:formula="of:=[.E237]" office:value-type="currency" office:currency="USD" office:value="900" calcext:value-type="currency">
            <text:p>$900.00</text:p>
          </table:table-cell>
          <table:table-cell table:style-name="ce52"/>
          <table:table-cell table:style-name="ce68" table:formula="of:=[.F237]+[.G237]" office:value-type="currency" office:currency="USD" office:value="900" calcext:value-type="currency">
            <text:p>$90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L221]" office:value-type="float" office:value="9" calcext:value-type="float">
            <text:p>9</text:p>
          </table:table-cell>
          <table:table-cell table:style-name="ce52" table:formula="of:=[.L225]" office:value-type="float" office:value="0" calcext:value-type="float">
            <text:p>0</text:p>
          </table:table-cell>
          <table:table-cell table:style-name="ce52" table:formula="of:=[.L227]" office:value-type="float" office:value="0" calcext:value-type="float">
            <text:p>0</text:p>
          </table:table-cell>
          <table:table-cell table:style-name="ce52" table:formula="of:=[.L224]" office:value-type="float" office:value="900" calcext:value-type="float">
            <text:p>900</text:p>
          </table:table-cell>
          <table:table-cell table:style-name="ce68" table:formula="of:=[.E238]" office:value-type="currency" office:currency="USD" office:value="900" calcext:value-type="currency">
            <text:p>$900.00</text:p>
          </table:table-cell>
          <table:table-cell table:style-name="ce52"/>
          <table:table-cell table:style-name="ce68" table:formula="of:=[.F238]+[.G238]" office:value-type="currency" office:currency="USD" office:value="900" calcext:value-type="currency">
            <text:p>$90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M221]" office:value-type="float" office:value="10" calcext:value-type="float">
            <text:p>10</text:p>
          </table:table-cell>
          <table:table-cell table:style-name="ce52" table:formula="of:=[.M225]" office:value-type="float" office:value="0" calcext:value-type="float">
            <text:p>0</text:p>
          </table:table-cell>
          <table:table-cell table:style-name="ce52" table:formula="of:=[.M227]" office:value-type="float" office:value="0" calcext:value-type="float">
            <text:p>0</text:p>
          </table:table-cell>
          <table:table-cell table:style-name="ce52" table:formula="of:=[.M224]" office:value-type="float" office:value="900" calcext:value-type="float">
            <text:p>900</text:p>
          </table:table-cell>
          <table:table-cell table:style-name="ce68" table:formula="of:=[.E239]" office:value-type="currency" office:currency="USD" office:value="900" calcext:value-type="currency">
            <text:p>$900.00</text:p>
          </table:table-cell>
          <table:table-cell table:style-name="ce52"/>
          <table:table-cell table:style-name="ce68" table:formula="of:=[.F239]+[.G239]" office:value-type="currency" office:currency="USD" office:value="900" calcext:value-type="currency">
            <text:p>$900.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4" table:formula="of:=[.M225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4"/>
          <table:table-cell table:style-name="ce143" office:value-type="string" calcext:value-type="string">
            <text:p>Total</text:p>
          </table:table-cell>
          <table:table-cell table:style-name="ce145" table:formula="of:=SUM([.F230:.F239])" office:value-type="currency" office:currency="USD" office:value="4995" calcext:value-type="currency">
            <text:p>$4,995.00</text:p>
          </table:table-cell>
          <table:table-cell table:style-name="ce145" table:formula="of:=SUM([.G230:.G239])" office:value-type="currency" office:currency="USD" office:value="2500" calcext:value-type="currency">
            <text:p>$2,500.00</text:p>
          </table:table-cell>
          <table:table-cell table:style-name="ce145" table:formula="of:=SUM([.H230:.H239])" office:value-type="currency" office:currency="USD" office:value="7495" calcext:value-type="currency">
            <text:p>$7,495.00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26"/>
          <table:table-cell table:style-name="ce127" office:value-type="string" calcext:value-type="string">
            <text:p>Soporte</text:p>
          </table:table-cell>
          <table:table-cell table:style-name="ce133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style-name="ce126" table:number-columns-repeated="2"/>
          <table:table-cell table:number-columns-repeated="1010"/>
        </table:table-row>
        <table:table-row table:style-name="ro1">
          <table:table-cell/>
          <table:table-cell table:style-name="ce37" office:value-type="string" calcext:value-type="string">
            <text:p>ELEMEN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36" office:value-type="string" calcext:value-type="string">
            <text:p><text:span text:style-name="T6">Pedidos Planificados </text:span><text:span text:style-name="T7">Soporte</text:span></text:p>
          </table:table-cell>
          <table:table-cell table:style-name="ce52" table:formula="of:=[$LXL.B67]" office:value-type="float" office:value="160" calcext:value-type="float">
            <text:p>160</text:p>
          </table:table-cell>
          <table:table-cell table:style-name="ce52" table:formula="of:=[$LXL.C67]" office:value-type="float" office:value="1000" calcext:value-type="float">
            <text:p>1000</text:p>
          </table:table-cell>
          <table:table-cell table:style-name="ce52" table:formula="of:=[$LXL.D67]" office:value-type="float" office:value="915" calcext:value-type="float">
            <text:p>915</text:p>
          </table:table-cell>
          <table:table-cell table:style-name="ce52" table:formula="of:=[$LXL.E67]" office:value-type="float" office:value="860" calcext:value-type="float">
            <text:p>860</text:p>
          </table:table-cell>
          <table:table-cell table:style-name="ce52" table:formula="of:=[$LXL.F67]" office:value-type="float" office:value="660" calcext:value-type="float">
            <text:p>660</text:p>
          </table:table-cell>
          <table:table-cell table:style-name="ce52" table:formula="of:=[$LXL.G67]" office:value-type="float" office:value="850" calcext:value-type="float">
            <text:p>850</text:p>
          </table:table-cell>
          <table:table-cell table:style-name="ce52" table:formula="of:=[$LXL.H67]" office:value-type="float" office:value="40" calcext:value-type="float">
            <text:p>40</text:p>
          </table:table-cell>
          <table:table-cell table:style-name="ce52" table:formula="of:=[$LXL.I67]" office:value-type="float" office:value="50" calcext:value-type="float">
            <text:p>50</text:p>
          </table:table-cell>
          <table:table-cell table:style-name="ce52" table:formula="of:=[$LXL.J67]" office:value-type="float" office:value="0" calcext:value-type="float">
            <text:p>0</text:p>
          </table:table-cell>
          <table:table-cell table:style-name="ce52" table:formula="of:=[$LXL.K67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>
            <text:p>Periodos</text:p>
          </table:table-cell>
          <table:table-cell table:style-name="ce52" office:value-type="string" calcext:value-type="string">
            <text:p>Pedidos Planificados</text:p>
          </table:table-cell>
          <table:table-cell table:style-name="ce52" office:value-type="string" calcext:value-type="string">
            <text:p>Costo de Mantenimiento</text:p>
          </table:table-cell>
          <table:table-cell table:style-name="ce52" office:value-type="string" calcext:value-type="string">
            <text:p>Costo de Emision</text:p>
          </table:table-cell>
          <table:table-cell table:style-name="ce52" office:value-type="string" calcext:value-type="string">
            <text:p>Costo Unitario Total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1" calcext:value-type="float">
            <text:p>1</text:p>
          </table:table-cell>
          <table:table-cell table:style-name="ce52" table:formula="of:=[.C246]" office:value-type="float" office:value="160" calcext:value-type="float">
            <text:p>160</text:p>
          </table:table-cell>
          <table:table-cell table:style-name="ce142" office:value-type="float" office:value="0" calcext:value-type="float">
            <text:p>0</text:p>
          </table:table-cell>
          <table:table-cell table:style-name="ce135" table:formula="of:=[$Datos.M15]/[.C250]" office:value-type="float" office:value="15.625" calcext:value-type="float">
            <text:p>15.63</text:p>
          </table:table-cell>
          <table:table-cell table:style-name="ce135" table:formula="of:=[.D250]+[.E250]" office:value-type="float" office:value="15.625" calcext:value-type="float">
            <text:p>15.63</text:p>
          </table:table-cell>
          <table:table-cell table:number-columns-repeated="3"/>
          <table:table-cell table:style-name="ce148" table:number-columns-repeated="3"/>
          <table:table-cell table:number-columns-repeated="1012"/>
        </table:table-row>
        <table:table-row table:style-name="ro1">
          <table:table-cell/>
          <table:table-cell table:style-name="ce129" office:value-type="string" calcext:value-type="string">
            <text:p>°1 - 2</text:p>
          </table:table-cell>
          <table:table-cell table:style-name="ce129" table:formula="of:=[.C246]+[.D246]" office:value-type="float" office:value="1160" calcext:value-type="float">
            <text:p>1160</text:p>
          </table:table-cell>
          <table:table-cell table:style-name="ce136" table:formula="of:=([.D246]*1)/[.C251]" office:value-type="float" office:value="0.8620689655" calcext:value-type="float">
            <text:p>0.86</text:p>
          </table:table-cell>
          <table:table-cell table:style-name="ce136" table:formula="of:=[$Datos.M15]/[.C251]" office:value-type="float" office:value="2.155172414" calcext:value-type="float">
            <text:p>2.16</text:p>
          </table:table-cell>
          <table:table-cell table:style-name="ce136" table:formula="of:=[.D251]+[.E251]" office:value-type="float" office:value="3.0172413795" calcext:value-type="float">
            <text:p>3.02</text:p>
          </table:table-cell>
          <table:table-cell table:number-columns-repeated="1018"/>
        </table:table-row>
        <table:table-row table:style-name="ro1">
          <table:table-cell/>
          <table:table-cell table:style-name="ce130" office:value-type="string" calcext:value-type="string">
            <text:p>°1 - 2 - 3</text:p>
          </table:table-cell>
          <table:table-cell table:style-name="ce130" table:formula="of:=[.C246]+[.D246]+[.E246]" office:value-type="float" office:value="2075" calcext:value-type="float">
            <text:p>2075</text:p>
          </table:table-cell>
          <table:table-cell table:style-name="ce139" table:formula="of:=([.D246]*1+[.E246]*2)/[.C252]" office:value-type="float" office:value="1.363855422" calcext:value-type="float">
            <text:p>1.36</text:p>
          </table:table-cell>
          <table:table-cell table:style-name="ce139" table:formula="of:=[$Datos.M15]/[.C252]" office:value-type="float" office:value="1.204819277" calcext:value-type="float">
            <text:p>1.20</text:p>
          </table:table-cell>
          <table:table-cell table:style-name="ce139" table:formula="of:=[.D252]+[.E252]" office:value-type="float" office:value="2.568674699" calcext:value-type="float">
            <text:p>2.57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°1 - 2 - 3 -4</text:p>
          </table:table-cell>
          <table:table-cell table:style-name="ce52" table:formula="of:=[.C246]+[.D246]+[.E246]+[.F246]" office:value-type="float" office:value="2935" calcext:value-type="float">
            <text:p>2935</text:p>
          </table:table-cell>
          <table:table-cell table:style-name="ce135" table:formula="of:=([.D246]*1+[.E246]*2+[.F246]*3)/[.C253]" office:value-type="float" office:value="1.843270869" calcext:value-type="float">
            <text:p>1.84</text:p>
          </table:table-cell>
          <table:table-cell table:style-name="ce135" table:formula="of:=[$Datos.M15]/[.C253]" office:value-type="float" office:value="0.8517887564" calcext:value-type="float">
            <text:p>0.85</text:p>
          </table:table-cell>
          <table:table-cell table:style-name="ce135" table:formula="of:=[.D253]+[.E253]" office:value-type="float" office:value="2.6950596254" calcext:value-type="float">
            <text:p>2.70</text:p>
          </table:table-cell>
          <table:table-cell table:number-columns-repeated="1018"/>
        </table:table-row>
        <table:table-row table:style-name="ro1">
          <table:table-cell/>
          <table:table-cell table:style-name="ce129" office:value-type="string" calcext:value-type="string">
            <text:p>°4</text:p>
          </table:table-cell>
          <table:table-cell table:style-name="ce129" table:formula="of:=[.F246]" office:value-type="float" office:value="860" calcext:value-type="float">
            <text:p>860</text:p>
          </table:table-cell>
          <table:table-cell table:style-name="ce137" office:value-type="float" office:value="0" calcext:value-type="float">
            <text:p>0</text:p>
          </table:table-cell>
          <table:table-cell table:style-name="ce136" table:formula="of:=[$Datos.M15]/[.C254]" office:value-type="float" office:value="2.906976744" calcext:value-type="float">
            <text:p>2.91</text:p>
          </table:table-cell>
          <table:table-cell table:style-name="ce136" table:formula="of:=[.D254]+[.E254]" office:value-type="float" office:value="2.906976744" calcext:value-type="float">
            <text:p>2.91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°4 - 5</text:p>
          </table:table-cell>
          <table:table-cell table:style-name="ce52" table:formula="of:=[.F246]+[.G246]" office:value-type="float" office:value="1520" calcext:value-type="float">
            <text:p>1520</text:p>
          </table:table-cell>
          <table:table-cell table:style-name="ce135" table:formula="of:=([.G246]*1)/[.C255]" office:value-type="float" office:value="0.4342105263" calcext:value-type="float">
            <text:p>0.43</text:p>
          </table:table-cell>
          <table:table-cell table:style-name="ce135" table:formula="of:=[$Datos.M15]/[.C255]" office:value-type="float" office:value="1.644736842" calcext:value-type="float">
            <text:p>1.64</text:p>
          </table:table-cell>
          <table:table-cell table:style-name="ce135" table:formula="of:=[.D255]+[.E255]" office:value-type="float" office:value="2.0789473683" calcext:value-type="float">
            <text:p>2.08</text:p>
          </table:table-cell>
          <table:table-cell table:number-columns-repeated="1018"/>
        </table:table-row>
        <table:table-row table:style-name="ro1">
          <table:table-cell/>
          <table:table-cell table:style-name="ce130" office:value-type="string" calcext:value-type="string">
            <text:p>°4 - <text:s/>5 - 6</text:p>
          </table:table-cell>
          <table:table-cell table:style-name="ce130" table:formula="of:=[.F246]+[.G246]+[.H246]" office:value-type="float" office:value="2370" calcext:value-type="float">
            <text:p>2370</text:p>
          </table:table-cell>
          <table:table-cell table:style-name="ce139" table:formula="of:=([.G246]*1+[.H246]*2)/[.C256]" office:value-type="float" office:value="0.9957805907" calcext:value-type="float">
            <text:p>1.00</text:p>
          </table:table-cell>
          <table:table-cell table:style-name="ce139" table:formula="of:=[$Datos.M15]/[.C256]" office:value-type="float" office:value="1.054852321" calcext:value-type="float">
            <text:p>1.05</text:p>
          </table:table-cell>
          <table:table-cell table:style-name="ce139" table:formula="of:=[.D256]+[.E256]" office:value-type="float" office:value="2.0506329117" calcext:value-type="float">
            <text:p>2.05</text:p>
          </table:table-cell>
          <table:table-cell table:number-columns-repeated="1018"/>
        </table:table-row>
        <table:table-row table:style-name="ro1">
          <table:table-cell/>
          <table:table-cell table:style-name="ce129" office:value-type="string" calcext:value-type="string">
            <text:p>°4 - 5 - 6 - 7</text:p>
          </table:table-cell>
          <table:table-cell table:style-name="ce129" table:formula="of:=[.F246]+[.G246]+[.H246]+[.I246]" office:value-type="float" office:value="2410" calcext:value-type="float">
            <text:p>2410</text:p>
          </table:table-cell>
          <table:table-cell table:style-name="ce136" table:formula="of:=([.G246]*1+[.H246]*2+[.I246]*3)/[.C257]" office:value-type="float" office:value="1.029045643" calcext:value-type="float">
            <text:p>1.03</text:p>
          </table:table-cell>
          <table:table-cell table:style-name="ce136" table:formula="of:=[$Datos.M15]/[.C257]" office:value-type="float" office:value="1.037344398" calcext:value-type="float">
            <text:p>1.04</text:p>
          </table:table-cell>
          <table:table-cell table:style-name="ce136" table:formula="of:=[.D257]+[.E257]" office:value-type="float" office:value="2.066390041" calcext:value-type="float">
            <text:p>2.07</text:p>
          </table:table-cell>
          <table:table-cell table:number-columns-repeated="1018"/>
        </table:table-row>
        <table:table-row table:style-name="ro1">
          <table:table-cell/>
          <table:table-cell table:style-name="ce129" office:value-type="string" calcext:value-type="string">
            <text:p>°7</text:p>
          </table:table-cell>
          <table:table-cell table:style-name="ce129" table:formula="of:=[.I246]" office:value-type="float" office:value="40" calcext:value-type="float">
            <text:p>40</text:p>
          </table:table-cell>
          <table:table-cell table:style-name="ce129" office:value-type="float" office:value="0" calcext:value-type="float">
            <text:p>0</text:p>
          </table:table-cell>
          <table:table-cell table:style-name="ce129" table:formula="of:=[$Datos.M15]/[.C258]" office:value-type="float" office:value="62.5" calcext:value-type="float">
            <text:p>62.5</text:p>
          </table:table-cell>
          <table:table-cell table:style-name="ce129" table:formula="of:=[.D258]+[.E258]" office:value-type="float" office:value="62.5" calcext:value-type="float">
            <text:p>62.5</text:p>
          </table:table-cell>
          <table:table-cell table:number-columns-repeated="1018"/>
        </table:table-row>
        <table:table-row table:style-name="ro1">
          <table:table-cell/>
          <table:table-cell table:style-name="ce130" office:value-type="string" calcext:value-type="string">
            <text:p>°7 - 8</text:p>
          </table:table-cell>
          <table:table-cell table:style-name="ce130" table:formula="of:=[.I246]+[.J246]" office:value-type="float" office:value="90" calcext:value-type="float">
            <text:p>90</text:p>
          </table:table-cell>
          <table:table-cell table:style-name="ce139" table:formula="of:=([.J246]*1)/[.C259]" office:value-type="float" office:value="0.5555555556" calcext:value-type="float">
            <text:p>0.56</text:p>
          </table:table-cell>
          <table:table-cell table:style-name="ce139" table:formula="of:=[$Datos.M15]/[.C259]" office:value-type="float" office:value="27.77777778" calcext:value-type="float">
            <text:p>27.78</text:p>
          </table:table-cell>
          <table:table-cell table:style-name="ce139" table:formula="of:=[.D259]+[.E259]" office:value-type="float" office:value="28.3333333356" calcext:value-type="float">
            <text:p>28.33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132"/>
          <table:table-cell table:style-name="ce89" office:value-type="string" calcext:value-type="string" table:number-columns-spanned="11" table:number-rows-spanned="1">
            <text:p>Periodo</text:p>
          </table:table-cell>
          <table:covered-table-cell table:number-columns-repeated="9" table:style-name="ce105"/>
          <table:covered-table-cell table:style-name="ce125"/>
          <table:table-cell table:number-columns-repeated="1011"/>
        </table:table-row>
        <table:table-row table:style-name="ro1">
          <table:table-cell/>
          <table:table-cell table:style-name="ce37" office:value-type="string" calcext:value-type="string">
            <text:p>Concepto</text:p>
          </table:table-cell>
          <table:table-cell table:style-name="ce38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/>
          <table:table-cell table:style-name="ce75" office:value-type="string" calcext:value-type="string">
            <text:p>Necesidades Brutas</text:p>
          </table:table-cell>
          <table:table-cell table:style-name="ce52"/>
          <table:table-cell table:style-name="ce52" table:formula="of:=[.C246]" office:value-type="float" office:value="160" calcext:value-type="float">
            <text:p>160</text:p>
          </table:table-cell>
          <table:table-cell table:style-name="ce52" table:formula="of:=[.D246]" office:value-type="float" office:value="1000" calcext:value-type="float">
            <text:p>1000</text:p>
          </table:table-cell>
          <table:table-cell table:style-name="ce52" table:formula="of:=[.E246]" office:value-type="float" office:value="915" calcext:value-type="float">
            <text:p>915</text:p>
          </table:table-cell>
          <table:table-cell table:style-name="ce52" table:formula="of:=[.F246]" office:value-type="float" office:value="860" calcext:value-type="float">
            <text:p>860</text:p>
          </table:table-cell>
          <table:table-cell table:style-name="ce52" table:formula="of:=[.G246]" office:value-type="float" office:value="660" calcext:value-type="float">
            <text:p>660</text:p>
          </table:table-cell>
          <table:table-cell table:style-name="ce52" table:formula="of:=[.H246]" office:value-type="float" office:value="850" calcext:value-type="float">
            <text:p>850</text:p>
          </table:table-cell>
          <table:table-cell table:style-name="ce52" table:formula="of:=[.I246]" office:value-type="float" office:value="40" calcext:value-type="float">
            <text:p>40</text:p>
          </table:table-cell>
          <table:table-cell table:style-name="ce52" table:formula="of:=[.J246]" office:value-type="float" office:value="50" calcext:value-type="float">
            <text:p>50</text:p>
          </table:table-cell>
          <table:table-cell table:style-name="ce52" table:formula="of:=[.K246]" office:value-type="float" office:value="0" calcext:value-type="float">
            <text:p>0</text:p>
          </table:table-cell>
          <table:table-cell table:style-name="ce52" table:formula="of:=[.L24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75" office:value-type="string" calcext:value-type="string">
            <text:p>Pedidos Pendientes</text:p>
          </table:table-cell>
          <table:table-cell table:style-name="ce52" table:number-columns-repeated="11"/>
          <table:table-cell table:number-columns-repeated="1011"/>
        </table:table-row>
        <table:table-row table:style-name="ro1">
          <table:table-cell/>
          <table:table-cell table:style-name="ce75" office:value-type="string" calcext:value-type="string">
            <text:p>Disponibilidades</text:p>
          </table:table-cell>
          <table:table-cell table:style-name="ce52" table:formula="of:=[$Datos.L12]-[$Datos.K12]" office:value-type="float" office:value="10" calcext:value-type="float">
            <text:p>10</text:p>
          </table:table-cell>
          <table:table-cell table:style-name="ce52" table:formula="of:=[.D265]-([.C267]+[.D269]+[.D266])" office:value-type="float" office:value="150" calcext:value-type="float">
            <text:p>150</text:p>
          </table:table-cell>
          <table:table-cell table:style-name="ce52" table:formula="of:=[.E265]-([.D267]+[.E269]+[.E266])" office:value-type="float" office:value="850" calcext:value-type="float">
            <text:p>850</text:p>
          </table:table-cell>
          <table:table-cell table:style-name="ce52" table:formula="of:=[.E267]+[.F269]+[.F266]-[.F265]" office:value-type="float" office:value="2010" calcext:value-type="float">
            <text:p>2010</text:p>
          </table:table-cell>
          <table:table-cell table:style-name="ce52" table:formula="of:=[.F267]+[.G269]+[.G266]-[.G265]" office:value-type="float" office:value="1150" calcext:value-type="float">
            <text:p>1150</text:p>
          </table:table-cell>
          <table:table-cell table:style-name="ce52" table:formula="of:=[.G267]+[.H269]+[.H266]-[.H265]" office:value-type="float" office:value="490" calcext:value-type="float">
            <text:p>490</text:p>
          </table:table-cell>
          <table:table-cell table:style-name="ce52" table:formula="of:=[.H267]+[.I269]+[.I266]-[.I265]" office:value-type="float" office:value="2010" calcext:value-type="float">
            <text:p>2010</text:p>
          </table:table-cell>
          <table:table-cell table:style-name="ce52" table:formula="of:=[.I267]+[.J269]+[.J266]-[.J265]" office:value-type="float" office:value="1970" calcext:value-type="float">
            <text:p>1970</text:p>
          </table:table-cell>
          <table:table-cell table:style-name="ce52" table:formula="of:=[.J267]+[.K269]+[.K266]-[.K265]" office:value-type="float" office:value="2010" calcext:value-type="float">
            <text:p>2010</text:p>
          </table:table-cell>
          <table:table-cell table:style-name="ce52" table:formula="of:=[.K267]+[.L269]+[.L266]-[.L265]" office:value-type="float" office:value="2010" calcext:value-type="float">
            <text:p>2010</text:p>
          </table:table-cell>
          <table:table-cell table:style-name="ce52" table:formula="of:=[.L267]+[.M269]+[.M266]-[.M265]" office:value-type="float" office:value="2010" calcext:value-type="float">
            <text:p>2010</text:p>
          </table:table-cell>
          <table:table-cell table:number-columns-repeated="1011"/>
        </table:table-row>
        <table:table-row table:style-name="ro1">
          <table:table-cell/>
          <table:table-cell table:style-name="ce75" office:value-type="string" calcext:value-type="string">
            <text:p>Necesidades netas</text:p>
          </table:table-cell>
          <table:table-cell table:style-name="ce52" table:number-columns-repeated="3"/>
          <table:table-cell table:style-name="ce52" table:formula="of:=[.F265]" office:value-type="float" office:value="915" calcext:value-type="float">
            <text:p>915</text:p>
          </table:table-cell>
          <table:table-cell table:style-name="ce52" table:number-columns-repeated="2"/>
          <table:table-cell table:style-name="ce52" table:formula="of:=[.I265]" office:value-type="float" office:value="850" calcext:value-type="float">
            <text:p>850</text:p>
          </table:table-cell>
          <table:table-cell table:style-name="ce52"/>
          <table:table-cell table:style-name="ce52" table:formula="of:=[.K265]" office:value-type="float" office:value="50" calcext:value-type="float">
            <text:p>50</text:p>
          </table:table-cell>
          <table:table-cell table:style-name="ce52" table:number-columns-repeated="2"/>
          <table:table-cell table:number-columns-repeated="1011"/>
        </table:table-row>
        <table:table-row table:style-name="ro1">
          <table:table-cell/>
          <table:table-cell table:style-name="ce76" office:value-type="string" calcext:value-type="string">
            <text:p>Recepcion Pedidos</text:p>
          </table:table-cell>
          <table:table-cell table:style-name="ce52" table:number-columns-repeated="3"/>
          <table:table-cell table:style-name="ce52" table:formula="of:=[.C252]" office:value-type="float" office:value="2075" calcext:value-type="float">
            <text:p>2075</text:p>
          </table:table-cell>
          <table:table-cell table:style-name="ce52" table:number-columns-repeated="2"/>
          <table:table-cell table:style-name="ce52" table:formula="of:=[.C256]" office:value-type="float" office:value="2370" calcext:value-type="float">
            <text:p>2370</text:p>
          </table:table-cell>
          <table:table-cell table:style-name="ce52"/>
          <table:table-cell table:style-name="ce52" table:formula="of:=[.C259]" office:value-type="float" office:value="90" calcext:value-type="float">
            <text:p>90</text:p>
          </table:table-cell>
          <table:table-cell table:style-name="ce52" table:number-columns-repeated="2"/>
          <table:table-cell table:number-columns-repeated="1011"/>
        </table:table-row>
        <table:table-row table:style-name="ro1">
          <table:table-cell/>
          <table:table-cell table:style-name="ce36" office:value-type="string" calcext:value-type="string">
            <text:p>Pedidos Planificados</text:p>
          </table:table-cell>
          <table:table-cell table:style-name="ce52"/>
          <table:table-cell table:style-name="ce52" table:formula="of:=[.E269]" office:value-type="float" office:value="0" calcext:value-type="float">
            <text:p>0</text:p>
          </table:table-cell>
          <table:table-cell table:style-name="ce52" table:formula="of:=[.F269]" office:value-type="float" office:value="2075" calcext:value-type="float">
            <text:p>2075</text:p>
          </table:table-cell>
          <table:table-cell table:style-name="ce52" table:number-columns-repeated="2"/>
          <table:table-cell table:style-name="ce52" table:formula="of:=[.I269]" office:value-type="float" office:value="2370" calcext:value-type="float">
            <text:p>2370</text:p>
          </table:table-cell>
          <table:table-cell table:style-name="ce52"/>
          <table:table-cell table:style-name="ce52" table:formula="of:=[.K269]" office:value-type="float" office:value="90" calcext:value-type="float">
            <text:p>90</text:p>
          </table:table-cell>
          <table:table-cell table:style-name="ce52" table:number-columns-repeated="3"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>
            <text:p>PERIODO</text:p>
          </table:table-cell>
          <table:table-cell table:style-name="ce52" office:value-type="string" calcext:value-type="string">
            <text:p>NEC. NETAS</text:p>
          </table:table-cell>
          <table:table-cell table:style-name="ce52" office:value-type="string" calcext:value-type="string">
            <text:p>PEDIDOS PLANIFICADOS</text:p>
          </table:table-cell>
          <table:table-cell table:style-name="ce52" office:value-type="string" calcext:value-type="string">
            <text:p>INVENTARIO FINAL (DISPON)</text:p>
          </table:table-cell>
          <table:table-cell table:style-name="ce52" office:value-type="string" calcext:value-type="string">
            <text:p>COSTO DE MTTO</text:p>
          </table:table-cell>
          <table:table-cell table:style-name="ce52" office:value-type="string" calcext:value-type="string">
            <text:p>COSTO DE EMISION</text:p>
          </table:table-cell>
          <table:table-cell table:style-name="ce52" office:value-type="string" calcext:value-type="string">
            <text:p>COSTO TOTAL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D264]" office:value-type="float" office:value="1" calcext:value-type="float">
            <text:p>1</text:p>
          </table:table-cell>
          <table:table-cell table:style-name="ce52" table:formula="of:=[.D268]" office:value-type="float" office:value="0" calcext:value-type="float">
            <text:p>0</text:p>
          </table:table-cell>
          <table:table-cell table:style-name="ce52" table:formula="of:=[.D270]" office:value-type="float" office:value="0" calcext:value-type="float">
            <text:p>0</text:p>
          </table:table-cell>
          <table:table-cell table:style-name="ce52" table:formula="of:=[.D267]" office:value-type="float" office:value="150" calcext:value-type="float">
            <text:p>150</text:p>
          </table:table-cell>
          <table:table-cell table:style-name="ce68" table:formula="of:=[.E274]" office:value-type="currency" office:currency="USD" office:value="150" calcext:value-type="currency">
            <text:p>$150.00</text:p>
          </table:table-cell>
          <table:table-cell table:style-name="ce68"/>
          <table:table-cell table:style-name="ce68" table:formula="of:=[.F274]+[.G274]" office:value-type="currency" office:currency="USD" office:value="150" calcext:value-type="currency">
            <text:p>$15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E264]" office:value-type="float" office:value="2" calcext:value-type="float">
            <text:p>2</text:p>
          </table:table-cell>
          <table:table-cell table:style-name="ce52" table:formula="of:=[.E268]" office:value-type="float" office:value="0" calcext:value-type="float">
            <text:p>0</text:p>
          </table:table-cell>
          <table:table-cell table:style-name="ce52" table:formula="of:=[.E270]" office:value-type="float" office:value="2075" calcext:value-type="float">
            <text:p>2075</text:p>
          </table:table-cell>
          <table:table-cell table:style-name="ce52" table:formula="of:=[.E267]" office:value-type="float" office:value="850" calcext:value-type="float">
            <text:p>850</text:p>
          </table:table-cell>
          <table:table-cell table:style-name="ce68" table:formula="of:=[.E275]" office:value-type="currency" office:currency="USD" office:value="850" calcext:value-type="currency">
            <text:p>$850.00</text:p>
          </table:table-cell>
          <table:table-cell table:style-name="ce68" table:formula="of:=[$Datos.M15]" office:value-type="currency" office:currency="USD" office:value="2500" calcext:value-type="currency">
            <text:p>$2,500.00</text:p>
          </table:table-cell>
          <table:table-cell table:style-name="ce68" table:formula="of:=[.F275]+[.G275]" office:value-type="currency" office:currency="USD" office:value="3350" calcext:value-type="currency">
            <text:p>$3,35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F264]" office:value-type="float" office:value="3" calcext:value-type="float">
            <text:p>3</text:p>
          </table:table-cell>
          <table:table-cell table:style-name="ce52" table:formula="of:=[.F268]" office:value-type="float" office:value="915" calcext:value-type="float">
            <text:p>915</text:p>
          </table:table-cell>
          <table:table-cell table:style-name="ce52" table:formula="of:=[.F270]" office:value-type="float" office:value="0" calcext:value-type="float">
            <text:p>0</text:p>
          </table:table-cell>
          <table:table-cell table:style-name="ce52" table:formula="of:=[.F267]" office:value-type="float" office:value="2010" calcext:value-type="float">
            <text:p>2010</text:p>
          </table:table-cell>
          <table:table-cell table:style-name="ce68" table:formula="of:=[.E276]" office:value-type="currency" office:currency="USD" office:value="2010" calcext:value-type="currency">
            <text:p>$2,010.00</text:p>
          </table:table-cell>
          <table:table-cell table:style-name="ce146"/>
          <table:table-cell table:style-name="ce68" table:formula="of:=[.F276]+[.G275]" office:value-type="currency" office:currency="USD" office:value="4510" calcext:value-type="currency">
            <text:p>$4,51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G264]" office:value-type="float" office:value="4" calcext:value-type="float">
            <text:p>4</text:p>
          </table:table-cell>
          <table:table-cell table:style-name="ce52" table:formula="of:=[.G268]" office:value-type="float" office:value="0" calcext:value-type="float">
            <text:p>0</text:p>
          </table:table-cell>
          <table:table-cell table:style-name="ce52" table:formula="of:=[.G270]" office:value-type="float" office:value="0" calcext:value-type="float">
            <text:p>0</text:p>
          </table:table-cell>
          <table:table-cell table:style-name="ce52" table:formula="of:=[.G267]" office:value-type="float" office:value="1150" calcext:value-type="float">
            <text:p>1150</text:p>
          </table:table-cell>
          <table:table-cell table:style-name="ce68" table:formula="of:=[.E277]" office:value-type="currency" office:currency="USD" office:value="1150" calcext:value-type="currency">
            <text:p>$1,150.00</text:p>
          </table:table-cell>
          <table:table-cell table:style-name="ce68"/>
          <table:table-cell table:style-name="ce68" table:formula="of:=[.F277]+[.G277]" office:value-type="currency" office:currency="USD" office:value="1150" calcext:value-type="currency">
            <text:p>$1,15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H264]" office:value-type="float" office:value="5" calcext:value-type="float">
            <text:p>5</text:p>
          </table:table-cell>
          <table:table-cell table:style-name="ce52" table:formula="of:=[.H268]" office:value-type="float" office:value="0" calcext:value-type="float">
            <text:p>0</text:p>
          </table:table-cell>
          <table:table-cell table:style-name="ce52" table:formula="of:=[.H270]" office:value-type="float" office:value="2370" calcext:value-type="float">
            <text:p>2370</text:p>
          </table:table-cell>
          <table:table-cell table:style-name="ce52" table:formula="of:=[.H267]" office:value-type="float" office:value="490" calcext:value-type="float">
            <text:p>490</text:p>
          </table:table-cell>
          <table:table-cell table:style-name="ce68" table:formula="of:=[.E278]" office:value-type="currency" office:currency="USD" office:value="490" calcext:value-type="currency">
            <text:p>$490.00</text:p>
          </table:table-cell>
          <table:table-cell table:style-name="ce68" table:formula="of:=[$Datos.M15]" office:value-type="currency" office:currency="USD" office:value="2500" calcext:value-type="currency">
            <text:p>$2,500.00</text:p>
          </table:table-cell>
          <table:table-cell table:style-name="ce68" table:formula="of:=[.F278]+[.G278]" office:value-type="currency" office:currency="USD" office:value="2990" calcext:value-type="currency">
            <text:p>$2,99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I264]" office:value-type="float" office:value="6" calcext:value-type="float">
            <text:p>6</text:p>
          </table:table-cell>
          <table:table-cell table:style-name="ce52" table:formula="of:=[.I268]" office:value-type="float" office:value="850" calcext:value-type="float">
            <text:p>850</text:p>
          </table:table-cell>
          <table:table-cell table:style-name="ce52" table:formula="of:=[.I270]" office:value-type="float" office:value="0" calcext:value-type="float">
            <text:p>0</text:p>
          </table:table-cell>
          <table:table-cell table:style-name="ce52" table:formula="of:=[.I267]" office:value-type="float" office:value="2010" calcext:value-type="float">
            <text:p>2010</text:p>
          </table:table-cell>
          <table:table-cell table:style-name="ce68" table:formula="of:=[.E279]" office:value-type="currency" office:currency="USD" office:value="2010" calcext:value-type="currency">
            <text:p>$2,010.00</text:p>
          </table:table-cell>
          <table:table-cell table:style-name="ce68"/>
          <table:table-cell table:style-name="ce68" table:formula="of:=[.F279]+[.G279]" office:value-type="currency" office:currency="USD" office:value="2010" calcext:value-type="currency">
            <text:p>$2,01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J264]" office:value-type="float" office:value="7" calcext:value-type="float">
            <text:p>7</text:p>
          </table:table-cell>
          <table:table-cell table:style-name="ce52" table:formula="of:=[.J268]" office:value-type="float" office:value="0" calcext:value-type="float">
            <text:p>0</text:p>
          </table:table-cell>
          <table:table-cell table:style-name="ce52" table:formula="of:=[.J270]" office:value-type="float" office:value="90" calcext:value-type="float">
            <text:p>90</text:p>
          </table:table-cell>
          <table:table-cell table:style-name="ce52" table:formula="of:=[.J267]" office:value-type="float" office:value="1970" calcext:value-type="float">
            <text:p>1970</text:p>
          </table:table-cell>
          <table:table-cell table:style-name="ce68" table:formula="of:=[.E280]" office:value-type="currency" office:currency="USD" office:value="1970" calcext:value-type="currency">
            <text:p>$1,970.00</text:p>
          </table:table-cell>
          <table:table-cell table:style-name="ce68" table:formula="of:=[$Datos.M15]" office:value-type="currency" office:currency="USD" office:value="2500" calcext:value-type="currency">
            <text:p>$2,500.00</text:p>
          </table:table-cell>
          <table:table-cell table:style-name="ce68" table:formula="of:=[.F280]+[.G280]" office:value-type="currency" office:currency="USD" office:value="4470" calcext:value-type="currency">
            <text:p>$4,47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K264]" office:value-type="float" office:value="8" calcext:value-type="float">
            <text:p>8</text:p>
          </table:table-cell>
          <table:table-cell table:style-name="ce52" table:formula="of:=[.K268]" office:value-type="float" office:value="50" calcext:value-type="float">
            <text:p>50</text:p>
          </table:table-cell>
          <table:table-cell table:style-name="ce52" table:formula="of:=[.K270]" office:value-type="float" office:value="0" calcext:value-type="float">
            <text:p>0</text:p>
          </table:table-cell>
          <table:table-cell table:style-name="ce52" table:formula="of:=[.K267]" office:value-type="float" office:value="2010" calcext:value-type="float">
            <text:p>2010</text:p>
          </table:table-cell>
          <table:table-cell table:style-name="ce68" table:formula="of:=[.E281]" office:value-type="currency" office:currency="USD" office:value="2010" calcext:value-type="currency">
            <text:p>$2,010.00</text:p>
          </table:table-cell>
          <table:table-cell table:style-name="ce68"/>
          <table:table-cell table:style-name="ce68" table:formula="of:=[.F281]+[.G281]" office:value-type="currency" office:currency="USD" office:value="2010" calcext:value-type="currency">
            <text:p>$2,01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L264]" office:value-type="float" office:value="9" calcext:value-type="float">
            <text:p>9</text:p>
          </table:table-cell>
          <table:table-cell table:style-name="ce52" table:formula="of:=[.L268]" office:value-type="float" office:value="0" calcext:value-type="float">
            <text:p>0</text:p>
          </table:table-cell>
          <table:table-cell table:style-name="ce52" table:formula="of:=[.L270]" office:value-type="float" office:value="0" calcext:value-type="float">
            <text:p>0</text:p>
          </table:table-cell>
          <table:table-cell table:style-name="ce52" table:formula="of:=[.L267]" office:value-type="float" office:value="2010" calcext:value-type="float">
            <text:p>2010</text:p>
          </table:table-cell>
          <table:table-cell table:style-name="ce68" table:formula="of:=[.E282]" office:value-type="currency" office:currency="USD" office:value="2010" calcext:value-type="currency">
            <text:p>$2,010.00</text:p>
          </table:table-cell>
          <table:table-cell table:style-name="ce68"/>
          <table:table-cell table:style-name="ce68" table:formula="of:=[.F282]+[.G282]" office:value-type="currency" office:currency="USD" office:value="2010" calcext:value-type="currency">
            <text:p>$2,01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M264]" office:value-type="float" office:value="10" calcext:value-type="float">
            <text:p>10</text:p>
          </table:table-cell>
          <table:table-cell table:style-name="ce52" table:formula="of:=[.M268]" office:value-type="float" office:value="0" calcext:value-type="float">
            <text:p>0</text:p>
          </table:table-cell>
          <table:table-cell table:style-name="ce52" table:formula="of:=[.M270]" office:value-type="float" office:value="0" calcext:value-type="float">
            <text:p>0</text:p>
          </table:table-cell>
          <table:table-cell table:style-name="ce52" table:formula="of:=[.M267]" office:value-type="float" office:value="2010" calcext:value-type="float">
            <text:p>2010</text:p>
          </table:table-cell>
          <table:table-cell table:style-name="ce68" table:formula="of:=[.E283]" office:value-type="currency" office:currency="USD" office:value="2010" calcext:value-type="currency">
            <text:p>$2,010.00</text:p>
          </table:table-cell>
          <table:table-cell table:style-name="ce68"/>
          <table:table-cell table:style-name="ce68" table:formula="of:=[.F283]+[.G283]" office:value-type="currency" office:currency="USD" office:value="2010" calcext:value-type="currency">
            <text:p>$2,01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43" office:value-type="string" calcext:value-type="string">
            <text:p>Total</text:p>
          </table:table-cell>
          <table:table-cell table:style-name="ce145" table:formula="of:=SUM([.F274:.F283])" office:value-type="currency" office:currency="USD" office:value="14660" calcext:value-type="currency">
            <text:p>$14,660.00</text:p>
          </table:table-cell>
          <table:table-cell table:style-name="ce145" table:formula="of:=SUM([.G274:.G283])" office:value-type="currency" office:currency="USD" office:value="7500" calcext:value-type="currency">
            <text:p>$7,500.00</text:p>
          </table:table-cell>
          <table:table-cell table:style-name="ce145" table:formula="of:=SUM([.H274:.H283])" office:value-type="currency" office:currency="USD" office:value="24660" calcext:value-type="currency">
            <text:p>$24,660.00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26"/>
          <table:table-cell table:style-name="ce127" office:value-type="string" calcext:value-type="string">
            <text:p>Colgador</text:p>
          </table:table-cell>
          <table:table-cell table:style-name="ce133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style-name="ce126" table:number-columns-repeated="2"/>
          <table:table-cell table:number-columns-repeated="1010"/>
        </table:table-row>
        <table:table-row table:style-name="ro1">
          <table:table-cell/>
          <table:table-cell table:style-name="ce37" office:value-type="string" calcext:value-type="string">
            <text:p>ELEMENTO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36" office:value-type="string" calcext:value-type="string">
            <text:p><text:span text:style-name="T6">Pedidos Planificados </text:span><text:span text:style-name="T8">Colgador</text:span></text:p>
          </table:table-cell>
          <table:table-cell table:style-name="ce38" table:formula="of:=[$LXL.B77]" office:value-type="float" office:value="330" calcext:value-type="float">
            <text:p>330</text:p>
          </table:table-cell>
          <table:table-cell table:style-name="ce38" table:formula="of:=[$LXL.C77]" office:value-type="float" office:value="2000" calcext:value-type="float">
            <text:p>2000</text:p>
          </table:table-cell>
          <table:table-cell table:style-name="ce38" table:formula="of:=[$LXL.D77]" office:value-type="float" office:value="1830" calcext:value-type="float">
            <text:p>1830</text:p>
          </table:table-cell>
          <table:table-cell table:style-name="ce38" table:formula="of:=[$LXL.E77]" office:value-type="float" office:value="1720" calcext:value-type="float">
            <text:p>1720</text:p>
          </table:table-cell>
          <table:table-cell table:style-name="ce38" table:formula="of:=[$LXL.F77]" office:value-type="float" office:value="1320" calcext:value-type="float">
            <text:p>1320</text:p>
          </table:table-cell>
          <table:table-cell table:style-name="ce38" table:formula="of:=[$LXL.G77]" office:value-type="float" office:value="1700" calcext:value-type="float">
            <text:p>1700</text:p>
          </table:table-cell>
          <table:table-cell table:style-name="ce38" table:formula="of:=[$LXL.H77]" office:value-type="float" office:value="80" calcext:value-type="float">
            <text:p>8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table:formula="of:=[$LXL.J77]" office:value-type="float" office:value="0" calcext:value-type="float">
            <text:p>0</text:p>
          </table:table-cell>
          <table:table-cell table:style-name="ce38" table:formula="of:=[$LXL.K77]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>
            <text:p>Periodos</text:p>
          </table:table-cell>
          <table:table-cell table:style-name="ce91" office:value-type="string" calcext:value-type="string">
            <text:p>Pedidos Planificados</text:p>
          </table:table-cell>
          <table:table-cell table:style-name="ce91" office:value-type="string" calcext:value-type="string">
            <text:p>Costo de Mantenimiento</text:p>
          </table:table-cell>
          <table:table-cell table:style-name="ce91" office:value-type="string" calcext:value-type="string">
            <text:p>Costo de Emision</text:p>
          </table:table-cell>
          <table:table-cell table:style-name="ce91" office:value-type="string" calcext:value-type="string">
            <text:p>Costo Unitario Total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float" office:value="1" calcext:value-type="float">
            <text:p>1</text:p>
          </table:table-cell>
          <table:table-cell table:style-name="ce52" table:formula="of:=[.C291]" office:value-type="float" office:value="330" calcext:value-type="float">
            <text:p>330</text:p>
          </table:table-cell>
          <table:table-cell table:style-name="ce52" office:value-type="float" office:value="0" calcext:value-type="float">
            <text:p>0</text:p>
          </table:table-cell>
          <table:table-cell table:style-name="ce135" table:formula="of:=[$Datos.M15]/[.C295]" office:value-type="float" office:value="7.575757576" calcext:value-type="float">
            <text:p>7.58</text:p>
          </table:table-cell>
          <table:table-cell table:style-name="ce135" table:formula="of:=[.D295]+[.E295]" office:value-type="float" office:value="7.575757576" calcext:value-type="float">
            <text:p>7.58</text:p>
          </table:table-cell>
          <table:table-cell table:number-columns-repeated="1018"/>
        </table:table-row>
        <table:table-row table:style-name="ro1">
          <table:table-cell/>
          <table:table-cell table:style-name="ce130" office:value-type="string" calcext:value-type="string">
            <text:p>°1 - 2</text:p>
          </table:table-cell>
          <table:table-cell table:style-name="ce130" table:formula="of:=[.C291]+[.D291]" office:value-type="float" office:value="2330" calcext:value-type="float">
            <text:p>2330</text:p>
          </table:table-cell>
          <table:table-cell table:style-name="ce139" table:formula="of:=[.D291]*1/[.C296]" office:value-type="float" office:value="0.8583690987" calcext:value-type="float">
            <text:p>0.86</text:p>
          </table:table-cell>
          <table:table-cell table:style-name="ce139" table:formula="of:=[$Datos.M15]/[.C296]" office:value-type="float" office:value="1.072961373" calcext:value-type="float">
            <text:p>1.07</text:p>
          </table:table-cell>
          <table:table-cell table:style-name="ce139" table:formula="of:=[.D296]+[.E296]" office:value-type="float" office:value="1.9313304717" calcext:value-type="float">
            <text:p>1.93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°1 - 2 - 3</text:p>
          </table:table-cell>
          <table:table-cell table:style-name="ce52" table:formula="of:=[.C291]+[.D291]+[.E291]" office:value-type="float" office:value="4160" calcext:value-type="float">
            <text:p>4160</text:p>
          </table:table-cell>
          <table:table-cell table:style-name="ce135" table:formula="of:=([.D291]*1+[.E291]*2)/[.C297]" office:value-type="float" office:value="1.360576923" calcext:value-type="float">
            <text:p>1.36</text:p>
          </table:table-cell>
          <table:table-cell table:style-name="ce135" table:formula="of:=[$Datos.M15]/[.C297]" office:value-type="float" office:value="0.6009615385" calcext:value-type="float">
            <text:p>0.60</text:p>
          </table:table-cell>
          <table:table-cell table:style-name="ce135" table:formula="of:=[.D297]+[.E297]" office:value-type="float" office:value="1.9615384615" calcext:value-type="float">
            <text:p>1.96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°3</text:p>
          </table:table-cell>
          <table:table-cell table:style-name="ce52" table:formula="of:=[.E291]" office:value-type="float" office:value="1830" calcext:value-type="float">
            <text:p>1830</text:p>
          </table:table-cell>
          <table:table-cell table:style-name="ce52" office:value-type="float" office:value="0" calcext:value-type="float">
            <text:p>0</text:p>
          </table:table-cell>
          <table:table-cell table:style-name="ce135" table:formula="of:=[$Datos.M15]/[.C298]" office:value-type="float" office:value="1.366120219" calcext:value-type="float">
            <text:p>1.37</text:p>
          </table:table-cell>
          <table:table-cell table:style-name="ce135" table:formula="of:=[.D298]+[.E298]" office:value-type="float" office:value="1.366120219" calcext:value-type="float">
            <text:p>1.37</text:p>
          </table:table-cell>
          <table:table-cell table:number-columns-repeated="1018"/>
        </table:table-row>
        <table:table-row table:style-name="ro1">
          <table:table-cell/>
          <table:table-cell table:style-name="ce130" office:value-type="string" calcext:value-type="string">
            <text:p>°3 - 4</text:p>
          </table:table-cell>
          <table:table-cell table:style-name="ce130" table:formula="of:=[.E291]+[.F291]" office:value-type="float" office:value="3550" calcext:value-type="float">
            <text:p>3550</text:p>
          </table:table-cell>
          <table:table-cell table:style-name="ce139" table:formula="of:=([.F291]*1)/[.C299]" office:value-type="float" office:value="0.4845070423" calcext:value-type="float">
            <text:p>0.48</text:p>
          </table:table-cell>
          <table:table-cell table:style-name="ce139" table:formula="of:=[$Datos.M15]/[.C299]" office:value-type="float" office:value="0.7042253521" calcext:value-type="float">
            <text:p>0.70</text:p>
          </table:table-cell>
          <table:table-cell table:style-name="ce139" table:formula="of:=[.D299]+[.E299]" office:value-type="float" office:value="1.1887323944" calcext:value-type="float">
            <text:p>1.19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°3 - 4 - 5</text:p>
          </table:table-cell>
          <table:table-cell table:style-name="ce52" table:formula="of:=[.E291]+[.F291]+[.G291]" office:value-type="float" office:value="4870" calcext:value-type="float">
            <text:p>4870</text:p>
          </table:table-cell>
          <table:table-cell table:style-name="ce135" table:formula="of:=([.F291]*1+[.G291]*2)/[.C300]" office:value-type="float" office:value="0.8952772074" calcext:value-type="float">
            <text:p>0.90</text:p>
          </table:table-cell>
          <table:table-cell table:style-name="ce135" table:formula="of:=[$Datos.M15]/[.C300]" office:value-type="float" office:value="0.5133470226" calcext:value-type="float">
            <text:p>0.51</text:p>
          </table:table-cell>
          <table:table-cell table:style-name="ce135" table:formula="of:=[.D300]+[.E300]" office:value-type="float" office:value="1.40862423" calcext:value-type="float">
            <text:p>1.41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°5</text:p>
          </table:table-cell>
          <table:table-cell table:style-name="ce52" table:formula="of:=[.G291]" office:value-type="float" office:value="1320" calcext:value-type="float">
            <text:p>1320</text:p>
          </table:table-cell>
          <table:table-cell table:style-name="ce52" office:value-type="float" office:value="0" calcext:value-type="float">
            <text:p>0</text:p>
          </table:table-cell>
          <table:table-cell table:style-name="ce135" table:formula="of:=[$Datos.M15]/[.C301]" office:value-type="float" office:value="1.893939394" calcext:value-type="float">
            <text:p>1.89</text:p>
          </table:table-cell>
          <table:table-cell table:style-name="ce135" table:formula="of:=[.D301]+[.E301]" office:value-type="float" office:value="1.893939394" calcext:value-type="float">
            <text:p>1.89</text:p>
          </table:table-cell>
          <table:table-cell table:number-columns-repeated="1018"/>
        </table:table-row>
        <table:table-row table:style-name="ro1">
          <table:table-cell/>
          <table:table-cell table:style-name="ce130" office:value-type="string" calcext:value-type="string">
            <text:p>°5 - 6</text:p>
          </table:table-cell>
          <table:table-cell table:style-name="ce130" table:formula="of:=[.G291]+[.H291]" office:value-type="float" office:value="3020" calcext:value-type="float">
            <text:p>3020</text:p>
          </table:table-cell>
          <table:table-cell table:style-name="ce139" table:formula="of:=([.H291]*1)/[.C302]" office:value-type="float" office:value="0.5629139073" calcext:value-type="float">
            <text:p>0.56</text:p>
          </table:table-cell>
          <table:table-cell table:style-name="ce139" table:formula="of:=[$Datos.M15]/[.C302]" office:value-type="float" office:value="0.8278145695" calcext:value-type="float">
            <text:p>0.83</text:p>
          </table:table-cell>
          <table:table-cell table:style-name="ce139" table:formula="of:=[.D302]+[.E302]" office:value-type="float" office:value="1.3907284768" calcext:value-type="float">
            <text:p>1.39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°5 - 6 - 7</text:p>
          </table:table-cell>
          <table:table-cell table:style-name="ce52" table:formula="of:=[.G291]+[.H291]+[.I291]" office:value-type="float" office:value="3100" calcext:value-type="float">
            <text:p>3100</text:p>
          </table:table-cell>
          <table:table-cell table:style-name="ce135" table:formula="of:=([.H291]*1+[.I291]*2)/[.C303]" office:value-type="float" office:value="0.6" calcext:value-type="float">
            <text:p>0.60</text:p>
          </table:table-cell>
          <table:table-cell table:style-name="ce135" table:formula="of:=[$Datos.M15]/[.C303]" office:value-type="float" office:value="0.8064516129" calcext:value-type="float">
            <text:p>0.81</text:p>
          </table:table-cell>
          <table:table-cell table:style-name="ce135" table:formula="of:=[.D303]+[.E303]" office:value-type="float" office:value="1.4064516129" calcext:value-type="float">
            <text:p>1.41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°7</text:p>
          </table:table-cell>
          <table:table-cell table:style-name="ce52" table:formula="of:=[.I291]" office:value-type="float" office:value="80" calcext:value-type="float">
            <text:p>80</text:p>
          </table:table-cell>
          <table:table-cell table:style-name="ce52" office:value-type="float" office:value="0" calcext:value-type="float">
            <text:p>0</text:p>
          </table:table-cell>
          <table:table-cell table:style-name="ce135" table:formula="of:=[$Datos.M15]/[.C304]" office:value-type="float" office:value="31.25" calcext:value-type="float">
            <text:p>31.25</text:p>
          </table:table-cell>
          <table:table-cell table:style-name="ce135" table:formula="of:=[.D304]+[.E304]" office:value-type="float" office:value="31.25" calcext:value-type="float">
            <text:p>31.25</text:p>
          </table:table-cell>
          <table:table-cell table:number-columns-repeated="1018"/>
        </table:table-row>
        <table:table-row table:style-name="ro1">
          <table:table-cell/>
          <table:table-cell table:style-name="ce130" office:value-type="string" calcext:value-type="string">
            <text:p>°7 - 8</text:p>
          </table:table-cell>
          <table:table-cell table:style-name="ce130" table:formula="of:=[.I291]+[.J291]" office:value-type="float" office:value="180" calcext:value-type="float">
            <text:p>180</text:p>
          </table:table-cell>
          <table:table-cell table:style-name="ce139" table:formula="of:=([.J291]*1)/[.C305]" office:value-type="float" office:value="0.5555555556" calcext:value-type="float">
            <text:p>0.56</text:p>
          </table:table-cell>
          <table:table-cell table:style-name="ce139" table:formula="of:=[$Datos.M15]/[.C305]" office:value-type="float" office:value="13.88888889" calcext:value-type="float">
            <text:p>13.89</text:p>
          </table:table-cell>
          <table:table-cell table:style-name="ce139" table:formula="of:=[.D305]+[.E305]" office:value-type="float" office:value="14.4444444456" calcext:value-type="float">
            <text:p>14.44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10" table:number-rows-spanned="1">
            <text:p>Periodo</text:p>
          </table:table-cell>
          <table:covered-table-cell table:number-columns-repeated="8" table:style-name="ce105"/>
          <table:covered-table-cell table:style-name="ce125"/>
          <table:table-cell table:number-columns-repeated="1012"/>
        </table:table-row>
        <table:table-row table:style-name="ro1">
          <table:table-cell/>
          <table:table-cell table:style-name="ce37" office:value-type="string" calcext:value-type="string">
            <text:p>Concepto</text:p>
          </table:table-cell>
          <table:table-cell table:style-name="ce73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75" office:value-type="string" calcext:value-type="string">
            <text:p>Necesidades Brutas</text:p>
          </table:table-cell>
          <table:table-cell table:style-name="ce52"/>
          <table:table-cell table:style-name="ce52" table:formula="of:=[.C291]+[$Datos.K13]" office:value-type="float" office:value="340" calcext:value-type="float">
            <text:p>340</text:p>
          </table:table-cell>
          <table:table-cell table:style-name="ce52" table:formula="of:=[.D291]" office:value-type="float" office:value="2000" calcext:value-type="float">
            <text:p>2000</text:p>
          </table:table-cell>
          <table:table-cell table:style-name="ce52" table:formula="of:=[.E291]" office:value-type="float" office:value="1830" calcext:value-type="float">
            <text:p>1830</text:p>
          </table:table-cell>
          <table:table-cell table:style-name="ce52" table:formula="of:=[.F291]" office:value-type="float" office:value="1720" calcext:value-type="float">
            <text:p>1720</text:p>
          </table:table-cell>
          <table:table-cell table:style-name="ce52" table:formula="of:=[.G291]" office:value-type="float" office:value="1320" calcext:value-type="float">
            <text:p>1320</text:p>
          </table:table-cell>
          <table:table-cell table:style-name="ce52" table:formula="of:=[.H291]" office:value-type="float" office:value="1700" calcext:value-type="float">
            <text:p>1700</text:p>
          </table:table-cell>
          <table:table-cell table:style-name="ce52" table:formula="of:=[.I291]" office:value-type="float" office:value="80" calcext:value-type="float">
            <text:p>80</text:p>
          </table:table-cell>
          <table:table-cell table:style-name="ce52" table:formula="of:=[.J291]" office:value-type="float" office:value="100" calcext:value-type="float">
            <text:p>100</text:p>
          </table:table-cell>
          <table:table-cell table:style-name="ce52"/>
          <table:table-cell table:number-columns-repeated="1012"/>
        </table:table-row>
        <table:table-row table:style-name="ro1">
          <table:table-cell/>
          <table:table-cell table:style-name="ce75" office:value-type="string" calcext:value-type="string">
            <text:p>Pedidos Pendientes</text:p>
          </table:table-cell>
          <table:table-cell table:style-name="ce52" table:number-columns-repeated="10"/>
          <table:table-cell table:number-columns-repeated="1012"/>
        </table:table-row>
        <table:table-row table:style-name="ro1">
          <table:table-cell/>
          <table:table-cell table:style-name="ce75" office:value-type="string" calcext:value-type="string">
            <text:p>Disponibilidades</text:p>
          </table:table-cell>
          <table:table-cell table:style-name="ce52" table:formula="of:=[$Datos.L13]" office:value-type="float" office:value="20" calcext:value-type="float">
            <text:p>20</text:p>
          </table:table-cell>
          <table:table-cell table:style-name="ce52" table:formula="of:=[.C312]+[.D314]-[.D310]" office:value-type="float" office:value="2010" calcext:value-type="float">
            <text:p>2010</text:p>
          </table:table-cell>
          <table:table-cell table:style-name="ce52" table:formula="of:=[.D312]+[.E314]-[.E310]" office:value-type="float" office:value="10" calcext:value-type="float">
            <text:p>10</text:p>
          </table:table-cell>
          <table:table-cell table:style-name="ce52" table:formula="of:=[.E312]+[.F314]-[.F310]" office:value-type="float" office:value="1730" calcext:value-type="float">
            <text:p>1730</text:p>
          </table:table-cell>
          <table:table-cell table:style-name="ce52" table:formula="of:=[.F312]+[.G314]-[.G310]" office:value-type="float" office:value="10" calcext:value-type="float">
            <text:p>10</text:p>
          </table:table-cell>
          <table:table-cell table:style-name="ce52" table:formula="of:=[.G312]+[.H314]-[.H310]" office:value-type="float" office:value="1710" calcext:value-type="float">
            <text:p>1710</text:p>
          </table:table-cell>
          <table:table-cell table:style-name="ce52" table:formula="of:=[.H312]+[.I314]-[.I310]" office:value-type="float" office:value="10" calcext:value-type="float">
            <text:p>10</text:p>
          </table:table-cell>
          <table:table-cell table:style-name="ce52" table:formula="of:=[.I312]+[.J314]-[.J310]" office:value-type="float" office:value="110" calcext:value-type="float">
            <text:p>110</text:p>
          </table:table-cell>
          <table:table-cell table:style-name="ce52" table:formula="of:=[.J312]+[.K314]-[.K310]" office:value-type="float" office:value="10" calcext:value-type="float">
            <text:p>10</text:p>
          </table:table-cell>
          <table:table-cell table:style-name="ce52" table:formula="of:=[.K312]+[.L314]-[.L310]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75" office:value-type="string" calcext:value-type="string">
            <text:p>Necesidades netas</text:p>
          </table:table-cell>
          <table:table-cell table:style-name="ce52"/>
          <table:table-cell table:style-name="ce52" table:formula="of:=[.C291]" office:value-type="float" office:value="330" calcext:value-type="float">
            <text:p>33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F310]" office:value-type="float" office:value="1830" calcext:value-type="float">
            <text:p>183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H310]" office:value-type="float" office:value="1320" calcext:value-type="float">
            <text:p>132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J310]" office:value-type="float" office:value="80" calcext:value-type="float">
            <text:p>80</text:p>
          </table:table-cell>
          <table:table-cell table:style-name="ce52" office:value-type="float" office:value="0" calcext:value-type="float">
            <text:p>0</text:p>
          </table:table-cell>
          <table:table-cell table:style-name="ce52"/>
          <table:table-cell table:number-columns-repeated="1012"/>
        </table:table-row>
        <table:table-row table:style-name="ro1">
          <table:table-cell/>
          <table:table-cell table:style-name="ce76" office:value-type="string" calcext:value-type="string">
            <text:p>Recepcion Pedidos</text:p>
          </table:table-cell>
          <table:table-cell table:style-name="ce52"/>
          <table:table-cell table:style-name="ce52" table:formula="of:=[.C296]" office:value-type="float" office:value="2330" calcext:value-type="float">
            <text:p>233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C299]" office:value-type="float" office:value="3550" calcext:value-type="float">
            <text:p>355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C302]" office:value-type="float" office:value="3020" calcext:value-type="float">
            <text:p>302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C305]" office:value-type="float" office:value="180" calcext:value-type="float">
            <text:p>180</text:p>
          </table:table-cell>
          <table:table-cell table:style-name="ce52" office:value-type="float" office:value="0" calcext:value-type="float">
            <text:p>0</text:p>
          </table:table-cell>
          <table:table-cell table:style-name="ce52"/>
          <table:table-cell table:number-columns-repeated="1012"/>
        </table:table-row>
        <table:table-row table:style-name="ro1">
          <table:table-cell/>
          <table:table-cell table:style-name="ce36" office:value-type="string" calcext:value-type="string">
            <text:p>Pedidos Planificados</text:p>
          </table:table-cell>
          <table:table-cell table:style-name="ce52" table:formula="of:=[.D314]" office:value-type="float" office:value="2330" calcext:value-type="float">
            <text:p>2330</text:p>
          </table:table-cell>
          <table:table-cell table:style-name="ce52" table:formula="of:=[.E314]" office:value-type="float" office:value="0" calcext:value-type="float">
            <text:p>0</text:p>
          </table:table-cell>
          <table:table-cell table:style-name="ce52" table:formula="of:=[.F314]" office:value-type="float" office:value="3550" calcext:value-type="float">
            <text:p>3550</text:p>
          </table:table-cell>
          <table:table-cell table:style-name="ce52" table:formula="of:=[.G314]" office:value-type="float" office:value="0" calcext:value-type="float">
            <text:p>0</text:p>
          </table:table-cell>
          <table:table-cell table:style-name="ce52" table:formula="of:=[.H314]" office:value-type="float" office:value="3020" calcext:value-type="float">
            <text:p>3020</text:p>
          </table:table-cell>
          <table:table-cell table:style-name="ce52" table:formula="of:=[.I314]" office:value-type="float" office:value="0" calcext:value-type="float">
            <text:p>0</text:p>
          </table:table-cell>
          <table:table-cell table:style-name="ce52" table:formula="of:=[.J314]" office:value-type="float" office:value="180" calcext:value-type="float">
            <text:p>180</text:p>
          </table:table-cell>
          <table:table-cell table:style-name="ce52" table:formula="of:=[.K314]" office:value-type="float" office:value="0" calcext:value-type="float">
            <text:p>0</text:p>
          </table:table-cell>
          <table:table-cell table:style-name="ce52" table:number-columns-repeated="2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>
            <text:p>PERIODO</text:p>
          </table:table-cell>
          <table:table-cell table:style-name="ce52" office:value-type="string" calcext:value-type="string">
            <text:p>NEC. NETAS</text:p>
          </table:table-cell>
          <table:table-cell table:style-name="ce52" office:value-type="string" calcext:value-type="string">
            <text:p>PEDIDOS PLANIFICADOS</text:p>
          </table:table-cell>
          <table:table-cell table:style-name="ce52" office:value-type="string" calcext:value-type="string">
            <text:p>INVENTARIO FINAL (DISPON)</text:p>
          </table:table-cell>
          <table:table-cell table:style-name="ce52" office:value-type="string" calcext:value-type="string">
            <text:p>COSTO DE MTTO</text:p>
          </table:table-cell>
          <table:table-cell table:style-name="ce52" office:value-type="string" calcext:value-type="string">
            <text:p>COSTO DE EMISION</text:p>
          </table:table-cell>
          <table:table-cell table:style-name="ce52" office:value-type="string" calcext:value-type="string">
            <text:p>COSTO TOTAL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C309]" office:value-type="float" office:value="1" calcext:value-type="float">
            <text:p>1</text:p>
          </table:table-cell>
          <table:table-cell table:style-name="ce52" table:formula="of:=[.C313]" office:value-type="float" office:value="0" calcext:value-type="float">
            <text:p>0</text:p>
          </table:table-cell>
          <table:table-cell table:style-name="ce52" table:formula="of:=[.C315]" office:value-type="float" office:value="2330" calcext:value-type="float">
            <text:p>2330</text:p>
          </table:table-cell>
          <table:table-cell table:style-name="ce52" table:formula="of:=[.C312]" office:value-type="float" office:value="20" calcext:value-type="float">
            <text:p>20</text:p>
          </table:table-cell>
          <table:table-cell table:style-name="ce68" table:formula="of:=[.E319]" office:value-type="currency" office:currency="USD" office:value="20" calcext:value-type="currency">
            <text:p>$20.00</text:p>
          </table:table-cell>
          <table:table-cell table:style-name="ce122" table:formula="of:=[$Datos.M15]" office:value-type="currency" office:currency="USD" office:value="2500" calcext:value-type="currency">
            <text:p>$2,500.00 </text:p>
          </table:table-cell>
          <table:table-cell table:style-name="ce68" table:formula="of:=[.F319]+[.G319]" office:value-type="currency" office:currency="USD" office:value="2520" calcext:value-type="currency">
            <text:p>$2,52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D309]" office:value-type="float" office:value="2" calcext:value-type="float">
            <text:p>2</text:p>
          </table:table-cell>
          <table:table-cell table:style-name="ce52" table:formula="of:=[.D313]" office:value-type="float" office:value="330" calcext:value-type="float">
            <text:p>330</text:p>
          </table:table-cell>
          <table:table-cell table:style-name="ce52"/>
          <table:table-cell table:style-name="ce52" table:formula="of:=[.D312]" office:value-type="float" office:value="2010" calcext:value-type="float">
            <text:p>2010</text:p>
          </table:table-cell>
          <table:table-cell table:style-name="ce68" table:formula="of:=[.E320]" office:value-type="currency" office:currency="USD" office:value="2010" calcext:value-type="currency">
            <text:p>$2,010.00</text:p>
          </table:table-cell>
          <table:table-cell table:style-name="ce68"/>
          <table:table-cell table:style-name="ce68" table:formula="of:=[.F320]+[.G320]" office:value-type="currency" office:currency="USD" office:value="2010" calcext:value-type="currency">
            <text:p>$2,01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E309]" office:value-type="float" office:value="3" calcext:value-type="float">
            <text:p>3</text:p>
          </table:table-cell>
          <table:table-cell table:style-name="ce52"/>
          <table:table-cell table:style-name="ce52" table:formula="of:=[.E315]" office:value-type="float" office:value="3550" calcext:value-type="float">
            <text:p>3550</text:p>
          </table:table-cell>
          <table:table-cell table:style-name="ce52" table:formula="of:=[.E312]" office:value-type="float" office:value="10" calcext:value-type="float">
            <text:p>10</text:p>
          </table:table-cell>
          <table:table-cell table:style-name="ce68" table:formula="of:=[.E321]" office:value-type="currency" office:currency="USD" office:value="10" calcext:value-type="currency">
            <text:p>$10.00</text:p>
          </table:table-cell>
          <table:table-cell table:style-name="ce68" table:formula="of:=[$Datos.M15]" office:value-type="currency" office:currency="USD" office:value="2500" calcext:value-type="currency">
            <text:p>$2,500.00</text:p>
          </table:table-cell>
          <table:table-cell table:style-name="ce68" table:formula="of:=[.F321]+[.G321]" office:value-type="currency" office:currency="USD" office:value="2510" calcext:value-type="currency">
            <text:p>$2,51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F309]" office:value-type="float" office:value="4" calcext:value-type="float">
            <text:p>4</text:p>
          </table:table-cell>
          <table:table-cell table:style-name="ce52" table:formula="of:=[.F313]" office:value-type="float" office:value="1830" calcext:value-type="float">
            <text:p>1830</text:p>
          </table:table-cell>
          <table:table-cell table:style-name="ce52"/>
          <table:table-cell table:style-name="ce52" table:formula="of:=[.F312]" office:value-type="float" office:value="1730" calcext:value-type="float">
            <text:p>1730</text:p>
          </table:table-cell>
          <table:table-cell table:style-name="ce68" table:formula="of:=[.E322]" office:value-type="currency" office:currency="USD" office:value="1730" calcext:value-type="currency">
            <text:p>$1,730.00</text:p>
          </table:table-cell>
          <table:table-cell table:style-name="ce68"/>
          <table:table-cell table:style-name="ce68" table:formula="of:=[.F322]+[.G322]" office:value-type="currency" office:currency="USD" office:value="1730" calcext:value-type="currency">
            <text:p>$1,73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G309]" office:value-type="float" office:value="5" calcext:value-type="float">
            <text:p>5</text:p>
          </table:table-cell>
          <table:table-cell table:style-name="ce52"/>
          <table:table-cell table:style-name="ce52" table:formula="of:=[.G315]" office:value-type="float" office:value="3020" calcext:value-type="float">
            <text:p>3020</text:p>
          </table:table-cell>
          <table:table-cell table:style-name="ce52" table:formula="of:=[.G312]" office:value-type="float" office:value="10" calcext:value-type="float">
            <text:p>10</text:p>
          </table:table-cell>
          <table:table-cell table:style-name="ce68" table:formula="of:=[.E323]" office:value-type="currency" office:currency="USD" office:value="10" calcext:value-type="currency">
            <text:p>$10.00</text:p>
          </table:table-cell>
          <table:table-cell table:style-name="ce68" table:formula="of:=[$Datos.M15]" office:value-type="currency" office:currency="USD" office:value="2500" calcext:value-type="currency">
            <text:p>$2,500.00</text:p>
          </table:table-cell>
          <table:table-cell table:style-name="ce68" table:formula="of:=[.F323]+[.G323]" office:value-type="currency" office:currency="USD" office:value="2510" calcext:value-type="currency">
            <text:p>$2,51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H309]" office:value-type="float" office:value="6" calcext:value-type="float">
            <text:p>6</text:p>
          </table:table-cell>
          <table:table-cell table:style-name="ce52" table:formula="of:=[.H313]" office:value-type="float" office:value="1320" calcext:value-type="float">
            <text:p>1320</text:p>
          </table:table-cell>
          <table:table-cell table:style-name="ce52"/>
          <table:table-cell table:style-name="ce52" table:formula="of:=[.H312]" office:value-type="float" office:value="1710" calcext:value-type="float">
            <text:p>1710</text:p>
          </table:table-cell>
          <table:table-cell table:style-name="ce68" table:formula="of:=[.E324]" office:value-type="currency" office:currency="USD" office:value="1710" calcext:value-type="currency">
            <text:p>$1,710.00</text:p>
          </table:table-cell>
          <table:table-cell table:style-name="ce68"/>
          <table:table-cell table:style-name="ce68" table:formula="of:=[.F324]+[.G324]" office:value-type="currency" office:currency="USD" office:value="1710" calcext:value-type="currency">
            <text:p>$1,71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I309]" office:value-type="float" office:value="7" calcext:value-type="float">
            <text:p>7</text:p>
          </table:table-cell>
          <table:table-cell table:style-name="ce52"/>
          <table:table-cell table:style-name="ce52" table:formula="of:=[.I315]" office:value-type="float" office:value="180" calcext:value-type="float">
            <text:p>180</text:p>
          </table:table-cell>
          <table:table-cell table:style-name="ce52" table:formula="of:=[.I312]" office:value-type="float" office:value="10" calcext:value-type="float">
            <text:p>10</text:p>
          </table:table-cell>
          <table:table-cell table:style-name="ce68" table:formula="of:=[.E325]" office:value-type="currency" office:currency="USD" office:value="10" calcext:value-type="currency">
            <text:p>$10.00</text:p>
          </table:table-cell>
          <table:table-cell table:style-name="ce68" table:formula="of:=[$Datos.M15]" office:value-type="currency" office:currency="USD" office:value="2500" calcext:value-type="currency">
            <text:p>$2,500.00</text:p>
          </table:table-cell>
          <table:table-cell table:style-name="ce68" table:formula="of:=[.F325]+[.G325]" office:value-type="currency" office:currency="USD" office:value="2510" calcext:value-type="currency">
            <text:p>$2,51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J309]" office:value-type="float" office:value="8" calcext:value-type="float">
            <text:p>8</text:p>
          </table:table-cell>
          <table:table-cell table:style-name="ce52" table:formula="of:=[.J313]" office:value-type="float" office:value="80" calcext:value-type="float">
            <text:p>80</text:p>
          </table:table-cell>
          <table:table-cell table:style-name="ce52"/>
          <table:table-cell table:style-name="ce52" table:formula="of:=[.J312]" office:value-type="float" office:value="110" calcext:value-type="float">
            <text:p>110</text:p>
          </table:table-cell>
          <table:table-cell table:style-name="ce68" table:formula="of:=[.E326]" office:value-type="currency" office:currency="USD" office:value="110" calcext:value-type="currency">
            <text:p>$110.00</text:p>
          </table:table-cell>
          <table:table-cell table:style-name="ce68"/>
          <table:table-cell table:style-name="ce68" table:formula="of:=[.F326]+[.G326]" office:value-type="currency" office:currency="USD" office:value="110" calcext:value-type="currency">
            <text:p>$11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K309]" office:value-type="float" office:value="9" calcext:value-type="float">
            <text:p>9</text:p>
          </table:table-cell>
          <table:table-cell table:style-name="ce52" table:number-columns-repeated="2"/>
          <table:table-cell table:style-name="ce52" table:formula="of:=[.K312]" office:value-type="float" office:value="10" calcext:value-type="float">
            <text:p>10</text:p>
          </table:table-cell>
          <table:table-cell table:style-name="ce68" table:formula="of:=[.E327]" office:value-type="currency" office:currency="USD" office:value="10" calcext:value-type="currency">
            <text:p>$10.00</text:p>
          </table:table-cell>
          <table:table-cell table:style-name="ce68"/>
          <table:table-cell table:style-name="ce68" table:formula="of:=[.F327]+[.G327]" office:value-type="currency" office:currency="USD" office:value="10" calcext:value-type="currency">
            <text:p>$10.00</text:p>
          </table:table-cell>
          <table:table-cell table:number-columns-repeated="1016"/>
        </table:table-row>
        <table:table-row table:style-name="ro1">
          <table:table-cell/>
          <table:table-cell table:style-name="ce52" table:formula="of:=[.L309]" office:value-type="float" office:value="10" calcext:value-type="float">
            <text:p>10</text:p>
          </table:table-cell>
          <table:table-cell table:style-name="ce52" table:number-columns-repeated="2"/>
          <table:table-cell table:style-name="ce52" table:formula="of:=[.L312]" office:value-type="float" office:value="10" calcext:value-type="float">
            <text:p>10</text:p>
          </table:table-cell>
          <table:table-cell table:style-name="ce68" table:formula="of:=[.E328]" office:value-type="currency" office:currency="USD" office:value="10" calcext:value-type="currency">
            <text:p>$10.00</text:p>
          </table:table-cell>
          <table:table-cell table:style-name="ce68"/>
          <table:table-cell table:style-name="ce68" table:formula="of:=[.F328]+[.G328]" office:value-type="currency" office:currency="USD" office:value="10" calcext:value-type="currency">
            <text:p>$1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43" office:value-type="string" calcext:value-type="string">
            <text:p>Total</text:p>
          </table:table-cell>
          <table:table-cell table:style-name="ce144" table:formula="of:=SUM([.F319:.F328])" office:value-type="currency" office:currency="USD" office:value="5630" calcext:value-type="currency">
            <text:p>$5,630.00</text:p>
          </table:table-cell>
          <table:table-cell table:style-name="ce147" table:formula="of:=SUM([.G319:.G328])" office:value-type="currency" office:currency="USD" office:value="10000" calcext:value-type="currency">
            <text:p>$10,000.00 </text:p>
          </table:table-cell>
          <table:table-cell table:style-name="ce144" table:formula="of:=SUM([.H319:.H328])" office:value-type="currency" office:currency="USD" office:value="15630" calcext:value-type="currency">
            <text:p>$15,630.00</text:p>
          </table:table-cell>
          <table:table-cell table:number-columns-repeated="1016"/>
        </table:table-row>
        <table:table-row table:style-name="ro2" table:number-rows-repeated="10482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cion" table:style-name="ta7">
        <table:table-column table:style-name="co25" table:default-cell-style-name="Default"/>
        <table:table-column table:style-name="co33" table:default-cell-style-name="Default"/>
        <table:table-column table:style-name="co7" table:number-columns-repeated="3" table:default-cell-style-name="Default"/>
        <table:table-column table:style-name="co17" table:default-cell-style-name="Default"/>
        <table:table-column table:style-name="co32" table:default-cell-style-name="Default"/>
        <table:table-column table:style-name="co7" table:number-columns-repeated="1017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49" office:value-type="string" calcext:value-type="string" table:number-columns-spanned="7" table:number-rows-spanned="1">
            <text:p>Comparacion De Costo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50" office:value-type="string" calcext:value-type="string">
            <text:p>Elemento</text:p>
          </table:table-cell>
          <table:table-cell table:style-name="ce153" office:value-type="string" calcext:value-type="string">
            <text:p>LXL</text:p>
          </table:table-cell>
          <table:table-cell table:style-name="ce153" office:value-type="string" calcext:value-type="string">
            <text:p>EOQ</text:p>
          </table:table-cell>
          <table:table-cell table:style-name="ce153" office:value-type="string" calcext:value-type="string">
            <text:p>LTC</text:p>
          </table:table-cell>
          <table:table-cell table:style-name="ce153" office:value-type="string" calcext:value-type="string">
            <text:p>LUC</text:p>
          </table:table-cell>
          <table:table-cell table:style-name="ce153" office:value-type="string" calcext:value-type="string">
            <text:p>COSTO MENOR</text:p>
          </table:table-cell>
          <table:table-cell table:style-name="ce153" office:value-type="string" calcext:value-type="string">
            <text:p>METODO</text:p>
          </table:table-cell>
          <table:table-cell table:number-columns-repeated="1017"/>
        </table:table-row>
        <table:table-row table:style-name="ro1">
          <table:table-cell table:style-name="ce151" office:value-type="string" calcext:value-type="string">
            <text:p>Perchero</text:p>
          </table:table-cell>
          <table:table-cell table:style-name="ce154" table:formula="of:=+[$CostosLXL.H14]" office:value-type="float" office:value="15700" calcext:value-type="float">
            <text:p><text:s/>$15,700.00 </text:p>
          </table:table-cell>
          <table:table-cell table:style-name="ce156" table:formula="of:=+[$EOQ.J23]" office:value-type="currency" office:currency="USD" office:value="8480" calcext:value-type="currency">
            <text:p>$8,480.00</text:p>
          </table:table-cell>
          <table:table-cell table:style-name="ce156" table:formula="of:=+[$LTC.G407]" office:value-type="currency" office:currency="USD" office:value="10685" calcext:value-type="currency">
            <text:p>$10,685.00</text:p>
          </table:table-cell>
          <table:table-cell table:style-name="ce156" table:formula="of:=[$LUC.H38]" office:value-type="currency" office:currency="USD" office:value="5325" calcext:value-type="currency">
            <text:p>$5,325.00</text:p>
          </table:table-cell>
          <table:table-cell table:style-name="ce154" table:formula="of:=MIN([.B5:.E5])" office:value-type="float" office:value="5325" calcext:value-type="float">
            <text:p><text:s/>$5,325.00 </text:p>
          </table:table-cell>
          <table:table-cell table:style-name="ce158" office:value-type="string" calcext:value-type="string">
            <text:p>LUC</text:p>
          </table:table-cell>
          <table:table-cell table:number-columns-repeated="1017"/>
        </table:table-row>
        <table:table-row table:style-name="ro1">
          <table:table-cell table:style-name="ce151" office:value-type="string" calcext:value-type="string">
            <text:p>Base</text:p>
          </table:table-cell>
          <table:table-cell table:style-name="ce154" table:formula="of:=+[$CostosLXL.H29]" office:value-type="float" office:value="15120" calcext:value-type="float">
            <text:p><text:s/>$15,120.00 </text:p>
          </table:table-cell>
          <table:table-cell table:style-name="ce156" table:formula="of:=+[$EOQ.J48]" office:value-type="currency" office:currency="USD" office:value="9033" calcext:value-type="currency">
            <text:p>$9,033.00</text:p>
          </table:table-cell>
          <table:table-cell table:style-name="ce156" table:formula="of:=+[$LTC.G355]" office:value-type="currency" office:currency="USD" office:value="8685" calcext:value-type="currency">
            <text:p>$8,685.00</text:p>
          </table:table-cell>
          <table:table-cell table:style-name="ce156" table:formula="of:=[$LUC.H81]" office:value-type="currency" office:currency="USD" office:value="6655" calcext:value-type="currency">
            <text:p>$6,655.00</text:p>
          </table:table-cell>
          <table:table-cell table:style-name="ce154" table:formula="of:=MIN([.B6:.E6])" office:value-type="float" office:value="6655" calcext:value-type="float">
            <text:p><text:s/>$6,655.00 </text:p>
          </table:table-cell>
          <table:table-cell table:style-name="ce158" office:value-type="string" calcext:value-type="string">
            <text:p>LUC</text:p>
          </table:table-cell>
          <table:table-cell table:number-columns-repeated="1017"/>
        </table:table-row>
        <table:table-row table:style-name="ro1">
          <table:table-cell table:style-name="ce151" office:value-type="string" calcext:value-type="string">
            <text:p>Tronco</text:p>
          </table:table-cell>
          <table:table-cell table:style-name="ce154" table:formula="of:=+[$CostosLXL.H44]" office:value-type="float" office:value="15120" calcext:value-type="float">
            <text:p><text:s/>$15,120.00 </text:p>
          </table:table-cell>
          <table:table-cell table:style-name="ce156" table:formula="of:=+[$EOQ.J73]" office:value-type="currency" office:currency="USD" office:value="9033" calcext:value-type="currency">
            <text:p>$9,033.00</text:p>
          </table:table-cell>
          <table:table-cell table:style-name="ce156" table:formula="of:=+[$LTC.G304]" office:value-type="currency" office:currency="USD" office:value="8685" calcext:value-type="currency">
            <text:p>$8,685.00</text:p>
          </table:table-cell>
          <table:table-cell table:style-name="ce156" table:formula="of:=[$LUC.H120]" office:value-type="currency" office:currency="USD" office:value="6655" calcext:value-type="currency">
            <text:p>$6,655.00</text:p>
          </table:table-cell>
          <table:table-cell table:style-name="ce154" table:formula="of:=MIN([.B7:.E7])" office:value-type="float" office:value="6655" calcext:value-type="float">
            <text:p><text:s/>$6,655.00 </text:p>
          </table:table-cell>
          <table:table-cell table:style-name="ce158" office:value-type="string" calcext:value-type="string">
            <text:p>LUC</text:p>
          </table:table-cell>
          <table:table-cell table:number-columns-repeated="1017"/>
        </table:table-row>
        <table:table-row table:style-name="ro1">
          <table:table-cell table:style-name="ce151" office:value-type="string" calcext:value-type="string">
            <text:p>Percha</text:p>
          </table:table-cell>
          <table:table-cell table:style-name="ce154" table:formula="of:=+[$CostosLXL.H59]" office:value-type="float" office:value="20260" calcext:value-type="float">
            <text:p><text:s/>$20,260.00 </text:p>
          </table:table-cell>
          <table:table-cell table:style-name="ce156" table:formula="of:=+[$EOQ.J97]" office:value-type="currency" office:currency="USD" office:value="14536" calcext:value-type="currency">
            <text:p>$14,536.00</text:p>
          </table:table-cell>
          <table:table-cell table:style-name="ce156" table:formula="of:=+[$LTC.G252]" office:value-type="currency" office:currency="USD" office:value="16285" calcext:value-type="currency">
            <text:p>$16,285.00</text:p>
          </table:table-cell>
          <table:table-cell table:style-name="ce156" table:formula="of:=[$LUC.H164]" office:value-type="currency" office:currency="USD" office:value="20480" calcext:value-type="currency">
            <text:p>$20,480.00</text:p>
          </table:table-cell>
          <table:table-cell table:style-name="ce154" table:formula="of:=MIN([.B8:.E8])" office:value-type="float" office:value="14536" calcext:value-type="float">
            <text:p><text:s/>$14,536.00 </text:p>
          </table:table-cell>
          <table:table-cell table:style-name="ce158" office:value-type="string" calcext:value-type="string">
            <text:p>EOQ</text:p>
          </table:table-cell>
          <table:table-cell table:number-columns-repeated="1017"/>
        </table:table-row>
        <table:table-row table:style-name="ro1">
          <table:table-cell table:style-name="ce151" office:value-type="string" calcext:value-type="string">
            <text:p>Goma Antideslizante</text:p>
          </table:table-cell>
          <table:table-cell table:style-name="ce154" table:formula="of:=+[$CostosLXL.H74]" office:value-type="float" office:value="15110" calcext:value-type="float">
            <text:p><text:s/>$15,110.00 </text:p>
          </table:table-cell>
          <table:table-cell table:style-name="ce156" table:formula="of:=+[$EOQ.J121]" office:value-type="currency" office:currency="USD" office:value="9047" calcext:value-type="currency">
            <text:p>$9,047.00</text:p>
          </table:table-cell>
          <table:table-cell table:style-name="ce156" table:formula="of:=+[$LTC.G201]" office:value-type="currency" office:currency="USD" office:value="7610" calcext:value-type="currency">
            <text:p>$7,610.00</text:p>
          </table:table-cell>
          <table:table-cell table:style-name="ce156" table:formula="of:=[$LUC.H203]" office:value-type="currency" office:currency="USD" office:value="7495" calcext:value-type="currency">
            <text:p>$7,495.00</text:p>
          </table:table-cell>
          <table:table-cell table:style-name="ce154" table:formula="of:=MIN([.B9:.E9])" office:value-type="float" office:value="7495" calcext:value-type="float">
            <text:p><text:s/>$7,495.00 </text:p>
          </table:table-cell>
          <table:table-cell table:style-name="ce158" office:value-type="string" calcext:value-type="string">
            <text:p>LUC</text:p>
          </table:table-cell>
          <table:table-cell table:number-columns-repeated="1017"/>
        </table:table-row>
        <table:table-row table:style-name="ro1">
          <table:table-cell table:style-name="ce151" office:value-type="string" calcext:value-type="string">
            <text:p>Pie</text:p>
          </table:table-cell>
          <table:table-cell table:style-name="ce154" table:formula="of:=+[$CostosLXL.H89]" office:value-type="float" office:value="15110" calcext:value-type="float">
            <text:p><text:s/>$15,110.00 </text:p>
          </table:table-cell>
          <table:table-cell table:style-name="ce156" table:formula="of:=+[$EOQ.J145]" office:value-type="currency" office:currency="USD" office:value="9047" calcext:value-type="currency">
            <text:p>$9,047.00</text:p>
          </table:table-cell>
          <table:table-cell table:style-name="ce156" table:formula="of:=+[$LTC.G148]" office:value-type="currency" office:currency="USD" office:value="7610" calcext:value-type="currency">
            <text:p>$7,610.00</text:p>
          </table:table-cell>
          <table:table-cell table:style-name="ce156" table:formula="of:=[$LUC.H241]" office:value-type="currency" office:currency="USD" office:value="7495" calcext:value-type="currency">
            <text:p>$7,495.00</text:p>
          </table:table-cell>
          <table:table-cell table:style-name="ce154" table:formula="of:=MIN([.B10:.E10])" office:value-type="float" office:value="7495" calcext:value-type="float">
            <text:p><text:s/>$7,495.00 </text:p>
          </table:table-cell>
          <table:table-cell table:style-name="ce158" office:value-type="string" calcext:value-type="string">
            <text:p>LUC</text:p>
          </table:table-cell>
          <table:table-cell table:number-columns-repeated="1017"/>
        </table:table-row>
        <table:table-row table:style-name="ro1">
          <table:table-cell table:style-name="ce151" office:value-type="string" calcext:value-type="string">
            <text:p>Soporte</text:p>
          </table:table-cell>
          <table:table-cell table:style-name="ce154" table:formula="of:=+[$CostosLXL.H104]" office:value-type="float" office:value="20110" calcext:value-type="float">
            <text:p><text:s/>$20,110.00 </text:p>
          </table:table-cell>
          <table:table-cell table:style-name="ce156" table:formula="of:=+[$EOQ.J168]" office:value-type="currency" office:currency="USD" office:value="15049" calcext:value-type="currency">
            <text:p>$15,049.00</text:p>
          </table:table-cell>
          <table:table-cell table:style-name="ce156" table:formula="of:=+[$LTC.G98]" office:value-type="currency" office:currency="USD" office:value="11870" calcext:value-type="currency">
            <text:p>$11,870.00</text:p>
          </table:table-cell>
          <table:table-cell table:style-name="ce156" table:formula="of:=[$LUC.H285]" office:value-type="currency" office:currency="USD" office:value="24660" calcext:value-type="currency">
            <text:p>$24,660.00</text:p>
          </table:table-cell>
          <table:table-cell table:style-name="ce154" table:formula="of:=MIN([.B11:.E11])" office:value-type="float" office:value="11870" calcext:value-type="float">
            <text:p><text:s/>$11,870.00 </text:p>
          </table:table-cell>
          <table:table-cell table:style-name="ce158" office:value-type="string" calcext:value-type="string">
            <text:p>LTC</text:p>
          </table:table-cell>
          <table:table-cell table:number-columns-repeated="1017"/>
        </table:table-row>
        <table:table-row table:style-name="ro1">
          <table:table-cell table:style-name="ce151" office:value-type="string" calcext:value-type="string">
            <text:p>Colgador</text:p>
          </table:table-cell>
          <table:table-cell table:style-name="ce154" table:formula="of:=+[$CostosLXL.H119]" office:value-type="float" office:value="20110" calcext:value-type="float">
            <text:p><text:s/>$20,110.00 </text:p>
          </table:table-cell>
          <table:table-cell table:style-name="ce156" table:formula="of:=+[$EOQ.J192]" office:value-type="currency" office:currency="USD" office:value="18484" calcext:value-type="currency">
            <text:p>$18,484.00</text:p>
          </table:table-cell>
          <table:table-cell table:style-name="ce156" table:formula="of:=+[$LTC.G46]" office:value-type="currency" office:currency="USD" office:value="13490" calcext:value-type="currency">
            <text:p>$13,490.00</text:p>
          </table:table-cell>
          <table:table-cell table:style-name="ce156" table:formula="of:=[$LUC.H330]" office:value-type="currency" office:currency="USD" office:value="15630" calcext:value-type="currency">
            <text:p>$15,630.00</text:p>
          </table:table-cell>
          <table:table-cell table:style-name="ce154" table:formula="of:=MIN([.B12:.E12])" office:value-type="float" office:value="13490" calcext:value-type="float">
            <text:p><text:s/>$13,490.00 </text:p>
          </table:table-cell>
          <table:table-cell table:style-name="ce158" office:value-type="string" calcext:value-type="string">
            <text:p>LTC</text:p>
          </table:table-cell>
          <table:table-cell table:number-columns-repeated="1017"/>
        </table:table-row>
        <table:table-row table:style-name="ro1">
          <table:table-cell table:style-name="ce152" office:value-type="string" calcext:value-type="string">
            <text:p>Costo Total</text:p>
          </table:table-cell>
          <table:table-cell table:style-name="ce155" table:formula="of:=SUM([.B5:.B12])" office:value-type="float" office:value="136640" calcext:value-type="float">
            <text:p><text:s/>$136,640.00 </text:p>
          </table:table-cell>
          <table:table-cell table:style-name="ce157" table:formula="of:=SUM([.C5:.C12])" office:value-type="currency" office:currency="USD" office:value="92709" calcext:value-type="currency">
            <text:p>$92,709.00</text:p>
          </table:table-cell>
          <table:table-cell table:style-name="ce157" table:formula="of:=SUM([.D5:.D12])" office:value-type="currency" office:currency="USD" office:value="84920" calcext:value-type="currency">
            <text:p>$84,920.00</text:p>
          </table:table-cell>
          <table:table-cell table:style-name="ce157" table:formula="of:=SUM([.E5:.E12])" office:value-type="currency" office:currency="USD" office:value="94395" calcext:value-type="currency">
            <text:p>$94,395.00</text:p>
          </table:table-cell>
          <table:table-cell table:style-name="ce155" table:formula="of:=SUM([.F5:.F12])" office:value-type="float" office:value="73521" calcext:value-type="float">
            <text:p><text:s/>$73,521.00 </text:p>
          </table:table-cell>
          <table:table-cell table:style-name="ce159"/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EOQ.D85:EOQ.J8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&quot;Google Sans&quot;, Roboto, sans-serif" svg:font-family="'&quot;Google Sans&quot;, Roboto, sans-serif'"/>
    <style:font-face style:name="Arial" svg:font-family="Arial"/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number:text> $-</number:text>
      <number:number number:decimal-places="0" loext:min-decimal-places="0" number:min-integer-digits="2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7">
      <number:currency-symbol>$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Gradient_20_2" draw:display-name="Gradient 2" draw:style="linear" draw:start-color="#71a6db" draw:end-color="#559bdb" draw:start-intensity="100%" draw:end-intensity="100%" draw:angle="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XL" style:display-name="PageStyle_LX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tosLXL" style:display-name="PageStyle_CostosLX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OQ" style:display-name="PageStyle_EOQ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TC" style:display-name="PageStyle_LT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UC" style:display-name="PageStyle_LU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paracion" style:display-name="PageStyle_Comparacio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5245" meta:object-count="14"/>
    <meta:generator>LibreOfficeDev/6.0.5.2$Linux_X86_64 LibreOffice_project/</meta:generator>
  </office:meta>
</office:document-meta>
</file>